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568cm"/>
    </style:style>
    <style:style style:name="co2" style:family="table-column">
      <style:table-column-properties fo:break-before="auto" style:column-width="7.999cm"/>
    </style:style>
    <style:style style:name="co3" style:family="table-column">
      <style:table-column-properties fo:break-before="auto" style:column-width="2.258cm"/>
    </style:style>
    <style:style style:name="co4" style:family="table-column">
      <style:table-column-properties fo:break-before="auto" style:column-width="3.773cm"/>
    </style:style>
    <style:style style:name="co5" style:family="table-column">
      <style:table-column-properties fo:break-before="auto" style:column-width="2.72cm"/>
    </style:style>
    <style:style style:name="co6" style:family="table-column">
      <style:table-column-properties fo:break-before="auto" style:column-width="1.665cm"/>
    </style:style>
    <style:style style:name="co7" style:family="table-column">
      <style:table-column-properties fo:break-before="auto" style:column-width="7.001cm"/>
    </style:style>
    <style:style style:name="co8" style:family="table-column">
      <style:table-column-properties fo:break-before="auto" style:column-width="3.552cm"/>
    </style:style>
    <style:style style:name="co9" style:family="table-column">
      <style:table-column-properties fo:break-before="auto" style:column-width="2.94cm"/>
    </style:style>
    <style:style style:name="co10" style:family="table-column">
      <style:table-column-properties fo:break-before="auto" style:column-width="1.519cm"/>
    </style:style>
    <style:style style:name="co11" style:family="table-column">
      <style:table-column-properties fo:break-before="auto" style:column-width="2.916cm"/>
    </style:style>
    <style:style style:name="ro1" style:family="table-row">
      <style:table-row-properties style:row-height="0.557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882cm" fo:break-before="auto" style:use-optimal-row-height="true"/>
    </style:style>
    <style:style style:name="ro4" style:family="table-row">
      <style:table-row-properties style:row-height="1.293cm" fo:break-before="auto" style:use-optimal-row-height="true"/>
    </style:style>
    <style:style style:name="ro5" style:family="table-row">
      <style:table-row-properties style:row-height="0.901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1.274cm" fo:break-before="auto" style:use-optimal-row-height="true"/>
    </style:style>
    <style:style style:name="ro8" style:family="table-row">
      <style:table-row-properties style:row-height="3.233cm" fo:break-before="auto" style:use-optimal-row-height="true"/>
    </style:style>
    <style:style style:name="ro9" style:family="table-row">
      <style:table-row-properties style:row-height="2.057cm" fo:break-before="auto" style:use-optimal-row-height="true"/>
    </style:style>
    <style:style style:name="ro10" style:family="table-row">
      <style:table-row-properties style:row-height="3.625cm" fo:break-before="auto" style:use-optimal-row-height="true"/>
    </style:style>
    <style:style style:name="ro11" style:family="table-row">
      <style:table-row-properties style:row-height="4.41cm" fo:break-before="auto" style:use-optimal-row-height="true"/>
    </style:style>
    <style:style style:name="ro12" style:family="table-row">
      <style:table-row-properties style:row-height="4.016cm" fo:break-before="auto" style:use-optimal-row-height="true"/>
    </style:style>
    <style:style style:name="ro13" style:family="table-row">
      <style:table-row-properties style:row-height="2.448cm" fo:break-before="auto" style:use-optimal-row-height="true"/>
    </style:style>
    <style:style style:name="ro14" style:family="table-row">
      <style:table-row-properties style:row-height="1.665cm" fo:break-before="auto" style:use-optimal-row-height="true"/>
    </style:style>
    <style:style style:name="ro15" style:family="table-row">
      <style:table-row-properties style:row-height="2.842cm" fo:break-before="auto" style:use-optimal-row-height="true"/>
    </style:style>
    <style:style style:name="ro16" style:family="table-row">
      <style:table-row-properties style:row-height="5.584cm" fo:break-before="auto" style:use-optimal-row-height="true"/>
    </style:style>
    <style:style style:name="ro17" style:family="table-row">
      <style:table-row-properties style:row-height="7.938cm" fo:break-before="auto" style:use-optimal-row-height="true"/>
    </style:style>
    <style:style style:name="ro18" style:family="table-row">
      <style:table-row-properties style:row-height="5.976cm" fo:break-before="auto" style:use-optimal-row-height="true"/>
    </style:style>
    <style:style style:name="ro19" style:family="table-row">
      <style:table-row-properties style:row-height="5.193cm" fo:break-before="auto" style:use-optimal-row-height="true"/>
    </style:style>
    <style:style style:name="ro20" style:family="table-row">
      <style:table-row-properties style:row-height="4.801cm" fo:break-before="auto" style:use-optimal-row-height="true"/>
    </style:style>
    <style:style style:name="ro21" style:family="table-row">
      <style:table-row-properties style:row-height="0.954cm" fo:break-before="auto" style:use-optimal-row-height="true"/>
    </style:style>
    <style:style style:name="ro22" style:family="table-row">
      <style:table-row-properties style:row-height="0.54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style style:name="ce2"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cell-protect="protected" style:print-content="true"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6"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9"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22" style:family="table-cell" style:parent-style-name="Default" style:data-style-name="N0">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2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ll_Log.A:.A]; [.B1]) &gt; 0)" style:apply-style-name="Good" style:base-cell-address="'Sprint 5 Log'.B1"/>
    </style:style>
    <style:style style:name="ce2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ll_Log.A:.A]; [.B1]) &gt; 0)" style:apply-style-name="Good" style:base-cell-address="'Sprint 5 Log'.B1"/>
    </style:style>
    <style:style style:name="ce25" style:family="table-cell" style:parent-style-name="Default">
      <style:table-cell-properties fo:wrap-option="wrap"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ll_Log.A:.A]; [.B1]) &gt; 0)" style:apply-style-name="Good" style:base-cell-address="'Sprint 5 Log'.B1"/>
    </style:style>
    <style:style style:name="ce26" style:family="table-cell" style:parent-style-name="Default">
      <style:table-cell-properties fo:wrap-option="wrap" fo:padding="0.071cm"/>
      <style:map style:condition="is-true-formula(COUNTIF([All_Log.A:.A]; [.B1]) &gt; 0)" style:apply-style-name="Good" style:base-cell-address="'Sprint 5 Log'.B1"/>
    </style:style>
    <style:style style:name="ce27" style:family="table-cell" style:parent-style-name="Default">
      <style:map style:condition="is-true-formula(COUNTIF([All_Log.A:.A]; [.B1]) &gt; 0)" style:apply-style-name="Good" style:base-cell-address="'Sprint 5 Log'.B1"/>
    </style:style>
    <style:style style:name="ce28" style:family="table-cell" style:parent-style-name="Default">
      <style:table-cell-properties fo:wrap-option="wrap" fo:padding="0.071cm"/>
    </style:style>
    <style:style style:name="ce2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31" style:family="table-cell" style:parent-style-name="Default">
      <style:table-cell-properties fo:wrap-option="wrap"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49">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3" style:family="table-cell" style:parent-style-name="Default" style:data-style-name="N49">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34" style:family="table-cell" style:parent-style-name="Default">
      <style:table-cell-properties style:glyph-orientation-vertical="0" style:cell-protect="protected" style:print-content="true"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style:glyph-orientation-vertical="0" style:cell-protect="protected" style:print-content="true"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0" style:apply-style-name="Excel_5f_CondFormat_5f_3_5f_1_5f_1" style:base-cell-address="All_Log.C2"/>
    </style:style>
    <style:style style:name="ce3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lt;0" style:apply-style-name="Excel_5f_CondFormat_5f_3_5f_2_5f_1" style:base-cell-address="All_Log.J2"/>
      <style:map style:condition="cell-content()&gt;0" style:apply-style-name="Excel_5f_CondFormat_5f_3_5f_2_5f_2" style:base-cell-address="All_Log.J2"/>
    </style:style>
    <style:style style:name="ce4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4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6" style:family="table-cell" style:parent-style-name="Default" style:data-style-name="N0">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4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data-style-name="N0">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55" style:family="table-cell" style:parent-style-name="Default"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style:cell-protect="protected" style:print-content="true"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map style:condition="is-true-formula(COUNTIF([Sheet8.A:.A]; [.A1]) &gt; 0)" style:apply-style-name="Good" style:base-cell-address="Sheet7.A1"/>
    </style:style>
    <style:style style:name="ta_extref" style:family="table">
      <style:table-properties table:display="false"/>
    </style:style>
    <style:style style:name="T1"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PingFang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print 5 Overview" table:style-name="ta1">
        <table:table-column table:style-name="co1" table:default-cell-style-name="ce3"/>
        <table:table-column table:style-name="co2" table:default-cell-style-name="ce7"/>
        <table:table-column table:style-name="co2" table:default-cell-style-name="ce10"/>
        <table:table-column table:style-name="co3" table:default-cell-style-name="ce12"/>
        <table:table-column table:style-name="co4" table:default-cell-style-name="ce18"/>
        <table:table-column table:style-name="co3" table:default-cell-style-name="ce5"/>
        <table:table-column table:style-name="co3" table:default-cell-style-name="ce21"/>
        <table:table-row table:style-name="ro1">
          <table:table-cell table:style-name="ce2" office:value-type="string" calcext:value-type="string">
            <text:p>Type</text:p>
          </table:table-cell>
          <table:table-cell table:style-name="ce6" office:value-type="string" calcext:value-type="string">
            <text:p>Item</text:p>
          </table:table-cell>
          <table:table-cell table:style-name="ce6" office:value-type="string" calcext:value-type="string">
            <text:p>Link</text:p>
          </table:table-cell>
          <table:table-cell table:style-name="ce6" office:value-type="string" calcext:value-type="string">
            <text:p>Estimation</text:p>
          </table:table-cell>
          <table:table-cell table:style-name="ce17" office:value-type="string" calcext:value-type="string">
            <text:p>Development Hours</text:p>
          </table:table-cell>
          <table:table-cell table:style-name="ce17" office:value-type="string" calcext:value-type="string">
            <text:p>QA Hours</text:p>
          </table:table-cell>
          <table:table-cell table:style-name="ce20" office:value-type="string" calcext:value-type="string">
            <text:p>PM Hours</text:p>
          </table:table-cell>
        </table:table-row>
        <table:table-row table:style-name="ro2">
          <table:table-cell office:value-type="string" calcext:value-type="string">
            <text:p>Bug</text:p>
          </table:table-cell>
          <table:table-cell office:value-type="string" calcext:value-type="string">
            <text:p>TD-387--IOS: Notification delay</text:p>
          </table:table-cell>
          <table:table-cell office:value-type="string" calcext:value-type="string">
            <text:p><text:span text:style-name="T1"><text:a xlink:href="https://tussly.atlassian.net/browse/TD-387" xlink:type="simple">https://tussly.atlassian.net/browse/TD-387</text:a></text:span></text:p>
          </table:table-cell>
          <table:table-cell office:value-type="float" office:value="1.5" calcext:value-type="float">
            <text:p>1.5</text:p>
          </table:table-cell>
          <table:table-cell table:formula="of:=SUMIFS([$'Sprint 5 Log'.$E:.$E];[$'Sprint 5 Log'.$B:.$B];[.$B2])" office:value-type="float" office:value="1.5" calcext:value-type="float">
            <text:p>1.5</text:p>
          </table:table-cell>
          <table:table-cell table:number-columns-repeated="2"/>
        </table:table-row>
        <table:table-row table:style-name="ro3">
          <table:table-cell office:value-type="string" calcext:value-type="string">
            <text:p>Bug</text:p>
          </table:table-cell>
          <table:table-cell office:value-type="string" calcext:value-type="string">
            <text:p>TD-282 -- Edit Chat message is not working properly</text:p>
          </table:table-cell>
          <table:table-cell office:value-type="string" calcext:value-type="string">
            <text:p><text:span text:style-name="T1"><text:a xlink:href="https://tussly.atlassian.net/browse/TD-282" xlink:type="simple">https://tussly.atlassian.net/browse/TD-282</text:a></text:span></text:p>
          </table:table-cell>
          <table:table-cell office:value-type="float" office:value="4.45" calcext:value-type="float">
            <text:p>4.45</text:p>
          </table:table-cell>
          <table:table-cell table:formula="of:=SUMIFS([$'Sprint 5 Log'.$E:.$E];[$'Sprint 5 Log'.$B:.$B];[.$B3])" office:value-type="float" office:value="4.42" calcext:value-type="float">
            <text:p>4.42</text:p>
          </table:table-cell>
          <table:table-cell table:number-columns-repeated="2"/>
        </table:table-row>
        <table:table-row table:style-name="ro3">
          <table:table-cell office:value-type="string" calcext:value-type="string">
            <text:p>Bug</text:p>
          </table:table-cell>
          <table:table-cell office:value-type="string" calcext:value-type="string">
            <text:p>TD-339-- IOS : Received notification in the group chat</text:p>
          </table:table-cell>
          <table:table-cell office:value-type="string" calcext:value-type="string">
            <text:p><text:span text:style-name="T1"><text:a xlink:href="https://tussly.atlassian.net/browse/TD-339" xlink:type="simple">https://tussly.atlassian.net/browse/TD-339</text:a></text:span></text:p>
          </table:table-cell>
          <table:table-cell office:value-type="float" office:value="0.5" calcext:value-type="float">
            <text:p>0.5</text:p>
          </table:table-cell>
          <table:table-cell table:formula="of:=SUMIFS([$'Sprint 5 Log'.$E:.$E];[$'Sprint 5 Log'.$B:.$B];[.$B4])" office:value-type="float" office:value="0.5" calcext:value-type="float">
            <text:p>0.5</text:p>
          </table:table-cell>
          <table:table-cell table:number-columns-repeated="2"/>
        </table:table-row>
        <table:table-row table:style-name="ro2">
          <table:table-cell office:value-type="string" calcext:value-type="string">
            <text:p>Bug</text:p>
          </table:table-cell>
          <table:table-cell office:value-type="string" calcext:value-type="string">
            <text:p>TD-386--Notification click redirection</text:p>
          </table:table-cell>
          <table:table-cell office:value-type="string" calcext:value-type="string">
            <text:p><text:span text:style-name="T1"><text:a xlink:href="https://tussly.atlassian.net/browse/TD-386" xlink:type="simple">https://tussly.atlassian.net/browse/TD-386</text:a></text:span></text:p>
          </table:table-cell>
          <table:table-cell office:value-type="float" office:value="1.5" calcext:value-type="float">
            <text:p>1.5</text:p>
          </table:table-cell>
          <table:table-cell table:formula="of:=SUMIFS([$'Sprint 5 Log'.$E:.$E];[$'Sprint 5 Log'.$B:.$B];[.$B5])" office:value-type="float" office:value="1.75" calcext:value-type="float">
            <text:p>1.75</text:p>
          </table:table-cell>
          <table:table-cell table:number-columns-repeated="2"/>
        </table:table-row>
        <table:table-row table:style-name="ro3">
          <table:table-cell office:value-type="string" calcext:value-type="string">
            <text:p>Bug</text:p>
          </table:table-cell>
          <table:table-cell office:value-type="string" calcext:value-type="string">
            <text:p>TD-349--User shows as online even when user is closed or logout</text:p>
          </table:table-cell>
          <table:table-cell office:value-type="string" calcext:value-type="string">
            <text:p><text:span text:style-name="T1"><text:a xlink:href="https://tussly.atlassian.net/browse/TD-349" xlink:type="simple">https://tussly.atlassian.net/browse/TD-349</text:a></text:span></text:p>
          </table:table-cell>
          <table:table-cell office:value-type="float" office:value="1.2" calcext:value-type="float">
            <text:p>1.2</text:p>
          </table:table-cell>
          <table:table-cell table:formula="of:=SUMIFS([$'Sprint 5 Log'.$E:.$E];[$'Sprint 5 Log'.$B:.$B];[.$B6])"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office:value-type="string" calcext:value-type="string">
            <text:p>TD-280 -- User shows as online even when app is closed or in background</text:p>
          </table:table-cell>
          <table:table-cell office:value-type="string" calcext:value-type="string">
            <text:p><text:span text:style-name="T1"><text:a xlink:href="https://tussly.atlassian.net/browse/TD-280" xlink:type="simple">https://tussly.atlassian.net/browse/TD-280</text:a></text:span></text:p>
          </table:table-cell>
          <table:table-cell office:value-type="float" office:value="0.5" calcext:value-type="float">
            <text:p>0.5</text:p>
          </table:table-cell>
          <table:table-cell table:formula="of:=SUMIFS([$'Sprint 5 Log'.$E:.$E];[$'Sprint 5 Log'.$B:.$B];[.$B7])" office:value-type="float" office:value="0.5" calcext:value-type="float">
            <text:p>0.5</text:p>
          </table:table-cell>
          <table:table-cell table:number-columns-repeated="2"/>
        </table:table-row>
        <table:table-row table:style-name="ro4">
          <table:table-cell office:value-type="string" calcext:value-type="string">
            <text:p>Bug</text:p>
          </table:table-cell>
          <table:table-cell office:value-type="string" calcext:value-type="string">
            <text:p>TD-278 -- The message appears as "read" even though it hasn't actually been read by the recipient.</text:p>
          </table:table-cell>
          <table:table-cell office:value-type="string" calcext:value-type="string">
            <text:p><text:span text:style-name="T1"><text:a xlink:href="https://tussly.atlassian.net/browse/TD-278" xlink:type="simple">https://tussly.atlassian.net/browse/TD-278</text:a></text:span></text:p>
          </table:table-cell>
          <table:table-cell office:value-type="float" office:value="3.33" calcext:value-type="float">
            <text:p>3.33</text:p>
          </table:table-cell>
          <table:table-cell table:formula="of:=SUMIFS([$'Sprint 5 Log'.$E:.$E];[$'Sprint 5 Log'.$B:.$B];[.$B8])"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office:value-type="string" calcext:value-type="string">
            <text:p>TD-281 -- Showing Typing Indicator even when app is closed</text:p>
          </table:table-cell>
          <table:table-cell office:value-type="string" calcext:value-type="string">
            <text:p><text:span text:style-name="T1"><text:a xlink:href="https://tussly.atlassian.net/browse/TD-281" xlink:type="simple">https://tussly.atlassian.net/browse/TD-281</text:a></text:span></text:p>
          </table:table-cell>
          <table:table-cell office:value-type="float" office:value="0.67" calcext:value-type="float">
            <text:p>0.67</text:p>
          </table:table-cell>
          <table:table-cell table:formula="of:=SUMIFS([$'Sprint 5 Log'.$E:.$E];[$'Sprint 5 Log'.$B:.$B];[.$B9])" office:value-type="float" office:value="0.67" calcext:value-type="float">
            <text:p>0.67</text:p>
          </table:table-cell>
          <table:table-cell table:number-columns-repeated="2"/>
        </table:table-row>
        <table:table-row table:style-name="ro2">
          <table:table-cell office:value-type="string" calcext:value-type="string">
            <text:p>Bug</text:p>
          </table:table-cell>
          <table:table-cell office:value-type="string" calcext:value-type="string">
            <text:p>TD-272 -- IOS app crashes when clicking on chat</text:p>
          </table:table-cell>
          <table:table-cell office:value-type="string" calcext:value-type="string">
            <text:p><text:span text:style-name="T1"><text:a xlink:href="https://tussly.atlassian.net/browse/TD-272" xlink:type="simple">https://tussly.atlassian.net/browse/TD-272</text:a></text:span></text:p>
          </table:table-cell>
          <table:table-cell office:value-type="float" office:value="2.17" calcext:value-type="float">
            <text:p>2.17</text:p>
          </table:table-cell>
          <table:table-cell table:formula="of:=SUMIFS([$'Sprint 5 Log'.$E:.$E];[$'Sprint 5 Log'.$B:.$B];[.$B10])" office:value-type="float" office:value="2.17" calcext:value-type="float">
            <text:p>2.17</text:p>
          </table:table-cell>
          <table:table-cell table:number-columns-repeated="2"/>
        </table:table-row>
        <table:table-row table:style-name="ro2">
          <table:table-cell office:value-type="string" calcext:value-type="string">
            <text:p>Bug</text:p>
          </table:table-cell>
          <table:table-cell office:value-type="string" calcext:value-type="string">
            <text:p>TD-275 -- Chat page should be refreshed.</text:p>
          </table:table-cell>
          <table:table-cell office:value-type="string" calcext:value-type="string">
            <text:p><text:span text:style-name="T1"><text:a xlink:href="https://tussly.atlassian.net/browse/TD-275" xlink:type="simple">https://tussly.atlassian.net/browse/TD-275</text:a></text:span></text:p>
          </table:table-cell>
          <table:table-cell office:value-type="float" office:value="0.92" calcext:value-type="float">
            <text:p>0.92</text:p>
          </table:table-cell>
          <table:table-cell table:formula="of:=SUMIFS([$'Sprint 5 Log'.$E:.$E];[$'Sprint 5 Log'.$B:.$B];[.$B11])" office:value-type="float" office:value="0.92" calcext:value-type="float">
            <text:p>0.92</text:p>
          </table:table-cell>
          <table:table-cell table:number-columns-repeated="2"/>
        </table:table-row>
        <table:table-row table:style-name="ro5">
          <table:table-cell office:value-type="string" calcext:value-type="string">
            <text:p>Bug</text:p>
          </table:table-cell>
          <table:table-cell office:value-type="string" calcext:value-type="string">
            <text:p>TD-340 -- IOS : Group chat scrolling is not working</text:p>
          </table:table-cell>
          <table:table-cell office:value-type="string" calcext:value-type="string">
            <text:p><text:span text:style-name="T1"><text:a xlink:href="https://tussly.atlassian.net/browse/TD-340" xlink:type="simple">https://tussly.atlassian.net/browse/TD-340</text:a></text:span></text:p>
          </table:table-cell>
          <table:table-cell office:value-type="float" office:value="3.67" calcext:value-type="float">
            <text:p>3.67</text:p>
          </table:table-cell>
          <table:table-cell table:formula="of:=SUMIFS([$'Sprint 5 Log'.$E:.$E];[$'Sprint 5 Log'.$B:.$B];[.$B12])" office:value-type="float" office:value="3.67" calcext:value-type="float">
            <text:p>3.67</text:p>
          </table:table-cell>
          <table:table-cell table:number-columns-repeated="2"/>
        </table:table-row>
        <table:table-row table:style-name="ro5">
          <table:table-cell office:value-type="string" calcext:value-type="string">
            <text:p>Bug</text:p>
          </table:table-cell>
          <table:table-cell office:value-type="string" calcext:value-type="string">
            <text:p>TD-290 -- Chat Does Not Auto-Scroll down to see Latest Message</text:p>
          </table:table-cell>
          <table:table-cell office:value-type="string" calcext:value-type="string">
            <text:p><text:span text:style-name="T1"><text:a xlink:href="https://tussly.atlassian.net/browse/TD-290" xlink:type="simple">https://tussly.atlassian.net/browse/TD-290</text:a></text:span></text:p>
          </table:table-cell>
          <table:table-cell office:value-type="float" office:value="2.5" calcext:value-type="float">
            <text:p>2.5</text:p>
          </table:table-cell>
          <table:table-cell table:formula="of:=SUMIFS([$'Sprint 5 Log'.$E:.$E];[$'Sprint 5 Log'.$B:.$B];[.$B13])" office:value-type="float" office:value="2.5" calcext:value-type="float">
            <text:p>2.5</text:p>
          </table:table-cell>
          <table:table-cell table:number-columns-repeated="2"/>
        </table:table-row>
        <table:table-row table:style-name="ro2">
          <table:table-cell office:value-type="string" calcext:value-type="string">
            <text:p>Bug</text:p>
          </table:table-cell>
          <table:table-cell office:value-type="string" calcext:value-type="string">
            <text:p>TD-276 -- Chat Listing page should be refreshed.</text:p>
          </table:table-cell>
          <table:table-cell office:value-type="string" calcext:value-type="string">
            <text:p><text:span text:style-name="T1"><text:a xlink:href="https://tussly.atlassian.net/browse/TD-276" xlink:type="simple">https://tussly.atlassian.net/browse/TD-276</text:a></text:span></text:p>
          </table:table-cell>
          <table:table-cell office:value-type="float" office:value="1" calcext:value-type="float">
            <text:p>1</text:p>
          </table:table-cell>
          <table:table-cell table:formula="of:=SUMIFS([$'Sprint 5 Log'.$E:.$E];[$'Sprint 5 Log'.$B:.$B];[.$B14])" office:value-type="float" office:value="1" calcext:value-type="float">
            <text:p>1</text:p>
          </table:table-cell>
          <table:table-cell table:number-columns-repeated="2"/>
        </table:table-row>
        <table:table-row table:style-name="ro4">
          <table:table-cell office:value-type="string" calcext:value-type="string">
            <text:p>Bug</text:p>
          </table:table-cell>
          <table:table-cell office:value-type="string" calcext:value-type="string">
            <text:p>TD-270 --Show a pop-up on iOS when chat is tapped by a user who is not logged in or registered.</text:p>
          </table:table-cell>
          <table:table-cell office:value-type="string" calcext:value-type="string">
            <text:p><text:span text:style-name="T1"><text:a xlink:href="https://tussly.atlassian.net/browse/TD-270" xlink:type="simple">https://tussly.atlassian.net/browse/TD-270</text:a></text:span></text:p>
          </table:table-cell>
          <table:table-cell office:value-type="float" office:value="0.33" calcext:value-type="float">
            <text:p>0.33</text:p>
          </table:table-cell>
          <table:table-cell table:formula="of:=SUMIFS([$'Sprint 5 Log'.$E:.$E];[$'Sprint 5 Log'.$B:.$B];[.$B15])" office:value-type="float" office:value="0.33" calcext:value-type="float">
            <text:p>0.33</text:p>
          </table:table-cell>
          <table:table-cell table:number-columns-repeated="2"/>
        </table:table-row>
        <table:table-row table:style-name="ro5">
          <table:table-cell office:value-type="string" calcext:value-type="string">
            <text:p>Bug</text:p>
          </table:table-cell>
          <table:table-cell office:value-type="string" calcext:value-type="string">
            <text:p>TD-286 -- Unable to Delete Message from Reply Thread</text:p>
          </table:table-cell>
          <table:table-cell office:value-type="string" calcext:value-type="string">
            <text:p><text:span text:style-name="T1"><text:a xlink:href="https://tussly.atlassian.net/browse/TD-286" xlink:type="simple">https://tussly.atlassian.net/browse/TD-286</text:a></text:span></text:p>
          </table:table-cell>
          <table:table-cell office:value-type="float" office:value="0.95" calcext:value-type="float">
            <text:p>0.95</text:p>
          </table:table-cell>
          <table:table-cell table:formula="of:=SUMIFS([$'Sprint 5 Log'.$E:.$E];[$'Sprint 5 Log'.$B:.$B];[.$B16])" office:value-type="float" office:value="0.95" calcext:value-type="float">
            <text:p>0.95</text:p>
          </table:table-cell>
          <table:table-cell table:number-columns-repeated="2"/>
        </table:table-row>
        <table:table-row table:style-name="ro5">
          <table:table-cell office:value-type="string" calcext:value-type="string">
            <text:p>Bug</text:p>
          </table:table-cell>
          <table:table-cell office:value-type="string" calcext:value-type="string">
            <text:p>TD --291 Duplicate Messages Sent on Multiple Quick Taps of Send Button</text:p>
          </table:table-cell>
          <table:table-cell office:value-type="string" calcext:value-type="string">
            <text:p><text:span text:style-name="T1"><text:a xlink:href="https://tussly.atlassian.net/browse/TD-291" xlink:type="simple">https://tussly.atlassian.net/browse/TD-291</text:a></text:span></text:p>
          </table:table-cell>
          <table:table-cell office:value-type="float" office:value="1.5" calcext:value-type="float">
            <text:p>1.5</text:p>
          </table:table-cell>
          <table:table-cell table:formula="of:=SUMIFS([$'Sprint 5 Log'.$E:.$E];[$'Sprint 5 Log'.$B:.$B];[.$B17])" office:value-type="float" office:value="1.5" calcext:value-type="float">
            <text:p>1.5</text:p>
          </table:table-cell>
          <table:table-cell table:number-columns-repeated="2"/>
        </table:table-row>
        <table:table-row table:style-name="ro5">
          <table:table-cell office:value-type="string" calcext:value-type="string">
            <text:p>Bug</text:p>
          </table:table-cell>
          <table:table-cell office:value-type="string" calcext:value-type="string">
            <text:p>TD-342--Show the loader when attachment is sent</text:p>
          </table:table-cell>
          <table:table-cell office:value-type="string" calcext:value-type="string">
            <text:p><text:span text:style-name="T1"><text:a xlink:href="https://tussly.atlassian.net/browse/TD-342" xlink:type="simple">https://tussly.atlassian.net/browse/TD-342</text:a></text:span></text:p>
          </table:table-cell>
          <table:table-cell office:value-type="float" office:value="0.5" calcext:value-type="float">
            <text:p>0.5</text:p>
          </table:table-cell>
          <table:table-cell table:formula="of:=SUMIFS([$'Sprint 5 Log'.$E:.$E];[$'Sprint 5 Log'.$B:.$B];[.$B18])" office:value-type="float" office:value="0.5" calcext:value-type="float">
            <text:p>0.5</text:p>
          </table:table-cell>
          <table:table-cell table:number-columns-repeated="2"/>
        </table:table-row>
        <table:table-row table:style-name="ro2">
          <table:table-cell office:value-type="string" calcext:value-type="string">
            <text:p>Story</text:p>
          </table:table-cell>
          <table:table-cell office:value-type="string" calcext:value-type="string">
            <text:p>TD-347 -- iOS - Display Action Message in Chat</text:p>
          </table:table-cell>
          <table:table-cell office:value-type="string" calcext:value-type="string">
            <text:p><text:span text:style-name="T1"><text:a xlink:href="https://tussly.atlassian.net/browse/TD-347" xlink:type="simple">https://tussly.atlassian.net/browse/TD-347</text:a></text:span></text:p>
          </table:table-cell>
          <table:table-cell office:value-type="float" office:value="3" calcext:value-type="float">
            <text:p>3</text:p>
          </table:table-cell>
          <table:table-cell table:formula="of:=SUMIFS([$'Sprint 5 Log'.$E:.$E];[$'Sprint 5 Log'.$B:.$B];[.$B19])"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office:value-type="string" calcext:value-type="string">
            <text:p>TD-353--Three-Dot Menu on Last Message Not Fully Visible Without Scrolling</text:p>
          </table:table-cell>
          <table:table-cell office:value-type="string" calcext:value-type="string">
            <text:p><text:span text:style-name="T1"><text:a xlink:href="https://tussly.atlassian.net/browse/TD-353" xlink:type="simple">https://tussly.atlassian.net/browse/TD-353</text:a></text:span></text:p>
          </table:table-cell>
          <table:table-cell office:value-type="float" office:value="1.12" calcext:value-type="float">
            <text:p>1.12</text:p>
          </table:table-cell>
          <table:table-cell table:formula="of:=SUMIFS([$'Sprint 5 Log'.$E:.$E];[$'Sprint 5 Log'.$B:.$B];[.$B20])" office:value-type="float" office:value="1.12" calcext:value-type="float">
            <text:p>1.12</text:p>
          </table:table-cell>
          <table:table-cell table:number-columns-repeated="2"/>
        </table:table-row>
        <table:table-row table:style-name="ro3">
          <table:table-cell office:value-type="string" calcext:value-type="string">
            <text:p>Bug</text:p>
          </table:table-cell>
          <table:table-cell office:value-type="string" calcext:value-type="string">
            <text:p>TD -- 293 Android : Unread Count Still Visible After Reading Chat Messages</text:p>
          </table:table-cell>
          <table:table-cell office:value-type="string" calcext:value-type="string">
            <text:p><text:span text:style-name="T1"><text:a xlink:href="https://tussly.atlassian.net/browse/TD-293" xlink:type="simple">https://tussly.atlassian.net/browse/TD-293</text:a></text:span></text:p>
          </table:table-cell>
          <table:table-cell office:value-type="float" office:value="1.75" calcext:value-type="float">
            <text:p>1.75</text:p>
          </table:table-cell>
          <table:table-cell table:formula="of:=SUMIFS([$'Sprint 5 Log'.$E:.$E];[$'Sprint 5 Log'.$B:.$B];[.$B21])" office:value-type="float" office:value="1.92" calcext:value-type="float">
            <text:p>1.92</text:p>
          </table:table-cell>
          <table:table-cell table:number-columns-repeated="2"/>
        </table:table-row>
        <table:table-row table:style-name="ro3">
          <table:table-cell office:value-type="string" calcext:value-type="string">
            <text:p>Bug</text:p>
          </table:table-cell>
          <table:table-cell office:value-type="string" calcext:value-type="string">
            <text:p>TD-283 -- Showing Typing Indicator even when app is closed</text:p>
          </table:table-cell>
          <table:table-cell office:value-type="string" calcext:value-type="string">
            <text:p><text:span text:style-name="T1"><text:a xlink:href="https://tussly.atlassian.net/browse/TD-283" xlink:type="simple">https://tussly.atlassian.net/browse/TD-283</text:a></text:span></text:p>
          </table:table-cell>
          <table:table-cell office:value-type="float" office:value="3.33" calcext:value-type="float">
            <text:p>3.33</text:p>
          </table:table-cell>
          <table:table-cell table:formula="of:=SUMIFS([$'Sprint 5 Log'.$E:.$E];[$'Sprint 5 Log'.$B:.$B];[.$B22])" office:value-type="float" office:value="3.33" calcext:value-type="float">
            <text:p>3.33</text:p>
          </table:table-cell>
          <table:table-cell table:number-columns-repeated="2"/>
        </table:table-row>
        <table:table-row table:style-name="ro2">
          <table:table-cell office:value-type="string" calcext:value-type="string">
            <text:p>Bug</text:p>
          </table:table-cell>
          <table:table-cell office:value-type="string" calcext:value-type="string">
            <text:p>TD-277 -- Chat Listing page should be refreshed.</text:p>
          </table:table-cell>
          <table:table-cell office:value-type="string" calcext:value-type="string">
            <text:p><text:span text:style-name="T1"><text:a xlink:href="https://tussly.atlassian.net/browse/TD-277" xlink:type="simple">https://tussly.atlassian.net/browse/TD-277</text:a></text:span></text:p>
          </table:table-cell>
          <table:table-cell office:value-type="float" office:value="0.75" calcext:value-type="float">
            <text:p>0.75</text:p>
          </table:table-cell>
          <table:table-cell table:formula="of:=SUMIFS([$'Sprint 5 Log'.$E:.$E];[$'Sprint 5 Log'.$B:.$B];[.$B23])" office:value-type="float" office:value="0.75" calcext:value-type="float">
            <text:p>0.75</text:p>
          </table:table-cell>
          <table:table-cell table:number-columns-repeated="2"/>
        </table:table-row>
        <table:table-row table:style-name="ro2">
          <table:table-cell office:value-type="string" calcext:value-type="string">
            <text:p>Bug</text:p>
          </table:table-cell>
          <table:table-cell office:value-type="string" calcext:value-type="string">
            <text:p>TD-285-- Loader moves continuously not stop</text:p>
          </table:table-cell>
          <table:table-cell office:value-type="string" calcext:value-type="string">
            <text:p><text:span text:style-name="T1"><text:a xlink:href="https://tussly.atlassian.net/browse/TD-285" xlink:type="simple">https://tussly.atlassian.net/browse/TD-285</text:a></text:span></text:p>
          </table:table-cell>
          <table:table-cell office:value-type="float" office:value="1.75" calcext:value-type="float">
            <text:p>1.75</text:p>
          </table:table-cell>
          <table:table-cell table:formula="of:=SUMIFS([$'Sprint 5 Log'.$E:.$E];[$'Sprint 5 Log'.$B:.$B];[.$B24])" office:value-type="float" office:value="1.75" calcext:value-type="float">
            <text:p>1.75</text:p>
          </table:table-cell>
          <table:table-cell table:number-columns-repeated="2"/>
        </table:table-row>
        <table:table-row table:style-name="ro2">
          <table:table-cell office:value-type="string" calcext:value-type="string">
            <text:p>Story</text:p>
          </table:table-cell>
          <table:table-cell office:value-type="string" calcext:value-type="string">
            <text:p>TD-346--Display Action Message in Chat</text:p>
          </table:table-cell>
          <table:table-cell office:value-type="string" calcext:value-type="string">
            <text:p><text:span text:style-name="T1"><text:a xlink:href="https://tussly.atlassian.net/browse/TD-346" xlink:type="simple">https://tussly.atlassian.net/browse/TD-346</text:a></text:span></text:p>
          </table:table-cell>
          <table:table-cell office:value-type="float" office:value="3" calcext:value-type="float">
            <text:p>3</text:p>
          </table:table-cell>
          <table:table-cell table:formula="of:=SUMIFS([$'Sprint 5 Log'.$E:.$E];[$'Sprint 5 Log'.$B:.$B];[.$B25])"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office:value-type="string" calcext:value-type="string">
            <text:p>TD -341--Edited Message Not Cleared from Input Field After Clicking Cancel</text:p>
          </table:table-cell>
          <table:table-cell office:value-type="string" calcext:value-type="string">
            <text:p><text:span text:style-name="T1"><text:a xlink:href="https://tussly.atlassian.net/browse/TD-341" xlink:type="simple">https://tussly.atlassian.net/browse/TD-341</text:a></text:span></text:p>
          </table:table-cell>
          <table:table-cell office:value-type="float" office:value="0.95" calcext:value-type="float">
            <text:p>0.95</text:p>
          </table:table-cell>
          <table:table-cell table:formula="of:=SUMIFS([$'Sprint 5 Log'.$E:.$E];[$'Sprint 5 Log'.$B:.$B];[.$B26])" office:value-type="float" office:value="0.95" calcext:value-type="float">
            <text:p>0.95</text:p>
          </table:table-cell>
          <table:table-cell table:number-columns-repeated="2"/>
        </table:table-row>
        <table:table-row table:style-name="ro3">
          <table:table-cell office:value-type="string" calcext:value-type="string">
            <text:p>Bug</text:p>
          </table:table-cell>
          <table:table-cell office:value-type="string" calcext:value-type="string">
            <text:p>TD-343--Android: Show the loader when attachment is sent</text:p>
          </table:table-cell>
          <table:table-cell office:value-type="string" calcext:value-type="string">
            <text:p><text:span text:style-name="T1"><text:a xlink:href="https://tussly.atlassian.net/browse/TD-343" xlink:type="simple">https://tussly.atlassian.net/browse/TD-343</text:a></text:span></text:p>
          </table:table-cell>
          <table:table-cell office:value-type="float" office:value="0.17" calcext:value-type="float">
            <text:p>0.17</text:p>
          </table:table-cell>
          <table:table-cell table:formula="of:=SUMIFS([$'Sprint 5 Log'.$E:.$E];[$'Sprint 5 Log'.$B:.$B];[.$B27])" office:value-type="float" office:value="0.17" calcext:value-type="float">
            <text:p>0.17</text:p>
          </table:table-cell>
          <table:table-cell table:number-columns-repeated="2"/>
        </table:table-row>
        <table:table-row table:style-name="ro3">
          <table:table-cell office:value-type="string" calcext:value-type="string">
            <text:p>Bug</text:p>
          </table:table-cell>
          <table:table-cell office:value-type="string" calcext:value-type="string">
            <text:p>TD-284 -- Application is crashed when delete the message.</text:p>
          </table:table-cell>
          <table:table-cell office:value-type="string" calcext:value-type="string">
            <text:p><text:span text:style-name="T1"><text:a xlink:href="https://tussly.atlassian.net/browse/TD-284" xlink:type="simple">https://tussly.atlassian.net/browse/TD-284</text:a></text:span></text:p>
          </table:table-cell>
          <table:table-cell office:value-type="float" office:value="0.17" calcext:value-type="float">
            <text:p>0.17</text:p>
          </table:table-cell>
          <table:table-cell table:formula="of:=SUMIFS([$'Sprint 5 Log'.$E:.$E];[$'Sprint 5 Log'.$B:.$B];[.$B28])" office:value-type="float" office:value="0.34" calcext:value-type="float">
            <text:p>0.34</text:p>
          </table:table-cell>
          <table:table-cell table:number-columns-repeated="2"/>
        </table:table-row>
        <table:table-row table:style-name="ro3">
          <table:table-cell office:value-type="string" calcext:value-type="string">
            <text:p>Story</text:p>
          </table:table-cell>
          <table:table-cell office:value-type="string" calcext:value-type="string">
            <text:p>TD-240 -- iOS - Customization -- Reply to Chat Message</text:p>
          </table:table-cell>
          <table:table-cell office:value-type="string" calcext:value-type="string">
            <text:p><text:span text:style-name="T1"><text:a xlink:href="https://tussly.atlassian.net/browse/TD-240" xlink:type="simple">https://tussly.atlassian.net/browse/TD-240</text:a></text:span></text:p>
          </table:table-cell>
          <table:table-cell office:value-type="float" office:value="7.5" calcext:value-type="float">
            <text:p>7.5</text:p>
          </table:table-cell>
          <table:table-cell table:formula="of:=SUMIFS([$'Sprint 5 Log'.$E:.$E];[$'Sprint 5 Log'.$B:.$B];[.$B29])" office:value-type="float" office:value="9.17" calcext:value-type="float">
            <text:p>9.17</text:p>
          </table:table-cell>
          <table:table-cell table:number-columns-repeated="2"/>
        </table:table-row>
        <table:table-row table:style-name="ro3">
          <table:table-cell office:value-type="string" calcext:value-type="string">
            <text:p>Story</text:p>
          </table:table-cell>
          <table:table-cell office:value-type="string" calcext:value-type="string">
            <text:p>TD-238 -- iOS - Customization #4-1 -- Disable Chat After Match Completion</text:p>
          </table:table-cell>
          <table:table-cell office:value-type="string" calcext:value-type="string">
            <text:p><text:span text:style-name="T1"><text:a xlink:href="https://tussly.atlassian.net/browse/TD-238" xlink:type="simple">https://tussly.atlassian.net/browse/TD-238</text:a></text:span></text:p>
          </table:table-cell>
          <table:table-cell office:value-type="float" office:value="4.5" calcext:value-type="float">
            <text:p>4.5</text:p>
          </table:table-cell>
          <table:table-cell table:formula="of:=SUMIFS([$'Sprint 5 Log'.$E:.$E];[$'Sprint 5 Log'.$B:.$B];[.$B30])" office:value-type="float" office:value="4.92" calcext:value-type="float">
            <text:p>4.92</text:p>
          </table:table-cell>
          <table:table-cell table:number-columns-repeated="2"/>
        </table:table-row>
        <table:table-row table:style-name="ro2">
          <table:table-cell office:value-type="string" calcext:value-type="string">
            <text:p>Story</text:p>
          </table:table-cell>
          <table:table-cell office:value-type="string" calcext:value-type="string">
            <text:p>TD-234 -- iOS - Step #9-1 -- Send Notification</text:p>
          </table:table-cell>
          <table:table-cell office:value-type="string" calcext:value-type="string">
            <text:p><text:span text:style-name="T1"><text:a xlink:href="https://tussly.atlassian.net/browse/TD-234" xlink:type="simple">https://tussly.atlassian.net/browse/TD-234</text:a></text:span></text:p>
          </table:table-cell>
          <table:table-cell office:value-type="float" office:value="3" calcext:value-type="float">
            <text:p>3</text:p>
          </table:table-cell>
          <table:table-cell table:formula="of:=SUMIFS([$'Sprint 5 Log'.$E:.$E];[$'Sprint 5 Log'.$B:.$B];[.$B31])" office:value-type="float" office:value="3.33" calcext:value-type="float">
            <text:p>3.33</text:p>
          </table:table-cell>
          <table:table-cell table:number-columns-repeated="2"/>
        </table:table-row>
        <table:table-row table:style-name="ro3">
          <table:table-cell office:value-type="string" calcext:value-type="string">
            <text:p>Story</text:p>
          </table:table-cell>
          <table:table-cell office:value-type="string" calcext:value-type="string">
            <text:p>TD-232 -- iOS - Step #6-4 -- Arena Player to Player Chat Integration</text:p>
          </table:table-cell>
          <table:table-cell office:value-type="string" calcext:value-type="string">
            <text:p><text:span text:style-name="T1"><text:a xlink:href="https://tussly.atlassian.net/browse/TD-232" xlink:type="simple">https://tussly.atlassian.net/browse/TD-232</text:a></text:span></text:p>
          </table:table-cell>
          <table:table-cell office:value-type="float" office:value="12" calcext:value-type="float">
            <text:p>12</text:p>
          </table:table-cell>
          <table:table-cell table:formula="of:=SUMIFS([$'Sprint 5 Log'.$E:.$E];[$'Sprint 5 Log'.$B:.$B];[.$B32])" office:value-type="float" office:value="12.58" calcext:value-type="float">
            <text:p>12.58</text:p>
          </table:table-cell>
          <table:table-cell table:number-columns-repeated="2"/>
        </table:table-row>
        <table:table-row table:style-name="ro3">
          <table:table-cell office:value-type="string" calcext:value-type="string">
            <text:p>Story</text:p>
          </table:table-cell>
          <table:table-cell office:value-type="string" calcext:value-type="string">
            <text:p>TD-231 -- iOS - Step #6-3 -- Tournament Admin to Player Chat</text:p>
          </table:table-cell>
          <table:table-cell office:value-type="string" calcext:value-type="string">
            <text:p><text:span text:style-name="T1"><text:a xlink:href="https://tussly.atlassian.net/browse/TD-231" xlink:type="simple">https://tussly.atlassian.net/browse/TD-231</text:a></text:span></text:p>
          </table:table-cell>
          <table:table-cell office:value-type="float" office:value="3" calcext:value-type="float">
            <text:p>3</text:p>
          </table:table-cell>
          <table:table-cell table:formula="of:=SUMIFS([$'Sprint 5 Log'.$E:.$E];[$'Sprint 5 Log'.$B:.$B];[.$B33])"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30 -- iOS - Step #6-2 -- Implement Team Chat, Restrict to Team Members</text:p>
          </table:table-cell>
          <table:table-cell office:value-type="string" calcext:value-type="string">
            <text:p><text:span text:style-name="T1"><text:a xlink:href="https://tussly.atlassian.net/browse/TD-230" xlink:type="simple">https://tussly.atlassian.net/browse/TD-230</text:a></text:span></text:p>
          </table:table-cell>
          <table:table-cell office:value-type="float" office:value="3.5" calcext:value-type="float">
            <text:p>3.5</text:p>
          </table:table-cell>
          <table:table-cell table:formula="of:=SUMIFS([$'Sprint 5 Log'.$E:.$E];[$'Sprint 5 Log'.$B:.$B];[.$B34])" office:value-type="float" office:value="3.75" calcext:value-type="float">
            <text:p>3.75</text:p>
          </table:table-cell>
          <table:table-cell table:number-columns-repeated="2"/>
        </table:table-row>
        <table:table-row table:style-name="ro3">
          <table:table-cell office:value-type="string" calcext:value-type="string">
            <text:p>Story</text:p>
          </table:table-cell>
          <table:table-cell office:value-type="string" calcext:value-type="string">
            <text:p>TD-224 -- iOS - Step #4-4 -- Handle CometChat Logout Failure</text:p>
          </table:table-cell>
          <table:table-cell office:value-type="string" calcext:value-type="string">
            <text:p><text:span text:style-name="T1"><text:a xlink:href="https://tussly.atlassian.net/browse/TD-224" xlink:type="simple">https://tussly.atlassian.net/browse/TD-224</text:a></text:span></text:p>
          </table:table-cell>
          <table:table-cell office:value-type="float" office:value="2.5" calcext:value-type="float">
            <text:p>2.5</text:p>
          </table:table-cell>
          <table:table-cell table:formula="of:=SUMIFS([$'Sprint 5 Log'.$E:.$E];[$'Sprint 5 Log'.$B:.$B];[.$B35])" office:value-type="float" office:value="2.75" calcext:value-type="float">
            <text:p>2.75</text:p>
          </table:table-cell>
          <table:table-cell table:number-columns-repeated="2"/>
        </table:table-row>
        <table:table-row table:style-name="ro3">
          <table:table-cell office:value-type="string" calcext:value-type="string">
            <text:p>Story</text:p>
          </table:table-cell>
          <table:table-cell office:value-type="string" calcext:value-type="string">
            <text:p>TD-260 -- AND - Customization #4-1 -- Disable Chat After Match Completion</text:p>
          </table:table-cell>
          <table:table-cell office:value-type="string" calcext:value-type="string">
            <text:p><text:span text:style-name="T1"><text:a xlink:href="https://tussly.atlassian.net/browse/TD-260" xlink:type="simple">https://tussly.atlassian.net/browse/TD-260</text:a></text:span></text:p>
          </table:table-cell>
          <table:table-cell office:value-type="float" office:value="4.5" calcext:value-type="float">
            <text:p>4.5</text:p>
          </table:table-cell>
          <table:table-cell table:formula="of:=SUMIFS([$'Sprint 5 Log'.$E:.$E];[$'Sprint 5 Log'.$B:.$B];[.$B36])" office:value-type="float" office:value="4.75" calcext:value-type="float">
            <text:p>4.75</text:p>
          </table:table-cell>
          <table:table-cell table:number-columns-repeated="2"/>
        </table:table-row>
        <table:table-row table:style-name="ro2">
          <table:table-cell office:value-type="string" calcext:value-type="string">
            <text:p>Story</text:p>
          </table:table-cell>
          <table:table-cell office:value-type="string" calcext:value-type="string">
            <text:p>TD-256 -- AND - Step #9-1 -- Send Notification</text:p>
          </table:table-cell>
          <table:table-cell office:value-type="string" calcext:value-type="string">
            <text:p><text:span text:style-name="T1"><text:a xlink:href="https://tussly.atlassian.net/browse/TD-256" xlink:type="simple">https://tussly.atlassian.net/browse/TD-256</text:a></text:span></text:p>
          </table:table-cell>
          <table:table-cell office:value-type="float" office:value="3" calcext:value-type="float">
            <text:p>3</text:p>
          </table:table-cell>
          <table:table-cell table:formula="of:=SUMIFS([$'Sprint 5 Log'.$E:.$E];[$'Sprint 5 Log'.$B:.$B];[.$B37])"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62 -- AND - Customization -- Reply to Chat Message</text:p>
          </table:table-cell>
          <table:table-cell office:value-type="string" calcext:value-type="string">
            <text:p><text:span text:style-name="T1"><text:a xlink:href="https://tussly.atlassian.net/browse/TD-262" xlink:type="simple">https://tussly.atlassian.net/browse/TD-262</text:a></text:span></text:p>
          </table:table-cell>
          <table:table-cell office:value-type="float" office:value="7.5" calcext:value-type="float">
            <text:p>7.5</text:p>
          </table:table-cell>
          <table:table-cell table:formula="of:=SUMIFS([$'Sprint 5 Log'.$E:.$E];[$'Sprint 5 Log'.$B:.$B];[.$B38])" office:value-type="float" office:value="9.25" calcext:value-type="float">
            <text:p>9.25</text:p>
          </table:table-cell>
          <table:table-cell table:number-columns-repeated="2"/>
        </table:table-row>
        <table:table-row table:style-name="ro3">
          <table:table-cell office:value-type="string" calcext:value-type="string">
            <text:p>Story</text:p>
          </table:table-cell>
          <table:table-cell office:value-type="string" calcext:value-type="string">
            <text:p>TD-254 -- AND - Step #6-4 -- Arena Player to Player Chat Integration</text:p>
          </table:table-cell>
          <table:table-cell office:value-type="string" calcext:value-type="string">
            <text:p><text:span text:style-name="T1"><text:a xlink:href="https://tussly.atlassian.net/browse/TD-254" xlink:type="simple">https://tussly.atlassian.net/browse/TD-254</text:a></text:span></text:p>
          </table:table-cell>
          <table:table-cell office:value-type="float" office:value="12" calcext:value-type="float">
            <text:p>12</text:p>
          </table:table-cell>
          <table:table-cell table:formula="of:=SUMIFS([$'Sprint 5 Log'.$E:.$E];[$'Sprint 5 Log'.$B:.$B];[.$B39])" office:value-type="float" office:value="12.75" calcext:value-type="float">
            <text:p>12.75</text:p>
          </table:table-cell>
          <table:table-cell table:number-columns-repeated="2"/>
        </table:table-row>
        <table:table-row table:style-name="ro3">
          <table:table-cell office:value-type="string" calcext:value-type="string">
            <text:p>Story</text:p>
          </table:table-cell>
          <table:table-cell office:value-type="string" calcext:value-type="string">
            <text:p>TD-253 -- AND - Step #6-3 -- Tournament Admin to Player Chat</text:p>
          </table:table-cell>
          <table:table-cell office:value-type="string" calcext:value-type="string">
            <text:p><text:span text:style-name="T1"><text:a xlink:href="https://tussly.atlassian.net/browse/TD-253" xlink:type="simple">https://tussly.atlassian.net/browse/TD-253</text:a></text:span></text:p>
          </table:table-cell>
          <table:table-cell office:value-type="float" office:value="3" calcext:value-type="float">
            <text:p>3</text:p>
          </table:table-cell>
          <table:table-cell table:formula="of:=SUMIFS([$'Sprint 5 Log'.$E:.$E];[$'Sprint 5 Log'.$B:.$B];[.$B40])" office:value-type="float" office:value="3.5" calcext:value-type="float">
            <text:p>3.5</text:p>
          </table:table-cell>
          <table:table-cell table:number-columns-repeated="2"/>
        </table:table-row>
        <table:table-row table:style-name="ro3">
          <table:table-cell office:value-type="string" calcext:value-type="string">
            <text:p>Bug</text:p>
          </table:table-cell>
          <table:table-cell office:value-type="string" calcext:value-type="string">
            <text:p>TD--292 Duplicate Messages Sent on Multiple Quick Taps of Send Button</text:p>
          </table:table-cell>
          <table:table-cell office:value-type="string" calcext:value-type="string">
            <text:p><text:span text:style-name="T1"><text:a xlink:href="https://tussly.atlassian.net/browse/TD-292" xlink:type="simple">https://tussly.atlassian.net/browse/TD-292</text:a></text:span></text:p>
          </table:table-cell>
          <table:table-cell office:value-type="float" office:value="2.2" calcext:value-type="float">
            <text:p>2.2</text:p>
          </table:table-cell>
          <table:table-cell table:formula="of:=SUMIFS([$'Sprint 5 Log'.$E:.$E];[$'Sprint 5 Log'.$B:.$B];[.$B41])" office:value-type="float" office:value="2.17" calcext:value-type="float">
            <text:p>2.17</text:p>
          </table:table-cell>
          <table:table-cell table:number-columns-repeated="2"/>
        </table:table-row>
        <table:table-row table:style-name="ro2">
          <table:table-cell office:value-type="string" calcext:value-type="string">
            <text:p>Bug</text:p>
          </table:table-cell>
          <table:table-cell office:value-type="string" calcext:value-type="string">
            <text:p>TD-289-- Remove the Tost message</text:p>
          </table:table-cell>
          <table:table-cell office:value-type="string" calcext:value-type="string">
            <text:p><text:span text:style-name="T1"><text:a xlink:href="https://tussly.atlassian.net/browse/TD-289" xlink:type="simple">https://tussly.atlassian.net/browse/TD-289</text:a></text:span></text:p>
          </table:table-cell>
          <table:table-cell office:value-type="float" office:value="0.67" calcext:value-type="float">
            <text:p>0.67</text:p>
          </table:table-cell>
          <table:table-cell table:formula="of:=SUMIFS([$'Sprint 5 Log'.$E:.$E];[$'Sprint 5 Log'.$B:.$B];[.$B42])" office:value-type="float" office:value="0.67" calcext:value-type="float">
            <text:p>0.67</text:p>
          </table:table-cell>
          <table:table-cell table:number-columns-repeated="2"/>
        </table:table-row>
        <table:table-row table:style-name="ro3">
          <table:table-cell office:value-type="string" calcext:value-type="string">
            <text:p>Bug</text:p>
          </table:table-cell>
          <table:table-cell office:value-type="string" calcext:value-type="string">
            <text:p>TD-279 -- Chat History Not Visible When Scrolling Up in Player Chat</text:p>
          </table:table-cell>
          <table:table-cell office:value-type="string" calcext:value-type="string">
            <text:p><text:span text:style-name="T1"><text:a xlink:href="https://tussly.atlassian.net/browse/TD-279" xlink:type="simple">https://tussly.atlassian.net/browse/TD-279</text:a></text:span></text:p>
          </table:table-cell>
          <table:table-cell office:value-type="float" office:value="2.5" calcext:value-type="float">
            <text:p>2.5</text:p>
          </table:table-cell>
          <table:table-cell table:formula="of:=SUMIFS([$'Sprint 5 Log'.$E:.$E];[$'Sprint 5 Log'.$B:.$B];[.$B43])" office:value-type="float" office:value="4.25" calcext:value-type="float">
            <text:p>4.25</text:p>
          </table:table-cell>
          <table:table-cell table:number-columns-repeated="2"/>
        </table:table-row>
        <table:table-row table:style-name="ro3">
          <table:table-cell office:value-type="string" calcext:value-type="string">
            <text:p>Bug</text:p>
          </table:table-cell>
          <table:table-cell office:value-type="string" calcext:value-type="string">
            <text:p>TD-369--Message Input Loses Focus After Sending in Chat</text:p>
          </table:table-cell>
          <table:table-cell office:value-type="string" calcext:value-type="string">
            <text:p><text:span text:style-name="T1"><text:a xlink:href="https://tussly.atlassian.net/browse/TD-369" xlink:type="simple">https://tussly.atlassian.net/browse/TD-369</text:a></text:span></text:p>
          </table:table-cell>
          <table:table-cell office:value-type="float" office:value="1.25" calcext:value-type="float">
            <text:p>1.25</text:p>
          </table:table-cell>
          <table:table-cell table:formula="of:=SUMIFS([$'Sprint 5 Log'.$E:.$E];[$'Sprint 5 Log'.$B:.$B];[.$B44])" office:value-type="float" office:value="1.25" calcext:value-type="float">
            <text:p>1.25</text:p>
          </table:table-cell>
          <table:table-cell table:number-columns-repeated="2"/>
        </table:table-row>
        <table:table-row table:style-name="ro3">
          <table:table-cell office:value-type="string" calcext:value-type="string">
            <text:p>Bug</text:p>
          </table:table-cell>
          <table:table-cell office:value-type="string" calcext:value-type="string">
            <text:p>TD-362--Three-Dot Menu Overlaps with Message Layout</text:p>
          </table:table-cell>
          <table:table-cell office:value-type="string" calcext:value-type="string">
            <text:p><text:span text:style-name="T1"><text:a xlink:href="https://tussly.atlassian.net/browse/TD-362" xlink:type="simple">https://tussly.atlassian.net/browse/TD-362</text:a></text:span></text:p>
          </table:table-cell>
          <table:table-cell office:value-type="float" office:value="2.17" calcext:value-type="float">
            <text:p>2.17</text:p>
          </table:table-cell>
          <table:table-cell table:formula="of:=SUMIFS([$'Sprint 5 Log'.$E:.$E];[$'Sprint 5 Log'.$B:.$B];[.$B45])" office:value-type="float" office:value="2.17" calcext:value-type="float">
            <text:p>2.17</text:p>
          </table:table-cell>
          <table:table-cell table:number-columns-repeated="2"/>
        </table:table-row>
        <table:table-row table:style-name="ro3">
          <table:table-cell office:value-type="string" calcext:value-type="string">
            <text:p>Bug</text:p>
          </table:table-cell>
          <table:table-cell office:value-type="string" calcext:value-type="string">
            <text:p>TD-273 -- Show the login and close button instead of ok</text:p>
          </table:table-cell>
          <table:table-cell office:value-type="string" calcext:value-type="string">
            <text:p><text:span text:style-name="T1"><text:a xlink:href="https://tussly.atlassian.net/browse/TD-273" xlink:type="simple">https://tussly.atlassian.net/browse/TD-273</text:a></text:span></text:p>
          </table:table-cell>
          <table:table-cell office:value-type="float" office:value="1.1" calcext:value-type="float">
            <text:p>1.1</text:p>
          </table:table-cell>
          <table:table-cell table:formula="of:=SUMIFS([$'Sprint 5 Log'.$E:.$E];[$'Sprint 5 Log'.$B:.$B];[.$B46])" office:value-type="float" office:value="1.08" calcext:value-type="float">
            <text:p>1.08</text:p>
          </table:table-cell>
          <table:table-cell table:number-columns-repeated="2"/>
        </table:table-row>
        <table:table-row table:style-name="ro3">
          <table:table-cell office:value-type="string" calcext:value-type="string">
            <text:p>Bug</text:p>
          </table:table-cell>
          <table:table-cell office:value-type="string" calcext:value-type="string">
            <text:p>TD-373--Left-Side Chat List Not Updated Immediately After Leaving Group</text:p>
          </table:table-cell>
          <table:table-cell office:value-type="string" calcext:value-type="string">
            <text:p><text:span text:style-name="T1"><text:a xlink:href="https://tussly.atlassian.net/browse/TD-373" xlink:type="simple">https://tussly.atlassian.net/browse/TD-373</text:a></text:span></text:p>
          </table:table-cell>
          <table:table-cell office:value-type="float" office:value="2.17" calcext:value-type="float">
            <text:p>2.17</text:p>
          </table:table-cell>
          <table:table-cell table:formula="of:=SUMIFS([$'Sprint 5 Log'.$E:.$E];[$'Sprint 5 Log'.$B:.$B];[.$B47])" office:value-type="float" office:value="2.17" calcext:value-type="float">
            <text:p>2.17</text:p>
          </table:table-cell>
          <table:table-cell table:number-columns-repeated="2"/>
        </table:table-row>
        <table:table-row table:style-name="ro3">
          <table:table-cell office:value-type="string" calcext:value-type="string">
            <text:p>Bug</text:p>
          </table:table-cell>
          <table:table-cell office:value-type="string" calcext:value-type="string">
            <text:p>TD-354--Thread Replies Still Visible After Main Message Is Deleted</text:p>
          </table:table-cell>
          <table:table-cell office:value-type="string" calcext:value-type="string">
            <text:p><text:span text:style-name="T1"><text:a xlink:href="https://tussly.atlassian.net/browse/TD-354" xlink:type="simple">https://tussly.atlassian.net/browse/TD-354</text:a></text:span></text:p>
          </table:table-cell>
          <table:table-cell office:value-type="float" office:value="0.7" calcext:value-type="float">
            <text:p>0.7</text:p>
          </table:table-cell>
          <table:table-cell table:formula="of:=SUMIFS([$'Sprint 5 Log'.$E:.$E];[$'Sprint 5 Log'.$B:.$B];[.$B48])" office:value-type="float" office:value="0.7" calcext:value-type="float">
            <text:p>0.7</text:p>
          </table:table-cell>
          <table:table-cell table:number-columns-repeated="2"/>
        </table:table-row>
        <table:table-row table:style-name="ro3">
          <table:table-cell office:value-type="string" calcext:value-type="string">
            <text:p>Bug</text:p>
          </table:table-cell>
          <table:table-cell office:value-type="string" calcext:value-type="string">
            <text:p>TD-360--New Message Not Sending After Editing a Previous Message</text:p>
          </table:table-cell>
          <table:table-cell office:value-type="string" calcext:value-type="string">
            <text:p><text:span text:style-name="T1"><text:a xlink:href="https://tussly.atlassian.net/browse/TD-360" xlink:type="simple">https://tussly.atlassian.net/browse/TD-360</text:a></text:span></text:p>
          </table:table-cell>
          <table:table-cell office:value-type="float" office:value="1.25" calcext:value-type="float">
            <text:p>1.25</text:p>
          </table:table-cell>
          <table:table-cell table:formula="of:=SUMIFS([$'Sprint 5 Log'.$E:.$E];[$'Sprint 5 Log'.$B:.$B];[.$B49])" office:value-type="float" office:value="1.25" calcext:value-type="float">
            <text:p>1.25</text:p>
          </table:table-cell>
          <table:table-cell table:number-columns-repeated="2"/>
        </table:table-row>
        <table:table-row table:style-name="ro3">
          <table:table-cell office:value-type="string" calcext:value-type="string">
            <text:p>Story</text:p>
          </table:table-cell>
          <table:table-cell office:value-type="string" calcext:value-type="string">
            <text:p>TD-359--Popup for Leave Group Confirmation Instead of Browser Alert</text:p>
          </table:table-cell>
          <table:table-cell office:value-type="string" calcext:value-type="string">
            <text:p><text:span text:style-name="T1"><text:a xlink:href="https://tussly.atlassian.net/browse/TD-359" xlink:type="simple">https://tussly.atlassian.net/browse/TD-359</text:a></text:span></text:p>
          </table:table-cell>
          <table:table-cell office:value-type="float" office:value="2.25" calcext:value-type="float">
            <text:p>2.25</text:p>
          </table:table-cell>
          <table:table-cell table:formula="of:=SUMIFS([$'Sprint 5 Log'.$E:.$E];[$'Sprint 5 Log'.$B:.$B];[.$B50])" office:value-type="float" office:value="2.25" calcext:value-type="float">
            <text:p>2.25</text:p>
          </table:table-cell>
          <table:table-cell table:number-columns-repeated="2"/>
        </table:table-row>
        <table:table-row table:style-name="ro3">
          <table:table-cell office:value-type="string" calcext:value-type="string">
            <text:p>Bug</text:p>
          </table:table-cell>
          <table:table-cell office:value-type="string" calcext:value-type="string">
            <text:p>TD-357--Add the attachment functionality inside the thread.</text:p>
          </table:table-cell>
          <table:table-cell office:value-type="string" calcext:value-type="string">
            <text:p><text:span text:style-name="T1"><text:a xlink:href="https://tussly.atlassian.net/browse/TD-357" xlink:type="simple">https://tussly.atlassian.net/browse/TD-357</text:a></text:span></text:p>
          </table:table-cell>
          <table:table-cell office:value-type="float" office:value="4.25" calcext:value-type="float">
            <text:p>4.25</text:p>
          </table:table-cell>
          <table:table-cell table:formula="of:=SUMIFS([$'Sprint 5 Log'.$E:.$E];[$'Sprint 5 Log'.$B:.$B];[.$B51])" office:value-type="float" office:value="4.25" calcext:value-type="float">
            <text:p>4.25</text:p>
          </table:table-cell>
          <table:table-cell table:number-columns-repeated="2"/>
        </table:table-row>
        <table:table-row table:style-name="ro3">
          <table:table-cell office:value-type="string" calcext:value-type="string">
            <text:p>Bug</text:p>
          </table:table-cell>
          <table:table-cell office:value-type="string" calcext:value-type="string">
            <text:p>TD-356--Edit Option Should Not Appear for Image and Document</text:p>
          </table:table-cell>
          <table:table-cell office:value-type="string" calcext:value-type="string">
            <text:p><text:span text:style-name="T1"><text:a xlink:href="https://tussly.atlassian.net/browse/TD-356" xlink:type="simple">https://tussly.atlassian.net/browse/TD-356</text:a></text:span></text:p>
          </table:table-cell>
          <table:table-cell office:value-type="float" office:value="0.67" calcext:value-type="float">
            <text:p>0.67</text:p>
          </table:table-cell>
          <table:table-cell table:formula="of:=SUMIFS([$'Sprint 5 Log'.$E:.$E];[$'Sprint 5 Log'.$B:.$B];[.$B52])" office:value-type="float" office:value="0.67" calcext:value-type="float">
            <text:p>0.67</text:p>
          </table:table-cell>
          <table:table-cell table:number-columns-repeated="2"/>
        </table:table-row>
        <table:table-row table:style-name="ro3">
          <table:table-cell office:value-type="string" calcext:value-type="string">
            <text:p>Bug</text:p>
          </table:table-cell>
          <table:table-cell office:value-type="string" calcext:value-type="string">
            <text:p>TD-355--Thread Messages Not Updating in Real-Time After Edit or Delete by Other User</text:p>
          </table:table-cell>
          <table:table-cell office:value-type="string" calcext:value-type="string">
            <text:p><text:span text:style-name="T1"><text:a xlink:href="https://tussly.atlassian.net/browse/TD-355" xlink:type="simple">https://tussly.atlassian.net/browse/TD-355</text:a></text:span></text:p>
          </table:table-cell>
          <table:table-cell office:value-type="float" office:value="2.25" calcext:value-type="float">
            <text:p>2.25</text:p>
          </table:table-cell>
          <table:table-cell table:formula="of:=SUMIFS([$'Sprint 5 Log'.$E:.$E];[$'Sprint 5 Log'.$B:.$B];[.$B53])" office:value-type="float" office:value="2.25" calcext:value-type="float">
            <text:p>2.25</text:p>
          </table:table-cell>
          <table:table-cell table:number-columns-repeated="2"/>
        </table:table-row>
        <table:table-row table:style-name="ro3">
          <table:table-cell office:value-type="string" calcext:value-type="string">
            <text:p>Bug</text:p>
          </table:table-cell>
          <table:table-cell office:value-type="string" calcext:value-type="string">
            <text:p>TD-352--Three-dot message menu does not close on outside click</text:p>
          </table:table-cell>
          <table:table-cell office:value-type="string" calcext:value-type="string">
            <text:p><text:span text:style-name="T1"><text:a xlink:href="https://tussly.atlassian.net/browse/TD-352" xlink:type="simple">https://tussly.atlassian.net/browse/TD-352</text:a></text:span></text:p>
          </table:table-cell>
          <table:table-cell office:value-type="float" office:value="1.17" calcext:value-type="float">
            <text:p>1.17</text:p>
          </table:table-cell>
          <table:table-cell table:formula="of:=SUMIFS([$'Sprint 5 Log'.$E:.$E];[$'Sprint 5 Log'.$B:.$B];[.$B54])"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office:value-type="string" calcext:value-type="string">
            <text:p>TD-351--Increase Clickable Area for Document Download in Chat</text:p>
          </table:table-cell>
          <table:table-cell office:value-type="string" calcext:value-type="string">
            <text:p><text:span text:style-name="T1"><text:a xlink:href="https://tussly.atlassian.net/browse/TD-351" xlink:type="simple">https://tussly.atlassian.net/browse/TD-351</text:a></text:span></text:p>
          </table:table-cell>
          <table:table-cell office:value-type="float" office:value="0.67" calcext:value-type="float">
            <text:p>0.67</text:p>
          </table:table-cell>
          <table:table-cell table:formula="of:=SUMIFS([$'Sprint 5 Log'.$E:.$E];[$'Sprint 5 Log'.$B:.$B];[.$B55])" office:value-type="float" office:value="0.67" calcext:value-type="float">
            <text:p>0.67</text:p>
          </table:table-cell>
          <table:table-cell table:number-columns-repeated="2"/>
        </table:table-row>
        <table:table-row table:style-name="ro2">
          <table:table-cell office:value-type="string" calcext:value-type="string">
            <text:p>Bug</text:p>
          </table:table-cell>
          <table:table-cell office:value-type="string" calcext:value-type="string">
            <text:p>TD-350--Set the Proper design</text:p>
          </table:table-cell>
          <table:table-cell office:value-type="string" calcext:value-type="string">
            <text:p><text:span text:style-name="T1"><text:a xlink:href="https://tussly.atlassian.net/browse/TD-350" xlink:type="simple">https://tussly.atlassian.net/browse/TD-350</text:a></text:span></text:p>
          </table:table-cell>
          <table:table-cell office:value-type="float" office:value="0.67" calcext:value-type="float">
            <text:p>0.67</text:p>
          </table:table-cell>
          <table:table-cell table:formula="of:=SUMIFS([$'Sprint 5 Log'.$E:.$E];[$'Sprint 5 Log'.$B:.$B];[.$B56])" office:value-type="float" office:value="0.67" calcext:value-type="float">
            <text:p>0.67</text:p>
          </table:table-cell>
          <table:table-cell table:number-columns-repeated="2"/>
        </table:table-row>
        <table:table-row table:style-name="ro3">
          <table:table-cell office:value-type="string" calcext:value-type="string">
            <text:p>Bug</text:p>
          </table:table-cell>
          <table:table-cell office:value-type="string" calcext:value-type="string">
            <text:p>TD-348--Duplicate Messages Sent on Multiple Quick Taps of Send Button</text:p>
          </table:table-cell>
          <table:table-cell office:value-type="string" calcext:value-type="string">
            <text:p><text:span text:style-name="T1"><text:a xlink:href="https://tussly.atlassian.net/browse/TD-348" xlink:type="simple">https://tussly.atlassian.net/browse/TD-348</text:a></text:span></text:p>
          </table:table-cell>
          <table:table-cell office:value-type="float" office:value="2.17" calcext:value-type="float">
            <text:p>2.17</text:p>
          </table:table-cell>
          <table:table-cell table:formula="of:=SUMIFS([$'Sprint 5 Log'.$E:.$E];[$'Sprint 5 Log'.$B:.$B];[.$B57])" office:value-type="float" office:value="2.17" calcext:value-type="float">
            <text:p>2.17</text:p>
          </table:table-cell>
          <table:table-cell table:number-columns-repeated="2"/>
        </table:table-row>
        <table:table-row table:style-name="ro3">
          <table:table-cell office:value-type="string" calcext:value-type="string">
            <text:p>Story</text:p>
          </table:table-cell>
          <table:table-cell office:value-type="string" calcext:value-type="string">
            <text:p>TD-269 -- Web - Step #7 -- Web Chat Interface with Full Chat Listing</text:p>
          </table:table-cell>
          <table:table-cell office:value-type="string" calcext:value-type="string">
            <text:p><text:span text:style-name="T1"><text:a xlink:href="https://tussly.atlassian.net/browse/TD-269" xlink:type="simple">https://tussly.atlassian.net/browse/TD-269</text:a></text:span></text:p>
          </table:table-cell>
          <table:table-cell office:value-type="float" office:value="16" calcext:value-type="float">
            <text:p>16</text:p>
          </table:table-cell>
          <table:table-cell table:formula="of:=SUMIFS([$'Sprint 5 Log'.$E:.$E];[$'Sprint 5 Log'.$B:.$B];[.$B58])" office:value-type="float" office:value="14.5" calcext:value-type="float">
            <text:p>14.5</text:p>
          </table:table-cell>
          <table:table-cell table:number-columns-repeated="2"/>
        </table:table-row>
        <table:table-row table:style-name="ro3">
          <table:table-cell office:value-type="string" calcext:value-type="string">
            <text:p>Story</text:p>
          </table:table-cell>
          <table:table-cell office:value-type="string" calcext:value-type="string">
            <text:p>TD-218 -- Web - Customization -- Reply to Chat Message</text:p>
          </table:table-cell>
          <table:table-cell office:value-type="string" calcext:value-type="string">
            <text:p><text:span text:style-name="T1"><text:a xlink:href="https://tussly.atlassian.net/browse/TD-218" xlink:type="simple">https://tussly.atlassian.net/browse/TD-218</text:a></text:span></text:p>
          </table:table-cell>
          <table:table-cell office:value-type="float" office:value="14" calcext:value-type="float">
            <text:p>14</text:p>
          </table:table-cell>
          <table:table-cell table:formula="of:=SUMIFS([$'Sprint 5 Log'.$E:.$E];[$'Sprint 5 Log'.$B:.$B];[.$B59])" office:value-type="float" office:value="13.75" calcext:value-type="float">
            <text:p>13.75</text:p>
          </table:table-cell>
          <table:table-cell table:number-columns-repeated="2"/>
        </table:table-row>
        <table:table-row table:style-name="ro3">
          <table:table-cell office:value-type="string" calcext:value-type="string">
            <text:p>Story</text:p>
          </table:table-cell>
          <table:table-cell office:value-type="string" calcext:value-type="string">
            <text:p>TD-217 -- Web - Customization -- Edit Chat Message</text:p>
          </table:table-cell>
          <table:table-cell office:value-type="string" calcext:value-type="string">
            <text:p><text:span text:style-name="T1"><text:a xlink:href="https://tussly.atlassian.net/browse/TD-217" xlink:type="simple">https://tussly.atlassian.net/browse/TD-217</text:a></text:span></text:p>
          </table:table-cell>
          <table:table-cell office:value-type="float" office:value="2" calcext:value-type="float">
            <text:p>2</text:p>
          </table:table-cell>
          <table:table-cell table:formula="of:=SUMIFS([$'Sprint 5 Log'.$E:.$E];[$'Sprint 5 Log'.$B:.$B];[.$B60])" office:value-type="float" office:value="4.58" calcext:value-type="float">
            <text:p>4.58</text:p>
          </table:table-cell>
          <table:table-cell table:number-columns-repeated="2"/>
        </table:table-row>
        <table:table-row table:style-name="ro3">
          <table:table-cell office:value-type="string" calcext:value-type="string">
            <text:p>Story</text:p>
          </table:table-cell>
          <table:table-cell office:value-type="string" calcext:value-type="string">
            <text:p>TD-214 -- Web - Customization #5-2 -- Chat from Scoreboard &amp; Result</text:p>
          </table:table-cell>
          <table:table-cell office:value-type="string" calcext:value-type="string">
            <text:p><text:span text:style-name="T1"><text:a xlink:href="https://tussly.atlassian.net/browse/TD-214" xlink:type="simple">https://tussly.atlassian.net/browse/TD-214</text:a></text:span></text:p>
          </table:table-cell>
          <table:table-cell office:value-type="float" office:value="1" calcext:value-type="float">
            <text:p>1</text:p>
          </table:table-cell>
          <table:table-cell table:formula="of:=SUMIFS([$'Sprint 5 Log'.$E:.$E];[$'Sprint 5 Log'.$B:.$B];[.$B61])" office:value-type="float" office:value="1.25" calcext:value-type="float">
            <text:p>1.25</text:p>
          </table:table-cell>
          <table:table-cell table:number-columns-repeated="2"/>
        </table:table-row>
        <table:table-row table:style-name="ro3">
          <table:table-cell office:value-type="string" calcext:value-type="string">
            <text:p>Story</text:p>
          </table:table-cell>
          <table:table-cell office:value-type="string" calcext:value-type="string">
            <text:p>TD-213 -- Web - Customization #5-1 -- Chat from Scheduled Subsection (Scheduled &amp; Bracket)</text:p>
          </table:table-cell>
          <table:table-cell office:value-type="string" calcext:value-type="string">
            <text:p><text:span text:style-name="T1"><text:a xlink:href="https://tussly.atlassian.net/browse/TD-213" xlink:type="simple">https://tussly.atlassian.net/browse/TD-213</text:a></text:span></text:p>
          </table:table-cell>
          <table:table-cell office:value-type="float" office:value="1" calcext:value-type="float">
            <text:p>1</text:p>
          </table:table-cell>
          <table:table-cell table:formula="of:=SUMIFS([$'Sprint 5 Log'.$E:.$E];[$'Sprint 5 Log'.$B:.$B];[.$B62])" office:value-type="float" office:value="1.33" calcext:value-type="float">
            <text:p>1.33</text:p>
          </table:table-cell>
          <table:table-cell table:number-columns-repeated="2"/>
        </table:table-row>
        <table:table-row table:style-name="ro3">
          <table:table-cell office:value-type="string" calcext:value-type="string">
            <text:p>Story</text:p>
          </table:table-cell>
          <table:table-cell office:value-type="string" calcext:value-type="string">
            <text:p>TD-212 -- Web - Step #6-2 -- Admin Can Leave Arena Chat Group</text:p>
          </table:table-cell>
          <table:table-cell office:value-type="string" calcext:value-type="string">
            <text:p><text:span text:style-name="T1"><text:a xlink:href="https://tussly.atlassian.net/browse/TD-212" xlink:type="simple">https://tussly.atlassian.net/browse/TD-212</text:a></text:span></text:p>
          </table:table-cell>
          <table:table-cell office:value-type="float" office:value="2" calcext:value-type="float">
            <text:p>2</text:p>
          </table:table-cell>
          <table:table-cell table:formula="of:=SUMIFS([$'Sprint 5 Log'.$E:.$E];[$'Sprint 5 Log'.$B:.$B];[.$B63])" office:value-type="float" office:value="1.75" calcext:value-type="float">
            <text:p>1.75</text:p>
          </table:table-cell>
          <table:table-cell table:number-columns-repeated="2"/>
        </table:table-row>
        <table:table-row table:style-name="ro3">
          <table:table-cell office:value-type="string" calcext:value-type="string">
            <text:p>Story</text:p>
          </table:table-cell>
          <table:table-cell office:value-type="string" calcext:value-type="string">
            <text:p>TD-211 -- Web - Step #6-1 -- Group Chat on Chat Icon Tap in Scheduled &amp; Scoreboards Screens</text:p>
          </table:table-cell>
          <table:table-cell office:value-type="string" calcext:value-type="string">
            <text:p><text:span text:style-name="T1"><text:a xlink:href="https://tussly.atlassian.net/browse/TD-211" xlink:type="simple">https://tussly.atlassian.net/browse/TD-211</text:a></text:span></text:p>
          </table:table-cell>
          <table:table-cell office:value-type="float" office:value="2" calcext:value-type="float">
            <text:p>2</text:p>
          </table:table-cell>
          <table:table-cell table:formula="of:=SUMIFS([$'Sprint 5 Log'.$E:.$E];[$'Sprint 5 Log'.$B:.$B];[.$B64])"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10 -- Web - Step #5-3 -- Implement Typing Indicators</text:p>
          </table:table-cell>
          <table:table-cell office:value-type="string" calcext:value-type="string">
            <text:p><text:span text:style-name="T1"><text:a xlink:href="https://tussly.atlassian.net/browse/TD-210" xlink:type="simple">https://tussly.atlassian.net/browse/TD-210</text:a></text:span></text:p>
          </table:table-cell>
          <table:table-cell office:value-type="float" office:value="2" calcext:value-type="float">
            <text:p>2</text:p>
          </table:table-cell>
          <table:table-cell table:formula="of:=SUMIFS([$'Sprint 5 Log'.$E:.$E];[$'Sprint 5 Log'.$B:.$B];[.$B65])" office:value-type="float" office:value="2.33" calcext:value-type="float">
            <text:p>2.33</text:p>
          </table:table-cell>
          <table:table-cell table:number-columns-repeated="2"/>
        </table:table-row>
        <table:table-row table:style-name="ro3">
          <table:table-cell office:value-type="string" calcext:value-type="string">
            <text:p>Story</text:p>
          </table:table-cell>
          <table:table-cell office:value-type="string" calcext:value-type="string">
            <text:p>TD-207 -- Web - Step #5-2 -- Implement Read Receipt Feature</text:p>
          </table:table-cell>
          <table:table-cell office:value-type="string" calcext:value-type="string">
            <text:p><text:span text:style-name="T1"><text:a xlink:href="https://tussly.atlassian.net/browse/TD-207" xlink:type="simple">https://tussly.atlassian.net/browse/TD-207</text:a></text:span></text:p>
          </table:table-cell>
          <table:table-cell office:value-type="float" office:value="2" calcext:value-type="float">
            <text:p>2</text:p>
          </table:table-cell>
          <table:table-cell table:formula="of:=SUMIFS([$'Sprint 5 Log'.$E:.$E];[$'Sprint 5 Log'.$B:.$B];[.$B66])" office:value-type="float" office:value="2.5" calcext:value-type="float">
            <text:p>2.5</text:p>
          </table:table-cell>
          <table:table-cell table:number-columns-repeated="2"/>
        </table:table-row>
        <table:table-row table:style-name="ro3">
          <table:table-cell office:value-type="string" calcext:value-type="string">
            <text:p>Story</text:p>
          </table:table-cell>
          <table:table-cell office:value-type="string" calcext:value-type="string">
            <text:p>TD-206 -- Web - Step #4-4 -- Handle CometChat Logout Failure</text:p>
          </table:table-cell>
          <table:table-cell office:value-type="string" calcext:value-type="string">
            <text:p><text:span text:style-name="T1"><text:a xlink:href="https://tussly.atlassian.net/browse/TD-206" xlink:type="simple">https://tussly.atlassian.net/browse/TD-206</text:a></text:span></text:p>
          </table:table-cell>
          <table:table-cell office:value-type="float" office:value="3" calcext:value-type="float">
            <text:p>3</text:p>
          </table:table-cell>
          <table:table-cell table:formula="of:=SUMIFS([$'Sprint 5 Log'.$E:.$E];[$'Sprint 5 Log'.$B:.$B];[.$B67])" office:value-type="float" office:value="1.17" calcext:value-type="float">
            <text:p>1.17</text:p>
          </table:table-cell>
          <table:table-cell table:number-columns-repeated="2"/>
        </table:table-row>
        <table:table-row table:style-name="ro3">
          <table:table-cell office:value-type="string" calcext:value-type="string">
            <text:p>Story</text:p>
          </table:table-cell>
          <table:table-cell office:value-type="string" calcext:value-type="string">
            <text:p>TD-205 -- Web - Step #4-3 -- Handle CometChat Login Failure</text:p>
          </table:table-cell>
          <table:table-cell office:value-type="string" calcext:value-type="string">
            <text:p><text:span text:style-name="T1"><text:a xlink:href="https://tussly.atlassian.net/browse/TD-205" xlink:type="simple">https://tussly.atlassian.net/browse/TD-205</text:a></text:span></text:p>
          </table:table-cell>
          <table:table-cell office:value-type="float" office:value="3" calcext:value-type="float">
            <text:p>3</text:p>
          </table:table-cell>
          <table:table-cell table:formula="of:=SUMIFS([$'Sprint 5 Log'.$E:.$E];[$'Sprint 5 Log'.$B:.$B];[.$B68])"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186 -- Web - Step #4-2 -- Logout from CometChat</text:p>
          </table:table-cell>
          <table:table-cell office:value-type="string" calcext:value-type="string">
            <text:p><text:span text:style-name="T1"><text:a xlink:href="https://tussly.atlassian.net/browse/TD-186" xlink:type="simple">https://tussly.atlassian.net/browse/TD-186</text:a></text:span></text:p>
          </table:table-cell>
          <table:table-cell office:value-type="float" office:value="2" calcext:value-type="float">
            <text:p>2</text:p>
          </table:table-cell>
          <table:table-cell table:formula="of:=SUMIFS([$'Sprint 5 Log'.$E:.$E];[$'Sprint 5 Log'.$B:.$B];[.$B69])" office:value-type="float" office:value="2" calcext:value-type="float">
            <text:p>2</text:p>
          </table:table-cell>
          <table:table-cell table:number-columns-repeated="2"/>
        </table:table-row>
        <table:table-row table:style-name="ro2">
          <table:table-cell office:value-type="string" calcext:value-type="string">
            <text:p>Story</text:p>
          </table:table-cell>
          <table:table-cell office:value-type="string" calcext:value-type="string">
            <text:p>TD-185 -- Web - Step #4-1 -- Login to CometChat</text:p>
          </table:table-cell>
          <table:table-cell office:value-type="string" calcext:value-type="string">
            <text:p><text:span text:style-name="T1"><text:a xlink:href="https://tussly.atlassian.net/browse/TD-185" xlink:type="simple">https://tussly.atlassian.net/browse/TD-185</text:a></text:span></text:p>
          </table:table-cell>
          <table:table-cell office:value-type="float" office:value="3" calcext:value-type="float">
            <text:p>3</text:p>
          </table:table-cell>
          <table:table-cell table:formula="of:=SUMIFS([$'Sprint 5 Log'.$E:.$E];[$'Sprint 5 Log'.$B:.$B];[.$B70])" office:value-type="float" office:value="1.92" calcext:value-type="float">
            <text:p>1.92</text:p>
          </table:table-cell>
          <table:table-cell table:number-columns-repeated="2"/>
        </table:table-row>
        <table:table-row table:style-name="ro3">
          <table:table-cell office:value-type="string" calcext:value-type="string">
            <text:p>Story</text:p>
          </table:table-cell>
          <table:table-cell office:value-type="string" calcext:value-type="string">
            <text:p>TD-252 -- AND - Step #6-2 -- Implement Team Chat, Restrict to Team Members</text:p>
          </table:table-cell>
          <table:table-cell office:value-type="string" calcext:value-type="string">
            <text:p><text:span text:style-name="T1"><text:a xlink:href="https://tussly.atlassian.net/browse/TD-252" xlink:type="simple">https://tussly.atlassian.net/browse/TD-252</text:a></text:span></text:p>
          </table:table-cell>
          <table:table-cell office:value-type="float" office:value="3.5" calcext:value-type="float">
            <text:p>3.5</text:p>
          </table:table-cell>
          <table:table-cell table:formula="of:=SUMIFS([$'Sprint 5 Log'.$E:.$E];[$'Sprint 5 Log'.$B:.$B];[.$B71])" office:value-type="float" office:value="3.8" calcext:value-type="float">
            <text:p>3.8</text:p>
          </table:table-cell>
          <table:table-cell table:number-columns-repeated="2"/>
        </table:table-row>
        <table:table-row table:style-name="ro3">
          <table:table-cell office:value-type="string" calcext:value-type="string">
            <text:p>Story</text:p>
          </table:table-cell>
          <table:table-cell office:value-type="string" calcext:value-type="string">
            <text:p>TD-261 -- AND - Customization -- Edit Chat Message</text:p>
          </table:table-cell>
          <table:table-cell office:value-type="string" calcext:value-type="string">
            <text:p><text:span text:style-name="T1"><text:a xlink:href="https://tussly.atlassian.net/browse/TD-261" xlink:type="simple">https://tussly.atlassian.net/browse/TD-261</text:a></text:span></text:p>
          </table:table-cell>
          <table:table-cell office:value-type="float" office:value="7" calcext:value-type="float">
            <text:p>7</text:p>
          </table:table-cell>
          <table:table-cell table:formula="of:=SUMIFS([$'Sprint 5 Log'.$E:.$E];[$'Sprint 5 Log'.$B:.$B];[.$B72])" office:value-type="float" office:value="7.5" calcext:value-type="float">
            <text:p>7.5</text:p>
          </table:table-cell>
          <table:table-cell table:number-columns-repeated="2"/>
        </table:table-row>
        <table:table-row table:style-name="ro3">
          <table:table-cell office:value-type="string" calcext:value-type="string">
            <text:p>Story</text:p>
          </table:table-cell>
          <table:table-cell office:value-type="string" calcext:value-type="string">
            <text:p>TD-246 -- AND - Step #4-4 -- Handle CometChat Logout Failure</text:p>
          </table:table-cell>
          <table:table-cell office:value-type="string" calcext:value-type="string">
            <text:p><text:span text:style-name="T1"><text:a xlink:href="https://tussly.atlassian.net/browse/TD-246" xlink:type="simple">https://tussly.atlassian.net/browse/TD-246</text:a></text:span></text:p>
          </table:table-cell>
          <table:table-cell office:value-type="float" office:value="2.5" calcext:value-type="float">
            <text:p>2.5</text:p>
          </table:table-cell>
          <table:table-cell table:formula="of:=SUMIFS([$'Sprint 5 Log'.$E:.$E];[$'Sprint 5 Log'.$B:.$B];[.$B73])" office:value-type="float" office:value="2.47" calcext:value-type="float">
            <text:p>2.47</text:p>
          </table:table-cell>
          <table:table-cell table:number-columns-repeated="2"/>
        </table:table-row>
        <table:table-row table:style-name="ro3">
          <table:table-cell office:value-type="string" calcext:value-type="string">
            <text:p>Story</text:p>
          </table:table-cell>
          <table:table-cell office:value-type="string" calcext:value-type="string">
            <text:p>TD-235 -- iOS - Step #9-2 -- Do Not Send Notifications for Group Chat</text:p>
          </table:table-cell>
          <table:table-cell office:value-type="string" calcext:value-type="string">
            <text:p><text:span text:style-name="T1"><text:a xlink:href="https://tussly.atlassian.net/browse/TD-235" xlink:type="simple">https://tussly.atlassian.net/browse/TD-235</text:a></text:span></text:p>
          </table:table-cell>
          <table:table-cell office:value-type="float" office:value="3.33" calcext:value-type="float">
            <text:p>3.33</text:p>
          </table:table-cell>
          <table:table-cell table:formula="of:=SUMIFS([$'Sprint 5 Log'.$E:.$E];[$'Sprint 5 Log'.$B:.$B];[.$B74])" office:value-type="float" office:value="3.33" calcext:value-type="float">
            <text:p>3.33</text:p>
          </table:table-cell>
          <table:table-cell table:number-columns-repeated="2"/>
        </table:table-row>
        <table:table-row table:style-name="ro3">
          <table:table-cell office:value-type="string" calcext:value-type="string">
            <text:p>Story</text:p>
          </table:table-cell>
          <table:table-cell office:value-type="string" calcext:value-type="string">
            <text:p>TD-257 -- AND - Step #9-2 -- Do Not Send Notifications for Group Chat</text:p>
          </table:table-cell>
          <table:table-cell office:value-type="string" calcext:value-type="string">
            <text:p><text:span text:style-name="T1"><text:a xlink:href="https://tussly.atlassian.net/browse/TD-257" xlink:type="simple">https://tussly.atlassian.net/browse/TD-257</text:a></text:span></text:p>
          </table:table-cell>
          <table:table-cell office:value-type="float" office:value="0.25" calcext:value-type="float">
            <text:p>0.25</text:p>
          </table:table-cell>
          <table:table-cell table:formula="of:=SUMIFS([$'Sprint 5 Log'.$E:.$E];[$'Sprint 5 Log'.$B:.$B];[.$B75])" office:value-type="float" office:value="0.25" calcext:value-type="float">
            <text:p>0.25</text:p>
          </table:table-cell>
          <table:table-cell table:number-columns-repeated="2"/>
        </table:table-row>
        <table:table-row table:style-name="ro3">
          <table:table-cell office:value-type="string" calcext:value-type="string">
            <text:p>Story</text:p>
          </table:table-cell>
          <table:table-cell office:value-type="string" calcext:value-type="string">
            <text:p>TD-251 -- AND - Step #6-1 -- Navigate to Group Chat on Chat Icon Tap</text:p>
          </table:table-cell>
          <table:table-cell office:value-type="string" calcext:value-type="string">
            <text:p><text:span text:style-name="T1"><text:a xlink:href="https://tussly.atlassian.net/browse/TD-251" xlink:type="simple">https://tussly.atlassian.net/browse/TD-251</text:a></text:span></text:p>
          </table:table-cell>
          <table:table-cell office:value-type="float" office:value="3" calcext:value-type="float">
            <text:p>3</text:p>
          </table:table-cell>
          <table:table-cell table:formula="of:=SUMIFS([$'Sprint 5 Log'.$E:.$E];[$'Sprint 5 Log'.$B:.$B];[.$B76])" office:value-type="float" office:value="6.05" calcext:value-type="float">
            <text:p>6.05</text:p>
          </table:table-cell>
          <table:table-cell table:number-columns-repeated="2"/>
        </table:table-row>
        <table:table-row table:style-name="ro3">
          <table:table-cell office:value-type="string" calcext:value-type="string">
            <text:p>Story</text:p>
          </table:table-cell>
          <table:table-cell office:value-type="string" calcext:value-type="string">
            <text:p>TD-229 -- iOS - Step #6-1 -- Navigate to Group Chat on Chat Icon Tap</text:p>
          </table:table-cell>
          <table:table-cell office:value-type="string" calcext:value-type="string">
            <text:p><text:span text:style-name="T1"><text:a xlink:href="https://tussly.atlassian.net/browse/TD-229" xlink:type="simple">https://tussly.atlassian.net/browse/TD-229</text:a></text:span></text:p>
          </table:table-cell>
          <table:table-cell office:value-type="float" office:value="3" calcext:value-type="float">
            <text:p>3</text:p>
          </table:table-cell>
          <table:table-cell table:formula="of:=SUMIFS([$'Sprint 5 Log'.$E:.$E];[$'Sprint 5 Log'.$B:.$B];[.$B77])"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23 -- iOS - Step #4-3 -- Handle CometChat Login Failure</text:p>
          </table:table-cell>
          <table:table-cell office:value-type="string" calcext:value-type="string">
            <text:p><text:span text:style-name="T1"><text:a xlink:href="https://tussly.atlassian.net/browse/TD-223" xlink:type="simple">https://tussly.atlassian.net/browse/TD-223</text:a></text:span></text:p>
          </table:table-cell>
          <table:table-cell office:value-type="float" office:value="2.5" calcext:value-type="float">
            <text:p>2.5</text:p>
          </table:table-cell>
          <table:table-cell table:formula="of:=SUMIFS([$'Sprint 5 Log'.$E:.$E];[$'Sprint 5 Log'.$B:.$B];[.$B78])" office:value-type="float" office:value="2.58" calcext:value-type="float">
            <text:p>2.58</text:p>
          </table:table-cell>
          <table:table-cell table:number-columns-repeated="2"/>
        </table:table-row>
        <table:table-row table:style-name="ro3">
          <table:table-cell office:value-type="string" calcext:value-type="string">
            <text:p>Bug</text:p>
          </table:table-cell>
          <table:table-cell office:value-type="string" calcext:value-type="string">
            <text:p>TD-294-- IOS : Unread Count Still Visible After Reading Chat Messages</text:p>
          </table:table-cell>
          <table:table-cell office:value-type="string" calcext:value-type="string">
            <text:p><text:span text:style-name="T1"><text:a xlink:href="https://tussly.atlassian.net/browse/TD-294" xlink:type="simple">https://tussly.atlassian.net/browse/TD-294</text:a></text:span></text:p>
          </table:table-cell>
          <table:table-cell office:value-type="float" office:value="0.75" calcext:value-type="float">
            <text:p>0.75</text:p>
          </table:table-cell>
          <table:table-cell table:formula="of:=SUMIFS([$'Sprint 5 Log'.$E:.$E];[$'Sprint 5 Log'.$B:.$B];[.$B79])" office:value-type="float" office:value="0.92" calcext:value-type="float">
            <text:p>0.92</text:p>
          </table:table-cell>
          <table:table-cell table:number-columns-repeated="2"/>
        </table:table-row>
        <table:table-row table:style-name="ro2">
          <table:table-cell office:value-type="string" calcext:value-type="string">
            <text:p>Story</text:p>
          </table:table-cell>
          <table:table-cell office:value-type="string" calcext:value-type="string">
            <text:p>TD-182 -- BE - Step #10 -- Notification Setup</text:p>
          </table:table-cell>
          <table:table-cell office:value-type="string" calcext:value-type="string">
            <text:p><text:span text:style-name="T1"><text:a xlink:href="https://tussly.atlassian.net/browse/TD-182" xlink:type="simple">https://tussly.atlassian.net/browse/TD-182</text:a></text:span></text:p>
          </table:table-cell>
          <table:table-cell office:value-type="float" office:value="8" calcext:value-type="float">
            <text:p>8</text:p>
          </table:table-cell>
          <table:table-cell table:formula="of:=SUMIFS([$'Sprint 5 Log'.$E:.$E];[$'Sprint 5 Log'.$B:.$B];[.$B80])" office:value-type="float" office:value="3.5" calcext:value-type="float">
            <text:p>3.5</text:p>
          </table:table-cell>
          <table:table-cell table:number-columns-repeated="2"/>
        </table:table-row>
        <table:table-row table:style-name="ro3">
          <table:table-cell office:value-type="string" calcext:value-type="string">
            <text:p>Story</text:p>
          </table:table-cell>
          <table:table-cell office:value-type="string" calcext:value-type="string">
            <text:p>TD-179 -- BE - Step #7 -- API to Identify Whether a User is a Friend or Not</text:p>
          </table:table-cell>
          <table:table-cell office:value-type="string" calcext:value-type="string">
            <text:p><text:span text:style-name="T1"><text:a xlink:href="https://tussly.atlassian.net/browse/TD-179" xlink:type="simple">https://tussly.atlassian.net/browse/TD-179</text:a></text:span></text:p>
          </table:table-cell>
          <table:table-cell office:value-type="float" office:value="4" calcext:value-type="float">
            <text:p>4</text:p>
          </table:table-cell>
          <table:table-cell table:formula="of:=SUMIFS([$'Sprint 5 Log'.$E:.$E];[$'Sprint 5 Log'.$B:.$B];[.$B81])" office:value-type="float" office:value="3.5" calcext:value-type="float">
            <text:p>3.5</text:p>
          </table:table-cell>
          <table:table-cell table:number-columns-repeated="2"/>
        </table:table-row>
        <table:table-row table:style-name="ro3">
          <table:table-cell office:value-type="string" calcext:value-type="string">
            <text:p>Story</text:p>
          </table:table-cell>
          <table:table-cell office:value-type="string" calcext:value-type="string">
            <text:p>TD-245 -- AND - Step #4-3 -- Handle CometChat Login Failure</text:p>
          </table:table-cell>
          <table:table-cell office:value-type="string" calcext:value-type="string">
            <text:p><text:span text:style-name="T1"><text:a xlink:href="https://tussly.atlassian.net/browse/TD-245" xlink:type="simple">https://tussly.atlassian.net/browse/TD-245</text:a></text:span></text:p>
          </table:table-cell>
          <table:table-cell office:value-type="float" office:value="2.5" calcext:value-type="float">
            <text:p>2.5</text:p>
          </table:table-cell>
          <table:table-cell table:formula="of:=SUMIFS([$'Sprint 5 Log'.$E:.$E];[$'Sprint 5 Log'.$B:.$B];[.$B82])" office:value-type="float" office:value="2.92" calcext:value-type="float">
            <text:p>2.92</text:p>
          </table:table-cell>
          <table:table-cell table:number-columns-repeated="2"/>
        </table:table-row>
        <table:table-row table:style-name="ro3">
          <table:table-cell office:value-type="string" calcext:value-type="string">
            <text:p>Story</text:p>
          </table:table-cell>
          <table:table-cell office:value-type="string" calcext:value-type="string">
            <text:p>TD-258 -- AND - Customization #2-1 -- Display Unread Message Count</text:p>
          </table:table-cell>
          <table:table-cell office:value-type="string" calcext:value-type="string">
            <text:p><text:span text:style-name="T1"><text:a xlink:href="https://tussly.atlassian.net/browse/TD-258" xlink:type="simple">https://tussly.atlassian.net/browse/TD-258</text:a></text:span></text:p>
          </table:table-cell>
          <table:table-cell office:value-type="float" office:value="2" calcext:value-type="float">
            <text:p>2</text:p>
          </table:table-cell>
          <table:table-cell table:formula="of:=SUMIFS([$'Sprint 5 Log'.$E:.$E];[$'Sprint 5 Log'.$B:.$B];[.$B83])" office:value-type="float" office:value="3.08" calcext:value-type="float">
            <text:p>3.08</text:p>
          </table:table-cell>
          <table:table-cell table:number-columns-repeated="2"/>
        </table:table-row>
        <table:table-row table:style-name="ro3">
          <table:table-cell office:value-type="string" calcext:value-type="string">
            <text:p>Story</text:p>
          </table:table-cell>
          <table:table-cell office:value-type="string" calcext:value-type="string">
            <text:p>TD-236 -- iOS - Customization #2-1 -- Display Unread Message Count</text:p>
          </table:table-cell>
          <table:table-cell office:value-type="string" calcext:value-type="string">
            <text:p><text:span text:style-name="T1"><text:a xlink:href="https://tussly.atlassian.net/browse/TD-236" xlink:type="simple">https://tussly.atlassian.net/browse/TD-236</text:a></text:span></text:p>
          </table:table-cell>
          <table:table-cell office:value-type="float" office:value="2" calcext:value-type="float">
            <text:p>2</text:p>
          </table:table-cell>
          <table:table-cell table:formula="of:=SUMIFS([$'Sprint 5 Log'.$E:.$E];[$'Sprint 5 Log'.$B:.$B];[.$B84])" office:value-type="float" office:value="2.16" calcext:value-type="float">
            <text:p>2.16</text:p>
          </table:table-cell>
          <table:table-cell table:number-columns-repeated="2"/>
        </table:table-row>
        <table:table-row table:style-name="ro3">
          <table:table-cell office:value-type="string" calcext:value-type="string">
            <text:p>Bug</text:p>
          </table:table-cell>
          <table:table-cell office:value-type="string" calcext:value-type="string">
            <text:p>TD-271 -- Display the same consistent message on iOS as shown on Android.</text:p>
          </table:table-cell>
          <table:table-cell office:value-type="string" calcext:value-type="string">
            <text:p><text:span text:style-name="T1"><text:a xlink:href="https://tussly.atlassian.net/browse/TD-271" xlink:type="simple">https://tussly.atlassian.net/browse/TD-271</text:a></text:span></text:p>
          </table:table-cell>
          <table:table-cell office:value-type="float" office:value="0" calcext:value-type="float">
            <text:p>0</text:p>
          </table:table-cell>
          <table:table-cell table:formula="of:=SUMIFS([$'Sprint 5 Log'.$E:.$E];[$'Sprint 5 Log'.$B:.$B];[.$B85])" office:value-type="float" office:value="0.42" calcext:value-type="float">
            <text:p>0.42</text:p>
          </table:table-cell>
          <table:table-cell table:number-columns-repeated="2"/>
        </table:table-row>
        <table:table-row table:style-name="ro3">
          <table:table-cell office:value-type="string" calcext:value-type="string">
            <text:p>Story</text:p>
          </table:table-cell>
          <table:table-cell office:value-type="string" calcext:value-type="string">
            <text:p>TD-244 -- AND - Step #4-2 -- Log Out User from CometChat When Logging Out of the App</text:p>
          </table:table-cell>
          <table:table-cell office:value-type="string" calcext:value-type="string">
            <text:p><text:span text:style-name="T1"><text:a xlink:href="https://tussly.atlassian.net/browse/TD-244" xlink:type="simple">https://tussly.atlassian.net/browse/TD-244</text:a></text:span></text:p>
          </table:table-cell>
          <table:table-cell office:value-type="float" office:value="2" calcext:value-type="float">
            <text:p>2</text:p>
          </table:table-cell>
          <table:table-cell table:formula="of:=SUMIFS([$'Sprint 5 Log'.$E:.$E];[$'Sprint 5 Log'.$B:.$B];[.$B86])" office:value-type="float" office:value="2.3" calcext:value-type="float">
            <text:p>2.3</text:p>
          </table:table-cell>
          <table:table-cell table:number-columns-repeated="2"/>
        </table:table-row>
        <table:table-row table:style-name="ro4">
          <table:table-cell office:value-type="string" calcext:value-type="string">
            <text:p>Story</text:p>
          </table:table-cell>
          <table:table-cell office:value-type="string" calcext:value-type="string">
            <text:p>TD-222 -- iOS - Step #4-2 -- Log Out from CometChat When User Logs Out from the iOS App</text:p>
          </table:table-cell>
          <table:table-cell office:value-type="string" calcext:value-type="string">
            <text:p><text:span text:style-name="T1"><text:a xlink:href="https://tussly.atlassian.net/browse/TD-222" xlink:type="simple">https://tussly.atlassian.net/browse/TD-222</text:a></text:span></text:p>
          </table:table-cell>
          <table:table-cell office:value-type="float" office:value="2" calcext:value-type="float">
            <text:p>2</text:p>
          </table:table-cell>
          <table:table-cell table:formula="of:=SUMIFS([$'Sprint 5 Log'.$E:.$E];[$'Sprint 5 Log'.$B:.$B];[.$B87])" office:value-type="float" office:value="2.33" calcext:value-type="float">
            <text:p>2.33</text:p>
          </table:table-cell>
          <table:table-cell table:number-columns-repeated="2"/>
        </table:table-row>
        <table:table-row table:style-name="ro4">
          <table:table-cell office:value-type="string" calcext:value-type="string">
            <text:p>Story</text:p>
          </table:table-cell>
          <table:table-cell office:value-type="string" calcext:value-type="string">
            <text:p>TD-243 -- AND - Step #4-1 -- Log in to CometChat after User Authentication in the Android App</text:p>
          </table:table-cell>
          <table:table-cell office:value-type="string" calcext:value-type="string">
            <text:p><text:span text:style-name="T1"><text:a xlink:href="https://tussly.atlassian.net/browse/TD-243" xlink:type="simple">https://tussly.atlassian.net/browse/TD-243</text:a></text:span></text:p>
          </table:table-cell>
          <table:table-cell office:value-type="float" office:value="2" calcext:value-type="float">
            <text:p>2</text:p>
          </table:table-cell>
          <table:table-cell table:formula="of:=SUMIFS([$'Sprint 5 Log'.$E:.$E];[$'Sprint 5 Log'.$B:.$B];[.$B88])" office:value-type="float" office:value="2.15" calcext:value-type="float">
            <text:p>2.15</text:p>
          </table:table-cell>
          <table:table-cell table:number-columns-repeated="2"/>
        </table:table-row>
        <table:table-row table:style-name="ro4">
          <table:table-cell office:value-type="string" calcext:value-type="string">
            <text:p>Story</text:p>
          </table:table-cell>
          <table:table-cell office:value-type="string" calcext:value-type="string">
            <text:p>TD-221 -- iOS - Step #4-1 -- Implement CometChat Login after User Authentication in iOS App</text:p>
          </table:table-cell>
          <table:table-cell office:value-type="string" calcext:value-type="string">
            <text:p><text:span text:style-name="T1"><text:a xlink:href="https://tussly.atlassian.net/browse/TD-221" xlink:type="simple">https://tussly.atlassian.net/browse/TD-221</text:a></text:span></text:p>
          </table:table-cell>
          <table:table-cell office:value-type="float" office:value="2" calcext:value-type="float">
            <text:p>2</text:p>
          </table:table-cell>
          <table:table-cell table:formula="of:=SUMIFS([$'Sprint 5 Log'.$E:.$E];[$'Sprint 5 Log'.$B:.$B];[.$B89])" office:value-type="float" office:value="2.08" calcext:value-type="float">
            <text:p>2.08</text:p>
          </table:table-cell>
          <table:table-cell table:number-columns-repeated="2"/>
        </table:table-row>
        <table:table-row table:style-name="ro3">
          <table:table-cell office:value-type="string" calcext:value-type="string">
            <text:p>Story</text:p>
          </table:table-cell>
          <table:table-cell office:value-type="string" calcext:value-type="string">
            <text:p>TD-250 -- AND - Step #5-4 -- Implement Typing Indicators</text:p>
          </table:table-cell>
          <table:table-cell office:value-type="string" calcext:value-type="string">
            <text:p><text:span text:style-name="T1"><text:a xlink:href="https://tussly.atlassian.net/browse/TD-250" xlink:type="simple">https://tussly.atlassian.net/browse/TD-250</text:a></text:span></text:p>
          </table:table-cell>
          <table:table-cell office:value-type="float" office:value="2" calcext:value-type="float">
            <text:p>2</text:p>
          </table:table-cell>
          <table:table-cell table:formula="of:=SUMIFS([$'Sprint 5 Log'.$E:.$E];[$'Sprint 5 Log'.$B:.$B];[.$B90])" office:value-type="float" office:value="3" calcext:value-type="float">
            <text:p>3</text:p>
          </table:table-cell>
          <table:table-cell table:number-columns-repeated="2"/>
        </table:table-row>
        <table:table-row table:style-name="ro3">
          <table:table-cell office:value-type="string" calcext:value-type="string">
            <text:p>Story</text:p>
          </table:table-cell>
          <table:table-cell office:value-type="string" calcext:value-type="string">
            <text:p>TD-228 -- iOS - Step #5-4 -- Implement Typing Indicators</text:p>
          </table:table-cell>
          <table:table-cell office:value-type="string" calcext:value-type="string">
            <text:p><text:span text:style-name="T1"><text:a xlink:href="https://tussly.atlassian.net/browse/TD-228" xlink:type="simple">https://tussly.atlassian.net/browse/TD-228</text:a></text:span></text:p>
          </table:table-cell>
          <table:table-cell office:value-type="float" office:value="2" calcext:value-type="float">
            <text:p>2</text:p>
          </table:table-cell>
          <table:table-cell table:formula="of:=SUMIFS([$'Sprint 5 Log'.$E:.$E];[$'Sprint 5 Log'.$B:.$B];[.$B91])" office:value-type="float" office:value="3" calcext:value-type="float">
            <text:p>3</text:p>
          </table:table-cell>
          <table:table-cell table:number-columns-repeated="2"/>
        </table:table-row>
        <table:table-row table:style-name="ro3">
          <table:table-cell office:value-type="string" calcext:value-type="string">
            <text:p>Story</text:p>
          </table:table-cell>
          <table:table-cell office:value-type="string" calcext:value-type="string">
            <text:p>TD-249 -- AND - Step #5-3 -- Implement Read Receipt Feature</text:p>
          </table:table-cell>
          <table:table-cell office:value-type="string" calcext:value-type="string">
            <text:p><text:span text:style-name="T1"><text:a xlink:href="https://tussly.atlassian.net/browse/TD-249" xlink:type="simple">https://tussly.atlassian.net/browse/TD-249</text:a></text:span></text:p>
          </table:table-cell>
          <table:table-cell office:value-type="float" office:value="2.5" calcext:value-type="float">
            <text:p>2.5</text:p>
          </table:table-cell>
          <table:table-cell table:formula="of:=SUMIFS([$'Sprint 5 Log'.$E:.$E];[$'Sprint 5 Log'.$B:.$B];[.$B92])" office:value-type="float" office:value="3.85" calcext:value-type="float">
            <text:p>3.85</text:p>
          </table:table-cell>
          <table:table-cell table:number-columns-repeated="2"/>
        </table:table-row>
        <table:table-row table:style-name="ro3">
          <table:table-cell office:value-type="string" calcext:value-type="string">
            <text:p>Story</text:p>
          </table:table-cell>
          <table:table-cell office:value-type="string" calcext:value-type="string">
            <text:p>TD-227 -- iOS - Step #5-3 -- Implement Read Receipt Feature</text:p>
          </table:table-cell>
          <table:table-cell office:value-type="string" calcext:value-type="string">
            <text:p><text:span text:style-name="T1"><text:a xlink:href="https://tussly.atlassian.net/browse/TD-227" xlink:type="simple">https://tussly.atlassian.net/browse/TD-227</text:a></text:span></text:p>
          </table:table-cell>
          <table:table-cell office:value-type="float" office:value="2.5" calcext:value-type="float">
            <text:p>2.5</text:p>
          </table:table-cell>
          <table:table-cell table:formula="of:=SUMIFS([$'Sprint 5 Log'.$E:.$E];[$'Sprint 5 Log'.$B:.$B];[.$B93])" office:value-type="float" office:value="4.17" calcext:value-type="float">
            <text:p>4.17</text:p>
          </table:table-cell>
          <table:table-cell table:number-columns-repeated="2"/>
        </table:table-row>
        <table:table-row table:style-name="ro3">
          <table:table-cell office:value-type="string" calcext:value-type="string">
            <text:p>Story</text:p>
          </table:table-cell>
          <table:table-cell office:value-type="string" calcext:value-type="string">
            <text:p>TD-247 -- AND - Step #5-1 -- Navigate to Chat Message Screen on Chat Icon Tap</text:p>
          </table:table-cell>
          <table:table-cell office:value-type="string" calcext:value-type="string">
            <text:p><text:span text:style-name="T1"><text:a xlink:href="https://tussly.atlassian.net/browse/TD-247" xlink:type="simple">https://tussly.atlassian.net/browse/TD-247</text:a></text:span></text:p>
          </table:table-cell>
          <table:table-cell office:value-type="float" office:value="2.5" calcext:value-type="float">
            <text:p>2.5</text:p>
          </table:table-cell>
          <table:table-cell table:formula="of:=SUMIFS([$'Sprint 5 Log'.$E:.$E];[$'Sprint 5 Log'.$B:.$B];[.$B94])" office:value-type="float" office:value="3.2" calcext:value-type="float">
            <text:p>3.2</text:p>
          </table:table-cell>
          <table:table-cell table:number-columns-repeated="2"/>
        </table:table-row>
        <table:table-row table:style-name="ro3">
          <table:table-cell office:value-type="string" calcext:value-type="string">
            <text:p>Story</text:p>
          </table:table-cell>
          <table:table-cell office:value-type="string" calcext:value-type="string">
            <text:p>TD-225 -- iOS - Step #5-1 -- Navigate to Chat Screen on Chat Icon Tap</text:p>
          </table:table-cell>
          <table:table-cell office:value-type="string" calcext:value-type="string">
            <text:p><text:span text:style-name="T1"><text:a xlink:href="https://tussly.atlassian.net/browse/TD-225" xlink:type="simple">https://tussly.atlassian.net/browse/TD-225</text:a></text:span></text:p>
          </table:table-cell>
          <table:table-cell office:value-type="float" office:value="2.5" calcext:value-type="float">
            <text:p>2.5</text:p>
          </table:table-cell>
          <table:table-cell table:formula="of:=SUMIFS([$'Sprint 5 Log'.$E:.$E];[$'Sprint 5 Log'.$B:.$B];[.$B95])" office:value-type="float" office:value="2.75" calcext:value-type="float">
            <text:p>2.75</text:p>
          </table:table-cell>
          <table:table-cell table:number-columns-repeated="2"/>
        </table:table-row>
        <table:table-row table:style-name="ro3">
          <table:table-cell office:value-type="string" calcext:value-type="string">
            <text:p>Story</text:p>
          </table:table-cell>
          <table:table-cell office:value-type="string" calcext:value-type="string">
            <text:p>TD-248 -- AND - Step #5-2 -- Allow Users to View Past Conversations</text:p>
          </table:table-cell>
          <table:table-cell office:value-type="string" calcext:value-type="string">
            <text:p><text:span text:style-name="T1"><text:a xlink:href="https://tussly.atlassian.net/browse/TD-248" xlink:type="simple">https://tussly.atlassian.net/browse/TD-248</text:a></text:span></text:p>
          </table:table-cell>
          <table:table-cell office:value-type="float" office:value="5.33" calcext:value-type="float">
            <text:p>5.33</text:p>
          </table:table-cell>
          <table:table-cell table:formula="of:=SUMIFS([$'Sprint 5 Log'.$E:.$E];[$'Sprint 5 Log'.$B:.$B];[.$B96])" office:value-type="float" office:value="5.92" calcext:value-type="float">
            <text:p>5.92</text:p>
          </table:table-cell>
          <table:table-cell table:number-columns-repeated="2"/>
        </table:table-row>
        <table:table-row table:style-name="ro3">
          <table:table-cell office:value-type="string" calcext:value-type="string">
            <text:p>Story</text:p>
          </table:table-cell>
          <table:table-cell office:value-type="string" calcext:value-type="string">
            <text:p>TD-226 -- iOS - Step #5-2 -- Allow Users to View Past Conversations</text:p>
          </table:table-cell>
          <table:table-cell office:value-type="string" calcext:value-type="string">
            <text:p><text:span text:style-name="T1"><text:a xlink:href="https://tussly.atlassian.net/browse/TD-226" xlink:type="simple">https://tussly.atlassian.net/browse/TD-226</text:a></text:span></text:p>
          </table:table-cell>
          <table:table-cell office:value-type="float" office:value="5.33" calcext:value-type="float">
            <text:p>5.33</text:p>
          </table:table-cell>
          <table:table-cell table:formula="of:=SUMIFS([$'Sprint 5 Log'.$E:.$E];[$'Sprint 5 Log'.$B:.$B];[.$B97])" office:value-type="float" office:value="5.75" calcext:value-type="float">
            <text:p>5.75</text:p>
          </table:table-cell>
          <table:table-cell table:number-columns-repeated="2"/>
        </table:table-row>
        <table:table-row table:style-name="ro3">
          <table:table-cell office:value-type="string" calcext:value-type="string">
            <text:p>Story</text:p>
          </table:table-cell>
          <table:table-cell office:value-type="string" calcext:value-type="string">
            <text:p>TD-181 -- BE - Step #9 -- Manage Flag for Disabling Chat</text:p>
          </table:table-cell>
          <table:table-cell office:value-type="string" calcext:value-type="string">
            <text:p><text:span text:style-name="T1"><text:a xlink:href="https://tussly.atlassian.net/browse/TD-181" xlink:type="simple">https://tussly.atlassian.net/browse/TD-181</text:a></text:span></text:p>
          </table:table-cell>
          <table:table-cell office:value-type="float" office:value="3" calcext:value-type="float">
            <text:p>3</text:p>
          </table:table-cell>
          <table:table-cell table:formula="of:=SUMIFS([$'Sprint 5 Log'.$E:.$E];[$'Sprint 5 Log'.$B:.$B];[.$B98])" office:value-type="float" office:value="3" calcext:value-type="float">
            <text:p>3</text:p>
          </table:table-cell>
          <table:table-cell table:number-columns-repeated="2"/>
        </table:table-row>
        <table:table-row table:style-name="ro3">
          <table:table-cell office:value-type="string" calcext:value-type="string">
            <text:p>Story</text:p>
          </table:table-cell>
          <table:table-cell office:value-type="string" calcext:value-type="string">
            <text:p>TD-180 -- BE - Step #8 -- Admin Added to Arena Group Chat</text:p>
          </table:table-cell>
          <table:table-cell office:value-type="string" calcext:value-type="string">
            <text:p><text:span text:style-name="T1"><text:a xlink:href="https://tussly.atlassian.net/browse/TD-180" xlink:type="simple">https://tussly.atlassian.net/browse/TD-180</text:a></text:span></text:p>
          </table:table-cell>
          <table:table-cell office:value-type="float" office:value="4" calcext:value-type="float">
            <text:p>4</text:p>
          </table:table-cell>
          <table:table-cell table:formula="of:=SUMIFS([$'Sprint 5 Log'.$E:.$E];[$'Sprint 5 Log'.$B:.$B];[.$B99])" office:value-type="float" office:value="4" calcext:value-type="float">
            <text:p>4</text:p>
          </table:table-cell>
          <table:table-cell table:number-columns-repeated="2"/>
        </table:table-row>
        <table:table-row table:style-name="ro3">
          <table:table-cell office:value-type="string" calcext:value-type="string">
            <text:p>Story</text:p>
          </table:table-cell>
          <table:table-cell office:value-type="string" calcext:value-type="string">
            <text:p>TD-178 -- BE - Step #6 -- Create Group or One-to-One Chat Between Players</text:p>
          </table:table-cell>
          <table:table-cell office:value-type="string" calcext:value-type="string">
            <text:p><text:span text:style-name="T1"><text:a xlink:href="https://tussly.atlassian.net/browse/TD-178" xlink:type="simple">https://tussly.atlassian.net/browse/TD-178</text:a></text:span></text:p>
          </table:table-cell>
          <table:table-cell office:value-type="float" office:value="12" calcext:value-type="float">
            <text:p>12</text:p>
          </table:table-cell>
          <table:table-cell table:formula="of:=SUMIFS([$'Sprint 5 Log'.$E:.$E];[$'Sprint 5 Log'.$B:.$B];[.$B100])" office:value-type="float" office:value="8.5" calcext:value-type="float">
            <text:p>8.5</text:p>
          </table:table-cell>
          <table:table-cell table:number-columns-repeated="2"/>
        </table:table-row>
        <table:table-row table:style-name="ro3">
          <table:table-cell office:value-type="string" calcext:value-type="string">
            <text:p>Story</text:p>
          </table:table-cell>
          <table:table-cell office:value-type="string" calcext:value-type="string">
            <text:p>TD-177 -- BE - Step #5 -- Register User in CometChat Upon Signup</text:p>
          </table:table-cell>
          <table:table-cell office:value-type="string" calcext:value-type="string">
            <text:p><text:span text:style-name="T1"><text:a xlink:href="https://tussly.atlassian.net/browse/TD-177" xlink:type="simple">https://tussly.atlassian.net/browse/TD-177</text:a></text:span></text:p>
          </table:table-cell>
          <table:table-cell office:value-type="float" office:value="3" calcext:value-type="float">
            <text:p>3</text:p>
          </table:table-cell>
          <table:table-cell table:formula="of:=SUMIFS([$'Sprint 5 Log'.$E:.$E];[$'Sprint 5 Log'.$B:.$B];[.$B101])" office:value-type="float" office:value="3" calcext:value-type="float">
            <text:p>3</text:p>
          </table:table-cell>
          <table:table-cell table:number-columns-repeated="2"/>
        </table:table-row>
        <table:table-row table:style-name="ro2">
          <table:table-cell office:value-type="string" calcext:value-type="string">
            <text:p>Story</text:p>
          </table:table-cell>
          <table:table-cell office:value-type="string" calcext:value-type="string">
            <text:p>TD-268 -- BE - Step #4A -- Sync All the old teams</text:p>
          </table:table-cell>
          <table:table-cell office:value-type="string" calcext:value-type="string">
            <text:p><text:span text:style-name="T1"><text:a xlink:href="https://tussly.atlassian.net/browse/TD-268" xlink:type="simple">https://tussly.atlassian.net/browse/TD-268</text:a></text:span></text:p>
          </table:table-cell>
          <table:table-cell office:value-type="float" office:value="5" calcext:value-type="float">
            <text:p>5</text:p>
          </table:table-cell>
          <table:table-cell table:formula="of:=SUMIFS([$'Sprint 5 Log'.$E:.$E];[$'Sprint 5 Log'.$B:.$B];[.$B102])" office:value-type="float" office:value="5" calcext:value-type="float">
            <text:p>5</text:p>
          </table:table-cell>
          <table:table-cell table:number-columns-repeated="2"/>
        </table:table-row>
        <table:table-row table:style-name="ro3">
          <table:table-cell office:value-type="string" calcext:value-type="string">
            <text:p>Story</text:p>
          </table:table-cell>
          <table:table-cell office:value-type="string" calcext:value-type="string">
            <text:p>TD-184 -- Web - Step #3-2 -- Initialize CometChat SDK</text:p>
          </table:table-cell>
          <table:table-cell office:value-type="string" calcext:value-type="string">
            <text:p><text:span text:style-name="T1"><text:a xlink:href="https://tussly.atlassian.net/browse/TD-184" xlink:type="simple">https://tussly.atlassian.net/browse/TD-184</text:a></text:span></text:p>
          </table:table-cell>
          <table:table-cell office:value-type="float" office:value="2" calcext:value-type="float">
            <text:p>2</text:p>
          </table:table-cell>
          <table:table-cell table:formula="of:=SUMIFS([$'Sprint 5 Log'.$E:.$E];[$'Sprint 5 Log'.$B:.$B];[.$B103])" office:value-type="float" office:value="2" calcext:value-type="float">
            <text:p>2</text:p>
          </table:table-cell>
          <table:table-cell table:number-columns-repeated="2"/>
        </table:table-row>
        <table:table-row table:style-name="ro3">
          <table:table-cell office:value-type="string" calcext:value-type="string">
            <text:p>Story</text:p>
          </table:table-cell>
          <table:table-cell office:value-type="string" calcext:value-type="string">
            <text:p>TD-183 -- Web - Step #3-1 -- Integrate CometChat SDK</text:p>
          </table:table-cell>
          <table:table-cell office:value-type="string" calcext:value-type="string">
            <text:p><text:span text:style-name="T1"><text:a xlink:href="https://tussly.atlassian.net/browse/TD-183" xlink:type="simple">https://tussly.atlassian.net/browse/TD-183</text:a></text:span></text:p>
          </table:table-cell>
          <table:table-cell office:value-type="float" office:value="3" calcext:value-type="float">
            <text:p>3</text:p>
          </table:table-cell>
          <table:table-cell table:formula="of:=SUMIFS([$'Sprint 5 Log'.$E:.$E];[$'Sprint 5 Log'.$B:.$B];[.$B104])" office:value-type="float" office:value="2" calcext:value-type="float">
            <text:p>2</text:p>
          </table:table-cell>
          <table:table-cell table:number-columns-repeated="2"/>
        </table:table-row>
        <table:table-row table:style-name="ro2">
          <table:table-cell office:value-type="string" calcext:value-type="string">
            <text:p>Story</text:p>
          </table:table-cell>
          <table:table-cell office:value-type="string" calcext:value-type="string">
            <text:p>TD-176 -- BE - Step #4 -- Sync All Old App Users</text:p>
          </table:table-cell>
          <table:table-cell office:value-type="string" calcext:value-type="string">
            <text:p><text:span text:style-name="T1"><text:a xlink:href="https://tussly.atlassian.net/browse/TD-176" xlink:type="simple">https://tussly.atlassian.net/browse/TD-176</text:a></text:span></text:p>
          </table:table-cell>
          <table:table-cell office:value-type="float" office:value="7" calcext:value-type="float">
            <text:p>7</text:p>
          </table:table-cell>
          <table:table-cell table:formula="of:=SUMIFS([$'Sprint 5 Log'.$E:.$E];[$'Sprint 5 Log'.$B:.$B];[.$B105])" office:value-type="float" office:value="5.5" calcext:value-type="float">
            <text:p>5.5</text:p>
          </table:table-cell>
          <table:table-cell table:number-columns-repeated="2"/>
        </table:table-row>
        <table:table-row table:style-name="ro3">
          <table:table-cell office:value-type="string" calcext:value-type="string">
            <text:p>Story</text:p>
          </table:table-cell>
          <table:table-cell office:value-type="string" calcext:value-type="string">
            <text:p>TD-175 -- BE - Step #3 -- Integrate CometChat SDK</text:p>
          </table:table-cell>
          <table:table-cell office:value-type="string" calcext:value-type="string">
            <text:p><text:span text:style-name="T1"><text:a xlink:href="https://tussly.atlassian.net/browse/TD-175" xlink:type="simple">https://tussly.atlassian.net/browse/TD-175</text:a></text:span></text:p>
          </table:table-cell>
          <table:table-cell office:value-type="float" office:value="2" calcext:value-type="float">
            <text:p>2</text:p>
          </table:table-cell>
          <table:table-cell table:formula="of:=SUMIFS([$'Sprint 5 Log'.$E:.$E];[$'Sprint 5 Log'.$B:.$B];[.$B106])" office:value-type="float" office:value="1.5" calcext:value-type="float">
            <text:p>1.5</text:p>
          </table:table-cell>
          <table:table-cell table:number-columns-repeated="2"/>
        </table:table-row>
        <table:table-row table:style-name="ro3">
          <table:table-cell office:value-type="string" calcext:value-type="string">
            <text:p>Story</text:p>
          </table:table-cell>
          <table:table-cell office:value-type="string" calcext:value-type="string">
            <text:p>TD-242 -- AND - Step #3-2 -- Initialize CometChat SDK</text:p>
          </table:table-cell>
          <table:table-cell office:value-type="string" calcext:value-type="string">
            <text:p><text:span text:style-name="T1"><text:a xlink:href="https://tussly.atlassian.net/browse/TD-242" xlink:type="simple">https://tussly.atlassian.net/browse/TD-242</text:a></text:span></text:p>
          </table:table-cell>
          <table:table-cell office:value-type="float" office:value="2" calcext:value-type="float">
            <text:p>2</text:p>
          </table:table-cell>
          <table:table-cell table:formula="of:=SUMIFS([$'Sprint 5 Log'.$E:.$E];[$'Sprint 5 Log'.$B:.$B];[.$B107])" office:value-type="float" office:value="2" calcext:value-type="float">
            <text:p>2</text:p>
          </table:table-cell>
          <table:table-cell table:number-columns-repeated="2"/>
        </table:table-row>
        <table:table-row table:style-name="ro3">
          <table:table-cell office:value-type="string" calcext:value-type="string">
            <text:p>Story</text:p>
          </table:table-cell>
          <table:table-cell office:value-type="string" calcext:value-type="string">
            <text:p>TD-220 -- iOS - Step #3-2 -- Initialize CometChat SDK</text:p>
          </table:table-cell>
          <table:table-cell office:value-type="string" calcext:value-type="string">
            <text:p><text:span text:style-name="T1"><text:a xlink:href="https://tussly.atlassian.net/browse/TD-220" xlink:type="simple">https://tussly.atlassian.net/browse/TD-220</text:a></text:span></text:p>
          </table:table-cell>
          <table:table-cell office:value-type="float" office:value="2" calcext:value-type="float">
            <text:p>2</text:p>
          </table:table-cell>
          <table:table-cell table:formula="of:=SUMIFS([$'Sprint 5 Log'.$E:.$E];[$'Sprint 5 Log'.$B:.$B];[.$B108])" office:value-type="float" office:value="2" calcext:value-type="float">
            <text:p>2</text:p>
          </table:table-cell>
          <table:table-cell table:number-columns-repeated="2"/>
        </table:table-row>
        <table:table-row table:style-name="ro3">
          <table:table-cell office:value-type="string" calcext:value-type="string">
            <text:p>Story</text:p>
          </table:table-cell>
          <table:table-cell office:value-type="string" calcext:value-type="string">
            <text:p>TD-174 -- BE - Step #2 – Create an App in CometChat (Backend Setup)</text:p>
          </table:table-cell>
          <table:table-cell office:value-type="string" calcext:value-type="string">
            <text:p><text:span text:style-name="T1"><text:a xlink:href="https://tussly.atlassian.net/browse/TD-174" xlink:type="simple">https://tussly.atlassian.net/browse/TD-174</text:a></text:span></text:p>
          </table:table-cell>
          <table:table-cell office:value-type="float" office:value="4" calcext:value-type="float">
            <text:p>4</text:p>
          </table:table-cell>
          <table:table-cell table:formula="of:=SUMIFS([$'Sprint 5 Log'.$E:.$E];[$'Sprint 5 Log'.$B:.$B];[.$B109])" office:value-type="float" office:value="2.5" calcext:value-type="float">
            <text:p>2.5</text:p>
          </table:table-cell>
          <table:table-cell table:number-columns-repeated="2"/>
        </table:table-row>
        <table:table-row table:style-name="ro3">
          <table:table-cell office:value-type="string" calcext:value-type="string">
            <text:p>Story</text:p>
          </table:table-cell>
          <table:table-cell office:value-type="string" calcext:value-type="string">
            <text:p>TD-219 -- iOS - Step #3-1 -- Integrate CometChat SDK</text:p>
          </table:table-cell>
          <table:table-cell office:value-type="string" calcext:value-type="string">
            <text:p><text:span text:style-name="T1"><text:a xlink:href="https://tussly.atlassian.net/browse/TD-219" xlink:type="simple">https://tussly.atlassian.net/browse/TD-219</text:a></text:span></text:p>
          </table:table-cell>
          <table:table-cell office:value-type="float" office:value="3" calcext:value-type="float">
            <text:p>3</text:p>
          </table:table-cell>
          <table:table-cell table:formula="of:=SUMIFS([$'Sprint 5 Log'.$E:.$E];[$'Sprint 5 Log'.$B:.$B];[.$B110])" office:value-type="float" office:value="2.83" calcext:value-type="float">
            <text:p>2.83</text:p>
          </table:table-cell>
          <table:table-cell table:number-columns-repeated="2"/>
        </table:table-row>
        <table:table-row table:style-name="ro3">
          <table:table-cell office:value-type="string" calcext:value-type="string">
            <text:p>Story</text:p>
          </table:table-cell>
          <table:table-cell office:value-type="string" calcext:value-type="string">
            <text:p>TD-216 -- Web - Customization #5-4 -- Chat from Player Details Page</text:p>
          </table:table-cell>
          <table:table-cell office:value-type="string" calcext:value-type="string">
            <text:p><text:span text:style-name="T1"><text:a xlink:href="https://tussly.atlassian.net/browse/TD-216" xlink:type="simple">https://tussly.atlassian.net/browse/TD-216</text:a></text:span></text:p>
          </table:table-cell>
          <table:table-cell office:value-type="float" office:value="1" calcext:value-type="float">
            <text:p>1</text:p>
          </table:table-cell>
          <table:table-cell table:formula="of:=SUMIFS([$'Sprint 5 Log'.$E:.$E];[$'Sprint 5 Log'.$B:.$B];[.$B111])" office:value-type="float" office:value="1.25" calcext:value-type="float">
            <text:p>1.25</text:p>
          </table:table-cell>
          <table:table-cell table:number-columns-repeated="2"/>
        </table:table-row>
        <table:table-row table:style-name="ro3">
          <table:table-cell office:value-type="string" calcext:value-type="string">
            <text:p>Story</text:p>
          </table:table-cell>
          <table:table-cell office:value-type="string" calcext:value-type="string">
            <text:p>TD-215 -- Web - Customization #5-3 -- Chat from Player List (Teams &amp; Player)</text:p>
          </table:table-cell>
          <table:table-cell office:value-type="string" calcext:value-type="string">
            <text:p><text:span text:style-name="T1"><text:a xlink:href="https://tussly.atlassian.net/browse/TD-215" xlink:type="simple">https://tussly.atlassian.net/browse/TD-215</text:a></text:span></text:p>
          </table:table-cell>
          <table:table-cell office:value-type="float" office:value="1" calcext:value-type="float">
            <text:p>1</text:p>
          </table:table-cell>
          <table:table-cell table:formula="of:=SUMIFS([$'Sprint 5 Log'.$E:.$E];[$'Sprint 5 Log'.$B:.$B];[.$B112])" office:value-type="float" office:value="4.5" calcext:value-type="float">
            <text:p>4.5</text:p>
          </table:table-cell>
          <table:table-cell table:number-columns-repeated="2"/>
        </table:table-row>
        <table:table-row table:style-name="ro3">
          <table:table-cell office:value-type="string" calcext:value-type="string">
            <text:p>Story</text:p>
          </table:table-cell>
          <table:table-cell office:value-type="string" calcext:value-type="string">
            <text:p>TD-239 -- iOS - Customization -- Edit Chat Message</text:p>
          </table:table-cell>
          <table:table-cell office:value-type="string" calcext:value-type="string">
            <text:p><text:span text:style-name="T1"><text:a xlink:href="https://tussly.atlassian.net/browse/TD-239" xlink:type="simple">https://tussly.atlassian.net/browse/TD-239</text:a></text:span></text:p>
          </table:table-cell>
          <table:table-cell office:value-type="float" office:value="7" calcext:value-type="float">
            <text:p>7</text:p>
          </table:table-cell>
          <table:table-cell table:formula="of:=SUMIFS([$'Sprint 5 Log'.$E:.$E];[$'Sprint 5 Log'.$B:.$B];[.$B113])" office:value-type="float" office:value="8" calcext:value-type="float">
            <text:p>8</text:p>
          </table:table-cell>
          <table:table-cell table:number-columns-repeated="2"/>
        </table:table-row>
        <table:table-row table:style-name="ro3">
          <table:table-cell office:value-type="string" calcext:value-type="string">
            <text:p>Story</text:p>
          </table:table-cell>
          <table:table-cell office:value-type="string" calcext:value-type="string">
            <text:p>TD-255 -- AND - Step #7-1 -- Delete Chat Message Functionality</text:p>
          </table:table-cell>
          <table:table-cell office:value-type="string" calcext:value-type="string">
            <text:p><text:span text:style-name="T1"><text:a xlink:href="https://tussly.atlassian.net/browse/TD-255" xlink:type="simple">https://tussly.atlassian.net/browse/TD-255</text:a></text:span></text:p>
          </table:table-cell>
          <table:table-cell office:value-type="float" office:value="4" calcext:value-type="float">
            <text:p>4</text:p>
          </table:table-cell>
          <table:table-cell table:formula="of:=SUMIFS([$'Sprint 5 Log'.$E:.$E];[$'Sprint 5 Log'.$B:.$B];[.$B114])" office:value-type="float" office:value="4.3" calcext:value-type="float">
            <text:p>4.3</text:p>
          </table:table-cell>
          <table:table-cell table:number-columns-repeated="2"/>
        </table:table-row>
        <table:table-row table:style-name="ro3">
          <table:table-cell office:value-type="string" calcext:value-type="string">
            <text:p>Story</text:p>
          </table:table-cell>
          <table:table-cell office:value-type="string" calcext:value-type="string">
            <text:p>TD-233 -- iOS - Step #7-1 -- Delete Chat Message Functionality</text:p>
          </table:table-cell>
          <table:table-cell office:value-type="string" calcext:value-type="string">
            <text:p><text:span text:style-name="T1"><text:a xlink:href="https://tussly.atlassian.net/browse/TD-233" xlink:type="simple">https://tussly.atlassian.net/browse/TD-233</text:a></text:span></text:p>
          </table:table-cell>
          <table:table-cell office:value-type="float" office:value="4" calcext:value-type="float">
            <text:p>4</text:p>
          </table:table-cell>
          <table:table-cell table:formula="of:=SUMIFS([$'Sprint 5 Log'.$E:.$E];[$'Sprint 5 Log'.$B:.$B];[.$B115])" office:value-type="float" office:value="4.5" calcext:value-type="float">
            <text:p>4.5</text:p>
          </table:table-cell>
          <table:table-cell table:number-columns-repeated="2"/>
        </table:table-row>
        <table:table-row table:style-name="ro3">
          <table:table-cell office:value-type="string" calcext:value-type="string">
            <text:p>Story</text:p>
          </table:table-cell>
          <table:table-cell office:value-type="string" calcext:value-type="string">
            <text:p>TD-207 -- Web - Step #5-2 -- Implement Read Receipt Feature</text:p>
          </table:table-cell>
          <table:table-cell office:value-type="string" calcext:value-type="string">
            <text:p><text:span text:style-name="T1"><text:a xlink:href="https://tussly.atlassian.net/browse/TD-207" xlink:type="simple">https://tussly.atlassian.net/browse/TD-207</text:a></text:span></text:p>
          </table:table-cell>
          <table:table-cell office:value-type="float" office:value="2" calcext:value-type="float">
            <text:p>2</text:p>
          </table:table-cell>
          <table:table-cell table:formula="of:=SUMIFS([$'Sprint 5 Log'.$E:.$E];[$'Sprint 5 Log'.$B:.$B];[.$B116])" office:value-type="float" office:value="2.5" calcext:value-type="float">
            <text:p>2.5</text:p>
          </table:table-cell>
          <table:table-cell table:number-columns-repeated="2"/>
        </table:table-row>
        <table:table-row table:style-name="ro2">
          <table:table-cell office:value-type="string" calcext:value-type="string">
            <text:p>Bug</text:p>
          </table:table-cell>
          <table:table-cell table:style-name="ce8" office:value-type="string" calcext:value-type="string">
            <text:p>TD-385--Notification click redirection</text:p>
          </table:table-cell>
          <table:table-cell office:value-type="string" calcext:value-type="string">
            <text:p><text:span text:style-name="T1"><text:a xlink:href="https://tussly.atlassian.net/browse/TD-385" xlink:type="simple">https://tussly.atlassian.net/browse/TD-385</text:a></text:span></text:p>
          </table:table-cell>
          <table:table-cell office:value-type="float" office:value="0.25" calcext:value-type="float">
            <text:p>0.25</text:p>
          </table:table-cell>
          <table:table-cell table:formula="of:=SUMIFS([$'Sprint 5 Log'.$E:.$E];[$'Sprint 5 Log'.$B:.$B];[.$B117])" office:value-type="float" office:value="0.25" calcext:value-type="float">
            <text:p>0.25</text:p>
          </table:table-cell>
          <table:table-cell table:number-columns-repeated="2"/>
        </table:table-row>
        <table:table-row table:style-name="ro3">
          <table:table-cell office:value-type="string" calcext:value-type="string">
            <text:p>Task</text:p>
          </table:table-cell>
          <table:table-cell table:style-name="ce8" office:value-type="string" calcext:value-type="string">
            <text:p>TD-405 -- Web - Enable or Implement “Invite via Link” Functionality on Team Page</text:p>
          </table:table-cell>
          <table:table-cell office:value-type="string" calcext:value-type="string">
            <text:p><text:span text:style-name="T1"><text:a xlink:href="https://tussly.atlassian.net/browse/TD-405" xlink:type="simple">https://tussly.atlassian.net/browse/TD-405</text:a></text:span></text:p>
          </table:table-cell>
          <table:table-cell table:style-name="ce13" office:value-type="float" office:value="1" calcext:value-type="float">
            <text:p>1</text:p>
          </table:table-cell>
          <table:table-cell table:formula="of:=SUMIFS([$'Sprint 5 Log'.$E:.$E];[$'Sprint 5 Log'.$B:.$B];[.$B118])" office:value-type="float" office:value="1" calcext:value-type="float">
            <text:p>1</text:p>
          </table:table-cell>
          <table:table-cell table:number-columns-repeated="2"/>
        </table:table-row>
        <table:table-row table:style-name="ro4">
          <table:table-cell office:value-type="string" calcext:value-type="string">
            <text:p>Bug</text:p>
          </table:table-cell>
          <table:table-cell table:style-name="ce8" office:value-type="string" calcext:value-type="string">
            <text:p>TD-408 -- iOS App Crash with Orange Microphone Indicator After Initial Use (Likely SDK-Triggered Audio Session)</text:p>
          </table:table-cell>
          <table:table-cell office:value-type="string" calcext:value-type="string">
            <text:p><text:span text:style-name="T1"><text:a xlink:href="https://tussly.atlassian.net/browse/TD-408" xlink:type="simple">https://tussly.atlassian.net/browse/TD-408</text:a></text:span></text:p>
          </table:table-cell>
          <table:table-cell table:style-name="ce14" office:value-type="float" office:value="8.5" calcext:value-type="float">
            <text:p>8.5</text:p>
          </table:table-cell>
          <table:table-cell table:formula="of:=SUMIFS([$'Sprint 5 Log'.$E:.$E];[$'Sprint 5 Log'.$B:.$B];[.$B119])" office:value-type="float" office:value="8.5" calcext:value-type="float">
            <text:p>8.5</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09 -- App Crashes When Viewing Chatroom and New Friend Starts Typing or Messaging</text:p>
          </table:table-cell>
          <table:table-cell office:value-type="string" calcext:value-type="string">
            <text:p><text:span text:style-name="T1"><text:a xlink:href="https://tussly.atlassian.net/browse/TD-409" xlink:type="simple">https://tussly.atlassian.net/browse/TD-409</text:a></text:span></text:p>
          </table:table-cell>
          <table:table-cell table:style-name="ce14" office:value-type="float" office:value="8" calcext:value-type="float">
            <text:p>8</text:p>
          </table:table-cell>
          <table:table-cell table:formula="of:=SUMIFS([$'Sprint 5 Log'.$E:.$E];[$'Sprint 5 Log'.$B:.$B];[.$B120])" office:value-type="float" office:value="8" calcext:value-type="float">
            <text:p>8</text:p>
          </table:table-cell>
          <table:table-cell table:number-columns-repeated="2"/>
        </table:table-row>
        <table:table-row table:style-name="ro4">
          <table:table-cell office:value-type="string" calcext:value-type="string">
            <text:p>Bug</text:p>
          </table:table-cell>
          <table:table-cell table:style-name="ce8" office:value-type="string" calcext:value-type="string">
            <text:p>TD-428 -- AND - App Crashes When Viewing Chatroom and New Friend Starts Typing or Messaging</text:p>
          </table:table-cell>
          <table:table-cell office:value-type="string" calcext:value-type="string">
            <text:p><text:span text:style-name="T1"><text:a xlink:href="https://tussly.atlassian.net/browse/TD-428" xlink:type="simple">https://tussly.atlassian.net/browse/TD-428</text:a></text:span></text:p>
          </table:table-cell>
          <table:table-cell table:style-name="ce14" office:value-type="float" office:value="5" calcext:value-type="float">
            <text:p>5</text:p>
          </table:table-cell>
          <table:table-cell table:formula="of:=SUMIFS([$'Sprint 5 Log'.$E:.$E];[$'Sprint 5 Log'.$B:.$B];[.$B121])" office:value-type="float" office:value="5" calcext:value-type="float">
            <text:p>5</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21 -- Organizer Unable to Leave Group Chat in Arena Match Support</text:p>
          </table:table-cell>
          <table:table-cell office:value-type="string" calcext:value-type="string">
            <text:p><text:span text:style-name="T1"><text:a xlink:href="https://tussly.atlassian.net/browse/TD-421" xlink:type="simple">https://tussly.atlassian.net/browse/TD-421</text:a></text:span></text:p>
          </table:table-cell>
          <table:table-cell table:style-name="ce14" office:value-type="float" office:value="2.25" calcext:value-type="float">
            <text:p>2.25</text:p>
          </table:table-cell>
          <table:table-cell table:formula="of:=SUMIFS([$'Sprint 5 Log'.$E:.$E];[$'Sprint 5 Log'.$B:.$B];[.$B122])" office:value-type="float" office:value="2.25" calcext:value-type="float">
            <text:p>2.25</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15 -- Organizer Chat Icon Fails to Create Group Chat with Checked-In Players</text:p>
          </table:table-cell>
          <table:table-cell office:value-type="string" calcext:value-type="string">
            <text:p><text:span text:style-name="T1"><text:a xlink:href="https://tussly.atlassian.net/browse/TD-415" xlink:type="simple">https://tussly.atlassian.net/browse/TD-415</text:a></text:span></text:p>
          </table:table-cell>
          <table:table-cell table:style-name="ce14" office:value-type="float" office:value="2.33" calcext:value-type="float">
            <text:p>2.33</text:p>
          </table:table-cell>
          <table:table-cell table:formula="of:=SUMIFS([$'Sprint 5 Log'.$E:.$E];[$'Sprint 5 Log'.$B:.$B];[.$B123])" office:value-type="float" office:value="2.33" calcext:value-type="float">
            <text:p>2.33</text:p>
          </table:table-cell>
          <table:table-cell table:number-columns-repeated="2"/>
        </table:table-row>
        <table:table-row table:style-name="ro3">
          <table:table-cell office:value-type="string" calcext:value-type="string">
            <text:p>Task</text:p>
          </table:table-cell>
          <table:table-cell table:style-name="ce8" office:value-type="string" calcext:value-type="string">
            <text:p>TD-418 -- Add Back Button to Chat Page for Organizers to Return to Previous Panel Section</text:p>
          </table:table-cell>
          <table:table-cell office:value-type="string" calcext:value-type="string">
            <text:p><text:span text:style-name="T1"><text:a xlink:href="https://tussly.atlassian.net/browse/TD-418" xlink:type="simple">https://tussly.atlassian.net/browse/TD-418</text:a></text:span></text:p>
          </table:table-cell>
          <table:table-cell table:style-name="ce14" office:value-type="float" office:value="1.25" calcext:value-type="float">
            <text:p>1.25</text:p>
          </table:table-cell>
          <table:table-cell table:formula="of:=SUMIFS([$'Sprint 5 Log'.$E:.$E];[$'Sprint 5 Log'.$B:.$B];[.$B124])" office:value-type="float" office:value="1.25" calcext:value-type="float">
            <text:p>1.25</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24 -- iOS - Add Confirmation Pop-Up Before Adding Admin to Arena Chat</text:p>
          </table:table-cell>
          <table:table-cell office:value-type="string" calcext:value-type="string">
            <text:p><text:span text:style-name="T1"><text:a xlink:href="https://tussly.atlassian.net/browse/TD-424" xlink:type="simple">https://tussly.atlassian.net/browse/TD-424</text:a></text:span></text:p>
          </table:table-cell>
          <table:table-cell table:style-name="ce14" office:value-type="float" office:value="1.17" calcext:value-type="float">
            <text:p>1.17</text:p>
          </table:table-cell>
          <table:table-cell table:formula="of:=SUMIFS([$'Sprint 5 Log'.$E:.$E];[$'Sprint 5 Log'.$B:.$B];[.$B125])"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16 -- iOS - Unread Message Counter Missing on Arena Chat Icon</text:p>
          </table:table-cell>
          <table:table-cell office:value-type="string" calcext:value-type="string">
            <text:p><text:span text:style-name="T1"><text:a xlink:href="https://tussly.atlassian.net/browse/TD-416" xlink:type="simple">https://tussly.atlassian.net/browse/TD-416</text:a></text:span></text:p>
          </table:table-cell>
          <table:table-cell table:style-name="ce14" office:value-type="float" office:value="4.25" calcext:value-type="float">
            <text:p>4.25</text:p>
          </table:table-cell>
          <table:table-cell table:formula="of:=SUMIFS([$'Sprint 5 Log'.$E:.$E];[$'Sprint 5 Log'.$B:.$B];[.$B126])" office:value-type="float" office:value="4.25" calcext:value-type="float">
            <text:p>4.25</text:p>
          </table:table-cell>
          <table:table-cell table:number-columns-repeated="2"/>
        </table:table-row>
        <table:table-row table:style-name="ro4">
          <table:table-cell office:value-type="string" calcext:value-type="string">
            <text:p>Bug</text:p>
          </table:table-cell>
          <table:table-cell table:style-name="ce8" office:value-type="string" calcext:value-type="string">
            <text:p>TD-411 -- iOS - Chat History and Real-Time Events Not Loading on First Login – Requires Logout/Login to Sync</text:p>
          </table:table-cell>
          <table:table-cell office:value-type="string" calcext:value-type="string">
            <text:p><text:span text:style-name="T1"><text:a xlink:href="https://tussly.atlassian.net/browse/TD-411" xlink:type="simple">https://tussly.atlassian.net/browse/TD-411</text:a></text:span></text:p>
          </table:table-cell>
          <table:table-cell table:style-name="ce14" office:value-type="float" office:value="3" calcext:value-type="float">
            <text:p>3</text:p>
          </table:table-cell>
          <table:table-cell table:formula="of:=SUMIFS([$'Sprint 5 Log'.$E:.$E];[$'Sprint 5 Log'.$B:.$B];[.$B127])" office:value-type="float" office:value="3" calcext:value-type="float">
            <text:p>3</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27 -- AND - Add Confirmation Pop-Up Before Adding Admin to Arena Chat</text:p>
          </table:table-cell>
          <table:table-cell office:value-type="string" calcext:value-type="string">
            <text:p><text:span text:style-name="T1"><text:a xlink:href="https://tussly.atlassian.net/browse/TD-427" xlink:type="simple">https://tussly.atlassian.net/browse/TD-427</text:a></text:span></text:p>
          </table:table-cell>
          <table:table-cell table:style-name="ce14" office:value-type="float" office:value="1.17" calcext:value-type="float">
            <text:p>1.17</text:p>
          </table:table-cell>
          <table:table-cell table:formula="of:=SUMIFS([$'Sprint 5 Log'.$E:.$E];[$'Sprint 5 Log'.$B:.$B];[.$B128])"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23 -- AND - Unread Message Counter Missing on Arena Chat Icon</text:p>
          </table:table-cell>
          <table:table-cell office:value-type="string" calcext:value-type="string">
            <text:p><text:span text:style-name="T1"><text:a xlink:href="https://tussly.atlassian.net/browse/TD-423" xlink:type="simple">https://tussly.atlassian.net/browse/TD-423</text:a></text:span></text:p>
          </table:table-cell>
          <table:table-cell table:style-name="ce14" office:value-type="float" office:value="1.42" calcext:value-type="float">
            <text:p>1.42</text:p>
          </table:table-cell>
          <table:table-cell table:formula="of:=SUMIFS([$'Sprint 5 Log'.$E:.$E];[$'Sprint 5 Log'.$B:.$B];[.$B129])" office:value-type="float" office:value="1.42" calcext:value-type="float">
            <text:p>1.42</text:p>
          </table:table-cell>
          <table:table-cell table:number-columns-repeated="2"/>
        </table:table-row>
        <table:table-row table:style-name="ro4">
          <table:table-cell office:value-type="string" calcext:value-type="string">
            <text:p>Bug</text:p>
          </table:table-cell>
          <table:table-cell table:style-name="ce8" office:value-type="string" calcext:value-type="string">
            <text:p>TD-426 -- AND - Main Chat Icon Does Not Update with Unread Count on App Resume After Background Messaging</text:p>
          </table:table-cell>
          <table:table-cell office:value-type="string" calcext:value-type="string">
            <text:p><text:span text:style-name="T1"><text:a xlink:href="https://tussly.atlassian.net/browse/TD-426" xlink:type="simple">https://tussly.atlassian.net/browse/TD-426</text:a></text:span></text:p>
          </table:table-cell>
          <table:table-cell table:style-name="ce14" office:value-type="float" office:value="1" calcext:value-type="float">
            <text:p>1</text:p>
          </table:table-cell>
          <table:table-cell table:formula="of:=SUMIFS([$'Sprint 5 Log'.$E:.$E];[$'Sprint 5 Log'.$B:.$B];[.$B130])" office:value-type="float" office:value="1" calcext:value-type="float">
            <text:p>1</text:p>
          </table:table-cell>
          <table:table-cell table:number-columns-repeated="2"/>
        </table:table-row>
        <table:table-row table:style-name="ro4">
          <table:table-cell office:value-type="string" calcext:value-type="string">
            <text:p>Bug</text:p>
          </table:table-cell>
          <table:table-cell table:style-name="ce8" office:value-type="string" calcext:value-type="string">
            <text:p>TD-425 -- AND - Chat History and Real-Time Events Not Loading on First Login – Requires Logout/Login to Sync</text:p>
          </table:table-cell>
          <table:table-cell office:value-type="string" calcext:value-type="string">
            <text:p><text:span text:style-name="T1"><text:a xlink:href="https://tussly.atlassian.net/browse/TD-425" xlink:type="simple">https://tussly.atlassian.net/browse/TD-425</text:a></text:span></text:p>
          </table:table-cell>
          <table:table-cell table:style-name="ce14" office:value-type="float" office:value="2.17" calcext:value-type="float">
            <text:p>2.17</text:p>
          </table:table-cell>
          <table:table-cell table:formula="of:=SUMIFS([$'Sprint 5 Log'.$E:.$E];[$'Sprint 5 Log'.$B:.$B];[.$B131])" office:value-type="float" office:value="2.17" calcext:value-type="float">
            <text:p>2.17</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14 -- Unnecessary Second Push Notification Triggered by Message Edits (Related to TD-412)</text:p>
          </table:table-cell>
          <table:table-cell office:value-type="string" calcext:value-type="string">
            <text:p><text:span text:style-name="T1"><text:a xlink:href="https://tussly.atlassian.net/browse/TD-414" xlink:type="simple">https://tussly.atlassian.net/browse/TD-414</text:a></text:span></text:p>
          </table:table-cell>
          <table:table-cell table:style-name="ce14" office:value-type="float" office:value="0.42" calcext:value-type="float">
            <text:p>0.42</text:p>
          </table:table-cell>
          <table:table-cell table:formula="of:=SUMIFS([$'Sprint 5 Log'.$E:.$E];[$'Sprint 5 Log'.$B:.$B];[.$B132])" office:value-type="float" office:value="0.42" calcext:value-type="float">
            <text:p>0.42</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12 -- User Receives Second Notification When Message is Deleted Before Being Read</text:p>
          </table:table-cell>
          <table:table-cell office:value-type="string" calcext:value-type="string">
            <text:p><text:span text:style-name="T1"><text:a xlink:href="https://tussly.atlassian.net/browse/TD-412" xlink:type="simple">https://tussly.atlassian.net/browse/TD-412</text:a></text:span></text:p>
          </table:table-cell>
          <table:table-cell table:style-name="ce14" office:value-type="float" office:value="0.34" calcext:value-type="float">
            <text:p>0.34</text:p>
          </table:table-cell>
          <table:table-cell table:formula="of:=SUMIFS([$'Sprint 5 Log'.$E:.$E];[$'Sprint 5 Log'.$B:.$B];[.$B133])" office:value-type="float" office:value="0.34" calcext:value-type="float">
            <text:p>0.34</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20 -- iOS Users Do Not Receive First Message from Organizer in Arena Chat</text:p>
          </table:table-cell>
          <table:table-cell office:value-type="string" calcext:value-type="string">
            <text:p><text:span text:style-name="T1"><text:a xlink:href="https://tussly.atlassian.net/browse/TD-420" xlink:type="simple">https://tussly.atlassian.net/browse/TD-420</text:a></text:span></text:p>
          </table:table-cell>
          <table:table-cell table:style-name="ce14" office:value-type="float" office:value="2" calcext:value-type="float">
            <text:p>2</text:p>
          </table:table-cell>
          <table:table-cell table:formula="of:=SUMIFS([$'Sprint 5 Log'.$E:.$E];[$'Sprint 5 Log'.$B:.$B];[.$B134])" office:value-type="float" office:value="2" calcext:value-type="float">
            <text:p>2</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19 -- iOS Users Unable to Call Organizer into Arena Chat – Error Triggered on Attempt</text:p>
          </table:table-cell>
          <table:table-cell office:value-type="string" calcext:value-type="string">
            <text:p><text:span text:style-name="T1"><text:a xlink:href="https://tussly.atlassian.net/browse/TD-419" xlink:type="simple">https://tussly.atlassian.net/browse/TD-419</text:a></text:span></text:p>
          </table:table-cell>
          <table:table-cell table:style-name="ce14" office:value-type="float" office:value="3.33" calcext:value-type="float">
            <text:p>3.33</text:p>
          </table:table-cell>
          <table:table-cell table:formula="of:=SUMIFS([$'Sprint 5 Log'.$E:.$E];[$'Sprint 5 Log'.$B:.$B];[.$B135])"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table:style-name="ce8" office:value-type="string" calcext:value-type="string">
            <text:p>TD-417 -- iOS Crash in Arena During Chat Usage, Followed by Arena State Desync</text:p>
          </table:table-cell>
          <table:table-cell office:value-type="string" calcext:value-type="string">
            <text:p><text:span text:style-name="T1"><text:a xlink:href="https://tussly.atlassian.net/browse/TD-417" xlink:type="simple">https://tussly.atlassian.net/browse/TD-417</text:a></text:span></text:p>
          </table:table-cell>
          <table:table-cell table:style-name="ce14" office:value-type="float" office:value="3.17" calcext:value-type="float">
            <text:p>3.17</text:p>
          </table:table-cell>
          <table:table-cell table:formula="of:=SUMIFS([$'Sprint 5 Log'.$E:.$E];[$'Sprint 5 Log'.$B:.$B];[.$B136])" office:value-type="float" office:value="3.17" calcext:value-type="float">
            <text:p>3.17</text:p>
          </table:table-cell>
          <table:table-cell table:number-columns-repeated="2"/>
        </table:table-row>
        <table:table-row table:style-name="ro4">
          <table:table-cell office:value-type="string" calcext:value-type="string">
            <text:p>Bug</text:p>
          </table:table-cell>
          <table:table-cell table:style-name="ce8" office:value-type="string" calcext:value-type="string">
            <text:p>TD-413 -- Main Chat Icon Does Not Update with Unread Count on App Resume After Background Messaging</text:p>
          </table:table-cell>
          <table:table-cell office:value-type="string" calcext:value-type="string">
            <text:p><text:span text:style-name="T1"><text:a xlink:href="https://tussly.atlassian.net/browse/TD-413" xlink:type="simple">https://tussly.atlassian.net/browse/TD-413</text:a></text:span></text:p>
          </table:table-cell>
          <table:table-cell table:style-name="ce14" office:value-type="float" office:value="2.5" calcext:value-type="float">
            <text:p>2.5</text:p>
          </table:table-cell>
          <table:table-cell table:formula="of:=SUMIFS([$'Sprint 5 Log'.$E:.$E];[$'Sprint 5 Log'.$B:.$B];[.$B137])" office:value-type="float" office:value="2.5" calcext:value-type="float">
            <text:p>2.5</text:p>
          </table:table-cell>
          <table:table-cell table:number-columns-repeated="2"/>
        </table:table-row>
        <table:table-row table:style-name="ro2">
          <table:table-cell table:style-name="ce4" office:value-type="string" calcext:value-type="string">
            <text:p>Story</text:p>
          </table:table-cell>
          <table:table-cell table:style-name="ce9" office:value-type="string" calcext:value-type="string">
            <text:p>TD-410 -- Dismiss Keyboard on Outside Tap</text:p>
          </table:table-cell>
          <table:table-cell table:style-name="ce11" office:value-type="string" calcext:value-type="string">
            <text:p><text:span text:style-name="T1"><text:a xlink:href="https://tussly.atlassian.net/browse/TD-410" xlink:type="simple">https://tussly.atlassian.net/browse/TD-410</text:a></text:span></text:p>
          </table:table-cell>
          <table:table-cell table:style-name="ce15" office:value-type="float" office:value="3" calcext:value-type="float">
            <text:p>3</text:p>
          </table:table-cell>
          <table:table-cell table:formula="of:=SUMIFS([$'Sprint 5 Log'.$E:.$E];[$'Sprint 5 Log'.$B:.$B];[.$B138])" office:value-type="float" office:value="3" calcext:value-type="float">
            <text:p>3</text:p>
          </table:table-cell>
          <table:table-cell table:style-name="ce19"/>
          <table:table-cell table:style-name="ce22"/>
        </table:table-row>
        <table:table-row table:style-name="ro2">
          <table:table-cell table:style-name="ce5" table:number-columns-repeated="3"/>
          <table:table-cell table:style-name="ce16" table:formula="of:=SUM([.D2:.D138])" office:value-type="float" office:value="395.8" calcext:value-type="float">
            <text:p>395.8</text:p>
          </table:table-cell>
          <table:table-cell table:style-name="ce16" table:formula="of:=SUM([.E2:.E138])" office:value-type="float" office:value="413.64" calcext:value-type="float">
            <text:p>413.64</text:p>
          </table:table-cell>
          <table:table-cell table:style-name="ce16" table:formula="of:=SUMIFS([$'Sprint 5 Log'.$E:.$E];[$'Sprint 5 Log'.$F:.$F];&quot;Kinjal Shah&quot;)" office:value-type="float" office:value="41.95" calcext:value-type="float">
            <text:p>41.95</text:p>
          </table:table-cell>
          <table:table-cell table:style-name="ce16" table:formula="of:=SUMIFS([$'Sprint 5 Log'.$E:.$E];[$'Sprint 5 Log'.$F:.$F];&quot;Jayesh Rathod&quot;)" office:value-type="float" office:value="19.11" calcext:value-type="float">
            <text:p>19.11</text:p>
          </table:table-cell>
        </table:table-row>
      </table:table>
      <table:table table:name="Sprint 5 Log" table:style-name="ta1">
        <table:table-column table:style-name="co3" table:default-cell-style-name="Default"/>
        <table:table-column table:style-name="co2" table:default-cell-style-name="ce27"/>
        <table:table-column table:style-name="co2" table:number-columns-repeated="2" table:default-cell-style-name="Default"/>
        <table:table-column table:style-name="co3" table:default-cell-style-name="Default"/>
        <table:table-column table:style-name="co5" table:default-cell-style-name="Default"/>
        <table:table-column table:style-name="co3" table:default-cell-style-name="Default"/>
        <table:table-row table:style-name="ro2">
          <table:table-cell table:style-name="ce8" office:value-type="string" calcext:value-type="string">
            <text:p>Type</text:p>
          </table:table-cell>
          <table:table-cell table:style-name="ce23" office:value-type="string" calcext:value-type="string">
            <text:p>Item</text:p>
          </table:table-cell>
          <table:table-cell table:style-name="ce7" office:value-type="string" calcext:value-type="string">
            <text:p>Link</text:p>
          </table:table-cell>
          <table:table-cell table:style-name="ce7" office:value-type="string" calcext:value-type="string">
            <text:p>Notes</text:p>
          </table:table-cell>
          <table:table-cell table:style-name="ce7" office:value-type="string" calcext:value-type="string">
            <text:p>Hours</text:p>
          </table:table-cell>
          <table:table-cell table:style-name="ce7" office:value-type="string" calcext:value-type="string">
            <text:p>Person</text:p>
          </table:table-cell>
          <table:table-cell table:style-name="ce7" office:value-type="string" calcext:value-type="string">
            <text:p>Date</text:p>
          </table:table-cell>
        </table:table-row>
        <table:table-row table:style-name="ro2">
          <table:table-cell table:style-name="ce8"/>
          <table:table-cell table:style-name="ce23" office:value-type="string" calcext:value-type="string">
            <text:p>Call With CometChat</text:p>
          </table:table-cell>
          <table:table-cell table:style-name="ce10"/>
          <table:table-cell table:style-name="ce7" office:value-type="string" calcext:value-type="string">
            <text:p>Call With CometChat</text:p>
          </table:table-cell>
          <table:table-cell table:style-name="ce7" office:value-type="float" office:value="1" calcext:value-type="float">
            <text:p>1</text:p>
          </table:table-cell>
          <table:table-cell table:style-name="ce28" office:value-type="string" calcext:value-type="string">
            <text:p>Jayesh Rathod</text:p>
          </table:table-cell>
          <table:table-cell table:style-name="ce32" office:value-type="date" office:date-value="2025-07-03" calcext:value-type="date">
            <text:p>2025-07-03</text:p>
          </table:table-cell>
        </table:table-row>
        <table:table-row table:style-name="ro3">
          <table:table-cell table:style-name="ce8"/>
          <table:table-cell table:style-name="ce23" office:value-type="string" calcext:value-type="string">
            <text:p>Call With CometChat</text:p>
          </table:table-cell>
          <table:table-cell table:style-name="ce10"/>
          <table:table-cell table:style-name="ce7" office:value-type="string" calcext:value-type="string">
            <text:p>Call With CometChat</text:p>
          </table:table-cell>
          <table:table-cell table:style-name="ce7" office:value-type="float" office:value="1" calcext:value-type="float">
            <text:p>1</text:p>
          </table:table-cell>
          <table:table-cell table:style-name="ce7" office:value-type="string" calcext:value-type="string">
            <text:p>Pranay Prajapati</text:p>
          </table:table-cell>
          <table:table-cell table:style-name="ce32" office:value-type="date" office:date-value="2025-07-03" calcext:value-type="date">
            <text:p>2025-07-03</text:p>
          </table:table-cell>
        </table:table-row>
        <table:table-row table:style-name="ro7">
          <table:table-cell table:style-name="ce8" office:value-type="string" calcext:value-type="string">
            <text:p>Bug</text:p>
          </table:table-cell>
          <table:table-cell table:style-name="ce24" office:value-type="string" calcext:value-type="string">
            <text:p>TD-417 -- iOS Crash in Arena During Chat Usage, Followed by Arena State Desync</text:p>
          </table:table-cell>
          <table:table-cell table:style-name="ce10" office:value-type="string" calcext:value-type="string">
            <text:p><text:span text:style-name="T1"><text:a xlink:href="https://tussly.atlassian.net/browse/TD-417" xlink:type="simple">https://tussly.atlassian.net/browse/TD-417</text:a></text:span></text:p>
          </table:table-cell>
          <table:table-cell table:style-name="ce29" office:value-type="string" calcext:value-type="string">
            <text:p>Verified Arena chat functions continuously without any interruptions during a match. Confirmed no crashes occur during regular Arena chat usage.</text:p>
          </table:table-cell>
          <table:table-cell table:style-name="ce30" office:value-type="float" office:value="0.5" calcext:value-type="float">
            <text:p>0.5</text:p>
          </table:table-cell>
          <table:table-cell table:style-name="ce28" office:value-type="string" calcext:value-type="string">
            <text:p>Kinjal Shah</text:p>
          </table:table-cell>
          <table:table-cell table:style-name="ce33" office:value-type="date" office:date-value="2025-07-02" calcext:value-type="date">
            <text:p>2025-07-02</text:p>
          </table:table-cell>
        </table:table-row>
        <table:table-row table:style-name="ro7">
          <table:table-cell table:style-name="ce8" office:value-type="string" calcext:value-type="string">
            <text:p>Story</text:p>
          </table:table-cell>
          <table:table-cell table:style-name="ce25" office:value-type="string" calcext:value-type="string">
            <text:p>TD-410 -- Dismiss Keyboard on Outside Tap</text:p>
          </table:table-cell>
          <table:table-cell table:style-name="ce10" office:value-type="string" calcext:value-type="string">
            <text:p><text:span text:style-name="T1"><text:a xlink:href="https://tussly.atlassian.net/browse/TD-410" xlink:type="simple">https://tussly.atlassian.net/browse/TD-410</text:a></text:span></text:p>
          </table:table-cell>
          <table:table-cell table:style-name="ce29" office:value-type="string" calcext:value-type="string">
            <text:p>Check all possible page contain input in TextField and/or TextView. Dismiss keyboard on out side tap.</text:p>
          </table:table-cell>
          <table:table-cell table:style-name="ce30" office:value-type="float" office:value="3" calcext:value-type="float">
            <text:p>3</text:p>
          </table:table-cell>
          <table:table-cell table:style-name="ce31" office:value-type="string" calcext:value-type="string">
            <text:p>Pranay Prajapati</text:p>
          </table:table-cell>
          <table:table-cell table:style-name="ce33" office:value-type="date" office:date-value="2025-07-01" calcext:value-type="date">
            <text:p>2025-07-01</text:p>
          </table:table-cell>
        </table:table-row>
        <table:table-row table:style-name="ro8">
          <table:table-cell table:style-name="ce8" office:value-type="string" calcext:value-type="string">
            <text:p>Bug</text:p>
          </table:table-cell>
          <table:table-cell table:style-name="ce24" office:value-type="string" calcext:value-type="string">
            <text:p>TD-415 -- Organizer Chat Icon Fails to Create Group Chat with Checked-In Players</text:p>
          </table:table-cell>
          <table:table-cell table:style-name="ce10" office:value-type="string" calcext:value-type="string">
            <text:p><text:span text:style-name="T1"><text:a xlink:href="https://tussly.atlassian.net/browse/TD-415" xlink:type="simple">https://tussly.atlassian.net/browse/TD-415</text:a></text:span></text:p>
          </table:table-cell>
          <table:table-cell table:style-name="ce29" office:value-type="string" calcext:value-type="string">
            <text:p>Tested that clicking on the chat icon successfully creates a group chat with the organizer and the players/teams. Tested that the organizer is routed to the newly created chat, or sees a confirmation that the chat has been created. Tested that if the chat already exists, clicking the icon should route the organizer to the existing chat instead of trying to create a duplicate.</text:p>
          </table:table-cell>
          <table:table-cell table:style-name="ce30" office:value-type="float" office:value="0.33" calcext:value-type="float">
            <text:p>0.33</text:p>
          </table:table-cell>
          <table:table-cell table:style-name="ce28" office:value-type="string" calcext:value-type="string">
            <text:p>Kinjal Shah</text:p>
          </table:table-cell>
          <table:table-cell table:style-name="ce33" office:value-type="date" office:date-value="2025-07-01" calcext:value-type="date">
            <text:p>2025-07-01</text:p>
          </table:table-cell>
        </table:table-row>
        <table:table-row table:style-name="ro8">
          <table:table-cell table:style-name="ce8" office:value-type="string" calcext:value-type="string">
            <text:p>Task</text:p>
          </table:table-cell>
          <table:table-cell table:style-name="ce24" office:value-type="string" calcext:value-type="string">
            <text:p>TD-418 -- Add Back Button to Chat Page for Organizers to Return to Previous Panel Section</text:p>
          </table:table-cell>
          <table:table-cell table:style-name="ce10" office:value-type="string" calcext:value-type="string">
            <text:p><text:span text:style-name="T1"><text:a xlink:href="https://tussly.atlassian.net/browse/TD-418" xlink:type="simple">https://tussly.atlassian.net/browse/TD-418</text:a></text:span></text:p>
          </table:table-cell>
          <table:table-cell table:style-name="ce29" office:value-type="string" calcext:value-type="string">
            <text:p>Tested that set the Return to Previous Section button is visible to organizers on the Chat page. Confirmed that clicking the button returns the organizer to the last visited page before entering Chat. Ensured that the navigation flow is consistent regardless of the entry point into Chat, including:Tournament Dashboard, Team, or Player Detail pages and other pages.</text:p>
          </table:table-cell>
          <table:table-cell table:style-name="ce30" office:value-type="float" office:value="0.25" calcext:value-type="float">
            <text:p>0.25</text:p>
          </table:table-cell>
          <table:table-cell table:style-name="ce28" office:value-type="string" calcext:value-type="string">
            <text:p>Kinjal Shah</text:p>
          </table:table-cell>
          <table:table-cell table:style-name="ce33" office:value-type="date" office:date-value="2025-07-01" calcext:value-type="date">
            <text:p>2025-07-01</text:p>
          </table:table-cell>
        </table:table-row>
        <table:table-row table:style-name="ro9">
          <table:table-cell table:style-name="ce8" office:value-type="string" calcext:value-type="string">
            <text:p>Bug</text:p>
          </table:table-cell>
          <table:table-cell table:style-name="ce24" office:value-type="string" calcext:value-type="string">
            <text:p>TD-421 -- Organizer Unable to Leave Group Chat in Arena Match Support</text:p>
          </table:table-cell>
          <table:table-cell table:style-name="ce10" office:value-type="string" calcext:value-type="string">
            <text:p><text:span text:style-name="T1"><text:a xlink:href="https://tussly.atlassian.net/browse/TD-421" xlink:type="simple">https://tussly.atlassian.net/browse/TD-421</text:a></text:span></text:p>
          </table:table-cell>
          <table:table-cell table:style-name="ce29" office:value-type="string" calcext:value-type="string">
            <text:p>Tested that clicking “Leave Group” successfully removes the Organizer from the chat group. Confirmed that the chat is no longer visible in the Organizer’s main chat after leaving. Validated that no chat data, access, occurs after exit.</text:p>
          </table:table-cell>
          <table:table-cell table:style-name="ce30" office:value-type="float" office:value="0.25" calcext:value-type="float">
            <text:p>0.25</text:p>
          </table:table-cell>
          <table:table-cell table:style-name="ce28" office:value-type="string" calcext:value-type="string">
            <text:p>Kinjal Shah</text:p>
          </table:table-cell>
          <table:table-cell table:style-name="ce33" office:value-type="date" office:date-value="2025-07-01" calcext:value-type="date">
            <text:p>2025-07-01</text:p>
          </table:table-cell>
        </table:table-row>
        <table:table-row table:style-name="ro8">
          <table:table-cell table:style-name="ce8" office:value-type="string" calcext:value-type="string">
            <text:p>Bug</text:p>
          </table:table-cell>
          <table:table-cell table:style-name="ce24" office:value-type="string" calcext:value-type="string">
            <text:p>TD-419 -- iOS Users Unable to Call Organizer into Arena Chat – Error Triggered on Attempt</text:p>
          </table:table-cell>
          <table:table-cell table:style-name="ce10" office:value-type="string" calcext:value-type="string">
            <text:p><text:span text:style-name="T1"><text:a xlink:href="https://tussly.atlassian.net/browse/TD-419" xlink:type="simple">https://tussly.atlassian.net/browse/TD-419</text:a></text:span></text:p>
          </table:table-cell>
          <table:table-cell table:style-name="ce29" office:value-type="string" calcext:value-type="string">
            <text:p>Tested that iOS users can successfully tap "Call Organizer," and an organizer is added to the chat. Ensured that the organizer joins the chat without requiring the user to restart the app. Tested that the feature works consistently across both iOS and Android platforms. The user sees the organizer added without needing to navigate away or refresh the screen.</text:p>
          </table:table-cell>
          <table:table-cell table:style-name="ce30" office:value-type="float" office:value="0.33" calcext:value-type="float">
            <text:p>0.33</text:p>
          </table:table-cell>
          <table:table-cell table:style-name="ce28" office:value-type="string" calcext:value-type="string">
            <text:p>Kinjal Shah</text:p>
          </table:table-cell>
          <table:table-cell table:style-name="ce33" office:value-type="date" office:date-value="2025-07-01" calcext:value-type="date">
            <text:p>2025-07-01</text:p>
          </table:table-cell>
        </table:table-row>
        <table:table-row table:style-name="ro10">
          <table:table-cell table:style-name="ce8" office:value-type="string" calcext:value-type="string">
            <text:p>Bug</text:p>
          </table:table-cell>
          <table:table-cell table:style-name="ce24" office:value-type="string" calcext:value-type="string">
            <text:p>TD-424 -- iOS - Add Confirmation Pop-Up Before Adding Admin to Arena Chat</text:p>
          </table:table-cell>
          <table:table-cell table:style-name="ce10" office:value-type="string" calcext:value-type="string">
            <text:p><text:span text:style-name="T1"><text:a xlink:href="https://tussly.atlassian.net/browse/TD-424" xlink:type="simple">https://tussly.atlassian.net/browse/TD-424</text:a></text:span></text:p>
          </table:table-cell>
          <table:table-cell table:style-name="ce29" office:value-type="string" calcext:value-type="string">
            <text:p>Tested that a confirmation pop-up appears when the “Add Admin” button is clicked. Confirmed that selecting "Yes" adds an admin and updates the chat accordingly. Confirmed that selecting "Cancel" closes the pop-up without taking any action. Ensured the confirmation modal follows standard UI styling and appears consistent with other system dialogs. Verify that no duplicate admins are added.</text:p>
          </table:table-cell>
          <table:table-cell table:style-name="ce30" office:value-type="float" office:value="0.17" calcext:value-type="float">
            <text:p>0.17</text:p>
          </table:table-cell>
          <table:table-cell table:style-name="ce28" office:value-type="string" calcext:value-type="string">
            <text:p>Kinjal Shah</text:p>
          </table:table-cell>
          <table:table-cell table:style-name="ce33" office:value-type="date" office:date-value="2025-07-01" calcext:value-type="date">
            <text:p>2025-07-01</text:p>
          </table:table-cell>
        </table:table-row>
        <table:table-row table:style-name="ro11">
          <table:table-cell table:style-name="ce8" office:value-type="string" calcext:value-type="string">
            <text:p>Bug</text:p>
          </table:table-cell>
          <table:table-cell table:style-name="ce24" office:value-type="string" calcext:value-type="string">
            <text:p>TD-416 -- iOS - Unread Message Counter Missing on Arena Chat Icon</text:p>
          </table:table-cell>
          <table:table-cell table:style-name="ce10" office:value-type="string" calcext:value-type="string">
            <text:p><text:span text:style-name="T1"><text:a xlink:href="https://tussly.atlassian.net/browse/TD-416" xlink:type="simple">https://tussly.atlassian.net/browse/TD-416</text:a></text:span></text:p>
          </table:table-cell>
          <table:table-cell table:style-name="ce29" office:value-type="string" calcext:value-type="string">
            <text:p>Verified that when a new message is received in an Arena chat, the corresponding Arena red badge icon displays a message indicator. <text:s/>Confirmed that the red dot indicator disappears immediately once the user opens the Arena chat. <text:s/>Checked that entering the Arena chat marks messages as read and removes the red dot indicator without delay. <text:s/>Validated that the main Chat icon behavior remains unchanged — no interference or unexpected updates triggered by Arena chat unread status.</text:p>
          </table:table-cell>
          <table:table-cell table:style-name="ce30" office:value-type="float" office:value="0.25" calcext:value-type="float">
            <text:p>0.25</text:p>
          </table:table-cell>
          <table:table-cell table:style-name="ce28" office:value-type="string" calcext:value-type="string">
            <text:p>Kinjal Shah</text:p>
          </table:table-cell>
          <table:table-cell table:style-name="ce33" office:value-type="date" office:date-value="2025-07-01" calcext:value-type="date">
            <text:p>2025-07-01</text:p>
          </table:table-cell>
        </table:table-row>
        <table:table-row table:style-name="ro12">
          <table:table-cell table:style-name="ce8" office:value-type="string" calcext:value-type="string">
            <text:p>Bug</text:p>
          </table:table-cell>
          <table:table-cell table:style-name="ce24" office:value-type="string" calcext:value-type="string">
            <text:p>TD-413 -- Main Chat Icon Does Not Update with Unread Count on App Resume After Background Messaging</text:p>
          </table:table-cell>
          <table:table-cell table:style-name="ce10" office:value-type="string" calcext:value-type="string">
            <text:p><text:span text:style-name="T1"><text:a xlink:href="https://tussly.atlassian.net/browse/TD-413" xlink:type="simple">https://tussly.atlassian.net/browse/TD-413</text:a></text:span></text:p>
          </table:table-cell>
          <table:table-cell table:style-name="ce29" office:value-type="string" calcext:value-type="string">
            <text:p>Tested that upon returning from the background, the app immediately fetches and displays the correct number of unread conversations on the main chat icon. <text:s/>Tested that the badge count updates without needing to navigate to the chat page. <text:s/>Ensured that real-time badge updates continue to work properly while the app remains open. <text:s/>Validated that no delay or manual action is required to refresh the unread badge count after resuming the app.</text:p>
          </table:table-cell>
          <table:table-cell table:style-name="ce30" office:value-type="float" office:value="0.25" calcext:value-type="float">
            <text:p>0.25</text:p>
          </table:table-cell>
          <table:table-cell table:style-name="ce28" office:value-type="string" calcext:value-type="string">
            <text:p>Kinjal Shah</text:p>
          </table:table-cell>
          <table:table-cell table:style-name="ce33" office:value-type="date" office:date-value="2025-07-01" calcext:value-type="date">
            <text:p>2025-07-01</text:p>
          </table:table-cell>
        </table:table-row>
        <table:table-row table:style-name="ro13">
          <table:table-cell table:style-name="ce8" office:value-type="string" calcext:value-type="string">
            <text:p>Bug</text:p>
          </table:table-cell>
          <table:table-cell table:style-name="ce24" office:value-type="string" calcext:value-type="string">
            <text:p>TD-425 -- AND - Chat History and Real-Time Events Not Loading on First Login – Requires Logout/Login to Sync</text:p>
          </table:table-cell>
          <table:table-cell table:style-name="ce10" office:value-type="string" calcext:value-type="string">
            <text:p><text:span text:style-name="T1"><text:a xlink:href="https://tussly.atlassian.net/browse/TD-425" xlink:type="simple">https://tussly.atlassian.net/browse/TD-425</text:a></text:span></text:p>
          </table:table-cell>
          <table:table-cell table:style-name="ce29" office:value-type="string" calcext:value-type="string">
            <text:p>Tested the same scenario, but it was not found as discussed with the developer. They have set the scenario below. When chat history and real-time events do not load on initial login, ensure proper synchronization without requiring a manual logout and login.</text:p>
          </table:table-cell>
          <table:table-cell table:style-name="ce30" office:value-type="float" office:value="0.17" calcext:value-type="float">
            <text:p>0.17</text:p>
          </table:table-cell>
          <table:table-cell table:style-name="ce28" office:value-type="string" calcext:value-type="string">
            <text:p>Kinjal Shah</text:p>
          </table:table-cell>
          <table:table-cell table:style-name="ce33" office:value-type="date" office:date-value="2025-07-01" calcext:value-type="date">
            <text:p>2025-07-01</text:p>
          </table:table-cell>
        </table:table-row>
        <table:table-row table:style-name="ro3">
          <table:table-cell table:style-name="ce8" office:value-type="string" calcext:value-type="string">
            <text:p>Bug</text:p>
          </table:table-cell>
          <table:table-cell table:style-name="ce24" office:value-type="string" calcext:value-type="string">
            <text:p>TD-423 -- AND - Unread Message Counter Missing on Arena Chat Icon</text:p>
          </table:table-cell>
          <table:table-cell table:style-name="ce10" office:value-type="string" calcext:value-type="string">
            <text:p><text:span text:style-name="T1"><text:a xlink:href="https://tussly.atlassian.net/browse/TD-423" xlink:type="simple">https://tussly.atlassian.net/browse/TD-423</text:a></text:span></text:p>
          </table:table-cell>
          <table:table-cell table:style-name="ce29" office:value-type="string" calcext:value-type="string">
            <text:p>Retest the chat count issue after reading the arena chat.</text:p>
          </table:table-cell>
          <table:table-cell table:style-name="ce30" office:value-type="float" office:value="0.17" calcext:value-type="float">
            <text:p>0.17</text:p>
          </table:table-cell>
          <table:table-cell table:style-name="ce28" office:value-type="string" calcext:value-type="string">
            <text:p>Kinjal Shah</text:p>
          </table:table-cell>
          <table:table-cell table:style-name="ce33" office:value-type="date" office:date-value="2025-07-01" calcext:value-type="date">
            <text:p>2025-07-01</text:p>
          </table:table-cell>
        </table:table-row>
        <table:table-row table:style-name="ro13">
          <table:table-cell table:style-name="ce8" office:value-type="string" calcext:value-type="string">
            <text:p>Bug</text:p>
          </table:table-cell>
          <table:table-cell table:style-name="ce24" office:value-type="string" calcext:value-type="string">
            <text:p>TD-413 -- Main Chat Icon Does Not Update with Unread Count on App Resume After Background Messaging</text:p>
          </table:table-cell>
          <table:table-cell table:style-name="ce10" office:value-type="string" calcext:value-type="string">
            <text:p><text:span text:style-name="T1"><text:a xlink:href="https://tussly.atlassian.net/browse/TD-413" xlink:type="simple">https://tussly.atlassian.net/browse/TD-413</text:a></text:span></text:p>
          </table:table-cell>
          <table:table-cell table:style-name="ce29" office:value-type="string" calcext:value-type="string">
            <text:p>While user put application in the background, then send messages from other user and then again active the application from the background. This time we identify the application become active then again get unread message count and update the badge.</text:p>
          </table:table-cell>
          <table:table-cell table:style-name="ce30" office:value-type="float" office:value="2.25" calcext:value-type="float">
            <text:p>2.25</text:p>
          </table:table-cell>
          <table:table-cell table:style-name="ce28" office:value-type="string" calcext:value-type="string">
            <text:p>Pranay Prajapati</text:p>
          </table:table-cell>
          <table:table-cell table:style-name="ce33" office:value-type="date" office:date-value="2025-06-28" calcext:value-type="date">
            <text:p>2025-06-28</text:p>
          </table:table-cell>
        </table:table-row>
        <table:table-row table:style-name="ro14">
          <table:table-cell table:style-name="ce8" office:value-type="string" calcext:value-type="string">
            <text:p>Bug</text:p>
          </table:table-cell>
          <table:table-cell table:style-name="ce24" office:value-type="string" calcext:value-type="string">
            <text:p>TD-412 -- User Receives Second Notification When Message is Deleted Before Being Read</text:p>
          </table:table-cell>
          <table:table-cell table:style-name="ce10" office:value-type="string" calcext:value-type="string">
            <text:p><text:span text:style-name="T1"><text:a xlink:href="https://tussly.atlassian.net/browse/TD-412" xlink:type="simple">https://tussly.atlassian.net/browse/TD-412</text:a></text:span></text:p>
          </table:table-cell>
          <table:table-cell table:style-name="ce29" office:value-type="string" calcext:value-type="string">
            <text:p>Tested that when a message is deleted before the recipient reads it, no second push notification is sent. <text:s/>Ensured that the deletion of messages already seen triggers no push notifications.</text:p>
          </table:table-cell>
          <table:table-cell table:style-name="ce30" office:value-type="float" office:value="0.17" calcext:value-type="float">
            <text:p>0.17</text:p>
          </table:table-cell>
          <table:table-cell table:style-name="ce28" office:value-type="string" calcext:value-type="string">
            <text:p>Kinjal Shah</text:p>
          </table:table-cell>
          <table:table-cell table:style-name="ce33" office:value-type="date" office:date-value="2025-06-28" calcext:value-type="date">
            <text:p>2025-06-28</text:p>
          </table:table-cell>
        </table:table-row>
        <table:table-row table:style-name="ro8">
          <table:table-cell table:style-name="ce8" office:value-type="string" calcext:value-type="string">
            <text:p>Bug</text:p>
          </table:table-cell>
          <table:table-cell table:style-name="ce24" office:value-type="string" calcext:value-type="string">
            <text:p>TD-414 -- Unnecessary Second Push Notification Triggered by Message Edits (Related to TD-412)</text:p>
          </table:table-cell>
          <table:table-cell table:style-name="ce10" office:value-type="string" calcext:value-type="string">
            <text:p><text:span text:style-name="T1"><text:a xlink:href="https://tussly.atlassian.net/browse/TD-414" xlink:type="simple">https://tussly.atlassian.net/browse/TD-414</text:a></text:span></text:p>
          </table:table-cell>
          <table:table-cell table:style-name="ce29" office:value-type="string" calcext:value-type="string">
            <text:p>Tested that no additional push notification is sent to the recipient when a message is edited. Tested that the edited message updates correctly and is reflected in the chat view for the recipient. Validated that the edited message appears correctly, whether it was: Already read by the recipient Performed cross-platform testing on iOS and Android</text:p>
          </table:table-cell>
          <table:table-cell table:style-name="ce30" office:value-type="float" office:value="0.25" calcext:value-type="float">
            <text:p>0.25</text:p>
          </table:table-cell>
          <table:table-cell table:style-name="ce28" office:value-type="string" calcext:value-type="string">
            <text:p>Kinjal Shah</text:p>
          </table:table-cell>
          <table:table-cell table:style-name="ce33" office:value-type="date" office:date-value="2025-06-28" calcext:value-type="date">
            <text:p>2025-06-28</text:p>
          </table:table-cell>
        </table:table-row>
        <table:table-row table:style-name="ro10">
          <table:table-cell table:style-name="ce8" office:value-type="string" calcext:value-type="string">
            <text:p>Bug</text:p>
          </table:table-cell>
          <table:table-cell table:style-name="ce24" office:value-type="string" calcext:value-type="string">
            <text:p>TD-427 -- AND - Add Confirmation Pop-Up Before Adding Admin to Arena Chat</text:p>
          </table:table-cell>
          <table:table-cell table:style-name="ce10" office:value-type="string" calcext:value-type="string">
            <text:p><text:span text:style-name="T1"><text:a xlink:href="https://tussly.atlassian.net/browse/TD-427" xlink:type="simple">https://tussly.atlassian.net/browse/TD-427</text:a></text:span></text:p>
          </table:table-cell>
          <table:table-cell table:style-name="ce29" office:value-type="string" calcext:value-type="string">
            <text:p>Tested that a confirmation pop-up appears when the “Add Admin” button is clicked. Confirmed that selecting "Yes" adds an admin and updates the chat accordingly. Confirmed that selecting "Cancel" closes the pop-up without taking any action. Ensured the confirmation modal follows standard UI styling and appears consistent with other system dialogs. Verify that no duplicate admins are added.</text:p>
          </table:table-cell>
          <table:table-cell table:style-name="ce30" office:value-type="float" office:value="0.17" calcext:value-type="float">
            <text:p>0.17</text:p>
          </table:table-cell>
          <table:table-cell table:style-name="ce28" office:value-type="string" calcext:value-type="string">
            <text:p>Kinjal Shah</text:p>
          </table:table-cell>
          <table:table-cell table:style-name="ce33" office:value-type="date" office:date-value="2025-06-28" calcext:value-type="date">
            <text:p>2025-06-28</text:p>
          </table:table-cell>
        </table:table-row>
        <table:table-row table:style-name="ro11">
          <table:table-cell table:style-name="ce8" office:value-type="string" calcext:value-type="string">
            <text:p>Bug</text:p>
          </table:table-cell>
          <table:table-cell table:style-name="ce24" office:value-type="string" calcext:value-type="string">
            <text:p>TD-423 -- AND - Unread Message Counter Missing on Arena Chat Icon</text:p>
          </table:table-cell>
          <table:table-cell table:style-name="ce10" office:value-type="string" calcext:value-type="string">
            <text:p><text:span text:style-name="T1"><text:a xlink:href="https://tussly.atlassian.net/browse/TD-423" xlink:type="simple">https://tussly.atlassian.net/browse/TD-423</text:a></text:span></text:p>
          </table:table-cell>
          <table:table-cell table:style-name="ce29" office:value-type="string" calcext:value-type="string">
            <text:p>Verified that when a new message is received in an Arena chat, the corresponding Arena red dot icon displays a message indicator. Confirmed that the red dot indicator disappears immediately once the user opens the Arena chat. Checked that entering the Arena chat marks messages as read and removes the red dot indicator without delay. Validated that the main Chat icon behavior remains unchanged — no interference or unexpected updates triggered by Arena chat unread status.</text:p>
          </table:table-cell>
          <table:table-cell table:style-name="ce30" office:value-type="float" office:value="0.25" calcext:value-type="float">
            <text:p>0.25</text:p>
          </table:table-cell>
          <table:table-cell table:style-name="ce28" office:value-type="string" calcext:value-type="string">
            <text:p>Kinjal Shah</text:p>
          </table:table-cell>
          <table:table-cell table:style-name="ce33" office:value-type="date" office:date-value="2025-06-28" calcext:value-type="date">
            <text:p>2025-06-28</text:p>
          </table:table-cell>
        </table:table-row>
        <table:table-row table:style-name="ro12">
          <table:table-cell table:style-name="ce8" office:value-type="string" calcext:value-type="string">
            <text:p>Bug</text:p>
          </table:table-cell>
          <table:table-cell table:style-name="ce24" office:value-type="string" calcext:value-type="string">
            <text:p>TD-426 -- AND - Main Chat Icon Does Not Update with Unread Count on App Resume After Background Messaging</text:p>
          </table:table-cell>
          <table:table-cell table:style-name="ce10" office:value-type="string" calcext:value-type="string">
            <text:p><text:span text:style-name="T1"><text:a xlink:href="https://tussly.atlassian.net/browse/TD-426" xlink:type="simple">https://tussly.atlassian.net/browse/TD-426</text:a></text:span></text:p>
          </table:table-cell>
          <table:table-cell table:style-name="ce29" office:value-type="string" calcext:value-type="string">
            <text:p>Tested that upon returning from the background, the app immediately fetches and displays the correct number of unread conversations on the main chat icon. Tested that the badge count updates without needing to navigate to the chat page. Ensured that real-time badge updates continue to work properly while the app remains open. Validated that no delay or manual action is required to refresh the unread badge count after resuming the app.</text:p>
          </table:table-cell>
          <table:table-cell table:style-name="ce30" office:value-type="float" office:value="0.25" calcext:value-type="float">
            <text:p>0.25</text:p>
          </table:table-cell>
          <table:table-cell table:style-name="ce28" office:value-type="string" calcext:value-type="string">
            <text:p>Kinjal Shah</text:p>
          </table:table-cell>
          <table:table-cell table:style-name="ce33" office:value-type="date" office:date-value="2025-06-28" calcext:value-type="date">
            <text:p>2025-06-28</text:p>
          </table:table-cell>
        </table:table-row>
        <table:table-row table:style-name="ro3">
          <table:table-cell table:style-name="ce8" office:value-type="string" calcext:value-type="string">
            <text:p>Bug</text:p>
          </table:table-cell>
          <table:table-cell table:style-name="ce24" office:value-type="string" calcext:value-type="string">
            <text:p>TD-417 -- iOS Crash in Arena During Chat Usage, Followed by Arena State Desync</text:p>
          </table:table-cell>
          <table:table-cell table:style-name="ce10" office:value-type="string" calcext:value-type="string">
            <text:p><text:span text:style-name="T1"><text:a xlink:href="https://tussly.atlassian.net/browse/TD-417" xlink:type="simple">https://tussly.atlassian.net/browse/TD-417</text:a></text:span></text:p>
          </table:table-cell>
          <table:table-cell table:style-name="ce29" office:value-type="string" calcext:value-type="string">
            <text:p>Checking this issue and try to identify and reproduce this issue.</text:p>
          </table:table-cell>
          <table:table-cell table:style-name="ce30" office:value-type="float" office:value="2.67" calcext:value-type="float">
            <text:p>2.67</text:p>
          </table:table-cell>
          <table:table-cell table:style-name="ce28" office:value-type="string" calcext:value-type="string">
            <text:p>Pranay Prajapati</text:p>
          </table:table-cell>
          <table:table-cell table:style-name="ce33" office:value-type="date" office:date-value="2025-06-27" calcext:value-type="date">
            <text:p>2025-06-27</text:p>
          </table:table-cell>
        </table:table-row>
        <table:table-row table:style-name="ro9">
          <table:table-cell table:style-name="ce8" office:value-type="string" calcext:value-type="string">
            <text:p>Bug</text:p>
          </table:table-cell>
          <table:table-cell table:style-name="ce24" office:value-type="string" calcext:value-type="string">
            <text:p>TD-419 -- iOS Users Unable to Call Organizer into Arena Chat – Error Triggered on Attempt</text:p>
          </table:table-cell>
          <table:table-cell table:style-name="ce10" office:value-type="string" calcext:value-type="string">
            <text:p><text:span text:style-name="T1"><text:a xlink:href="https://tussly.atlassian.net/browse/TD-419" xlink:type="simple">https://tussly.atlassian.net/browse/TD-419</text:a></text:span></text:p>
          </table:table-cell>
          <table:table-cell table:style-name="ce29" office:value-type="string" calcext:value-type="string">
            <text:p>Check all scenario and try to find this issue, and we get this issue, while user create group and that time we user on behalf. So one user stays member that's why this issue happen. For this make both user admin.</text:p>
          </table:table-cell>
          <table:table-cell table:style-name="ce30" office:value-type="float" office:value="3" calcext:value-type="float">
            <text:p>3</text:p>
          </table:table-cell>
          <table:table-cell table:style-name="ce28" office:value-type="string" calcext:value-type="string">
            <text:p>Pranay Prajapati</text:p>
          </table:table-cell>
          <table:table-cell table:style-name="ce33" office:value-type="date" office:date-value="2025-06-27" calcext:value-type="date">
            <text:p>2025-06-27</text:p>
          </table:table-cell>
        </table:table-row>
        <table:table-row table:style-name="ro7">
          <table:table-cell table:style-name="ce8" office:value-type="string" calcext:value-type="string">
            <text:p>Bug</text:p>
          </table:table-cell>
          <table:table-cell table:style-name="ce24" office:value-type="string" calcext:value-type="string">
            <text:p>TD-420 -- iOS Users Do Not Receive First Message from Organizer in Arena Chat</text:p>
          </table:table-cell>
          <table:table-cell table:style-name="ce10" office:value-type="string" calcext:value-type="string">
            <text:p><text:span text:style-name="T1"><text:a xlink:href="https://tussly.atlassian.net/browse/TD-420" xlink:type="simple">https://tussly.atlassian.net/browse/TD-420</text:a></text:span></text:p>
          </table:table-cell>
          <table:table-cell table:style-name="ce29" office:value-type="string" calcext:value-type="string">
            <text:p>We are try to identify and reproduce this issue, but not able to find. We raised this issue in CometChat.</text:p>
          </table:table-cell>
          <table:table-cell table:style-name="ce30" office:value-type="float" office:value="2" calcext:value-type="float">
            <text:p>2</text:p>
          </table:table-cell>
          <table:table-cell table:style-name="ce28" office:value-type="string" calcext:value-type="string">
            <text:p>Pranay Prajapati</text:p>
          </table:table-cell>
          <table:table-cell table:style-name="ce33" office:value-type="date" office:date-value="2025-06-27" calcext:value-type="date">
            <text:p>2025-06-27</text:p>
          </table:table-cell>
        </table:table-row>
        <table:table-row table:style-name="ro3">
          <table:table-cell table:style-name="ce8" office:value-type="string" calcext:value-type="string">
            <text:p>Bug</text:p>
          </table:table-cell>
          <table:table-cell table:style-name="ce24" office:value-type="string" calcext:value-type="string">
            <text:p>TD-412 -- User Receives Second Notification When Message is Deleted Before Being Read</text:p>
          </table:table-cell>
          <table:table-cell table:style-name="ce10" office:value-type="string" calcext:value-type="string">
            <text:p><text:span text:style-name="T1"><text:a xlink:href="https://tussly.atlassian.net/browse/TD-412" xlink:type="simple">https://tussly.atlassian.net/browse/TD-412</text:a></text:span></text:p>
          </table:table-cell>
          <table:table-cell table:style-name="ce29" office:value-type="string" calcext:value-type="string">
            <text:p>Disable Notification for edit notification.</text:p>
          </table:table-cell>
          <table:table-cell table:style-name="ce30" office:value-type="float" office:value="0.17" calcext:value-type="float">
            <text:p>0.17</text:p>
          </table:table-cell>
          <table:table-cell table:style-name="ce28" office:value-type="string" calcext:value-type="string">
            <text:p>Pranay Prajapati</text:p>
          </table:table-cell>
          <table:table-cell table:style-name="ce33" office:value-type="date" office:date-value="2025-06-27" calcext:value-type="date">
            <text:p>2025-06-27</text:p>
          </table:table-cell>
        </table:table-row>
        <table:table-row table:style-name="ro3">
          <table:table-cell table:style-name="ce8" office:value-type="string" calcext:value-type="string">
            <text:p>Bug</text:p>
          </table:table-cell>
          <table:table-cell table:style-name="ce24" office:value-type="string" calcext:value-type="string">
            <text:p>TD-414 -- Unnecessary Second Push Notification Triggered by Message Edits (Related to TD-412)</text:p>
          </table:table-cell>
          <table:table-cell table:style-name="ce10" office:value-type="string" calcext:value-type="string">
            <text:p><text:span text:style-name="T1"><text:a xlink:href="https://tussly.atlassian.net/browse/TD-414" xlink:type="simple">https://tussly.atlassian.net/browse/TD-414</text:a></text:span></text:p>
          </table:table-cell>
          <table:table-cell table:style-name="ce29" office:value-type="string" calcext:value-type="string">
            <text:p>Disable Notification for edit notification.</text:p>
          </table:table-cell>
          <table:table-cell table:style-name="ce30" office:value-type="float" office:value="0.17" calcext:value-type="float">
            <text:p>0.17</text:p>
          </table:table-cell>
          <table:table-cell table:style-name="ce28" office:value-type="string" calcext:value-type="string">
            <text:p>Pranay Prajapati</text:p>
          </table:table-cell>
          <table:table-cell table:style-name="ce33" office:value-type="date" office:date-value="2025-06-27" calcext:value-type="date">
            <text:p>2025-06-27</text:p>
          </table:table-cell>
        </table:table-row>
        <table:table-row table:style-name="ro14">
          <table:table-cell table:style-name="ce8" office:value-type="string" calcext:value-type="string">
            <text:p>Bug</text:p>
          </table:table-cell>
          <table:table-cell table:style-name="ce24" office:value-type="string" calcext:value-type="string">
            <text:p>TD-425 -- AND - Chat History and Real-Time Events Not Loading on First Login – Requires Logout/Login to Sync</text:p>
          </table:table-cell>
          <table:table-cell table:style-name="ce10" office:value-type="string" calcext:value-type="string">
            <text:p><text:span text:style-name="T1"><text:a xlink:href="https://tussly.atlassian.net/browse/TD-425" xlink:type="simple">https://tussly.atlassian.net/browse/TD-425</text:a></text:span></text:p>
          </table:table-cell>
          <table:table-cell table:style-name="ce29" office:value-type="string" calcext:value-type="string">
            <text:p><text:s/>Fix issue where chat history and real-time events do not load on initial login, ensuring proper synchronization without requiring a manual logout and login.</text:p>
          </table:table-cell>
          <table:table-cell table:style-name="ce30" office:value-type="float" office:value="2" calcext:value-type="float">
            <text:p>2</text:p>
          </table:table-cell>
          <table:table-cell table:style-name="ce28" office:value-type="string" calcext:value-type="string">
            <text:p>HasanAli</text:p>
          </table:table-cell>
          <table:table-cell table:style-name="ce33" office:value-type="date" office:date-value="2025-06-27" calcext:value-type="date">
            <text:p>2025-06-27</text:p>
          </table:table-cell>
        </table:table-row>
        <table:table-row table:style-name="ro15">
          <table:table-cell table:style-name="ce8" office:value-type="string" calcext:value-type="string">
            <text:p>Bug</text:p>
          </table:table-cell>
          <table:table-cell table:style-name="ce24" office:value-type="string" calcext:value-type="string">
            <text:p>TD-426 -- AND - Main Chat Icon Does Not Update with Unread Count on App Resume After Background Messaging</text:p>
          </table:table-cell>
          <table:table-cell table:style-name="ce10" office:value-type="string" calcext:value-type="string">
            <text:p><text:span text:style-name="T1"><text:a xlink:href="https://tussly.atlassian.net/browse/TD-426" xlink:type="simple">https://tussly.atlassian.net/browse/TD-426</text:a></text:span></text:p>
          </table:table-cell>
          <table:table-cell table:style-name="ce29" office:value-type="string" calcext:value-type="string">
            <text:p>Ensure the main chat icon updates with the correct unread message count when the app resumes from the background after receiving messages.Ensure the main chat icon updates with the correct unread message count when the app resumes from the background after receiving messages.</text:p>
          </table:table-cell>
          <table:table-cell table:style-name="ce30" office:value-type="float" office:value="0.75" calcext:value-type="float">
            <text:p>0.75</text:p>
          </table:table-cell>
          <table:table-cell table:style-name="ce28" office:value-type="string" calcext:value-type="string">
            <text:p>HasanAli</text:p>
          </table:table-cell>
          <table:table-cell table:style-name="ce33" office:value-type="date" office:date-value="2025-06-27" calcext:value-type="date">
            <text:p>2025-06-27</text:p>
          </table:table-cell>
        </table:table-row>
        <table:table-row table:style-name="ro7">
          <table:table-cell table:style-name="ce8" office:value-type="string" calcext:value-type="string">
            <text:p>Bug</text:p>
          </table:table-cell>
          <table:table-cell table:style-name="ce24" office:value-type="string" calcext:value-type="string">
            <text:p>TD-423 -- AND - Unread Message Counter Missing on Arena Chat Icon</text:p>
          </table:table-cell>
          <table:table-cell table:style-name="ce10" office:value-type="string" calcext:value-type="string">
            <text:p><text:span text:style-name="T1"><text:a xlink:href="https://tussly.atlassian.net/browse/TD-423" xlink:type="simple">https://tussly.atlassian.net/browse/TD-423</text:a></text:span></text:p>
          </table:table-cell>
          <table:table-cell table:style-name="ce29" office:value-type="string" calcext:value-type="string">
            <text:p>Fix the missing unread message counter on the Arena chat icon to display the indicator in real-time.</text:p>
          </table:table-cell>
          <table:table-cell table:style-name="ce30" office:value-type="float" office:value="1" calcext:value-type="float">
            <text:p>1</text:p>
          </table:table-cell>
          <table:table-cell table:style-name="ce28" office:value-type="string" calcext:value-type="string">
            <text:p>HasanAli</text:p>
          </table:table-cell>
          <table:table-cell table:style-name="ce33" office:value-type="date" office:date-value="2025-06-27" calcext:value-type="date">
            <text:p>2025-06-27</text:p>
          </table:table-cell>
        </table:table-row>
        <table:table-row table:style-name="ro7">
          <table:table-cell table:style-name="ce8" office:value-type="string" calcext:value-type="string">
            <text:p>Bug</text:p>
          </table:table-cell>
          <table:table-cell table:style-name="ce24" office:value-type="string" calcext:value-type="string">
            <text:p>TD-427 -- AND - Add Confirmation Pop-Up Before Adding Admin to Arena Chat</text:p>
          </table:table-cell>
          <table:table-cell table:style-name="ce10" office:value-type="string" calcext:value-type="string">
            <text:p><text:span text:style-name="T1"><text:a xlink:href="https://tussly.atlassian.net/browse/TD-427" xlink:type="simple">https://tussly.atlassian.net/browse/TD-427</text:a></text:span></text:p>
          </table:table-cell>
          <table:table-cell table:style-name="ce29" office:value-type="string" calcext:value-type="string">
            <text:p>Add a confirmation pop-up to verify the user's intent before assigning admin rights to a member in the Arena chat.</text:p>
          </table:table-cell>
          <table:table-cell table:style-name="ce30" office:value-type="float" office:value="1" calcext:value-type="float">
            <text:p>1</text:p>
          </table:table-cell>
          <table:table-cell table:style-name="ce28" office:value-type="string" calcext:value-type="string">
            <text:p>HasanAli</text:p>
          </table:table-cell>
          <table:table-cell table:style-name="ce33" office:value-type="date" office:date-value="2025-06-27" calcext:value-type="date">
            <text:p>2025-06-27</text:p>
          </table:table-cell>
        </table:table-row>
        <table:table-row table:style-name="ro15">
          <table:table-cell table:style-name="ce8" office:value-type="string" calcext:value-type="string">
            <text:p>Bug</text:p>
          </table:table-cell>
          <table:table-cell table:style-name="ce24" office:value-type="string" calcext:value-type="string">
            <text:p>TD-411 -- iOS - Chat History and Real-Time Events Not Loading on First Login – Requires Logout/Login to Sync</text:p>
          </table:table-cell>
          <table:table-cell table:style-name="ce10" office:value-type="string" calcext:value-type="string">
            <text:p><text:span text:style-name="T1"><text:a xlink:href="https://tussly.atlassian.net/browse/TD-411" xlink:type="simple">https://tussly.atlassian.net/browse/TD-411</text:a></text:span></text:p>
          </table:table-cell>
          <table:table-cell table:style-name="ce29" office:value-type="string" calcext:value-type="string">
            <text:p>Here we try to identify and reproduce issue, and one time we get this issue while auth token expire but user is login. So solve this issue, while user go to chat list screen and call for get conversation list. This time we identify the auth token issue and then logout and again login cometchat user. Then again call get conversation.</text:p>
          </table:table-cell>
          <table:table-cell table:style-name="ce30" office:value-type="float" office:value="3" calcext:value-type="float">
            <text:p>3</text:p>
          </table:table-cell>
          <table:table-cell table:style-name="ce28" office:value-type="string" calcext:value-type="string">
            <text:p>Pranay Prajapati</text:p>
          </table:table-cell>
          <table:table-cell table:style-name="ce33" office:value-type="date" office:date-value="2025-06-26" calcext:value-type="date">
            <text:p>2025-06-26</text:p>
          </table:table-cell>
        </table:table-row>
        <table:table-row table:style-name="ro3">
          <table:table-cell table:style-name="ce8" office:value-type="string" calcext:value-type="string">
            <text:p>Bug</text:p>
          </table:table-cell>
          <table:table-cell table:style-name="ce24" office:value-type="string" calcext:value-type="string">
            <text:p>TD-416 -- iOS - Unread Message Counter Missing on Arena Chat Icon</text:p>
          </table:table-cell>
          <table:table-cell table:style-name="ce10" office:value-type="string" calcext:value-type="string">
            <text:p><text:span text:style-name="T1"><text:a xlink:href="https://tussly.atlassian.net/browse/TD-416" xlink:type="simple">https://tussly.atlassian.net/browse/TD-416</text:a></text:span></text:p>
          </table:table-cell>
          <table:table-cell table:style-name="ce29" office:value-type="string" calcext:value-type="string">
            <text:p>Update all arena screen design for display unread chat message indicator.</text:p>
          </table:table-cell>
          <table:table-cell table:style-name="ce30" office:value-type="float" office:value="4" calcext:value-type="float">
            <text:p>4</text:p>
          </table:table-cell>
          <table:table-cell table:style-name="ce28" office:value-type="string" calcext:value-type="string">
            <text:p>Pranay Prajapati</text:p>
          </table:table-cell>
          <table:table-cell table:style-name="ce33" office:value-type="date" office:date-value="2025-06-26" calcext:value-type="date">
            <text:p>2025-06-26</text:p>
          </table:table-cell>
        </table:table-row>
        <table:table-row table:style-name="ro3">
          <table:table-cell table:style-name="ce8" office:value-type="string" calcext:value-type="string">
            <text:p>Bug</text:p>
          </table:table-cell>
          <table:table-cell table:style-name="ce24" office:value-type="string" calcext:value-type="string">
            <text:p>TD-424 -- iOS - Add Confirmation Pop-Up Before Adding Admin to Arena Chat</text:p>
          </table:table-cell>
          <table:table-cell table:style-name="ce10" office:value-type="string" calcext:value-type="string">
            <text:p><text:span text:style-name="T1"><text:a xlink:href="https://tussly.atlassian.net/browse/TD-424" xlink:type="simple">https://tussly.atlassian.net/browse/TD-424</text:a></text:span></text:p>
          </table:table-cell>
          <table:table-cell table:style-name="ce29" office:value-type="string" calcext:value-type="string">
            <text:p>Add a confirmation pop-up to Add Admin.</text:p>
          </table:table-cell>
          <table:table-cell table:style-name="ce30" office:value-type="float" office:value="1" calcext:value-type="float">
            <text:p>1</text:p>
          </table:table-cell>
          <table:table-cell table:style-name="ce28" office:value-type="string" calcext:value-type="string">
            <text:p>Pranay Prajapati</text:p>
          </table:table-cell>
          <table:table-cell table:style-name="ce33" office:value-type="date" office:date-value="2025-06-26" calcext:value-type="date">
            <text:p>2025-06-26</text:p>
          </table:table-cell>
        </table:table-row>
        <table:table-row table:style-name="ro3">
          <table:table-cell table:style-name="ce8" office:value-type="string" calcext:value-type="string">
            <text:p>Task</text:p>
          </table:table-cell>
          <table:table-cell table:style-name="ce24" office:value-type="string" calcext:value-type="string">
            <text:p>TD-418 -- Add Back Button to Chat Page for Organizers to Return to Previous Panel Section</text:p>
          </table:table-cell>
          <table:table-cell table:style-name="ce10" office:value-type="string" calcext:value-type="string">
            <text:p><text:span text:style-name="T1"><text:a xlink:href="https://tussly.atlassian.net/browse/TD-418" xlink:type="simple">https://tussly.atlassian.net/browse/TD-418</text:a></text:span></text:p>
          </table:table-cell>
          <table:table-cell table:style-name="ce29" office:value-type="string" calcext:value-type="string">
            <text:p>Added back functionality with the word “Return to Previous Section“ </text:p>
          </table:table-cell>
          <table:table-cell table:style-name="ce30" office:value-type="float" office:value="1" calcext:value-type="float">
            <text:p>1</text:p>
          </table:table-cell>
          <table:table-cell table:style-name="ce28" office:value-type="string" calcext:value-type="string">
            <text:p>Usama Shaikh</text:p>
          </table:table-cell>
          <table:table-cell table:style-name="ce33" office:value-type="date" office:date-value="2025-06-26" calcext:value-type="date">
            <text:p>2025-06-26</text:p>
          </table:table-cell>
        </table:table-row>
        <table:table-row table:style-name="ro3">
          <table:table-cell table:style-name="ce8" office:value-type="string" calcext:value-type="string">
            <text:p>Bug</text:p>
          </table:table-cell>
          <table:table-cell table:style-name="ce24" office:value-type="string" calcext:value-type="string">
            <text:p>TD-415 -- Organizer Chat Icon Fails to Create Group Chat with Checked-In Players</text:p>
          </table:table-cell>
          <table:table-cell table:style-name="ce10" office:value-type="string" calcext:value-type="string">
            <text:p><text:span text:style-name="T1"><text:a xlink:href="https://tussly.atlassian.net/browse/TD-415" xlink:type="simple">https://tussly.atlassian.net/browse/TD-415</text:a></text:span></text:p>
          </table:table-cell>
          <table:table-cell table:style-name="ce29" office:value-type="string" calcext:value-type="string">
            <text:p>Added Join group functionality when join group from scoreboard &amp; results ans schedule bracket</text:p>
          </table:table-cell>
          <table:table-cell table:style-name="ce30" office:value-type="float" office:value="2" calcext:value-type="float">
            <text:p>2</text:p>
          </table:table-cell>
          <table:table-cell table:style-name="ce28" office:value-type="string" calcext:value-type="string">
            <text:p>Usama Shaikh</text:p>
          </table:table-cell>
          <table:table-cell table:style-name="ce33" office:value-type="date" office:date-value="2025-06-26" calcext:value-type="date">
            <text:p>2025-06-26</text:p>
          </table:table-cell>
        </table:table-row>
        <table:table-row table:style-name="ro3">
          <table:table-cell table:style-name="ce8" office:value-type="string" calcext:value-type="string">
            <text:p>Bug</text:p>
          </table:table-cell>
          <table:table-cell table:style-name="ce24" office:value-type="string" calcext:value-type="string">
            <text:p>TD-421 -- Organizer Unable to Leave Group Chat in Arena Match Support</text:p>
          </table:table-cell>
          <table:table-cell table:style-name="ce10" office:value-type="string" calcext:value-type="string">
            <text:p><text:span text:style-name="T1"><text:a xlink:href="https://tussly.atlassian.net/browse/TD-421" xlink:type="simple">https://tussly.atlassian.net/browse/TD-421</text:a></text:span></text:p>
          </table:table-cell>
          <table:table-cell table:style-name="ce29" office:value-type="string" calcext:value-type="string">
            <text:p>Added Leave group functionality when leave group click in group chat </text:p>
          </table:table-cell>
          <table:table-cell table:style-name="ce30" office:value-type="float" office:value="2" calcext:value-type="float">
            <text:p>2</text:p>
          </table:table-cell>
          <table:table-cell table:style-name="ce28" office:value-type="string" calcext:value-type="string">
            <text:p>Usama Shaikh</text:p>
          </table:table-cell>
          <table:table-cell table:style-name="ce33" office:value-type="date" office:date-value="2025-06-26" calcext:value-type="date">
            <text:p>2025-06-26</text:p>
          </table:table-cell>
        </table:table-row>
        <table:table-row table:style-name="ro11">
          <table:table-cell table:style-name="ce8" office:value-type="string" calcext:value-type="string">
            <text:p>Bug</text:p>
          </table:table-cell>
          <table:table-cell table:style-name="ce24" office:value-type="string" calcext:value-type="string">
            <text:p>TD-428 -- AND - App Crashes When Viewing Chatroom and New Friend Starts Typing or Messaging</text:p>
          </table:table-cell>
          <table:table-cell table:style-name="ce10" office:value-type="string" calcext:value-type="string">
            <text:p><text:span text:style-name="T1"><text:a xlink:href="https://tussly.atlassian.net/browse/TD-428" xlink:type="simple">https://tussly.atlassian.net/browse/TD-428</text:a></text:span></text:p>
          </table:table-cell>
          <table:table-cell table:style-name="ce29" office:value-type="string" calcext:value-type="string">
            <text:p>It was observed that when both users are on the chat message screen, the first message sent by one user is received by the other but is not displayed in the message list. This was due to missing or incorrect update conditions when handling the first message. To resolve this, the logic was updated to properly fetch the first message and refresh the conversation and user details accordingly—for both text and media messages—ensuring the message list updates correctly in real time.</text:p>
          </table:table-cell>
          <table:table-cell table:style-name="ce30" office:value-type="float" office:value="5" calcext:value-type="float">
            <text:p>5</text:p>
          </table:table-cell>
          <table:table-cell table:style-name="ce28" office:value-type="string" calcext:value-type="string">
            <text:p>HasanAli</text:p>
          </table:table-cell>
          <table:table-cell table:style-name="ce33" office:value-type="date" office:date-value="2025-06-20" calcext:value-type="date">
            <text:p>2025-06-20</text:p>
          </table:table-cell>
        </table:table-row>
        <table:table-row table:style-name="ro11">
          <table:table-cell table:style-name="ce8" office:value-type="string" calcext:value-type="string">
            <text:p>Bug</text:p>
          </table:table-cell>
          <table:table-cell table:style-name="ce24" office:value-type="string" calcext:value-type="string">
            <text:p>TD-409 -- App Crashes When Viewing Chatroom and New Friend Starts Typing or Messaging</text:p>
          </table:table-cell>
          <table:table-cell table:style-name="ce10" office:value-type="string" calcext:value-type="string">
            <text:p><text:span text:style-name="T1"><text:a xlink:href="https://tussly.atlassian.net/browse/TD-409" xlink:type="simple">https://tussly.atlassian.net/browse/TD-409</text:a></text:span></text:p>
          </table:table-cell>
          <table:table-cell table:style-name="ce29" office:value-type="string" calcext:value-type="string">
            <text:p>While the app did not crash, it was observed that when both users are on the chat message screen, the first message sent by one user is received by the other but is not displayed in the message table. This was due to missing or incorrect update conditions when handling the first message. To resolve this, the logic was updated to properly fetch the first message and refresh the conversation and user details accordingly—for both text and media messages—ensuring the message list updates correctly in real time.</text:p>
          </table:table-cell>
          <table:table-cell table:style-name="ce30" office:value-type="float" office:value="5" calcext:value-type="float">
            <text:p>5</text:p>
          </table:table-cell>
          <table:table-cell table:style-name="ce28" office:value-type="string" calcext:value-type="string">
            <text:p>Pranay Prajapati</text:p>
          </table:table-cell>
          <table:table-cell table:style-name="ce33" office:value-type="date" office:date-value="2025-06-20" calcext:value-type="date">
            <text:p>2025-06-20</text:p>
          </table:table-cell>
        </table:table-row>
        <table:table-row table:style-name="ro16">
          <table:table-cell table:style-name="ce8" office:value-type="string" calcext:value-type="string">
            <text:p>Bug</text:p>
          </table:table-cell>
          <table:table-cell table:style-name="ce24" office:value-type="string" calcext:value-type="string">
            <text:p>TD-408 -- iOS App Crash with Orange Microphone Indicator After Initial Use (Likely SDK-Triggered Audio Session)</text:p>
          </table:table-cell>
          <table:table-cell table:style-name="ce10" office:value-type="string" calcext:value-type="string">
            <text:p><text:span text:style-name="T1"><text:a xlink:href="https://tussly.atlassian.net/browse/TD-408" xlink:type="simple">https://tussly.atlassian.net/browse/TD-408</text:a></text:span></text:p>
          </table:table-cell>
          <table:table-cell table:style-name="ce29" office:value-type="string" calcext:value-type="string">
            <text:p>Uploaded the latest dSYM file to Firebase Crashlytics to ensure accurate crash reporting and symbolication. This allows better visibility into stack traces and helps with debugging crash issues more effectively. <text:s/>To address potential causes, updated all project dependencies (including CometChat) and carefully reviewed Info.plist entries to ensure all required permissions are correctly declared. These changes were made to prevent any unintended use of audio-related APIs by third-party SDKs and to eliminate possible privacy violations. The goal is to improve overall app stability and ensure compliance with iOS privacy expectations.</text:p>
          </table:table-cell>
          <table:table-cell table:style-name="ce30" office:value-type="float" office:value="4" calcext:value-type="float">
            <text:p>4</text:p>
          </table:table-cell>
          <table:table-cell table:style-name="ce28" office:value-type="string" calcext:value-type="string">
            <text:p>Pranay Prajapati</text:p>
          </table:table-cell>
          <table:table-cell table:style-name="ce33" office:value-type="date" office:date-value="2025-06-20" calcext:value-type="date">
            <text:p>2025-06-20</text:p>
          </table:table-cell>
        </table:table-row>
        <table:table-row table:style-name="ro12">
          <table:table-cell table:style-name="ce8" office:value-type="string" calcext:value-type="string">
            <text:p>Bug</text:p>
          </table:table-cell>
          <table:table-cell table:style-name="ce24" office:value-type="string" calcext:value-type="string">
            <text:p>TD-409 -- App Crashes When Viewing Chatroom and New Friend Starts Typing or Messaging</text:p>
          </table:table-cell>
          <table:table-cell table:style-name="ce10" office:value-type="string" calcext:value-type="string">
            <text:p><text:span text:style-name="T1"><text:a xlink:href="https://tussly.atlassian.net/browse/TD-409" xlink:type="simple">https://tussly.atlassian.net/browse/TD-409</text:a></text:span></text:p>
          </table:table-cell>
          <table:table-cell table:style-name="ce29" office:value-type="string" calcext:value-type="string">
            <text:p>Tested the reported crash scenario on iOS by installing the app via TestFlight, registering new users, entering the chatroom, and triggering both typing indicators and sending the first message from a newly added friend. Repeated the steps multiple times to simulate the exact conditions under which the crash occurs. However, the issue could not be reproduced on iOS—no crash was observed, and the app remained stable throughout.</text:p>
          </table:table-cell>
          <table:table-cell table:style-name="ce30" office:value-type="float" office:value="3" calcext:value-type="float">
            <text:p>3</text:p>
          </table:table-cell>
          <table:table-cell table:style-name="ce28" office:value-type="string" calcext:value-type="string">
            <text:p>Pranay Prajapati</text:p>
          </table:table-cell>
          <table:table-cell table:style-name="ce33" office:value-type="date" office:date-value="2025-06-19" calcext:value-type="date">
            <text:p>2025-06-19</text:p>
          </table:table-cell>
        </table:table-row>
        <table:table-row table:style-name="ro11">
          <table:table-cell table:style-name="ce8" office:value-type="string" calcext:value-type="string">
            <text:p>Bug</text:p>
          </table:table-cell>
          <table:table-cell table:style-name="ce24" office:value-type="string" calcext:value-type="string">
            <text:p>TD-408 -- iOS App Crash with Orange Microphone Indicator After Initial Use (Likely SDK-Triggered Audio Session)</text:p>
          </table:table-cell>
          <table:table-cell table:style-name="ce10" office:value-type="string" calcext:value-type="string">
            <text:p><text:span text:style-name="T1"><text:a xlink:href="https://tussly.atlassian.net/browse/TD-408" xlink:type="simple">https://tussly.atlassian.net/browse/TD-408</text:a></text:span></text:p>
          </table:table-cell>
          <table:table-cell table:style-name="ce29" office:value-type="string" calcext:value-type="string">
            <text:p>Thoroughly tested the app in various scenarios, including fresh installs, new user registrations, and prolonged idle states after launch. Although the issue was reported to occur 30–45 seconds after launch (especially for new users), it could not be reproduced during testing via TestFlight. The app remained stable, and the crash did not occur. However, an orange microphone indicator was consistently visible in the multitasking view, despite no microphone permissions being requested or visible in iOS settings.</text:p>
          </table:table-cell>
          <table:table-cell table:style-name="ce30" office:value-type="float" office:value="4.5" calcext:value-type="float">
            <text:p>4.5</text:p>
          </table:table-cell>
          <table:table-cell table:style-name="ce28" office:value-type="string" calcext:value-type="string">
            <text:p>Pranay Prajapati</text:p>
          </table:table-cell>
          <table:table-cell table:style-name="ce33" office:value-type="date" office:date-value="2025-06-19" calcext:value-type="date">
            <text:p>2025-06-19</text:p>
          </table:table-cell>
        </table:table-row>
        <table:table-row table:style-name="ro7">
          <table:table-cell table:style-name="ce8" office:value-type="string" calcext:value-type="string">
            <text:p>Task</text:p>
          </table:table-cell>
          <table:table-cell table:style-name="ce24" office:value-type="string" calcext:value-type="string">
            <text:p>TD-405 -- Web - Enable or Implement “Invite via Link” Functionality on Team Page</text:p>
          </table:table-cell>
          <table:table-cell table:style-name="ce10" office:value-type="string" calcext:value-type="string">
            <text:p><text:span text:style-name="T1"><text:a xlink:href="https://tussly.atlassian.net/browse/TD-405" xlink:type="simple">https://tussly.atlassian.net/browse/TD-405</text:a></text:span></text:p>
          </table:table-cell>
          <table:table-cell table:style-name="ce29" office:value-type="string" calcext:value-type="string">
            <text:p>Get the data from the embedded link, <text:s text:c="2"/>Convert into JSON &amp; set to the local object. <text:s/>Data saved in local Storage</text:p>
          </table:table-cell>
          <table:table-cell table:style-name="ce30" office:value-type="float" office:value="1" calcext:value-type="float">
            <text:p>1</text:p>
          </table:table-cell>
          <table:table-cell table:style-name="ce28" office:value-type="string" calcext:value-type="string">
            <text:p>Usama Shaikh</text:p>
          </table:table-cell>
          <table:table-cell table:style-name="ce33" office:value-type="date" office:date-value="2025-06-18" calcext:value-type="date">
            <text:p>2025-06-18</text:p>
          </table:table-cell>
        </table:table-row>
        <table:table-row table:style-name="ro2">
          <table:table-cell table:style-name="ce8" office:value-type="string" calcext:value-type="string">
            <text:p>Bug</text:p>
          </table:table-cell>
          <table:table-cell table:style-name="ce24" office:value-type="string" calcext:value-type="string">
            <text:p>TD-386--Notification click redirection</text:p>
          </table:table-cell>
          <table:table-cell table:style-name="ce10" office:value-type="string" calcext:value-type="string">
            <text:p><text:span text:style-name="T1"><text:a xlink:href="https://tussly.atlassian.net/browse/TD-386" xlink:type="simple">https://tussly.atlassian.net/browse/TD-386</text:a></text:span></text:p>
          </table:table-cell>
          <table:table-cell table:style-name="ce29" office:value-type="string" calcext:value-type="string">
            <text:p>Test the notification redirection.</text:p>
          </table:table-cell>
          <table:table-cell table:style-name="ce30" office:value-type="float" office:value="0.25" calcext:value-type="float">
            <text:p>0.25</text:p>
          </table:table-cell>
          <table:table-cell table:style-name="ce28" office:value-type="string" calcext:value-type="string">
            <text:p>Kinjal Shah</text:p>
          </table:table-cell>
          <table:table-cell table:style-name="ce33" office:value-type="date" office:date-value="2025-06-12" calcext:value-type="date">
            <text:p>2025-06-12</text:p>
          </table:table-cell>
        </table:table-row>
        <table:table-row table:style-name="ro2">
          <table:table-cell table:style-name="ce8" office:value-type="string" calcext:value-type="string">
            <text:p>Bug</text:p>
          </table:table-cell>
          <table:table-cell table:style-name="ce24" office:value-type="string" calcext:value-type="string">
            <text:p>TD-385--Notification click redirection</text:p>
          </table:table-cell>
          <table:table-cell table:style-name="ce10" office:value-type="string" calcext:value-type="string">
            <text:p><text:span text:style-name="T1"><text:a xlink:href="https://tussly.atlassian.net/browse/TD-385" xlink:type="simple">https://tussly.atlassian.net/browse/TD-385</text:a></text:span></text:p>
          </table:table-cell>
          <table:table-cell table:style-name="ce29" office:value-type="string" calcext:value-type="string">
            <text:p>Test the notification redirection.</text:p>
          </table:table-cell>
          <table:table-cell table:style-name="ce30" office:value-type="float" office:value="0.25" calcext:value-type="float">
            <text:p>0.25</text:p>
          </table:table-cell>
          <table:table-cell table:style-name="ce28" office:value-type="string" calcext:value-type="string">
            <text:p>Kinjal Shah</text:p>
          </table:table-cell>
          <table:table-cell table:style-name="ce33" office:value-type="date" office:date-value="2025-06-12" calcext:value-type="date">
            <text:p>2025-06-12</text:p>
          </table:table-cell>
        </table:table-row>
        <table:table-row table:style-name="ro3">
          <table:table-cell table:style-name="ce8" office:value-type="string" calcext:value-type="string">
            <text:p>Bug</text:p>
          </table:table-cell>
          <table:table-cell table:style-name="ce24" office:value-type="string" calcext:value-type="string">
            <text:p>TD-294-- IOS : Unread Count Still Visible After Reading Chat Messages</text:p>
          </table:table-cell>
          <table:table-cell table:style-name="ce10" office:value-type="string" calcext:value-type="string">
            <text:p><text:span text:style-name="T1"><text:a xlink:href="https://tussly.atlassian.net/browse/TD-294" xlink:type="simple">https://tussly.atlassian.net/browse/TD-294</text:a></text:span></text:p>
          </table:table-cell>
          <table:table-cell table:style-name="ce29" office:value-type="string" calcext:value-type="string">
            <text:p>Retest the bug</text:p>
          </table:table-cell>
          <table:table-cell table:style-name="ce30" office:value-type="float" office:value="0.17" calcext:value-type="float">
            <text:p>0.17</text:p>
          </table:table-cell>
          <table:table-cell table:style-name="ce28" office:value-type="string" calcext:value-type="string">
            <text:p>Kinjal Shah</text:p>
          </table:table-cell>
          <table:table-cell table:style-name="ce33" office:value-type="date" office:date-value="2025-06-11" calcext:value-type="date">
            <text:p>2025-06-11</text:p>
          </table:table-cell>
        </table:table-row>
        <table:table-row table:style-name="ro3">
          <table:table-cell table:style-name="ce8" office:value-type="string" calcext:value-type="string">
            <text:p>Bug</text:p>
          </table:table-cell>
          <table:table-cell table:style-name="ce24" office:value-type="string" calcext:value-type="string">
            <text:p>TD -- 293 Android : Unread Count Still Visible After Reading Chat Messages</text:p>
          </table:table-cell>
          <table:table-cell table:style-name="ce10" office:value-type="string" calcext:value-type="string">
            <text:p><text:span text:style-name="T1"><text:a xlink:href="https://tussly.atlassian.net/browse/TD-293" xlink:type="simple">https://tussly.atlassian.net/browse/TD-293</text:a></text:span></text:p>
          </table:table-cell>
          <table:table-cell table:style-name="ce29" office:value-type="string" calcext:value-type="string">
            <text:p>Retest the bug</text:p>
          </table:table-cell>
          <table:table-cell table:style-name="ce30" office:value-type="float" office:value="0.17" calcext:value-type="float">
            <text:p>0.17</text:p>
          </table:table-cell>
          <table:table-cell table:style-name="ce28" office:value-type="string" calcext:value-type="string">
            <text:p>Kinjal Shah</text:p>
          </table:table-cell>
          <table:table-cell table:style-name="ce33" office:value-type="date" office:date-value="2025-06-11" calcext:value-type="date">
            <text:p>2025-06-11</text:p>
          </table:table-cell>
        </table:table-row>
        <table:table-row table:style-name="ro3">
          <table:table-cell table:style-name="ce8" office:value-type="string" calcext:value-type="string">
            <text:p>Bug</text:p>
          </table:table-cell>
          <table:table-cell table:style-name="ce24" office:value-type="string" calcext:value-type="string">
            <text:p>TD-284 -- Application is crashed when delete the message.</text:p>
          </table:table-cell>
          <table:table-cell table:style-name="ce10" office:value-type="string" calcext:value-type="string">
            <text:p><text:span text:style-name="T1"><text:a xlink:href="https://tussly.atlassian.net/browse/TD-284" xlink:type="simple">https://tussly.atlassian.net/browse/TD-284</text:a></text:span></text:p>
          </table:table-cell>
          <table:table-cell table:style-name="ce29" office:value-type="string" calcext:value-type="string">
            <text:p>Retest the bug</text:p>
          </table:table-cell>
          <table:table-cell table:style-name="ce30" office:value-type="float" office:value="0.17" calcext:value-type="float">
            <text:p>0.17</text:p>
          </table:table-cell>
          <table:table-cell table:style-name="ce28" office:value-type="string" calcext:value-type="string">
            <text:p>Kinjal Shah</text:p>
          </table:table-cell>
          <table:table-cell table:style-name="ce33" office:value-type="date" office:date-value="2025-06-10" calcext:value-type="date">
            <text:p>2025-06-10</text:p>
          </table:table-cell>
        </table:table-row>
        <table:table-row table:style-name="ro2">
          <table:table-cell table:style-name="ce8" office:value-type="string" calcext:value-type="string">
            <text:p>Bug</text:p>
          </table:table-cell>
          <table:table-cell table:style-name="ce23" office:value-type="string" calcext:value-type="string">
            <text:p>Call With CometChat</text:p>
          </table:table-cell>
          <table:table-cell table:style-name="ce10"/>
          <table:table-cell table:style-name="ce7" office:value-type="string" calcext:value-type="string">
            <text:p>Call With CometChat</text:p>
          </table:table-cell>
          <table:table-cell table:style-name="ce7" office:value-type="float" office:value="1" calcext:value-type="float">
            <text:p>1</text:p>
          </table:table-cell>
          <table:table-cell table:style-name="ce28" office:value-type="string" calcext:value-type="string">
            <text:p>Jayesh Rathod</text:p>
          </table:table-cell>
          <table:table-cell table:style-name="ce32" office:value-type="date" office:date-value="2025-06-12" calcext:value-type="date">
            <text:p>2025-06-12</text:p>
          </table:table-cell>
        </table:table-row>
        <table:table-row table:style-name="ro3">
          <table:table-cell table:style-name="ce8" office:value-type="string" calcext:value-type="string">
            <text:p>Bug</text:p>
          </table:table-cell>
          <table:table-cell table:style-name="ce23" office:value-type="string" calcext:value-type="string">
            <text:p>Call With CometChat</text:p>
          </table:table-cell>
          <table:table-cell table:style-name="ce10"/>
          <table:table-cell table:style-name="ce7" office:value-type="string" calcext:value-type="string">
            <text:p>Call With CometChat</text:p>
          </table:table-cell>
          <table:table-cell table:style-name="ce7" office:value-type="float" office:value="1" calcext:value-type="float">
            <text:p>1</text:p>
          </table:table-cell>
          <table:table-cell table:style-name="ce7" office:value-type="string" calcext:value-type="string">
            <text:p>Pranay Prajapati</text:p>
          </table:table-cell>
          <table:table-cell table:style-name="ce32" office:value-type="date" office:date-value="2025-06-12" calcext:value-type="date">
            <text:p>2025-06-12</text:p>
          </table:table-cell>
        </table:table-row>
        <table:table-row table:style-name="ro3">
          <table:table-cell table:style-name="ce8" office:value-type="string" calcext:value-type="string">
            <text:p>Bug</text:p>
          </table:table-cell>
          <table:table-cell table:style-name="ce23" office:value-type="string" calcext:value-type="string">
            <text:p>TD-387--IOS: Notification delay</text:p>
          </table:table-cell>
          <table:table-cell table:style-name="ce10" office:value-type="string" calcext:value-type="string">
            <text:p><text:span text:style-name="T1"><text:a xlink:href="https://tussly.atlassian.net/browse/TD-387" xlink:type="simple">https://tussly.atlassian.net/browse/TD-387</text:a></text:span></text:p>
          </table:table-cell>
          <table:table-cell table:style-name="ce7" office:value-type="string" calcext:value-type="string">
            <text:p>I have place this issue in ComeChat support. We are working on it.</text:p>
          </table:table-cell>
          <table:table-cell table:style-name="ce7" office:value-type="float" office:value="1.5" calcext:value-type="float">
            <text:p>1.5</text:p>
          </table:table-cell>
          <table:table-cell table:style-name="ce7" office:value-type="string" calcext:value-type="string">
            <text:p>Pranay Prajapati</text:p>
          </table:table-cell>
          <table:table-cell table:style-name="ce32" office:value-type="date" office:date-value="2025-06-10" calcext:value-type="date">
            <text:p>2025-06-10</text:p>
          </table:table-cell>
        </table:table-row>
        <table:table-row table:style-name="ro3">
          <table:table-cell table:style-name="ce8" office:value-type="string" calcext:value-type="string">
            <text:p>Bug</text:p>
          </table:table-cell>
          <table:table-cell table:style-name="ce23" office:value-type="string" calcext:value-type="string">
            <text:p>TD-282 -- Edit Chat message is not working properly</text:p>
          </table:table-cell>
          <table:table-cell table:style-name="ce10" office:value-type="string" calcext:value-type="string">
            <text:p><text:span text:style-name="T1"><text:a xlink:href="https://tussly.atlassian.net/browse/TD-282" xlink:type="simple">https://tussly.atlassian.net/browse/TD-282</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10" calcext:value-type="date">
            <text:p>2025-06-10</text:p>
          </table:table-cell>
        </table:table-row>
        <table:table-row table:style-name="ro7">
          <table:table-cell table:style-name="ce8" office:value-type="string" calcext:value-type="string">
            <text:p>Bug</text:p>
          </table:table-cell>
          <table:table-cell table:style-name="ce23" office:value-type="string" calcext:value-type="string">
            <text:p>TD-339-- IOS : Received notification in the group chat</text:p>
          </table:table-cell>
          <table:table-cell table:style-name="ce10" office:value-type="string" calcext:value-type="string">
            <text:p><text:span text:style-name="T1"><text:a xlink:href="https://tussly.atlassian.net/browse/TD-339" xlink:type="simple">https://tussly.atlassian.net/browse/TD-339</text:a></text:span></text:p>
          </table:table-cell>
          <table:table-cell table:style-name="ce7" office:value-type="string" calcext:value-type="string">
            <text:p>Change notification register method in CometChat, after this notification payload change, need to access new payload update code.</text:p>
          </table:table-cell>
          <table:table-cell table:style-name="ce7" office:value-type="float" office:value="0.33" calcext:value-type="float">
            <text:p>0.33</text:p>
          </table:table-cell>
          <table:table-cell table:style-name="ce7" office:value-type="string" calcext:value-type="string">
            <text:p>Pranay Prajapati</text:p>
          </table:table-cell>
          <table:table-cell table:style-name="ce32" office:value-type="date" office:date-value="2025-06-09" calcext:value-type="date">
            <text:p>2025-06-09</text:p>
          </table:table-cell>
        </table:table-row>
        <table:table-row table:style-name="ro14">
          <table:table-cell table:style-name="ce8" office:value-type="string" calcext:value-type="string">
            <text:p>Bug</text:p>
          </table:table-cell>
          <table:table-cell table:style-name="ce23" office:value-type="string" calcext:value-type="string">
            <text:p>TD-386--Notification click redirection</text:p>
          </table:table-cell>
          <table:table-cell table:style-name="ce10" office:value-type="string" calcext:value-type="string">
            <text:p><text:span text:style-name="T1"><text:a xlink:href="https://tussly.atlassian.net/browse/TD-386" xlink:type="simple">https://tussly.atlassian.net/browse/TD-386</text:a></text:span></text:p>
          </table:table-cell>
          <table:table-cell table:style-name="ce7" office:value-type="string" calcext:value-type="string">
            <text:p>After method change of notification register for cometchat then after payload change based on new notification system. So update my navigation code.</text:p>
          </table:table-cell>
          <table:table-cell table:style-name="ce7" office:value-type="float" office:value="1.5" calcext:value-type="float">
            <text:p>1.5</text:p>
          </table:table-cell>
          <table:table-cell table:style-name="ce7" office:value-type="string" calcext:value-type="string">
            <text:p>Pranay Prajapati</text:p>
          </table:table-cell>
          <table:table-cell table:style-name="ce32" office:value-type="date" office:date-value="2025-06-09" calcext:value-type="date">
            <text:p>2025-06-09</text:p>
          </table:table-cell>
        </table:table-row>
        <table:table-row table:style-name="ro3">
          <table:table-cell table:style-name="ce8" office:value-type="string" calcext:value-type="string">
            <text:p>Bug</text:p>
          </table:table-cell>
          <table:table-cell table:style-name="ce23" office:value-type="string" calcext:value-type="string">
            <text:p>TD-349--User shows as online even when user is closed or logout</text:p>
          </table:table-cell>
          <table:table-cell table:style-name="ce10" office:value-type="string" calcext:value-type="string">
            <text:p><text:span text:style-name="T1"><text:a xlink:href="https://tussly.atlassian.net/browse/TD-349" xlink:type="simple">https://tussly.atlassian.net/browse/TD-349</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8" office:value-type="string" calcext:value-type="string">
            <text:p>Bug</text:p>
          </table:table-cell>
          <table:table-cell table:style-name="ce23" office:value-type="string" calcext:value-type="string">
            <text:p>TD-280 -- User shows as online even when app is closed or in background</text:p>
          </table:table-cell>
          <table:table-cell table:style-name="ce10" office:value-type="string" calcext:value-type="string">
            <text:p><text:span text:style-name="T1"><text:a xlink:href="https://tussly.atlassian.net/browse/TD-280" xlink:type="simple">https://tussly.atlassian.net/browse/TD-280</text:a></text:span></text:p>
          </table:table-cell>
          <table:table-cell table:style-name="ce7" office:value-type="string" calcext:value-type="string">
            <text:p>Retest the bug</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6-09" calcext:value-type="date">
            <text:p>2025-06-09</text:p>
          </table:table-cell>
        </table:table-row>
        <table:table-row table:style-name="ro7">
          <table:table-cell table:style-name="ce8" office:value-type="string" calcext:value-type="string">
            <text:p>Bug</text:p>
          </table:table-cell>
          <table:table-cell table:style-name="ce23" office:value-type="string" calcext:value-type="string">
            <text:p>TD-278 -- The message appears as "read" even though it hasn't actually been read by the recipient.</text:p>
          </table:table-cell>
          <table:table-cell table:style-name="ce10" office:value-type="string" calcext:value-type="string">
            <text:p><text:span text:style-name="T1"><text:a xlink:href="https://tussly.atlassian.net/browse/TD-278" xlink:type="simple">https://tussly.atlassian.net/browse/TD-278</text:a></text:span></text:p>
          </table:table-cell>
          <table:table-cell table:style-name="ce7" office:value-type="string" calcext:value-type="string">
            <text:p>Retest the bug</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8" office:value-type="string" calcext:value-type="string">
            <text:p>Bug</text:p>
          </table:table-cell>
          <table:table-cell table:style-name="ce23" office:value-type="string" calcext:value-type="string">
            <text:p>TD-281 -- Showing Typing Indicator even when app is closed</text:p>
          </table:table-cell>
          <table:table-cell table:style-name="ce10" office:value-type="string" calcext:value-type="string">
            <text:p><text:span text:style-name="T1"><text:a xlink:href="https://tussly.atlassian.net/browse/TD-281" xlink:type="simple">https://tussly.atlassian.net/browse/TD-281</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8" office:value-type="string" calcext:value-type="string">
            <text:p>Bug</text:p>
          </table:table-cell>
          <table:table-cell table:style-name="ce23" office:value-type="string" calcext:value-type="string">
            <text:p>TD-282 -- Edit Chat message is not working properly</text:p>
          </table:table-cell>
          <table:table-cell table:style-name="ce10" office:value-type="string" calcext:value-type="string">
            <text:p><text:span text:style-name="T1"><text:a xlink:href="https://tussly.atlassian.net/browse/TD-282" xlink:type="simple">https://tussly.atlassian.net/browse/TD-282</text:a></text:span></text:p>
          </table:table-cell>
          <table:table-cell table:style-name="ce7" office:value-type="string" calcext:value-type="string">
            <text:p>Retest the bug</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9" calcext:value-type="date">
            <text:p>2025-06-09</text:p>
          </table:table-cell>
        </table:table-row>
        <table:table-row table:style-name="ro2">
          <table:table-cell table:style-name="ce8" office:value-type="string" calcext:value-type="string">
            <text:p>Bug</text:p>
          </table:table-cell>
          <table:table-cell table:style-name="ce23" office:value-type="string" calcext:value-type="string">
            <text:p>TD-272 -- IOS app crashes when clicking on chat</text:p>
          </table:table-cell>
          <table:table-cell table:style-name="ce10" office:value-type="string" calcext:value-type="string">
            <text:p><text:span text:style-name="T1"><text:a xlink:href="https://tussly.atlassian.net/browse/TD-272" xlink:type="simple">https://tussly.atlassian.net/browse/TD-272</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9" calcext:value-type="date">
            <text:p>2025-06-09</text:p>
          </table:table-cell>
        </table:table-row>
        <table:table-row table:style-name="ro2">
          <table:table-cell table:style-name="ce8" office:value-type="string" calcext:value-type="string">
            <text:p>Bug</text:p>
          </table:table-cell>
          <table:table-cell table:style-name="ce23" office:value-type="string" calcext:value-type="string">
            <text:p>TD-275 -- Chat page should be refreshed.</text:p>
          </table:table-cell>
          <table:table-cell table:style-name="ce10" office:value-type="string" calcext:value-type="string">
            <text:p><text:span text:style-name="T1"><text:a xlink:href="https://tussly.atlassian.net/browse/TD-275" xlink:type="simple">https://tussly.atlassian.net/browse/TD-275</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9" calcext:value-type="date">
            <text:p>2025-06-09</text:p>
          </table:table-cell>
        </table:table-row>
        <table:table-row table:style-name="ro2">
          <table:table-cell table:style-name="ce8" office:value-type="string" calcext:value-type="string">
            <text:p>Bug</text:p>
          </table:table-cell>
          <table:table-cell table:style-name="ce23" office:value-type="string" calcext:value-type="string">
            <text:p>TD-340 -- IOS : Group chat scrolling is not working</text:p>
          </table:table-cell>
          <table:table-cell table:style-name="ce10" office:value-type="string" calcext:value-type="string">
            <text:p><text:span text:style-name="T1"><text:a xlink:href="https://tussly.atlassian.net/browse/TD-340" xlink:type="simple">https://tussly.atlassian.net/browse/TD-340</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8" office:value-type="string" calcext:value-type="string">
            <text:p>Bug</text:p>
          </table:table-cell>
          <table:table-cell table:style-name="ce23" office:value-type="string" calcext:value-type="string">
            <text:p>TD-290 -- Chat Does Not Auto-Scroll down to see Latest Message</text:p>
          </table:table-cell>
          <table:table-cell table:style-name="ce10" office:value-type="string" calcext:value-type="string">
            <text:p><text:span text:style-name="T1"><text:a xlink:href="https://tussly.atlassian.net/browse/TD-290" xlink:type="simple">https://tussly.atlassian.net/browse/TD-290</text:a></text:span></text:p>
          </table:table-cell>
          <table:table-cell table:style-name="ce7" office:value-type="string" calcext:value-type="string">
            <text:p>Retest the bug</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8" office:value-type="string" calcext:value-type="string">
            <text:p>Bug</text:p>
          </table:table-cell>
          <table:table-cell table:style-name="ce23" office:value-type="string" calcext:value-type="string">
            <text:p>TD-349--User shows as online even when user is closed or logout</text:p>
          </table:table-cell>
          <table:table-cell table:style-name="ce10" office:value-type="string" calcext:value-type="string">
            <text:p><text:span text:style-name="T1"><text:a xlink:href="https://tussly.atlassian.net/browse/TD-349" xlink:type="simple">https://tussly.atlassian.net/browse/TD-349</text:a></text:span></text:p>
          </table:table-cell>
          <table:table-cell table:style-name="ce7" office:value-type="string" calcext:value-type="string">
            <text:p>Checked &amp; set ht eproper logic whne user online &amp; offlie</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6-06" calcext:value-type="date">
            <text:p>2025-06-06</text:p>
          </table:table-cell>
        </table:table-row>
        <table:table-row table:style-name="ro3">
          <table:table-cell table:style-name="ce8" office:value-type="string" calcext:value-type="string">
            <text:p>Bug</text:p>
          </table:table-cell>
          <table:table-cell table:style-name="ce23" office:value-type="string" calcext:value-type="string">
            <text:p>TD-339-- IOS : Received notification in the group chat</text:p>
          </table:table-cell>
          <table:table-cell table:style-name="ce10" office:value-type="string" calcext:value-type="string">
            <text:p><text:span text:style-name="T1"><text:a xlink:href="https://tussly.atlassian.net/browse/TD-339" xlink:type="simple">https://tussly.atlassian.net/browse/TD-339</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8" office:value-type="string" calcext:value-type="string">
            <text:p>Bug</text:p>
          </table:table-cell>
          <table:table-cell table:style-name="ce23" office:value-type="string" calcext:value-type="string">
            <text:p>TD-276 -- Chat Listing page should be refreshed.</text:p>
          </table:table-cell>
          <table:table-cell table:style-name="ce10" office:value-type="string" calcext:value-type="string">
            <text:p><text:span text:style-name="T1"><text:a xlink:href="https://tussly.atlassian.net/browse/TD-276" xlink:type="simple">https://tussly.atlassian.net/browse/TD-276</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7">
          <table:table-cell table:style-name="ce8" office:value-type="string" calcext:value-type="string">
            <text:p>Bug</text:p>
          </table:table-cell>
          <table:table-cell table:style-name="ce23" office:value-type="string" calcext:value-type="string">
            <text:p>TD-270 --Show a pop-up on iOS when chat is tapped by a user who is not logged in or registered.</text:p>
          </table:table-cell>
          <table:table-cell table:style-name="ce10" office:value-type="string" calcext:value-type="string">
            <text:p><text:span text:style-name="T1"><text:a xlink:href="https://tussly.atlassian.net/browse/TD-270" xlink:type="simple">https://tussly.atlassian.net/browse/TD-270</text:a></text:span></text:p>
          </table:table-cell>
          <table:table-cell table:style-name="ce7" office:value-type="string" calcext:value-type="string">
            <text:p>Retest the bug</text:p>
          </table:table-cell>
          <table:table-cell table:style-name="ce7" office:value-type="float" office:value="0.08" calcext:value-type="float">
            <text:p>0.08</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8" office:value-type="string" calcext:value-type="string">
            <text:p>Bug</text:p>
          </table:table-cell>
          <table:table-cell table:style-name="ce23" office:value-type="string" calcext:value-type="string">
            <text:p>TD-286 -- Unable to Delete Message from Reply Thread</text:p>
          </table:table-cell>
          <table:table-cell table:style-name="ce10" office:value-type="string" calcext:value-type="string">
            <text:p><text:span text:style-name="T1"><text:a xlink:href="https://tussly.atlassian.net/browse/TD-286" xlink:type="simple">https://tussly.atlassian.net/browse/TD-286</text:a></text:span></text:p>
          </table:table-cell>
          <table:table-cell table:style-name="ce7" office:value-type="string" calcext:value-type="string">
            <text:p>Retest the bug</text:p>
          </table:table-cell>
          <table:table-cell table:style-name="ce7" office:value-type="float" office:value="0.2" calcext:value-type="float">
            <text:p>0.2</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8" office:value-type="string" calcext:value-type="string">
            <text:p>Bug</text:p>
          </table:table-cell>
          <table:table-cell table:style-name="ce23" office:value-type="string" calcext:value-type="string">
            <text:p>TD --291 Duplicate Messages Sent on Multiple Quick Taps of Send Button</text:p>
          </table:table-cell>
          <table:table-cell table:style-name="ce10" office:value-type="string" calcext:value-type="string">
            <text:p><text:span text:style-name="T1"><text:a xlink:href="https://tussly.atlassian.net/browse/TD-291" xlink:type="simple">https://tussly.atlassian.net/browse/TD-291</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8" office:value-type="string" calcext:value-type="string">
            <text:p>Bug</text:p>
          </table:table-cell>
          <table:table-cell table:style-name="ce23" office:value-type="string" calcext:value-type="string">
            <text:p>TD-342--Show the loader when attachment is sent</text:p>
          </table:table-cell>
          <table:table-cell table:style-name="ce10" office:value-type="string" calcext:value-type="string">
            <text:p><text:span text:style-name="T1"><text:a xlink:href="https://tussly.atlassian.net/browse/TD-342" xlink:type="simple">https://tussly.atlassian.net/browse/TD-342</text:a></text:span></text:p>
          </table:table-cell>
          <table:table-cell table:style-name="ce7" office:value-type="string" calcext:value-type="string">
            <text:p>Retest the bug. from thread also.</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12">
          <table:table-cell table:style-name="ce8" office:value-type="string" calcext:value-type="string">
            <text:p>Story</text:p>
          </table:table-cell>
          <table:table-cell table:style-name="ce23" office:value-type="string" calcext:value-type="string">
            <text:p>TD-347 -- iOS - Display Action Message in Chat</text:p>
          </table:table-cell>
          <table:table-cell table:style-name="ce10" office:value-type="string" calcext:value-type="string">
            <text:p><text:span text:style-name="T1"><text:a xlink:href="https://tussly.atlassian.net/browse/TD-347" xlink:type="simple">https://tussly.atlassian.net/browse/TD-347</text:a></text:span></text:p>
          </table:table-cell>
          <table:table-cell table:style-name="ce7" office:value-type="string" calcext:value-type="string">
            <text:p>Verified that an action message is displayed when a user is added as an admin. Tested that the action message is styled differently from user messages. Checked real-time visibility of the action message for all logged-in users. Ensured that the message is visible in chat history. Ensured no duplicate or repeated action messages are shown. Checked that the action message does not interfere with normal chat messages.</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8" office:value-type="string" calcext:value-type="string">
            <text:p>Bug</text:p>
          </table:table-cell>
          <table:table-cell table:style-name="ce23" office:value-type="string" calcext:value-type="string">
            <text:p>TD-353--Three-Dot Menu on Last Message Not Fully Visible Without Scrolling</text:p>
          </table:table-cell>
          <table:table-cell table:style-name="ce10" office:value-type="string" calcext:value-type="string">
            <text:p><text:span text:style-name="T1"><text:a xlink:href="https://tussly.atlassian.net/browse/TD-353" xlink:type="simple">https://tussly.atlassian.net/browse/TD-353</text:a></text:span></text:p>
          </table:table-cell>
          <table:table-cell table:style-name="ce7" office:value-type="string" calcext:value-type="string">
            <text:p>Retest the bug</text:p>
          </table:table-cell>
          <table:table-cell table:style-name="ce7" office:value-type="float" office:value="0.12" calcext:value-type="float">
            <text:p>0.12</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8" office:value-type="string" calcext:value-type="string">
            <text:p>Bug</text:p>
          </table:table-cell>
          <table:table-cell table:style-name="ce23" office:value-type="string" calcext:value-type="string">
            <text:p>TD -- 293 Android : Unread Count Still Visible After Reading Chat Messages</text:p>
          </table:table-cell>
          <table:table-cell table:style-name="ce10" office:value-type="string" calcext:value-type="string">
            <text:p><text:span text:style-name="T1"><text:a xlink:href="https://tussly.atlassian.net/browse/TD-293" xlink:type="simple">https://tussly.atlassian.net/browse/TD-293</text:a></text:span></text:p>
          </table:table-cell>
          <table:table-cell table:style-name="ce7" office:value-type="string" calcext:value-type="string">
            <text:p>Retest the bug</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7">
          <table:table-cell table:style-name="ce8" office:value-type="string" calcext:value-type="string">
            <text:p>Bug</text:p>
          </table:table-cell>
          <table:table-cell table:style-name="ce23" office:value-type="string" calcext:value-type="string">
            <text:p>TD-283 -- Showing Typing Indicator even when app is closed</text:p>
          </table:table-cell>
          <table:table-cell table:style-name="ce10" office:value-type="string" calcext:value-type="string">
            <text:p><text:span text:style-name="T1"><text:a xlink:href="https://tussly.atlassian.net/browse/TD-283" xlink:type="simple">https://tussly.atlassian.net/browse/TD-283</text:a></text:span></text:p>
          </table:table-cell>
          <table:table-cell table:style-name="ce7" office:value-type="string" calcext:value-type="string">
            <text:p>This issue has been resolved. When use kill the app, then typing indicator will not show for other user .</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8" office:value-type="string" calcext:value-type="string">
            <text:p>Bug</text:p>
          </table:table-cell>
          <table:table-cell table:style-name="ce23" office:value-type="string" calcext:value-type="string">
            <text:p>TD-277 -- Chat Listing page should be refreshed.</text:p>
          </table:table-cell>
          <table:table-cell table:style-name="ce10" office:value-type="string" calcext:value-type="string">
            <text:p><text:span text:style-name="T1"><text:a xlink:href="https://tussly.atlassian.net/browse/TD-277" xlink:type="simple">https://tussly.atlassian.net/browse/TD-277</text:a></text:span></text:p>
          </table:table-cell>
          <table:table-cell table:style-name="ce7" office:value-type="string" calcext:value-type="string">
            <text:p>Retest the bug</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8" office:value-type="string" calcext:value-type="string">
            <text:p>Bug</text:p>
          </table:table-cell>
          <table:table-cell table:style-name="ce23" office:value-type="string" calcext:value-type="string">
            <text:p>TD-285-- Loader moves continuously not stop</text:p>
          </table:table-cell>
          <table:table-cell table:style-name="ce10" office:value-type="string" calcext:value-type="string">
            <text:p><text:span text:style-name="T1"><text:a xlink:href="https://tussly.atlassian.net/browse/TD-285" xlink:type="simple">https://tussly.atlassian.net/browse/TD-285</text:a></text:span></text:p>
          </table:table-cell>
          <table:table-cell table:style-name="ce7" office:value-type="string" calcext:value-type="string">
            <text:p>Retest the bug</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12">
          <table:table-cell table:style-name="ce8" office:value-type="string" calcext:value-type="string">
            <text:p>Story</text:p>
          </table:table-cell>
          <table:table-cell table:style-name="ce23" office:value-type="string" calcext:value-type="string">
            <text:p>TD-346--Display Action Message in Chat</text:p>
          </table:table-cell>
          <table:table-cell table:style-name="ce10" office:value-type="string" calcext:value-type="string">
            <text:p><text:span text:style-name="T1"><text:a xlink:href="https://tussly.atlassian.net/browse/TD-346" xlink:type="simple">https://tussly.atlassian.net/browse/TD-346</text:a></text:span></text:p>
          </table:table-cell>
          <table:table-cell table:style-name="ce7" office:value-type="string" calcext:value-type="string">
            <text:p>Verified that an action message is displayed when a user is added as an admin. Tested that the action message is styled differently from user messages. Checked real-time visibility of the action message for all logged-in users. Ensured that the message is visible in chat history. Ensured no duplicate or repeated action messages are shown. Checked that the action message does not interfere with normal chat messages.</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8" office:value-type="string" calcext:value-type="string">
            <text:p>Bug</text:p>
          </table:table-cell>
          <table:table-cell table:style-name="ce23" office:value-type="string" calcext:value-type="string">
            <text:p>TD -341--Edited Message Not Cleared from Input Field After Clicking Cancel</text:p>
          </table:table-cell>
          <table:table-cell table:style-name="ce10" office:value-type="string" calcext:value-type="string">
            <text:p><text:span text:style-name="T1"><text:a xlink:href="https://tussly.atlassian.net/browse/TD-341" xlink:type="simple">https://tussly.atlassian.net/browse/TD-341</text:a></text:span></text:p>
          </table:table-cell>
          <table:table-cell table:style-name="ce7" office:value-type="string" calcext:value-type="string">
            <text:p>Retest the bug from main chat and thread chat </text:p>
          </table:table-cell>
          <table:table-cell table:style-name="ce7" office:value-type="float" office:value="0.2" calcext:value-type="float">
            <text:p>0.2</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8" office:value-type="string" calcext:value-type="string">
            <text:p>Bug</text:p>
          </table:table-cell>
          <table:table-cell table:style-name="ce23" office:value-type="string" calcext:value-type="string">
            <text:p>TD-343--Android: Show the loader when attachment is sent</text:p>
          </table:table-cell>
          <table:table-cell table:style-name="ce10" office:value-type="string" calcext:value-type="string">
            <text:p><text:span text:style-name="T1"><text:a xlink:href="https://tussly.atlassian.net/browse/TD-343" xlink:type="simple">https://tussly.atlassian.net/browse/TD-343</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8" office:value-type="string" calcext:value-type="string">
            <text:p>Bug</text:p>
          </table:table-cell>
          <table:table-cell table:style-name="ce23" office:value-type="string" calcext:value-type="string">
            <text:p>TD-284 -- Application is crashed when delete the message.</text:p>
          </table:table-cell>
          <table:table-cell table:style-name="ce10" office:value-type="string" calcext:value-type="string">
            <text:p><text:span text:style-name="T1"><text:a xlink:href="https://tussly.atlassian.net/browse/TD-284" xlink:type="simple">https://tussly.atlassian.net/browse/TD-284</text:a></text:span></text:p>
          </table:table-cell>
          <table:table-cell table:style-name="ce7" office:value-type="string" calcext:value-type="string">
            <text:p>Not able to reproduce this issue.</text:p>
          </table:table-cell>
          <table:table-cell table:style-name="ce7" office:value-type="float" office:value="0.17" calcext:value-type="float">
            <text:p>0.17</text:p>
          </table:table-cell>
          <table:table-cell table:style-name="ce7" office:value-type="string" calcext:value-type="string">
            <text:p>Pranay Prajapati</text:p>
          </table:table-cell>
          <table:table-cell table:style-name="ce32" office:value-type="date" office:date-value="2025-06-05" calcext:value-type="date">
            <text:p>2025-06-05</text:p>
          </table:table-cell>
        </table:table-row>
        <table:table-row table:style-name="ro7">
          <table:table-cell table:style-name="ce8" office:value-type="string" calcext:value-type="string">
            <text:p>Bug</text:p>
          </table:table-cell>
          <table:table-cell table:style-name="ce23" office:value-type="string" calcext:value-type="string">
            <text:p>TD-280 -- User shows as online even when app is closed or in background</text:p>
          </table:table-cell>
          <table:table-cell table:style-name="ce10" office:value-type="string" calcext:value-type="string">
            <text:p><text:span text:style-name="T1"><text:a xlink:href="https://tussly.atlassian.net/browse/TD-280" xlink:type="simple">https://tussly.atlassian.net/browse/TD-280</text:a></text:span></text:p>
          </table:table-cell>
          <table:table-cell table:style-name="ce7" office:value-type="string" calcext:value-type="string">
            <text:p>Issue assign to CometChat, but still not get an proper solution. And also issue not reproduce again.</text:p>
          </table:table-cell>
          <table:table-cell table:style-name="ce7" office:value-type="float" office:value="0.17" calcext:value-type="float">
            <text:p>0.17</text:p>
          </table:table-cell>
          <table:table-cell table:style-name="ce7" office:value-type="string" calcext:value-type="string">
            <text:p>Pranay Prajapati</text:p>
          </table:table-cell>
          <table:table-cell table:style-name="ce32" office:value-type="date" office:date-value="2025-06-05" calcext:value-type="date">
            <text:p>2025-06-05</text:p>
          </table:table-cell>
        </table:table-row>
        <table:table-row table:style-name="ro17">
          <table:table-cell table:style-name="ce8" office:value-type="string" calcext:value-type="string">
            <text:p>Story</text:p>
          </table:table-cell>
          <table:table-cell table:style-name="ce23" office:value-type="string" calcext:value-type="string">
            <text:p>TD-240 -- iOS - Customization -- Reply to Chat Message</text:p>
          </table:table-cell>
          <table:table-cell table:style-name="ce10" office:value-type="string" calcext:value-type="string">
            <text:p><text:span text:style-name="T1"><text:a xlink:href="https://tussly.atlassian.net/browse/TD-240" xlink:type="simple">https://tussly.atlassian.net/browse/TD-240</text:a></text:span></text:p>
          </table:table-cell>
          <table:table-cell table:style-name="ce7" office:value-type="string" calcext:value-type="string">
            <text:p>Verified long press on a message shows the Reply option. Confirmed tapping Reply opens a dedicated thread view screen. Tested that parent message is displayed at the top of the thread screen. Verified that replies are listed correctly below the parent message. Verified that replies are visible to all participants in real-time. Tested that the thread updates instantly on new incoming replies. Tested that real-time edit and delete changes in the thread. Verified user can edit their reply from the thread view. Confirmed edited replies update in real-time for all users. Verified user can delete their reply and it is removed from all views. Tested back navigation returns to main chat. Tested thread design separates parent and child messages clearly. Validated threaded replies persist across refresh and logout/login. Tested thread reply count shows accurately. Tested tapping reply count in main chat navigates to the correct thread.</text:p>
          </table:table-cell>
          <table:table-cell table:style-name="ce7" office:value-type="float" office:value="1.17" calcext:value-type="float">
            <text:p>1.17</text:p>
          </table:table-cell>
          <table:table-cell table:style-name="ce7" office:value-type="string" calcext:value-type="string">
            <text:p>Kinjal Shah</text:p>
          </table:table-cell>
          <table:table-cell table:style-name="ce32" office:value-type="date" office:date-value="2025-06-04" calcext:value-type="date">
            <text:p>2025-06-04</text:p>
          </table:table-cell>
        </table:table-row>
        <table:table-row table:style-name="ro12">
          <table:table-cell table:style-name="ce8" office:value-type="string" calcext:value-type="string">
            <text:p>Story</text:p>
          </table:table-cell>
          <table:table-cell table:style-name="ce23" office:value-type="string" calcext:value-type="string">
            <text:p>TD-238 -- iOS - Customization #4-1 -- Disable Chat After Match Completion</text:p>
          </table:table-cell>
          <table:table-cell table:style-name="ce10" office:value-type="string" calcext:value-type="string">
            <text:p><text:span text:style-name="T1"><text:a xlink:href="https://tussly.atlassian.net/browse/TD-238" xlink:type="simple">https://tussly.atlassian.net/browse/TD-238</text:a></text:span></text:p>
          </table:table-cell>
          <table:table-cell table:style-name="ce7" office:value-type="string" calcext:value-type="string">
            <text:p>Tested that Chat input field is disabled after match completion. Verified that Previously sent messages are still visible in read-only mode. A "Match Finished" label is displayed clearly in the chat UI. Tested that "Chat is disabled. Match has ended." Tested that Users are not able to re-enable chat after the match ends. Verified that Match completion behavior applies only to arena-type group chats. Verified Other group chats are unaffected by this logic.</text:p>
          </table:table-cell>
          <table:table-cell table:style-name="ce7" office:value-type="float" office:value="0.42" calcext:value-type="float">
            <text:p>0.42</text:p>
          </table:table-cell>
          <table:table-cell table:style-name="ce7" office:value-type="string" calcext:value-type="string">
            <text:p>Kinjal Shah</text:p>
          </table:table-cell>
          <table:table-cell table:style-name="ce32" office:value-type="date" office:date-value="2025-06-04" calcext:value-type="date">
            <text:p>2025-06-04</text:p>
          </table:table-cell>
        </table:table-row>
        <table:table-row table:style-name="ro18">
          <table:table-cell table:style-name="ce8" office:value-type="string" calcext:value-type="string">
            <text:p>Story</text:p>
          </table:table-cell>
          <table:table-cell table:style-name="ce23" office:value-type="string" calcext:value-type="string">
            <text:p>TD-234 -- iOS - Step #9-1 -- Send Notification</text:p>
          </table:table-cell>
          <table:table-cell table:style-name="ce10" office:value-type="string" calcext:value-type="string">
            <text:p><text:span text:style-name="T1"><text:a xlink:href="https://tussly.atlassian.net/browse/TD-234" xlink:type="simple">https://tussly.atlassian.net/browse/TD-234</text:a></text:span></text:p>
          </table:table-cell>
          <table:table-cell table:style-name="ce7" office:value-type="string" calcext:value-type="string">
            <text:p>Verified that when a message is sent, a notification is triggered for the recipient. <text:s/>Tested that no notification is sent if the recipient is logged out. <text:s/>When the recipient’s app is in the foreground, confirm that an in-app notification is displayed. <text:s/>When the app is in the background, verify that a push notification appears in the app. <text:s/>Tested on both Android and iOS for system notification behavior. <text:s/>Verified notification content shows sender name and message preview correctly. <text:s/>Confirmed badge count are displayed properly on the app icon. <text:s/>Tested that the app does not crash during notification delivery failures. <text:s text:c="2"/>Confirmed that read status syncs after notification tap and chat screen opens.</text:p>
          </table:table-cell>
          <table:table-cell table:style-name="ce7" office:value-type="float" office:value="0.58" calcext:value-type="float">
            <text:p>0.58</text:p>
          </table:table-cell>
          <table:table-cell table:style-name="ce7" office:value-type="string" calcext:value-type="string">
            <text:p>Kinjal Shah</text:p>
          </table:table-cell>
          <table:table-cell table:style-name="ce32" office:value-type="date" office:date-value="2025-06-04" calcext:value-type="date">
            <text:p>2025-06-04</text:p>
          </table:table-cell>
        </table:table-row>
        <table:table-row table:style-name="ro16">
          <table:table-cell table:style-name="ce8" office:value-type="string" calcext:value-type="string">
            <text:p>Story</text:p>
          </table:table-cell>
          <table:table-cell table:style-name="ce23" office:value-type="string" calcext:value-type="string">
            <text:p>TD-232 -- iOS - Step #6-4 -- Arena Player to Player Chat Integration</text:p>
          </table:table-cell>
          <table:table-cell table:style-name="ce10" office:value-type="string" calcext:value-type="string">
            <text:p><text:span text:style-name="T1"><text:a xlink:href="https://tussly.atlassian.net/browse/TD-232" xlink:type="simple">https://tussly.atlassian.net/browse/TD-232</text:a></text:span></text:p>
          </table:table-cell>
          <table:table-cell table:style-name="ce7" office:value-type="string" calcext:value-type="string">
            <text:p>Verified that Chat Icon is visible in Arena and clickable for all logged-in users. <text:s/>Confirmed user is navigated to Chat Message Screen if chat already exists. <text:s/>Verified "Contact Admin" button is visible on Chat Message Screen. <text:s/>Tested that if the admin is not added, clicking on ‘Contact Admin’ will add the admin. <text:s/>Tested that if the admin is already added, it will show the message that the admin has already been added. <text:s/>Ensured admin chat is persistent across refresh/log out-log in scenarios. <text:s/>Ensured UI responsiveness and smooth screen transitions. <text:s/>Tested that no duplicate chats are created. <text:s/>Tested that chat history loads correctly.</text:p>
          </table:table-cell>
          <table:table-cell table:style-name="ce7" office:value-type="float" office:value="0.58" calcext:value-type="float">
            <text:p>0.58</text:p>
          </table:table-cell>
          <table:table-cell table:style-name="ce7" office:value-type="string" calcext:value-type="string">
            <text:p>Kinjal Shah</text:p>
          </table:table-cell>
          <table:table-cell table:style-name="ce32" office:value-type="date" office:date-value="2025-06-04" calcext:value-type="date">
            <text:p>2025-06-04</text:p>
          </table:table-cell>
        </table:table-row>
        <table:table-row table:style-name="ro11">
          <table:table-cell table:style-name="ce8" office:value-type="string" calcext:value-type="string">
            <text:p>Story</text:p>
          </table:table-cell>
          <table:table-cell table:style-name="ce23" office:value-type="string" calcext:value-type="string">
            <text:p>TD-231 -- iOS - Step #6-3 -- Tournament Admin to Player Chat</text:p>
          </table:table-cell>
          <table:table-cell table:style-name="ce10" office:value-type="string" calcext:value-type="string">
            <text:p><text:span text:style-name="T1"><text:a xlink:href="https://tussly.atlassian.net/browse/TD-231" xlink:type="simple">https://tussly.atlassian.net/browse/TD-231</text:a></text:span></text:p>
          </table:table-cell>
          <table:table-cell table:style-name="ce7" office:value-type="string" calcext:value-type="string">
            <text:p>Verified that tapping the "Contact Admin" tab triggers a check for an existing chat conversation. And verified that if the chat exists, the user is navigated to the Chat Message Screen without delay. Verified that if the chat does not exist, the system initiates an API call to create a new chat with the admin. Tested that If the user is not logged in, confirmed that the system redirects them to the Login screen instead of initiating the chat flow. <text:s/>Ensured the chat screen loads recent messages smoothly once opened.</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6-04" calcext:value-type="date">
            <text:p>2025-06-04</text:p>
          </table:table-cell>
        </table:table-row>
        <table:table-row table:style-name="ro12">
          <table:table-cell table:style-name="ce8" office:value-type="string" calcext:value-type="string">
            <text:p>Story</text:p>
          </table:table-cell>
          <table:table-cell table:style-name="ce23" office:value-type="string" calcext:value-type="string">
            <text:p>TD-230 -- iOS - Step #6-2 -- Implement Team Chat, Restrict to Team Members</text:p>
          </table:table-cell>
          <table:table-cell table:style-name="ce10" office:value-type="string" calcext:value-type="string">
            <text:p><text:span text:style-name="T1"><text:a xlink:href="https://tussly.atlassian.net/browse/TD-230" xlink:type="simple">https://tussly.atlassian.net/browse/TD-230</text:a></text:span></text:p>
          </table:table-cell>
          <table:table-cell table:style-name="ce7" office:value-type="string" calcext:value-type="string">
            <text:p>Tested that only team members are able to send and receive messages within the team chat. <text:s/>Tested the "Chat" tab on the Team Player Card. <text:s/>Confirmed non-team members are not allowed to chat. <text:s/>Validated logout scenarios to ensure redirection to the Login Screen when a logged-out user taps the chat tab. <text:s/>Ensured the team chat screen loads recent messages smoothly upon access. <text:s/>Tested the team chat functionality, sending multiple msg with media file and all.</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6-04" calcext:value-type="date">
            <text:p>2025-06-04</text:p>
          </table:table-cell>
        </table:table-row>
        <table:table-row table:style-name="ro8">
          <table:table-cell table:style-name="ce8" office:value-type="string" calcext:value-type="string">
            <text:p>Story</text:p>
          </table:table-cell>
          <table:table-cell table:style-name="ce23" office:value-type="string" calcext:value-type="string">
            <text:p>TD-224 -- iOS - Step #4-4 -- Handle CometChat Logout Failure</text:p>
          </table:table-cell>
          <table:table-cell table:style-name="ce10" office:value-type="string" calcext:value-type="string">
            <text:p><text:span text:style-name="T1"><text:a xlink:href="https://tussly.atlassian.net/browse/TD-224" xlink:type="simple">https://tussly.atlassian.net/browse/TD-224</text:a></text:span></text:p>
          </table:table-cell>
          <table:table-cell table:style-name="ce7" office:value-type="string" calcext:value-type="string">
            <text:p>Verified that logging out from the app successfully triggers the CometChat logout request. <text:s/>Confirmed that the logout was successful with no errors encountered during testing. <text:s/>No retry was required, as CometChat logout completed successfully on the first attempt. <text:s/>No error message was displayed, indicating that the logout process worked as intended.</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4" calcext:value-type="date">
            <text:p>2025-06-04</text:p>
          </table:table-cell>
        </table:table-row>
        <table:table-row table:style-name="ro12">
          <table:table-cell table:style-name="ce8" office:value-type="string" calcext:value-type="string">
            <text:p>Story</text:p>
          </table:table-cell>
          <table:table-cell table:style-name="ce23" office:value-type="string" calcext:value-type="string">
            <text:p>TD-260 -- AND - Customization #4-1 -- Disable Chat After Match Completion</text:p>
          </table:table-cell>
          <table:table-cell table:style-name="ce10" office:value-type="string" calcext:value-type="string">
            <text:p><text:span text:style-name="T1"><text:a xlink:href="https://tussly.atlassian.net/browse/TD-260" xlink:type="simple">https://tussly.atlassian.net/browse/TD-260</text:a></text:span></text:p>
          </table:table-cell>
          <table:table-cell table:style-name="ce7" office:value-type="string" calcext:value-type="string">
            <text:p>Tested that Chat input field is disabled after match completion. Verified that Previously sent messages are still visible in read-only mode. A "Match Finished" label is displayed clearly in the chat UI. Tested that "Chat is disabled. Match has ended." Tested that Users are not able to re-enable chat after the match ends. Verified that Match completion behavior applies only to arena-type group chats. Verified Other group chats are unaffected by this logic.</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6-04" calcext:value-type="date">
            <text:p>2025-06-04</text:p>
          </table:table-cell>
        </table:table-row>
        <table:table-row table:style-name="ro2">
          <table:table-cell table:style-name="ce8"/>
          <table:table-cell table:style-name="ce23" office:value-type="string" calcext:value-type="string">
            <text:p>Call With CometChat</text:p>
          </table:table-cell>
          <table:table-cell table:style-name="ce10"/>
          <table:table-cell table:style-name="ce7" office:value-type="string" calcext:value-type="string">
            <text:p>Call With CometChat</text:p>
          </table:table-cell>
          <table:table-cell table:style-name="ce7" office:value-type="float" office:value="1" calcext:value-type="float">
            <text:p>1</text:p>
          </table:table-cell>
          <table:table-cell table:style-name="ce28" office:value-type="string" calcext:value-type="string">
            <text:p>Jayesh Rathod</text:p>
          </table:table-cell>
          <table:table-cell table:style-name="ce32" office:value-type="date" office:date-value="2025-06-03" calcext:value-type="date">
            <text:p>2025-06-03</text:p>
          </table:table-cell>
        </table:table-row>
        <table:table-row table:style-name="ro3">
          <table:table-cell table:style-name="ce8"/>
          <table:table-cell table:style-name="ce23" office:value-type="string" calcext:value-type="string">
            <text:p>Call With CometChat</text:p>
          </table:table-cell>
          <table:table-cell table:style-name="ce10"/>
          <table:table-cell table:style-name="ce7" office:value-type="string" calcext:value-type="string">
            <text:p>Call With CometChat</text:p>
          </table:table-cell>
          <table:table-cell table:style-name="ce7" office:value-type="float" office:value="1" calcext:value-type="float">
            <text:p>1</text:p>
          </table:table-cell>
          <table:table-cell table:style-name="ce7" office:value-type="string" calcext:value-type="string">
            <text:p>Pranay Prajapati</text:p>
          </table:table-cell>
          <table:table-cell table:style-name="ce32" office:value-type="date" office:date-value="2025-06-03" calcext:value-type="date">
            <text:p>2025-06-03</text:p>
          </table:table-cell>
        </table:table-row>
        <table:table-row table:style-name="ro18">
          <table:table-cell table:style-name="ce8" office:value-type="string" calcext:value-type="string">
            <text:p>Story</text:p>
          </table:table-cell>
          <table:table-cell table:style-name="ce23" office:value-type="string" calcext:value-type="string">
            <text:p>TD-256 -- AND - Step #9-1 -- Send Notification</text:p>
          </table:table-cell>
          <table:table-cell table:style-name="ce10" office:value-type="string" calcext:value-type="string">
            <text:p><text:span text:style-name="T1"><text:a xlink:href="https://tussly.atlassian.net/browse/TD-256" xlink:type="simple">https://tussly.atlassian.net/browse/TD-256</text:a></text:span></text:p>
          </table:table-cell>
          <table:table-cell table:style-name="ce7" office:value-type="string" calcext:value-type="string">
            <text:p>Verified that when a message is sent, a notification is triggered for the recipient. Tested that no notification is sent if the recipient is logged out. When the recipient’s app is in foreground, confirmed that an in-app notification is displayed. When the app is in the background, verified that a push notification appears in the app. Tested on both Android and iOS for system notification behavior. Verified notification content shows sender name and message preview correctly. Confirmed badge count are displayed properly on the app icon. Tested that the app does not crash during notification delivery failures. <text:s/>Confirmed that read status syncs after notification tap and chat screen opens.</text:p>
          </table:table-cell>
          <table:table-cell table:style-name="ce7" office:value-type="float" office:value="0.75" calcext:value-type="float">
            <text:p>0.75</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17">
          <table:table-cell table:style-name="ce8" office:value-type="string" calcext:value-type="string">
            <text:p>Story</text:p>
          </table:table-cell>
          <table:table-cell table:style-name="ce23" office:value-type="string" calcext:value-type="string">
            <text:p>TD-262 -- AND - Customization -- Reply to Chat Message</text:p>
          </table:table-cell>
          <table:table-cell table:style-name="ce10" office:value-type="string" calcext:value-type="string">
            <text:p><text:span text:style-name="T1"><text:a xlink:href="https://tussly.atlassian.net/browse/TD-262" xlink:type="simple">https://tussly.atlassian.net/browse/TD-262</text:a></text:span></text:p>
          </table:table-cell>
          <table:table-cell table:style-name="ce7" office:value-type="string" calcext:value-type="string">
            <text:p>Verified long press on a message shows the Reply option. Confirmed tapping Reply opens a dedicated thread view screen. Tested that parent message is displayed at the top of the thread screen. Verified that replies are listed correctly below the parent message. Verified that replies are visible to all participants in real-time. Tested that the thread updates instantly on new incoming replies. Tested that real-time edit and delete changes in the thread. Verified user can edit their reply from the thread view. Confirmed edited replies update in real-time for all users. Verified user can delete their reply and it is removed from all views. Tested back navigation returns to main chat. Tested thread design separates parent and child messages clearly. Validated threaded replies persist across refresh and logout/login. Tested thread reply count shows accurately. Tested tapping reply count in main chat navigates to the correct thread.</text:p>
          </table:table-cell>
          <table:table-cell table:style-name="ce7" office:value-type="float" office:value="1.25" calcext:value-type="float">
            <text:p>1.25</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19">
          <table:table-cell table:style-name="ce8" office:value-type="string" calcext:value-type="string">
            <text:p>Story</text:p>
          </table:table-cell>
          <table:table-cell table:style-name="ce23" office:value-type="string" calcext:value-type="string">
            <text:p>TD-254 -- AND - Step #6-4 -- Arena Player to Player Chat Integration</text:p>
          </table:table-cell>
          <table:table-cell table:style-name="ce10" office:value-type="string" calcext:value-type="string">
            <text:p><text:span text:style-name="T1"><text:a xlink:href="https://tussly.atlassian.net/browse/TD-254" xlink:type="simple">https://tussly.atlassian.net/browse/TD-254</text:a></text:span></text:p>
          </table:table-cell>
          <table:table-cell table:style-name="ce7" office:value-type="string" calcext:value-type="string">
            <text:p>Verified that Chat Icon is visible in Arena and clickable for all logged-in users. Confirmed user is navigated to Chat Message Screen if chat already exists. <text:s/>Verified "Contact Admin" button is visible on Chat Message Screen. Tested that if admin is not added,click on contact admin it will add the admin. Tested that if admin is already added, it will show the message that admin already added. Ensured admin chat is persistent across refresh/log out-log in scenarios. Ensured UI responsiveness and smooth screen transitions. Tested no duplicate chats are created. Tested that chat history loads correctly.</text:p>
          </table:table-cell>
          <table:table-cell table:style-name="ce7" office:value-type="float" office:value="0.75" calcext:value-type="float">
            <text:p>0.75</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11">
          <table:table-cell table:style-name="ce8" office:value-type="string" calcext:value-type="string">
            <text:p>Story</text:p>
          </table:table-cell>
          <table:table-cell table:style-name="ce23" office:value-type="string" calcext:value-type="string">
            <text:p>TD-253 -- AND - Step #6-3 -- Tournament Admin to Player Chat</text:p>
          </table:table-cell>
          <table:table-cell table:style-name="ce10" office:value-type="string" calcext:value-type="string">
            <text:p><text:span text:style-name="T1"><text:a xlink:href="https://tussly.atlassian.net/browse/TD-253" xlink:type="simple">https://tussly.atlassian.net/browse/TD-253</text:a></text:span></text:p>
          </table:table-cell>
          <table:table-cell table:style-name="ce7" office:value-type="string" calcext:value-type="string">
            <text:p>Verified that tapping the "Contact Admin" tab triggers a check for an existing chat conversation. And verified that if the chat exists, the user is navigated to the Chat Message Screen without delay. Verified that if the chat does not exist, the system initiates an API call to create a new chat with the admin. Tested that If the user is not logged in, confirmed that the system redirects them to the Login screen instead of initiating the chat flow. <text:s/>Ensured the chat screen loads recent messages smoothly once opened.</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292 Duplicate Messages Sent on Multiple Quick Taps of Send Button</text:p>
          </table:table-cell>
          <table:table-cell table:style-name="ce10" office:value-type="string" calcext:value-type="string">
            <text:p><text:span text:style-name="T1"><text:a xlink:href="https://tussly.atlassian.net/browse/TD-292" xlink:type="simple">https://tussly.atlassian.net/browse/TD-292</text:a></text:span></text:p>
          </table:table-cell>
          <table:table-cell table:style-name="ce7" office:value-type="string" calcext:value-type="string">
            <text:p>Retest the bug in main and thread chat</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2">
          <table:table-cell table:style-name="ce8" office:value-type="string" calcext:value-type="string">
            <text:p>Bug</text:p>
          </table:table-cell>
          <table:table-cell table:style-name="ce23" office:value-type="string" calcext:value-type="string">
            <text:p>TD-289-- Remove the Tost message</text:p>
          </table:table-cell>
          <table:table-cell table:style-name="ce10" office:value-type="string" calcext:value-type="string">
            <text:p><text:span text:style-name="T1"><text:a xlink:href="https://tussly.atlassian.net/browse/TD-289" xlink:type="simple">https://tussly.atlassian.net/browse/TD-289</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279 -- Chat History Not Visible When Scrolling Up in Player Chat</text:p>
          </table:table-cell>
          <table:table-cell table:style-name="ce10" office:value-type="string" calcext:value-type="string">
            <text:p><text:span text:style-name="T1"><text:a xlink:href="https://tussly.atlassian.net/browse/TD-279" xlink:type="simple">https://tussly.atlassian.net/browse/TD-279</text:a></text:span></text:p>
          </table:table-cell>
          <table:table-cell table:style-name="ce7" office:value-type="string" calcext:value-type="string">
            <text:p>Retest the bug</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369--Message Input Loses Focus After Sending in Chat</text:p>
          </table:table-cell>
          <table:table-cell table:style-name="ce10" office:value-type="string" calcext:value-type="string">
            <text:p><text:span text:style-name="T1"><text:a xlink:href="https://tussly.atlassian.net/browse/TD-369" xlink:type="simple">https://tussly.atlassian.net/browse/TD-369</text:a></text:span></text:p>
          </table:table-cell>
          <table:table-cell table:style-name="ce7" office:value-type="string" calcext:value-type="string">
            <text:p>Retest the bug</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362--Three-Dot Menu Overlaps with Message Layout</text:p>
          </table:table-cell>
          <table:table-cell table:style-name="ce10" office:value-type="string" calcext:value-type="string">
            <text:p><text:span text:style-name="T1"><text:a xlink:href="https://tussly.atlassian.net/browse/TD-362" xlink:type="simple">https://tussly.atlassian.net/browse/TD-362</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273 -- Show the login and close button instead of ok</text:p>
          </table:table-cell>
          <table:table-cell table:style-name="ce10" office:value-type="string" calcext:value-type="string">
            <text:p><text:span text:style-name="T1"><text:a xlink:href="https://tussly.atlassian.net/browse/TD-273" xlink:type="simple">https://tussly.atlassian.net/browse/TD-273</text:a></text:span></text:p>
          </table:table-cell>
          <table:table-cell table:style-name="ce7" office:value-type="string" calcext:value-type="string">
            <text:p>Retest the bug</text:p>
          </table:table-cell>
          <table:table-cell table:style-name="ce7" office:value-type="float" office:value="0.08" calcext:value-type="float">
            <text:p>0.08</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373--Left-Side Chat List Not Updated Immediately After Leaving Group</text:p>
          </table:table-cell>
          <table:table-cell table:style-name="ce10" office:value-type="string" calcext:value-type="string">
            <text:p><text:span text:style-name="T1"><text:a xlink:href="https://tussly.atlassian.net/browse/TD-373" xlink:type="simple">https://tussly.atlassian.net/browse/TD-373</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362--Three-Dot Menu Overlaps with Message Layout</text:p>
          </table:table-cell>
          <table:table-cell table:style-name="ce10" office:value-type="string" calcext:value-type="string">
            <text:p><text:span text:style-name="T1"><text:a xlink:href="https://tussly.atlassian.net/browse/TD-362" xlink:type="simple">https://tussly.atlassian.net/browse/TD-362</text:a></text:span></text:p>
          </table:table-cell>
          <table:table-cell table:style-name="ce7" office:value-type="string" calcext:value-type="string">
            <text:p>Changed the design to resolve the issue</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369--Message Input Loses Focus After Sending in Chat</text:p>
          </table:table-cell>
          <table:table-cell table:style-name="ce10" office:value-type="string" calcext:value-type="string">
            <text:p><text:span text:style-name="T1"><text:a xlink:href="https://tussly.atlassian.net/browse/TD-369" xlink:type="simple">https://tussly.atlassian.net/browse/TD-369</text:a></text:span></text:p>
          </table:table-cell>
          <table:table-cell table:style-name="ce7" office:value-type="string" calcext:value-type="string">
            <text:p>Resolved Bug</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373--Left-Side Chat List Not Updated Immediately After Leaving Group</text:p>
          </table:table-cell>
          <table:table-cell table:style-name="ce10" office:value-type="string" calcext:value-type="string">
            <text:p><text:span text:style-name="T1"><text:a xlink:href="https://tussly.atlassian.net/browse/TD-373" xlink:type="simple">https://tussly.atlassian.net/browse/TD-373</text:a></text:span></text:p>
          </table:table-cell>
          <table:table-cell table:style-name="ce7" office:value-type="string" calcext:value-type="string">
            <text:p>Remove chat from converstaion after leave the group</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354--Thread Replies Still Visible After Main Message Is Deleted</text:p>
          </table:table-cell>
          <table:table-cell table:style-name="ce10" office:value-type="string" calcext:value-type="string">
            <text:p><text:span text:style-name="T1"><text:a xlink:href="https://tussly.atlassian.net/browse/TD-354" xlink:type="simple">https://tussly.atlassian.net/browse/TD-354</text:a></text:span></text:p>
          </table:table-cell>
          <table:table-cell table:style-name="ce7" office:value-type="string" calcext:value-type="string">
            <text:p>Retest the bug</text:p>
          </table:table-cell>
          <table:table-cell table:style-name="ce7" office:value-type="float" office:value="0.2" calcext:value-type="float">
            <text:p>0.2</text:p>
          </table:table-cell>
          <table:table-cell table:style-name="ce7"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8" office:value-type="string" calcext:value-type="string">
            <text:p>Bug</text:p>
          </table:table-cell>
          <table:table-cell table:style-name="ce23" office:value-type="string" calcext:value-type="string">
            <text:p>TD-360--New Message Not Sending After Editing a Previous Message</text:p>
          </table:table-cell>
          <table:table-cell table:style-name="ce10" office:value-type="string" calcext:value-type="string">
            <text:p><text:span text:style-name="T1"><text:a xlink:href="https://tussly.atlassian.net/browse/TD-360" xlink:type="simple">https://tussly.atlassian.net/browse/TD-360</text:a></text:span></text:p>
          </table:table-cell>
          <table:table-cell table:style-name="ce7" office:value-type="string" calcext:value-type="string">
            <text:p>Retest the bug</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8" office:value-type="string" calcext:value-type="string">
            <text:p>Story</text:p>
          </table:table-cell>
          <table:table-cell table:style-name="ce23" office:value-type="string" calcext:value-type="string">
            <text:p>TD-359--Popup for Leave Group Confirmation Instead of Browser Alert</text:p>
          </table:table-cell>
          <table:table-cell table:style-name="ce10" office:value-type="string" calcext:value-type="string">
            <text:p><text:span text:style-name="T1"><text:a xlink:href="https://tussly.atlassian.net/browse/TD-359" xlink:type="simple">https://tussly.atlassian.net/browse/TD-359</text:a></text:span></text:p>
          </table:table-cell>
          <table:table-cell table:style-name="ce7" office:value-type="string" calcext:value-type="string">
            <text:p>Test the design in different device.</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8" office:value-type="string" calcext:value-type="string">
            <text:p>Bug</text:p>
          </table:table-cell>
          <table:table-cell table:style-name="ce23" office:value-type="string" calcext:value-type="string">
            <text:p>TD-357--Add the attachment functionality inside the thread.</text:p>
          </table:table-cell>
          <table:table-cell table:style-name="ce10" office:value-type="string" calcext:value-type="string">
            <text:p><text:span text:style-name="T1"><text:a xlink:href="https://tussly.atlassian.net/browse/TD-357" xlink:type="simple">https://tussly.atlassian.net/browse/TD-357</text:a></text:span></text:p>
          </table:table-cell>
          <table:table-cell table:style-name="ce7" office:value-type="string" calcext:value-type="string">
            <text:p>Test the attachment feature inside the thread.</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8" office:value-type="string" calcext:value-type="string">
            <text:p>Bug</text:p>
          </table:table-cell>
          <table:table-cell table:style-name="ce23" office:value-type="string" calcext:value-type="string">
            <text:p>TD-356--Edit Option Should Not Appear for Image and Document</text:p>
          </table:table-cell>
          <table:table-cell table:style-name="ce10" office:value-type="string" calcext:value-type="string">
            <text:p><text:span text:style-name="T1"><text:a xlink:href="https://tussly.atlassian.net/browse/TD-356" xlink:type="simple">https://tussly.atlassian.net/browse/TD-356</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8" office:value-type="string" calcext:value-type="string">
            <text:p>Bug</text:p>
          </table:table-cell>
          <table:table-cell table:style-name="ce23" office:value-type="string" calcext:value-type="string">
            <text:p>TD-355--Thread Messages Not Updating in Real-Time After Edit or Delete by Other User</text:p>
          </table:table-cell>
          <table:table-cell table:style-name="ce10" office:value-type="string" calcext:value-type="string">
            <text:p><text:span text:style-name="T1"><text:a xlink:href="https://tussly.atlassian.net/browse/TD-355" xlink:type="simple">https://tussly.atlassian.net/browse/TD-355</text:a></text:span></text:p>
          </table:table-cell>
          <table:table-cell table:style-name="ce7" office:value-type="string" calcext:value-type="string">
            <text:p>Retest the bug</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8" office:value-type="string" calcext:value-type="string">
            <text:p>Bug</text:p>
          </table:table-cell>
          <table:table-cell table:style-name="ce23" office:value-type="string" calcext:value-type="string">
            <text:p>TD-352--Three-dot message menu does not close on outside click</text:p>
          </table:table-cell>
          <table:table-cell table:style-name="ce10" office:value-type="string" calcext:value-type="string">
            <text:p><text:span text:style-name="T1"><text:a xlink:href="https://tussly.atlassian.net/browse/TD-352" xlink:type="simple">https://tussly.atlassian.net/browse/TD-352</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8" office:value-type="string" calcext:value-type="string">
            <text:p>Bug</text:p>
          </table:table-cell>
          <table:table-cell table:style-name="ce23" office:value-type="string" calcext:value-type="string">
            <text:p>TD-351--Increase Clickable Area for Document Download in Chat</text:p>
          </table:table-cell>
          <table:table-cell table:style-name="ce10" office:value-type="string" calcext:value-type="string">
            <text:p><text:span text:style-name="T1"><text:a xlink:href="https://tussly.atlassian.net/browse/TD-351" xlink:type="simple">https://tussly.atlassian.net/browse/TD-351</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2" calcext:value-type="date">
            <text:p>2025-06-02</text:p>
          </table:table-cell>
        </table:table-row>
        <table:table-row table:style-name="ro2">
          <table:table-cell table:style-name="ce8" office:value-type="string" calcext:value-type="string">
            <text:p>Bug</text:p>
          </table:table-cell>
          <table:table-cell table:style-name="ce23" office:value-type="string" calcext:value-type="string">
            <text:p>TD-350--Set the Proper design</text:p>
          </table:table-cell>
          <table:table-cell table:style-name="ce10" office:value-type="string" calcext:value-type="string">
            <text:p><text:span text:style-name="T1"><text:a xlink:href="https://tussly.atlassian.net/browse/TD-350" xlink:type="simple">https://tussly.atlassian.net/browse/TD-350</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8" office:value-type="string" calcext:value-type="string">
            <text:p>Bug</text:p>
          </table:table-cell>
          <table:table-cell table:style-name="ce23" office:value-type="string" calcext:value-type="string">
            <text:p>TD-348--Duplicate Messages Sent on Multiple Quick Taps of Send Button</text:p>
          </table:table-cell>
          <table:table-cell table:style-name="ce10" office:value-type="string" calcext:value-type="string">
            <text:p><text:span text:style-name="T1"><text:a xlink:href="https://tussly.atlassian.net/browse/TD-348" xlink:type="simple">https://tussly.atlassian.net/browse/TD-348</text:a></text:span></text:p>
          </table:table-cell>
          <table:table-cell table:style-name="ce7" office:value-type="string" calcext:value-type="string">
            <text:p>Retest the bug</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8" office:value-type="string" calcext:value-type="string">
            <text:p>Bug</text:p>
          </table:table-cell>
          <table:table-cell table:style-name="ce23" office:value-type="string" calcext:value-type="string">
            <text:p>TD-342--Show the loader when attachment is sent</text:p>
          </table:table-cell>
          <table:table-cell table:style-name="ce10" office:value-type="string" calcext:value-type="string">
            <text:p><text:span text:style-name="T1"><text:a xlink:href="https://tussly.atlassian.net/browse/TD-342" xlink:type="simple">https://tussly.atlassian.net/browse/TD-342</text:a></text:span></text:p>
          </table:table-cell>
          <table:table-cell table:style-name="ce7" office:value-type="string" calcext:value-type="string">
            <text:p>Display loader.</text:p>
          </table:table-cell>
          <table:table-cell table:style-name="ce7" office:value-type="float" office:value="0.33" calcext:value-type="float">
            <text:p>0.33</text:p>
          </table:table-cell>
          <table:table-cell table:style-name="ce7" office:value-type="string" calcext:value-type="string">
            <text:p>Pranay Prajapati</text:p>
          </table:table-cell>
          <table:table-cell table:style-name="ce32" office:value-type="date" office:date-value="2025-05-31" calcext:value-type="date">
            <text:p>2025-05-31</text:p>
          </table:table-cell>
        </table:table-row>
        <table:table-row table:style-name="ro12">
          <table:table-cell table:style-name="ce8" office:value-type="string" calcext:value-type="string">
            <text:p>Story</text:p>
          </table:table-cell>
          <table:table-cell table:style-name="ce23" office:value-type="string" calcext:value-type="string">
            <text:p>TD-269 -- Web - Step #7 -- Web Chat Interface with Full Chat Listing</text:p>
          </table:table-cell>
          <table:table-cell table:style-name="ce10" office:value-type="string" calcext:value-type="string">
            <text:p><text:span text:style-name="T1"><text:a xlink:href="https://tussly.atlassian.net/browse/TD-269" xlink:type="simple">https://tussly.atlassian.net/browse/TD-269</text:a></text:span></text:p>
          </table:table-cell>
          <table:table-cell table:style-name="ce7" office:value-type="string" calcext:value-type="string">
            <text:p>Verified that the Chat icon is visible for all logged-in users across the app. Confirmed that clicking the Chat icon navigates to the Chat list screen. Confirmed users can initiate new chats or continue existing ones without errors. <text:s/>Checked that timestamps are accurate for the last message in each conversation. <text:s/>Verified unread message badges are displayed correctly and update in real-time. Ensured the chat interface is responsive, adapting properly to various screen sizes.</text:p>
          </table:table-cell>
          <table:table-cell table:style-name="ce7" office:value-type="float" office:value="1" calcext:value-type="float">
            <text:p>1</text:p>
          </table:table-cell>
          <table:table-cell table:style-name="ce7" office:value-type="string" calcext:value-type="string">
            <text:p>Kinjal Shah</text:p>
          </table:table-cell>
          <table:table-cell table:style-name="ce32" office:value-type="date" office:date-value="2025-05-31" calcext:value-type="date">
            <text:p>2025-05-31</text:p>
          </table:table-cell>
        </table:table-row>
        <table:table-row table:style-name="ro3">
          <table:table-cell table:style-name="ce8" office:value-type="string" calcext:value-type="string">
            <text:p>Bug</text:p>
          </table:table-cell>
          <table:table-cell table:style-name="ce23" office:value-type="string" calcext:value-type="string">
            <text:p>TD-357--Add the attachment functionality inside the thread.</text:p>
          </table:table-cell>
          <table:table-cell table:style-name="ce10" office:value-type="string" calcext:value-type="string">
            <text:p><text:span text:style-name="T1"><text:a xlink:href="https://tussly.atlassian.net/browse/TD-357" xlink:type="simple">https://tussly.atlassian.net/browse/TD-357</text:a></text:span></text:p>
          </table:table-cell>
          <table:table-cell table:style-name="ce7" office:value-type="string" calcext:value-type="string">
            <text:p>Added the attachement functinallity in thread</text:p>
          </table:table-cell>
          <table:table-cell table:style-name="ce7" office:value-type="float" office:value="4" calcext:value-type="float">
            <text:p>4</text:p>
          </table:table-cell>
          <table:table-cell table:style-name="ce7" office:value-type="string" calcext:value-type="string">
            <text:p>Usama Shaikh</text:p>
          </table:table-cell>
          <table:table-cell table:style-name="ce32" office:value-type="date" office:date-value="2025-05-31" calcext:value-type="date">
            <text:p>2025-05-31</text:p>
          </table:table-cell>
        </table:table-row>
        <table:table-row table:style-name="ro16">
          <table:table-cell table:style-name="ce8" office:value-type="string" calcext:value-type="string">
            <text:p>Story</text:p>
          </table:table-cell>
          <table:table-cell table:style-name="ce23" office:value-type="string" calcext:value-type="string">
            <text:p>TD-218 -- Web - Customization -- Reply to Chat Message</text:p>
          </table:table-cell>
          <table:table-cell table:style-name="ce10" office:value-type="string" calcext:value-type="string">
            <text:p><text:span text:style-name="T1"><text:a xlink:href="https://tussly.atlassian.net/browse/TD-218" xlink:type="simple">https://tussly.atlassian.net/browse/TD-218</text:a></text:span></text:p>
          </table:table-cell>
          <table:table-cell table:style-name="ce7" office:value-type="string" calcext:value-type="string">
            <text:p>Verified that"Reply" option appears on click on three dots over a message. <text:s/>Tested that reply input links correctly to the main (parent) message. Checked that reply message appears in real-time across users. Verified reply count is shown below parent message. On clicking reply count, thread sidebar opens and loads related replies. Tested that main (parent) message is shown at the top of the thread view. Tested that thread messages support edit and delete functionality. <text:s/>Verified delivery and read receipts for threaded messages <text:s/>Tested that reply threads persist after page refresh or user logout/login. Tested that no duplicate message send on click.</text:p>
          </table:table-cell>
          <table:table-cell table:style-name="ce7" office:value-type="float" office:value="0.75" calcext:value-type="float">
            <text:p>0.75</text:p>
          </table:table-cell>
          <table:table-cell table:style-name="ce7" office:value-type="string" calcext:value-type="string">
            <text:p>Kinjal Shah</text:p>
          </table:table-cell>
          <table:table-cell table:style-name="ce32" office:value-type="date" office:date-value="2025-05-31" calcext:value-type="date">
            <text:p>2025-05-31</text:p>
          </table:table-cell>
        </table:table-row>
        <table:table-row table:style-name="ro3">
          <table:table-cell table:style-name="ce8" office:value-type="string" calcext:value-type="string">
            <text:p>Bug</text:p>
          </table:table-cell>
          <table:table-cell table:style-name="ce23" office:value-type="string" calcext:value-type="string">
            <text:p>TD-360--New Message Not Sending After Editing a Previous Message</text:p>
          </table:table-cell>
          <table:table-cell table:style-name="ce10" office:value-type="string" calcext:value-type="string">
            <text:p><text:span text:style-name="T1"><text:a xlink:href="https://tussly.atlassian.net/browse/TD-360" xlink:type="simple">https://tussly.atlassian.net/browse/TD-360</text:a></text:span></text:p>
          </table:table-cell>
          <table:table-cell table:style-name="ce7" office:value-type="string" calcext:value-type="string">
            <text:p>Resolved</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5-31" calcext:value-type="date">
            <text:p>2025-05-31</text:p>
          </table:table-cell>
        </table:table-row>
        <table:table-row table:style-name="ro11">
          <table:table-cell table:style-name="ce8" office:value-type="string" calcext:value-type="string">
            <text:p>Story</text:p>
          </table:table-cell>
          <table:table-cell table:style-name="ce23" office:value-type="string" calcext:value-type="string">
            <text:p>TD-217 -- Web - Customization -- Edit Chat Message</text:p>
          </table:table-cell>
          <table:table-cell table:style-name="ce10" office:value-type="string" calcext:value-type="string">
            <text:p><text:span text:style-name="T1"><text:a xlink:href="https://tussly.atlassian.net/browse/TD-217" xlink:type="simple">https://tussly.atlassian.net/browse/TD-217</text:a></text:span></text:p>
          </table:table-cell>
          <table:table-cell table:style-name="ce7" office:value-type="string" calcext:value-type="string">
            <text:p><text:s/>Verified that the Edit option appears on click on three dot on user’s own message. <text:s text:c="2"/>Tested that Edited message is successfully updated and displayed in the chat <text:s/>Confirmed that the edited message is updated in real-time for other users in the chat. <text:s/>Verified that edit is not available for messages with image/doc attachments, if restricted. <text:s text:c="2"/>Tested edited message is also updated correctly in thread view. <text:s/>Tested that after a message is edited, the user can send a new message without any issue. <text:s/></text:p>
          </table:table-cell>
          <table:table-cell table:style-name="ce7" office:value-type="float" office:value="0.58" calcext:value-type="float">
            <text:p>0.58</text:p>
          </table:table-cell>
          <table:table-cell table:style-name="ce7" office:value-type="string" calcext:value-type="string">
            <text:p>Kinjal Shah</text:p>
          </table:table-cell>
          <table:table-cell table:style-name="ce32" office:value-type="date" office:date-value="2025-05-31" calcext:value-type="date">
            <text:p>2025-05-31</text:p>
          </table:table-cell>
        </table:table-row>
        <table:table-row table:style-name="ro3">
          <table:table-cell table:style-name="ce8" office:value-type="string" calcext:value-type="string">
            <text:p>Story</text:p>
          </table:table-cell>
          <table:table-cell table:style-name="ce23" office:value-type="string" calcext:value-type="string">
            <text:p>TD-359--Popup for Leave Group Confirmation Instead of Browser Alert</text:p>
          </table:table-cell>
          <table:table-cell table:style-name="ce10" office:value-type="string" calcext:value-type="string">
            <text:p><text:span text:style-name="T1"><text:a xlink:href="https://tussly.atlassian.net/browse/TD-359" xlink:type="simple">https://tussly.atlassian.net/browse/TD-359</text:a></text:span></text:p>
          </table:table-cell>
          <table:table-cell table:style-name="ce7" office:value-type="string" calcext:value-type="string">
            <text:p>Designed the popup for leave group confirmation</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31" calcext:value-type="date">
            <text:p>2025-05-31</text:p>
          </table:table-cell>
        </table:table-row>
        <table:table-row table:style-name="ro7">
          <table:table-cell table:style-name="ce8" office:value-type="string" calcext:value-type="string">
            <text:p>Bug</text:p>
          </table:table-cell>
          <table:table-cell table:style-name="ce23" office:value-type="string" calcext:value-type="string">
            <text:p>TD-348--Duplicate Messages Sent on Multiple Quick Taps of Send Button</text:p>
          </table:table-cell>
          <table:table-cell table:style-name="ce10" office:value-type="string" calcext:value-type="string">
            <text:p><text:span text:style-name="T1"><text:a xlink:href="https://tussly.atlassian.net/browse/TD-348" xlink:type="simple">https://tussly.atlassian.net/browse/TD-348</text:a></text:span></text:p>
          </table:table-cell>
          <table:table-cell table:style-name="ce7" office:value-type="string" calcext:value-type="string">
            <text:p>Prevetnt the clikc event when user send message &amp; not send multiple message on reapeatedly hit enter</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30" calcext:value-type="date">
            <text:p>2025-05-30</text:p>
          </table:table-cell>
        </table:table-row>
        <table:table-row table:style-name="ro2">
          <table:table-cell table:style-name="ce8" office:value-type="string" calcext:value-type="string">
            <text:p>Bug</text:p>
          </table:table-cell>
          <table:table-cell table:style-name="ce23" office:value-type="string" calcext:value-type="string">
            <text:p>TD-350--Set the Proper design</text:p>
          </table:table-cell>
          <table:table-cell table:style-name="ce10" office:value-type="string" calcext:value-type="string">
            <text:p><text:span text:style-name="T1"><text:a xlink:href="https://tussly.atlassian.net/browse/TD-350" xlink:type="simple">https://tussly.atlassian.net/browse/TD-350</text:a></text:span></text:p>
          </table:table-cell>
          <table:table-cell table:style-name="ce7" office:value-type="string" calcext:value-type="string">
            <text:p>Resloved</text:p>
          </table:table-cell>
          <table:table-cell table:style-name="ce7" office:value-type="float" office:value="0.5" calcext:value-type="float">
            <text:p>0.5</text:p>
          </table:table-cell>
          <table:table-cell table:style-name="ce7"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8" office:value-type="string" calcext:value-type="string">
            <text:p>Bug</text:p>
          </table:table-cell>
          <table:table-cell table:style-name="ce23" office:value-type="string" calcext:value-type="string">
            <text:p>TD-351--Increase Clickable Area for Document Download in Chat</text:p>
          </table:table-cell>
          <table:table-cell table:style-name="ce10" office:value-type="string" calcext:value-type="string">
            <text:p><text:span text:style-name="T1"><text:a xlink:href="https://tussly.atlassian.net/browse/TD-351" xlink:type="simple">https://tussly.atlassian.net/browse/TD-351</text:a></text:span></text:p>
          </table:table-cell>
          <table:table-cell table:style-name="ce7" office:value-type="string" calcext:value-type="string">
            <text:p>increased clickable area for download file</text:p>
          </table:table-cell>
          <table:table-cell table:style-name="ce7" office:value-type="float" office:value="0.5" calcext:value-type="float">
            <text:p>0.5</text:p>
          </table:table-cell>
          <table:table-cell table:style-name="ce7"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8" office:value-type="string" calcext:value-type="string">
            <text:p>Bug</text:p>
          </table:table-cell>
          <table:table-cell table:style-name="ce23" office:value-type="string" calcext:value-type="string">
            <text:p>TD-352--Three-dot message menu does not close on outside click</text:p>
          </table:table-cell>
          <table:table-cell table:style-name="ce10" office:value-type="string" calcext:value-type="string">
            <text:p><text:span text:style-name="T1"><text:a xlink:href="https://tussly.atlassian.net/browse/TD-352" xlink:type="simple">https://tussly.atlassian.net/browse/TD-352</text:a></text:span></text:p>
          </table:table-cell>
          <table:table-cell table:style-name="ce7" office:value-type="string" calcext:value-type="string">
            <text:p>Closed option menu on outside clikc</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8" office:value-type="string" calcext:value-type="string">
            <text:p>Bug</text:p>
          </table:table-cell>
          <table:table-cell table:style-name="ce23" office:value-type="string" calcext:value-type="string">
            <text:p>TD-353--Three-Dot Menu on Last Message Not Fully Visible Without Scrolling</text:p>
          </table:table-cell>
          <table:table-cell table:style-name="ce10" office:value-type="string" calcext:value-type="string">
            <text:p><text:span text:style-name="T1"><text:a xlink:href="https://tussly.atlassian.net/browse/TD-353" xlink:type="simple">https://tussly.atlassian.net/browse/TD-353</text:a></text:span></text:p>
          </table:table-cell>
          <table:table-cell table:style-name="ce7" office:value-type="string" calcext:value-type="string">
            <text:p>Resolved</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8" office:value-type="string" calcext:value-type="string">
            <text:p>Bug</text:p>
          </table:table-cell>
          <table:table-cell table:style-name="ce23" office:value-type="string" calcext:value-type="string">
            <text:p>TD-354--Thread Replies Still Visible After Main Message Is Deleted</text:p>
          </table:table-cell>
          <table:table-cell table:style-name="ce10" office:value-type="string" calcext:value-type="string">
            <text:p><text:span text:style-name="T1"><text:a xlink:href="https://tussly.atlassian.net/browse/TD-354" xlink:type="simple">https://tussly.atlassian.net/browse/TD-354</text:a></text:span></text:p>
          </table:table-cell>
          <table:table-cell table:style-name="ce7" office:value-type="string" calcext:value-type="string">
            <text:p>Remove reply count under the bubblr after the deleted main message</text:p>
          </table:table-cell>
          <table:table-cell table:style-name="ce7" office:value-type="float" office:value="0.5" calcext:value-type="float">
            <text:p>0.5</text:p>
          </table:table-cell>
          <table:table-cell table:style-name="ce7"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8" office:value-type="string" calcext:value-type="string">
            <text:p>Bug</text:p>
          </table:table-cell>
          <table:table-cell table:style-name="ce23" office:value-type="string" calcext:value-type="string">
            <text:p>TD-355--Thread Messages Not Updating in Real-Time After Edit or Delete by Other User</text:p>
          </table:table-cell>
          <table:table-cell table:style-name="ce10" office:value-type="string" calcext:value-type="string">
            <text:p><text:span text:style-name="T1"><text:a xlink:href="https://tussly.atlassian.net/browse/TD-355" xlink:type="simple">https://tussly.atlassian.net/browse/TD-355</text:a></text:span></text:p>
          </table:table-cell>
          <table:table-cell table:style-name="ce7" office:value-type="string" calcext:value-type="string">
            <text:p>set proper listner for Real time update edit &amp; delete thread message</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8" office:value-type="string" calcext:value-type="string">
            <text:p>Bug</text:p>
          </table:table-cell>
          <table:table-cell table:style-name="ce23" office:value-type="string" calcext:value-type="string">
            <text:p>TD-356--Edit Option Should Not Appear for Image and Document</text:p>
          </table:table-cell>
          <table:table-cell table:style-name="ce10" office:value-type="string" calcext:value-type="string">
            <text:p><text:span text:style-name="T1"><text:a xlink:href="https://tussly.atlassian.net/browse/TD-356" xlink:type="simple">https://tussly.atlassian.net/browse/TD-356</text:a></text:span></text:p>
          </table:table-cell>
          <table:table-cell table:style-name="ce7" office:value-type="string" calcext:value-type="string">
            <text:p>Remove edit option from media message</text:p>
          </table:table-cell>
          <table:table-cell table:style-name="ce7" office:value-type="float" office:value="0.5" calcext:value-type="float">
            <text:p>0.5</text:p>
          </table:table-cell>
          <table:table-cell table:style-name="ce7" office:value-type="string" calcext:value-type="string">
            <text:p>Usama Shaikh</text:p>
          </table:table-cell>
          <table:table-cell table:style-name="ce32" office:value-type="date" office:date-value="2025-05-30" calcext:value-type="date">
            <text:p>2025-05-30</text:p>
          </table:table-cell>
        </table:table-row>
        <table:table-row table:style-name="ro8">
          <table:table-cell table:style-name="ce8" office:value-type="string" calcext:value-type="string">
            <text:p>Story</text:p>
          </table:table-cell>
          <table:table-cell table:style-name="ce23" office:value-type="string" calcext:value-type="string">
            <text:p>TD-216 -- Web - Customization #5-4 -- Chat from Player Details Page</text:p>
          </table:table-cell>
          <table:table-cell table:style-name="ce10" office:value-type="string" calcext:value-type="string">
            <text:p><text:span text:style-name="T1"><text:a xlink:href="https://tussly.atlassian.net/browse/TD-216" xlink:type="simple">https://tussly.atlassian.net/browse/TD-216</text:a></text:span></text:p>
          </table:table-cell>
          <table:table-cell table:style-name="ce7" office:value-type="string" calcext:value-type="string">
            <text:p>Verified "Chat" button is visible on the Player Details page. Clicking the button opens an existing conversation if available. If no chat exists, a new chat is created. Verified that users can send and receive messages. Chat remains accessible after page refresh or logout/login. Checked loading indicators and smooth transition to chat screen.</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30" calcext:value-type="date">
            <text:p>2025-05-30</text:p>
          </table:table-cell>
        </table:table-row>
        <table:table-row table:style-name="ro20">
          <table:table-cell table:style-name="ce8" office:value-type="string" calcext:value-type="string">
            <text:p>Story</text:p>
          </table:table-cell>
          <table:table-cell table:style-name="ce23" office:value-type="string" calcext:value-type="string">
            <text:p>TD-215 -- Web - Customization #5-3 -- Chat from Player List (Teams &amp; Player)</text:p>
          </table:table-cell>
          <table:table-cell table:style-name="ce10" office:value-type="string" calcext:value-type="string">
            <text:p><text:span text:style-name="T1"><text:a xlink:href="https://tussly.atlassian.net/browse/TD-215" xlink:type="simple">https://tussly.atlassian.net/browse/TD-215</text:a></text:span></text:p>
          </table:table-cell>
          <table:table-cell table:style-name="ce7" office:value-type="string" calcext:value-type="string">
            <text:p>Verify that "Chat" button is visible next to each player and team in the list view. When user clicks "Chat", check for an existing conversation exist or not. If conversation exists → navigate to chat screen with loaded messages. If no conversation exists → create a new chat, then navigate to the screen. Tested that chat name, avatar, all details are accurate in new chat. Check for loading indicators while navigating or creating chat. Tested the chat with player and team. Verified that logging out from the web app successfully triggers the CometChat logout request.</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30" calcext:value-type="date">
            <text:p>2025-05-30</text:p>
          </table:table-cell>
        </table:table-row>
        <table:table-row table:style-name="ro10">
          <table:table-cell table:style-name="ce8" office:value-type="string" calcext:value-type="string">
            <text:p>Story</text:p>
          </table:table-cell>
          <table:table-cell table:style-name="ce23" office:value-type="string" calcext:value-type="string">
            <text:p>TD-214 -- Web - Customization #5-2 -- Chat from Scoreboard &amp; Result</text:p>
          </table:table-cell>
          <table:table-cell table:style-name="ce10" office:value-type="string" calcext:value-type="string">
            <text:p><text:span text:style-name="T1"><text:a xlink:href="https://tussly.atlassian.net/browse/TD-214" xlink:type="simple">https://tussly.atlassian.net/browse/TD-214</text:a></text:span></text:p>
          </table:table-cell>
          <table:table-cell table:style-name="ce7" office:value-type="string" calcext:value-type="string">
            <text:p>Verify "Chat" button is visible for each match in Upcoming, Active, and Dispute tabs. On chat click, check navigation to chat group screen . Tested that navigate user to Group Chat Screen with correct participants. Tested that organizer can send messages to both players. Tested that players can reply. Verify that typing indicators,show correctly. Validate chat persists after refresh or logout-login.</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30" calcext:value-type="date">
            <text:p>2025-05-30</text:p>
          </table:table-cell>
        </table:table-row>
        <table:table-row table:style-name="ro20">
          <table:table-cell table:style-name="ce8" office:value-type="string" calcext:value-type="string">
            <text:p>Story</text:p>
          </table:table-cell>
          <table:table-cell table:style-name="ce23" office:value-type="string" calcext:value-type="string">
            <text:p>TD-213 -- Web - Customization #5-1 -- Chat from Scheduled Subsection (Scheduled &amp; Bracket)</text:p>
          </table:table-cell>
          <table:table-cell table:style-name="ce10" office:value-type="string" calcext:value-type="string">
            <text:p><text:span text:style-name="T1"><text:a xlink:href="https://tussly.atlassian.net/browse/TD-213" xlink:type="simple">https://tussly.atlassian.net/browse/TD-213</text:a></text:span></text:p>
          </table:table-cell>
          <table:table-cell table:style-name="ce7" office:value-type="string" calcext:value-type="string">
            <text:p>Verified that the "Chat" button is visible next to each match in both Scheduled and Bracket sections. Clicked the "Chat" button for a match with an existing chat — confirmed that it navigates to the correct existing group chat. Tested that the organizer can send messages to both players within the chat. Tested that players can respond in the chat. Tested that Chat remains after a page refresh. Tested that Chat is still available after logging out and logging back in. Ensured no duplicate chat is created if the button is clicked multiple times rapidly.</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5-30" calcext:value-type="date">
            <text:p>2025-05-30</text:p>
          </table:table-cell>
        </table:table-row>
        <table:table-row table:style-name="ro12">
          <table:table-cell table:style-name="ce8" office:value-type="string" calcext:value-type="string">
            <text:p>Story</text:p>
          </table:table-cell>
          <table:table-cell table:style-name="ce23" office:value-type="string" calcext:value-type="string">
            <text:p>TD-212 -- Web - Step #6-2 -- Admin Can Leave Arena Chat Group</text:p>
          </table:table-cell>
          <table:table-cell table:style-name="ce10" office:value-type="string" calcext:value-type="string">
            <text:p><text:span text:style-name="T1"><text:a xlink:href="https://tussly.atlassian.net/browse/TD-212" xlink:type="simple">https://tussly.atlassian.net/browse/TD-212</text:a></text:span></text:p>
          </table:table-cell>
          <table:table-cell table:style-name="ce7" office:value-type="string" calcext:value-type="string">
            <text:p>Tested that “Leave Group” option is visible to admin in the Arena chat group. On clicking “Leave Group,” confirmed that the admin is removed from the group successfully. Ensured the group is no longer visible in the admin’s chat list after leaving. Checked that the admin no longer receives messages or notifications from the group. Validated that a system message is shown to remaining members indicating that the admin has left the group.</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30" calcext:value-type="date">
            <text:p>2025-05-30</text:p>
          </table:table-cell>
        </table:table-row>
        <table:table-row table:style-name="ro15">
          <table:table-cell table:style-name="ce8" office:value-type="string" calcext:value-type="string">
            <text:p>Story</text:p>
          </table:table-cell>
          <table:table-cell table:style-name="ce23" office:value-type="string" calcext:value-type="string">
            <text:p>TD-211 -- Web - Step #6-1 -- Group Chat on Chat Icon Tap in Scheduled &amp; Scoreboards Screens</text:p>
          </table:table-cell>
          <table:table-cell table:style-name="ce10" office:value-type="string" calcext:value-type="string">
            <text:p><text:span text:style-name="T1"><text:a xlink:href="https://tussly.atlassian.net/browse/TD-211" xlink:type="simple">https://tussly.atlassian.net/browse/TD-211</text:a></text:span></text:p>
          </table:table-cell>
          <table:table-cell table:style-name="ce7" office:value-type="string" calcext:value-type="string">
            <text:p>User clicks the Chat Icon from Scheduled or Scoreboards &amp; Results section. Tested that If chat exists → user is redirected to the Group Chat screen. Tested If chat does not exist → new group chat is created, then user is navigated to the Group Chat screen. Tested that No duplicate chats are created on rapid/multiple clicks.</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30" calcext:value-type="date">
            <text:p>2025-05-30</text:p>
          </table:table-cell>
        </table:table-row>
        <table:table-row table:style-name="ro12">
          <table:table-cell table:style-name="ce8" office:value-type="string" calcext:value-type="string">
            <text:p>Story</text:p>
          </table:table-cell>
          <table:table-cell table:style-name="ce23" office:value-type="string" calcext:value-type="string">
            <text:p>TD-210 -- Web - Step #5-3 -- Implement Typing Indicators</text:p>
          </table:table-cell>
          <table:table-cell table:style-name="ce10" office:value-type="string" calcext:value-type="string">
            <text:p><text:span text:style-name="T1"><text:a xlink:href="https://tussly.atlassian.net/browse/TD-210" xlink:type="simple">https://tussly.atlassian.net/browse/TD-210</text:a></text:span></text:p>
          </table:table-cell>
          <table:table-cell table:style-name="ce7" office:value-type="string" calcext:value-type="string">
            <text:p>Tested that the typing indicator appears correctly when a user begins typing in a chat. Verified that the indicator automatically disappears after the user pauses typing for a few seconds. Confirmed that the typing indicator clears immediately once the user sends the message. Tested behavior when the recipient is offline, ensuring the typing indicator is shown once they reconnect. Checked that leaving the chat screen instantly clears the user’s typing status for the other participant.</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5-30" calcext:value-type="date">
            <text:p>2025-05-30</text:p>
          </table:table-cell>
        </table:table-row>
        <table:table-row table:style-name="ro10">
          <table:table-cell table:style-name="ce8" office:value-type="string" calcext:value-type="string">
            <text:p>Story</text:p>
          </table:table-cell>
          <table:table-cell table:style-name="ce23" office:value-type="string" calcext:value-type="string">
            <text:p>TD-207 -- Web - Step #5-2 -- Implement Read Receipt Feature</text:p>
          </table:table-cell>
          <table:table-cell table:style-name="ce10" office:value-type="string" calcext:value-type="string">
            <text:p><text:span text:style-name="T1"><text:a xlink:href="https://tussly.atlassian.net/browse/TD-207" xlink:type="simple">https://tussly.atlassian.net/browse/TD-207</text:a></text:span></text:p>
          </table:table-cell>
          <table:table-cell table:style-name="ce7" office:value-type="string" calcext:value-type="string">
            <text:p>Tested that messages are successfully sent and reflected in the chat interface. Tested that when the recipient opens the message, the sender's view reflects "Read" status. Tested tab switching and browser reloads to confirm that read status is preserved and correctly reflected. Tested that if the recipient was offline, messages update correctly once they come online and open the chat.</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30" calcext:value-type="date">
            <text:p>2025-05-30</text:p>
          </table:table-cell>
        </table:table-row>
        <table:table-row table:style-name="ro8">
          <table:table-cell table:style-name="ce8" office:value-type="string" calcext:value-type="string">
            <text:p>Story</text:p>
          </table:table-cell>
          <table:table-cell table:style-name="ce23" office:value-type="string" calcext:value-type="string">
            <text:p>TD-206 -- Web - Step #4-4 -- Handle CometChat Logout Failure</text:p>
          </table:table-cell>
          <table:table-cell table:style-name="ce10" office:value-type="string" calcext:value-type="string">
            <text:p><text:span text:style-name="T1"><text:a xlink:href="https://tussly.atlassian.net/browse/TD-206" xlink:type="simple">https://tussly.atlassian.net/browse/TD-206</text:a></text:span></text:p>
          </table:table-cell>
          <table:table-cell table:style-name="ce7" office:value-type="string" calcext:value-type="string">
            <text:p>Verified that logging out from the web app successfully triggers the CometChat logout request. <text:s/>Confirmed that the logout was successful with no errors encountered during testing. <text:s/>No retry was required, as CometChat logout completed successfully on the first attempt. <text:s/>No error message was displayed, indicating that the logout process worked as intended.</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5-30" calcext:value-type="date">
            <text:p>2025-05-30</text:p>
          </table:table-cell>
        </table:table-row>
        <table:table-row table:style-name="ro2">
          <table:table-cell table:style-name="ce8" office:value-type="string" calcext:value-type="string">
            <text:p>Story</text:p>
          </table:table-cell>
          <table:table-cell table:style-name="ce23" office:value-type="string" calcext:value-type="string">
            <text:p>TD-346--Display Action Message in Chat</text:p>
          </table:table-cell>
          <table:table-cell table:style-name="ce10" office:value-type="string" calcext:value-type="string">
            <text:p><text:span text:style-name="T1"><text:a xlink:href="https://tussly.atlassian.net/browse/TD-346" xlink:type="simple">https://tussly.atlassian.net/browse/TD-346</text:a></text:span></text:p>
          </table:table-cell>
          <table:table-cell table:style-name="ce7" office:value-type="string" calcext:value-type="string">
            <text:p>Design new cell and display action message.</text:p>
          </table:table-cell>
          <table:table-cell table:style-name="ce7" office:value-type="float" office:value="3" calcext:value-type="float">
            <text:p>3</text:p>
          </table:table-cell>
          <table:table-cell table:style-name="ce7" office:value-type="string" calcext:value-type="string">
            <text:p>HasanAli</text:p>
          </table:table-cell>
          <table:table-cell table:style-name="ce32" office:value-type="date" office:date-value="2025-05-29" calcext:value-type="date">
            <text:p>2025-05-29</text:p>
          </table:table-cell>
        </table:table-row>
        <table:table-row table:style-name="ro3">
          <table:table-cell table:style-name="ce8" office:value-type="string" calcext:value-type="string">
            <text:p>Story</text:p>
          </table:table-cell>
          <table:table-cell table:style-name="ce23" office:value-type="string" calcext:value-type="string">
            <text:p>TD-347 -- iOS - Display Action Message in Chat</text:p>
          </table:table-cell>
          <table:table-cell table:style-name="ce10" office:value-type="string" calcext:value-type="string">
            <text:p><text:span text:style-name="T1"><text:a xlink:href="https://tussly.atlassian.net/browse/TD-347" xlink:type="simple">https://tussly.atlassian.net/browse/TD-347</text:a></text:span></text:p>
          </table:table-cell>
          <table:table-cell table:style-name="ce7" office:value-type="string" calcext:value-type="string">
            <text:p>Design new cell and display action message.</text:p>
          </table:table-cell>
          <table:table-cell table:style-name="ce7" office:value-type="float" office:value="3" calcext:value-type="float">
            <text:p>3</text:p>
          </table:table-cell>
          <table:table-cell table:style-name="ce7" office:value-type="string" calcext:value-type="string">
            <text:p>Pranay Prajapati</text:p>
          </table:table-cell>
          <table:table-cell table:style-name="ce32" office:value-type="date" office:date-value="2025-05-29" calcext:value-type="date">
            <text:p>2025-05-29</text:p>
          </table:table-cell>
        </table:table-row>
        <table:table-row table:style-name="ro3">
          <table:table-cell table:style-name="ce8"/>
          <table:table-cell table:style-name="ce23" office:value-type="string" calcext:value-type="string">
            <text:p>Crash App while open keyboard in Arena Chat</text:p>
          </table:table-cell>
          <table:table-cell table:style-name="ce7"/>
          <table:table-cell table:style-name="ce7" office:value-type="string" calcext:value-type="string">
            <text:p>Solve crash issue.</text:p>
          </table:table-cell>
          <table:table-cell table:style-name="ce7" office:value-type="float" office:value="0.75" calcext:value-type="float">
            <text:p>0.75</text:p>
          </table:table-cell>
          <table:table-cell table:style-name="ce7" office:value-type="string" calcext:value-type="string">
            <text:p>Pranay Prajapati</text:p>
          </table:table-cell>
          <table:table-cell table:style-name="ce32" office:value-type="date" office:date-value="2025-05-29" calcext:value-type="date">
            <text:p>2025-05-29</text:p>
          </table:table-cell>
        </table:table-row>
        <table:table-row table:style-name="ro3">
          <table:table-cell table:style-name="ce8"/>
          <table:table-cell table:style-name="ce23" office:value-type="string" calcext:value-type="string">
            <text:p>SCRUM Meeting and Team Discussion</text:p>
          </table:table-cell>
          <table:table-cell table:style-name="ce10"/>
          <table:table-cell table:style-name="ce8" office:value-type="string" calcext:value-type="string">
            <text:p>Meeting with developers, to display action message for show admin added or removed.</text:p>
          </table:table-cell>
          <table:table-cell table:style-name="ce7" office:value-type="float" office:value="0.33" calcext:value-type="float">
            <text:p>0.33</text:p>
          </table:table-cell>
          <table:table-cell table:style-name="ce7" office:value-type="string" calcext:value-type="string">
            <text:p>Jayesh Rathod</text:p>
          </table:table-cell>
          <table:table-cell table:style-name="ce32" office:value-type="date" office:date-value="2025-05-29" calcext:value-type="date">
            <text:p>2025-05-29</text:p>
          </table:table-cell>
        </table:table-row>
        <table:table-row table:style-name="ro10">
          <table:table-cell table:style-name="ce8" office:value-type="string" calcext:value-type="string">
            <text:p>Story</text:p>
          </table:table-cell>
          <table:table-cell table:style-name="ce23" office:value-type="string" calcext:value-type="string">
            <text:p>TD-207 -- Web - Step #5-1 -- Open Chat on Chat Icon Tap</text:p>
          </table:table-cell>
          <table:table-cell table:style-name="ce10" office:value-type="string" calcext:value-type="string">
            <text:p><text:span text:style-name="T1"><text:a xlink:href="https://tussly.atlassian.net/browse/TD-207" xlink:type="simple">https://tussly.atlassian.net/browse/TD-207</text:a></text:span></text:p>
          </table:table-cell>
          <table:table-cell table:style-name="ce7" office:value-type="string" calcext:value-type="string">
            <text:p>Tapped the chat icon in the header and confirmed it redirects to the chat screen. Verified that if the user is logged into CometChat, existing conversations are displayed. <text:s/>Tested that if no conversations exist, a proper message like “No conversations yet” is shown. Tested that if user logout the app Access to chat is blocked. no chat icon will show and User is redirected to the login screen.</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5-29" calcext:value-type="date">
            <text:p>2025-05-29</text:p>
          </table:table-cell>
        </table:table-row>
        <table:table-row table:style-name="ro15">
          <table:table-cell table:style-name="ce8" office:value-type="string" calcext:value-type="string">
            <text:p>Story</text:p>
          </table:table-cell>
          <table:table-cell table:style-name="ce23" office:value-type="string" calcext:value-type="string">
            <text:p>TD-205 -- Web - Step #4-3 -- Handle CometChat Login Failure</text:p>
          </table:table-cell>
          <table:table-cell table:style-name="ce10" office:value-type="string" calcext:value-type="string">
            <text:p><text:span text:style-name="T1"><text:a xlink:href="https://tussly.atlassian.net/browse/TD-205" xlink:type="simple">https://tussly.atlassian.net/browse/TD-205</text:a></text:span></text:p>
          </table:table-cell>
          <table:table-cell table:style-name="ce7" office:value-type="string" calcext:value-type="string">
            <text:p>Verified that upon logging into Tussly, a ComentChat login is triggered automatically. Tested that when the Comet Chat login is successful, chat features are enabled. Tested that the system attempts to retry the Comet Chat login if it initially fails. Tested that chat features are only accessible when Comet Chat login is successful.</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29" calcext:value-type="date">
            <text:p>2025-05-29</text:p>
          </table:table-cell>
        </table:table-row>
        <table:table-row table:style-name="ro13">
          <table:table-cell table:style-name="ce8" office:value-type="string" calcext:value-type="string">
            <text:p>Story</text:p>
          </table:table-cell>
          <table:table-cell table:style-name="ce23" office:value-type="string" calcext:value-type="string">
            <text:p>TD-186 -- Web - Step #4-2 -- Logout from CometChat</text:p>
          </table:table-cell>
          <table:table-cell table:style-name="ce10" office:value-type="string" calcext:value-type="string">
            <text:p><text:span text:style-name="T1"><text:a xlink:href="https://tussly.atlassian.net/browse/TD-186" xlink:type="simple">https://tussly.atlassian.net/browse/TD-186</text:a></text:span></text:p>
          </table:table-cell>
          <table:table-cell table:style-name="ce7" office:value-type="string" calcext:value-type="string">
            <text:p>Tested that logging out of the web app triggers CometChat logout. <text:s/>Checked that on successful logout, the User is marked offline in chat. The user stops receiving messages and notifications. <text:s/>Validated that other users no longer see the logged-out user as "online" in chat.</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29" calcext:value-type="date">
            <text:p>2025-05-29</text:p>
          </table:table-cell>
        </table:table-row>
        <table:table-row table:style-name="ro8">
          <table:table-cell table:style-name="ce8" office:value-type="string" calcext:value-type="string">
            <text:p>Story</text:p>
          </table:table-cell>
          <table:table-cell table:style-name="ce23" office:value-type="string" calcext:value-type="string">
            <text:p>TD-185 -- Web - Step #4-1 -- Login to CometChat</text:p>
          </table:table-cell>
          <table:table-cell table:style-name="ce10" office:value-type="string" calcext:value-type="string">
            <text:p><text:span text:style-name="T1"><text:a xlink:href="https://tussly.atlassian.net/browse/TD-185" xlink:type="simple">https://tussly.atlassian.net/browse/TD-185</text:a></text:span></text:p>
          </table:table-cell>
          <table:table-cell table:style-name="ce7" office:value-type="string" calcext:value-type="string">
            <text:p>Tested that user is automatically logged into CometChat after successful app login. Confirmed that the user can access chat features immediately without needing to manually authenticate with CometChat. Tested that logging out of the app also logs the user out of CometChat seamlessly. Validated that login failures do not affect other parts of the application.</text:p>
          </table:table-cell>
          <table:table-cell table:style-name="ce7" office:value-type="float" office:value="0.42" calcext:value-type="float">
            <text:p>0.42</text:p>
          </table:table-cell>
          <table:table-cell table:style-name="ce7" office:value-type="string" calcext:value-type="string">
            <text:p>Kinjal Shah</text:p>
          </table:table-cell>
          <table:table-cell table:style-name="ce32" office:value-type="date" office:date-value="2025-05-29" calcext:value-type="date">
            <text:p>2025-05-29</text:p>
          </table:table-cell>
        </table:table-row>
        <table:table-row table:style-name="ro12">
          <table:table-cell table:style-name="ce8" office:value-type="string" calcext:value-type="string">
            <text:p>Story</text:p>
          </table:table-cell>
          <table:table-cell table:style-name="ce23" office:value-type="string" calcext:value-type="string">
            <text:p>TD-252 -- AND - Step #6-2 -- Implement Team Chat, Restrict to Team Members</text:p>
          </table:table-cell>
          <table:table-cell table:style-name="ce10" office:value-type="string" calcext:value-type="string">
            <text:p><text:span text:style-name="T1"><text:a xlink:href="https://tussly.atlassian.net/browse/TD-252" xlink:type="simple">https://tussly.atlassian.net/browse/TD-252</text:a></text:span></text:p>
          </table:table-cell>
          <table:table-cell table:style-name="ce7" office:value-type="string" calcext:value-type="string">
            <text:p>Tested that only team members are able to send and receive messages within the team chat. Tested the "Chat" tab on the Team Player Card. Confirmed non-team members are not allowed to chat. Validated logout scenarios to ensure redirection to the Login Screen when a logged-out user taps the chat tab. Ensured the team chat screen loads recent messages smoothly upon access. Tested the team chat functionality, sending multiple msg with media file and all.</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28" calcext:value-type="date">
            <text:p>2025-05-28</text:p>
          </table:table-cell>
        </table:table-row>
        <table:table-row table:style-name="ro3">
          <table:table-cell table:style-name="ce8" office:value-type="string" calcext:value-type="string">
            <text:p>Bug</text:p>
          </table:table-cell>
          <table:table-cell table:style-name="ce23" office:value-type="string" calcext:value-type="string">
            <text:p>TD-285-- Loader moves continuously not stop</text:p>
          </table:table-cell>
          <table:table-cell table:style-name="ce10" office:value-type="string" calcext:value-type="string">
            <text:p><text:span text:style-name="T1"><text:a xlink:href="https://tussly.atlassian.net/browse/TD-285" xlink:type="simple">https://tussly.atlassian.net/browse/TD-285</text:a></text:span></text:p>
          </table:table-cell>
          <table:table-cell table:style-name="ce7" office:value-type="string" calcext:value-type="string">
            <text:p>Solve the issue of Continuous moving loader in Realme Device.</text:p>
          </table:table-cell>
          <table:table-cell table:style-name="ce7" office:value-type="float" office:value="1.5" calcext:value-type="float">
            <text:p>1.5</text:p>
          </table:table-cell>
          <table:table-cell table:style-name="ce7" office:value-type="string" calcext:value-type="string">
            <text:p>HasanAli</text:p>
          </table:table-cell>
          <table:table-cell table:style-name="ce32" office:value-type="date" office:date-value="2025-05-28" calcext:value-type="date">
            <text:p>2025-05-28</text:p>
          </table:table-cell>
        </table:table-row>
        <table:table-row table:style-name="ro3">
          <table:table-cell table:style-name="ce8" office:value-type="string" calcext:value-type="string">
            <text:p>Bug</text:p>
          </table:table-cell>
          <table:table-cell table:style-name="ce23" office:value-type="string" calcext:value-type="string">
            <text:p>TD -341--Edited Message Not Cleared from Input Field After Clicking Cancel</text:p>
          </table:table-cell>
          <table:table-cell table:style-name="ce10" office:value-type="string" calcext:value-type="string">
            <text:p><text:span text:style-name="T1"><text:a xlink:href="https://tussly.atlassian.net/browse/TD-341" xlink:type="simple">https://tussly.atlassian.net/browse/TD-341</text:a></text:span></text:p>
          </table:table-cell>
          <table:table-cell table:style-name="ce7" office:value-type="string" calcext:value-type="string">
            <text:p>Clear Edit text when cancel edit message in chat details page and also. in Thread <text:s/>reply page.</text:p>
          </table:table-cell>
          <table:table-cell table:style-name="ce7" office:value-type="float" office:value="0.75" calcext:value-type="float">
            <text:p>0.75</text:p>
          </table:table-cell>
          <table:table-cell table:style-name="ce7" office:value-type="string" calcext:value-type="string">
            <text:p>HasanAli</text:p>
          </table:table-cell>
          <table:table-cell table:style-name="ce32" office:value-type="date" office:date-value="2025-05-28" calcext:value-type="date">
            <text:p>2025-05-28</text:p>
          </table:table-cell>
        </table:table-row>
        <table:table-row table:style-name="ro8">
          <table:table-cell table:style-name="ce8" office:value-type="string" calcext:value-type="string">
            <text:p>Story</text:p>
          </table:table-cell>
          <table:table-cell table:style-name="ce23" office:value-type="string" calcext:value-type="string">
            <text:p>TD-261 -- AND - Customization -- Edit Chat Message</text:p>
          </table:table-cell>
          <table:table-cell table:style-name="ce10" office:value-type="string" calcext:value-type="string">
            <text:p><text:span text:style-name="T1"><text:a xlink:href="https://tussly.atlassian.net/browse/TD-261" xlink:type="simple">https://tussly.atlassian.net/browse/TD-261</text:a></text:span></text:p>
          </table:table-cell>
          <table:table-cell table:style-name="ce7" office:value-type="string" calcext:value-type="string">
            <text:p>Tested the message edit flow by long-pressing a message to access the edit option. <text:s/>Verified that the updated message is sent via API and correctly replaces the original for all users. <text:s/>Tested the edit functionality after reopening the app from the background and after killing the app, ensuring the flow works seamlessly in both scenarios with proper real-time updates. </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27" calcext:value-type="date">
            <text:p>2025-05-27</text:p>
          </table:table-cell>
        </table:table-row>
        <table:table-row table:style-name="ro8">
          <table:table-cell table:style-name="ce8" office:value-type="string" calcext:value-type="string">
            <text:p>Story</text:p>
          </table:table-cell>
          <table:table-cell table:style-name="ce23" office:value-type="string" calcext:value-type="string">
            <text:p>TD-246 -- AND - Step #4-4 -- Handle CometChat Logout Failure</text:p>
          </table:table-cell>
          <table:table-cell table:style-name="ce10" office:value-type="string" calcext:value-type="string">
            <text:p><text:span text:style-name="T1"><text:a xlink:href="https://tussly.atlassian.net/browse/TD-246" xlink:type="simple">https://tussly.atlassian.net/browse/TD-246</text:a></text:span></text:p>
          </table:table-cell>
          <table:table-cell table:style-name="ce7" office:value-type="string" calcext:value-type="string">
            <text:p>Verified that logging out from the app successfully triggers the CometChat logout request. Confirmed that the logout was successful with no errors encountered during testing. No retry was required, as CometChat logout completed successfully on the first attempt. No error message was displayed, indicating that the logout process worked as intended.</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5-27" calcext:value-type="date">
            <text:p>2025-05-27</text:p>
          </table:table-cell>
        </table:table-row>
        <table:table-row table:style-name="ro3">
          <table:table-cell table:style-name="ce8" office:value-type="string" calcext:value-type="string">
            <text:p>Bug</text:p>
          </table:table-cell>
          <table:table-cell table:style-name="ce23" office:value-type="string" calcext:value-type="string">
            <text:p>TD-340 -- IOS : Group chat scrolling is not working</text:p>
          </table:table-cell>
          <table:table-cell table:style-name="ce10" office:value-type="string" calcext:value-type="string">
            <text:p><text:span text:style-name="T1"><text:a xlink:href="https://tussly.atlassian.net/browse/TD-340" xlink:type="simple">https://tussly.atlassian.net/browse/TD-340</text:a></text:span></text:p>
          </table:table-cell>
          <table:table-cell table:style-name="ce7" office:value-type="string" calcext:value-type="string">
            <text:p>There is an problem with scroll layout while keyboard open, solve it.</text:p>
          </table:table-cell>
          <table:table-cell table:style-name="ce7" office:value-type="float" office:value="3.5" calcext:value-type="float">
            <text:p>3.5</text:p>
          </table:table-cell>
          <table:table-cell table:style-name="ce7" office:value-type="string" calcext:value-type="string">
            <text:p>Pranay Prajapati</text:p>
          </table:table-cell>
          <table:table-cell table:style-name="ce32" office:value-type="date" office:date-value="2025-05-26" calcext:value-type="date">
            <text:p>2025-05-26</text:p>
          </table:table-cell>
        </table:table-row>
        <table:table-row table:style-name="ro9">
          <table:table-cell table:style-name="ce8" office:value-type="string" calcext:value-type="string">
            <text:p>Story</text:p>
          </table:table-cell>
          <table:table-cell table:style-name="ce23" office:value-type="string" calcext:value-type="string">
            <text:p>TD-235 -- iOS - Step #9-2 -- Do Not Send Notifications for Group Chat</text:p>
          </table:table-cell>
          <table:table-cell table:style-name="ce10" office:value-type="string" calcext:value-type="string">
            <text:p><text:span text:style-name="T1"><text:a xlink:href="https://tussly.atlassian.net/browse/TD-235" xlink:type="simple">https://tussly.atlassian.net/browse/TD-235</text:a></text:span></text:p>
          </table:table-cell>
          <table:table-cell table:style-name="ce7" office:value-type="string" calcext:value-type="string">
            <text:p>Verified that no push notification is sent when a user sends a message in a group chat by default. Tested that push notifications are sent correctly for one-to-one chats. Ensured that logged-out users do not receive any type of notifications.</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5-26" calcext:value-type="date">
            <text:p>2025-05-26</text:p>
          </table:table-cell>
        </table:table-row>
        <table:table-row table:style-name="ro9">
          <table:table-cell table:style-name="ce8" office:value-type="string" calcext:value-type="string">
            <text:p>Story</text:p>
          </table:table-cell>
          <table:table-cell table:style-name="ce23" office:value-type="string" calcext:value-type="string">
            <text:p>TD-257 -- AND - Step #9-2 -- Do Not Send Notifications for Group Chat</text:p>
          </table:table-cell>
          <table:table-cell table:style-name="ce10" office:value-type="string" calcext:value-type="string">
            <text:p><text:span text:style-name="T1"><text:a xlink:href="https://tussly.atlassian.net/browse/TD-257" xlink:type="simple">https://tussly.atlassian.net/browse/TD-257</text:a></text:span></text:p>
          </table:table-cell>
          <table:table-cell table:style-name="ce7" office:value-type="string" calcext:value-type="string">
            <text:p>Verified that no push notification is sent when a user sends a message in a group chat by default. Tested that push notifications are sent correctly for one-to-one chats. Ensured that logged-out users do not receive any type of notifications.</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26" calcext:value-type="date">
            <text:p>2025-05-26</text:p>
          </table:table-cell>
        </table:table-row>
        <table:table-row table:style-name="ro12">
          <table:table-cell table:style-name="ce8" office:value-type="string" calcext:value-type="string">
            <text:p>Story</text:p>
          </table:table-cell>
          <table:table-cell table:style-name="ce23" office:value-type="string" calcext:value-type="string">
            <text:p>TD-251 -- AND - Step #6-1 -- Navigate to Group Chat on Chat Icon Tap</text:p>
          </table:table-cell>
          <table:table-cell table:style-name="ce10" office:value-type="string" calcext:value-type="string">
            <text:p><text:span text:style-name="T1"><text:a xlink:href="https://tussly.atlassian.net/browse/TD-251" xlink:type="simple">https://tussly.atlassian.net/browse/TD-251</text:a></text:span></text:p>
          </table:table-cell>
          <table:table-cell table:style-name="ce7" office:value-type="string" calcext:value-type="string">
            <text:p>Verified that the chat correctly identifies whether it is a group chat or one-to-one chat. Verified that tapping the chat icon triggers an API call to fetch group chat details. Tested that when click on group conversation, the user is navigated to the Group Chat Message Screen. Tested the behavior when the user is logged out—ensuring they are redirected to the Login Screen. <text:s/>In group chats, confirmed that each message is displayed with the sender’s name and avatar. </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26" calcext:value-type="date">
            <text:p>2025-05-26</text:p>
          </table:table-cell>
        </table:table-row>
        <table:table-row table:style-name="ro12">
          <table:table-cell table:style-name="ce8" office:value-type="string" calcext:value-type="string">
            <text:p>Story</text:p>
          </table:table-cell>
          <table:table-cell table:style-name="ce23" office:value-type="string" calcext:value-type="string">
            <text:p>TD-229 -- iOS - Step #6-1 -- Navigate to Group Chat on Chat Icon Tap</text:p>
          </table:table-cell>
          <table:table-cell table:style-name="ce10" office:value-type="string" calcext:value-type="string">
            <text:p><text:span text:style-name="T1"><text:a xlink:href="https://tussly.atlassian.net/browse/TD-229" xlink:type="simple">https://tussly.atlassian.net/browse/TD-229</text:a></text:span></text:p>
          </table:table-cell>
          <table:table-cell table:style-name="ce7" office:value-type="string" calcext:value-type="string">
            <text:p>Verified that the chat correctly identifies whether it is a group chat or one-to-one chat. Verified that tapping the chat icon triggers an API call to fetch group chat details. Tested that when click on group conversation, the user is navigated to the Group Chat Message Screen. Tested the behavior when the user is logged out—ensuring they are redirected to the Login Screen. <text:s/>In group chats, confirmed that each message is displayed with the sender’s name and avatar. </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26" calcext:value-type="date">
            <text:p>2025-05-26</text:p>
          </table:table-cell>
        </table:table-row>
        <table:table-row table:style-name="ro10">
          <table:table-cell table:style-name="ce8" office:value-type="string" calcext:value-type="string">
            <text:p>Story</text:p>
          </table:table-cell>
          <table:table-cell table:style-name="ce23" office:value-type="string" calcext:value-type="string">
            <text:p>TD-223 -- iOS - Step #4-3 -- Handle CometChat Login Failure</text:p>
          </table:table-cell>
          <table:table-cell table:style-name="ce10" office:value-type="string" calcext:value-type="string">
            <text:p><text:span text:style-name="T1"><text:a xlink:href="https://tussly.atlassian.net/browse/TD-223" xlink:type="simple">https://tussly.atlassian.net/browse/TD-223</text:a></text:span></text:p>
          </table:table-cell>
          <table:table-cell table:style-name="ce7" office:value-type="string" calcext:value-type="string">
            <text:p>Verified that upon logging into Tussly, a ComentChat login is triggered automatically. <text:s/>Tested that when the Comet Chat login is successful, chat features are enabled and the user's presence updates to online. <text:s/>Tested that the system attempts to retry the Comet Chat login if it initially fails. <text:s/>Tested that chat features are only accessible when Comet Chat login is successful.</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22" calcext:value-type="date">
            <text:p>2025-05-22</text:p>
          </table:table-cell>
        </table:table-row>
        <table:table-row table:style-name="ro3">
          <table:table-cell table:style-name="ce8" office:value-type="string" calcext:value-type="string">
            <text:p>Bug</text:p>
          </table:table-cell>
          <table:table-cell table:style-name="ce23" office:value-type="string" calcext:value-type="string">
            <text:p>TD-294-- IOS : Unread Count Still Visible After Reading Chat Messages</text:p>
          </table:table-cell>
          <table:table-cell table:style-name="ce10" office:value-type="string" calcext:value-type="string">
            <text:p><text:span text:style-name="T1"><text:a xlink:href="https://tussly.atlassian.net/browse/TD-294" xlink:type="simple">https://tussly.atlassian.net/browse/TD-294</text:a></text:span></text:p>
          </table:table-cell>
          <table:table-cell table:style-name="ce7" office:value-type="string" calcext:value-type="string">
            <text:p>While user enter and load all message then we read message and then update unread count.</text:p>
          </table:table-cell>
          <table:table-cell table:style-name="ce7" office:value-type="float" office:value="0.75" calcext:value-type="float">
            <text:p>0.75</text:p>
          </table:table-cell>
          <table:table-cell table:style-name="ce7" office:value-type="string" calcext:value-type="string">
            <text:p>Pranay Prajapati</text:p>
          </table:table-cell>
          <table:table-cell table:style-name="ce32" office:value-type="date" office:date-value="2025-05-20" calcext:value-type="date">
            <text:p>2025-05-20</text:p>
          </table:table-cell>
        </table:table-row>
        <table:table-row table:style-name="ro9">
          <table:table-cell table:style-name="ce8" office:value-type="string" calcext:value-type="string">
            <text:p>Story</text:p>
          </table:table-cell>
          <table:table-cell table:style-name="ce23" office:value-type="string" calcext:value-type="string">
            <text:p>TD-182 -- BE - Step #10 -- Notification Setup</text:p>
          </table:table-cell>
          <table:table-cell table:style-name="ce10" office:value-type="string" calcext:value-type="string">
            <text:p><text:span text:style-name="T1"><text:a xlink:href="https://tussly.atlassian.net/browse/TD-182" xlink:type="simple">https://tussly.atlassian.net/browse/TD-182</text:a></text:span></text:p>
          </table:table-cell>
          <table:table-cell table:style-name="ce7" office:value-type="string" calcext:value-type="string">
            <text:p>Conducted R&amp;D on CometChat notifications and confirmed that message delivery and notifications are handled directly via the mobile app. <text:s/>Verified that the backend has no involvement in triggering or managing CometChat push notifications</text:p>
          </table:table-cell>
          <table:table-cell table:style-name="ce7" office:value-type="float" office:value="3.5" calcext:value-type="float">
            <text:p>3.5</text:p>
          </table:table-cell>
          <table:table-cell table:style-name="ce7" office:value-type="string" calcext:value-type="string">
            <text:p>Kishan Dharajiya</text:p>
          </table:table-cell>
          <table:table-cell table:style-name="ce32" office:value-type="date" office:date-value="2025-05-19" calcext:value-type="date">
            <text:p>2025-05-19</text:p>
          </table:table-cell>
        </table:table-row>
        <table:table-row table:style-name="ro3">
          <table:table-cell table:style-name="ce8" office:value-type="string" calcext:value-type="string">
            <text:p>Bug</text:p>
          </table:table-cell>
          <table:table-cell table:style-name="ce23" office:value-type="string" calcext:value-type="string">
            <text:p>TD -- 293 Android : Unread Count Still Visible After Reading Chat Messages</text:p>
          </table:table-cell>
          <table:table-cell table:style-name="ce10" office:value-type="string" calcext:value-type="string">
            <text:p><text:span text:style-name="T1"><text:a xlink:href="https://tussly.atlassian.net/browse/TD-293" xlink:type="simple">https://tussly.atlassian.net/browse/TD-293</text:a></text:span></text:p>
          </table:table-cell>
          <table:table-cell table:style-name="ce7" office:value-type="string" calcext:value-type="string">
            <text:p>Solve Unread Message count showing issue and test it.</text:p>
          </table:table-cell>
          <table:table-cell table:style-name="ce7" office:value-type="float" office:value="1.5" calcext:value-type="float">
            <text:p>1.5</text:p>
          </table:table-cell>
          <table:table-cell table:style-name="ce7" office:value-type="string" calcext:value-type="string">
            <text:p>HasanAli</text:p>
          </table:table-cell>
          <table:table-cell table:style-name="ce32" office:value-type="date" office:date-value="2025-05-19" calcext:value-type="date">
            <text:p>2025-05-19</text:p>
          </table:table-cell>
        </table:table-row>
        <table:table-row table:style-name="ro14">
          <table:table-cell table:style-name="ce8" office:value-type="string" calcext:value-type="string">
            <text:p>Story</text:p>
          </table:table-cell>
          <table:table-cell table:style-name="ce23" office:value-type="string" calcext:value-type="string">
            <text:p>TD-179 -- BE - Step #7 -- API to Identify Whether a User is a Friend or Not</text:p>
          </table:table-cell>
          <table:table-cell table:style-name="ce10" office:value-type="string" calcext:value-type="string">
            <text:p><text:span text:style-name="T1"><text:a xlink:href="https://tussly.atlassian.net/browse/TD-179" xlink:type="simple">https://tussly.atlassian.net/browse/TD-179</text:a></text:span></text:p>
          </table:table-cell>
          <table:table-cell table:style-name="ce7" office:value-type="string" calcext:value-type="string">
            <text:p>Created GET /api/user/:userId/is-friend API to check if the target user is a friend of the logged-in user. <text:s/>Implemented DB query, authentication, and tested with Postman and unit tests</text:p>
          </table:table-cell>
          <table:table-cell table:style-name="ce7" office:value-type="float" office:value="3.5" calcext:value-type="float">
            <text:p>3.5</text:p>
          </table:table-cell>
          <table:table-cell table:style-name="ce7" office:value-type="string" calcext:value-type="string">
            <text:p>Kishan Dharajiya</text:p>
          </table:table-cell>
          <table:table-cell table:style-name="ce32" office:value-type="date" office:date-value="2025-05-16" calcext:value-type="date">
            <text:p>2025-05-16</text:p>
          </table:table-cell>
        </table:table-row>
        <table:table-row table:style-name="ro12">
          <table:table-cell table:style-name="ce8" office:value-type="string" calcext:value-type="string">
            <text:p>Story</text:p>
          </table:table-cell>
          <table:table-cell table:style-name="ce23" office:value-type="string" calcext:value-type="string">
            <text:p>TD-245 -- AND - Step #4-3 -- Handle CometChat Login Failure</text:p>
          </table:table-cell>
          <table:table-cell table:style-name="ce10" office:value-type="string" calcext:value-type="string">
            <text:p><text:span text:style-name="T1"><text:a xlink:href="https://tussly.atlassian.net/browse/TD-245" xlink:type="simple">https://tussly.atlassian.net/browse/TD-245</text:a></text:span></text:p>
          </table:table-cell>
          <table:table-cell table:style-name="ce7" office:value-type="string" calcext:value-type="string">
            <text:p>Verified that upon logging into Tussly, a CometChat login is triggered automatically. Confirmed that when CometChat login is successful, chat features are enabled and the user's presence updates to online. <text:s/>Tested that if CometChat login fails, the user still has access to all non-chat features in Tussly. Verified that the system attempts to retry the CometChat login if it initially fails. Confirmed that chat features are only accessible when CometChat login is successful.</text:p>
          </table:table-cell>
          <table:table-cell table:style-name="ce7" office:value-type="float" office:value="0.42" calcext:value-type="float">
            <text:p>0.42</text:p>
          </table:table-cell>
          <table:table-cell table:style-name="ce7" office:value-type="string" calcext:value-type="string">
            <text:p>Kinjal Shah</text:p>
          </table:table-cell>
          <table:table-cell table:style-name="ce32" office:value-type="date" office:date-value="2025-05-16" calcext:value-type="date">
            <text:p>2025-05-16</text:p>
          </table:table-cell>
        </table:table-row>
        <table:table-row table:style-name="ro10">
          <table:table-cell table:style-name="ce8" office:value-type="string" calcext:value-type="string">
            <text:p>Story</text:p>
          </table:table-cell>
          <table:table-cell table:style-name="ce23" office:value-type="string" calcext:value-type="string">
            <text:p>TD-258 -- AND - Customization #2-1 -- Display Unread Message Count</text:p>
          </table:table-cell>
          <table:table-cell table:style-name="ce10" office:value-type="string" calcext:value-type="string">
            <text:p><text:span text:style-name="T1"><text:a xlink:href="https://tussly.atlassian.net/browse/TD-258" xlink:type="simple">https://tussly.atlassian.net/browse/TD-258</text:a></text:span></text:p>
          </table:table-cell>
          <table:table-cell table:style-name="ce7" office:value-type="string" calcext:value-type="string">
            <text:p>Verified that upon login, the API correctly fetches the unread message count and displays it as a count on the chat icon. <text:s/>Confirmed that the unread count updates in real time when a new message is received. <text:s text:c="2"/>Tested that when a user reads a message, the unread count decreases accordingly. <text:s/>Checked that the chat count disappears completely once all messages have been read.</text:p>
          </table:table-cell>
          <table:table-cell table:style-name="ce7" office:value-type="float" office:value="0.58" calcext:value-type="float">
            <text:p>0.58</text:p>
          </table:table-cell>
          <table:table-cell table:style-name="ce7" office:value-type="string" calcext:value-type="string">
            <text:p>Kinjal Shah</text:p>
          </table:table-cell>
          <table:table-cell table:style-name="ce32" office:value-type="date" office:date-value="2025-05-16" calcext:value-type="date">
            <text:p>2025-05-16</text:p>
          </table:table-cell>
        </table:table-row>
        <table:table-row table:style-name="ro10">
          <table:table-cell table:style-name="ce8" office:value-type="string" calcext:value-type="string">
            <text:p>Story</text:p>
          </table:table-cell>
          <table:table-cell table:style-name="ce23" office:value-type="string" calcext:value-type="string">
            <text:p>TD-236 -- iOS - Customization #2-1 -- Display Unread Message Count</text:p>
          </table:table-cell>
          <table:table-cell table:style-name="ce10" office:value-type="string" calcext:value-type="string">
            <text:p><text:span text:style-name="T1"><text:a xlink:href="https://tussly.atlassian.net/browse/TD-236" xlink:type="simple">https://tussly.atlassian.net/browse/TD-236</text:a></text:span></text:p>
          </table:table-cell>
          <table:table-cell table:style-name="ce7" office:value-type="string" calcext:value-type="string">
            <text:p>Verified that upon login, the API correctly fetches the unread message count and displays it as a count on the chat icon. <text:s/>Confirmed that the unread count updates in real time when a new message is received. <text:s text:c="2"/>Tested that when a user reads a message, the unread count decreases accordingly. <text:s/>Checked that the chat count disappears completely once all messages have been read.</text:p>
          </table:table-cell>
          <table:table-cell table:style-name="ce7" office:value-type="float" office:value="0.33" calcext:value-type="float">
            <text:p>0.33</text:p>
          </table:table-cell>
          <table:table-cell table:style-name="ce7" office:value-type="string" calcext:value-type="string">
            <text:p>Kinjal Shah</text:p>
          </table:table-cell>
          <table:table-cell table:style-name="ce32" office:value-type="date" office:date-value="2025-05-16" calcext:value-type="date">
            <text:p>2025-05-16</text:p>
          </table:table-cell>
        </table:table-row>
        <table:table-row table:style-name="ro3">
          <table:table-cell table:style-name="ce8"/>
          <table:table-cell table:style-name="ce23" office:value-type="string" calcext:value-type="string">
            <text:p>SCRUM Meeting and Team Discussion</text:p>
          </table:table-cell>
          <table:table-cell table:style-name="ce10"/>
          <table:table-cell table:style-name="ce8" office:value-type="string" calcext:value-type="string">
            <text:p>Meeting with developers, option for message edit, delete, an reply.</text:p>
          </table:table-cell>
          <table:table-cell table:style-name="ce7" office:value-type="float" office:value="0.5" calcext:value-type="float">
            <text:p>0.5</text:p>
          </table:table-cell>
          <table:table-cell table:style-name="ce7" office:value-type="string" calcext:value-type="string">
            <text:p>Jayesh Rathod</text:p>
          </table:table-cell>
          <table:table-cell table:style-name="ce32" office:value-type="date" office:date-value="2025-05-16" calcext:value-type="date">
            <text:p>2025-05-16</text:p>
          </table:table-cell>
        </table:table-row>
        <table:table-row table:style-name="ro3">
          <table:table-cell table:style-name="ce8" office:value-type="string" calcext:value-type="string">
            <text:p>Bug</text:p>
          </table:table-cell>
          <table:table-cell table:style-name="ce23" office:value-type="string" calcext:value-type="string">
            <text:p>TD-271 -- Display the same consistent message on iOS as shown on Android.</text:p>
          </table:table-cell>
          <table:table-cell table:style-name="ce10" office:value-type="string" calcext:value-type="string">
            <text:p><text:span text:style-name="T1"><text:a xlink:href="https://tussly.atlassian.net/browse/TD-271" xlink:type="simple">https://tussly.atlassian.net/browse/TD-271</text:a></text:span></text:p>
          </table:table-cell>
          <table:table-cell table:style-name="ce7" office:value-type="string" calcext:value-type="string">
            <text:p>Retest the bug check in new chat user</text:p>
          </table:table-cell>
          <table:table-cell table:style-name="ce7" office:value-type="float" office:value="0.17" calcext:value-type="float">
            <text:p>0.17</text:p>
          </table:table-cell>
          <table:table-cell table:style-name="ce7" office:value-type="string" calcext:value-type="string">
            <text:p>Kinjal Shah</text:p>
          </table:table-cell>
          <table:table-cell table:style-name="ce32" office:value-type="date" office:date-value="2025-05-16" calcext:value-type="date">
            <text:p>2025-05-16</text:p>
          </table:table-cell>
        </table:table-row>
        <table:table-row table:style-name="ro7">
          <table:table-cell table:style-name="ce8" office:value-type="string" calcext:value-type="string">
            <text:p>Bug</text:p>
          </table:table-cell>
          <table:table-cell table:style-name="ce23" office:value-type="string" calcext:value-type="string">
            <text:p>TD --291 Duplicate Messages Sent on Multiple Quick Taps of Send Button</text:p>
          </table:table-cell>
          <table:table-cell table:style-name="ce10" office:value-type="string" calcext:value-type="string">
            <text:p><text:span text:style-name="T1"><text:a xlink:href="https://tussly.atlassian.net/browse/TD-291" xlink:type="simple">https://tussly.atlassian.net/browse/TD-291</text:a></text:span></text:p>
          </table:table-cell>
          <table:table-cell table:style-name="ce7" office:value-type="string" calcext:value-type="string">
            <text:p>Need to solve this whihle user tap multiple time while message sending to chat. Utill this time to send message disable send button.</text:p>
          </table:table-cell>
          <table:table-cell table:style-name="ce7" office:value-type="float" office:value="1.33" calcext:value-type="float">
            <text:p>1.33</text:p>
          </table:table-cell>
          <table:table-cell table:style-name="ce7" office:value-type="string" calcext:value-type="string">
            <text:p>Pranay Prajapati</text:p>
          </table:table-cell>
          <table:table-cell table:style-name="ce32" office:value-type="date" office:date-value="2025-05-14" calcext:value-type="date">
            <text:p>2025-05-14</text:p>
          </table:table-cell>
        </table:table-row>
        <table:table-row table:style-name="ro9">
          <table:table-cell table:style-name="ce8" office:value-type="string" calcext:value-type="string">
            <text:p>Bug</text:p>
          </table:table-cell>
          <table:table-cell table:style-name="ce23" office:value-type="string" calcext:value-type="string">
            <text:p>TD-290 -- Chat Does Not Auto-Scroll down to see Latest Message</text:p>
          </table:table-cell>
          <table:table-cell table:style-name="ce10" office:value-type="string" calcext:value-type="string">
            <text:p><text:span text:style-name="T1"><text:a xlink:href="https://tussly.atlassian.net/browse/TD-290" xlink:type="simple">https://tussly.atlassian.net/browse/TD-290</text:a></text:span></text:p>
          </table:table-cell>
          <table:table-cell table:style-name="ce7" office:value-type="string" calcext:value-type="string">
            <text:p>This issue accure while load any image. While scroll is done then after UITableView set cell layout to display image proper. Solve this issue and then scroll to new message while enter in chat.</text:p>
          </table:table-cell>
          <table:table-cell table:style-name="ce7" office:value-type="float" office:value="2.25" calcext:value-type="float">
            <text:p>2.25</text:p>
          </table:table-cell>
          <table:table-cell table:style-name="ce7" office:value-type="string" calcext:value-type="string">
            <text:p>Pranay Prajapati</text:p>
          </table:table-cell>
          <table:table-cell table:style-name="ce32" office:value-type="date" office:date-value="2025-05-14" calcext:value-type="date">
            <text:p>2025-05-14</text:p>
          </table:table-cell>
        </table:table-row>
        <table:table-row table:style-name="ro7">
          <table:table-cell table:style-name="ce8" office:value-type="string" calcext:value-type="string">
            <text:p>Bug</text:p>
          </table:table-cell>
          <table:table-cell table:style-name="ce23" office:value-type="string" calcext:value-type="string">
            <text:p>TD-286 -- Unable to Delete Message from Reply Thread</text:p>
          </table:table-cell>
          <table:table-cell table:style-name="ce10" office:value-type="string" calcext:value-type="string">
            <text:p><text:span text:style-name="T1"><text:a xlink:href="https://tussly.atlassian.net/browse/TD-286" xlink:type="simple">https://tussly.atlassian.net/browse/TD-286</text:a></text:span></text:p>
          </table:table-cell>
          <table:table-cell table:style-name="ce7" office:value-type="string" calcext:value-type="string">
            <text:p>There is a problem with deleting text messages in the thread. Solve this, and make message delete work.</text:p>
          </table:table-cell>
          <table:table-cell table:style-name="ce7" office:value-type="float" office:value="0.75" calcext:value-type="float">
            <text:p>0.75</text:p>
          </table:table-cell>
          <table:table-cell table:style-name="ce7" office:value-type="string" calcext:value-type="string">
            <text:p>Pranay Prajapati</text:p>
          </table:table-cell>
          <table:table-cell table:style-name="ce32" office:value-type="date" office:date-value="2025-05-14" calcext:value-type="date">
            <text:p>2025-05-14</text:p>
          </table:table-cell>
        </table:table-row>
        <table:table-row table:style-name="ro3">
          <table:table-cell table:style-name="ce8" office:value-type="string" calcext:value-type="string">
            <text:p>Bug</text:p>
          </table:table-cell>
          <table:table-cell table:style-name="ce23" office:value-type="string" calcext:value-type="string">
            <text:p>TD--292 Duplicate Messages Sent on Multiple Quick Taps of Send Button</text:p>
          </table:table-cell>
          <table:table-cell table:style-name="ce10" office:value-type="string" calcext:value-type="string">
            <text:p><text:span text:style-name="T1"><text:a xlink:href="https://tussly.atlassian.net/browse/TD-292" xlink:type="simple">https://tussly.atlassian.net/browse/TD-292</text:a></text:span></text:p>
          </table:table-cell>
          <table:table-cell table:style-name="ce7" office:value-type="string" calcext:value-type="string">
            <text:p>Solve multiple time send message issue in a Chat Details page and also solve in Thread Page.</text:p>
          </table:table-cell>
          <table:table-cell table:style-name="ce7" office:value-type="float" office:value="2" calcext:value-type="float">
            <text:p>2</text:p>
          </table:table-cell>
          <table:table-cell table:style-name="ce7" office:value-type="string" calcext:value-type="string">
            <text:p>HasanAli</text:p>
          </table:table-cell>
          <table:table-cell table:style-name="ce32" office:value-type="date" office:date-value="2025-05-14" calcext:value-type="date">
            <text:p>2025-05-14</text:p>
          </table:table-cell>
        </table:table-row>
        <table:table-row table:style-name="ro2">
          <table:table-cell table:style-name="ce8" office:value-type="string" calcext:value-type="string">
            <text:p>Bug</text:p>
          </table:table-cell>
          <table:table-cell table:style-name="ce23" office:value-type="string" calcext:value-type="string">
            <text:p>TD-289-- Remove the Tost message</text:p>
          </table:table-cell>
          <table:table-cell table:style-name="ce10" office:value-type="string" calcext:value-type="string">
            <text:p><text:span text:style-name="T1"><text:a xlink:href="https://tussly.atlassian.net/browse/TD-289" xlink:type="simple">https://tussly.atlassian.net/browse/TD-289</text:a></text:span></text:p>
          </table:table-cell>
          <table:table-cell table:style-name="ce7" office:value-type="string" calcext:value-type="string">
            <text:p>Remove Toast Message From All Screen.</text:p>
          </table:table-cell>
          <table:table-cell table:style-name="ce7" office:value-type="float" office:value="0.5" calcext:value-type="float">
            <text:p>0.5</text:p>
          </table:table-cell>
          <table:table-cell table:style-name="ce7" office:value-type="string" calcext:value-type="string">
            <text:p>HasanAli</text:p>
          </table:table-cell>
          <table:table-cell table:style-name="ce32" office:value-type="date" office:date-value="2025-05-14" calcext:value-type="date">
            <text:p>2025-05-14</text:p>
          </table:table-cell>
        </table:table-row>
        <table:table-row table:style-name="ro8">
          <table:table-cell table:style-name="ce8" office:value-type="string" calcext:value-type="string">
            <text:p>Story</text:p>
          </table:table-cell>
          <table:table-cell table:style-name="ce23" office:value-type="string" calcext:value-type="string">
            <text:p>TD-244 -- AND - Step #4-2 -- Log Out User from CometChat When Logging Out of the App</text:p>
          </table:table-cell>
          <table:table-cell table:style-name="ce10" office:value-type="string" calcext:value-type="string">
            <text:p><text:span text:style-name="T1"><text:a xlink:href="https://tussly.atlassian.net/browse/TD-244" xlink:type="simple">https://tussly.atlassian.net/browse/TD-244</text:a></text:span></text:p>
          </table:table-cell>
          <table:table-cell table:style-name="ce7" office:value-type="string" calcext:value-type="string">
            <text:p>Tested the logout flow to ensure the user is automatically logged out of CometChat when logging out from the Android app. <text:s text:c="3"/>Tested that the user's CometChat presence is updated to offline after logout. <text:s/>Tested the user no longer receives messages or push notifications post logout. <text:s/>Tested online offline when logout from the app or in background mode.</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14" calcext:value-type="date">
            <text:p>2025-05-14</text:p>
          </table:table-cell>
        </table:table-row>
        <table:table-row table:style-name="ro8">
          <table:table-cell table:style-name="ce8" office:value-type="string" calcext:value-type="string">
            <text:p>Story</text:p>
          </table:table-cell>
          <table:table-cell table:style-name="ce23" office:value-type="string" calcext:value-type="string">
            <text:p>TD-222 -- iOS - Step #4-2 -- Log Out from CometChat When User Logs Out from the iOS App</text:p>
          </table:table-cell>
          <table:table-cell table:style-name="ce10" office:value-type="string" calcext:value-type="string">
            <text:p><text:span text:style-name="T1"><text:a xlink:href="https://tussly.atlassian.net/browse/TD-222" xlink:type="simple">https://tussly.atlassian.net/browse/TD-222</text:a></text:span></text:p>
          </table:table-cell>
          <table:table-cell table:style-name="ce7" office:value-type="string" calcext:value-type="string">
            <text:p>Tested the logout flow to ensure the user is automatically logged out of CometChat when logging out from the iOS app. <text:s text:c="3"/>Tested that the user's CometChat presence is updated to offline after logout. <text:s/>Tested the user no longer receives messages or push notifications post logout. <text:s/>Tested online offline when logout from the app or in background mode.</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14" calcext:value-type="date">
            <text:p>2025-05-14</text:p>
          </table:table-cell>
        </table:table-row>
        <table:table-row table:style-name="ro15">
          <table:table-cell table:style-name="ce8" office:value-type="string" calcext:value-type="string">
            <text:p>Story</text:p>
          </table:table-cell>
          <table:table-cell table:style-name="ce23" office:value-type="string" calcext:value-type="string">
            <text:p>TD-243 -- AND - Step #4-1 -- Log in to CometChat after User Authentication in the Android App</text:p>
          </table:table-cell>
          <table:table-cell table:style-name="ce10" office:value-type="string" calcext:value-type="string">
            <text:p><text:span text:style-name="T1"><text:a xlink:href="https://tussly.atlassian.net/browse/TD-243" xlink:type="simple">https://tussly.atlassian.net/browse/TD-243</text:a></text:span></text:p>
          </table:table-cell>
          <table:table-cell table:style-name="ce7" office:value-type="string" calcext:value-type="string">
            <text:p>Verified that user is automatically logged into CometChat after successfully logging into the app. <text:s/>Confirmed that the user can access chat features immediately without needing to manually authenticate with CometChat. <text:s/>Tested that logging out of the app also logs the user out of CometChat seamlessly.</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14" calcext:value-type="date">
            <text:p>2025-05-14</text:p>
          </table:table-cell>
        </table:table-row>
        <table:table-row table:style-name="ro15">
          <table:table-cell table:style-name="ce8" office:value-type="string" calcext:value-type="string">
            <text:p>Story</text:p>
          </table:table-cell>
          <table:table-cell table:style-name="ce23" office:value-type="string" calcext:value-type="string">
            <text:p>TD-221 -- iOS - Step #4-1 -- Implement CometChat Login after User Authentication in iOS App</text:p>
          </table:table-cell>
          <table:table-cell table:style-name="ce10" office:value-type="string" calcext:value-type="string">
            <text:p><text:span text:style-name="T1"><text:a xlink:href="https://tussly.atlassian.net/browse/TD-221" xlink:type="simple">https://tussly.atlassian.net/browse/TD-221</text:a></text:span></text:p>
          </table:table-cell>
          <table:table-cell table:style-name="ce7" office:value-type="string" calcext:value-type="string">
            <text:p>Verified that user is automatically logged into CometChat after successfully logging into the app. <text:s/>Confirmed that the user can access chat features immediately without needing to manually authenticate with CometChat. <text:s/>Tested that logging out of the app also logs the user out of CometChat seamlessly.</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14" calcext:value-type="date">
            <text:p>2025-05-14</text:p>
          </table:table-cell>
        </table:table-row>
        <table:table-row table:style-name="ro14">
          <table:table-cell table:style-name="ce8" office:value-type="string" calcext:value-type="string">
            <text:p>Bug</text:p>
          </table:table-cell>
          <table:table-cell table:style-name="ce23" office:value-type="string" calcext:value-type="string">
            <text:p>TD-282 -- Edit Chat message is not working properly</text:p>
          </table:table-cell>
          <table:table-cell table:style-name="ce10" office:value-type="string" calcext:value-type="string">
            <text:p><text:span text:style-name="T1"><text:a xlink:href="https://tussly.atlassian.net/browse/TD-282" xlink:type="simple">https://tussly.atlassian.net/browse/TD-282</text:a></text:span></text:p>
          </table:table-cell>
          <table:table-cell table:style-name="ce7" office:value-type="string" calcext:value-type="string">
            <text:p>Get issue while user delete message. Need to manage while user delete message then update proper data and manage update cell based on it. Make proper edit message display in chat screen.</text:p>
          </table:table-cell>
          <table:table-cell table:style-name="ce7" office:value-type="float" office:value="4" calcext:value-type="float">
            <text:p>4</text:p>
          </table:table-cell>
          <table:table-cell table:style-name="ce7" office:value-type="string" calcext:value-type="string">
            <text:p>Pranay Prajapati</text:p>
          </table:table-cell>
          <table:table-cell table:style-name="ce32" office:value-type="date" office:date-value="2025-05-13" calcext:value-type="date">
            <text:p>2025-05-13</text:p>
          </table:table-cell>
        </table:table-row>
        <table:table-row table:style-name="ro3">
          <table:table-cell table:style-name="ce8" office:value-type="string" calcext:value-type="string">
            <text:p>Bug</text:p>
          </table:table-cell>
          <table:table-cell table:style-name="ce23" office:value-type="string" calcext:value-type="string">
            <text:p>TD-281 -- Showing Typing Indicator even when app is closed</text:p>
          </table:table-cell>
          <table:table-cell table:style-name="ce10" office:value-type="string" calcext:value-type="string">
            <text:p><text:span text:style-name="T1"><text:a xlink:href="https://tussly.atlassian.net/browse/TD-281" xlink:type="simple">https://tussly.atlassian.net/browse/TD-281</text:a></text:span></text:p>
          </table:table-cell>
          <table:table-cell table:style-name="ce7" office:value-type="string" calcext:value-type="string">
            <text:p>While kill application or send in background then typing not closed. Make it close.</text:p>
          </table:table-cell>
          <table:table-cell table:style-name="ce7" office:value-type="float" office:value="0.5" calcext:value-type="float">
            <text:p>0.5</text:p>
          </table:table-cell>
          <table:table-cell table:style-name="ce7" office:value-type="string" calcext:value-type="string">
            <text:p>Pranay Prajapati</text:p>
          </table:table-cell>
          <table:table-cell table:style-name="ce32" office:value-type="date" office:date-value="2025-05-13" calcext:value-type="date">
            <text:p>2025-05-13</text:p>
          </table:table-cell>
        </table:table-row>
        <table:table-row table:style-name="ro3">
          <table:table-cell table:style-name="ce8" office:value-type="string" calcext:value-type="string">
            <text:p>Bug</text:p>
          </table:table-cell>
          <table:table-cell table:style-name="ce23" office:value-type="string" calcext:value-type="string">
            <text:p>TD-271 -- Display the same consistent message on iOS as shown on Android.</text:p>
          </table:table-cell>
          <table:table-cell table:style-name="ce10" office:value-type="string" calcext:value-type="string">
            <text:p><text:span text:style-name="T1"><text:a xlink:href="https://tussly.atlassian.net/browse/TD-271" xlink:type="simple">https://tussly.atlassian.net/browse/TD-271</text:a></text:span></text:p>
          </table:table-cell>
          <table:table-cell table:style-name="ce7" office:value-type="string" calcext:value-type="string">
            <text:p>Message updated, given by client.</text:p>
          </table:table-cell>
          <table:table-cell table:style-name="ce7" office:value-type="float" office:value="0.25" calcext:value-type="float">
            <text:p>0.25</text:p>
          </table:table-cell>
          <table:table-cell table:style-name="ce7" office:value-type="string" calcext:value-type="string">
            <text:p>Pranay Prajapati</text:p>
          </table:table-cell>
          <table:table-cell table:style-name="ce32" office:value-type="date" office:date-value="2025-05-13" calcext:value-type="date">
            <text:p>2025-05-13</text:p>
          </table:table-cell>
        </table:table-row>
        <table:table-row table:style-name="ro7">
          <table:table-cell table:style-name="ce8" office:value-type="string" calcext:value-type="string">
            <text:p>Bug</text:p>
          </table:table-cell>
          <table:table-cell table:style-name="ce23" office:value-type="string" calcext:value-type="string">
            <text:p>TD-278 -- The message appears as "read" even though it hasn't actually been read by the recipient.</text:p>
          </table:table-cell>
          <table:table-cell table:style-name="ce10" office:value-type="string" calcext:value-type="string">
            <text:p><text:span text:style-name="T1"><text:a xlink:href="https://tussly.atlassian.net/browse/TD-278" xlink:type="simple">https://tussly.atlassian.net/browse/TD-278</text:a></text:span></text:p>
          </table:table-cell>
          <table:table-cell table:style-name="ce7" office:value-type="string" calcext:value-type="string">
            <text:p>Here issue with navigation stack. While user go in chat from teamCard and also from PlayerCard. <text:s/>Manage this navigation.</text:p>
          </table:table-cell>
          <table:table-cell table:style-name="ce7" office:value-type="float" office:value="2" calcext:value-type="float">
            <text:p>2</text:p>
          </table:table-cell>
          <table:table-cell table:style-name="ce7" office:value-type="string" calcext:value-type="string">
            <text:p>Pranay Prajapati</text:p>
          </table:table-cell>
          <table:table-cell table:style-name="ce32" office:value-type="date" office:date-value="2025-05-13" calcext:value-type="date">
            <text:p>2025-05-13</text:p>
          </table:table-cell>
        </table:table-row>
        <table:table-row table:style-name="ro3">
          <table:table-cell table:style-name="ce8" office:value-type="string" calcext:value-type="string">
            <text:p>Bug</text:p>
          </table:table-cell>
          <table:table-cell table:style-name="ce23" office:value-type="string" calcext:value-type="string">
            <text:p>TD-283 -- Showing Typing Indicator even when app is closed</text:p>
          </table:table-cell>
          <table:table-cell table:style-name="ce10" office:value-type="string" calcext:value-type="string">
            <text:p><text:span text:style-name="T1"><text:a xlink:href="https://tussly.atlassian.net/browse/TD-283" xlink:type="simple">https://tussly.atlassian.net/browse/TD-283</text:a></text:span></text:p>
          </table:table-cell>
          <table:table-cell table:style-name="ce7" office:value-type="string" calcext:value-type="string">
            <text:p>Solve the show Typing Indicator issue. when user kill the app then still showing typing.</text:p>
          </table:table-cell>
          <table:table-cell table:style-name="ce7" office:value-type="float" office:value="3" calcext:value-type="float">
            <text:p>3</text:p>
          </table:table-cell>
          <table:table-cell table:style-name="ce7" office:value-type="string" calcext:value-type="string">
            <text:p>HasanAli</text:p>
          </table:table-cell>
          <table:table-cell table:style-name="ce32" office:value-type="date" office:date-value="2025-05-13" calcext:value-type="date">
            <text:p>2025-05-13</text:p>
          </table:table-cell>
        </table:table-row>
        <table:table-row table:style-name="ro3">
          <table:table-cell table:style-name="ce8" office:value-type="string" calcext:value-type="string">
            <text:p>Story</text:p>
          </table:table-cell>
          <table:table-cell table:style-name="ce23" office:value-type="string" calcext:value-type="string">
            <text:p>TD-215 -- Web - Customization #5-3 -- Chat from Player List (Teams &amp; Player)</text:p>
          </table:table-cell>
          <table:table-cell table:style-name="ce10" office:value-type="string" calcext:value-type="string">
            <text:p><text:span text:style-name="T1"><text:a xlink:href="https://tussly.atlassian.net/browse/TD-215" xlink:type="simple">https://tussly.atlassian.net/browse/TD-215</text:a></text:span></text:p>
          </table:table-cell>
          <table:table-cell table:style-name="ce7" office:value-type="string" calcext:value-type="string">
            <text:p>Conversation not exist then creat conversation by sending “Hello” message &amp; open the chat.</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13" calcext:value-type="date">
            <text:p>2025-05-13</text:p>
          </table:table-cell>
        </table:table-row>
        <table:table-row table:style-name="ro8">
          <table:table-cell table:style-name="ce8" office:value-type="string" calcext:value-type="string">
            <text:p>Story</text:p>
          </table:table-cell>
          <table:table-cell table:style-name="ce23" office:value-type="string" calcext:value-type="string">
            <text:p>TD-239 -- iOS - Customization -- Edit Chat Message</text:p>
          </table:table-cell>
          <table:table-cell table:style-name="ce10" office:value-type="string" calcext:value-type="string">
            <text:p><text:span text:style-name="T1"><text:a xlink:href="https://tussly.atlassian.net/browse/TD-239" xlink:type="simple">https://tussly.atlassian.net/browse/TD-239</text:a></text:span></text:p>
          </table:table-cell>
          <table:table-cell table:style-name="ce7" office:value-type="string" calcext:value-type="string">
            <text:p>Tested the message edit flow by long-pressing a message to access the edit option. <text:s text:c="2"/>Verified that the updated message is sent via API and correctly replaces the original for all users. <text:s text:c="2"/>Tested the edit functionality after reopening the app from the background and after killing the app, ensuring the flow works seamlessly in both scenarios with proper real-time updates. </text:p>
          </table:table-cell>
          <table:table-cell table:style-name="ce7" office:value-type="float" office:value="1" calcext:value-type="float">
            <text:p>1</text:p>
          </table:table-cell>
          <table:table-cell table:style-name="ce7" office:value-type="string" calcext:value-type="string">
            <text:p>Kinjal Shah</text:p>
          </table:table-cell>
          <table:table-cell table:style-name="ce32" office:value-type="date" office:date-value="2025-05-13" calcext:value-type="date">
            <text:p>2025-05-13</text:p>
          </table:table-cell>
        </table:table-row>
        <table:table-row table:style-name="ro15">
          <table:table-cell table:style-name="ce8" office:value-type="string" calcext:value-type="string">
            <text:p>Story</text:p>
          </table:table-cell>
          <table:table-cell table:style-name="ce23" office:value-type="string" calcext:value-type="string">
            <text:p>TD-255 -- AND - Step #7-1 -- Delete Chat Message Functionality</text:p>
          </table:table-cell>
          <table:table-cell table:style-name="ce10" office:value-type="string" calcext:value-type="string">
            <text:p><text:span text:style-name="T1"><text:a xlink:href="https://tussly.atlassian.net/browse/TD-255" xlink:type="simple">https://tussly.atlassian.net/browse/TD-255</text:a></text:span></text:p>
          </table:table-cell>
          <table:table-cell table:style-name="ce7" office:value-type="string" calcext:value-type="string">
            <text:p>Tested the message deletion flow to ensure the delete option appears . <text:s/>Verified that deleted messages do not reappear after refresh or app relaunch. <text:s text:c="2"/>Tested that an <text:s/>after deleting message “This message was deleted” placeholder appears or not. <text:s/>Tested the message deletion flow after when app is open from background</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13" calcext:value-type="date">
            <text:p>2025-05-13</text:p>
          </table:table-cell>
        </table:table-row>
        <table:table-row table:style-name="ro15">
          <table:table-cell table:style-name="ce8" office:value-type="string" calcext:value-type="string">
            <text:p>Story</text:p>
          </table:table-cell>
          <table:table-cell table:style-name="ce23" office:value-type="string" calcext:value-type="string">
            <text:p>TD-233 -- iOS - Step #7-1 -- Delete Chat Message Functionality</text:p>
          </table:table-cell>
          <table:table-cell table:style-name="ce10" office:value-type="string" calcext:value-type="string">
            <text:p><text:span text:style-name="T1"><text:a xlink:href="https://tussly.atlassian.net/browse/TD-233" xlink:type="simple">https://tussly.atlassian.net/browse/TD-233</text:a></text:span></text:p>
          </table:table-cell>
          <table:table-cell table:style-name="ce7" office:value-type="string" calcext:value-type="string">
            <text:p>Tested the message deletion flow to ensure the delete option appears . <text:s/>Verified that deleted messages do not reappear after refresh or app relaunch. <text:s text:c="2"/>Tested that an <text:s/>after deleting message “This message was deleted” placeholder appears or not. <text:s/>Tested the message deletion flow after when app is open from background</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13" calcext:value-type="date">
            <text:p>2025-05-13</text:p>
          </table:table-cell>
        </table:table-row>
        <table:table-row table:style-name="ro18">
          <table:table-cell table:style-name="ce8" office:value-type="string" calcext:value-type="string">
            <text:p>Story</text:p>
          </table:table-cell>
          <table:table-cell table:style-name="ce23" office:value-type="string" calcext:value-type="string">
            <text:p>TD-250 -- AND - Step #5-4 -- Implement Typing Indicators</text:p>
          </table:table-cell>
          <table:table-cell table:style-name="ce10" office:value-type="string" calcext:value-type="string">
            <text:p><text:span text:style-name="T1"><text:a xlink:href="https://tussly.atlassian.net/browse/TD-250" xlink:type="simple">https://tussly.atlassian.net/browse/TD-250</text:a></text:span></text:p>
          </table:table-cell>
          <table:table-cell table:style-name="ce7" office:value-type="string" calcext:value-type="string">
            <text:p>Tested that the typing indicator appears correctly when a user begins typing in a chat. <text:s/>Verified that the indicator automatically disappears after the user pauses typing for a few seconds. <text:s/>Confirmed that the typing indicator clears immediately once the user sends the message. <text:s/>Tested behavior when the recipient is offline, ensuring the typing indicator is shown once they reconnect. <text:s/>Checked that leaving the chat screen instantly clears the user’s typing status for the other participant. <text:s/>Tested the scenario where the user minimizes the app during typing—the indicator was properly cleared. <text:s/>Tested that if the app is killed while typing, the indicator disappears after a short timeout.</text:p>
          </table:table-cell>
          <table:table-cell table:style-name="ce7" office:value-type="float" office:value="1" calcext:value-type="float">
            <text:p>1</text:p>
          </table:table-cell>
          <table:table-cell table:style-name="ce7" office:value-type="string" calcext:value-type="string">
            <text:p>Kinjal Shah</text:p>
          </table:table-cell>
          <table:table-cell table:style-name="ce32" office:value-type="date" office:date-value="2025-05-13" calcext:value-type="date">
            <text:p>2025-05-13</text:p>
          </table:table-cell>
        </table:table-row>
        <table:table-row table:style-name="ro18">
          <table:table-cell table:style-name="ce8" office:value-type="string" calcext:value-type="string">
            <text:p>Story</text:p>
          </table:table-cell>
          <table:table-cell table:style-name="ce23" office:value-type="string" calcext:value-type="string">
            <text:p>TD-228 -- iOS - Step #5-4 -- Implement Typing Indicators</text:p>
          </table:table-cell>
          <table:table-cell table:style-name="ce10" office:value-type="string" calcext:value-type="string">
            <text:p><text:span text:style-name="T1"><text:a xlink:href="https://tussly.atlassian.net/browse/TD-228" xlink:type="simple">https://tussly.atlassian.net/browse/TD-228</text:a></text:span></text:p>
          </table:table-cell>
          <table:table-cell table:style-name="ce7" office:value-type="string" calcext:value-type="string">
            <text:p>Tested that the typing indicator appears correctly when a user begins typing in a chat. <text:s/>Verified that the indicator automatically disappears after the user pauses typing for a few seconds. <text:s/>Confirmed that the typing indicator clears immediately once the user sends the message. <text:s/>Tested behavior when the recipient is offline, ensuring the typing indicator is shown once they reconnect. <text:s/>Checked that leaving the chat screen instantly clears the user’s typing status for the other participant. <text:s/>Tested the scenario where the user minimizes the app during typing—the indicator was properly cleared. <text:s/>Tested that if the app is killed while typing, the indicator disappears after a short timeout.</text:p>
          </table:table-cell>
          <table:table-cell table:style-name="ce7" office:value-type="float" office:value="1" calcext:value-type="float">
            <text:p>1</text:p>
          </table:table-cell>
          <table:table-cell table:style-name="ce7" office:value-type="string" calcext:value-type="string">
            <text:p>Kinjal Shah</text:p>
          </table:table-cell>
          <table:table-cell table:style-name="ce32" office:value-type="date" office:date-value="2025-05-13" calcext:value-type="date">
            <text:p>2025-05-13</text:p>
          </table:table-cell>
        </table:table-row>
        <table:table-row table:style-name="ro7">
          <table:table-cell table:style-name="ce8" office:value-type="string" calcext:value-type="string">
            <text:p>Bug</text:p>
          </table:table-cell>
          <table:table-cell table:style-name="ce23" office:value-type="string" calcext:value-type="string">
            <text:p>TD-278 -- The message appears as "read" even though it hasn't actually been read by the recipient.</text:p>
          </table:table-cell>
          <table:table-cell table:style-name="ce10" office:value-type="string" calcext:value-type="string">
            <text:p><text:span text:style-name="T1"><text:a xlink:href="https://tussly.atlassian.net/browse/TD-278" xlink:type="simple">https://tussly.atlassian.net/browse/TD-278</text:a></text:span></text:p>
          </table:table-cell>
          <table:table-cell table:style-name="ce7" office:value-type="string" calcext:value-type="string">
            <text:p>Here issue with navigation stack. While user go in chat from teamCard and also from PlayerCard. <text:s/>Manage this navigation. Working on it.</text:p>
          </table:table-cell>
          <table:table-cell table:style-name="ce7" office:value-type="float" office:value="1" calcext:value-type="float">
            <text:p>1</text:p>
          </table:table-cell>
          <table:table-cell table:style-name="ce7" office:value-type="string" calcext:value-type="string">
            <text:p>Pranay Prajapati</text:p>
          </table:table-cell>
          <table:table-cell table:style-name="ce32" office:value-type="date" office:date-value="2025-05-12" calcext:value-type="date">
            <text:p>2025-05-12</text:p>
          </table:table-cell>
        </table:table-row>
        <table:table-row table:style-name="ro7">
          <table:table-cell table:style-name="ce8" office:value-type="string" calcext:value-type="string">
            <text:p>Bug</text:p>
          </table:table-cell>
          <table:table-cell table:style-name="ce23" office:value-type="string" calcext:value-type="string">
            <text:p>TD-276 -- Chat Listing page should be refreshed.</text:p>
          </table:table-cell>
          <table:table-cell table:style-name="ce10" office:value-type="string" calcext:value-type="string">
            <text:p><text:span text:style-name="T1"><text:a xlink:href="https://tussly.atlassian.net/browse/TD-276" xlink:type="simple">https://tussly.atlassian.net/browse/TD-276</text:a></text:span></text:p>
          </table:table-cell>
          <table:table-cell table:style-name="ce7" office:value-type="string" calcext:value-type="string">
            <text:p>When app in background while chat list screen is open then all method and listener are closed. Manage this and reactive method and listener.</text:p>
          </table:table-cell>
          <table:table-cell table:style-name="ce7" office:value-type="float" office:value="0.83" calcext:value-type="float">
            <text:p>0.83</text:p>
          </table:table-cell>
          <table:table-cell table:style-name="ce7" office:value-type="string" calcext:value-type="string">
            <text:p>Pranay Prajapati</text:p>
          </table:table-cell>
          <table:table-cell table:style-name="ce32" office:value-type="date" office:date-value="2025-05-12" calcext:value-type="date">
            <text:p>2025-05-12</text:p>
          </table:table-cell>
        </table:table-row>
        <table:table-row table:style-name="ro14">
          <table:table-cell table:style-name="ce8" office:value-type="string" calcext:value-type="string">
            <text:p>Bug</text:p>
          </table:table-cell>
          <table:table-cell table:style-name="ce23" office:value-type="string" calcext:value-type="string">
            <text:p>TD-275 -- Chat page should be refreshed.</text:p>
          </table:table-cell>
          <table:table-cell table:style-name="ce10" office:value-type="string" calcext:value-type="string">
            <text:p><text:span text:style-name="T1"><text:a xlink:href="https://tussly.atlassian.net/browse/TD-275" xlink:type="simple">https://tussly.atlassian.net/browse/TD-275</text:a></text:span></text:p>
          </table:table-cell>
          <table:table-cell table:style-name="ce7" office:value-type="string" calcext:value-type="string">
            <text:p>When app in background while chat message screen is open then all method and listener are closed. Manage this and reactive method and listener.</text:p>
          </table:table-cell>
          <table:table-cell table:style-name="ce7" office:value-type="float" office:value="0.75" calcext:value-type="float">
            <text:p>0.75</text:p>
          </table:table-cell>
          <table:table-cell table:style-name="ce7" office:value-type="string" calcext:value-type="string">
            <text:p>Pranay Prajapati</text:p>
          </table:table-cell>
          <table:table-cell table:style-name="ce32" office:value-type="date" office:date-value="2025-05-12" calcext:value-type="date">
            <text:p>2025-05-12</text:p>
          </table:table-cell>
        </table:table-row>
        <table:table-row table:style-name="ro3">
          <table:table-cell table:style-name="ce8" office:value-type="string" calcext:value-type="string">
            <text:p>Bug</text:p>
          </table:table-cell>
          <table:table-cell table:style-name="ce23" office:value-type="string" calcext:value-type="string">
            <text:p>TD-272 -- IOS app crashes when clicking on chat</text:p>
          </table:table-cell>
          <table:table-cell table:style-name="ce10" office:value-type="string" calcext:value-type="string">
            <text:p><text:span text:style-name="T1"><text:a xlink:href="https://tussly.atlassian.net/browse/TD-272" xlink:type="simple">https://tussly.atlassian.net/browse/TD-272</text:a></text:span></text:p>
          </table:table-cell>
          <table:table-cell table:style-name="ce7" office:value-type="string" calcext:value-type="string">
            <text:p>Identify the crash issue and solve this from player card.</text:p>
          </table:table-cell>
          <table:table-cell table:style-name="ce7" office:value-type="float" office:value="2" calcext:value-type="float">
            <text:p>2</text:p>
          </table:table-cell>
          <table:table-cell table:style-name="ce7" office:value-type="string" calcext:value-type="string">
            <text:p>Pranay Prajapati</text:p>
          </table:table-cell>
          <table:table-cell table:style-name="ce32" office:value-type="date" office:date-value="2025-05-12" calcext:value-type="date">
            <text:p>2025-05-12</text:p>
          </table:table-cell>
        </table:table-row>
        <table:table-row table:style-name="ro7">
          <table:table-cell table:style-name="ce8" office:value-type="string" calcext:value-type="string">
            <text:p>Bug</text:p>
          </table:table-cell>
          <table:table-cell table:style-name="ce23" office:value-type="string" calcext:value-type="string">
            <text:p>TD-270 --Show a pop-up on iOS when chat is tapped by a user who is not logged in or registered.</text:p>
          </table:table-cell>
          <table:table-cell table:style-name="ce10" office:value-type="string" calcext:value-type="string">
            <text:p><text:span text:style-name="T1"><text:a xlink:href="https://tussly.atlassian.net/browse/TD-270" xlink:type="simple">https://tussly.atlassian.net/browse/TD-270</text:a></text:span></text:p>
          </table:table-cell>
          <table:table-cell table:style-name="ce7" office:value-type="string" calcext:value-type="string">
            <text:p>Update pop-up message appears while the user logs out.</text:p>
          </table:table-cell>
          <table:table-cell table:style-name="ce7" office:value-type="float" office:value="0.25" calcext:value-type="float">
            <text:p>0.25</text:p>
          </table:table-cell>
          <table:table-cell table:style-name="ce7" office:value-type="string" calcext:value-type="string">
            <text:p>Pranay Prajapati</text:p>
          </table:table-cell>
          <table:table-cell table:style-name="ce32" office:value-type="date" office:date-value="2025-05-12" calcext:value-type="date">
            <text:p>2025-05-12</text:p>
          </table:table-cell>
        </table:table-row>
        <table:table-row table:style-name="ro14">
          <table:table-cell table:style-name="ce8" office:value-type="string" calcext:value-type="string">
            <text:p>Story</text:p>
          </table:table-cell>
          <table:table-cell table:style-name="ce23" office:value-type="string" calcext:value-type="string">
            <text:p>TD-216 -- Web - Customization #5-4 -- Chat from Player Details Page</text:p>
          </table:table-cell>
          <table:table-cell table:style-name="ce10" office:value-type="string" calcext:value-type="string">
            <text:p><text:span text:style-name="T1"><text:a xlink:href="https://tussly.atlassian.net/browse/TD-216" xlink:type="simple">https://tussly.atlassian.net/browse/TD-216</text:a></text:span></text:p>
          </table:table-cell>
          <table:table-cell table:style-name="ce7" office:value-type="string" calcext:value-type="string">
            <text:p>Open the personal chat in chat screen when conversation exist. <text:s/>Conversation not exist then creat conversation by sending “Hello” message &amp; open the chat.</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5-12" calcext:value-type="date">
            <text:p>2025-05-12</text:p>
          </table:table-cell>
        </table:table-row>
        <table:table-row table:style-name="ro3">
          <table:table-cell table:style-name="ce8" office:value-type="string" calcext:value-type="string">
            <text:p>Story</text:p>
          </table:table-cell>
          <table:table-cell table:style-name="ce23" office:value-type="string" calcext:value-type="string">
            <text:p>TD-215 -- Web - Customization #5-3 -- Chat from Player List (Teams &amp; Player)</text:p>
          </table:table-cell>
          <table:table-cell table:style-name="ce10" office:value-type="string" calcext:value-type="string">
            <text:p><text:span text:style-name="T1"><text:a xlink:href="https://tussly.atlassian.net/browse/TD-215" xlink:type="simple">https://tussly.atlassian.net/browse/TD-215</text:a></text:span></text:p>
          </table:table-cell>
          <table:table-cell table:style-name="ce7" office:value-type="string" calcext:value-type="string">
            <text:p>Open the personal chat in chat screen when conversation exist.</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12" calcext:value-type="date">
            <text:p>2025-05-12</text:p>
          </table:table-cell>
        </table:table-row>
        <table:table-row table:style-name="ro7">
          <table:table-cell table:style-name="ce8" office:value-type="string" calcext:value-type="string">
            <text:p>Story</text:p>
          </table:table-cell>
          <table:table-cell table:style-name="ce23" office:value-type="string" calcext:value-type="string">
            <text:p>TD-214 -- Web - Customization #5-2 -- Chat from Scoreboard &amp; Result</text:p>
          </table:table-cell>
          <table:table-cell table:style-name="ce10" office:value-type="string" calcext:value-type="string">
            <text:p><text:span text:style-name="T1"><text:a xlink:href="https://tussly.atlassian.net/browse/TD-214" xlink:type="simple">https://tussly.atlassian.net/browse/TD-214</text:a></text:span></text:p>
          </table:table-cell>
          <table:table-cell table:style-name="ce7" office:value-type="string" calcext:value-type="string">
            <text:p>Open the particular group which was added by the player to that group, otherwise call the API &amp; enter the group &amp; open that chat.</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5-12" calcext:value-type="date">
            <text:p>2025-05-12</text:p>
          </table:table-cell>
        </table:table-row>
        <table:table-row table:style-name="ro7">
          <table:table-cell table:style-name="ce8" office:value-type="string" calcext:value-type="string">
            <text:p>Story</text:p>
          </table:table-cell>
          <table:table-cell table:style-name="ce23" office:value-type="string" calcext:value-type="string">
            <text:p>TD-213 -- Web - Customization #5-1 -- Chat from Scheduled Subsection (Scheduled &amp; Bracket)</text:p>
          </table:table-cell>
          <table:table-cell table:style-name="ce10" office:value-type="string" calcext:value-type="string">
            <text:p><text:span text:style-name="T1"><text:a xlink:href="https://tussly.atlassian.net/browse/TD-213" xlink:type="simple">https://tussly.atlassian.net/browse/TD-213</text:a></text:span></text:p>
          </table:table-cell>
          <table:table-cell table:style-name="ce7" office:value-type="string" calcext:value-type="string">
            <text:p>Open the particular group which was added by the player to that group, otherwise call the API &amp; enter the group &amp; open that chat.</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5-12" calcext:value-type="date">
            <text:p>2025-05-12</text:p>
          </table:table-cell>
        </table:table-row>
        <table:table-row table:style-name="ro7">
          <table:table-cell table:style-name="ce8" office:value-type="string" calcext:value-type="string">
            <text:p>Story</text:p>
          </table:table-cell>
          <table:table-cell table:style-name="ce23" office:value-type="string" calcext:value-type="string">
            <text:p>TD-211 -- Web - Step #6-1 -- Group Chat on Chat Icon Tap in Scheduled &amp; Scoreboards Screens</text:p>
          </table:table-cell>
          <table:table-cell table:style-name="ce10" office:value-type="string" calcext:value-type="string">
            <text:p><text:span text:style-name="T1"><text:a xlink:href="https://tussly.atlassian.net/browse/TD-211" xlink:type="simple">https://tussly.atlassian.net/browse/TD-211</text:a></text:span></text:p>
          </table:table-cell>
          <table:table-cell table:style-name="ce7" office:value-type="string" calcext:value-type="string">
            <text:p>Open Perticluar group when it's already added by player otherwies call the API &amp; enter the group &amp; open that</text:p>
          </table:table-cell>
          <table:table-cell table:style-name="ce7" office:value-type="float" office:value="3" calcext:value-type="float">
            <text:p>3</text:p>
          </table:table-cell>
          <table:table-cell table:style-name="ce7" office:value-type="string" calcext:value-type="string">
            <text:p>Usama Shaikh</text:p>
          </table:table-cell>
          <table:table-cell table:style-name="ce32" office:value-type="date" office:date-value="2025-05-12" calcext:value-type="date">
            <text:p>2025-05-12</text:p>
          </table:table-cell>
        </table:table-row>
        <table:table-row table:style-name="ro3">
          <table:table-cell table:style-name="ce8" office:value-type="string" calcext:value-type="string">
            <text:p>Bug</text:p>
          </table:table-cell>
          <table:table-cell table:style-name="ce23" office:value-type="string" calcext:value-type="string">
            <text:p>TD-279 -- Chat History Not Visible When Scrolling Up in Player Chat</text:p>
          </table:table-cell>
          <table:table-cell table:style-name="ce10" office:value-type="string" calcext:value-type="string">
            <text:p><text:span text:style-name="T1"><text:a xlink:href="https://tussly.atlassian.net/browse/TD-279" xlink:type="simple">https://tussly.atlassian.net/browse/TD-279</text:a></text:span></text:p>
          </table:table-cell>
          <table:table-cell table:style-name="ce7" office:value-type="string" calcext:value-type="string">
            <text:p>Solve the UI issue when open a keyboard then chat list view is hide. and test it.</text:p>
          </table:table-cell>
          <table:table-cell table:style-name="ce7" office:value-type="float" office:value="4" calcext:value-type="float">
            <text:p>4</text:p>
          </table:table-cell>
          <table:table-cell table:style-name="ce7" office:value-type="string" calcext:value-type="string">
            <text:p>HasanAli</text:p>
          </table:table-cell>
          <table:table-cell table:style-name="ce32" office:value-type="date" office:date-value="2025-05-12" calcext:value-type="date">
            <text:p>2025-05-12</text:p>
          </table:table-cell>
        </table:table-row>
        <table:table-row table:style-name="ro3">
          <table:table-cell table:style-name="ce8" office:value-type="string" calcext:value-type="string">
            <text:p>Bug</text:p>
          </table:table-cell>
          <table:table-cell table:style-name="ce23" office:value-type="string" calcext:value-type="string">
            <text:p>TD-277 -- Chat Listing page should be refreshed.</text:p>
          </table:table-cell>
          <table:table-cell table:style-name="ce10" office:value-type="string" calcext:value-type="string">
            <text:p><text:span text:style-name="T1"><text:a xlink:href="https://tussly.atlassian.net/browse/TD-277" xlink:type="simple">https://tussly.atlassian.net/browse/TD-277</text:a></text:span></text:p>
          </table:table-cell>
          <table:table-cell table:style-name="ce7" office:value-type="string" calcext:value-type="string">
            <text:p>Page refreshed when app is open from background.</text:p>
          </table:table-cell>
          <table:table-cell table:style-name="ce7" office:value-type="float" office:value="0.5" calcext:value-type="float">
            <text:p>0.5</text:p>
          </table:table-cell>
          <table:table-cell table:style-name="ce7" office:value-type="string" calcext:value-type="string">
            <text:p>HasanAli</text:p>
          </table:table-cell>
          <table:table-cell table:style-name="ce32" office:value-type="date" office:date-value="2025-05-12" calcext:value-type="date">
            <text:p>2025-05-12</text:p>
          </table:table-cell>
        </table:table-row>
        <table:table-row table:style-name="ro3">
          <table:table-cell table:style-name="ce8" office:value-type="string" calcext:value-type="string">
            <text:p>Bug</text:p>
          </table:table-cell>
          <table:table-cell table:style-name="ce23" office:value-type="string" calcext:value-type="string">
            <text:p>TD-273 -- Show the login and close button instead of ok</text:p>
          </table:table-cell>
          <table:table-cell table:style-name="ce10" office:value-type="string" calcext:value-type="string">
            <text:p><text:span text:style-name="T1"><text:a xlink:href="https://tussly.atlassian.net/browse/TD-273" xlink:type="simple">https://tussly.atlassian.net/browse/TD-273</text:a></text:span></text:p>
          </table:table-cell>
          <table:table-cell table:style-name="ce7" office:value-type="string" calcext:value-type="string">
            <text:p>Update Popup Design and test it.</text:p>
          </table:table-cell>
          <table:table-cell table:style-name="ce7" office:value-type="float" office:value="1" calcext:value-type="float">
            <text:p>1</text:p>
          </table:table-cell>
          <table:table-cell table:style-name="ce7" office:value-type="string" calcext:value-type="string">
            <text:p>HasanAli</text:p>
          </table:table-cell>
          <table:table-cell table:style-name="ce32" office:value-type="date" office:date-value="2025-05-12" calcext:value-type="date">
            <text:p>2025-05-12</text:p>
          </table:table-cell>
        </table:table-row>
        <table:table-row table:style-name="ro12">
          <table:table-cell table:style-name="ce8" office:value-type="string" calcext:value-type="string">
            <text:p>Story</text:p>
          </table:table-cell>
          <table:table-cell table:style-name="ce23" office:value-type="string" calcext:value-type="string">
            <text:p>TD-249 -- AND - Step #5-3 -- Implement Read Receipt Feature</text:p>
          </table:table-cell>
          <table:table-cell table:style-name="ce10" office:value-type="string" calcext:value-type="string">
            <text:p><text:span text:style-name="T1"><text:a xlink:href="https://tussly.atlassian.net/browse/TD-249" xlink:type="simple">https://tussly.atlassian.net/browse/TD-249</text:a></text:span></text:p>
          </table:table-cell>
          <table:table-cell table:style-name="ce7" office:value-type="string" calcext:value-type="string">
            <text:p>Verified that messages are successfully sent and reflected in the chat interface. <text:s/>Confirmed that messages appear correctly on the recipient’s end after being sent. <text:s/>Validated that messages are marked as seen when the recipient opens the chat. <text:s/>Ensured that if the recipient was offline, messages update correctly once they come online and open the chat. <text:s/>Verified the message recipient when app is in background. Verified same read receipt feature in one to one player chat also.</text:p>
          </table:table-cell>
          <table:table-cell table:style-name="ce7" office:value-type="float" office:value="1.5" calcext:value-type="float">
            <text:p>1.5</text:p>
          </table:table-cell>
          <table:table-cell table:style-name="ce7" office:value-type="string" calcext:value-type="string">
            <text:p>Kinjal Shah</text:p>
          </table:table-cell>
          <table:table-cell table:style-name="ce32" office:value-type="date" office:date-value="2025-05-12" calcext:value-type="date">
            <text:p>2025-05-12</text:p>
          </table:table-cell>
        </table:table-row>
        <table:table-row table:style-name="ro20">
          <table:table-cell table:style-name="ce8" office:value-type="string" calcext:value-type="string">
            <text:p>Story</text:p>
          </table:table-cell>
          <table:table-cell table:style-name="ce23" office:value-type="string" calcext:value-type="string">
            <text:p>TD-227 -- iOS - Step #5-3 -- Implement Read Receipt Feature</text:p>
          </table:table-cell>
          <table:table-cell table:style-name="ce10" office:value-type="string" calcext:value-type="string">
            <text:p><text:span text:style-name="T1"><text:a xlink:href="https://tussly.atlassian.net/browse/TD-227" xlink:type="simple">https://tussly.atlassian.net/browse/TD-227</text:a></text:span></text:p>
          </table:table-cell>
          <table:table-cell table:style-name="ce7" office:value-type="string" calcext:value-type="string">
            <text:p>Verified that messages are successfully sent and reflected in the chat interface. <text:s/>Confirmed that messages appear correctly on the recipient’s end after being sent. <text:s/>Validated that messages are marked as seen when the recipient opens the chat. <text:s/>Ensured that if the recipient was offline, messages update correctly once they come online and open the chat. <text:s/>Verified the message recipient when app is in background.Test the same read receipt feature in one to one player chat also. Test the same read receipt from friend list chat. Find issues and assign bug to the developer.</text:p>
          </table:table-cell>
          <table:table-cell table:style-name="ce7" office:value-type="float" office:value="1.67" calcext:value-type="float">
            <text:p>1.67</text:p>
          </table:table-cell>
          <table:table-cell table:style-name="ce7" office:value-type="string" calcext:value-type="string">
            <text:p>Kinjal Shah</text:p>
          </table:table-cell>
          <table:table-cell table:style-name="ce32" office:value-type="date" office:date-value="2025-05-12" calcext:value-type="date">
            <text:p>2025-05-12</text:p>
          </table:table-cell>
        </table:table-row>
        <table:table-row table:style-name="ro15">
          <table:table-cell table:style-name="ce8" office:value-type="string" calcext:value-type="string">
            <text:p>Story</text:p>
          </table:table-cell>
          <table:table-cell table:style-name="ce23" office:value-type="string" calcext:value-type="string">
            <text:p>TD-247 -- AND - Step #5-1 -- Navigate to Chat Message Screen on Chat Icon Tap</text:p>
          </table:table-cell>
          <table:table-cell table:style-name="ce10" office:value-type="string" calcext:value-type="string">
            <text:p><text:span text:style-name="T1"><text:a xlink:href="https://tussly.atlassian.net/browse/TD-247" xlink:type="simple">https://tussly.atlassian.net/browse/TD-247</text:a></text:span></text:p>
          </table:table-cell>
          <table:table-cell table:style-name="ce7" office:value-type="string" calcext:value-type="string">
            <text:p>Confirmed that when the API response is successful, the user is navigated to the Chat Message Screen. Checked that if the user is not logged in, they are not able to open the chat screen. <text:s/>Tested that when the user is not logged in and taps the chat icon, a proper informational popup is displayed.</text:p>
          </table:table-cell>
          <table:table-cell table:style-name="ce7" office:value-type="float" office:value="0.5" calcext:value-type="float">
            <text:p>0.5</text:p>
          </table:table-cell>
          <table:table-cell table:style-name="ce7" office:value-type="string" calcext:value-type="string">
            <text:p>Kinjal Shah</text:p>
          </table:table-cell>
          <table:table-cell table:style-name="ce32" office:value-type="date" office:date-value="2025-05-09" calcext:value-type="date">
            <text:p>2025-05-09</text:p>
          </table:table-cell>
        </table:table-row>
        <table:table-row table:style-name="ro15">
          <table:table-cell table:style-name="ce8" office:value-type="string" calcext:value-type="string">
            <text:p>Story</text:p>
          </table:table-cell>
          <table:table-cell table:style-name="ce23" office:value-type="string" calcext:value-type="string">
            <text:p>TD-225 -- iOS - Step #5-1 -- Navigate to Chat Screen on Chat Icon Tap</text:p>
          </table:table-cell>
          <table:table-cell table:style-name="ce10" office:value-type="string" calcext:value-type="string">
            <text:p><text:span text:style-name="T1"><text:a xlink:href="https://tussly.atlassian.net/browse/TD-225" xlink:type="simple">https://tussly.atlassian.net/browse/TD-225</text:a></text:span></text:p>
          </table:table-cell>
          <table:table-cell table:style-name="ce7" office:value-type="string" calcext:value-type="string">
            <text:p>Confirmed that when the API response is successful, the user is navigated to the Chat Message Screen. Checked that if the user is not logged in, they are not able to open the chat screen. <text:s/>Tested that when the user is not logged in and taps the chat icon, a proper informational popup is displayed.</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09" calcext:value-type="date">
            <text:p>2025-05-09</text:p>
          </table:table-cell>
        </table:table-row>
        <table:table-row table:style-name="ro15">
          <table:table-cell table:style-name="ce8" office:value-type="string" calcext:value-type="string">
            <text:p>Story</text:p>
          </table:table-cell>
          <table:table-cell table:style-name="ce23" office:value-type="string" calcext:value-type="string">
            <text:p>TD-248 -- AND - Step #5-2 -- Allow Users to View Past Conversations</text:p>
          </table:table-cell>
          <table:table-cell table:style-name="ce10" office:value-type="string" calcext:value-type="string">
            <text:p><text:span text:style-name="T1"><text:a xlink:href="https://tussly.atlassian.net/browse/TD-248" xlink:type="simple">https://tussly.atlassian.net/browse/TD-248</text:a></text:span></text:p>
          </table:table-cell>
          <table:table-cell table:style-name="ce7" office:value-type="string" calcext:value-type="string">
            <text:p>Verified that tapping the chat icon after login displays past conversations if available. <text:s/>Confirmed that when no past conversations exist, an appropriate message such as "No past conversations available" is displayed. <text:s/>Ensured the behavior is consistent across platforms and all user sessions.</text:p>
          </table:table-cell>
          <table:table-cell table:style-name="ce7" office:value-type="float" office:value="0.42" calcext:value-type="float">
            <text:p>0.42</text:p>
          </table:table-cell>
          <table:table-cell table:style-name="ce7" office:value-type="string" calcext:value-type="string">
            <text:p>Kinjal Shah</text:p>
          </table:table-cell>
          <table:table-cell table:style-name="ce32" office:value-type="date" office:date-value="2025-05-09" calcext:value-type="date">
            <text:p>2025-05-09</text:p>
          </table:table-cell>
        </table:table-row>
        <table:table-row table:style-name="ro15">
          <table:table-cell table:style-name="ce8" office:value-type="string" calcext:value-type="string">
            <text:p>Story</text:p>
          </table:table-cell>
          <table:table-cell table:style-name="ce23" office:value-type="string" calcext:value-type="string">
            <text:p>TD-226 -- iOS - Step #5-2 -- Allow Users to View Past Conversations</text:p>
          </table:table-cell>
          <table:table-cell table:style-name="ce10" office:value-type="string" calcext:value-type="string">
            <text:p><text:span text:style-name="T1"><text:a xlink:href="https://tussly.atlassian.net/browse/TD-226" xlink:type="simple">https://tussly.atlassian.net/browse/TD-226</text:a></text:span></text:p>
          </table:table-cell>
          <table:table-cell table:style-name="ce7" office:value-type="string" calcext:value-type="string">
            <text:p>Verified that tapping the chat icon after login displays past conversations if available. <text:s/>Confirmed that when no past conversations exist, an appropriate message such as "No past conversations available" is displayed. <text:s/>Ensured the behavior is consistent across platforms and all user sessions.</text:p>
          </table:table-cell>
          <table:table-cell table:style-name="ce7" office:value-type="float" office:value="0.25" calcext:value-type="float">
            <text:p>0.25</text:p>
          </table:table-cell>
          <table:table-cell table:style-name="ce7" office:value-type="string" calcext:value-type="string">
            <text:p>Kinjal Shah</text:p>
          </table:table-cell>
          <table:table-cell table:style-name="ce32" office:value-type="date" office:date-value="2025-05-09" calcext:value-type="date">
            <text:p>2025-05-09</text:p>
          </table:table-cell>
        </table:table-row>
        <table:table-row table:style-name="ro3">
          <table:table-cell table:style-name="ce8" office:value-type="string" calcext:value-type="string">
            <text:p>Story</text:p>
          </table:table-cell>
          <table:table-cell table:style-name="ce23" office:value-type="string" calcext:value-type="string">
            <text:p>TD-218 -- Web - Customization -- Reply to Chat Message</text:p>
          </table:table-cell>
          <table:table-cell table:style-name="ce10" office:value-type="string" calcext:value-type="string">
            <text:p><text:span text:style-name="T1"><text:a xlink:href="https://tussly.atlassian.net/browse/TD-218" xlink:type="simple">https://tussly.atlassian.net/browse/TD-218</text:a></text:span></text:p>
          </table:table-cell>
          <table:table-cell table:style-name="ce7" office:value-type="string" calcext:value-type="string">
            <text:p>Send Thread message</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09" calcext:value-type="date">
            <text:p>2025-05-09</text:p>
          </table:table-cell>
        </table:table-row>
        <table:table-row table:style-name="ro3">
          <table:table-cell table:style-name="ce8" office:value-type="string" calcext:value-type="string">
            <text:p>Story</text:p>
          </table:table-cell>
          <table:table-cell table:style-name="ce23" office:value-type="string" calcext:value-type="string">
            <text:p>TD-218 -- Web - Customization -- Reply to Chat Message</text:p>
          </table:table-cell>
          <table:table-cell table:style-name="ce10" office:value-type="string" calcext:value-type="string">
            <text:p><text:span text:style-name="T1"><text:a xlink:href="https://tussly.atlassian.net/browse/TD-218" xlink:type="simple">https://tussly.atlassian.net/browse/TD-218</text:a></text:span></text:p>
          </table:table-cell>
          <table:table-cell table:style-name="ce7" office:value-type="string" calcext:value-type="string">
            <text:p>Edit &amp; Delete the thread message</text:p>
          </table:table-cell>
          <table:table-cell table:style-name="ce7" office:value-type="float" office:value="1.5" calcext:value-type="float">
            <text:p>1.5</text:p>
          </table:table-cell>
          <table:table-cell table:style-name="ce7" office:value-type="string" calcext:value-type="string">
            <text:p>Usama Shaikh</text:p>
          </table:table-cell>
          <table:table-cell table:style-name="ce32" office:value-type="date" office:date-value="2025-05-09" calcext:value-type="date">
            <text:p>2025-05-09</text:p>
          </table:table-cell>
        </table:table-row>
        <table:table-row table:style-name="ro3">
          <table:table-cell table:style-name="ce8" office:value-type="string" calcext:value-type="string">
            <text:p>Story</text:p>
          </table:table-cell>
          <table:table-cell table:style-name="ce23" office:value-type="string" calcext:value-type="string">
            <text:p>TD-218 -- Web - Customization -- Reply to Chat Message</text:p>
          </table:table-cell>
          <table:table-cell table:style-name="ce10" office:value-type="string" calcext:value-type="string">
            <text:p><text:span text:style-name="T1"><text:a xlink:href="https://tussly.atlassian.net/browse/TD-218" xlink:type="simple">https://tussly.atlassian.net/browse/TD-218</text:a></text:span></text:p>
          </table:table-cell>
          <table:table-cell table:style-name="ce7" office:value-type="string" calcext:value-type="string">
            <text:p>Addded Main Chat message to the Thread Message</text:p>
          </table:table-cell>
          <table:table-cell table:style-name="ce7" office:value-type="float" office:value="1.5" calcext:value-type="float">
            <text:p>1.5</text:p>
          </table:table-cell>
          <table:table-cell table:style-name="ce7" office:value-type="string" calcext:value-type="string">
            <text:p>Usama Shaikh</text:p>
          </table:table-cell>
          <table:table-cell table:style-name="ce32" office:value-type="date" office:date-value="2025-05-09" calcext:value-type="date">
            <text:p>2025-05-09</text:p>
          </table:table-cell>
        </table:table-row>
        <table:table-row table:style-name="ro13">
          <table:table-cell table:style-name="ce8" office:value-type="string" calcext:value-type="string">
            <text:p>Story</text:p>
          </table:table-cell>
          <table:table-cell table:style-name="ce23" office:value-type="string" calcext:value-type="string">
            <text:p>TD-262 -- AND - Customization -- Reply to Chat Message</text:p>
          </table:table-cell>
          <table:table-cell table:style-name="ce10" office:value-type="string" calcext:value-type="string">
            <text:p><text:span text:style-name="T1"><text:a xlink:href="https://tussly.atlassian.net/browse/TD-262" xlink:type="simple">https://tussly.atlassian.net/browse/TD-262</text:a></text:span></text:p>
          </table:table-cell>
          <table:table-cell table:style-name="ce7" office:value-type="string" calcext:value-type="string">
            <text:p>For reply. It’s works in thread. For this create new screen for reply in two part, first display parent message and , in second display replies. <text:s/>Here other options are available like edit and delete. Also active listener to get edited and deleted message same time.</text:p>
          </table:table-cell>
          <table:table-cell table:style-name="ce7" office:value-type="float" office:value="3" calcext:value-type="float">
            <text:p>3</text:p>
          </table:table-cell>
          <table:table-cell table:style-name="ce7" office:value-type="string" calcext:value-type="string">
            <text:p>HasanAli</text:p>
          </table:table-cell>
          <table:table-cell table:style-name="ce32" office:value-type="date" office:date-value="2025-05-08" calcext:value-type="date">
            <text:p>2025-05-08</text:p>
          </table:table-cell>
        </table:table-row>
        <table:table-row table:style-name="ro3">
          <table:table-cell table:style-name="ce8" office:value-type="string" calcext:value-type="string">
            <text:p>Story</text:p>
          </table:table-cell>
          <table:table-cell table:style-name="ce23" office:value-type="string" calcext:value-type="string">
            <text:p>TD-218 -- Web - Customization -- Reply to Chat Message</text:p>
          </table:table-cell>
          <table:table-cell table:style-name="ce10" office:value-type="string" calcext:value-type="string">
            <text:p><text:span text:style-name="T1"><text:a xlink:href="https://tussly.atlassian.net/browse/TD-218" xlink:type="simple">https://tussly.atlassian.net/browse/TD-218</text:a></text:span></text:p>
          </table:table-cell>
          <table:table-cell table:style-name="ce7" office:value-type="string" calcext:value-type="string">
            <text:p>Added Delivery &amp; Read Receipet for the threaded message</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8" office:value-type="string" calcext:value-type="string">
            <text:p>Story</text:p>
          </table:table-cell>
          <table:table-cell table:style-name="ce23" office:value-type="string" calcext:value-type="string">
            <text:p>TD-218 -- Web - Customization -- Reply to Chat Message</text:p>
          </table:table-cell>
          <table:table-cell table:style-name="ce10" office:value-type="string" calcext:value-type="string">
            <text:p><text:span text:style-name="T1"><text:a xlink:href="https://tussly.atlassian.net/browse/TD-218" xlink:type="simple">https://tussly.atlassian.net/browse/TD-218</text:a></text:span></text:p>
          </table:table-cell>
          <table:table-cell table:style-name="ce7" office:value-type="string" calcext:value-type="string">
            <text:p>Loaded Thread mesage &amp; set UI as per the chat </text:p>
          </table:table-cell>
          <table:table-cell table:style-name="ce7" office:value-type="float" office:value="3" calcext:value-type="float">
            <text:p>3</text:p>
          </table:table-cell>
          <table:table-cell table:style-name="ce7"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8" office:value-type="string" calcext:value-type="string">
            <text:p>Story</text:p>
          </table:table-cell>
          <table:table-cell table:style-name="ce23" office:value-type="string" calcext:value-type="string">
            <text:p>TD-218 -- Web - Customization -- Reply to Chat Message</text:p>
          </table:table-cell>
          <table:table-cell table:style-name="ce10" office:value-type="string" calcext:value-type="string">
            <text:p><text:span text:style-name="T1"><text:a xlink:href="https://tussly.atlassian.net/browse/TD-218" xlink:type="simple">https://tussly.atlassian.net/browse/TD-218</text:a></text:span></text:p>
          </table:table-cell>
          <table:table-cell table:style-name="ce7" office:value-type="string" calcext:value-type="string">
            <text:p>click on the reply count open thread message sidebar</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8" office:value-type="string" calcext:value-type="string">
            <text:p>Story</text:p>
          </table:table-cell>
          <table:table-cell table:style-name="ce23" office:value-type="string" calcext:value-type="string">
            <text:p>TD-218 -- Web - Customization -- Reply to Chat Message</text:p>
          </table:table-cell>
          <table:table-cell table:style-name="ce10" office:value-type="string" calcext:value-type="string">
            <text:p><text:span text:style-name="T1"><text:a xlink:href="https://tussly.atlassian.net/browse/TD-218" xlink:type="simple">https://tussly.atlassian.net/browse/TD-218</text:a></text:span></text:p>
          </table:table-cell>
          <table:table-cell table:style-name="ce7" office:value-type="string" calcext:value-type="string">
            <text:p>Show the Reply message count under the chat bubble</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8"/>
          <table:table-cell table:style-name="ce23" office:value-type="string" calcext:value-type="string">
            <text:p>SCRUM Meeting and Team Discussion</text:p>
          </table:table-cell>
          <table:table-cell table:style-name="ce10"/>
          <table:table-cell table:style-name="ce8" office:value-type="string" calcext:value-type="string">
            <text:p>Meeting with developers, discuss about reply in message.</text:p>
          </table:table-cell>
          <table:table-cell table:style-name="ce7" office:value-type="float" office:value="0.45" calcext:value-type="float">
            <text:p>0.45</text:p>
          </table:table-cell>
          <table:table-cell table:style-name="ce7" office:value-type="string" calcext:value-type="string">
            <text:p>Jayesh Rathod</text:p>
          </table:table-cell>
          <table:table-cell table:style-name="ce32" office:value-type="date" office:date-value="2025-05-08" calcext:value-type="date">
            <text:p>2025-05-08</text:p>
          </table:table-cell>
        </table:table-row>
        <table:table-row table:style-name="ro13">
          <table:table-cell table:style-name="ce8" office:value-type="string" calcext:value-type="string">
            <text:p>Story</text:p>
          </table:table-cell>
          <table:table-cell table:style-name="ce23" office:value-type="string" calcext:value-type="string">
            <text:p>TD-262 -- AND - Customization -- Reply to Chat Message</text:p>
          </table:table-cell>
          <table:table-cell table:style-name="ce10" office:value-type="string" calcext:value-type="string">
            <text:p><text:span text:style-name="T1"><text:a xlink:href="https://tussly.atlassian.net/browse/TD-262" xlink:type="simple">https://tussly.atlassian.net/browse/TD-262</text:a></text:span></text:p>
          </table:table-cell>
          <table:table-cell table:style-name="ce7" office:value-type="string" calcext:value-type="string">
            <text:p>For reply. It’s works in thread. For this create new screen for reply in two part, first display parent message and , in second display replies. <text:s/>Here other options are available like edit and delete. Also active listener to get edited and deleted message same time.</text:p>
          </table:table-cell>
          <table:table-cell table:style-name="ce7" office:value-type="float" office:value="5" calcext:value-type="float">
            <text:p>5</text:p>
          </table:table-cell>
          <table:table-cell table:style-name="ce7" office:value-type="string" calcext:value-type="string">
            <text:p>HasanAli</text:p>
          </table:table-cell>
          <table:table-cell table:style-name="ce32" office:value-type="date" office:date-value="2025-05-07" calcext:value-type="date">
            <text:p>2025-05-07</text:p>
          </table:table-cell>
        </table:table-row>
        <table:table-row table:style-name="ro13">
          <table:table-cell table:style-name="ce8" office:value-type="string" calcext:value-type="string">
            <text:p>Story</text:p>
          </table:table-cell>
          <table:table-cell table:style-name="ce23" office:value-type="string" calcext:value-type="string">
            <text:p>TD-261 -- AND - Customization -- Edit Chat Message</text:p>
          </table:table-cell>
          <table:table-cell table:style-name="ce10" office:value-type="string" calcext:value-type="string">
            <text:p><text:span text:style-name="T1"><text:a xlink:href="https://tussly.atlassian.net/browse/TD-261" xlink:type="simple">https://tussly.atlassian.net/browse/TD-261</text:a></text:span></text:p>
          </table:table-cell>
          <table:table-cell table:style-name="ce7" office:value-type="string" calcext:value-type="string">
            <text:p>For Edit message. Active long press on cell. For edit design new view to display edit message. And then user can edit message and then send to receiver that time update new message in place of previous message. Also active listener for get edited message from receiver.</text:p>
          </table:table-cell>
          <table:table-cell table:style-name="ce7" office:value-type="float" office:value="3" calcext:value-type="float">
            <text:p>3</text:p>
          </table:table-cell>
          <table:table-cell table:style-name="ce7" office:value-type="string" calcext:value-type="string">
            <text:p>HasanAli</text:p>
          </table:table-cell>
          <table:table-cell table:style-name="ce32" office:value-type="date" office:date-value="2025-05-07" calcext:value-type="date">
            <text:p>2025-05-07</text:p>
          </table:table-cell>
        </table:table-row>
        <table:table-row table:style-name="ro14">
          <table:table-cell table:style-name="ce8" office:value-type="string" calcext:value-type="string">
            <text:p>Story</text:p>
          </table:table-cell>
          <table:table-cell table:style-name="ce23" office:value-type="string" calcext:value-type="string">
            <text:p>TD-235 -- iOS - Step #9-2 -- Do Not Send Notifications for Group Chat</text:p>
          </table:table-cell>
          <table:table-cell table:style-name="ce10" office:value-type="string" calcext:value-type="string">
            <text:p><text:span text:style-name="T1"><text:a xlink:href="https://tussly.atlassian.net/browse/TD-235" xlink:type="simple">https://tussly.atlassian.net/browse/TD-235</text:a></text:span></text:p>
          </table:table-cell>
          <table:table-cell table:style-name="ce7" office:value-type="string" calcext:value-type="string">
            <text:p>Check notification display for one to one, and not for group notification. But if group for arena match then send notification. Tried with manual code from app side but it's not working proper.</text:p>
          </table:table-cell>
          <table:table-cell table:style-name="ce7" office:value-type="float" office:value="3" calcext:value-type="float">
            <text:p>3</text:p>
          </table:table-cell>
          <table:table-cell table:style-name="ce7" office:value-type="string" calcext:value-type="string">
            <text:p>Pranay Prajapati</text:p>
          </table:table-cell>
          <table:table-cell table:style-name="ce32" office:value-type="date" office:date-value="2025-05-07" calcext:value-type="date">
            <text:p>2025-05-07</text:p>
          </table:table-cell>
        </table:table-row>
        <table:table-row table:style-name="ro3">
          <table:table-cell table:style-name="ce8" office:value-type="string" calcext:value-type="string">
            <text:p>Story</text:p>
          </table:table-cell>
          <table:table-cell table:style-name="ce23" office:value-type="string" calcext:value-type="string">
            <text:p>TD-207 -- Web - Step #5-2 -- Implement Read Receipt Feature</text:p>
          </table:table-cell>
          <table:table-cell table:style-name="ce10" office:value-type="string" calcext:value-type="string">
            <text:p><text:span text:style-name="T1"><text:a xlink:href="https://tussly.atlassian.net/browse/TD-207" xlink:type="simple">https://tussly.atlassian.net/browse/TD-207</text:a></text:span></text:p>
          </table:table-cell>
          <table:table-cell table:style-name="ce7" office:value-type="string" calcext:value-type="string">
            <text:p>Added MasrkAsread as reciepent &amp; sender </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07" calcext:value-type="date">
            <text:p>2025-05-07</text:p>
          </table:table-cell>
        </table:table-row>
        <table:table-row table:style-name="ro3">
          <table:table-cell table:style-name="ce8" office:value-type="string" calcext:value-type="string">
            <text:p>Story</text:p>
          </table:table-cell>
          <table:table-cell table:style-name="ce23" office:value-type="string" calcext:value-type="string">
            <text:p>TD-210 -- Web - Step #5-3 -- Implement Typing Indicators</text:p>
          </table:table-cell>
          <table:table-cell table:style-name="ce10" office:value-type="string" calcext:value-type="string">
            <text:p><text:span text:style-name="T1"><text:a xlink:href="https://tussly.atlassian.net/browse/TD-210" xlink:type="simple">https://tussly.atlassian.net/browse/TD-210</text:a></text:span></text:p>
          </table:table-cell>
          <table:table-cell table:style-name="ce7" office:value-type="string" calcext:value-type="string">
            <text:p>Added typing indicator for group &amp; user with real time</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5-07" calcext:value-type="date">
            <text:p>2025-05-07</text:p>
          </table:table-cell>
        </table:table-row>
        <table:table-row table:style-name="ro3">
          <table:table-cell table:style-name="ce8" office:value-type="string" calcext:value-type="string">
            <text:p>Story</text:p>
          </table:table-cell>
          <table:table-cell table:style-name="ce23" office:value-type="string" calcext:value-type="string">
            <text:p>TD-217 -- Web - Customization -- Edit Chat Message</text:p>
          </table:table-cell>
          <table:table-cell table:style-name="ce10" office:value-type="string" calcext:value-type="string">
            <text:p><text:span text:style-name="T1"><text:a xlink:href="https://tussly.atlassian.net/browse/TD-217" xlink:type="simple">https://tussly.atlassian.net/browse/TD-217</text:a></text:span></text:p>
          </table:table-cell>
          <table:table-cell table:style-name="ce7" office:value-type="string" calcext:value-type="string">
            <text:p>Edited Message &amp; real time update </text:p>
          </table:table-cell>
          <table:table-cell table:style-name="ce7" office:value-type="float" office:value="4" calcext:value-type="float">
            <text:p>4</text:p>
          </table:table-cell>
          <table:table-cell table:style-name="ce7" office:value-type="string" calcext:value-type="string">
            <text:p>Usama Shaikh</text:p>
          </table:table-cell>
          <table:table-cell table:style-name="ce32" office:value-type="date" office:date-value="2025-05-07" calcext:value-type="date">
            <text:p>2025-05-07</text:p>
          </table:table-cell>
        </table:table-row>
        <table:table-row table:style-name="ro13">
          <table:table-cell table:style-name="ce8" office:value-type="string" calcext:value-type="string">
            <text:p>Story</text:p>
          </table:table-cell>
          <table:table-cell table:style-name="ce23" office:value-type="string" calcext:value-type="string">
            <text:p>TD-261 -- AND - Customization -- Edit Chat Message</text:p>
          </table:table-cell>
          <table:table-cell table:style-name="ce10" office:value-type="string" calcext:value-type="string">
            <text:p><text:span text:style-name="T1"><text:a xlink:href="https://tussly.atlassian.net/browse/TD-261" xlink:type="simple">https://tussly.atlassian.net/browse/TD-261</text:a></text:span></text:p>
          </table:table-cell>
          <table:table-cell table:style-name="ce7" office:value-type="string" calcext:value-type="string">
            <text:p>For Edit message. Active long press on cell. For edit design new view to display edit message. And then user can edit message and then send to receiver that time update new message in place of previous message. Also active listener for get edited message from receiver.</text:p>
          </table:table-cell>
          <table:table-cell table:style-name="ce7" office:value-type="float" office:value="4" calcext:value-type="float">
            <text:p>4</text:p>
          </table:table-cell>
          <table:table-cell table:style-name="ce7" office:value-type="string" calcext:value-type="string">
            <text:p>HasanAli</text:p>
          </table:table-cell>
          <table:table-cell table:style-name="ce32" office:value-type="date" office:date-value="2025-05-06" calcext:value-type="date">
            <text:p>2025-05-06</text:p>
          </table:table-cell>
        </table:table-row>
        <table:table-row table:style-name="ro13">
          <table:table-cell table:style-name="ce8" office:value-type="string" calcext:value-type="string">
            <text:p>Story</text:p>
          </table:table-cell>
          <table:table-cell table:style-name="ce23" office:value-type="string" calcext:value-type="string">
            <text:p>TD-260 -- AND - Customization #4-1 -- Disable Chat After Match Completion</text:p>
          </table:table-cell>
          <table:table-cell table:style-name="ce10" office:value-type="string" calcext:value-type="string">
            <text:p><text:span text:style-name="T1"><text:a xlink:href="https://tussly.atlassian.net/browse/TD-260" xlink:type="simple">https://tussly.atlassian.net/browse/TD-260</text:a></text:span></text:p>
          </table:table-cell>
          <table:table-cell table:style-name="ce7" office:value-type="string" calcext:value-type="string">
            <text:p>Disable arena chat group after match finish. <text:s/>Set meta from backend to identify arena group chat. And after match finish then again update meta from backend then from application side manage to disable arena chat after match finish. And display Match Finish label.</text:p>
          </table:table-cell>
          <table:table-cell table:style-name="ce7" office:value-type="float" office:value="4.25" calcext:value-type="float">
            <text:p>4.25</text:p>
          </table:table-cell>
          <table:table-cell table:style-name="ce7" office:value-type="string" calcext:value-type="string">
            <text:p>HasanAli</text:p>
          </table:table-cell>
          <table:table-cell table:style-name="ce32" office:value-type="date" office:date-value="2025-05-06" calcext:value-type="date">
            <text:p>2025-05-06</text:p>
          </table:table-cell>
        </table:table-row>
        <table:table-row table:style-name="ro13">
          <table:table-cell table:style-name="ce8" office:value-type="string" calcext:value-type="string">
            <text:p>Story</text:p>
          </table:table-cell>
          <table:table-cell table:style-name="ce23" office:value-type="string" calcext:value-type="string">
            <text:p>TD-240 -- iOS - Customization -- Reply to Chat Message</text:p>
          </table:table-cell>
          <table:table-cell table:style-name="ce10" office:value-type="string" calcext:value-type="string">
            <text:p><text:span text:style-name="T1"><text:a xlink:href="https://tussly.atlassian.net/browse/TD-240" xlink:type="simple">https://tussly.atlassian.net/browse/TD-240</text:a></text:span></text:p>
          </table:table-cell>
          <table:table-cell table:style-name="ce7" office:value-type="string" calcext:value-type="string">
            <text:p>For reply. It’s works in thread. For this create new screen for reply in two part, first display parent message and , in second display replies. <text:s/>Here other options are available like edit and delete. Also active listener to get edited and deleted message same time.</text:p>
          </table:table-cell>
          <table:table-cell table:style-name="ce7" office:value-type="float" office:value="8" calcext:value-type="float">
            <text:p>8</text:p>
          </table:table-cell>
          <table:table-cell table:style-name="ce7" office:value-type="string" calcext:value-type="string">
            <text:p>Pranay Prajapati</text:p>
          </table:table-cell>
          <table:table-cell table:style-name="ce32" office:value-type="date" office:date-value="2025-05-06" calcext:value-type="date">
            <text:p>2025-05-06</text:p>
          </table:table-cell>
        </table:table-row>
        <table:table-row table:style-name="ro3">
          <table:table-cell table:style-name="ce8" office:value-type="string" calcext:value-type="string">
            <text:p>Story</text:p>
          </table:table-cell>
          <table:table-cell table:style-name="ce23" office:value-type="string" calcext:value-type="string">
            <text:p>TD-269 -- Web - Step #7 -- Web Chat Interface with Full Chat Listing</text:p>
          </table:table-cell>
          <table:table-cell table:style-name="ce10" office:value-type="string" calcext:value-type="string">
            <text:p><text:span text:style-name="T1"><text:a xlink:href="https://tussly.atlassian.net/browse/TD-269" xlink:type="simple">https://tussly.atlassian.net/browse/TD-269</text:a></text:span></text:p>
          </table:table-cell>
          <table:table-cell table:style-name="ce7" office:value-type="string" calcext:value-type="string">
            <text:p>Added sticky Date &amp; Responsive Design done</text:p>
          </table:table-cell>
          <table:table-cell table:style-name="ce7" office:value-type="float" office:value="5" calcext:value-type="float">
            <text:p>5</text:p>
          </table:table-cell>
          <table:table-cell table:style-name="ce7" office:value-type="string" calcext:value-type="string">
            <text:p>Usama Shaikh</text:p>
          </table:table-cell>
          <table:table-cell table:style-name="ce32" office:value-type="date" office:date-value="2025-05-06" calcext:value-type="date">
            <text:p>2025-05-06</text:p>
          </table:table-cell>
        </table:table-row>
        <table:table-row table:style-name="ro9">
          <table:table-cell table:style-name="ce8" office:value-type="string" calcext:value-type="string">
            <text:p>Story</text:p>
          </table:table-cell>
          <table:table-cell table:style-name="ce23" office:value-type="string" calcext:value-type="string">
            <text:p>TD-258 -- AND - Customization #2-1 -- Display Unread Message Count</text:p>
          </table:table-cell>
          <table:table-cell table:style-name="ce10" office:value-type="string" calcext:value-type="string">
            <text:p><text:span text:style-name="T1"><text:a xlink:href="https://tussly.atlassian.net/browse/TD-258" xlink:type="simple">https://tussly.atlassian.net/browse/TD-258</text:a></text:span></text:p>
          </table:table-cell>
          <table:table-cell table:style-name="ce7" office:value-type="string" calcext:value-type="string">
            <text:p>Update screen design to display unread count. <text:s/>Get method from CometChat and get unread count then display. <text:s/>There is an issue with unread count. We have contact CometChat Help, and will wait for a proper reply.</text:p>
          </table:table-cell>
          <table:table-cell table:style-name="ce7" office:value-type="float" office:value="2.5" calcext:value-type="float">
            <text:p>2.5</text:p>
          </table:table-cell>
          <table:table-cell table:style-name="ce7" office:value-type="string" calcext:value-type="string">
            <text:p>HasanAli</text:p>
          </table:table-cell>
          <table:table-cell table:style-name="ce32" office:value-type="date" office:date-value="2025-05-05" calcext:value-type="date">
            <text:p>2025-05-05</text:p>
          </table:table-cell>
        </table:table-row>
        <table:table-row table:style-name="ro14">
          <table:table-cell table:style-name="ce8" office:value-type="string" calcext:value-type="string">
            <text:p>Story</text:p>
          </table:table-cell>
          <table:table-cell table:style-name="ce23" office:value-type="string" calcext:value-type="string">
            <text:p>TD-256 -- AND - Step #9-1 -- Send Notification</text:p>
          </table:table-cell>
          <table:table-cell table:style-name="ce10" office:value-type="string" calcext:value-type="string">
            <text:p><text:span text:style-name="T1"><text:a xlink:href="https://tussly.atlassian.net/browse/TD-256" xlink:type="simple">https://tussly.atlassian.net/browse/TD-256</text:a></text:span></text:p>
          </table:table-cell>
          <table:table-cell table:style-name="ce7" office:value-type="string" calcext:value-type="string">
            <text:p>Notification for chat message. Setup notification configuration in application for CometChat. Configure notification in CometChat account, update firebase configuration.</text:p>
          </table:table-cell>
          <table:table-cell table:style-name="ce7" office:value-type="float" office:value="2.5" calcext:value-type="float">
            <text:p>2.5</text:p>
          </table:table-cell>
          <table:table-cell table:style-name="ce7" office:value-type="string" calcext:value-type="string">
            <text:p>HasanAli</text:p>
          </table:table-cell>
          <table:table-cell table:style-name="ce32" office:value-type="date" office:date-value="2025-05-05" calcext:value-type="date">
            <text:p>2025-05-05</text:p>
          </table:table-cell>
        </table:table-row>
        <table:table-row table:style-name="ro13">
          <table:table-cell table:style-name="ce8" office:value-type="string" calcext:value-type="string">
            <text:p>Story</text:p>
          </table:table-cell>
          <table:table-cell table:style-name="ce23" office:value-type="string" calcext:value-type="string">
            <text:p>TD-239 -- iOS - Customization -- Edit Chat Message</text:p>
          </table:table-cell>
          <table:table-cell table:style-name="ce10" office:value-type="string" calcext:value-type="string">
            <text:p><text:span text:style-name="T1"><text:a xlink:href="https://tussly.atlassian.net/browse/TD-239" xlink:type="simple">https://tussly.atlassian.net/browse/TD-239</text:a></text:span></text:p>
          </table:table-cell>
          <table:table-cell table:style-name="ce7" office:value-type="string" calcext:value-type="string">
            <text:p>For Edit message. Active long press on cell. For edit design new view to display edit message. And then user can edit message and then send to receiver that time update new message in place of previous message. Also active listener for get edited message from receiver.</text:p>
          </table:table-cell>
          <table:table-cell table:style-name="ce7" office:value-type="float" office:value="7" calcext:value-type="float">
            <text:p>7</text:p>
          </table:table-cell>
          <table:table-cell table:style-name="ce7" office:value-type="string" calcext:value-type="string">
            <text:p>Pranay Prajapati</text:p>
          </table:table-cell>
          <table:table-cell table:style-name="ce32" office:value-type="date" office:date-value="2025-05-05" calcext:value-type="date">
            <text:p>2025-05-05</text:p>
          </table:table-cell>
        </table:table-row>
        <table:table-row table:style-name="ro7">
          <table:table-cell table:style-name="ce8" office:value-type="string" calcext:value-type="string">
            <text:p>Story</text:p>
          </table:table-cell>
          <table:table-cell table:style-name="ce23" office:value-type="string" calcext:value-type="string">
            <text:p>TD-238 -- iOS - Customization #4-1 -- Disable Chat After Match Completion</text:p>
          </table:table-cell>
          <table:table-cell table:style-name="ce10" office:value-type="string" calcext:value-type="string">
            <text:p><text:span text:style-name="T1"><text:a xlink:href="https://tussly.atlassian.net/browse/TD-238" xlink:type="simple">https://tussly.atlassian.net/browse/TD-238</text:a></text:span></text:p>
          </table:table-cell>
          <table:table-cell table:style-name="ce7" office:value-type="string" calcext:value-type="string">
            <text:p>Disable arena chat group after match finish. Manage to disable arena chat after match finish. And display Match Finish label.</text:p>
          </table:table-cell>
          <table:table-cell table:style-name="ce7" office:value-type="float" office:value="1" calcext:value-type="float">
            <text:p>1</text:p>
          </table:table-cell>
          <table:table-cell table:style-name="ce7" office:value-type="string" calcext:value-type="string">
            <text:p>Pranay Prajapati</text:p>
          </table:table-cell>
          <table:table-cell table:style-name="ce32" office:value-type="date" office:date-value="2025-05-05" calcext:value-type="date">
            <text:p>2025-05-05</text:p>
          </table:table-cell>
        </table:table-row>
        <table:table-row table:style-name="ro3">
          <table:table-cell table:style-name="ce8" office:value-type="string" calcext:value-type="string">
            <text:p>Story</text:p>
          </table:table-cell>
          <table:table-cell table:style-name="ce23" office:value-type="string" calcext:value-type="string">
            <text:p>TD-181 -- BE - Step #9 -- Manage Flag for Disabling Chat</text:p>
          </table:table-cell>
          <table:table-cell table:style-name="ce10" office:value-type="string" calcext:value-type="string">
            <text:p><text:span text:style-name="T1"><text:a xlink:href="https://tussly.atlassian.net/browse/TD-181" xlink:type="simple">https://tussly.atlassian.net/browse/TD-181</text:a></text:span></text:p>
          </table:table-cell>
          <table:table-cell table:style-name="ce7" office:value-type="string" calcext:value-type="string">
            <text:p>Update match group metadata while match complete, manually update match, forfeit match <text:s/></text:p>
          </table:table-cell>
          <table:table-cell table:style-name="ce7" office:value-type="float" office:value="3" calcext:value-type="float">
            <text:p>3</text:p>
          </table:table-cell>
          <table:table-cell table:style-name="ce7" office:value-type="string" calcext:value-type="string">
            <text:p>Kishan Dharajiya</text:p>
          </table:table-cell>
          <table:table-cell table:style-name="ce32" office:value-type="date" office:date-value="2025-05-05" calcext:value-type="date">
            <text:p>2025-05-05</text:p>
          </table:table-cell>
        </table:table-row>
        <table:table-row table:style-name="ro13">
          <table:table-cell table:style-name="ce8" office:value-type="string" calcext:value-type="string">
            <text:p>Story</text:p>
          </table:table-cell>
          <table:table-cell table:style-name="ce23" office:value-type="string" calcext:value-type="string">
            <text:p>TD-238 -- iOS - Customization #4-1 -- Disable Chat After Match Completion</text:p>
          </table:table-cell>
          <table:table-cell table:style-name="ce10" office:value-type="string" calcext:value-type="string">
            <text:p><text:span text:style-name="T1"><text:a xlink:href="https://tussly.atlassian.net/browse/TD-238" xlink:type="simple">https://tussly.atlassian.net/browse/TD-238</text:a></text:span></text:p>
          </table:table-cell>
          <table:table-cell table:style-name="ce7" office:value-type="string" calcext:value-type="string">
            <text:p>Disable arena chat group after match finish. <text:s/>Set meta from backend to identify arena group chat. And after match finish then again update meta from backend then from application side manage to disable arena chat after match finish. And display Match Finish label.</text:p>
          </table:table-cell>
          <table:table-cell table:style-name="ce7" office:value-type="float" office:value="3.5" calcext:value-type="float">
            <text:p>3.5</text:p>
          </table:table-cell>
          <table:table-cell table:style-name="ce7" office:value-type="string" calcext:value-type="string">
            <text:p>Pranay Prajapati</text:p>
          </table:table-cell>
          <table:table-cell table:style-name="ce32" office:value-type="date" office:date-value="2025-05-02" calcext:value-type="date">
            <text:p>2025-05-02</text:p>
          </table:table-cell>
        </table:table-row>
        <table:table-row table:style-name="ro9">
          <table:table-cell table:style-name="ce8" office:value-type="string" calcext:value-type="string">
            <text:p>Story</text:p>
          </table:table-cell>
          <table:table-cell table:style-name="ce23" office:value-type="string" calcext:value-type="string">
            <text:p>TD-236 -- iOS - Customization #2-1 -- Display Unread Message Count</text:p>
          </table:table-cell>
          <table:table-cell table:style-name="ce10" office:value-type="string" calcext:value-type="string">
            <text:p><text:span text:style-name="T1"><text:a xlink:href="https://tussly.atlassian.net/browse/TD-236" xlink:type="simple">https://tussly.atlassian.net/browse/TD-236</text:a></text:span></text:p>
          </table:table-cell>
          <table:table-cell table:style-name="ce7" office:value-type="string" calcext:value-type="string">
            <text:p>Update screen design to display unread count. <text:s/>Get method from CometChat and get unread count then display. <text:s/>There is an issue with unread count. We have contact CometChat Help, and will wait for a proper reply.</text:p>
          </table:table-cell>
          <table:table-cell table:style-name="ce7" office:value-type="float" office:value="1.83" calcext:value-type="float">
            <text:p>1.83</text:p>
          </table:table-cell>
          <table:table-cell table:style-name="ce7" office:value-type="string" calcext:value-type="string">
            <text:p>Pranay Prajapati</text:p>
          </table:table-cell>
          <table:table-cell table:style-name="ce32" office:value-type="date" office:date-value="2025-05-02" calcext:value-type="date">
            <text:p>2025-05-02</text:p>
          </table:table-cell>
        </table:table-row>
        <table:table-row table:style-name="ro9">
          <table:table-cell table:style-name="ce8" office:value-type="string" calcext:value-type="string">
            <text:p>Story</text:p>
          </table:table-cell>
          <table:table-cell table:style-name="ce23" office:value-type="string" calcext:value-type="string">
            <text:p>TD-234 -- iOS - Step #9-1 -- Send Notification</text:p>
          </table:table-cell>
          <table:table-cell table:style-name="ce10" office:value-type="string" calcext:value-type="string">
            <text:p><text:span text:style-name="T1"><text:a xlink:href="https://tussly.atlassian.net/browse/TD-234" xlink:type="simple">https://tussly.atlassian.net/browse/TD-234</text:a></text:span></text:p>
          </table:table-cell>
          <table:table-cell table:style-name="ce7" office:value-type="string" calcext:value-type="string">
            <text:p>Notification for chat message. Setup notification configuration in application for CometChat. Configure notification in CometChat account, update firebase configuration. Get some issue in getting notifications. Solve it.</text:p>
          </table:table-cell>
          <table:table-cell table:style-name="ce7" office:value-type="float" office:value="2.75" calcext:value-type="float">
            <text:p>2.75</text:p>
          </table:table-cell>
          <table:table-cell table:style-name="ce7" office:value-type="string" calcext:value-type="string">
            <text:p>Pranay Prajapati</text:p>
          </table:table-cell>
          <table:table-cell table:style-name="ce32" office:value-type="date" office:date-value="2025-05-02" calcext:value-type="date">
            <text:p>2025-05-02</text:p>
          </table:table-cell>
        </table:table-row>
        <table:table-row table:style-name="ro3">
          <table:table-cell table:style-name="ce8" office:value-type="string" calcext:value-type="string">
            <text:p>Story</text:p>
          </table:table-cell>
          <table:table-cell table:style-name="ce23" office:value-type="string" calcext:value-type="string">
            <text:p>TD-180 -- BE - Step #8 -- Admin Added to Arena Group Chat</text:p>
          </table:table-cell>
          <table:table-cell table:style-name="ce10" office:value-type="string" calcext:value-type="string">
            <text:p><text:span text:style-name="T1"><text:a xlink:href="https://tussly.atlassian.net/browse/TD-180" xlink:type="simple">https://tussly.atlassian.net/browse/TD-180</text:a></text:span></text:p>
          </table:table-cell>
          <table:table-cell table:style-name="ce7" office:value-type="string" calcext:value-type="string">
            <text:p>Create API for remove organizer <text:s/>Implemented removeOrganizer(matchId, userId) function.</text:p>
          </table:table-cell>
          <table:table-cell table:style-name="ce7" office:value-type="float" office:value="2" calcext:value-type="float">
            <text:p>2</text:p>
          </table:table-cell>
          <table:table-cell table:style-name="ce7" office:value-type="string" calcext:value-type="string">
            <text:p>Kishan Dharajiya</text:p>
          </table:table-cell>
          <table:table-cell table:style-name="ce32" office:value-type="date" office:date-value="2025-05-02" calcext:value-type="date">
            <text:p>2025-05-02</text:p>
          </table:table-cell>
        </table:table-row>
        <table:table-row table:style-name="ro7">
          <table:table-cell table:style-name="ce8" office:value-type="string" calcext:value-type="string">
            <text:p>Story</text:p>
          </table:table-cell>
          <table:table-cell table:style-name="ce23" office:value-type="string" calcext:value-type="string">
            <text:p>TD-180 -- BE - Step #8 -- Admin Added to Arena Group Chat</text:p>
          </table:table-cell>
          <table:table-cell table:style-name="ce10" office:value-type="string" calcext:value-type="string">
            <text:p><text:span text:style-name="T1"><text:a xlink:href="https://tussly.atlassian.net/browse/TD-180" xlink:type="simple">https://tussly.atlassian.net/browse/TD-180</text:a></text:span></text:p>
          </table:table-cell>
          <table:table-cell table:style-name="ce7" office:value-type="string" calcext:value-type="string">
            <text:p>Create API for add organizer into the match Group <text:s text:c="2"/>Developed addOrganizer(matchId, userId) function.</text:p>
          </table:table-cell>
          <table:table-cell table:style-name="ce7" office:value-type="float" office:value="2" calcext:value-type="float">
            <text:p>2</text:p>
          </table:table-cell>
          <table:table-cell table:style-name="ce7" office:value-type="string" calcext:value-type="string">
            <text:p>Kishan Dharajiya</text:p>
          </table:table-cell>
          <table:table-cell table:style-name="ce32" office:value-type="date" office:date-value="2025-05-02" calcext:value-type="date">
            <text:p>2025-05-02</text:p>
          </table:table-cell>
        </table:table-row>
        <table:table-row table:style-name="ro13">
          <table:table-cell table:style-name="ce8" office:value-type="string" calcext:value-type="string">
            <text:p>Story</text:p>
          </table:table-cell>
          <table:table-cell table:style-name="ce23" office:value-type="string" calcext:value-type="string">
            <text:p>TD-255 -- AND - Step #7-1 -- Delete Chat Message Functionality</text:p>
          </table:table-cell>
          <table:table-cell table:style-name="ce10" office:value-type="string" calcext:value-type="string">
            <text:p><text:span text:style-name="T1"><text:a xlink:href="https://tussly.atlassian.net/browse/TD-255" xlink:type="simple">https://tussly.atlassian.net/browse/TD-255</text:a></text:span></text:p>
          </table:table-cell>
          <table:table-cell table:style-name="ce7" office:value-type="string" calcext:value-type="string">
            <text:p>For Delete message. Update cell design for message delete. Activate long press, and on long press display option for message. On delete tap, call cometchat method for delete message. On delete success, update cell and remove delete message and display message deleted.</text:p>
          </table:table-cell>
          <table:table-cell table:style-name="ce7" office:value-type="float" office:value="3.8" calcext:value-type="float">
            <text:p>3.8</text:p>
          </table:table-cell>
          <table:table-cell table:style-name="ce7" office:value-type="string" calcext:value-type="string">
            <text:p>HasanAli</text:p>
          </table:table-cell>
          <table:table-cell table:style-name="ce32" office:value-type="date" office:date-value="2025-05-01" calcext:value-type="date">
            <text:p>2025-05-01</text:p>
          </table:table-cell>
        </table:table-row>
        <table:table-row table:style-name="ro11">
          <table:table-cell table:style-name="ce8" office:value-type="string" calcext:value-type="string">
            <text:p>Story</text:p>
          </table:table-cell>
          <table:table-cell table:style-name="ce23" office:value-type="string" calcext:value-type="string">
            <text:p>TD-254 -- AND - Step #6-4 -- Arena Player to Player Chat Integration</text:p>
          </table:table-cell>
          <table:table-cell table:style-name="ce10" office:value-type="string" calcext:value-type="string">
            <text:p><text:span text:style-name="T1"><text:a xlink:href="https://tussly.atlassian.net/browse/TD-254" xlink:type="simple">https://tussly.atlassian.net/browse/TD-254</text:a></text:span></text:p>
          </table:table-cell>
          <table:table-cell table:style-name="ce7" office:value-type="string" calcext:value-type="string">
            <text:p>Working on chat in arena. Update API for get chat id based on match. Then pass chat id on click on chat icon tap and open chat between two player. Here I need to manage arena timer and flow while open chat from arena. Design button for ‘Add Admin'. On click add admin then call API for add admin, on success admin added to arena chat. Here Add meta from backend for identify this chat group is for arena match. So from chat list we can identify it’s arena match group. After match finish disable chat in arena match group.</text:p>
          </table:table-cell>
          <table:table-cell table:style-name="ce7" office:value-type="float" office:value="4" calcext:value-type="float">
            <text:p>4</text:p>
          </table:table-cell>
          <table:table-cell table:style-name="ce7" office:value-type="string" calcext:value-type="string">
            <text:p>HasanAli</text:p>
          </table:table-cell>
          <table:table-cell table:style-name="ce32" office:value-type="date" office:date-value="2025-05-01" calcext:value-type="date">
            <text:p>2025-05-01</text:p>
          </table:table-cell>
        </table:table-row>
        <table:table-row table:style-name="ro13">
          <table:table-cell table:style-name="ce8" office:value-type="string" calcext:value-type="string">
            <text:p>Story</text:p>
          </table:table-cell>
          <table:table-cell table:style-name="ce23" office:value-type="string" calcext:value-type="string">
            <text:p>TD-233 -- iOS - Step #7-1 -- Delete Chat Message Functionality</text:p>
          </table:table-cell>
          <table:table-cell table:style-name="ce10" office:value-type="string" calcext:value-type="string">
            <text:p><text:span text:style-name="T1"><text:a xlink:href="https://tussly.atlassian.net/browse/TD-233" xlink:type="simple">https://tussly.atlassian.net/browse/TD-233</text:a></text:span></text:p>
          </table:table-cell>
          <table:table-cell table:style-name="ce7" office:value-type="string" calcext:value-type="string">
            <text:p>For Delete message. Update cell design for message delete. Activate long press, and on long press display option for message. On delete tap, call cometchat method for delete message. On delete success, update cell and remove delete message and display message deleted.</text:p>
          </table:table-cell>
          <table:table-cell table:style-name="ce7" office:value-type="float" office:value="4" calcext:value-type="float">
            <text:p>4</text:p>
          </table:table-cell>
          <table:table-cell table:style-name="ce7" office:value-type="string" calcext:value-type="string">
            <text:p>Pranay Prajapati</text:p>
          </table:table-cell>
          <table:table-cell table:style-name="ce32" office:value-type="date" office:date-value="2025-05-01" calcext:value-type="date">
            <text:p>2025-05-01</text:p>
          </table:table-cell>
        </table:table-row>
        <table:table-row table:style-name="ro9">
          <table:table-cell table:style-name="ce8" office:value-type="string" calcext:value-type="string">
            <text:p>Story</text:p>
          </table:table-cell>
          <table:table-cell table:style-name="ce23" office:value-type="string" calcext:value-type="string">
            <text:p>TD-232 -- iOS - Step #6-4 -- Arena Player to Player Chat Integration</text:p>
          </table:table-cell>
          <table:table-cell table:style-name="ce10" office:value-type="string" calcext:value-type="string">
            <text:p><text:span text:style-name="T1"><text:a xlink:href="https://tussly.atlassian.net/browse/TD-232" xlink:type="simple">https://tussly.atlassian.net/browse/TD-232</text:a></text:span></text:p>
          </table:table-cell>
          <table:table-cell table:style-name="ce7" office:value-type="string" calcext:value-type="string">
            <text:p>Working on chat in arena. Here Add meta from backend for identify this chhat group is for arena match. So from chat list we can identify it’s arena match group. After match finish disable chat in arena match group.</text:p>
          </table:table-cell>
          <table:table-cell table:style-name="ce7" office:value-type="float" office:value="4" calcext:value-type="float">
            <text:p>4</text:p>
          </table:table-cell>
          <table:table-cell table:style-name="ce7" office:value-type="string" calcext:value-type="string">
            <text:p>Pranay Prajapati</text:p>
          </table:table-cell>
          <table:table-cell table:style-name="ce32" office:value-type="date" office:date-value="2025-05-01" calcext:value-type="date">
            <text:p>2025-05-01</text:p>
          </table:table-cell>
        </table:table-row>
        <table:table-row table:style-name="ro3">
          <table:table-cell table:style-name="ce8" office:value-type="string" calcext:value-type="string">
            <text:p>Story</text:p>
          </table:table-cell>
          <table:table-cell table:style-name="ce23" office:value-type="string" calcext:value-type="string">
            <text:p>TD-212 -- Web - Step #6-2 -- Admin Can Leave Arena Chat Group</text:p>
          </table:table-cell>
          <table:table-cell table:style-name="ce10" office:value-type="string" calcext:value-type="string">
            <text:p><text:span text:style-name="T1"><text:a xlink:href="https://tussly.atlassian.net/browse/TD-212" xlink:type="simple">https://tussly.atlassian.net/browse/TD-212</text:a></text:span></text:p>
          </table:table-cell>
          <table:table-cell table:style-name="ce7" office:value-type="string" calcext:value-type="string">
            <text:p>Admin Can leave the group afrter calling Bakcend API response</text:p>
          </table:table-cell>
          <table:table-cell table:style-name="ce7" office:value-type="float" office:value="1.5" calcext:value-type="float">
            <text:p>1.5</text:p>
          </table:table-cell>
          <table:table-cell table:style-name="ce7" office:value-type="string" calcext:value-type="string">
            <text:p>Usama Shaikh</text:p>
          </table:table-cell>
          <table:table-cell table:style-name="ce32" office:value-type="date" office:date-value="2025-05-01" calcext:value-type="date">
            <text:p>2025-05-01</text:p>
          </table:table-cell>
        </table:table-row>
        <table:table-row table:style-name="ro3">
          <table:table-cell table:style-name="ce8" office:value-type="string" calcext:value-type="string">
            <text:p>Story</text:p>
          </table:table-cell>
          <table:table-cell table:style-name="ce23" office:value-type="string" calcext:value-type="string">
            <text:p>TD-207 -- Web - Step #5-1 -- Open Chat on Chat Icon Tap</text:p>
          </table:table-cell>
          <table:table-cell table:style-name="ce10" office:value-type="string" calcext:value-type="string">
            <text:p><text:span text:style-name="T1"><text:a xlink:href="https://tussly.atlassian.net/browse/TD-207" xlink:type="simple">https://tussly.atlassian.net/browse/TD-207</text:a></text:span></text:p>
          </table:table-cell>
          <table:table-cell table:style-name="ce7" office:value-type="string" calcext:value-type="string">
            <text:p>Added Chat Icon in header for got to the chat screen</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5-01" calcext:value-type="date">
            <text:p>2025-05-01</text:p>
          </table:table-cell>
        </table:table-row>
        <table:table-row table:style-name="ro11">
          <table:table-cell table:style-name="ce8" office:value-type="string" calcext:value-type="string">
            <text:p>Story</text:p>
          </table:table-cell>
          <table:table-cell table:style-name="ce23" office:value-type="string" calcext:value-type="string">
            <text:p>TD-254 -- AND - Step #6-4 -- Arena Player to Player Chat Integration</text:p>
          </table:table-cell>
          <table:table-cell table:style-name="ce10" office:value-type="string" calcext:value-type="string">
            <text:p><text:span text:style-name="T1"><text:a xlink:href="https://tussly.atlassian.net/browse/TD-254" xlink:type="simple">https://tussly.atlassian.net/browse/TD-254</text:a></text:span></text:p>
          </table:table-cell>
          <table:table-cell table:style-name="ce7" office:value-type="string" calcext:value-type="string">
            <text:p>Working on chat in arena. Update API for get chat id based on match. Then pass chat id on click on chat icon tap and open chat between two player. Here I need to manage arena timer and flow while open chat from arena. Design button for ‘Add Admin'. On click add admin then call API for add admin, on success admin added to arena chat. Here Add meta from backend for identify this chat group is for arena match. So from chat list we can identify it’s arena match group. After match finish disable chat in arena match group.</text:p>
          </table:table-cell>
          <table:table-cell table:style-name="ce7" office:value-type="float" office:value="8" calcext:value-type="float">
            <text:p>8</text:p>
          </table:table-cell>
          <table:table-cell table:style-name="ce7" office:value-type="string" calcext:value-type="string">
            <text:p>HasanAli</text:p>
          </table:table-cell>
          <table:table-cell table:style-name="ce32" office:value-type="date" office:date-value="2025-04-30" calcext:value-type="date">
            <text:p>2025-04-30</text:p>
          </table:table-cell>
        </table:table-row>
        <table:table-row table:style-name="ro15">
          <table:table-cell table:style-name="ce8" office:value-type="string" calcext:value-type="string">
            <text:p>Story</text:p>
          </table:table-cell>
          <table:table-cell table:style-name="ce23" office:value-type="string" calcext:value-type="string">
            <text:p>TD-232 -- iOS - Step #6-4 -- Arena Player to Player Chat Integration</text:p>
          </table:table-cell>
          <table:table-cell table:style-name="ce10" office:value-type="string" calcext:value-type="string">
            <text:p><text:span text:style-name="T1"><text:a xlink:href="https://tussly.atlassian.net/browse/TD-232" xlink:type="simple">https://tussly.atlassian.net/browse/TD-232</text:a></text:span></text:p>
          </table:table-cell>
          <table:table-cell table:style-name="ce7" office:value-type="string" calcext:value-type="string">
            <text:p>Working on chat in arena. Update API for get chat id based on match. Then pass chat id on click on chat icon tap and open chat between two player. Here I need to manage arena timer and flow while open chat from arena. Design button for ‘Add Admin'. On click add admin then call API for add admin, on success admin added to arena chat.</text:p>
          </table:table-cell>
          <table:table-cell table:style-name="ce7" office:value-type="float" office:value="8" calcext:value-type="float">
            <text:p>8</text:p>
          </table:table-cell>
          <table:table-cell table:style-name="ce7" office:value-type="string" calcext:value-type="string">
            <text:p>Pranay Prajapati</text:p>
          </table:table-cell>
          <table:table-cell table:style-name="ce32" office:value-type="date" office:date-value="2025-04-30" calcext:value-type="date">
            <text:p>2025-04-30</text:p>
          </table:table-cell>
        </table:table-row>
        <table:table-row table:style-name="ro3">
          <table:table-cell table:style-name="ce8" office:value-type="string" calcext:value-type="string">
            <text:p>Story</text:p>
          </table:table-cell>
          <table:table-cell table:style-name="ce23" office:value-type="string" calcext:value-type="string">
            <text:p>TD-269 -- Web - Step #7 -- Web Chat Interface with Full Chat Listing</text:p>
          </table:table-cell>
          <table:table-cell table:style-name="ce10" office:value-type="string" calcext:value-type="string">
            <text:p><text:span text:style-name="T1"><text:a xlink:href="https://tussly.atlassian.net/browse/TD-269" xlink:type="simple">https://tussly.atlassian.net/browse/TD-269</text:a></text:span></text:p>
          </table:table-cell>
          <table:table-cell table:style-name="ce7" office:value-type="string" calcext:value-type="string">
            <text:p>Added CometChatSDK for the conversation list &amp; Messsgae</text:p>
          </table:table-cell>
          <table:table-cell table:style-name="ce7" office:value-type="float" office:value="3" calcext:value-type="float">
            <text:p>3</text:p>
          </table:table-cell>
          <table:table-cell table:style-name="ce7" office:value-type="string" calcext:value-type="string">
            <text:p>Usama Shaikh</text:p>
          </table:table-cell>
          <table:table-cell table:style-name="ce32" office:value-type="date" office:date-value="2025-04-30" calcext:value-type="date">
            <text:p>2025-04-30</text:p>
          </table:table-cell>
        </table:table-row>
        <table:table-row table:style-name="ro3">
          <table:table-cell table:style-name="ce8" office:value-type="string" calcext:value-type="string">
            <text:p>Story</text:p>
          </table:table-cell>
          <table:table-cell table:style-name="ce23" office:value-type="string" calcext:value-type="string">
            <text:p>TD-269 -- Web - Step #7 -- Web Chat Interface with Full Chat Listing</text:p>
          </table:table-cell>
          <table:table-cell table:style-name="ce10" office:value-type="string" calcext:value-type="string">
            <text:p><text:span text:style-name="T1"><text:a xlink:href="https://tussly.atlassian.net/browse/TD-269" xlink:type="simple">https://tussly.atlassian.net/browse/TD-269</text:a></text:span></text:p>
          </table:table-cell>
          <table:table-cell table:style-name="ce7" office:value-type="string" calcext:value-type="string">
            <text:p>Design Message panel</text:p>
          </table:table-cell>
          <table:table-cell table:style-name="ce7" office:value-type="float" office:value="3" calcext:value-type="float">
            <text:p>3</text:p>
          </table:table-cell>
          <table:table-cell table:style-name="ce7" office:value-type="string" calcext:value-type="string">
            <text:p>Usama Shaikh</text:p>
          </table:table-cell>
          <table:table-cell table:style-name="ce32" office:value-type="date" office:date-value="2025-04-30" calcext:value-type="date">
            <text:p>2025-04-30</text:p>
          </table:table-cell>
        </table:table-row>
        <table:table-row table:style-name="ro13">
          <table:table-cell table:style-name="ce8" office:value-type="string" calcext:value-type="string">
            <text:p>Story</text:p>
          </table:table-cell>
          <table:table-cell table:style-name="ce23" office:value-type="string" calcext:value-type="string">
            <text:p>TD-178 -- BE - Step #6 -- Create Group or One-to-One Chat Between Players</text:p>
          </table:table-cell>
          <table:table-cell table:style-name="ce10" office:value-type="string" calcext:value-type="string">
            <text:p><text:span text:style-name="T1"><text:a xlink:href="https://tussly.atlassian.net/browse/TD-178" xlink:type="simple">https://tussly.atlassian.net/browse/TD-178</text:a></text:span></text:p>
          </table:table-cell>
          <table:table-cell table:style-name="ce7" office:value-type="string" calcext:value-type="string">
            <text:p>Updated Metadata on Match Completion Details: <text:s/>Triggered on match status = completed. <text:s/>Updated CometChat group metadata (status: completed, endedAt). <text:s/>Also exposed manualMetadataUpdate(matchId, data) for admin edits.</text:p>
          </table:table-cell>
          <table:table-cell table:style-name="ce7" office:value-type="float" office:value="4" calcext:value-type="float">
            <text:p>4</text:p>
          </table:table-cell>
          <table:table-cell table:style-name="ce7" office:value-type="string" calcext:value-type="string">
            <text:p>Kishan Dharajiya</text:p>
          </table:table-cell>
          <table:table-cell table:style-name="ce32" office:value-type="date" office:date-value="2025-04-30" calcext:value-type="date">
            <text:p>2025-04-30</text:p>
          </table:table-cell>
        </table:table-row>
        <table:table-row table:style-name="ro14">
          <table:table-cell table:style-name="ce8" office:value-type="string" calcext:value-type="string">
            <text:p>Story</text:p>
          </table:table-cell>
          <table:table-cell table:style-name="ce23" office:value-type="string" calcext:value-type="string">
            <text:p>TD-253 -- AND - Step #6-3 -- Tournament Admin to Player Chat</text:p>
          </table:table-cell>
          <table:table-cell table:style-name="ce10" office:value-type="string" calcext:value-type="string">
            <text:p><text:span text:style-name="T1"><text:a xlink:href="https://tussly.atlassian.net/browse/TD-253" xlink:type="simple">https://tussly.atlassian.net/browse/TD-253</text:a></text:span></text:p>
          </table:table-cell>
          <table:table-cell table:style-name="ce7" office:value-type="string" calcext:value-type="string">
            <text:p>Here player chat with tourament admin/organizer. When player go to tournament details page. Contact admin, while tap on tab then open chat between admin and player.</text:p>
          </table:table-cell>
          <table:table-cell table:style-name="ce7" office:value-type="float" office:value="3" calcext:value-type="float">
            <text:p>3</text:p>
          </table:table-cell>
          <table:table-cell table:style-name="ce7" office:value-type="string" calcext:value-type="string">
            <text:p>HasanAli</text:p>
          </table:table-cell>
          <table:table-cell table:style-name="ce32" office:value-type="date" office:date-value="2025-04-29" calcext:value-type="date">
            <text:p>2025-04-29</text:p>
          </table:table-cell>
        </table:table-row>
        <table:table-row table:style-name="ro9">
          <table:table-cell table:style-name="ce8" office:value-type="string" calcext:value-type="string">
            <text:p>Story</text:p>
          </table:table-cell>
          <table:table-cell table:style-name="ce23" office:value-type="string" calcext:value-type="string">
            <text:p>TD-252 -- AND - Step #6-2 -- Implement Team Chat, Restrict to Team Members</text:p>
          </table:table-cell>
          <table:table-cell table:style-name="ce10" office:value-type="string" calcext:value-type="string">
            <text:p><text:span text:style-name="T1"><text:a xlink:href="https://tussly.atlassian.net/browse/TD-252" xlink:type="simple">https://tussly.atlassian.net/browse/TD-252</text:a></text:span></text:p>
          </table:table-cell>
          <table:table-cell table:style-name="ce7" office:value-type="string" calcext:value-type="string">
            <text:p>In team page, icon for group chat. Get required value from backend and then pass value to comet chat and retrieve past conversation messages and make all listener active and chat to group members.</text:p>
          </table:table-cell>
          <table:table-cell table:style-name="ce7" office:value-type="float" office:value="3.3" calcext:value-type="float">
            <text:p>3.3</text:p>
          </table:table-cell>
          <table:table-cell table:style-name="ce7" office:value-type="string" calcext:value-type="string">
            <text:p>HasanAli</text:p>
          </table:table-cell>
          <table:table-cell table:style-name="ce32" office:value-type="date" office:date-value="2025-04-29" calcext:value-type="date">
            <text:p>2025-04-29</text:p>
          </table:table-cell>
        </table:table-row>
        <table:table-row table:style-name="ro14">
          <table:table-cell table:style-name="ce8" office:value-type="string" calcext:value-type="string">
            <text:p>Story</text:p>
          </table:table-cell>
          <table:table-cell table:style-name="ce23" office:value-type="string" calcext:value-type="string">
            <text:p>TD-231 -- iOS - Step #6-3 -- Tournament Admin to Player Chat</text:p>
          </table:table-cell>
          <table:table-cell table:style-name="ce10" office:value-type="string" calcext:value-type="string">
            <text:p><text:span text:style-name="T1"><text:a xlink:href="https://tussly.atlassian.net/browse/TD-231" xlink:type="simple">https://tussly.atlassian.net/browse/TD-231</text:a></text:span></text:p>
          </table:table-cell>
          <table:table-cell table:style-name="ce7" office:value-type="string" calcext:value-type="string">
            <text:p>Here player ca chat with tourament admin/organizer. When player go to tournament details page. Contact admin, while tap on tab then open chat between admin and player.</text:p>
          </table:table-cell>
          <table:table-cell table:style-name="ce7" office:value-type="float" office:value="2.75" calcext:value-type="float">
            <text:p>2.75</text:p>
          </table:table-cell>
          <table:table-cell table:style-name="ce7" office:value-type="string" calcext:value-type="string">
            <text:p>Pranay Prajapati</text:p>
          </table:table-cell>
          <table:table-cell table:style-name="ce32" office:value-type="date" office:date-value="2025-04-29" calcext:value-type="date">
            <text:p>2025-04-29</text:p>
          </table:table-cell>
        </table:table-row>
        <table:table-row table:style-name="ro9">
          <table:table-cell table:style-name="ce8" office:value-type="string" calcext:value-type="string">
            <text:p>Story</text:p>
          </table:table-cell>
          <table:table-cell table:style-name="ce23" office:value-type="string" calcext:value-type="string">
            <text:p>TD-230 -- iOS - Step #6-2 -- Implement Team Chat, Restrict to Team Members</text:p>
          </table:table-cell>
          <table:table-cell table:style-name="ce10" office:value-type="string" calcext:value-type="string">
            <text:p><text:span text:style-name="T1"><text:a xlink:href="https://tussly.atlassian.net/browse/TD-230" xlink:type="simple">https://tussly.atlassian.net/browse/TD-230</text:a></text:span></text:p>
          </table:table-cell>
          <table:table-cell table:style-name="ce7" office:value-type="string" calcext:value-type="string">
            <text:p>In team page, icon for group chat. Get required value from backend and then pass value to comet chat and retrieve past conversation messages and make all listener active and chat to group members.</text:p>
          </table:table-cell>
          <table:table-cell table:style-name="ce7" office:value-type="float" office:value="3.25" calcext:value-type="float">
            <text:p>3.25</text:p>
          </table:table-cell>
          <table:table-cell table:style-name="ce7" office:value-type="string" calcext:value-type="string">
            <text:p>Pranay Prajapati</text:p>
          </table:table-cell>
          <table:table-cell table:style-name="ce32" office:value-type="date" office:date-value="2025-04-29" calcext:value-type="date">
            <text:p>2025-04-29</text:p>
          </table:table-cell>
        </table:table-row>
        <table:table-row table:style-name="ro13">
          <table:table-cell table:style-name="ce8" office:value-type="string" calcext:value-type="string">
            <text:p>Story</text:p>
          </table:table-cell>
          <table:table-cell table:style-name="ce23" office:value-type="string" calcext:value-type="string">
            <text:p>TD-229 -- iOS - Step #6-1 -- Navigate to Group Chat on Chat Icon Tap</text:p>
          </table:table-cell>
          <table:table-cell table:style-name="ce10" office:value-type="string" calcext:value-type="string">
            <text:p><text:span text:style-name="T1"><text:a xlink:href="https://tussly.atlassian.net/browse/TD-229" xlink:type="simple">https://tussly.atlassian.net/browse/TD-229</text:a></text:span></text:p>
          </table:table-cell>
          <table:table-cell table:style-name="ce7" office:value-type="string" calcext:value-type="string">
            <text:p>Get required value from backend and then pass value to comet chat and retrieve past group conversation messages if available ad display to tv and make all listener active like messag listener to real time message, typing, message read and chat to group members.</text:p>
          </table:table-cell>
          <table:table-cell table:style-name="ce7" office:value-type="float" office:value="2" calcext:value-type="float">
            <text:p>2</text:p>
          </table:table-cell>
          <table:table-cell table:style-name="ce7" office:value-type="string" calcext:value-type="string">
            <text:p>Pranay Prajapati</text:p>
          </table:table-cell>
          <table:table-cell table:style-name="ce32" office:value-type="date" office:date-value="2025-04-29" calcext:value-type="date">
            <text:p>2025-04-29</text:p>
          </table:table-cell>
        </table:table-row>
        <table:table-row table:style-name="ro15">
          <table:table-cell table:style-name="ce8" office:value-type="string" calcext:value-type="string">
            <text:p>Story</text:p>
          </table:table-cell>
          <table:table-cell table:style-name="ce23" office:value-type="string" calcext:value-type="string">
            <text:p>TD-178 -- BE - Step #6 -- Create Group or One-to-One Chat Between Players</text:p>
          </table:table-cell>
          <table:table-cell table:style-name="ce10" office:value-type="string" calcext:value-type="string">
            <text:p><text:span text:style-name="T1"><text:a xlink:href="https://tussly.atlassian.net/browse/TD-178" xlink:type="simple">https://tussly.atlassian.net/browse/TD-178</text:a></text:span></text:p>
          </table:table-cell>
          <table:table-cell table:style-name="ce7" office:value-type="string" calcext:value-type="string">
            <text:p>Created Match Group with Participants Details: <text:s/>Built createMatchGroup(matchId, participantIds) method. <text:s/>Generated unique groupId using match_{matchId}. <text:s/>Added participants as CometChat members with participant scope. <text:s/>Stored group metadata (matchId, status, timestamps) in the database.</text:p>
          </table:table-cell>
          <table:table-cell table:style-name="ce7" office:value-type="float" office:value="4.5" calcext:value-type="float">
            <text:p>4.5</text:p>
          </table:table-cell>
          <table:table-cell table:style-name="ce7" office:value-type="string" calcext:value-type="string">
            <text:p>Kishan Dharajiya</text:p>
          </table:table-cell>
          <table:table-cell table:style-name="ce32" office:value-type="date" office:date-value="2025-04-29" calcext:value-type="date">
            <text:p>2025-04-29</text:p>
          </table:table-cell>
        </table:table-row>
        <table:table-row table:style-name="ro3">
          <table:table-cell table:style-name="ce8" office:value-type="string" calcext:value-type="string">
            <text:p>Story</text:p>
          </table:table-cell>
          <table:table-cell table:style-name="ce23" office:value-type="string" calcext:value-type="string">
            <text:p>TD-269 -- Web - Step #7 -- Web Chat Interface with Full Chat Listing</text:p>
          </table:table-cell>
          <table:table-cell table:style-name="ce10" office:value-type="string" calcext:value-type="string">
            <text:p><text:span text:style-name="T1"><text:a xlink:href="https://tussly.atlassian.net/browse/TD-269" xlink:type="simple">https://tussly.atlassian.net/browse/TD-269</text:a></text:span></text:p>
          </table:table-cell>
          <table:table-cell table:style-name="ce7" office:value-type="string" calcext:value-type="string">
            <text:p>Desing the chat screen for the converstion list (Pending)</text:p>
          </table:table-cell>
          <table:table-cell table:style-name="ce7" office:value-type="float" office:value="2.5" calcext:value-type="float">
            <text:p>2.5</text:p>
          </table:table-cell>
          <table:table-cell table:style-name="ce7" office:value-type="string" calcext:value-type="string">
            <text:p>Usama Shaikh</text:p>
          </table:table-cell>
          <table:table-cell table:style-name="ce32" office:value-type="date" office:date-value="2025-04-29" calcext:value-type="date">
            <text:p>2025-04-29</text:p>
          </table:table-cell>
        </table:table-row>
        <table:table-row table:style-name="ro3">
          <table:table-cell table:style-name="ce8" office:value-type="string" calcext:value-type="string">
            <text:p>Story</text:p>
          </table:table-cell>
          <table:table-cell table:style-name="ce23" office:value-type="string" calcext:value-type="string">
            <text:p>TD-206 -- Web - Step #4-4 -- Handle CometChat Logout Failure</text:p>
          </table:table-cell>
          <table:table-cell table:style-name="ce10" office:value-type="string" calcext:value-type="string">
            <text:p><text:span text:style-name="T1"><text:a xlink:href="https://tussly.atlassian.net/browse/TD-206" xlink:type="simple">https://tussly.atlassian.net/browse/TD-206</text:a></text:span></text:p>
          </table:table-cell>
          <table:table-cell table:style-name="ce7" office:value-type="string" calcext:value-type="string">
            <text:p>Added logout failure message </text:p>
          </table:table-cell>
          <table:table-cell table:style-name="ce7" office:value-type="float" office:value="1" calcext:value-type="float">
            <text:p>1</text:p>
          </table:table-cell>
          <table:table-cell table:style-name="ce7" office:value-type="string" calcext:value-type="string">
            <text:p>Usama Shaikh</text:p>
          </table:table-cell>
          <table:table-cell table:style-name="ce32" office:value-type="date" office:date-value="2025-04-29" calcext:value-type="date">
            <text:p>2025-04-29</text:p>
          </table:table-cell>
        </table:table-row>
        <table:table-row table:style-name="ro3">
          <table:table-cell table:style-name="ce8" office:value-type="string" calcext:value-type="string">
            <text:p>Story</text:p>
          </table:table-cell>
          <table:table-cell table:style-name="ce23" office:value-type="string" calcext:value-type="string">
            <text:p>TD-205 -- Web - Step #4-3 -- Handle CometChat Login Failure</text:p>
          </table:table-cell>
          <table:table-cell table:style-name="ce10" office:value-type="string" calcext:value-type="string">
            <text:p><text:span text:style-name="T1"><text:a xlink:href="https://tussly.atlassian.net/browse/TD-205" xlink:type="simple">https://tussly.atlassian.net/browse/TD-205</text:a></text:span></text:p>
          </table:table-cell>
          <table:table-cell table:style-name="ce7" office:value-type="string" calcext:value-type="string">
            <text:p>Added Login faliure with Toaster &amp; disabled the chat</text:p>
          </table:table-cell>
          <table:table-cell table:style-name="ce7" office:value-type="float" office:value="3" calcext:value-type="float">
            <text:p>3</text:p>
          </table:table-cell>
          <table:table-cell table:style-name="ce7" office:value-type="string" calcext:value-type="string">
            <text:p>Usama Shaikh</text:p>
          </table:table-cell>
          <table:table-cell table:style-name="ce32" office:value-type="date" office:date-value="2025-04-29" calcext:value-type="date">
            <text:p>2025-04-29</text:p>
          </table:table-cell>
        </table:table-row>
        <table:table-row table:style-name="ro14">
          <table:table-cell table:style-name="ce8" office:value-type="string" calcext:value-type="string">
            <text:p>Story</text:p>
          </table:table-cell>
          <table:table-cell table:style-name="ce23" office:value-type="string" calcext:value-type="string">
            <text:p>TD-177 -- BE - Step #5 -- Register User in CometChat Upon Signup</text:p>
          </table:table-cell>
          <table:table-cell table:style-name="ce10" office:value-type="string" calcext:value-type="string">
            <text:p><text:span text:style-name="T1"><text:a xlink:href="https://tussly.atlassian.net/browse/TD-177" xlink:type="simple">https://tussly.atlassian.net/browse/TD-177</text:a></text:span></text:p>
          </table:table-cell>
          <table:table-cell table:style-name="ce7" office:value-type="string" calcext:value-type="string">
            <text:p>Create a unified function to register, login (social/signup), update user details (edit profile), upload profile picture, and sync user data with CometChat for both new and existing users.</text:p>
          </table:table-cell>
          <table:table-cell table:style-name="ce7" office:value-type="float" office:value="3" calcext:value-type="float">
            <text:p>3</text:p>
          </table:table-cell>
          <table:table-cell table:style-name="ce7" office:value-type="string" calcext:value-type="string">
            <text:p>Kishan Dharajiya</text:p>
          </table:table-cell>
          <table:table-cell table:style-name="ce32" office:value-type="date" office:date-value="2025-04-29" calcext:value-type="date">
            <text:p>2025-04-29</text:p>
          </table:table-cell>
        </table:table-row>
        <table:table-row table:style-name="ro7">
          <table:table-cell table:style-name="ce8" office:value-type="string" calcext:value-type="string">
            <text:p>Story</text:p>
          </table:table-cell>
          <table:table-cell table:style-name="ce23" office:value-type="string" calcext:value-type="string">
            <text:p>TD-268 -- BE - Step #4A -- Sync All the old teams</text:p>
          </table:table-cell>
          <table:table-cell table:style-name="ce10" office:value-type="string" calcext:value-type="string">
            <text:p><text:span text:style-name="T1"><text:a xlink:href="https://tussly.atlassian.net/browse/TD-268" xlink:type="simple">https://tussly.atlassian.net/browse/TD-268</text:a></text:span></text:p>
          </table:table-cell>
          <table:table-cell table:style-name="ce7" office:value-type="string" calcext:value-type="string">
            <text:p>Create a command for sync the old teams With member and make the admin <text:s text:c="2"/>who is the founder of the team,</text:p>
          </table:table-cell>
          <table:table-cell table:style-name="ce7" office:value-type="float" office:value="2" calcext:value-type="float">
            <text:p>2</text:p>
          </table:table-cell>
          <table:table-cell table:style-name="ce7" office:value-type="string" calcext:value-type="string">
            <text:p>Kishan Dharajiya</text:p>
          </table:table-cell>
          <table:table-cell table:style-name="ce32" office:value-type="date" office:date-value="2025-04-29" calcext:value-type="date">
            <text:p>2025-04-29</text:p>
          </table:table-cell>
        </table:table-row>
        <table:table-row table:style-name="ro13">
          <table:table-cell table:style-name="ce8" office:value-type="string" calcext:value-type="string">
            <text:p>Story</text:p>
          </table:table-cell>
          <table:table-cell table:style-name="ce23" office:value-type="string" calcext:value-type="string">
            <text:p>TD-251 -- AND - Step #6-1 -- Navigate to Group Chat on Chat Icon Tap</text:p>
          </table:table-cell>
          <table:table-cell table:style-name="ce10" office:value-type="string" calcext:value-type="string">
            <text:p><text:span text:style-name="T1"><text:a xlink:href="https://tussly.atlassian.net/browse/TD-251" xlink:type="simple">https://tussly.atlassian.net/browse/TD-251</text:a></text:span></text:p>
          </table:table-cell>
          <table:table-cell table:style-name="ce7" office:value-type="string" calcext:value-type="string">
            <text:p>Identify group chat or one to one. In group chat display other user message with name and avatar. Get required value from backend and then pass value to comet chat and retrieve past group conversation messages and make all listener active and chat to group members.</text:p>
          </table:table-cell>
          <table:table-cell table:style-name="ce7" office:value-type="float" office:value="3" calcext:value-type="float">
            <text:p>3</text:p>
          </table:table-cell>
          <table:table-cell table:style-name="ce7" office:value-type="string" calcext:value-type="string">
            <text:p>HasanAli</text:p>
          </table:table-cell>
          <table:table-cell table:style-name="ce32" office:value-type="date" office:date-value="2025-04-28" calcext:value-type="date">
            <text:p>2025-04-28</text:p>
          </table:table-cell>
        </table:table-row>
        <table:table-row table:style-name="ro13">
          <table:table-cell table:style-name="ce8" office:value-type="string" calcext:value-type="string">
            <text:p>Story</text:p>
          </table:table-cell>
          <table:table-cell table:style-name="ce23" office:value-type="string" calcext:value-type="string">
            <text:p>TD-251 -- AND - Step #6-1 -- Navigate to Group Chat on Chat Icon Tap</text:p>
          </table:table-cell>
          <table:table-cell table:style-name="ce10" office:value-type="string" calcext:value-type="string">
            <text:p><text:span text:style-name="T1"><text:a xlink:href="https://tussly.atlassian.net/browse/TD-251" xlink:type="simple">https://tussly.atlassian.net/browse/TD-251</text:a></text:span></text:p>
          </table:table-cell>
          <table:table-cell table:style-name="ce7" office:value-type="string" calcext:value-type="string">
            <text:p>Identify group chat or one to one. In group chat display other user message with name and avatar. Get required value from backend and then pass value to comet chat and retrieve past group conversation messages and make all listener active and chat to group members.</text:p>
          </table:table-cell>
          <table:table-cell table:style-name="ce7" office:value-type="float" office:value="2.8" calcext:value-type="float">
            <text:p>2.8</text:p>
          </table:table-cell>
          <table:table-cell table:style-name="ce7" office:value-type="string" calcext:value-type="string">
            <text:p>HasanAli</text:p>
          </table:table-cell>
          <table:table-cell table:style-name="ce32" office:value-type="date" office:date-value="2025-04-28" calcext:value-type="date">
            <text:p>2025-04-28</text:p>
          </table:table-cell>
        </table:table-row>
        <table:table-row table:style-name="ro14">
          <table:table-cell table:style-name="ce8" office:value-type="string" calcext:value-type="string">
            <text:p>Story</text:p>
          </table:table-cell>
          <table:table-cell table:style-name="ce23" office:value-type="string" calcext:value-type="string">
            <text:p>TD-250 -- AND - Step #5-4 -- Implement Typing Indicators</text:p>
          </table:table-cell>
          <table:table-cell table:style-name="ce10" office:value-type="string" calcext:value-type="string">
            <text:p><text:span text:style-name="T1"><text:a xlink:href="https://tussly.atlassian.net/browse/TD-250" xlink:type="simple">https://tussly.atlassian.net/browse/TD-250</text:a></text:span></text:p>
          </table:table-cell>
          <table:table-cell table:style-name="ce7" office:value-type="string" calcext:value-type="string">
            <text:p>Here, while user typing call comet chat method to make user typig and then make typing off. Active listener for typing and not typing based on comet chat method call get value for typing or not.</text:p>
          </table:table-cell>
          <table:table-cell table:style-name="ce7" office:value-type="float" office:value="2" calcext:value-type="float">
            <text:p>2</text:p>
          </table:table-cell>
          <table:table-cell table:style-name="ce7" office:value-type="string" calcext:value-type="string">
            <text:p>HasanAli</text:p>
          </table:table-cell>
          <table:table-cell table:style-name="ce32" office:value-type="date" office:date-value="2025-04-28" calcext:value-type="date">
            <text:p>2025-04-28</text:p>
          </table:table-cell>
        </table:table-row>
        <table:table-row table:style-name="ro7">
          <table:table-cell table:style-name="ce8" office:value-type="string" calcext:value-type="string">
            <text:p>Story</text:p>
          </table:table-cell>
          <table:table-cell table:style-name="ce23" office:value-type="string" calcext:value-type="string">
            <text:p>TD-249 -- AND - Step #5-3 -- Implement Read Receipt Feature</text:p>
          </table:table-cell>
          <table:table-cell table:style-name="ce10" office:value-type="string" calcext:value-type="string">
            <text:p><text:span text:style-name="T1"><text:a xlink:href="https://tussly.atlassian.net/browse/TD-249" xlink:type="simple">https://tussly.atlassian.net/browse/TD-249</text:a></text:span></text:p>
          </table:table-cell>
          <table:table-cell table:style-name="ce7" office:value-type="string" calcext:value-type="string">
            <text:p>Update cell design for display read receipt. Then active listener to message read or not. <text:s/>When message arrive then mark as read.</text:p>
          </table:table-cell>
          <table:table-cell table:style-name="ce7" office:value-type="float" office:value="2.35" calcext:value-type="float">
            <text:p>2.35</text:p>
          </table:table-cell>
          <table:table-cell table:style-name="ce7" office:value-type="string" calcext:value-type="string">
            <text:p>HasanAli</text:p>
          </table:table-cell>
          <table:table-cell table:style-name="ce32" office:value-type="date" office:date-value="2025-04-28" calcext:value-type="date">
            <text:p>2025-04-28</text:p>
          </table:table-cell>
        </table:table-row>
        <table:table-row table:style-name="ro7">
          <table:table-cell table:style-name="ce8" office:value-type="string" calcext:value-type="string">
            <text:p>Story</text:p>
          </table:table-cell>
          <table:table-cell table:style-name="ce23" office:value-type="string" calcext:value-type="string">
            <text:p>TD-229 -- iOS - Step #6-1 -- Navigate to Group Chat on Chat Icon Tap</text:p>
          </table:table-cell>
          <table:table-cell table:style-name="ce10" office:value-type="string" calcext:value-type="string">
            <text:p><text:span text:style-name="T1"><text:a xlink:href="https://tussly.atlassian.net/browse/TD-229" xlink:type="simple">https://tussly.atlassian.net/browse/TD-229</text:a></text:span></text:p>
          </table:table-cell>
          <table:table-cell table:style-name="ce7" office:value-type="string" calcext:value-type="string">
            <text:p>Identify group chat or one to one. In group chat display other user message with name and avatar.</text:p>
          </table:table-cell>
          <table:table-cell table:style-name="ce7" office:value-type="float" office:value="1" calcext:value-type="float">
            <text:p>1</text:p>
          </table:table-cell>
          <table:table-cell table:style-name="ce7" office:value-type="string" calcext:value-type="string">
            <text:p>Pranay Prajapati</text:p>
          </table:table-cell>
          <table:table-cell table:style-name="ce32" office:value-type="date" office:date-value="2025-04-28" calcext:value-type="date">
            <text:p>2025-04-28</text:p>
          </table:table-cell>
        </table:table-row>
        <table:table-row table:style-name="ro14">
          <table:table-cell table:style-name="ce8" office:value-type="string" calcext:value-type="string">
            <text:p>Story</text:p>
          </table:table-cell>
          <table:table-cell table:style-name="ce23" office:value-type="string" calcext:value-type="string">
            <text:p>TD-228 -- iOS - Step #5-4 -- Implement Typing Indicators</text:p>
          </table:table-cell>
          <table:table-cell table:style-name="ce10" office:value-type="string" calcext:value-type="string">
            <text:p><text:span text:style-name="T1"><text:a xlink:href="https://tussly.atlassian.net/browse/TD-228" xlink:type="simple">https://tussly.atlassian.net/browse/TD-228</text:a></text:span></text:p>
          </table:table-cell>
          <table:table-cell table:style-name="ce7" office:value-type="string" calcext:value-type="string">
            <text:p>Here, while user typing call comet chat method to make user typig and then make typing off. Active listener for typing and not typing based on comet chhat method call get value for typing or not.</text:p>
          </table:table-cell>
          <table:table-cell table:style-name="ce7" office:value-type="float" office:value="2" calcext:value-type="float">
            <text:p>2</text:p>
          </table:table-cell>
          <table:table-cell table:style-name="ce7" office:value-type="string" calcext:value-type="string">
            <text:p>Pranay Prajapati</text:p>
          </table:table-cell>
          <table:table-cell table:style-name="ce32" office:value-type="date" office:date-value="2025-04-28" calcext:value-type="date">
            <text:p>2025-04-28</text:p>
          </table:table-cell>
        </table:table-row>
        <table:table-row table:style-name="ro7">
          <table:table-cell table:style-name="ce8" office:value-type="string" calcext:value-type="string">
            <text:p>Story</text:p>
          </table:table-cell>
          <table:table-cell table:style-name="ce23" office:value-type="string" calcext:value-type="string">
            <text:p>TD-227 -- iOS - Step #5-3 -- Implement Read Receipt Feature</text:p>
          </table:table-cell>
          <table:table-cell table:style-name="ce10" office:value-type="string" calcext:value-type="string">
            <text:p><text:span text:style-name="T1"><text:a xlink:href="https://tussly.atlassian.net/browse/TD-227" xlink:type="simple">https://tussly.atlassian.net/browse/TD-227</text:a></text:span></text:p>
          </table:table-cell>
          <table:table-cell table:style-name="ce7" office:value-type="string" calcext:value-type="string">
            <text:p>Update cell design for display read receipt. Then active listener to message read or not. <text:s/>When message arrive then mark as read.</text:p>
          </table:table-cell>
          <table:table-cell table:style-name="ce7" office:value-type="float" office:value="2.5" calcext:value-type="float">
            <text:p>2.5</text:p>
          </table:table-cell>
          <table:table-cell table:style-name="ce7" office:value-type="string" calcext:value-type="string">
            <text:p>Pranay Prajapati</text:p>
          </table:table-cell>
          <table:table-cell table:style-name="ce32" office:value-type="date" office:date-value="2025-04-28" calcext:value-type="date">
            <text:p>2025-04-28</text:p>
          </table:table-cell>
        </table:table-row>
        <table:table-row table:style-name="ro14">
          <table:table-cell table:style-name="ce8" office:value-type="string" calcext:value-type="string">
            <text:p>Story</text:p>
          </table:table-cell>
          <table:table-cell table:style-name="ce23" office:value-type="string" calcext:value-type="string">
            <text:p>TD-226 -- iOS - Step #5-2 -- Allow Users to View Past Conversations</text:p>
          </table:table-cell>
          <table:table-cell table:style-name="ce10" office:value-type="string" calcext:value-type="string">
            <text:p><text:span text:style-name="T1"><text:a xlink:href="https://tussly.atlassian.net/browse/TD-226" xlink:type="simple">https://tussly.atlassian.net/browse/TD-226</text:a></text:span></text:p>
          </table:table-cell>
          <table:table-cell table:style-name="ce7" office:value-type="string" calcext:value-type="string">
            <text:p>Get Message list if available previous chat. Then display message to tv. Design date separator label for message. When scroll message display date on top.</text:p>
          </table:table-cell>
          <table:table-cell table:style-name="ce7" office:value-type="float" office:value="2.5" calcext:value-type="float">
            <text:p>2.5</text:p>
          </table:table-cell>
          <table:table-cell table:style-name="ce7" office:value-type="string" calcext:value-type="string">
            <text:p>Pranay Prajapati</text:p>
          </table:table-cell>
          <table:table-cell table:style-name="ce32" office:value-type="date" office:date-value="2025-04-28" calcext:value-type="date">
            <text:p>2025-04-28</text:p>
          </table:table-cell>
        </table:table-row>
        <table:table-row table:style-name="ro7">
          <table:table-cell table:style-name="ce8" office:value-type="string" calcext:value-type="string">
            <text:p>Story</text:p>
          </table:table-cell>
          <table:table-cell table:style-name="ce23" office:value-type="string" calcext:value-type="string">
            <text:p>TD-186 -- Web - Step #4-2 -- Logout from CometChat</text:p>
          </table:table-cell>
          <table:table-cell table:style-name="ce10" office:value-type="string" calcext:value-type="string">
            <text:p><text:span text:style-name="T1"><text:a xlink:href="https://tussly.atlassian.net/browse/TD-186" xlink:type="simple">https://tussly.atlassian.net/browse/TD-186</text:a></text:span></text:p>
          </table:table-cell>
          <table:table-cell table:style-name="ce7" office:value-type="string" calcext:value-type="string">
            <text:p>On app logout, we call CometChat.logout() to immediately terminate the user’s chat session in sync with their sign-out &amp; tested</text:p>
          </table:table-cell>
          <table:table-cell table:style-name="ce7" office:value-type="float" office:value="1.5" calcext:value-type="float">
            <text:p>1.5</text:p>
          </table:table-cell>
          <table:table-cell table:style-name="ce7" office:value-type="string" calcext:value-type="string">
            <text:p>Usama Shaikh</text:p>
          </table:table-cell>
          <table:table-cell table:style-name="ce32" office:value-type="date" office:date-value="2025-04-28" calcext:value-type="date">
            <text:p>2025-04-28</text:p>
          </table:table-cell>
        </table:table-row>
        <table:table-row table:style-name="ro14">
          <table:table-cell table:style-name="ce8" office:value-type="string" calcext:value-type="string">
            <text:p>Story</text:p>
          </table:table-cell>
          <table:table-cell table:style-name="ce23" office:value-type="string" calcext:value-type="string">
            <text:p>TD-185 -- Web - Step #4-1 -- Login to CometChat</text:p>
          </table:table-cell>
          <table:table-cell table:style-name="ce10" office:value-type="string" calcext:value-type="string">
            <text:p><text:span text:style-name="T1"><text:a xlink:href="https://tussly.atlassian.net/browse/TD-185" xlink:type="simple">https://tussly.atlassian.net/browse/TD-185</text:a></text:span></text:p>
          </table:table-cell>
          <table:table-cell table:style-name="ce7" office:value-type="string" calcext:value-type="string">
            <text:p>CometChat now automatically authenticates users on app login (with one retry on transient errors), enables chat on success, disables it and notifies on failure, and syncs logout seamlessly.</text:p>
          </table:table-cell>
          <table:table-cell table:style-name="ce7" office:value-type="float" office:value="1.5" calcext:value-type="float">
            <text:p>1.5</text:p>
          </table:table-cell>
          <table:table-cell table:style-name="ce7" office:value-type="string" calcext:value-type="string">
            <text:p>Usama Shaikh</text:p>
          </table:table-cell>
          <table:table-cell table:style-name="ce32" office:value-type="date" office:date-value="2025-04-28" calcext:value-type="date">
            <text:p>2025-04-28</text:p>
          </table:table-cell>
        </table:table-row>
        <table:table-row table:style-name="ro9">
          <table:table-cell table:style-name="ce8" office:value-type="string" calcext:value-type="string">
            <text:p>Story</text:p>
          </table:table-cell>
          <table:table-cell table:style-name="ce23" office:value-type="string" calcext:value-type="string">
            <text:p>TD-184 -- Web - Step #3-2 -- Initialize CometChat SDK</text:p>
          </table:table-cell>
          <table:table-cell table:style-name="ce10" office:value-type="string" calcext:value-type="string">
            <text:p><text:span text:style-name="T1"><text:a xlink:href="https://tussly.atlassian.net/browse/TD-184" xlink:type="simple">https://tussly.atlassian.net/browse/TD-184</text:a></text:span></text:p>
          </table:table-cell>
          <table:table-cell table:style-name="ce7" office:value-type="string" calcext:value-type="string">
            <text:p>CometChat now automatically authenticates users on app login using their unique ID (with one retry on transient failures), enables chat on success, disables it and shows an error notification on failure, and syncs logout behavior seamlessly.</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4-28" calcext:value-type="date">
            <text:p>2025-04-28</text:p>
          </table:table-cell>
        </table:table-row>
        <table:table-row table:style-name="ro7">
          <table:table-cell table:style-name="ce8" office:value-type="string" calcext:value-type="string">
            <text:p>Story</text:p>
          </table:table-cell>
          <table:table-cell table:style-name="ce23" office:value-type="string" calcext:value-type="string">
            <text:p>TD-183 -- Web - Step #3-1 -- Integrate CometChat SDK</text:p>
          </table:table-cell>
          <table:table-cell table:style-name="ce10" office:value-type="string" calcext:value-type="string">
            <text:p><text:span text:style-name="T1"><text:a xlink:href="https://tussly.atlassian.net/browse/TD-183" xlink:type="simple">https://tussly.atlassian.net/browse/TD-183</text:a></text:span></text:p>
          </table:table-cell>
          <table:table-cell table:style-name="ce7" office:value-type="string" calcext:value-type="string">
            <text:p>CometChat Web SDK is now fully integrated—providing secure, real-time chat with authentication guards and robust error handling.</text:p>
          </table:table-cell>
          <table:table-cell table:style-name="ce7" office:value-type="float" office:value="2" calcext:value-type="float">
            <text:p>2</text:p>
          </table:table-cell>
          <table:table-cell table:style-name="ce7" office:value-type="string" calcext:value-type="string">
            <text:p>Usama Shaikh</text:p>
          </table:table-cell>
          <table:table-cell table:style-name="ce32" office:value-type="date" office:date-value="2025-04-28" calcext:value-type="date">
            <text:p>2025-04-28</text:p>
          </table:table-cell>
        </table:table-row>
        <table:table-row table:style-name="ro14">
          <table:table-cell table:style-name="ce8" office:value-type="string" calcext:value-type="string">
            <text:p>Story</text:p>
          </table:table-cell>
          <table:table-cell table:style-name="ce23" office:value-type="string" calcext:value-type="string">
            <text:p>TD-268 -- BE - Step #4A -- Sync All the old teams</text:p>
          </table:table-cell>
          <table:table-cell table:style-name="ce10" office:value-type="string" calcext:value-type="string">
            <text:p><text:span text:style-name="T1"><text:a xlink:href="https://tussly.atlassian.net/browse/TD-268" xlink:type="simple">https://tussly.atlassian.net/browse/TD-268</text:a></text:span></text:p>
          </table:table-cell>
          <table:table-cell table:style-name="ce7" office:value-type="string" calcext:value-type="string">
            <text:p>"Group created successfully with all members added." <text:s/>"Group and members have been created and linked successfully." <text:s/>"New group created. All selected members are now part of the group."</text:p>
          </table:table-cell>
          <table:table-cell table:style-name="ce7" office:value-type="float" office:value="3" calcext:value-type="float">
            <text:p>3</text:p>
          </table:table-cell>
          <table:table-cell table:style-name="ce7" office:value-type="string" calcext:value-type="string">
            <text:p>Kishan Dharajiya</text:p>
          </table:table-cell>
          <table:table-cell table:style-name="ce32" office:value-type="date" office:date-value="2025-04-28" calcext:value-type="date">
            <text:p>2025-04-28</text:p>
          </table:table-cell>
        </table:table-row>
        <table:table-row table:style-name="ro9">
          <table:table-cell table:style-name="ce8" office:value-type="string" calcext:value-type="string">
            <text:p>Story</text:p>
          </table:table-cell>
          <table:table-cell table:style-name="ce23" office:value-type="string" calcext:value-type="string">
            <text:p>TD-176 -- BE - Step #4 -- Sync All Old App Users</text:p>
          </table:table-cell>
          <table:table-cell table:style-name="ce10" office:value-type="string" calcext:value-type="string">
            <text:p><text:span text:style-name="T1"><text:a xlink:href="https://tussly.atlassian.net/browse/TD-176" xlink:type="simple">https://tussly.atlassian.net/browse/TD-176</text:a></text:span></text:p>
          </table:table-cell>
          <table:table-cell table:style-name="ce7" office:value-type="string" calcext:value-type="string">
            <text:p>A common function to create users in CometChat. <text:s/>A command (probably a script/command file) to sync old users. <text:s/>Avoid duplicate creation (check if the user exists first). <text:s/>Retry up to 3 times if user creation fails.</text:p>
          </table:table-cell>
          <table:table-cell table:style-name="ce7" office:value-type="float" office:value="3.5" calcext:value-type="float">
            <text:p>3.5</text:p>
          </table:table-cell>
          <table:table-cell table:style-name="ce7" office:value-type="string" calcext:value-type="string">
            <text:p>Kishan Dharajiya</text:p>
          </table:table-cell>
          <table:table-cell table:style-name="ce32" office:value-type="date" office:date-value="2025-04-28" calcext:value-type="date">
            <text:p>2025-04-28</text:p>
          </table:table-cell>
        </table:table-row>
        <table:table-row table:style-name="ro13">
          <table:table-cell table:style-name="ce8" office:value-type="string" calcext:value-type="string">
            <text:p>Story</text:p>
          </table:table-cell>
          <table:table-cell table:style-name="ce23" office:value-type="string" calcext:value-type="string">
            <text:p>TD-248 -- AND - Step #5-2 -- Allow Users to View Past Conversations</text:p>
          </table:table-cell>
          <table:table-cell table:style-name="ce10" office:value-type="string" calcext:value-type="string">
            <text:p><text:span text:style-name="T1"><text:a xlink:href="https://tussly.atlassian.net/browse/TD-248" xlink:type="simple">https://tussly.atlassian.net/browse/TD-248</text:a></text:span></text:p>
          </table:table-cell>
          <table:table-cell table:style-name="ce7" office:value-type="string" calcext:value-type="string">
            <text:p>Now in Chat List screen. Design chat list screen, design Cell for chat list. On conversation tap, go into chat message screen. Get message list from comet chat. Aftre design screen and cell for display message. Active listener to get real time message update.</text:p>
          </table:table-cell>
          <table:table-cell table:style-name="ce7" office:value-type="float" office:value="5.5" calcext:value-type="float">
            <text:p>5.5</text:p>
          </table:table-cell>
          <table:table-cell table:style-name="ce7" office:value-type="string" calcext:value-type="string">
            <text:p>HasanAli</text:p>
          </table:table-cell>
          <table:table-cell table:style-name="ce32" office:value-type="date" office:date-value="2025-04-25" calcext:value-type="date">
            <text:p>2025-04-25</text:p>
          </table:table-cell>
        </table:table-row>
        <table:table-row table:style-name="ro3">
          <table:table-cell table:style-name="ce8" office:value-type="string" calcext:value-type="string">
            <text:p>Story</text:p>
          </table:table-cell>
          <table:table-cell table:style-name="ce23" office:value-type="string" calcext:value-type="string">
            <text:p>TD-247 -- AND - Step #5-1 -- Navigate to Chat Message Screen on Chat Icon Tap</text:p>
          </table:table-cell>
          <table:table-cell table:style-name="ce10" office:value-type="string" calcext:value-type="string">
            <text:p><text:span text:style-name="T1"><text:a xlink:href="https://tussly.atlassian.net/browse/TD-247" xlink:type="simple">https://tussly.atlassian.net/browse/TD-247</text:a></text:span></text:p>
          </table:table-cell>
          <table:table-cell table:style-name="ce7" office:value-type="string" calcext:value-type="string">
            <text:p>Now on tap on the chat icon then navigate to Chat List screen.</text:p>
          </table:table-cell>
          <table:table-cell table:style-name="ce7" office:value-type="float" office:value="2.7" calcext:value-type="float">
            <text:p>2.7</text:p>
          </table:table-cell>
          <table:table-cell table:style-name="ce7" office:value-type="string" calcext:value-type="string">
            <text:p>HasanAli</text:p>
          </table:table-cell>
          <table:table-cell table:style-name="ce32" office:value-type="date" office:date-value="2025-04-25" calcext:value-type="date">
            <text:p>2025-04-25</text:p>
          </table:table-cell>
        </table:table-row>
        <table:table-row table:style-name="ro14">
          <table:table-cell table:style-name="ce8" office:value-type="string" calcext:value-type="string">
            <text:p>Story</text:p>
          </table:table-cell>
          <table:table-cell table:style-name="ce23" office:value-type="string" calcext:value-type="string">
            <text:p>TD-246 -- AND - Step #4-4 -- Handle CometChat Logout Failure</text:p>
          </table:table-cell>
          <table:table-cell table:style-name="ce10" office:value-type="string" calcext:value-type="string">
            <text:p><text:span text:style-name="T1"><text:a xlink:href="https://tussly.atlassian.net/browse/TD-246" xlink:type="simple">https://tussly.atlassian.net/browse/TD-246</text:a></text:span></text:p>
          </table:table-cell>
          <table:table-cell table:style-name="ce7" office:value-type="string" calcext:value-type="string">
            <text:p>Implement logout in CometChat. If any issue occurs, handle it and try again to log out of Cometchat. After trying again, get the issue, and then continue to log out to Tussly.</text:p>
          </table:table-cell>
          <table:table-cell table:style-name="ce7" office:value-type="float" office:value="2.3" calcext:value-type="float">
            <text:p>2.3</text:p>
          </table:table-cell>
          <table:table-cell table:style-name="ce7" office:value-type="string" calcext:value-type="string">
            <text:p>HasanAli</text:p>
          </table:table-cell>
          <table:table-cell table:style-name="ce32" office:value-type="date" office:date-value="2025-04-25" calcext:value-type="date">
            <text:p>2025-04-25</text:p>
          </table:table-cell>
        </table:table-row>
        <table:table-row table:style-name="ro3">
          <table:table-cell table:style-name="ce8" office:value-type="string" calcext:value-type="string">
            <text:p>Story</text:p>
          </table:table-cell>
          <table:table-cell table:style-name="ce23" office:value-type="string" calcext:value-type="string">
            <text:p>TD-243 -- AND - Step #4-1 -- Log in to CometChat after User Authentication in the Android App</text:p>
          </table:table-cell>
          <table:table-cell table:style-name="ce10" office:value-type="string" calcext:value-type="string">
            <text:p><text:span text:style-name="T1"><text:a xlink:href="https://tussly.atlassian.net/browse/TD-243" xlink:type="simple">https://tussly.atlassian.net/browse/TD-243</text:a></text:span></text:p>
          </table:table-cell>
          <table:table-cell table:style-name="ce7" office:value-type="string" calcext:value-type="string">
            <text:p>After Initialization, implement login in CometChat.</text:p>
          </table:table-cell>
          <table:table-cell table:style-name="ce7" office:value-type="float" office:value="1.9" calcext:value-type="float">
            <text:p>1.9</text:p>
          </table:table-cell>
          <table:table-cell table:style-name="ce7" office:value-type="string" calcext:value-type="string">
            <text:p>HasanAli</text:p>
          </table:table-cell>
          <table:table-cell table:style-name="ce32" office:value-type="date" office:date-value="2025-04-25" calcext:value-type="date">
            <text:p>2025-04-25</text:p>
          </table:table-cell>
        </table:table-row>
        <table:table-row table:style-name="ro7">
          <table:table-cell table:style-name="ce8" office:value-type="string" calcext:value-type="string">
            <text:p>Story</text:p>
          </table:table-cell>
          <table:table-cell table:style-name="ce23" office:value-type="string" calcext:value-type="string">
            <text:p>TD-226 -- iOS - Step #5-2 -- Allow Users to View Past Conversations</text:p>
          </table:table-cell>
          <table:table-cell table:style-name="ce10" office:value-type="string" calcext:value-type="string">
            <text:p><text:span text:style-name="T1"><text:a xlink:href="https://tussly.atlassian.net/browse/TD-226" xlink:type="simple">https://tussly.atlassian.net/browse/TD-226</text:a></text:span></text:p>
          </table:table-cell>
          <table:table-cell table:style-name="ce7" office:value-type="string" calcext:value-type="string">
            <text:p>Design Cell for display image for sender and receiver. Design document cell for sender and receiver. </text:p>
          </table:table-cell>
          <table:table-cell table:style-name="ce7" office:value-type="float" office:value="3" calcext:value-type="float">
            <text:p>3</text:p>
          </table:table-cell>
          <table:table-cell table:style-name="ce7" office:value-type="string" calcext:value-type="string">
            <text:p>Pranay Prajapati</text:p>
          </table:table-cell>
          <table:table-cell table:style-name="ce32" office:value-type="date" office:date-value="2025-04-25" calcext:value-type="date">
            <text:p>2025-04-25</text:p>
          </table:table-cell>
        </table:table-row>
        <table:table-row table:style-name="ro3">
          <table:table-cell table:style-name="ce8"/>
          <table:table-cell table:style-name="ce23" office:value-type="string" calcext:value-type="string">
            <text:p>SCRUM Meeting and Team Discussion</text:p>
          </table:table-cell>
          <table:table-cell table:style-name="ce10"/>
          <table:table-cell table:style-name="ce8" office:value-type="string" calcext:value-type="string">
            <text:p>Meting with team, to discuss about ChatList and ChatMessageVC</text:p>
          </table:table-cell>
          <table:table-cell table:style-name="ce7" office:value-type="float" office:value="0.5" calcext:value-type="float">
            <text:p>0.5</text:p>
          </table:table-cell>
          <table:table-cell table:style-name="ce7" office:value-type="string" calcext:value-type="string">
            <text:p>Jayesh Rathod</text:p>
          </table:table-cell>
          <table:table-cell table:style-name="ce32" office:value-type="date" office:date-value="2025-04-25" calcext:value-type="date">
            <text:p>2025-04-25</text:p>
          </table:table-cell>
        </table:table-row>
        <table:table-row table:style-name="ro14">
          <table:table-cell table:style-name="ce8" office:value-type="string" calcext:value-type="string">
            <text:p>Story</text:p>
          </table:table-cell>
          <table:table-cell table:style-name="ce23" office:value-type="string" calcext:value-type="string">
            <text:p>TD-225 -- iOS - Step #5-1 -- Navigate to Chat Screen on Chat Icon Tap</text:p>
          </table:table-cell>
          <table:table-cell table:style-name="ce10" office:value-type="string" calcext:value-type="string">
            <text:p><text:span text:style-name="T1"><text:a xlink:href="https://tussly.atlassian.net/browse/TD-225" xlink:type="simple">https://tussly.atlassian.net/browse/TD-225</text:a></text:span></text:p>
          </table:table-cell>
          <table:table-cell table:style-name="ce7" office:value-type="string" calcext:value-type="string">
            <text:p>Now on tap on the chat icon then navigate to Chat List screen. Chat List screen. Design chat list screen, design TV Cell for chat list. Fetch data from comet chat and display.</text:p>
          </table:table-cell>
          <table:table-cell table:style-name="ce7" office:value-type="float" office:value="2.5" calcext:value-type="float">
            <text:p>2.5</text:p>
          </table:table-cell>
          <table:table-cell table:style-name="ce7" office:value-type="string" calcext:value-type="string">
            <text:p>Pranay Prajapati</text:p>
          </table:table-cell>
          <table:table-cell table:style-name="ce32" office:value-type="date" office:date-value="2025-04-25" calcext:value-type="date">
            <text:p>2025-04-25</text:p>
          </table:table-cell>
        </table:table-row>
        <table:table-row table:style-name="ro14">
          <table:table-cell table:style-name="ce8" office:value-type="string" calcext:value-type="string">
            <text:p>Story</text:p>
          </table:table-cell>
          <table:table-cell table:style-name="ce23" office:value-type="string" calcext:value-type="string">
            <text:p>TD-224 -- iOS - Step #4-4 -- Handle CometChat Logout Failure</text:p>
          </table:table-cell>
          <table:table-cell table:style-name="ce10" office:value-type="string" calcext:value-type="string">
            <text:p><text:span text:style-name="T1"><text:a xlink:href="https://tussly.atlassian.net/browse/TD-224" xlink:type="simple">https://tussly.atlassian.net/browse/TD-224</text:a></text:span></text:p>
          </table:table-cell>
          <table:table-cell table:style-name="ce7" office:value-type="string" calcext:value-type="string">
            <text:p>Implement logout in CometChat. If any issue occurs, handle it and try again to log out of Cometchat. After trying again, get the issue, and then continue to log out to Tussly.</text:p>
          </table:table-cell>
          <table:table-cell table:style-name="ce7" office:value-type="float" office:value="2.5" calcext:value-type="float">
            <text:p>2.5</text:p>
          </table:table-cell>
          <table:table-cell table:style-name="ce7" office:value-type="string" calcext:value-type="string">
            <text:p>Pranay Prajapati</text:p>
          </table:table-cell>
          <table:table-cell table:style-name="ce32" office:value-type="date" office:date-value="2025-04-25" calcext:value-type="date">
            <text:p>2025-04-25</text:p>
          </table:table-cell>
        </table:table-row>
        <table:table-row table:style-name="ro3">
          <table:table-cell table:style-name="ce8" office:value-type="string" calcext:value-type="string">
            <text:p>Story</text:p>
          </table:table-cell>
          <table:table-cell table:style-name="ce23" office:value-type="string" calcext:value-type="string">
            <text:p>TD-176 -- BE - Step #4 -- Sync All Old App Users</text:p>
          </table:table-cell>
          <table:table-cell table:style-name="ce10" office:value-type="string" calcext:value-type="string">
            <text:p><text:span text:style-name="T1"><text:a xlink:href="https://tussly.atlassian.net/browse/TD-176" xlink:type="simple">https://tussly.atlassian.net/browse/TD-176</text:a></text:span></text:p>
          </table:table-cell>
          <table:table-cell table:style-name="ce7" office:value-type="string" calcext:value-type="string">
            <text:p>Create a common function to handle user creation in CometChat.</text:p>
          </table:table-cell>
          <table:table-cell table:style-name="ce7" office:value-type="float" office:value="2" calcext:value-type="float">
            <text:p>2</text:p>
          </table:table-cell>
          <table:table-cell table:style-name="ce7" office:value-type="string" calcext:value-type="string">
            <text:p>Kishan Dharajiya</text:p>
          </table:table-cell>
          <table:table-cell table:style-name="ce32" office:value-type="date" office:date-value="2025-04-25" calcext:value-type="date">
            <text:p>2025-04-25</text:p>
          </table:table-cell>
        </table:table-row>
        <table:table-row table:style-name="ro3">
          <table:table-cell table:style-name="ce8" office:value-type="string" calcext:value-type="string">
            <text:p>Story</text:p>
          </table:table-cell>
          <table:table-cell table:style-name="ce23" office:value-type="string" calcext:value-type="string">
            <text:p>TD-175 -- BE - Step #3 -- Integrate CometChat SDK</text:p>
          </table:table-cell>
          <table:table-cell table:style-name="ce10" office:value-type="string" calcext:value-type="string">
            <text:p><text:span text:style-name="T1"><text:a xlink:href="https://tussly.atlassian.net/browse/TD-175" xlink:type="simple">https://tussly.atlassian.net/browse/TD-175</text:a></text:span></text:p>
          </table:table-cell>
          <table:table-cell table:style-name="ce7" office:value-type="string" calcext:value-type="string">
            <text:p>Create CometChat Helper Class &amp; Make guzzle call from every API request </text:p>
          </table:table-cell>
          <table:table-cell table:style-name="ce7" office:value-type="float" office:value="1.5" calcext:value-type="float">
            <text:p>1.5</text:p>
          </table:table-cell>
          <table:table-cell table:style-name="ce7" office:value-type="string" calcext:value-type="string">
            <text:p>Kishan Dharajiya</text:p>
          </table:table-cell>
          <table:table-cell table:style-name="ce32" office:value-type="date" office:date-value="2025-04-25" calcext:value-type="date">
            <text:p>2025-04-25</text:p>
          </table:table-cell>
        </table:table-row>
        <table:table-row table:style-name="ro14">
          <table:table-cell table:style-name="ce8" office:value-type="string" calcext:value-type="string">
            <text:p>Story</text:p>
          </table:table-cell>
          <table:table-cell table:style-name="ce23" office:value-type="string" calcext:value-type="string">
            <text:p>TD-245 -- AND - Step #4-3 -- Handle CometChat Login Failure</text:p>
          </table:table-cell>
          <table:table-cell table:style-name="ce10" office:value-type="string" calcext:value-type="string">
            <text:p><text:span text:style-name="T1"><text:a xlink:href="https://tussly.atlassian.net/browse/TD-245" xlink:type="simple">https://tussly.atlassian.net/browse/TD-245</text:a></text:span></text:p>
          </table:table-cell>
          <table:table-cell table:style-name="ce7" office:value-type="string" calcext:value-type="string">
            <text:p>Implement login in CometChat. If any issue occurs, then handle that and try again to log in to Cometchat. After trying again, get the issue, then continue to log in to Tussly.</text:p>
          </table:table-cell>
          <table:table-cell table:style-name="ce7" office:value-type="float" office:value="2.5" calcext:value-type="float">
            <text:p>2.5</text:p>
          </table:table-cell>
          <table:table-cell table:style-name="ce7" office:value-type="string" calcext:value-type="string">
            <text:p>HasanAli</text:p>
          </table:table-cell>
          <table:table-cell table:style-name="ce32" office:value-type="date" office:date-value="2025-04-24" calcext:value-type="date">
            <text:p>2025-04-24</text:p>
          </table:table-cell>
        </table:table-row>
        <table:table-row table:style-name="ro3">
          <table:table-cell table:style-name="ce8" office:value-type="string" calcext:value-type="string">
            <text:p>Story</text:p>
          </table:table-cell>
          <table:table-cell table:style-name="ce23" office:value-type="string" calcext:value-type="string">
            <text:p>TD-244 -- AND - Step #4-2 -- Log Out User from CometChat When Logging Out of the App</text:p>
          </table:table-cell>
          <table:table-cell table:style-name="ce10" office:value-type="string" calcext:value-type="string">
            <text:p><text:span text:style-name="T1"><text:a xlink:href="https://tussly.atlassian.net/browse/TD-244" xlink:type="simple">https://tussly.atlassian.net/browse/TD-244</text:a></text:span></text:p>
          </table:table-cell>
          <table:table-cell table:style-name="ce7" office:value-type="string" calcext:value-type="string">
            <text:p>After Initialization, implement logout from CometChat.</text:p>
          </table:table-cell>
          <table:table-cell table:style-name="ce7" office:value-type="float" office:value="1.8" calcext:value-type="float">
            <text:p>1.8</text:p>
          </table:table-cell>
          <table:table-cell table:style-name="ce7" office:value-type="string" calcext:value-type="string">
            <text:p>HasanAli</text:p>
          </table:table-cell>
          <table:table-cell table:style-name="ce32" office:value-type="date" office:date-value="2025-04-24" calcext:value-type="date">
            <text:p>2025-04-24</text:p>
          </table:table-cell>
        </table:table-row>
        <table:table-row table:style-name="ro3">
          <table:table-cell table:style-name="ce8" office:value-type="string" calcext:value-type="string">
            <text:p>Story</text:p>
          </table:table-cell>
          <table:table-cell table:style-name="ce23" office:value-type="string" calcext:value-type="string">
            <text:p>TD-242 -- AND - Step #3-2 -- Initialize CometChat SDK</text:p>
          </table:table-cell>
          <table:table-cell table:style-name="ce10" office:value-type="string" calcext:value-type="string">
            <text:p><text:span text:style-name="T1"><text:a xlink:href="https://tussly.atlassian.net/browse/TD-242" xlink:type="simple">https://tussly.atlassian.net/browse/TD-242</text:a></text:span></text:p>
          </table:table-cell>
          <table:table-cell table:style-name="ce7" office:value-type="string" calcext:value-type="string">
            <text:p>Initialize CometChat SDK in Tussly.</text:p>
          </table:table-cell>
          <table:table-cell table:style-name="ce7" office:value-type="float" office:value="2" calcext:value-type="float">
            <text:p>2</text:p>
          </table:table-cell>
          <table:table-cell table:style-name="ce7" office:value-type="string" calcext:value-type="string">
            <text:p>HasanAli</text:p>
          </table:table-cell>
          <table:table-cell table:style-name="ce32" office:value-type="date" office:date-value="2025-04-24" calcext:value-type="date">
            <text:p>2025-04-24</text:p>
          </table:table-cell>
        </table:table-row>
        <table:table-row table:style-name="ro14">
          <table:table-cell table:style-name="ce8" office:value-type="string" calcext:value-type="string">
            <text:p>Story</text:p>
          </table:table-cell>
          <table:table-cell table:style-name="ce23" office:value-type="string" calcext:value-type="string">
            <text:p>TD-223 -- iOS - Step #4-3 -- Handle CometChat Login Failure</text:p>
          </table:table-cell>
          <table:table-cell table:style-name="ce10" office:value-type="string" calcext:value-type="string">
            <text:p><text:span text:style-name="T1"><text:a xlink:href="https://tussly.atlassian.net/browse/TD-223" xlink:type="simple">https://tussly.atlassian.net/browse/TD-223</text:a></text:span></text:p>
          </table:table-cell>
          <table:table-cell table:style-name="ce7" office:value-type="string" calcext:value-type="string">
            <text:p>Implement login in CometChat. If any issue occurs, then handle that and try again to log in to Cometchat. After trying again, get the issue, then continue to log in to Tussly.</text:p>
          </table:table-cell>
          <table:table-cell table:style-name="ce7" office:value-type="float" office:value="2.33" calcext:value-type="float">
            <text:p>2.33</text:p>
          </table:table-cell>
          <table:table-cell table:style-name="ce7" office:value-type="string" calcext:value-type="string">
            <text:p>Pranay Prajapati</text:p>
          </table:table-cell>
          <table:table-cell table:style-name="ce32" office:value-type="date" office:date-value="2025-04-24" calcext:value-type="date">
            <text:p>2025-04-24</text:p>
          </table:table-cell>
        </table:table-row>
        <table:table-row table:style-name="ro7">
          <table:table-cell table:style-name="ce8" office:value-type="string" calcext:value-type="string">
            <text:p>Story</text:p>
          </table:table-cell>
          <table:table-cell table:style-name="ce23" office:value-type="string" calcext:value-type="string">
            <text:p>TD-222 -- iOS - Step #4-2 -- Log Out from CometChat When User Logs Out from the iOS App</text:p>
          </table:table-cell>
          <table:table-cell table:style-name="ce10" office:value-type="string" calcext:value-type="string">
            <text:p><text:span text:style-name="T1"><text:a xlink:href="https://tussly.atlassian.net/browse/TD-222" xlink:type="simple">https://tussly.atlassian.net/browse/TD-222</text:a></text:span></text:p>
          </table:table-cell>
          <table:table-cell table:style-name="ce7" office:value-type="string" calcext:value-type="string">
            <text:p>After Initialization, implement logout from CometChat.</text:p>
          </table:table-cell>
          <table:table-cell table:style-name="ce7" office:value-type="float" office:value="1.83" calcext:value-type="float">
            <text:p>1.83</text:p>
          </table:table-cell>
          <table:table-cell table:style-name="ce7" office:value-type="string" calcext:value-type="string">
            <text:p>Pranay Prajapati</text:p>
          </table:table-cell>
          <table:table-cell table:style-name="ce32" office:value-type="date" office:date-value="2025-04-24" calcext:value-type="date">
            <text:p>2025-04-24</text:p>
          </table:table-cell>
        </table:table-row>
        <table:table-row table:style-name="ro7">
          <table:table-cell table:style-name="ce8" office:value-type="string" calcext:value-type="string">
            <text:p>Story</text:p>
          </table:table-cell>
          <table:table-cell table:style-name="ce23" office:value-type="string" calcext:value-type="string">
            <text:p>TD-221 -- iOS - Step #4-1 -- Implement CometChat Login after User Authentication in iOS App</text:p>
          </table:table-cell>
          <table:table-cell table:style-name="ce10" office:value-type="string" calcext:value-type="string">
            <text:p><text:span text:style-name="T1"><text:a xlink:href="https://tussly.atlassian.net/browse/TD-221" xlink:type="simple">https://tussly.atlassian.net/browse/TD-221</text:a></text:span></text:p>
          </table:table-cell>
          <table:table-cell table:style-name="ce7" office:value-type="string" calcext:value-type="string">
            <text:p>After Initialization, implement login in CometChat. Get issue while login CometChat. Solve issue and login CometChat.</text:p>
          </table:table-cell>
          <table:table-cell table:style-name="ce7" office:value-type="float" office:value="1.83" calcext:value-type="float">
            <text:p>1.83</text:p>
          </table:table-cell>
          <table:table-cell table:style-name="ce7" office:value-type="string" calcext:value-type="string">
            <text:p>Pranay Prajapati</text:p>
          </table:table-cell>
          <table:table-cell table:style-name="ce32" office:value-type="date" office:date-value="2025-04-24" calcext:value-type="date">
            <text:p>2025-04-24</text:p>
          </table:table-cell>
        </table:table-row>
        <table:table-row table:style-name="ro3">
          <table:table-cell table:style-name="ce8" office:value-type="string" calcext:value-type="string">
            <text:p>Story</text:p>
          </table:table-cell>
          <table:table-cell table:style-name="ce23" office:value-type="string" calcext:value-type="string">
            <text:p>TD-220 -- iOS - Step #3-2 -- Initialize CometChat SDK</text:p>
          </table:table-cell>
          <table:table-cell table:style-name="ce10" office:value-type="string" calcext:value-type="string">
            <text:p><text:span text:style-name="T1"><text:a xlink:href="https://tussly.atlassian.net/browse/TD-220" xlink:type="simple">https://tussly.atlassian.net/browse/TD-220</text:a></text:span></text:p>
          </table:table-cell>
          <table:table-cell table:style-name="ce7" office:value-type="string" calcext:value-type="string">
            <text:p>Initialize CometChat SDK in Tussly</text:p>
          </table:table-cell>
          <table:table-cell table:style-name="ce7" office:value-type="float" office:value="2" calcext:value-type="float">
            <text:p>2</text:p>
          </table:table-cell>
          <table:table-cell table:style-name="ce7" office:value-type="string" calcext:value-type="string">
            <text:p>Pranay Prajapati</text:p>
          </table:table-cell>
          <table:table-cell table:style-name="ce32" office:value-type="date" office:date-value="2025-04-24" calcext:value-type="date">
            <text:p>2025-04-24</text:p>
          </table:table-cell>
        </table:table-row>
        <table:table-row table:style-name="ro3">
          <table:table-cell table:style-name="ce8" office:value-type="string" calcext:value-type="string">
            <text:p>Story</text:p>
          </table:table-cell>
          <table:table-cell table:style-name="ce23" office:value-type="string" calcext:value-type="string">
            <text:p>TD-174 -- BE - Step #2 – Create an App in CometChat (Backend Setup)</text:p>
          </table:table-cell>
          <table:table-cell table:style-name="ce10" office:value-type="string" calcext:value-type="string">
            <text:p><text:span text:style-name="T1"><text:a xlink:href="https://tussly.atlassian.net/browse/TD-174" xlink:type="simple">https://tussly.atlassian.net/browse/TD-174</text:a></text:span></text:p>
          </table:table-cell>
          <table:table-cell table:style-name="ce7" office:value-type="string" calcext:value-type="string">
            <text:p>Create Tussly Live app on cometChat &amp; provide the credential to the team</text:p>
          </table:table-cell>
          <table:table-cell table:style-name="ce7" office:value-type="float" office:value="1" calcext:value-type="float">
            <text:p>1</text:p>
          </table:table-cell>
          <table:table-cell table:style-name="ce7" office:value-type="string" calcext:value-type="string">
            <text:p>Kishan Dharajiya</text:p>
          </table:table-cell>
          <table:table-cell table:style-name="ce32" office:value-type="date" office:date-value="2025-04-24" calcext:value-type="date">
            <text:p>2025-04-24</text:p>
          </table:table-cell>
        </table:table-row>
        <table:table-row table:style-name="ro3">
          <table:table-cell table:style-name="ce8" office:value-type="string" calcext:value-type="string">
            <text:p>Story</text:p>
          </table:table-cell>
          <table:table-cell table:style-name="ce23" office:value-type="string" calcext:value-type="string">
            <text:p>TD-174 -- BE - Step #2 – Create an App in CometChat (Backend Setup)</text:p>
          </table:table-cell>
          <table:table-cell table:style-name="ce10" office:value-type="string" calcext:value-type="string">
            <text:p><text:span text:style-name="T1"><text:a xlink:href="https://tussly.atlassian.net/browse/TD-174" xlink:type="simple">https://tussly.atlassian.net/browse/TD-174</text:a></text:span></text:p>
          </table:table-cell>
          <table:table-cell table:style-name="ce7" office:value-type="string" calcext:value-type="string">
            <text:p>Create Tussly staging app on cometChat &amp; provide the credential to the team</text:p>
          </table:table-cell>
          <table:table-cell table:style-name="ce7" office:value-type="float" office:value="1.5" calcext:value-type="float">
            <text:p>1.5</text:p>
          </table:table-cell>
          <table:table-cell table:style-name="ce7" office:value-type="string" calcext:value-type="string">
            <text:p>Kishan Dharajiya</text:p>
          </table:table-cell>
          <table:table-cell table:style-name="ce32" office:value-type="date" office:date-value="2025-04-24" calcext:value-type="date">
            <text:p>2025-04-24</text:p>
          </table:table-cell>
        </table:table-row>
        <table:table-row table:style-name="ro3">
          <table:table-cell table:style-name="ce8" office:value-type="string" calcext:value-type="string">
            <text:p>Story</text:p>
          </table:table-cell>
          <table:table-cell table:style-name="ce23" office:value-type="string" calcext:value-type="string">
            <text:p>TD-219 -- iOS - Step #3-1 -- Integrate CometChat SDK</text:p>
          </table:table-cell>
          <table:table-cell table:style-name="ce10" office:value-type="string" calcext:value-type="string">
            <text:p><text:span text:style-name="T1"><text:a xlink:href="https://tussly.atlassian.net/browse/TD-219" xlink:type="simple">https://tussly.atlassian.net/browse/TD-219</text:a></text:span></text:p>
          </table:table-cell>
          <table:table-cell table:style-name="ce7" office:value-type="string" calcext:value-type="string">
            <text:p>Integrate ComeChat SDK Get issue while integrate comet chat using pod. <text:s/>Issue solved.</text:p>
          </table:table-cell>
          <table:table-cell table:style-name="ce7" office:value-type="float" office:value="2.83" calcext:value-type="float">
            <text:p>2.83</text:p>
          </table:table-cell>
          <table:table-cell table:style-name="ce7" office:value-type="string" calcext:value-type="string">
            <text:p>Pranay Prajapati</text:p>
          </table:table-cell>
          <table:table-cell table:style-name="ce32" office:value-type="date" office:date-value="2025-04-23" calcext:value-type="date">
            <text:p>2025-04-23</text:p>
          </table:table-cell>
        </table:table-row>
        <table:table-row table:style-name="ro7">
          <table:table-cell table:style-name="ce8"/>
          <table:table-cell table:style-name="ce23" office:value-type="string" calcext:value-type="string">
            <text:p>SCRUM Meeting and Team Discussion</text:p>
          </table:table-cell>
          <table:table-cell table:style-name="ce10"/>
          <table:table-cell table:style-name="ce29" office:value-type="string" calcext:value-type="string">
            <text:p>Meeting with developers to work on CometChat integration across iOS, Android, Web, and Backend.</text:p>
          </table:table-cell>
          <table:table-cell table:style-name="ce7" office:value-type="float" office:value="0.33" calcext:value-type="float">
            <text:p>0.33</text:p>
          </table:table-cell>
          <table:table-cell table:style-name="ce7" office:value-type="string" calcext:value-type="string">
            <text:p>Jayesh Rathod</text:p>
          </table:table-cell>
          <table:table-cell table:style-name="ce32" office:value-type="date" office:date-value="2025-04-23" calcext:value-type="date">
            <text:p>2025-04-23</text:p>
          </table:table-cell>
        </table:table-row>
        <table:table-row table:style-name="ro2">
          <table:table-cell table:style-name="ce8"/>
          <table:table-cell table:style-name="ce23" office:value-type="string" calcext:value-type="string">
            <text:p>Check and Update Sprint 5 Task Estimate</text:p>
          </table:table-cell>
          <table:table-cell table:style-name="ce10"/>
          <table:table-cell table:style-name="ce7" office:value-type="string" calcext:value-type="string">
            <text:p>Check and Update Sprint 5 Task Estimate</text:p>
          </table:table-cell>
          <table:table-cell table:style-name="ce7" office:value-type="float" office:value="2.5" calcext:value-type="float">
            <text:p>2.5</text:p>
          </table:table-cell>
          <table:table-cell table:style-name="ce7" office:value-type="string" calcext:value-type="string">
            <text:p>Jayesh Rathod</text:p>
          </table:table-cell>
          <table:table-cell table:style-name="ce32" office:value-type="date" office:date-value="2025-04-09" calcext:value-type="date">
            <text:p>2025-04-09</text:p>
          </table:table-cell>
        </table:table-row>
        <table:table-row table:style-name="ro2">
          <table:table-cell table:style-name="ce8"/>
          <table:table-cell table:style-name="ce23" office:value-type="string" calcext:value-type="string">
            <text:p>Working on Action Item &amp; Update Task/Story</text:p>
          </table:table-cell>
          <table:table-cell table:style-name="ce10"/>
          <table:table-cell table:style-name="ce7" office:value-type="string" calcext:value-type="string">
            <text:p>Working on Action Item &amp; Update Task/Story</text:p>
          </table:table-cell>
          <table:table-cell table:style-name="ce7" office:value-type="float" office:value="1.75" calcext:value-type="float">
            <text:p>1.75</text:p>
          </table:table-cell>
          <table:table-cell table:style-name="ce7" office:value-type="string" calcext:value-type="string">
            <text:p>Jayesh Rathod</text:p>
          </table:table-cell>
          <table:table-cell table:style-name="ce32" office:value-type="date" office:date-value="2025-04-03" calcext:value-type="date">
            <text:p>2025-04-03</text:p>
          </table:table-cell>
        </table:table-row>
        <table:table-row table:style-name="ro2">
          <table:table-cell table:style-name="ce8"/>
          <table:table-cell table:style-name="ce23" office:value-type="string" calcext:value-type="string">
            <text:p>Jira – Confluence Page and Task Create</text:p>
          </table:table-cell>
          <table:table-cell table:style-name="ce10"/>
          <table:table-cell table:style-name="ce7" office:value-type="string" calcext:value-type="string">
            <text:p>Jira – Confluence Page and Task Create</text:p>
          </table:table-cell>
          <table:table-cell table:style-name="ce7" office:value-type="float" office:value="5.75" calcext:value-type="float">
            <text:p>5.75</text:p>
          </table:table-cell>
          <table:table-cell table:style-name="ce7" office:value-type="string" calcext:value-type="string">
            <text:p>Jayesh Rathod</text:p>
          </table:table-cell>
          <table:table-cell table:style-name="ce32" office:value-type="date" office:date-value="2025-03-28" calcext:value-type="date">
            <text:p>2025-03-28</text:p>
          </table:table-cell>
        </table:table-row>
        <table:table-row table:style-name="ro2">
          <table:table-cell table:style-name="ce8"/>
          <table:table-cell table:style-name="ce23" office:value-type="string" calcext:value-type="string">
            <text:p>Jira – Confluence Page and Task Create</text:p>
          </table:table-cell>
          <table:table-cell table:style-name="ce10"/>
          <table:table-cell table:style-name="ce7" office:value-type="string" calcext:value-type="string">
            <text:p>Jira – Confluence Page and Task Create</text:p>
          </table:table-cell>
          <table:table-cell table:style-name="ce7" office:value-type="float" office:value="4" calcext:value-type="float">
            <text:p>4</text:p>
          </table:table-cell>
          <table:table-cell table:style-name="ce7" office:value-type="string" calcext:value-type="string">
            <text:p>Jayesh Rathod</text:p>
          </table:table-cell>
          <table:table-cell table:style-name="ce32" office:value-type="date" office:date-value="2025-03-27" calcext:value-type="date">
            <text:p>2025-03-27</text:p>
          </table:table-cell>
        </table:table-row>
        <table:table-row table:style-name="ro2">
          <table:table-cell table:style-name="ce8"/>
          <table:table-cell table:style-name="ce26"/>
          <table:table-cell table:style-name="ce28" table:number-columns-repeated="2"/>
          <table:table-cell table:style-name="ce30"/>
          <table:table-cell table:style-name="ce28"/>
          <table:table-cell table:style-name="ce33"/>
        </table:table-row>
        <table:table-row table:style-name="ro2">
          <table:table-cell table:style-name="ce8"/>
          <table:table-cell table:style-name="ce26"/>
          <table:table-cell table:style-name="ce28" table:number-columns-repeated="2"/>
          <table:table-cell table:style-name="ce30" table:formula="of:=SUM([.E2:.E294])" office:value-type="float" office:value="435.33" calcext:value-type="float">
            <text:p>435.33</text:p>
          </table:table-cell>
          <table:table-cell table:style-name="ce28"/>
          <table:table-cell table:style-name="ce33"/>
        </table:table-row>
        <table:table-row table:style-name="ro2" table:number-rows-repeated="4">
          <table:table-cell table:style-name="ce8"/>
          <table:table-cell table:style-name="ce26"/>
          <table:table-cell table:style-name="ce28" table:number-columns-repeated="2"/>
          <table:table-cell table:style-name="ce30"/>
          <table:table-cell table:style-name="ce28"/>
          <table:table-cell table:style-name="ce33"/>
        </table:table-row>
        <table:table-row table:style-name="ro6" table:number-rows-repeated="1048275">
          <table:table-cell table:number-columns-repeated="7"/>
        </table:table-row>
        <table:table-row table:style-name="ro6">
          <table:table-cell table:number-columns-repeated="7"/>
        </table:table-row>
        <calcext:conditional-formats>
          <calcext:conditional-format calcext:target-range-address="'Sprint 5 Log'.B1:'Sprint 5 Log'.B1048576">
            <calcext:condition calcext:apply-style-name="Good" calcext:value="formula-is(COUNTIF([All_Log.A:.A]; [.B1]) &gt; 0)" calcext:base-cell-address="'Sprint 5 Log'.B1"/>
          </calcext:conditional-format>
        </calcext:conditional-formats>
      </table:table>
      <table:table table:name="All_Log" table:style-name="ta1">
        <table:table-column table:style-name="co2" table:default-cell-style-name="ce7"/>
        <table:table-column table:style-name="co3" table:default-cell-style-name="ce12"/>
        <table:table-column table:style-name="co3" table:number-columns-repeated="6" table:default-cell-style-name="ce36"/>
        <table:table-column table:style-name="co3" table:default-cell-style-name="ce38"/>
        <table:table-column table:style-name="co3" table:default-cell-style-name="ce39"/>
        <table:table-row table:style-name="ro21">
          <table:table-cell table:style-name="ce34" office:value-type="string" calcext:value-type="string">
            <text:p>Item</text:p>
          </table:table-cell>
          <table:table-cell table:style-name="ce34" office:value-type="string" calcext:value-type="string">
            <text:p>Estimation</text:p>
          </table:table-cell>
          <table:table-cell table:style-name="ce34" office:value-type="string" calcext:value-type="string">
            <text:p>Jayesh Rathod</text:p>
          </table:table-cell>
          <table:table-cell table:style-name="ce34" office:value-type="string" calcext:value-type="string">
            <text:p>Kishan Dharajiya</text:p>
          </table:table-cell>
          <table:table-cell table:style-name="ce34" office:value-type="string" calcext:value-type="string">
            <text:p>Usama Shaikh</text:p>
          </table:table-cell>
          <table:table-cell table:style-name="ce34" office:value-type="string" calcext:value-type="string">
            <text:p>Pranay Prajapati</text:p>
          </table:table-cell>
          <table:table-cell table:style-name="ce34" office:value-type="string" calcext:value-type="string">
            <text:p>HasanAli</text:p>
          </table:table-cell>
          <table:table-cell table:style-name="ce34" office:value-type="string" calcext:value-type="string">
            <text:p>Kinjal Shah</text:p>
          </table:table-cell>
          <table:table-cell table:style-name="ce37" office:value-type="string" calcext:value-type="string">
            <text:p>Spent Hours</text:p>
          </table:table-cell>
          <table:table-cell table:style-name="ce37" office:value-type="string" calcext:value-type="string">
            <text:p>Difference</text:p>
          </table:table-cell>
        </table:table-row>
        <table:table-row table:style-name="ro1">
          <table:table-cell office:value-type="string" calcext:value-type="string">
            <text:p>Jira – Confluence Page and Task Create</text:p>
          </table:table-cell>
          <table:table-cell table:style-name="ce35" office:value-type="float" office:value="9.75" calcext:value-type="float">
            <text:p>9.75</text:p>
          </table:table-cell>
          <table:table-cell table:formula="of:=SUMIFS([$'Sprint 5 Log'.$E:.$E];[$'Sprint 5 Log'.$B:.$B];[.$A2];[$'Sprint 5 Log'.$F:.$F];[.C$1])" office:value-type="float" office:value="9.75" calcext:value-type="float">
            <text:p>9.75</text:p>
          </table:table-cell>
          <table:table-cell table:formula="of:=SUMIFS([$'Sprint 5 Log'.$E:.$E];[$'Sprint 5 Log'.$B:.$B];[.$A2];[$'Sprint 5 Log'.$F:.$F];[.D$1])" office:value-type="float" office:value="0" calcext:value-type="float">
            <text:p>0</text:p>
          </table:table-cell>
          <table:table-cell table:formula="of:=SUMIFS([$'Sprint 5 Log'.$E:.$E];[$'Sprint 5 Log'.$B:.$B];[.$A2];[$'Sprint 5 Log'.$F:.$F];[.E$1])" office:value-type="float" office:value="0" calcext:value-type="float">
            <text:p>0</text:p>
          </table:table-cell>
          <table:table-cell table:formula="of:=SUMIFS([$'Sprint 5 Log'.$E:.$E];[$'Sprint 5 Log'.$B:.$B];[.$A2];[$'Sprint 5 Log'.$F:.$F];[.F$1])" office:value-type="float" office:value="0" calcext:value-type="float">
            <text:p>0</text:p>
          </table:table-cell>
          <table:table-cell table:formula="of:=SUMIFS([$'Sprint 5 Log'.$E:.$E];[$'Sprint 5 Log'.$B:.$B];[.$A2];[$'Sprint 5 Log'.$F:.$F];[.G$1])" office:value-type="float" office:value="0" calcext:value-type="float">
            <text:p>0</text:p>
          </table:table-cell>
          <table:table-cell table:formula="of:=SUMIFS([$'Sprint 5 Log'.$E:.$E];[$'Sprint 5 Log'.$B:.$B];[.$A2];[$'Sprint 5 Log'.$F:.$F];[.H$1])" office:value-type="float" office:value="0" calcext:value-type="float">
            <text:p>0</text:p>
          </table:table-cell>
          <table:table-cell table:formula="of:=SUM([.C2:.H2])" office:value-type="float" office:value="9.75" calcext:value-type="float">
            <text:p>9.75</text:p>
          </table:table-cell>
          <table:table-cell table:formula="of:=[.B2]-[.I2]" office:value-type="float" office:value="0" calcext:value-type="float">
            <text:p>0</text:p>
          </table:table-cell>
        </table:table-row>
        <table:table-row table:style-name="ro1">
          <table:table-cell office:value-type="string" calcext:value-type="string">
            <text:p>Working on Action Item &amp; Update Task/Story</text:p>
          </table:table-cell>
          <table:table-cell table:style-name="ce35" office:value-type="float" office:value="1.75" calcext:value-type="float">
            <text:p>1.75</text:p>
          </table:table-cell>
          <table:table-cell table:formula="of:=SUMIFS([$'Sprint 5 Log'.$E:.$E];[$'Sprint 5 Log'.$B:.$B];[.$A3];[$'Sprint 5 Log'.$F:.$F];[.C$1])" office:value-type="float" office:value="1.75" calcext:value-type="float">
            <text:p>1.75</text:p>
          </table:table-cell>
          <table:table-cell table:formula="of:=SUMIFS([$'Sprint 5 Log'.$E:.$E];[$'Sprint 5 Log'.$B:.$B];[.$A3];[$'Sprint 5 Log'.$F:.$F];[.D$1])" office:value-type="float" office:value="0" calcext:value-type="float">
            <text:p>0</text:p>
          </table:table-cell>
          <table:table-cell table:formula="of:=SUMIFS([$'Sprint 5 Log'.$E:.$E];[$'Sprint 5 Log'.$B:.$B];[.$A3];[$'Sprint 5 Log'.$F:.$F];[.E$1])" office:value-type="float" office:value="0" calcext:value-type="float">
            <text:p>0</text:p>
          </table:table-cell>
          <table:table-cell table:formula="of:=SUMIFS([$'Sprint 5 Log'.$E:.$E];[$'Sprint 5 Log'.$B:.$B];[.$A3];[$'Sprint 5 Log'.$F:.$F];[.F$1])" office:value-type="float" office:value="0" calcext:value-type="float">
            <text:p>0</text:p>
          </table:table-cell>
          <table:table-cell table:formula="of:=SUMIFS([$'Sprint 5 Log'.$E:.$E];[$'Sprint 5 Log'.$B:.$B];[.$A3];[$'Sprint 5 Log'.$F:.$F];[.G$1])" office:value-type="float" office:value="0" calcext:value-type="float">
            <text:p>0</text:p>
          </table:table-cell>
          <table:table-cell table:formula="of:=SUMIFS([$'Sprint 5 Log'.$E:.$E];[$'Sprint 5 Log'.$B:.$B];[.$A3];[$'Sprint 5 Log'.$F:.$F];[.H$1])" office:value-type="float" office:value="0" calcext:value-type="float">
            <text:p>0</text:p>
          </table:table-cell>
          <table:table-cell table:formula="of:=SUM([.C3:.H3])" office:value-type="float" office:value="1.75" calcext:value-type="float">
            <text:p>1.75</text:p>
          </table:table-cell>
          <table:table-cell table:formula="of:=[.B3]-[.I3]" office:value-type="float" office:value="0" calcext:value-type="float">
            <text:p>0</text:p>
          </table:table-cell>
        </table:table-row>
        <table:table-row table:style-name="ro1">
          <table:table-cell office:value-type="string" calcext:value-type="string">
            <text:p>Check and Update Sprint 5 Task Estimate</text:p>
          </table:table-cell>
          <table:table-cell table:style-name="ce35" office:value-type="float" office:value="2.5" calcext:value-type="float">
            <text:p>2.5</text:p>
          </table:table-cell>
          <table:table-cell table:formula="of:=SUMIFS([$'Sprint 5 Log'.$E:.$E];[$'Sprint 5 Log'.$B:.$B];[.$A4];[$'Sprint 5 Log'.$F:.$F];[.C$1])" office:value-type="float" office:value="2.5" calcext:value-type="float">
            <text:p>2.5</text:p>
          </table:table-cell>
          <table:table-cell table:formula="of:=SUMIFS([$'Sprint 5 Log'.$E:.$E];[$'Sprint 5 Log'.$B:.$B];[.$A4];[$'Sprint 5 Log'.$F:.$F];[.D$1])" office:value-type="float" office:value="0" calcext:value-type="float">
            <text:p>0</text:p>
          </table:table-cell>
          <table:table-cell table:formula="of:=SUMIFS([$'Sprint 5 Log'.$E:.$E];[$'Sprint 5 Log'.$B:.$B];[.$A4];[$'Sprint 5 Log'.$F:.$F];[.E$1])" office:value-type="float" office:value="0" calcext:value-type="float">
            <text:p>0</text:p>
          </table:table-cell>
          <table:table-cell table:formula="of:=SUMIFS([$'Sprint 5 Log'.$E:.$E];[$'Sprint 5 Log'.$B:.$B];[.$A4];[$'Sprint 5 Log'.$F:.$F];[.F$1])" office:value-type="float" office:value="0" calcext:value-type="float">
            <text:p>0</text:p>
          </table:table-cell>
          <table:table-cell table:formula="of:=SUMIFS([$'Sprint 5 Log'.$E:.$E];[$'Sprint 5 Log'.$B:.$B];[.$A4];[$'Sprint 5 Log'.$F:.$F];[.G$1])" office:value-type="float" office:value="0" calcext:value-type="float">
            <text:p>0</text:p>
          </table:table-cell>
          <table:table-cell table:formula="of:=SUMIFS([$'Sprint 5 Log'.$E:.$E];[$'Sprint 5 Log'.$B:.$B];[.$A4];[$'Sprint 5 Log'.$F:.$F];[.H$1])" office:value-type="float" office:value="0" calcext:value-type="float">
            <text:p>0</text:p>
          </table:table-cell>
          <table:table-cell table:formula="of:=SUM([.C4:.H4])" office:value-type="float" office:value="2.5" calcext:value-type="float">
            <text:p>2.5</text:p>
          </table:table-cell>
          <table:table-cell table:formula="of:=[.B4]-[.I4]" office:value-type="float" office:value="0" calcext:value-type="float">
            <text:p>0</text:p>
          </table:table-cell>
        </table:table-row>
        <table:table-row table:style-name="ro1">
          <table:table-cell office:value-type="string" calcext:value-type="string">
            <text:p>Call With CometChat</text:p>
          </table:table-cell>
          <table:table-cell table:style-name="ce35" office:value-type="float" office:value="6" calcext:value-type="float">
            <text:p>6</text:p>
          </table:table-cell>
          <table:table-cell table:formula="of:=SUMIFS([$'Sprint 5 Log'.$E:.$E];[$'Sprint 5 Log'.$B:.$B];[.$A5];[$'Sprint 5 Log'.$F:.$F];[.C$1])" office:value-type="float" office:value="3" calcext:value-type="float">
            <text:p>3</text:p>
          </table:table-cell>
          <table:table-cell table:formula="of:=SUMIFS([$'Sprint 5 Log'.$E:.$E];[$'Sprint 5 Log'.$B:.$B];[.$A5];[$'Sprint 5 Log'.$F:.$F];[.D$1])" office:value-type="float" office:value="0" calcext:value-type="float">
            <text:p>0</text:p>
          </table:table-cell>
          <table:table-cell table:formula="of:=SUMIFS([$'Sprint 5 Log'.$E:.$E];[$'Sprint 5 Log'.$B:.$B];[.$A5];[$'Sprint 5 Log'.$F:.$F];[.E$1])" office:value-type="float" office:value="0" calcext:value-type="float">
            <text:p>0</text:p>
          </table:table-cell>
          <table:table-cell table:formula="of:=SUMIFS([$'Sprint 5 Log'.$E:.$E];[$'Sprint 5 Log'.$B:.$B];[.$A5];[$'Sprint 5 Log'.$F:.$F];[.F$1])" office:value-type="float" office:value="3" calcext:value-type="float">
            <text:p>3</text:p>
          </table:table-cell>
          <table:table-cell table:formula="of:=SUMIFS([$'Sprint 5 Log'.$E:.$E];[$'Sprint 5 Log'.$B:.$B];[.$A5];[$'Sprint 5 Log'.$F:.$F];[.G$1])" office:value-type="float" office:value="0" calcext:value-type="float">
            <text:p>0</text:p>
          </table:table-cell>
          <table:table-cell table:formula="of:=SUMIFS([$'Sprint 5 Log'.$E:.$E];[$'Sprint 5 Log'.$B:.$B];[.$A5];[$'Sprint 5 Log'.$F:.$F];[.H$1])" office:value-type="float" office:value="0" calcext:value-type="float">
            <text:p>0</text:p>
          </table:table-cell>
          <table:table-cell table:formula="of:=SUM([.C5:.H5])" office:value-type="float" office:value="6" calcext:value-type="float">
            <text:p>6</text:p>
          </table:table-cell>
          <table:table-cell table:formula="of:=[.B5]-[.I5]" office:value-type="float" office:value="0" calcext:value-type="float">
            <text:p>0</text:p>
          </table:table-cell>
        </table:table-row>
        <table:table-row table:style-name="ro1">
          <table:table-cell office:value-type="string" calcext:value-type="string">
            <text:p>SCRUM Meeting and Team Discussion</text:p>
          </table:table-cell>
          <table:table-cell table:style-name="ce35" office:value-type="float" office:value="2.11" calcext:value-type="float">
            <text:p>2.11</text:p>
          </table:table-cell>
          <table:table-cell table:formula="of:=SUMIFS([$'Sprint 5 Log'.$E:.$E];[$'Sprint 5 Log'.$B:.$B];[.$A6];[$'Sprint 5 Log'.$F:.$F];[.C$1])" office:value-type="float" office:value="2.11" calcext:value-type="float">
            <text:p>2.11</text:p>
          </table:table-cell>
          <table:table-cell table:formula="of:=SUMIFS([$'Sprint 5 Log'.$E:.$E];[$'Sprint 5 Log'.$B:.$B];[.$A6];[$'Sprint 5 Log'.$F:.$F];[.D$1])" office:value-type="float" office:value="0" calcext:value-type="float">
            <text:p>0</text:p>
          </table:table-cell>
          <table:table-cell table:formula="of:=SUMIFS([$'Sprint 5 Log'.$E:.$E];[$'Sprint 5 Log'.$B:.$B];[.$A6];[$'Sprint 5 Log'.$F:.$F];[.E$1])" office:value-type="float" office:value="0" calcext:value-type="float">
            <text:p>0</text:p>
          </table:table-cell>
          <table:table-cell table:formula="of:=SUMIFS([$'Sprint 5 Log'.$E:.$E];[$'Sprint 5 Log'.$B:.$B];[.$A6];[$'Sprint 5 Log'.$F:.$F];[.F$1])" office:value-type="float" office:value="0" calcext:value-type="float">
            <text:p>0</text:p>
          </table:table-cell>
          <table:table-cell table:formula="of:=SUMIFS([$'Sprint 5 Log'.$E:.$E];[$'Sprint 5 Log'.$B:.$B];[.$A6];[$'Sprint 5 Log'.$F:.$F];[.G$1])" office:value-type="float" office:value="0" calcext:value-type="float">
            <text:p>0</text:p>
          </table:table-cell>
          <table:table-cell table:formula="of:=SUMIFS([$'Sprint 5 Log'.$E:.$E];[$'Sprint 5 Log'.$B:.$B];[.$A6];[$'Sprint 5 Log'.$F:.$F];[.H$1])" office:value-type="float" office:value="0" calcext:value-type="float">
            <text:p>0</text:p>
          </table:table-cell>
          <table:table-cell table:formula="of:=SUM([.C6:.H6])" office:value-type="float" office:value="2.11" calcext:value-type="float">
            <text:p>2.11</text:p>
          </table:table-cell>
          <table:table-cell table:formula="of:=[.B6]-[.I6]" office:value-type="float" office:value="0" calcext:value-type="float">
            <text:p>0</text:p>
          </table:table-cell>
        </table:table-row>
        <table:table-row table:style-name="ro22">
          <table:table-cell office:value-type="string" calcext:value-type="string">
            <text:p>TD-387--IOS: Notification delay</text:p>
          </table:table-cell>
          <table:table-cell office:value-type="float" office:value="1.5" calcext:value-type="float">
            <text:p>1.5</text:p>
          </table:table-cell>
          <table:table-cell table:formula="of:=SUMIFS([$'Sprint 5 Log'.$E:.$E];[$'Sprint 5 Log'.$B:.$B];[.$A7];[$'Sprint 5 Log'.$F:.$F];[.C$1])" office:value-type="float" office:value="0" calcext:value-type="float">
            <text:p>0</text:p>
          </table:table-cell>
          <table:table-cell table:formula="of:=SUMIFS([$'Sprint 5 Log'.$E:.$E];[$'Sprint 5 Log'.$B:.$B];[.$A7];[$'Sprint 5 Log'.$F:.$F];[.D$1])" office:value-type="float" office:value="0" calcext:value-type="float">
            <text:p>0</text:p>
          </table:table-cell>
          <table:table-cell table:formula="of:=SUMIFS([$'Sprint 5 Log'.$E:.$E];[$'Sprint 5 Log'.$B:.$B];[.$A7];[$'Sprint 5 Log'.$F:.$F];[.E$1])" office:value-type="float" office:value="0" calcext:value-type="float">
            <text:p>0</text:p>
          </table:table-cell>
          <table:table-cell table:formula="of:=SUMIFS([$'Sprint 5 Log'.$E:.$E];[$'Sprint 5 Log'.$B:.$B];[.$A7];[$'Sprint 5 Log'.$F:.$F];[.F$1])" office:value-type="float" office:value="1.5" calcext:value-type="float">
            <text:p>1.5</text:p>
          </table:table-cell>
          <table:table-cell table:formula="of:=SUMIFS([$'Sprint 5 Log'.$E:.$E];[$'Sprint 5 Log'.$B:.$B];[.$A7];[$'Sprint 5 Log'.$F:.$F];[.G$1])" office:value-type="float" office:value="0" calcext:value-type="float">
            <text:p>0</text:p>
          </table:table-cell>
          <table:table-cell table:formula="of:=SUMIFS([$'Sprint 5 Log'.$E:.$E];[$'Sprint 5 Log'.$B:.$B];[.$A7];[$'Sprint 5 Log'.$F:.$F];[.H$1])" office:value-type="float" office:value="0" calcext:value-type="float">
            <text:p>0</text:p>
          </table:table-cell>
          <table:table-cell table:formula="of:=SUM([.C7:.H7])" office:value-type="float" office:value="1.5" calcext:value-type="float">
            <text:p>1.5</text:p>
          </table:table-cell>
          <table:table-cell table:formula="of:=[.B7]-[.I7]" office:value-type="float" office:value="0" calcext:value-type="float">
            <text:p>0</text:p>
          </table:table-cell>
        </table:table-row>
        <table:table-row table:style-name="ro3">
          <table:table-cell office:value-type="string" calcext:value-type="string">
            <text:p>TD-282 -- Edit Chat message is not working properly</text:p>
          </table:table-cell>
          <table:table-cell office:value-type="float" office:value="4.45" calcext:value-type="float">
            <text:p>4.45</text:p>
          </table:table-cell>
          <table:table-cell table:formula="of:=SUMIFS([$'Sprint 5 Log'.$E:.$E];[$'Sprint 5 Log'.$B:.$B];[.$A8];[$'Sprint 5 Log'.$F:.$F];[.C$1])" office:value-type="float" office:value="0" calcext:value-type="float">
            <text:p>0</text:p>
          </table:table-cell>
          <table:table-cell table:formula="of:=SUMIFS([$'Sprint 5 Log'.$E:.$E];[$'Sprint 5 Log'.$B:.$B];[.$A8];[$'Sprint 5 Log'.$F:.$F];[.D$1])" office:value-type="float" office:value="0" calcext:value-type="float">
            <text:p>0</text:p>
          </table:table-cell>
          <table:table-cell table:formula="of:=SUMIFS([$'Sprint 5 Log'.$E:.$E];[$'Sprint 5 Log'.$B:.$B];[.$A8];[$'Sprint 5 Log'.$F:.$F];[.E$1])" office:value-type="float" office:value="0" calcext:value-type="float">
            <text:p>0</text:p>
          </table:table-cell>
          <table:table-cell table:formula="of:=SUMIFS([$'Sprint 5 Log'.$E:.$E];[$'Sprint 5 Log'.$B:.$B];[.$A8];[$'Sprint 5 Log'.$F:.$F];[.F$1])" office:value-type="float" office:value="4" calcext:value-type="float">
            <text:p>4</text:p>
          </table:table-cell>
          <table:table-cell table:formula="of:=SUMIFS([$'Sprint 5 Log'.$E:.$E];[$'Sprint 5 Log'.$B:.$B];[.$A8];[$'Sprint 5 Log'.$F:.$F];[.G$1])" office:value-type="float" office:value="0" calcext:value-type="float">
            <text:p>0</text:p>
          </table:table-cell>
          <table:table-cell table:formula="of:=SUMIFS([$'Sprint 5 Log'.$E:.$E];[$'Sprint 5 Log'.$B:.$B];[.$A8];[$'Sprint 5 Log'.$F:.$F];[.H$1])" office:value-type="float" office:value="0.42" calcext:value-type="float">
            <text:p>0.42</text:p>
          </table:table-cell>
          <table:table-cell table:formula="of:=SUM([.C8:.H8])" office:value-type="float" office:value="4.42" calcext:value-type="float">
            <text:p>4.42</text:p>
          </table:table-cell>
          <table:table-cell table:formula="of:=[.B8]-[.I8]" office:value-type="float" office:value="0.0300000000000003" calcext:value-type="float">
            <text:p>0.0300000000000003</text:p>
          </table:table-cell>
        </table:table-row>
        <table:table-row table:style-name="ro3">
          <table:table-cell office:value-type="string" calcext:value-type="string">
            <text:p>TD-339-- IOS : Received notification in the group chat</text:p>
          </table:table-cell>
          <table:table-cell office:value-type="float" office:value="0.5" calcext:value-type="float">
            <text:p>0.5</text:p>
          </table:table-cell>
          <table:table-cell table:formula="of:=SUMIFS([$'Sprint 5 Log'.$E:.$E];[$'Sprint 5 Log'.$B:.$B];[.$A9];[$'Sprint 5 Log'.$F:.$F];[.C$1])" office:value-type="float" office:value="0" calcext:value-type="float">
            <text:p>0</text:p>
          </table:table-cell>
          <table:table-cell table:formula="of:=SUMIFS([$'Sprint 5 Log'.$E:.$E];[$'Sprint 5 Log'.$B:.$B];[.$A9];[$'Sprint 5 Log'.$F:.$F];[.D$1])" office:value-type="float" office:value="0" calcext:value-type="float">
            <text:p>0</text:p>
          </table:table-cell>
          <table:table-cell table:formula="of:=SUMIFS([$'Sprint 5 Log'.$E:.$E];[$'Sprint 5 Log'.$B:.$B];[.$A9];[$'Sprint 5 Log'.$F:.$F];[.E$1])" office:value-type="float" office:value="0" calcext:value-type="float">
            <text:p>0</text:p>
          </table:table-cell>
          <table:table-cell table:formula="of:=SUMIFS([$'Sprint 5 Log'.$E:.$E];[$'Sprint 5 Log'.$B:.$B];[.$A9];[$'Sprint 5 Log'.$F:.$F];[.F$1])" office:value-type="float" office:value="0.33" calcext:value-type="float">
            <text:p>0.33</text:p>
          </table:table-cell>
          <table:table-cell table:formula="of:=SUMIFS([$'Sprint 5 Log'.$E:.$E];[$'Sprint 5 Log'.$B:.$B];[.$A9];[$'Sprint 5 Log'.$F:.$F];[.G$1])" office:value-type="float" office:value="0" calcext:value-type="float">
            <text:p>0</text:p>
          </table:table-cell>
          <table:table-cell table:formula="of:=SUMIFS([$'Sprint 5 Log'.$E:.$E];[$'Sprint 5 Log'.$B:.$B];[.$A9];[$'Sprint 5 Log'.$F:.$F];[.H$1])" office:value-type="float" office:value="0.17" calcext:value-type="float">
            <text:p>0.17</text:p>
          </table:table-cell>
          <table:table-cell table:formula="of:=SUM([.C9:.H9])" office:value-type="float" office:value="0.5" calcext:value-type="float">
            <text:p>0.5</text:p>
          </table:table-cell>
          <table:table-cell table:formula="of:=[.B9]-[.I9]" office:value-type="float" office:value="0" calcext:value-type="float">
            <text:p>0</text:p>
          </table:table-cell>
        </table:table-row>
        <table:table-row table:style-name="ro22">
          <table:table-cell office:value-type="string" calcext:value-type="string">
            <text:p>TD-386--Notification click redirection</text:p>
          </table:table-cell>
          <table:table-cell office:value-type="float" office:value="1.5" calcext:value-type="float">
            <text:p>1.5</text:p>
          </table:table-cell>
          <table:table-cell table:formula="of:=SUMIFS([$'Sprint 5 Log'.$E:.$E];[$'Sprint 5 Log'.$B:.$B];[.$A10];[$'Sprint 5 Log'.$F:.$F];[.C$1])" office:value-type="float" office:value="0" calcext:value-type="float">
            <text:p>0</text:p>
          </table:table-cell>
          <table:table-cell table:formula="of:=SUMIFS([$'Sprint 5 Log'.$E:.$E];[$'Sprint 5 Log'.$B:.$B];[.$A10];[$'Sprint 5 Log'.$F:.$F];[.D$1])" office:value-type="float" office:value="0" calcext:value-type="float">
            <text:p>0</text:p>
          </table:table-cell>
          <table:table-cell table:formula="of:=SUMIFS([$'Sprint 5 Log'.$E:.$E];[$'Sprint 5 Log'.$B:.$B];[.$A10];[$'Sprint 5 Log'.$F:.$F];[.E$1])" office:value-type="float" office:value="0" calcext:value-type="float">
            <text:p>0</text:p>
          </table:table-cell>
          <table:table-cell table:formula="of:=SUMIFS([$'Sprint 5 Log'.$E:.$E];[$'Sprint 5 Log'.$B:.$B];[.$A10];[$'Sprint 5 Log'.$F:.$F];[.F$1])" office:value-type="float" office:value="1.5" calcext:value-type="float">
            <text:p>1.5</text:p>
          </table:table-cell>
          <table:table-cell table:formula="of:=SUMIFS([$'Sprint 5 Log'.$E:.$E];[$'Sprint 5 Log'.$B:.$B];[.$A10];[$'Sprint 5 Log'.$F:.$F];[.G$1])" office:value-type="float" office:value="0" calcext:value-type="float">
            <text:p>0</text:p>
          </table:table-cell>
          <table:table-cell table:formula="of:=SUMIFS([$'Sprint 5 Log'.$E:.$E];[$'Sprint 5 Log'.$B:.$B];[.$A10];[$'Sprint 5 Log'.$F:.$F];[.H$1])" office:value-type="float" office:value="0.25" calcext:value-type="float">
            <text:p>0.25</text:p>
          </table:table-cell>
          <table:table-cell table:formula="of:=SUM([.C10:.H10])" office:value-type="float" office:value="1.75" calcext:value-type="float">
            <text:p>1.75</text:p>
          </table:table-cell>
          <table:table-cell table:formula="of:=[.B10]-[.I10]" office:value-type="float" office:value="-0.25" calcext:value-type="float">
            <text:p>-0.25</text:p>
          </table:table-cell>
        </table:table-row>
        <table:table-row table:style-name="ro3">
          <table:table-cell office:value-type="string" calcext:value-type="string">
            <text:p>TD-349--User shows as online even when user is closed or logout</text:p>
          </table:table-cell>
          <table:table-cell office:value-type="float" office:value="1.2" calcext:value-type="float">
            <text:p>1.2</text:p>
          </table:table-cell>
          <table:table-cell table:formula="of:=SUMIFS([$'Sprint 5 Log'.$E:.$E];[$'Sprint 5 Log'.$B:.$B];[.$A11];[$'Sprint 5 Log'.$F:.$F];[.C$1])" office:value-type="float" office:value="0" calcext:value-type="float">
            <text:p>0</text:p>
          </table:table-cell>
          <table:table-cell table:formula="of:=SUMIFS([$'Sprint 5 Log'.$E:.$E];[$'Sprint 5 Log'.$B:.$B];[.$A11];[$'Sprint 5 Log'.$F:.$F];[.D$1])" office:value-type="float" office:value="0" calcext:value-type="float">
            <text:p>0</text:p>
          </table:table-cell>
          <table:table-cell table:formula="of:=SUMIFS([$'Sprint 5 Log'.$E:.$E];[$'Sprint 5 Log'.$B:.$B];[.$A11];[$'Sprint 5 Log'.$F:.$F];[.E$1])" office:value-type="float" office:value="1" calcext:value-type="float">
            <text:p>1</text:p>
          </table:table-cell>
          <table:table-cell table:formula="of:=SUMIFS([$'Sprint 5 Log'.$E:.$E];[$'Sprint 5 Log'.$B:.$B];[.$A11];[$'Sprint 5 Log'.$F:.$F];[.F$1])" office:value-type="float" office:value="0" calcext:value-type="float">
            <text:p>0</text:p>
          </table:table-cell>
          <table:table-cell table:formula="of:=SUMIFS([$'Sprint 5 Log'.$E:.$E];[$'Sprint 5 Log'.$B:.$B];[.$A11];[$'Sprint 5 Log'.$F:.$F];[.G$1])" office:value-type="float" office:value="0" calcext:value-type="float">
            <text:p>0</text:p>
          </table:table-cell>
          <table:table-cell table:formula="of:=SUMIFS([$'Sprint 5 Log'.$E:.$E];[$'Sprint 5 Log'.$B:.$B];[.$A11];[$'Sprint 5 Log'.$F:.$F];[.H$1])" office:value-type="float" office:value="0.17" calcext:value-type="float">
            <text:p>0.17</text:p>
          </table:table-cell>
          <table:table-cell table:formula="of:=SUM([.C11:.H11])" office:value-type="float" office:value="1.17" calcext:value-type="float">
            <text:p>1.17</text:p>
          </table:table-cell>
          <table:table-cell table:formula="of:=[.B11]-[.I11]" office:value-type="float" office:value="0.03" calcext:value-type="float">
            <text:p>0.03</text:p>
          </table:table-cell>
        </table:table-row>
        <table:table-row table:style-name="ro3">
          <table:table-cell office:value-type="string" calcext:value-type="string">
            <text:p>TD-280 -- User shows as online even when app is closed or in background</text:p>
          </table:table-cell>
          <table:table-cell office:value-type="float" office:value="0.5" calcext:value-type="float">
            <text:p>0.5</text:p>
          </table:table-cell>
          <table:table-cell table:formula="of:=SUMIFS([$'Sprint 5 Log'.$E:.$E];[$'Sprint 5 Log'.$B:.$B];[.$A12];[$'Sprint 5 Log'.$F:.$F];[.C$1])" office:value-type="float" office:value="0" calcext:value-type="float">
            <text:p>0</text:p>
          </table:table-cell>
          <table:table-cell table:formula="of:=SUMIFS([$'Sprint 5 Log'.$E:.$E];[$'Sprint 5 Log'.$B:.$B];[.$A12];[$'Sprint 5 Log'.$F:.$F];[.D$1])" office:value-type="float" office:value="0" calcext:value-type="float">
            <text:p>0</text:p>
          </table:table-cell>
          <table:table-cell table:formula="of:=SUMIFS([$'Sprint 5 Log'.$E:.$E];[$'Sprint 5 Log'.$B:.$B];[.$A12];[$'Sprint 5 Log'.$F:.$F];[.E$1])" office:value-type="float" office:value="0" calcext:value-type="float">
            <text:p>0</text:p>
          </table:table-cell>
          <table:table-cell table:formula="of:=SUMIFS([$'Sprint 5 Log'.$E:.$E];[$'Sprint 5 Log'.$B:.$B];[.$A12];[$'Sprint 5 Log'.$F:.$F];[.F$1])" office:value-type="float" office:value="0.17" calcext:value-type="float">
            <text:p>0.17</text:p>
          </table:table-cell>
          <table:table-cell table:formula="of:=SUMIFS([$'Sprint 5 Log'.$E:.$E];[$'Sprint 5 Log'.$B:.$B];[.$A12];[$'Sprint 5 Log'.$F:.$F];[.G$1])" office:value-type="float" office:value="0" calcext:value-type="float">
            <text:p>0</text:p>
          </table:table-cell>
          <table:table-cell table:formula="of:=SUMIFS([$'Sprint 5 Log'.$E:.$E];[$'Sprint 5 Log'.$B:.$B];[.$A12];[$'Sprint 5 Log'.$F:.$F];[.H$1])" office:value-type="float" office:value="0.33" calcext:value-type="float">
            <text:p>0.33</text:p>
          </table:table-cell>
          <table:table-cell table:formula="of:=SUM([.C12:.H12])" office:value-type="float" office:value="0.5" calcext:value-type="float">
            <text:p>0.5</text:p>
          </table:table-cell>
          <table:table-cell table:formula="of:=[.B12]-[.I12]" office:value-type="float" office:value="0" calcext:value-type="float">
            <text:p>0</text:p>
          </table:table-cell>
        </table:table-row>
        <table:table-row table:style-name="ro4">
          <table:table-cell office:value-type="string" calcext:value-type="string">
            <text:p>TD-278 -- The message appears as "read" even though it hasn't actually been read by the recipient.</text:p>
          </table:table-cell>
          <table:table-cell office:value-type="float" office:value="3.33" calcext:value-type="float">
            <text:p>3.33</text:p>
          </table:table-cell>
          <table:table-cell table:formula="of:=SUMIFS([$'Sprint 5 Log'.$E:.$E];[$'Sprint 5 Log'.$B:.$B];[.$A13];[$'Sprint 5 Log'.$F:.$F];[.C$1])" office:value-type="float" office:value="0" calcext:value-type="float">
            <text:p>0</text:p>
          </table:table-cell>
          <table:table-cell table:formula="of:=SUMIFS([$'Sprint 5 Log'.$E:.$E];[$'Sprint 5 Log'.$B:.$B];[.$A13];[$'Sprint 5 Log'.$F:.$F];[.D$1])" office:value-type="float" office:value="0" calcext:value-type="float">
            <text:p>0</text:p>
          </table:table-cell>
          <table:table-cell table:formula="of:=SUMIFS([$'Sprint 5 Log'.$E:.$E];[$'Sprint 5 Log'.$B:.$B];[.$A13];[$'Sprint 5 Log'.$F:.$F];[.E$1])" office:value-type="float" office:value="0" calcext:value-type="float">
            <text:p>0</text:p>
          </table:table-cell>
          <table:table-cell table:formula="of:=SUMIFS([$'Sprint 5 Log'.$E:.$E];[$'Sprint 5 Log'.$B:.$B];[.$A13];[$'Sprint 5 Log'.$F:.$F];[.F$1])" office:value-type="float" office:value="3" calcext:value-type="float">
            <text:p>3</text:p>
          </table:table-cell>
          <table:table-cell table:formula="of:=SUMIFS([$'Sprint 5 Log'.$E:.$E];[$'Sprint 5 Log'.$B:.$B];[.$A13];[$'Sprint 5 Log'.$F:.$F];[.G$1])" office:value-type="float" office:value="0" calcext:value-type="float">
            <text:p>0</text:p>
          </table:table-cell>
          <table:table-cell table:formula="of:=SUMIFS([$'Sprint 5 Log'.$E:.$E];[$'Sprint 5 Log'.$B:.$B];[.$A13];[$'Sprint 5 Log'.$F:.$F];[.H$1])" office:value-type="float" office:value="0.33" calcext:value-type="float">
            <text:p>0.33</text:p>
          </table:table-cell>
          <table:table-cell table:formula="of:=SUM([.C13:.H13])" office:value-type="float" office:value="3.33" calcext:value-type="float">
            <text:p>3.33</text:p>
          </table:table-cell>
          <table:table-cell table:formula="of:=[.B13]-[.I13]" office:value-type="float" office:value="0" calcext:value-type="float">
            <text:p>0</text:p>
          </table:table-cell>
        </table:table-row>
        <table:table-row table:style-name="ro3">
          <table:table-cell office:value-type="string" calcext:value-type="string">
            <text:p>TD-281 -- Showing Typing Indicator even when app is closed</text:p>
          </table:table-cell>
          <table:table-cell office:value-type="float" office:value="0.67" calcext:value-type="float">
            <text:p>0.67</text:p>
          </table:table-cell>
          <table:table-cell table:formula="of:=SUMIFS([$'Sprint 5 Log'.$E:.$E];[$'Sprint 5 Log'.$B:.$B];[.$A14];[$'Sprint 5 Log'.$F:.$F];[.C$1])" office:value-type="float" office:value="0" calcext:value-type="float">
            <text:p>0</text:p>
          </table:table-cell>
          <table:table-cell table:formula="of:=SUMIFS([$'Sprint 5 Log'.$E:.$E];[$'Sprint 5 Log'.$B:.$B];[.$A14];[$'Sprint 5 Log'.$F:.$F];[.D$1])" office:value-type="float" office:value="0" calcext:value-type="float">
            <text:p>0</text:p>
          </table:table-cell>
          <table:table-cell table:formula="of:=SUMIFS([$'Sprint 5 Log'.$E:.$E];[$'Sprint 5 Log'.$B:.$B];[.$A14];[$'Sprint 5 Log'.$F:.$F];[.E$1])" office:value-type="float" office:value="0" calcext:value-type="float">
            <text:p>0</text:p>
          </table:table-cell>
          <table:table-cell table:formula="of:=SUMIFS([$'Sprint 5 Log'.$E:.$E];[$'Sprint 5 Log'.$B:.$B];[.$A14];[$'Sprint 5 Log'.$F:.$F];[.F$1])" office:value-type="float" office:value="0.5" calcext:value-type="float">
            <text:p>0.5</text:p>
          </table:table-cell>
          <table:table-cell table:formula="of:=SUMIFS([$'Sprint 5 Log'.$E:.$E];[$'Sprint 5 Log'.$B:.$B];[.$A14];[$'Sprint 5 Log'.$F:.$F];[.G$1])" office:value-type="float" office:value="0" calcext:value-type="float">
            <text:p>0</text:p>
          </table:table-cell>
          <table:table-cell table:formula="of:=SUMIFS([$'Sprint 5 Log'.$E:.$E];[$'Sprint 5 Log'.$B:.$B];[.$A14];[$'Sprint 5 Log'.$F:.$F];[.H$1])" office:value-type="float" office:value="0.17" calcext:value-type="float">
            <text:p>0.17</text:p>
          </table:table-cell>
          <table:table-cell table:formula="of:=SUM([.C14:.H14])" office:value-type="float" office:value="0.67" calcext:value-type="float">
            <text:p>0.67</text:p>
          </table:table-cell>
          <table:table-cell table:formula="of:=[.B14]-[.I14]" office:value-type="float" office:value="0" calcext:value-type="float">
            <text:p>0</text:p>
          </table:table-cell>
        </table:table-row>
        <table:table-row table:style-name="ro22">
          <table:table-cell office:value-type="string" calcext:value-type="string">
            <text:p>TD-272 -- IOS app crashes when clicking on chat</text:p>
          </table:table-cell>
          <table:table-cell office:value-type="float" office:value="2.17" calcext:value-type="float">
            <text:p>2.17</text:p>
          </table:table-cell>
          <table:table-cell table:formula="of:=SUMIFS([$'Sprint 5 Log'.$E:.$E];[$'Sprint 5 Log'.$B:.$B];[.$A15];[$'Sprint 5 Log'.$F:.$F];[.C$1])" office:value-type="float" office:value="0" calcext:value-type="float">
            <text:p>0</text:p>
          </table:table-cell>
          <table:table-cell table:formula="of:=SUMIFS([$'Sprint 5 Log'.$E:.$E];[$'Sprint 5 Log'.$B:.$B];[.$A15];[$'Sprint 5 Log'.$F:.$F];[.D$1])" office:value-type="float" office:value="0" calcext:value-type="float">
            <text:p>0</text:p>
          </table:table-cell>
          <table:table-cell table:formula="of:=SUMIFS([$'Sprint 5 Log'.$E:.$E];[$'Sprint 5 Log'.$B:.$B];[.$A15];[$'Sprint 5 Log'.$F:.$F];[.E$1])" office:value-type="float" office:value="0" calcext:value-type="float">
            <text:p>0</text:p>
          </table:table-cell>
          <table:table-cell table:formula="of:=SUMIFS([$'Sprint 5 Log'.$E:.$E];[$'Sprint 5 Log'.$B:.$B];[.$A15];[$'Sprint 5 Log'.$F:.$F];[.F$1])" office:value-type="float" office:value="2" calcext:value-type="float">
            <text:p>2</text:p>
          </table:table-cell>
          <table:table-cell table:formula="of:=SUMIFS([$'Sprint 5 Log'.$E:.$E];[$'Sprint 5 Log'.$B:.$B];[.$A15];[$'Sprint 5 Log'.$F:.$F];[.G$1])" office:value-type="float" office:value="0" calcext:value-type="float">
            <text:p>0</text:p>
          </table:table-cell>
          <table:table-cell table:formula="of:=SUMIFS([$'Sprint 5 Log'.$E:.$E];[$'Sprint 5 Log'.$B:.$B];[.$A15];[$'Sprint 5 Log'.$F:.$F];[.H$1])" office:value-type="float" office:value="0.17" calcext:value-type="float">
            <text:p>0.17</text:p>
          </table:table-cell>
          <table:table-cell table:formula="of:=SUM([.C15:.H15])" office:value-type="float" office:value="2.17" calcext:value-type="float">
            <text:p>2.17</text:p>
          </table:table-cell>
          <table:table-cell table:formula="of:=[.B15]-[.I15]" office:value-type="float" office:value="0" calcext:value-type="float">
            <text:p>0</text:p>
          </table:table-cell>
        </table:table-row>
        <table:table-row table:style-name="ro22">
          <table:table-cell office:value-type="string" calcext:value-type="string">
            <text:p>TD-275 -- Chat page should be refreshed.</text:p>
          </table:table-cell>
          <table:table-cell office:value-type="float" office:value="0.92" calcext:value-type="float">
            <text:p>0.92</text:p>
          </table:table-cell>
          <table:table-cell table:formula="of:=SUMIFS([$'Sprint 5 Log'.$E:.$E];[$'Sprint 5 Log'.$B:.$B];[.$A16];[$'Sprint 5 Log'.$F:.$F];[.C$1])" office:value-type="float" office:value="0" calcext:value-type="float">
            <text:p>0</text:p>
          </table:table-cell>
          <table:table-cell table:formula="of:=SUMIFS([$'Sprint 5 Log'.$E:.$E];[$'Sprint 5 Log'.$B:.$B];[.$A16];[$'Sprint 5 Log'.$F:.$F];[.D$1])" office:value-type="float" office:value="0" calcext:value-type="float">
            <text:p>0</text:p>
          </table:table-cell>
          <table:table-cell table:formula="of:=SUMIFS([$'Sprint 5 Log'.$E:.$E];[$'Sprint 5 Log'.$B:.$B];[.$A16];[$'Sprint 5 Log'.$F:.$F];[.E$1])" office:value-type="float" office:value="0" calcext:value-type="float">
            <text:p>0</text:p>
          </table:table-cell>
          <table:table-cell table:formula="of:=SUMIFS([$'Sprint 5 Log'.$E:.$E];[$'Sprint 5 Log'.$B:.$B];[.$A16];[$'Sprint 5 Log'.$F:.$F];[.F$1])" office:value-type="float" office:value="0.75" calcext:value-type="float">
            <text:p>0.75</text:p>
          </table:table-cell>
          <table:table-cell table:formula="of:=SUMIFS([$'Sprint 5 Log'.$E:.$E];[$'Sprint 5 Log'.$B:.$B];[.$A16];[$'Sprint 5 Log'.$F:.$F];[.G$1])" office:value-type="float" office:value="0" calcext:value-type="float">
            <text:p>0</text:p>
          </table:table-cell>
          <table:table-cell table:formula="of:=SUMIFS([$'Sprint 5 Log'.$E:.$E];[$'Sprint 5 Log'.$B:.$B];[.$A16];[$'Sprint 5 Log'.$F:.$F];[.H$1])" office:value-type="float" office:value="0.17" calcext:value-type="float">
            <text:p>0.17</text:p>
          </table:table-cell>
          <table:table-cell table:formula="of:=SUM([.C16:.H16])" office:value-type="float" office:value="0.92" calcext:value-type="float">
            <text:p>0.92</text:p>
          </table:table-cell>
          <table:table-cell table:formula="of:=[.B16]-[.I16]" office:value-type="float" office:value="0" calcext:value-type="float">
            <text:p>0</text:p>
          </table:table-cell>
        </table:table-row>
        <table:table-row table:style-name="ro5">
          <table:table-cell office:value-type="string" calcext:value-type="string">
            <text:p>TD-340 -- IOS : Group chat scrolling is not working</text:p>
          </table:table-cell>
          <table:table-cell office:value-type="float" office:value="3.67" calcext:value-type="float">
            <text:p>3.67</text:p>
          </table:table-cell>
          <table:table-cell table:formula="of:=SUMIFS([$'Sprint 5 Log'.$E:.$E];[$'Sprint 5 Log'.$B:.$B];[.$A17];[$'Sprint 5 Log'.$F:.$F];[.C$1])" office:value-type="float" office:value="0" calcext:value-type="float">
            <text:p>0</text:p>
          </table:table-cell>
          <table:table-cell table:formula="of:=SUMIFS([$'Sprint 5 Log'.$E:.$E];[$'Sprint 5 Log'.$B:.$B];[.$A17];[$'Sprint 5 Log'.$F:.$F];[.D$1])" office:value-type="float" office:value="0" calcext:value-type="float">
            <text:p>0</text:p>
          </table:table-cell>
          <table:table-cell table:formula="of:=SUMIFS([$'Sprint 5 Log'.$E:.$E];[$'Sprint 5 Log'.$B:.$B];[.$A17];[$'Sprint 5 Log'.$F:.$F];[.E$1])" office:value-type="float" office:value="0" calcext:value-type="float">
            <text:p>0</text:p>
          </table:table-cell>
          <table:table-cell table:formula="of:=SUMIFS([$'Sprint 5 Log'.$E:.$E];[$'Sprint 5 Log'.$B:.$B];[.$A17];[$'Sprint 5 Log'.$F:.$F];[.F$1])" office:value-type="float" office:value="3.5" calcext:value-type="float">
            <text:p>3.5</text:p>
          </table:table-cell>
          <table:table-cell table:formula="of:=SUMIFS([$'Sprint 5 Log'.$E:.$E];[$'Sprint 5 Log'.$B:.$B];[.$A17];[$'Sprint 5 Log'.$F:.$F];[.G$1])" office:value-type="float" office:value="0" calcext:value-type="float">
            <text:p>0</text:p>
          </table:table-cell>
          <table:table-cell table:formula="of:=SUMIFS([$'Sprint 5 Log'.$E:.$E];[$'Sprint 5 Log'.$B:.$B];[.$A17];[$'Sprint 5 Log'.$F:.$F];[.H$1])" office:value-type="float" office:value="0.17" calcext:value-type="float">
            <text:p>0.17</text:p>
          </table:table-cell>
          <table:table-cell table:formula="of:=SUM([.C17:.H17])" office:value-type="float" office:value="3.67" calcext:value-type="float">
            <text:p>3.67</text:p>
          </table:table-cell>
          <table:table-cell table:formula="of:=[.B17]-[.I17]" office:value-type="float" office:value="0" calcext:value-type="float">
            <text:p>0</text:p>
          </table:table-cell>
        </table:table-row>
        <table:table-row table:style-name="ro5">
          <table:table-cell office:value-type="string" calcext:value-type="string">
            <text:p>TD-290 -- Chat Does Not Auto-Scroll down to see Latest Message</text:p>
          </table:table-cell>
          <table:table-cell office:value-type="float" office:value="2.5" calcext:value-type="float">
            <text:p>2.5</text:p>
          </table:table-cell>
          <table:table-cell table:formula="of:=SUMIFS([$'Sprint 5 Log'.$E:.$E];[$'Sprint 5 Log'.$B:.$B];[.$A18];[$'Sprint 5 Log'.$F:.$F];[.C$1])" office:value-type="float" office:value="0" calcext:value-type="float">
            <text:p>0</text:p>
          </table:table-cell>
          <table:table-cell table:formula="of:=SUMIFS([$'Sprint 5 Log'.$E:.$E];[$'Sprint 5 Log'.$B:.$B];[.$A18];[$'Sprint 5 Log'.$F:.$F];[.D$1])" office:value-type="float" office:value="0" calcext:value-type="float">
            <text:p>0</text:p>
          </table:table-cell>
          <table:table-cell table:formula="of:=SUMIFS([$'Sprint 5 Log'.$E:.$E];[$'Sprint 5 Log'.$B:.$B];[.$A18];[$'Sprint 5 Log'.$F:.$F];[.E$1])" office:value-type="float" office:value="0" calcext:value-type="float">
            <text:p>0</text:p>
          </table:table-cell>
          <table:table-cell table:formula="of:=SUMIFS([$'Sprint 5 Log'.$E:.$E];[$'Sprint 5 Log'.$B:.$B];[.$A18];[$'Sprint 5 Log'.$F:.$F];[.F$1])" office:value-type="float" office:value="2.25" calcext:value-type="float">
            <text:p>2.25</text:p>
          </table:table-cell>
          <table:table-cell table:formula="of:=SUMIFS([$'Sprint 5 Log'.$E:.$E];[$'Sprint 5 Log'.$B:.$B];[.$A18];[$'Sprint 5 Log'.$F:.$F];[.G$1])" office:value-type="float" office:value="0" calcext:value-type="float">
            <text:p>0</text:p>
          </table:table-cell>
          <table:table-cell table:formula="of:=SUMIFS([$'Sprint 5 Log'.$E:.$E];[$'Sprint 5 Log'.$B:.$B];[.$A18];[$'Sprint 5 Log'.$F:.$F];[.H$1])" office:value-type="float" office:value="0.25" calcext:value-type="float">
            <text:p>0.25</text:p>
          </table:table-cell>
          <table:table-cell table:formula="of:=SUM([.C18:.H18])" office:value-type="float" office:value="2.5" calcext:value-type="float">
            <text:p>2.5</text:p>
          </table:table-cell>
          <table:table-cell table:formula="of:=[.B18]-[.I18]" office:value-type="float" office:value="0" calcext:value-type="float">
            <text:p>0</text:p>
          </table:table-cell>
        </table:table-row>
        <table:table-row table:style-name="ro22">
          <table:table-cell office:value-type="string" calcext:value-type="string">
            <text:p>TD-276 -- Chat Listing page should be refreshed.</text:p>
          </table:table-cell>
          <table:table-cell office:value-type="float" office:value="1" calcext:value-type="float">
            <text:p>1</text:p>
          </table:table-cell>
          <table:table-cell table:formula="of:=SUMIFS([$'Sprint 5 Log'.$E:.$E];[$'Sprint 5 Log'.$B:.$B];[.$A19];[$'Sprint 5 Log'.$F:.$F];[.C$1])" office:value-type="float" office:value="0" calcext:value-type="float">
            <text:p>0</text:p>
          </table:table-cell>
          <table:table-cell table:formula="of:=SUMIFS([$'Sprint 5 Log'.$E:.$E];[$'Sprint 5 Log'.$B:.$B];[.$A19];[$'Sprint 5 Log'.$F:.$F];[.D$1])" office:value-type="float" office:value="0" calcext:value-type="float">
            <text:p>0</text:p>
          </table:table-cell>
          <table:table-cell table:formula="of:=SUMIFS([$'Sprint 5 Log'.$E:.$E];[$'Sprint 5 Log'.$B:.$B];[.$A19];[$'Sprint 5 Log'.$F:.$F];[.E$1])" office:value-type="float" office:value="0" calcext:value-type="float">
            <text:p>0</text:p>
          </table:table-cell>
          <table:table-cell table:formula="of:=SUMIFS([$'Sprint 5 Log'.$E:.$E];[$'Sprint 5 Log'.$B:.$B];[.$A19];[$'Sprint 5 Log'.$F:.$F];[.F$1])" office:value-type="float" office:value="0.83" calcext:value-type="float">
            <text:p>0.83</text:p>
          </table:table-cell>
          <table:table-cell table:formula="of:=SUMIFS([$'Sprint 5 Log'.$E:.$E];[$'Sprint 5 Log'.$B:.$B];[.$A19];[$'Sprint 5 Log'.$F:.$F];[.G$1])" office:value-type="float" office:value="0" calcext:value-type="float">
            <text:p>0</text:p>
          </table:table-cell>
          <table:table-cell table:formula="of:=SUMIFS([$'Sprint 5 Log'.$E:.$E];[$'Sprint 5 Log'.$B:.$B];[.$A19];[$'Sprint 5 Log'.$F:.$F];[.H$1])" office:value-type="float" office:value="0.17" calcext:value-type="float">
            <text:p>0.17</text:p>
          </table:table-cell>
          <table:table-cell table:formula="of:=SUM([.C19:.H19])" office:value-type="float" office:value="1" calcext:value-type="float">
            <text:p>1</text:p>
          </table:table-cell>
          <table:table-cell table:formula="of:=[.B19]-[.I19]" office:value-type="float" office:value="0" calcext:value-type="float">
            <text:p>0</text:p>
          </table:table-cell>
        </table:table-row>
        <table:table-row table:style-name="ro4">
          <table:table-cell office:value-type="string" calcext:value-type="string">
            <text:p>TD-270 --Show a pop-up on iOS when chat is tapped by a user who is not logged in or registered.</text:p>
          </table:table-cell>
          <table:table-cell office:value-type="float" office:value="0.33" calcext:value-type="float">
            <text:p>0.33</text:p>
          </table:table-cell>
          <table:table-cell table:formula="of:=SUMIFS([$'Sprint 5 Log'.$E:.$E];[$'Sprint 5 Log'.$B:.$B];[.$A20];[$'Sprint 5 Log'.$F:.$F];[.C$1])" office:value-type="float" office:value="0" calcext:value-type="float">
            <text:p>0</text:p>
          </table:table-cell>
          <table:table-cell table:formula="of:=SUMIFS([$'Sprint 5 Log'.$E:.$E];[$'Sprint 5 Log'.$B:.$B];[.$A20];[$'Sprint 5 Log'.$F:.$F];[.D$1])" office:value-type="float" office:value="0" calcext:value-type="float">
            <text:p>0</text:p>
          </table:table-cell>
          <table:table-cell table:formula="of:=SUMIFS([$'Sprint 5 Log'.$E:.$E];[$'Sprint 5 Log'.$B:.$B];[.$A20];[$'Sprint 5 Log'.$F:.$F];[.E$1])" office:value-type="float" office:value="0" calcext:value-type="float">
            <text:p>0</text:p>
          </table:table-cell>
          <table:table-cell table:formula="of:=SUMIFS([$'Sprint 5 Log'.$E:.$E];[$'Sprint 5 Log'.$B:.$B];[.$A20];[$'Sprint 5 Log'.$F:.$F];[.F$1])" office:value-type="float" office:value="0.25" calcext:value-type="float">
            <text:p>0.25</text:p>
          </table:table-cell>
          <table:table-cell table:formula="of:=SUMIFS([$'Sprint 5 Log'.$E:.$E];[$'Sprint 5 Log'.$B:.$B];[.$A20];[$'Sprint 5 Log'.$F:.$F];[.G$1])" office:value-type="float" office:value="0" calcext:value-type="float">
            <text:p>0</text:p>
          </table:table-cell>
          <table:table-cell table:formula="of:=SUMIFS([$'Sprint 5 Log'.$E:.$E];[$'Sprint 5 Log'.$B:.$B];[.$A20];[$'Sprint 5 Log'.$F:.$F];[.H$1])" office:value-type="float" office:value="0.08" calcext:value-type="float">
            <text:p>0.08</text:p>
          </table:table-cell>
          <table:table-cell table:formula="of:=SUM([.C20:.H20])" office:value-type="float" office:value="0.33" calcext:value-type="float">
            <text:p>0.33</text:p>
          </table:table-cell>
          <table:table-cell table:formula="of:=[.B20]-[.I20]" office:value-type="float" office:value="0" calcext:value-type="float">
            <text:p>0</text:p>
          </table:table-cell>
        </table:table-row>
        <table:table-row table:style-name="ro5">
          <table:table-cell office:value-type="string" calcext:value-type="string">
            <text:p>TD-286 -- Unable to Delete Message from Reply Thread</text:p>
          </table:table-cell>
          <table:table-cell office:value-type="float" office:value="0.95" calcext:value-type="float">
            <text:p>0.95</text:p>
          </table:table-cell>
          <table:table-cell table:formula="of:=SUMIFS([$'Sprint 5 Log'.$E:.$E];[$'Sprint 5 Log'.$B:.$B];[.$A21];[$'Sprint 5 Log'.$F:.$F];[.C$1])" office:value-type="float" office:value="0" calcext:value-type="float">
            <text:p>0</text:p>
          </table:table-cell>
          <table:table-cell table:formula="of:=SUMIFS([$'Sprint 5 Log'.$E:.$E];[$'Sprint 5 Log'.$B:.$B];[.$A21];[$'Sprint 5 Log'.$F:.$F];[.D$1])" office:value-type="float" office:value="0" calcext:value-type="float">
            <text:p>0</text:p>
          </table:table-cell>
          <table:table-cell table:formula="of:=SUMIFS([$'Sprint 5 Log'.$E:.$E];[$'Sprint 5 Log'.$B:.$B];[.$A21];[$'Sprint 5 Log'.$F:.$F];[.E$1])" office:value-type="float" office:value="0" calcext:value-type="float">
            <text:p>0</text:p>
          </table:table-cell>
          <table:table-cell table:formula="of:=SUMIFS([$'Sprint 5 Log'.$E:.$E];[$'Sprint 5 Log'.$B:.$B];[.$A21];[$'Sprint 5 Log'.$F:.$F];[.F$1])" office:value-type="float" office:value="0.75" calcext:value-type="float">
            <text:p>0.75</text:p>
          </table:table-cell>
          <table:table-cell table:formula="of:=SUMIFS([$'Sprint 5 Log'.$E:.$E];[$'Sprint 5 Log'.$B:.$B];[.$A21];[$'Sprint 5 Log'.$F:.$F];[.G$1])" office:value-type="float" office:value="0" calcext:value-type="float">
            <text:p>0</text:p>
          </table:table-cell>
          <table:table-cell table:formula="of:=SUMIFS([$'Sprint 5 Log'.$E:.$E];[$'Sprint 5 Log'.$B:.$B];[.$A21];[$'Sprint 5 Log'.$F:.$F];[.H$1])" office:value-type="float" office:value="0.2" calcext:value-type="float">
            <text:p>0.2</text:p>
          </table:table-cell>
          <table:table-cell table:formula="of:=SUM([.C21:.H21])" office:value-type="float" office:value="0.95" calcext:value-type="float">
            <text:p>0.95</text:p>
          </table:table-cell>
          <table:table-cell table:formula="of:=[.B21]-[.I21]" office:value-type="float" office:value="0" calcext:value-type="float">
            <text:p>0</text:p>
          </table:table-cell>
        </table:table-row>
        <table:table-row table:style-name="ro5">
          <table:table-cell office:value-type="string" calcext:value-type="string">
            <text:p>TD --291 Duplicate Messages Sent on Multiple Quick Taps of Send Button</text:p>
          </table:table-cell>
          <table:table-cell office:value-type="float" office:value="1.5" calcext:value-type="float">
            <text:p>1.5</text:p>
          </table:table-cell>
          <table:table-cell table:formula="of:=SUMIFS([$'Sprint 5 Log'.$E:.$E];[$'Sprint 5 Log'.$B:.$B];[.$A22];[$'Sprint 5 Log'.$F:.$F];[.C$1])" office:value-type="float" office:value="0" calcext:value-type="float">
            <text:p>0</text:p>
          </table:table-cell>
          <table:table-cell table:formula="of:=SUMIFS([$'Sprint 5 Log'.$E:.$E];[$'Sprint 5 Log'.$B:.$B];[.$A22];[$'Sprint 5 Log'.$F:.$F];[.D$1])" office:value-type="float" office:value="0" calcext:value-type="float">
            <text:p>0</text:p>
          </table:table-cell>
          <table:table-cell table:formula="of:=SUMIFS([$'Sprint 5 Log'.$E:.$E];[$'Sprint 5 Log'.$B:.$B];[.$A22];[$'Sprint 5 Log'.$F:.$F];[.E$1])" office:value-type="float" office:value="0" calcext:value-type="float">
            <text:p>0</text:p>
          </table:table-cell>
          <table:table-cell table:formula="of:=SUMIFS([$'Sprint 5 Log'.$E:.$E];[$'Sprint 5 Log'.$B:.$B];[.$A22];[$'Sprint 5 Log'.$F:.$F];[.F$1])" office:value-type="float" office:value="1.33" calcext:value-type="float">
            <text:p>1.33</text:p>
          </table:table-cell>
          <table:table-cell table:formula="of:=SUMIFS([$'Sprint 5 Log'.$E:.$E];[$'Sprint 5 Log'.$B:.$B];[.$A22];[$'Sprint 5 Log'.$F:.$F];[.G$1])" office:value-type="float" office:value="0" calcext:value-type="float">
            <text:p>0</text:p>
          </table:table-cell>
          <table:table-cell table:formula="of:=SUMIFS([$'Sprint 5 Log'.$E:.$E];[$'Sprint 5 Log'.$B:.$B];[.$A22];[$'Sprint 5 Log'.$F:.$F];[.H$1])" office:value-type="float" office:value="0.17" calcext:value-type="float">
            <text:p>0.17</text:p>
          </table:table-cell>
          <table:table-cell table:formula="of:=SUM([.C22:.H22])" office:value-type="float" office:value="1.5" calcext:value-type="float">
            <text:p>1.5</text:p>
          </table:table-cell>
          <table:table-cell table:formula="of:=[.B22]-[.I22]" office:value-type="float" office:value="0" calcext:value-type="float">
            <text:p>0</text:p>
          </table:table-cell>
        </table:table-row>
        <table:table-row table:style-name="ro5">
          <table:table-cell office:value-type="string" calcext:value-type="string">
            <text:p>TD-342--Show the loader when attachment is sent</text:p>
          </table:table-cell>
          <table:table-cell office:value-type="float" office:value="0.5" calcext:value-type="float">
            <text:p>0.5</text:p>
          </table:table-cell>
          <table:table-cell table:formula="of:=SUMIFS([$'Sprint 5 Log'.$E:.$E];[$'Sprint 5 Log'.$B:.$B];[.$A23];[$'Sprint 5 Log'.$F:.$F];[.C$1])" office:value-type="float" office:value="0" calcext:value-type="float">
            <text:p>0</text:p>
          </table:table-cell>
          <table:table-cell table:formula="of:=SUMIFS([$'Sprint 5 Log'.$E:.$E];[$'Sprint 5 Log'.$B:.$B];[.$A23];[$'Sprint 5 Log'.$F:.$F];[.D$1])" office:value-type="float" office:value="0" calcext:value-type="float">
            <text:p>0</text:p>
          </table:table-cell>
          <table:table-cell table:formula="of:=SUMIFS([$'Sprint 5 Log'.$E:.$E];[$'Sprint 5 Log'.$B:.$B];[.$A23];[$'Sprint 5 Log'.$F:.$F];[.E$1])" office:value-type="float" office:value="0" calcext:value-type="float">
            <text:p>0</text:p>
          </table:table-cell>
          <table:table-cell table:formula="of:=SUMIFS([$'Sprint 5 Log'.$E:.$E];[$'Sprint 5 Log'.$B:.$B];[.$A23];[$'Sprint 5 Log'.$F:.$F];[.F$1])" office:value-type="float" office:value="0.33" calcext:value-type="float">
            <text:p>0.33</text:p>
          </table:table-cell>
          <table:table-cell table:formula="of:=SUMIFS([$'Sprint 5 Log'.$E:.$E];[$'Sprint 5 Log'.$B:.$B];[.$A23];[$'Sprint 5 Log'.$F:.$F];[.G$1])" office:value-type="float" office:value="0" calcext:value-type="float">
            <text:p>0</text:p>
          </table:table-cell>
          <table:table-cell table:formula="of:=SUMIFS([$'Sprint 5 Log'.$E:.$E];[$'Sprint 5 Log'.$B:.$B];[.$A23];[$'Sprint 5 Log'.$F:.$F];[.H$1])" office:value-type="float" office:value="0.17" calcext:value-type="float">
            <text:p>0.17</text:p>
          </table:table-cell>
          <table:table-cell table:formula="of:=SUM([.C23:.H23])" office:value-type="float" office:value="0.5" calcext:value-type="float">
            <text:p>0.5</text:p>
          </table:table-cell>
          <table:table-cell table:formula="of:=[.B23]-[.I23]" office:value-type="float" office:value="0" calcext:value-type="float">
            <text:p>0</text:p>
          </table:table-cell>
        </table:table-row>
        <table:table-row table:style-name="ro22">
          <table:table-cell office:value-type="string" calcext:value-type="string">
            <text:p>TD-347 -- iOS - Display Action Message in Chat</text:p>
          </table:table-cell>
          <table:table-cell office:value-type="float" office:value="3" calcext:value-type="float">
            <text:p>3</text:p>
          </table:table-cell>
          <table:table-cell table:formula="of:=SUMIFS([$'Sprint 5 Log'.$E:.$E];[$'Sprint 5 Log'.$B:.$B];[.$A24];[$'Sprint 5 Log'.$F:.$F];[.C$1])" office:value-type="float" office:value="0" calcext:value-type="float">
            <text:p>0</text:p>
          </table:table-cell>
          <table:table-cell table:formula="of:=SUMIFS([$'Sprint 5 Log'.$E:.$E];[$'Sprint 5 Log'.$B:.$B];[.$A24];[$'Sprint 5 Log'.$F:.$F];[.D$1])" office:value-type="float" office:value="0" calcext:value-type="float">
            <text:p>0</text:p>
          </table:table-cell>
          <table:table-cell table:formula="of:=SUMIFS([$'Sprint 5 Log'.$E:.$E];[$'Sprint 5 Log'.$B:.$B];[.$A24];[$'Sprint 5 Log'.$F:.$F];[.E$1])" office:value-type="float" office:value="0" calcext:value-type="float">
            <text:p>0</text:p>
          </table:table-cell>
          <table:table-cell table:formula="of:=SUMIFS([$'Sprint 5 Log'.$E:.$E];[$'Sprint 5 Log'.$B:.$B];[.$A24];[$'Sprint 5 Log'.$F:.$F];[.F$1])" office:value-type="float" office:value="3" calcext:value-type="float">
            <text:p>3</text:p>
          </table:table-cell>
          <table:table-cell table:formula="of:=SUMIFS([$'Sprint 5 Log'.$E:.$E];[$'Sprint 5 Log'.$B:.$B];[.$A24];[$'Sprint 5 Log'.$F:.$F];[.G$1])" office:value-type="float" office:value="0" calcext:value-type="float">
            <text:p>0</text:p>
          </table:table-cell>
          <table:table-cell table:formula="of:=SUMIFS([$'Sprint 5 Log'.$E:.$E];[$'Sprint 5 Log'.$B:.$B];[.$A24];[$'Sprint 5 Log'.$F:.$F];[.H$1])" office:value-type="float" office:value="0.33" calcext:value-type="float">
            <text:p>0.33</text:p>
          </table:table-cell>
          <table:table-cell table:formula="of:=SUM([.C24:.H24])" office:value-type="float" office:value="3.33" calcext:value-type="float">
            <text:p>3.33</text:p>
          </table:table-cell>
          <table:table-cell table:formula="of:=[.B24]-[.I24]" office:value-type="float" office:value="-0.33" calcext:value-type="float">
            <text:p>-0.33</text:p>
          </table:table-cell>
        </table:table-row>
        <table:table-row table:style-name="ro3">
          <table:table-cell office:value-type="string" calcext:value-type="string">
            <text:p>TD-353--Three-Dot Menu on Last Message Not Fully Visible Without Scrolling</text:p>
          </table:table-cell>
          <table:table-cell office:value-type="float" office:value="1.12" calcext:value-type="float">
            <text:p>1.12</text:p>
          </table:table-cell>
          <table:table-cell table:formula="of:=SUMIFS([$'Sprint 5 Log'.$E:.$E];[$'Sprint 5 Log'.$B:.$B];[.$A25];[$'Sprint 5 Log'.$F:.$F];[.C$1])" office:value-type="float" office:value="0" calcext:value-type="float">
            <text:p>0</text:p>
          </table:table-cell>
          <table:table-cell table:formula="of:=SUMIFS([$'Sprint 5 Log'.$E:.$E];[$'Sprint 5 Log'.$B:.$B];[.$A25];[$'Sprint 5 Log'.$F:.$F];[.D$1])" office:value-type="float" office:value="0" calcext:value-type="float">
            <text:p>0</text:p>
          </table:table-cell>
          <table:table-cell table:formula="of:=SUMIFS([$'Sprint 5 Log'.$E:.$E];[$'Sprint 5 Log'.$B:.$B];[.$A25];[$'Sprint 5 Log'.$F:.$F];[.E$1])" office:value-type="float" office:value="1" calcext:value-type="float">
            <text:p>1</text:p>
          </table:table-cell>
          <table:table-cell table:formula="of:=SUMIFS([$'Sprint 5 Log'.$E:.$E];[$'Sprint 5 Log'.$B:.$B];[.$A25];[$'Sprint 5 Log'.$F:.$F];[.F$1])" office:value-type="float" office:value="0" calcext:value-type="float">
            <text:p>0</text:p>
          </table:table-cell>
          <table:table-cell table:formula="of:=SUMIFS([$'Sprint 5 Log'.$E:.$E];[$'Sprint 5 Log'.$B:.$B];[.$A25];[$'Sprint 5 Log'.$F:.$F];[.G$1])" office:value-type="float" office:value="0" calcext:value-type="float">
            <text:p>0</text:p>
          </table:table-cell>
          <table:table-cell table:formula="of:=SUMIFS([$'Sprint 5 Log'.$E:.$E];[$'Sprint 5 Log'.$B:.$B];[.$A25];[$'Sprint 5 Log'.$F:.$F];[.H$1])" office:value-type="float" office:value="0.12" calcext:value-type="float">
            <text:p>0.12</text:p>
          </table:table-cell>
          <table:table-cell table:formula="of:=SUM([.C25:.H25])" office:value-type="float" office:value="1.12" calcext:value-type="float">
            <text:p>1.12</text:p>
          </table:table-cell>
          <table:table-cell table:formula="of:=[.B25]-[.I25]" office:value-type="float" office:value="0" calcext:value-type="float">
            <text:p>0</text:p>
          </table:table-cell>
        </table:table-row>
        <table:table-row table:style-name="ro3">
          <table:table-cell office:value-type="string" calcext:value-type="string">
            <text:p>TD -- 293 Android : Unread Count Still Visible After Reading Chat Messages</text:p>
          </table:table-cell>
          <table:table-cell office:value-type="float" office:value="1.75" calcext:value-type="float">
            <text:p>1.75</text:p>
          </table:table-cell>
          <table:table-cell table:formula="of:=SUMIFS([$'Sprint 5 Log'.$E:.$E];[$'Sprint 5 Log'.$B:.$B];[.$A26];[$'Sprint 5 Log'.$F:.$F];[.C$1])" office:value-type="float" office:value="0" calcext:value-type="float">
            <text:p>0</text:p>
          </table:table-cell>
          <table:table-cell table:formula="of:=SUMIFS([$'Sprint 5 Log'.$E:.$E];[$'Sprint 5 Log'.$B:.$B];[.$A26];[$'Sprint 5 Log'.$F:.$F];[.D$1])" office:value-type="float" office:value="0" calcext:value-type="float">
            <text:p>0</text:p>
          </table:table-cell>
          <table:table-cell table:formula="of:=SUMIFS([$'Sprint 5 Log'.$E:.$E];[$'Sprint 5 Log'.$B:.$B];[.$A26];[$'Sprint 5 Log'.$F:.$F];[.E$1])" office:value-type="float" office:value="0" calcext:value-type="float">
            <text:p>0</text:p>
          </table:table-cell>
          <table:table-cell table:formula="of:=SUMIFS([$'Sprint 5 Log'.$E:.$E];[$'Sprint 5 Log'.$B:.$B];[.$A26];[$'Sprint 5 Log'.$F:.$F];[.F$1])" office:value-type="float" office:value="0" calcext:value-type="float">
            <text:p>0</text:p>
          </table:table-cell>
          <table:table-cell table:formula="of:=SUMIFS([$'Sprint 5 Log'.$E:.$E];[$'Sprint 5 Log'.$B:.$B];[.$A26];[$'Sprint 5 Log'.$F:.$F];[.G$1])" office:value-type="float" office:value="1.5" calcext:value-type="float">
            <text:p>1.5</text:p>
          </table:table-cell>
          <table:table-cell table:formula="of:=SUMIFS([$'Sprint 5 Log'.$E:.$E];[$'Sprint 5 Log'.$B:.$B];[.$A26];[$'Sprint 5 Log'.$F:.$F];[.H$1])" office:value-type="float" office:value="0.42" calcext:value-type="float">
            <text:p>0.42</text:p>
          </table:table-cell>
          <table:table-cell table:formula="of:=SUM([.C26:.H26])" office:value-type="float" office:value="1.92" calcext:value-type="float">
            <text:p>1.92</text:p>
          </table:table-cell>
          <table:table-cell table:formula="of:=[.B26]-[.I26]" office:value-type="float" office:value="-0.17" calcext:value-type="float">
            <text:p>-0.17</text:p>
          </table:table-cell>
        </table:table-row>
        <table:table-row table:style-name="ro3">
          <table:table-cell office:value-type="string" calcext:value-type="string">
            <text:p>TD-283 -- Showing Typing Indicator even when app is closed</text:p>
          </table:table-cell>
          <table:table-cell office:value-type="float" office:value="3.33" calcext:value-type="float">
            <text:p>3.33</text:p>
          </table:table-cell>
          <table:table-cell table:formula="of:=SUMIFS([$'Sprint 5 Log'.$E:.$E];[$'Sprint 5 Log'.$B:.$B];[.$A27];[$'Sprint 5 Log'.$F:.$F];[.C$1])" office:value-type="float" office:value="0" calcext:value-type="float">
            <text:p>0</text:p>
          </table:table-cell>
          <table:table-cell table:formula="of:=SUMIFS([$'Sprint 5 Log'.$E:.$E];[$'Sprint 5 Log'.$B:.$B];[.$A27];[$'Sprint 5 Log'.$F:.$F];[.D$1])" office:value-type="float" office:value="0" calcext:value-type="float">
            <text:p>0</text:p>
          </table:table-cell>
          <table:table-cell table:formula="of:=SUMIFS([$'Sprint 5 Log'.$E:.$E];[$'Sprint 5 Log'.$B:.$B];[.$A27];[$'Sprint 5 Log'.$F:.$F];[.E$1])" office:value-type="float" office:value="0" calcext:value-type="float">
            <text:p>0</text:p>
          </table:table-cell>
          <table:table-cell table:formula="of:=SUMIFS([$'Sprint 5 Log'.$E:.$E];[$'Sprint 5 Log'.$B:.$B];[.$A27];[$'Sprint 5 Log'.$F:.$F];[.F$1])" office:value-type="float" office:value="0" calcext:value-type="float">
            <text:p>0</text:p>
          </table:table-cell>
          <table:table-cell table:formula="of:=SUMIFS([$'Sprint 5 Log'.$E:.$E];[$'Sprint 5 Log'.$B:.$B];[.$A27];[$'Sprint 5 Log'.$F:.$F];[.G$1])" office:value-type="float" office:value="3" calcext:value-type="float">
            <text:p>3</text:p>
          </table:table-cell>
          <table:table-cell table:formula="of:=SUMIFS([$'Sprint 5 Log'.$E:.$E];[$'Sprint 5 Log'.$B:.$B];[.$A27];[$'Sprint 5 Log'.$F:.$F];[.H$1])" office:value-type="float" office:value="0.33" calcext:value-type="float">
            <text:p>0.33</text:p>
          </table:table-cell>
          <table:table-cell table:formula="of:=SUM([.C27:.H27])" office:value-type="float" office:value="3.33" calcext:value-type="float">
            <text:p>3.33</text:p>
          </table:table-cell>
          <table:table-cell table:formula="of:=[.B27]-[.I27]" office:value-type="float" office:value="0" calcext:value-type="float">
            <text:p>0</text:p>
          </table:table-cell>
        </table:table-row>
        <table:table-row table:style-name="ro22">
          <table:table-cell office:value-type="string" calcext:value-type="string">
            <text:p>TD-277 -- Chat Listing page should be refreshed.</text:p>
          </table:table-cell>
          <table:table-cell office:value-type="float" office:value="0.75" calcext:value-type="float">
            <text:p>0.75</text:p>
          </table:table-cell>
          <table:table-cell table:formula="of:=SUMIFS([$'Sprint 5 Log'.$E:.$E];[$'Sprint 5 Log'.$B:.$B];[.$A28];[$'Sprint 5 Log'.$F:.$F];[.C$1])" office:value-type="float" office:value="0" calcext:value-type="float">
            <text:p>0</text:p>
          </table:table-cell>
          <table:table-cell table:formula="of:=SUMIFS([$'Sprint 5 Log'.$E:.$E];[$'Sprint 5 Log'.$B:.$B];[.$A28];[$'Sprint 5 Log'.$F:.$F];[.D$1])" office:value-type="float" office:value="0" calcext:value-type="float">
            <text:p>0</text:p>
          </table:table-cell>
          <table:table-cell table:formula="of:=SUMIFS([$'Sprint 5 Log'.$E:.$E];[$'Sprint 5 Log'.$B:.$B];[.$A28];[$'Sprint 5 Log'.$F:.$F];[.E$1])" office:value-type="float" office:value="0" calcext:value-type="float">
            <text:p>0</text:p>
          </table:table-cell>
          <table:table-cell table:formula="of:=SUMIFS([$'Sprint 5 Log'.$E:.$E];[$'Sprint 5 Log'.$B:.$B];[.$A28];[$'Sprint 5 Log'.$F:.$F];[.F$1])" office:value-type="float" office:value="0" calcext:value-type="float">
            <text:p>0</text:p>
          </table:table-cell>
          <table:table-cell table:formula="of:=SUMIFS([$'Sprint 5 Log'.$E:.$E];[$'Sprint 5 Log'.$B:.$B];[.$A28];[$'Sprint 5 Log'.$F:.$F];[.G$1])" office:value-type="float" office:value="0.5" calcext:value-type="float">
            <text:p>0.5</text:p>
          </table:table-cell>
          <table:table-cell table:formula="of:=SUMIFS([$'Sprint 5 Log'.$E:.$E];[$'Sprint 5 Log'.$B:.$B];[.$A28];[$'Sprint 5 Log'.$F:.$F];[.H$1])" office:value-type="float" office:value="0.25" calcext:value-type="float">
            <text:p>0.25</text:p>
          </table:table-cell>
          <table:table-cell table:formula="of:=SUM([.C28:.H28])" office:value-type="float" office:value="0.75" calcext:value-type="float">
            <text:p>0.75</text:p>
          </table:table-cell>
          <table:table-cell table:formula="of:=[.B28]-[.I28]" office:value-type="float" office:value="0" calcext:value-type="float">
            <text:p>0</text:p>
          </table:table-cell>
        </table:table-row>
        <table:table-row table:style-name="ro22">
          <table:table-cell office:value-type="string" calcext:value-type="string">
            <text:p>TD-285-- Loader moves continuously not stop</text:p>
          </table:table-cell>
          <table:table-cell office:value-type="float" office:value="1.75" calcext:value-type="float">
            <text:p>1.75</text:p>
          </table:table-cell>
          <table:table-cell table:formula="of:=SUMIFS([$'Sprint 5 Log'.$E:.$E];[$'Sprint 5 Log'.$B:.$B];[.$A29];[$'Sprint 5 Log'.$F:.$F];[.C$1])" office:value-type="float" office:value="0" calcext:value-type="float">
            <text:p>0</text:p>
          </table:table-cell>
          <table:table-cell table:formula="of:=SUMIFS([$'Sprint 5 Log'.$E:.$E];[$'Sprint 5 Log'.$B:.$B];[.$A29];[$'Sprint 5 Log'.$F:.$F];[.D$1])" office:value-type="float" office:value="0" calcext:value-type="float">
            <text:p>0</text:p>
          </table:table-cell>
          <table:table-cell table:formula="of:=SUMIFS([$'Sprint 5 Log'.$E:.$E];[$'Sprint 5 Log'.$B:.$B];[.$A29];[$'Sprint 5 Log'.$F:.$F];[.E$1])" office:value-type="float" office:value="0" calcext:value-type="float">
            <text:p>0</text:p>
          </table:table-cell>
          <table:table-cell table:formula="of:=SUMIFS([$'Sprint 5 Log'.$E:.$E];[$'Sprint 5 Log'.$B:.$B];[.$A29];[$'Sprint 5 Log'.$F:.$F];[.F$1])" office:value-type="float" office:value="0" calcext:value-type="float">
            <text:p>0</text:p>
          </table:table-cell>
          <table:table-cell table:formula="of:=SUMIFS([$'Sprint 5 Log'.$E:.$E];[$'Sprint 5 Log'.$B:.$B];[.$A29];[$'Sprint 5 Log'.$F:.$F];[.G$1])" office:value-type="float" office:value="1.5" calcext:value-type="float">
            <text:p>1.5</text:p>
          </table:table-cell>
          <table:table-cell table:formula="of:=SUMIFS([$'Sprint 5 Log'.$E:.$E];[$'Sprint 5 Log'.$B:.$B];[.$A29];[$'Sprint 5 Log'.$F:.$F];[.H$1])" office:value-type="float" office:value="0.25" calcext:value-type="float">
            <text:p>0.25</text:p>
          </table:table-cell>
          <table:table-cell table:formula="of:=SUM([.C29:.H29])" office:value-type="float" office:value="1.75" calcext:value-type="float">
            <text:p>1.75</text:p>
          </table:table-cell>
          <table:table-cell table:formula="of:=[.B29]-[.I29]" office:value-type="float" office:value="0" calcext:value-type="float">
            <text:p>0</text:p>
          </table:table-cell>
        </table:table-row>
        <table:table-row table:style-name="ro22">
          <table:table-cell office:value-type="string" calcext:value-type="string">
            <text:p>TD-346--Display Action Message in Chat</text:p>
          </table:table-cell>
          <table:table-cell office:value-type="float" office:value="3" calcext:value-type="float">
            <text:p>3</text:p>
          </table:table-cell>
          <table:table-cell table:formula="of:=SUMIFS([$'Sprint 5 Log'.$E:.$E];[$'Sprint 5 Log'.$B:.$B];[.$A30];[$'Sprint 5 Log'.$F:.$F];[.C$1])" office:value-type="float" office:value="0" calcext:value-type="float">
            <text:p>0</text:p>
          </table:table-cell>
          <table:table-cell table:formula="of:=SUMIFS([$'Sprint 5 Log'.$E:.$E];[$'Sprint 5 Log'.$B:.$B];[.$A30];[$'Sprint 5 Log'.$F:.$F];[.D$1])" office:value-type="float" office:value="0" calcext:value-type="float">
            <text:p>0</text:p>
          </table:table-cell>
          <table:table-cell table:formula="of:=SUMIFS([$'Sprint 5 Log'.$E:.$E];[$'Sprint 5 Log'.$B:.$B];[.$A30];[$'Sprint 5 Log'.$F:.$F];[.E$1])" office:value-type="float" office:value="0" calcext:value-type="float">
            <text:p>0</text:p>
          </table:table-cell>
          <table:table-cell table:formula="of:=SUMIFS([$'Sprint 5 Log'.$E:.$E];[$'Sprint 5 Log'.$B:.$B];[.$A30];[$'Sprint 5 Log'.$F:.$F];[.F$1])" office:value-type="float" office:value="0" calcext:value-type="float">
            <text:p>0</text:p>
          </table:table-cell>
          <table:table-cell table:formula="of:=SUMIFS([$'Sprint 5 Log'.$E:.$E];[$'Sprint 5 Log'.$B:.$B];[.$A30];[$'Sprint 5 Log'.$F:.$F];[.G$1])" office:value-type="float" office:value="3" calcext:value-type="float">
            <text:p>3</text:p>
          </table:table-cell>
          <table:table-cell table:formula="of:=SUMIFS([$'Sprint 5 Log'.$E:.$E];[$'Sprint 5 Log'.$B:.$B];[.$A30];[$'Sprint 5 Log'.$F:.$F];[.H$1])" office:value-type="float" office:value="0.33" calcext:value-type="float">
            <text:p>0.33</text:p>
          </table:table-cell>
          <table:table-cell table:formula="of:=SUM([.C30:.H30])" office:value-type="float" office:value="3.33" calcext:value-type="float">
            <text:p>3.33</text:p>
          </table:table-cell>
          <table:table-cell table:formula="of:=[.B30]-[.I30]" office:value-type="float" office:value="-0.33" calcext:value-type="float">
            <text:p>-0.33</text:p>
          </table:table-cell>
        </table:table-row>
        <table:table-row table:style-name="ro3">
          <table:table-cell office:value-type="string" calcext:value-type="string">
            <text:p>TD -341--Edited Message Not Cleared from Input Field After Clicking Cancel</text:p>
          </table:table-cell>
          <table:table-cell office:value-type="float" office:value="0.95" calcext:value-type="float">
            <text:p>0.95</text:p>
          </table:table-cell>
          <table:table-cell table:formula="of:=SUMIFS([$'Sprint 5 Log'.$E:.$E];[$'Sprint 5 Log'.$B:.$B];[.$A31];[$'Sprint 5 Log'.$F:.$F];[.C$1])" office:value-type="float" office:value="0" calcext:value-type="float">
            <text:p>0</text:p>
          </table:table-cell>
          <table:table-cell table:formula="of:=SUMIFS([$'Sprint 5 Log'.$E:.$E];[$'Sprint 5 Log'.$B:.$B];[.$A31];[$'Sprint 5 Log'.$F:.$F];[.D$1])" office:value-type="float" office:value="0" calcext:value-type="float">
            <text:p>0</text:p>
          </table:table-cell>
          <table:table-cell table:formula="of:=SUMIFS([$'Sprint 5 Log'.$E:.$E];[$'Sprint 5 Log'.$B:.$B];[.$A31];[$'Sprint 5 Log'.$F:.$F];[.E$1])" office:value-type="float" office:value="0" calcext:value-type="float">
            <text:p>0</text:p>
          </table:table-cell>
          <table:table-cell table:formula="of:=SUMIFS([$'Sprint 5 Log'.$E:.$E];[$'Sprint 5 Log'.$B:.$B];[.$A31];[$'Sprint 5 Log'.$F:.$F];[.F$1])" office:value-type="float" office:value="0" calcext:value-type="float">
            <text:p>0</text:p>
          </table:table-cell>
          <table:table-cell table:formula="of:=SUMIFS([$'Sprint 5 Log'.$E:.$E];[$'Sprint 5 Log'.$B:.$B];[.$A31];[$'Sprint 5 Log'.$F:.$F];[.G$1])" office:value-type="float" office:value="0.75" calcext:value-type="float">
            <text:p>0.75</text:p>
          </table:table-cell>
          <table:table-cell table:formula="of:=SUMIFS([$'Sprint 5 Log'.$E:.$E];[$'Sprint 5 Log'.$B:.$B];[.$A31];[$'Sprint 5 Log'.$F:.$F];[.H$1])" office:value-type="float" office:value="0.2" calcext:value-type="float">
            <text:p>0.2</text:p>
          </table:table-cell>
          <table:table-cell table:formula="of:=SUM([.C31:.H31])" office:value-type="float" office:value="0.95" calcext:value-type="float">
            <text:p>0.95</text:p>
          </table:table-cell>
          <table:table-cell table:formula="of:=[.B31]-[.I31]" office:value-type="float" office:value="0" calcext:value-type="float">
            <text:p>0</text:p>
          </table:table-cell>
        </table:table-row>
        <table:table-row table:style-name="ro3">
          <table:table-cell office:value-type="string" calcext:value-type="string">
            <text:p>TD-343--Android: Show the loader when attachment is sent</text:p>
          </table:table-cell>
          <table:table-cell office:value-type="float" office:value="0.17" calcext:value-type="float">
            <text:p>0.17</text:p>
          </table:table-cell>
          <table:table-cell table:formula="of:=SUMIFS([$'Sprint 5 Log'.$E:.$E];[$'Sprint 5 Log'.$B:.$B];[.$A32];[$'Sprint 5 Log'.$F:.$F];[.C$1])" office:value-type="float" office:value="0" calcext:value-type="float">
            <text:p>0</text:p>
          </table:table-cell>
          <table:table-cell table:formula="of:=SUMIFS([$'Sprint 5 Log'.$E:.$E];[$'Sprint 5 Log'.$B:.$B];[.$A32];[$'Sprint 5 Log'.$F:.$F];[.D$1])" office:value-type="float" office:value="0" calcext:value-type="float">
            <text:p>0</text:p>
          </table:table-cell>
          <table:table-cell table:formula="of:=SUMIFS([$'Sprint 5 Log'.$E:.$E];[$'Sprint 5 Log'.$B:.$B];[.$A32];[$'Sprint 5 Log'.$F:.$F];[.E$1])" office:value-type="float" office:value="0" calcext:value-type="float">
            <text:p>0</text:p>
          </table:table-cell>
          <table:table-cell table:formula="of:=SUMIFS([$'Sprint 5 Log'.$E:.$E];[$'Sprint 5 Log'.$B:.$B];[.$A32];[$'Sprint 5 Log'.$F:.$F];[.F$1])" office:value-type="float" office:value="0" calcext:value-type="float">
            <text:p>0</text:p>
          </table:table-cell>
          <table:table-cell table:formula="of:=SUMIFS([$'Sprint 5 Log'.$E:.$E];[$'Sprint 5 Log'.$B:.$B];[.$A32];[$'Sprint 5 Log'.$F:.$F];[.G$1])" office:value-type="float" office:value="0" calcext:value-type="float">
            <text:p>0</text:p>
          </table:table-cell>
          <table:table-cell table:formula="of:=SUMIFS([$'Sprint 5 Log'.$E:.$E];[$'Sprint 5 Log'.$B:.$B];[.$A32];[$'Sprint 5 Log'.$F:.$F];[.H$1])" office:value-type="float" office:value="0.17" calcext:value-type="float">
            <text:p>0.17</text:p>
          </table:table-cell>
          <table:table-cell table:formula="of:=SUM([.C32:.H32])" office:value-type="float" office:value="0.17" calcext:value-type="float">
            <text:p>0.17</text:p>
          </table:table-cell>
          <table:table-cell table:formula="of:=[.B32]-[.I32]" office:value-type="float" office:value="0" calcext:value-type="float">
            <text:p>0</text:p>
          </table:table-cell>
        </table:table-row>
        <table:table-row table:style-name="ro3">
          <table:table-cell office:value-type="string" calcext:value-type="string">
            <text:p>TD-284 -- Application is crashed when delete the message.</text:p>
          </table:table-cell>
          <table:table-cell office:value-type="float" office:value="0.17" calcext:value-type="float">
            <text:p>0.17</text:p>
          </table:table-cell>
          <table:table-cell table:formula="of:=SUMIFS([$'Sprint 5 Log'.$E:.$E];[$'Sprint 5 Log'.$B:.$B];[.$A33];[$'Sprint 5 Log'.$F:.$F];[.C$1])" office:value-type="float" office:value="0" calcext:value-type="float">
            <text:p>0</text:p>
          </table:table-cell>
          <table:table-cell table:formula="of:=SUMIFS([$'Sprint 5 Log'.$E:.$E];[$'Sprint 5 Log'.$B:.$B];[.$A33];[$'Sprint 5 Log'.$F:.$F];[.D$1])" office:value-type="float" office:value="0" calcext:value-type="float">
            <text:p>0</text:p>
          </table:table-cell>
          <table:table-cell table:formula="of:=SUMIFS([$'Sprint 5 Log'.$E:.$E];[$'Sprint 5 Log'.$B:.$B];[.$A33];[$'Sprint 5 Log'.$F:.$F];[.E$1])" office:value-type="float" office:value="0" calcext:value-type="float">
            <text:p>0</text:p>
          </table:table-cell>
          <table:table-cell table:formula="of:=SUMIFS([$'Sprint 5 Log'.$E:.$E];[$'Sprint 5 Log'.$B:.$B];[.$A33];[$'Sprint 5 Log'.$F:.$F];[.F$1])" office:value-type="float" office:value="0.17" calcext:value-type="float">
            <text:p>0.17</text:p>
          </table:table-cell>
          <table:table-cell table:formula="of:=SUMIFS([$'Sprint 5 Log'.$E:.$E];[$'Sprint 5 Log'.$B:.$B];[.$A33];[$'Sprint 5 Log'.$F:.$F];[.G$1])" office:value-type="float" office:value="0" calcext:value-type="float">
            <text:p>0</text:p>
          </table:table-cell>
          <table:table-cell table:formula="of:=SUMIFS([$'Sprint 5 Log'.$E:.$E];[$'Sprint 5 Log'.$B:.$B];[.$A33];[$'Sprint 5 Log'.$F:.$F];[.H$1])" office:value-type="float" office:value="0.17" calcext:value-type="float">
            <text:p>0.17</text:p>
          </table:table-cell>
          <table:table-cell table:formula="of:=SUM([.C33:.H33])" office:value-type="float" office:value="0.34" calcext:value-type="float">
            <text:p>0.34</text:p>
          </table:table-cell>
          <table:table-cell table:formula="of:=[.B33]-[.I33]" office:value-type="float" office:value="-0.17" calcext:value-type="float">
            <text:p>-0.17</text:p>
          </table:table-cell>
        </table:table-row>
        <table:table-row table:style-name="ro3">
          <table:table-cell office:value-type="string" calcext:value-type="string">
            <text:p>TD-240 -- iOS - Customization -- Reply to Chat Message</text:p>
          </table:table-cell>
          <table:table-cell office:value-type="float" office:value="7.5" calcext:value-type="float">
            <text:p>7.5</text:p>
          </table:table-cell>
          <table:table-cell table:formula="of:=SUMIFS([$'Sprint 5 Log'.$E:.$E];[$'Sprint 5 Log'.$B:.$B];[.$A34];[$'Sprint 5 Log'.$F:.$F];[.C$1])" office:value-type="float" office:value="0" calcext:value-type="float">
            <text:p>0</text:p>
          </table:table-cell>
          <table:table-cell table:formula="of:=SUMIFS([$'Sprint 5 Log'.$E:.$E];[$'Sprint 5 Log'.$B:.$B];[.$A34];[$'Sprint 5 Log'.$F:.$F];[.D$1])" office:value-type="float" office:value="0" calcext:value-type="float">
            <text:p>0</text:p>
          </table:table-cell>
          <table:table-cell table:formula="of:=SUMIFS([$'Sprint 5 Log'.$E:.$E];[$'Sprint 5 Log'.$B:.$B];[.$A34];[$'Sprint 5 Log'.$F:.$F];[.E$1])" office:value-type="float" office:value="0" calcext:value-type="float">
            <text:p>0</text:p>
          </table:table-cell>
          <table:table-cell table:formula="of:=SUMIFS([$'Sprint 5 Log'.$E:.$E];[$'Sprint 5 Log'.$B:.$B];[.$A34];[$'Sprint 5 Log'.$F:.$F];[.F$1])" office:value-type="float" office:value="8" calcext:value-type="float">
            <text:p>8</text:p>
          </table:table-cell>
          <table:table-cell table:formula="of:=SUMIFS([$'Sprint 5 Log'.$E:.$E];[$'Sprint 5 Log'.$B:.$B];[.$A34];[$'Sprint 5 Log'.$F:.$F];[.G$1])" office:value-type="float" office:value="0" calcext:value-type="float">
            <text:p>0</text:p>
          </table:table-cell>
          <table:table-cell table:formula="of:=SUMIFS([$'Sprint 5 Log'.$E:.$E];[$'Sprint 5 Log'.$B:.$B];[.$A34];[$'Sprint 5 Log'.$F:.$F];[.H$1])" office:value-type="float" office:value="1.17" calcext:value-type="float">
            <text:p>1.17</text:p>
          </table:table-cell>
          <table:table-cell table:formula="of:=SUM([.C34:.H34])" office:value-type="float" office:value="9.17" calcext:value-type="float">
            <text:p>9.17</text:p>
          </table:table-cell>
          <table:table-cell table:formula="of:=[.B34]-[.I34]" office:value-type="float" office:value="-1.67" calcext:value-type="float">
            <text:p>-1.67</text:p>
          </table:table-cell>
        </table:table-row>
        <table:table-row table:style-name="ro3">
          <table:table-cell office:value-type="string" calcext:value-type="string">
            <text:p>TD-238 -- iOS - Customization #4-1 -- Disable Chat After Match Completion</text:p>
          </table:table-cell>
          <table:table-cell office:value-type="float" office:value="4.5" calcext:value-type="float">
            <text:p>4.5</text:p>
          </table:table-cell>
          <table:table-cell table:formula="of:=SUMIFS([$'Sprint 5 Log'.$E:.$E];[$'Sprint 5 Log'.$B:.$B];[.$A35];[$'Sprint 5 Log'.$F:.$F];[.C$1])" office:value-type="float" office:value="0" calcext:value-type="float">
            <text:p>0</text:p>
          </table:table-cell>
          <table:table-cell table:formula="of:=SUMIFS([$'Sprint 5 Log'.$E:.$E];[$'Sprint 5 Log'.$B:.$B];[.$A35];[$'Sprint 5 Log'.$F:.$F];[.D$1])" office:value-type="float" office:value="0" calcext:value-type="float">
            <text:p>0</text:p>
          </table:table-cell>
          <table:table-cell table:formula="of:=SUMIFS([$'Sprint 5 Log'.$E:.$E];[$'Sprint 5 Log'.$B:.$B];[.$A35];[$'Sprint 5 Log'.$F:.$F];[.E$1])" office:value-type="float" office:value="0" calcext:value-type="float">
            <text:p>0</text:p>
          </table:table-cell>
          <table:table-cell table:formula="of:=SUMIFS([$'Sprint 5 Log'.$E:.$E];[$'Sprint 5 Log'.$B:.$B];[.$A35];[$'Sprint 5 Log'.$F:.$F];[.F$1])" office:value-type="float" office:value="4.5" calcext:value-type="float">
            <text:p>4.5</text:p>
          </table:table-cell>
          <table:table-cell table:formula="of:=SUMIFS([$'Sprint 5 Log'.$E:.$E];[$'Sprint 5 Log'.$B:.$B];[.$A35];[$'Sprint 5 Log'.$F:.$F];[.G$1])" office:value-type="float" office:value="0" calcext:value-type="float">
            <text:p>0</text:p>
          </table:table-cell>
          <table:table-cell table:formula="of:=SUMIFS([$'Sprint 5 Log'.$E:.$E];[$'Sprint 5 Log'.$B:.$B];[.$A35];[$'Sprint 5 Log'.$F:.$F];[.H$1])" office:value-type="float" office:value="0.42" calcext:value-type="float">
            <text:p>0.42</text:p>
          </table:table-cell>
          <table:table-cell table:formula="of:=SUM([.C35:.H35])" office:value-type="float" office:value="4.92" calcext:value-type="float">
            <text:p>4.92</text:p>
          </table:table-cell>
          <table:table-cell table:formula="of:=[.B35]-[.I35]" office:value-type="float" office:value="-0.42" calcext:value-type="float">
            <text:p>-0.42</text:p>
          </table:table-cell>
        </table:table-row>
        <table:table-row table:style-name="ro22">
          <table:table-cell office:value-type="string" calcext:value-type="string">
            <text:p>TD-234 -- iOS - Step #9-1 -- Send Notification</text:p>
          </table:table-cell>
          <table:table-cell office:value-type="float" office:value="3" calcext:value-type="float">
            <text:p>3</text:p>
          </table:table-cell>
          <table:table-cell table:formula="of:=SUMIFS([$'Sprint 5 Log'.$E:.$E];[$'Sprint 5 Log'.$B:.$B];[.$A36];[$'Sprint 5 Log'.$F:.$F];[.C$1])" office:value-type="float" office:value="0" calcext:value-type="float">
            <text:p>0</text:p>
          </table:table-cell>
          <table:table-cell table:formula="of:=SUMIFS([$'Sprint 5 Log'.$E:.$E];[$'Sprint 5 Log'.$B:.$B];[.$A36];[$'Sprint 5 Log'.$F:.$F];[.D$1])" office:value-type="float" office:value="0" calcext:value-type="float">
            <text:p>0</text:p>
          </table:table-cell>
          <table:table-cell table:formula="of:=SUMIFS([$'Sprint 5 Log'.$E:.$E];[$'Sprint 5 Log'.$B:.$B];[.$A36];[$'Sprint 5 Log'.$F:.$F];[.E$1])" office:value-type="float" office:value="0" calcext:value-type="float">
            <text:p>0</text:p>
          </table:table-cell>
          <table:table-cell table:formula="of:=SUMIFS([$'Sprint 5 Log'.$E:.$E];[$'Sprint 5 Log'.$B:.$B];[.$A36];[$'Sprint 5 Log'.$F:.$F];[.F$1])" office:value-type="float" office:value="2.75" calcext:value-type="float">
            <text:p>2.75</text:p>
          </table:table-cell>
          <table:table-cell table:formula="of:=SUMIFS([$'Sprint 5 Log'.$E:.$E];[$'Sprint 5 Log'.$B:.$B];[.$A36];[$'Sprint 5 Log'.$F:.$F];[.G$1])" office:value-type="float" office:value="0" calcext:value-type="float">
            <text:p>0</text:p>
          </table:table-cell>
          <table:table-cell table:formula="of:=SUMIFS([$'Sprint 5 Log'.$E:.$E];[$'Sprint 5 Log'.$B:.$B];[.$A36];[$'Sprint 5 Log'.$F:.$F];[.H$1])" office:value-type="float" office:value="0.58" calcext:value-type="float">
            <text:p>0.58</text:p>
          </table:table-cell>
          <table:table-cell table:formula="of:=SUM([.C36:.H36])" office:value-type="float" office:value="3.33" calcext:value-type="float">
            <text:p>3.33</text:p>
          </table:table-cell>
          <table:table-cell table:formula="of:=[.B36]-[.I36]" office:value-type="float" office:value="-0.33" calcext:value-type="float">
            <text:p>-0.33</text:p>
          </table:table-cell>
        </table:table-row>
        <table:table-row table:style-name="ro3">
          <table:table-cell office:value-type="string" calcext:value-type="string">
            <text:p>TD-232 -- iOS - Step #6-4 -- Arena Player to Player Chat Integration</text:p>
          </table:table-cell>
          <table:table-cell office:value-type="float" office:value="12" calcext:value-type="float">
            <text:p>12</text:p>
          </table:table-cell>
          <table:table-cell table:formula="of:=SUMIFS([$'Sprint 5 Log'.$E:.$E];[$'Sprint 5 Log'.$B:.$B];[.$A37];[$'Sprint 5 Log'.$F:.$F];[.C$1])" office:value-type="float" office:value="0" calcext:value-type="float">
            <text:p>0</text:p>
          </table:table-cell>
          <table:table-cell table:formula="of:=SUMIFS([$'Sprint 5 Log'.$E:.$E];[$'Sprint 5 Log'.$B:.$B];[.$A37];[$'Sprint 5 Log'.$F:.$F];[.D$1])" office:value-type="float" office:value="0" calcext:value-type="float">
            <text:p>0</text:p>
          </table:table-cell>
          <table:table-cell table:formula="of:=SUMIFS([$'Sprint 5 Log'.$E:.$E];[$'Sprint 5 Log'.$B:.$B];[.$A37];[$'Sprint 5 Log'.$F:.$F];[.E$1])" office:value-type="float" office:value="0" calcext:value-type="float">
            <text:p>0</text:p>
          </table:table-cell>
          <table:table-cell table:formula="of:=SUMIFS([$'Sprint 5 Log'.$E:.$E];[$'Sprint 5 Log'.$B:.$B];[.$A37];[$'Sprint 5 Log'.$F:.$F];[.F$1])" office:value-type="float" office:value="12" calcext:value-type="float">
            <text:p>12</text:p>
          </table:table-cell>
          <table:table-cell table:formula="of:=SUMIFS([$'Sprint 5 Log'.$E:.$E];[$'Sprint 5 Log'.$B:.$B];[.$A37];[$'Sprint 5 Log'.$F:.$F];[.G$1])" office:value-type="float" office:value="0" calcext:value-type="float">
            <text:p>0</text:p>
          </table:table-cell>
          <table:table-cell table:formula="of:=SUMIFS([$'Sprint 5 Log'.$E:.$E];[$'Sprint 5 Log'.$B:.$B];[.$A37];[$'Sprint 5 Log'.$F:.$F];[.H$1])" office:value-type="float" office:value="0.58" calcext:value-type="float">
            <text:p>0.58</text:p>
          </table:table-cell>
          <table:table-cell table:formula="of:=SUM([.C37:.H37])" office:value-type="float" office:value="12.58" calcext:value-type="float">
            <text:p>12.58</text:p>
          </table:table-cell>
          <table:table-cell table:formula="of:=[.B37]-[.I37]" office:value-type="float" office:value="-0.58" calcext:value-type="float">
            <text:p>-0.58</text:p>
          </table:table-cell>
        </table:table-row>
        <table:table-row table:style-name="ro3">
          <table:table-cell office:value-type="string" calcext:value-type="string">
            <text:p>TD-231 -- iOS - Step #6-3 -- Tournament Admin to Player Chat</text:p>
          </table:table-cell>
          <table:table-cell office:value-type="float" office:value="3" calcext:value-type="float">
            <text:p>3</text:p>
          </table:table-cell>
          <table:table-cell table:formula="of:=SUMIFS([$'Sprint 5 Log'.$E:.$E];[$'Sprint 5 Log'.$B:.$B];[.$A38];[$'Sprint 5 Log'.$F:.$F];[.C$1])" office:value-type="float" office:value="0" calcext:value-type="float">
            <text:p>0</text:p>
          </table:table-cell>
          <table:table-cell table:formula="of:=SUMIFS([$'Sprint 5 Log'.$E:.$E];[$'Sprint 5 Log'.$B:.$B];[.$A38];[$'Sprint 5 Log'.$F:.$F];[.D$1])" office:value-type="float" office:value="0" calcext:value-type="float">
            <text:p>0</text:p>
          </table:table-cell>
          <table:table-cell table:formula="of:=SUMIFS([$'Sprint 5 Log'.$E:.$E];[$'Sprint 5 Log'.$B:.$B];[.$A38];[$'Sprint 5 Log'.$F:.$F];[.E$1])" office:value-type="float" office:value="0" calcext:value-type="float">
            <text:p>0</text:p>
          </table:table-cell>
          <table:table-cell table:formula="of:=SUMIFS([$'Sprint 5 Log'.$E:.$E];[$'Sprint 5 Log'.$B:.$B];[.$A38];[$'Sprint 5 Log'.$F:.$F];[.F$1])" office:value-type="float" office:value="2.75" calcext:value-type="float">
            <text:p>2.75</text:p>
          </table:table-cell>
          <table:table-cell table:formula="of:=SUMIFS([$'Sprint 5 Log'.$E:.$E];[$'Sprint 5 Log'.$B:.$B];[.$A38];[$'Sprint 5 Log'.$F:.$F];[.G$1])" office:value-type="float" office:value="0" calcext:value-type="float">
            <text:p>0</text:p>
          </table:table-cell>
          <table:table-cell table:formula="of:=SUMIFS([$'Sprint 5 Log'.$E:.$E];[$'Sprint 5 Log'.$B:.$B];[.$A38];[$'Sprint 5 Log'.$F:.$F];[.H$1])" office:value-type="float" office:value="0.5" calcext:value-type="float">
            <text:p>0.5</text:p>
          </table:table-cell>
          <table:table-cell table:formula="of:=SUM([.C38:.H38])" office:value-type="float" office:value="3.25" calcext:value-type="float">
            <text:p>3.25</text:p>
          </table:table-cell>
          <table:table-cell table:formula="of:=[.B38]-[.I38]" office:value-type="float" office:value="-0.25" calcext:value-type="float">
            <text:p>-0.25</text:p>
          </table:table-cell>
        </table:table-row>
        <table:table-row table:style-name="ro3">
          <table:table-cell office:value-type="string" calcext:value-type="string">
            <text:p>TD-230 -- iOS - Step #6-2 -- Implement Team Chat, Restrict to Team Members</text:p>
          </table:table-cell>
          <table:table-cell office:value-type="float" office:value="3.5" calcext:value-type="float">
            <text:p>3.5</text:p>
          </table:table-cell>
          <table:table-cell table:formula="of:=SUMIFS([$'Sprint 5 Log'.$E:.$E];[$'Sprint 5 Log'.$B:.$B];[.$A39];[$'Sprint 5 Log'.$F:.$F];[.C$1])" office:value-type="float" office:value="0" calcext:value-type="float">
            <text:p>0</text:p>
          </table:table-cell>
          <table:table-cell table:formula="of:=SUMIFS([$'Sprint 5 Log'.$E:.$E];[$'Sprint 5 Log'.$B:.$B];[.$A39];[$'Sprint 5 Log'.$F:.$F];[.D$1])" office:value-type="float" office:value="0" calcext:value-type="float">
            <text:p>0</text:p>
          </table:table-cell>
          <table:table-cell table:formula="of:=SUMIFS([$'Sprint 5 Log'.$E:.$E];[$'Sprint 5 Log'.$B:.$B];[.$A39];[$'Sprint 5 Log'.$F:.$F];[.E$1])" office:value-type="float" office:value="0" calcext:value-type="float">
            <text:p>0</text:p>
          </table:table-cell>
          <table:table-cell table:formula="of:=SUMIFS([$'Sprint 5 Log'.$E:.$E];[$'Sprint 5 Log'.$B:.$B];[.$A39];[$'Sprint 5 Log'.$F:.$F];[.F$1])" office:value-type="float" office:value="3.25" calcext:value-type="float">
            <text:p>3.25</text:p>
          </table:table-cell>
          <table:table-cell table:formula="of:=SUMIFS([$'Sprint 5 Log'.$E:.$E];[$'Sprint 5 Log'.$B:.$B];[.$A39];[$'Sprint 5 Log'.$F:.$F];[.G$1])" office:value-type="float" office:value="0" calcext:value-type="float">
            <text:p>0</text:p>
          </table:table-cell>
          <table:table-cell table:formula="of:=SUMIFS([$'Sprint 5 Log'.$E:.$E];[$'Sprint 5 Log'.$B:.$B];[.$A39];[$'Sprint 5 Log'.$F:.$F];[.H$1])" office:value-type="float" office:value="0.5" calcext:value-type="float">
            <text:p>0.5</text:p>
          </table:table-cell>
          <table:table-cell table:formula="of:=SUM([.C39:.H39])" office:value-type="float" office:value="3.75" calcext:value-type="float">
            <text:p>3.75</text:p>
          </table:table-cell>
          <table:table-cell table:formula="of:=[.B39]-[.I39]" office:value-type="float" office:value="-0.25" calcext:value-type="float">
            <text:p>-0.25</text:p>
          </table:table-cell>
        </table:table-row>
        <table:table-row table:style-name="ro3">
          <table:table-cell office:value-type="string" calcext:value-type="string">
            <text:p>TD-224 -- iOS - Step #4-4 -- Handle CometChat Logout Failure</text:p>
          </table:table-cell>
          <table:table-cell office:value-type="float" office:value="2.5" calcext:value-type="float">
            <text:p>2.5</text:p>
          </table:table-cell>
          <table:table-cell table:formula="of:=SUMIFS([$'Sprint 5 Log'.$E:.$E];[$'Sprint 5 Log'.$B:.$B];[.$A40];[$'Sprint 5 Log'.$F:.$F];[.C$1])" office:value-type="float" office:value="0" calcext:value-type="float">
            <text:p>0</text:p>
          </table:table-cell>
          <table:table-cell table:formula="of:=SUMIFS([$'Sprint 5 Log'.$E:.$E];[$'Sprint 5 Log'.$B:.$B];[.$A40];[$'Sprint 5 Log'.$F:.$F];[.D$1])" office:value-type="float" office:value="0" calcext:value-type="float">
            <text:p>0</text:p>
          </table:table-cell>
          <table:table-cell table:formula="of:=SUMIFS([$'Sprint 5 Log'.$E:.$E];[$'Sprint 5 Log'.$B:.$B];[.$A40];[$'Sprint 5 Log'.$F:.$F];[.E$1])" office:value-type="float" office:value="0" calcext:value-type="float">
            <text:p>0</text:p>
          </table:table-cell>
          <table:table-cell table:formula="of:=SUMIFS([$'Sprint 5 Log'.$E:.$E];[$'Sprint 5 Log'.$B:.$B];[.$A40];[$'Sprint 5 Log'.$F:.$F];[.F$1])" office:value-type="float" office:value="2.5" calcext:value-type="float">
            <text:p>2.5</text:p>
          </table:table-cell>
          <table:table-cell table:formula="of:=SUMIFS([$'Sprint 5 Log'.$E:.$E];[$'Sprint 5 Log'.$B:.$B];[.$A40];[$'Sprint 5 Log'.$F:.$F];[.G$1])" office:value-type="float" office:value="0" calcext:value-type="float">
            <text:p>0</text:p>
          </table:table-cell>
          <table:table-cell table:formula="of:=SUMIFS([$'Sprint 5 Log'.$E:.$E];[$'Sprint 5 Log'.$B:.$B];[.$A40];[$'Sprint 5 Log'.$F:.$F];[.H$1])" office:value-type="float" office:value="0.25" calcext:value-type="float">
            <text:p>0.25</text:p>
          </table:table-cell>
          <table:table-cell table:formula="of:=SUM([.C40:.H40])" office:value-type="float" office:value="2.75" calcext:value-type="float">
            <text:p>2.75</text:p>
          </table:table-cell>
          <table:table-cell table:formula="of:=[.B40]-[.I40]" office:value-type="float" office:value="-0.25" calcext:value-type="float">
            <text:p>-0.25</text:p>
          </table:table-cell>
        </table:table-row>
        <table:table-row table:style-name="ro3">
          <table:table-cell office:value-type="string" calcext:value-type="string">
            <text:p>TD-260 -- AND - Customization #4-1 -- Disable Chat After Match Completion</text:p>
          </table:table-cell>
          <table:table-cell office:value-type="float" office:value="4.5" calcext:value-type="float">
            <text:p>4.5</text:p>
          </table:table-cell>
          <table:table-cell table:formula="of:=SUMIFS([$'Sprint 5 Log'.$E:.$E];[$'Sprint 5 Log'.$B:.$B];[.$A41];[$'Sprint 5 Log'.$F:.$F];[.C$1])" office:value-type="float" office:value="0" calcext:value-type="float">
            <text:p>0</text:p>
          </table:table-cell>
          <table:table-cell table:formula="of:=SUMIFS([$'Sprint 5 Log'.$E:.$E];[$'Sprint 5 Log'.$B:.$B];[.$A41];[$'Sprint 5 Log'.$F:.$F];[.D$1])" office:value-type="float" office:value="0" calcext:value-type="float">
            <text:p>0</text:p>
          </table:table-cell>
          <table:table-cell table:formula="of:=SUMIFS([$'Sprint 5 Log'.$E:.$E];[$'Sprint 5 Log'.$B:.$B];[.$A41];[$'Sprint 5 Log'.$F:.$F];[.E$1])" office:value-type="float" office:value="0" calcext:value-type="float">
            <text:p>0</text:p>
          </table:table-cell>
          <table:table-cell table:formula="of:=SUMIFS([$'Sprint 5 Log'.$E:.$E];[$'Sprint 5 Log'.$B:.$B];[.$A41];[$'Sprint 5 Log'.$F:.$F];[.F$1])" office:value-type="float" office:value="0" calcext:value-type="float">
            <text:p>0</text:p>
          </table:table-cell>
          <table:table-cell table:formula="of:=SUMIFS([$'Sprint 5 Log'.$E:.$E];[$'Sprint 5 Log'.$B:.$B];[.$A41];[$'Sprint 5 Log'.$F:.$F];[.G$1])" office:value-type="float" office:value="4.25" calcext:value-type="float">
            <text:p>4.25</text:p>
          </table:table-cell>
          <table:table-cell table:formula="of:=SUMIFS([$'Sprint 5 Log'.$E:.$E];[$'Sprint 5 Log'.$B:.$B];[.$A41];[$'Sprint 5 Log'.$F:.$F];[.H$1])" office:value-type="float" office:value="0.5" calcext:value-type="float">
            <text:p>0.5</text:p>
          </table:table-cell>
          <table:table-cell table:formula="of:=SUM([.C41:.H41])" office:value-type="float" office:value="4.75" calcext:value-type="float">
            <text:p>4.75</text:p>
          </table:table-cell>
          <table:table-cell table:formula="of:=[.B41]-[.I41]" office:value-type="float" office:value="-0.25" calcext:value-type="float">
            <text:p>-0.25</text:p>
          </table:table-cell>
        </table:table-row>
        <table:table-row table:style-name="ro22">
          <table:table-cell office:value-type="string" calcext:value-type="string">
            <text:p>TD-256 -- AND - Step #9-1 -- Send Notification</text:p>
          </table:table-cell>
          <table:table-cell office:value-type="float" office:value="3" calcext:value-type="float">
            <text:p>3</text:p>
          </table:table-cell>
          <table:table-cell table:formula="of:=SUMIFS([$'Sprint 5 Log'.$E:.$E];[$'Sprint 5 Log'.$B:.$B];[.$A42];[$'Sprint 5 Log'.$F:.$F];[.C$1])" office:value-type="float" office:value="0" calcext:value-type="float">
            <text:p>0</text:p>
          </table:table-cell>
          <table:table-cell table:formula="of:=SUMIFS([$'Sprint 5 Log'.$E:.$E];[$'Sprint 5 Log'.$B:.$B];[.$A42];[$'Sprint 5 Log'.$F:.$F];[.D$1])" office:value-type="float" office:value="0" calcext:value-type="float">
            <text:p>0</text:p>
          </table:table-cell>
          <table:table-cell table:formula="of:=SUMIFS([$'Sprint 5 Log'.$E:.$E];[$'Sprint 5 Log'.$B:.$B];[.$A42];[$'Sprint 5 Log'.$F:.$F];[.E$1])" office:value-type="float" office:value="0" calcext:value-type="float">
            <text:p>0</text:p>
          </table:table-cell>
          <table:table-cell table:formula="of:=SUMIFS([$'Sprint 5 Log'.$E:.$E];[$'Sprint 5 Log'.$B:.$B];[.$A42];[$'Sprint 5 Log'.$F:.$F];[.F$1])" office:value-type="float" office:value="0" calcext:value-type="float">
            <text:p>0</text:p>
          </table:table-cell>
          <table:table-cell table:formula="of:=SUMIFS([$'Sprint 5 Log'.$E:.$E];[$'Sprint 5 Log'.$B:.$B];[.$A42];[$'Sprint 5 Log'.$F:.$F];[.G$1])" office:value-type="float" office:value="2.5" calcext:value-type="float">
            <text:p>2.5</text:p>
          </table:table-cell>
          <table:table-cell table:formula="of:=SUMIFS([$'Sprint 5 Log'.$E:.$E];[$'Sprint 5 Log'.$B:.$B];[.$A42];[$'Sprint 5 Log'.$F:.$F];[.H$1])" office:value-type="float" office:value="0.75" calcext:value-type="float">
            <text:p>0.75</text:p>
          </table:table-cell>
          <table:table-cell table:formula="of:=SUM([.C42:.H42])" office:value-type="float" office:value="3.25" calcext:value-type="float">
            <text:p>3.25</text:p>
          </table:table-cell>
          <table:table-cell table:formula="of:=[.B42]-[.I42]" office:value-type="float" office:value="-0.25" calcext:value-type="float">
            <text:p>-0.25</text:p>
          </table:table-cell>
        </table:table-row>
        <table:table-row table:style-name="ro3">
          <table:table-cell office:value-type="string" calcext:value-type="string">
            <text:p>TD-262 -- AND - Customization -- Reply to Chat Message</text:p>
          </table:table-cell>
          <table:table-cell office:value-type="float" office:value="7.5" calcext:value-type="float">
            <text:p>7.5</text:p>
          </table:table-cell>
          <table:table-cell table:formula="of:=SUMIFS([$'Sprint 5 Log'.$E:.$E];[$'Sprint 5 Log'.$B:.$B];[.$A43];[$'Sprint 5 Log'.$F:.$F];[.C$1])" office:value-type="float" office:value="0" calcext:value-type="float">
            <text:p>0</text:p>
          </table:table-cell>
          <table:table-cell table:formula="of:=SUMIFS([$'Sprint 5 Log'.$E:.$E];[$'Sprint 5 Log'.$B:.$B];[.$A43];[$'Sprint 5 Log'.$F:.$F];[.D$1])" office:value-type="float" office:value="0" calcext:value-type="float">
            <text:p>0</text:p>
          </table:table-cell>
          <table:table-cell table:formula="of:=SUMIFS([$'Sprint 5 Log'.$E:.$E];[$'Sprint 5 Log'.$B:.$B];[.$A43];[$'Sprint 5 Log'.$F:.$F];[.E$1])" office:value-type="float" office:value="0" calcext:value-type="float">
            <text:p>0</text:p>
          </table:table-cell>
          <table:table-cell table:formula="of:=SUMIFS([$'Sprint 5 Log'.$E:.$E];[$'Sprint 5 Log'.$B:.$B];[.$A43];[$'Sprint 5 Log'.$F:.$F];[.F$1])" office:value-type="float" office:value="0" calcext:value-type="float">
            <text:p>0</text:p>
          </table:table-cell>
          <table:table-cell table:formula="of:=SUMIFS([$'Sprint 5 Log'.$E:.$E];[$'Sprint 5 Log'.$B:.$B];[.$A43];[$'Sprint 5 Log'.$F:.$F];[.G$1])" office:value-type="float" office:value="8" calcext:value-type="float">
            <text:p>8</text:p>
          </table:table-cell>
          <table:table-cell table:formula="of:=SUMIFS([$'Sprint 5 Log'.$E:.$E];[$'Sprint 5 Log'.$B:.$B];[.$A43];[$'Sprint 5 Log'.$F:.$F];[.H$1])" office:value-type="float" office:value="1.25" calcext:value-type="float">
            <text:p>1.25</text:p>
          </table:table-cell>
          <table:table-cell table:formula="of:=SUM([.C43:.H43])" office:value-type="float" office:value="9.25" calcext:value-type="float">
            <text:p>9.25</text:p>
          </table:table-cell>
          <table:table-cell table:formula="of:=[.B43]-[.I43]" office:value-type="float" office:value="-1.75" calcext:value-type="float">
            <text:p>-1.75</text:p>
          </table:table-cell>
        </table:table-row>
        <table:table-row table:style-name="ro3">
          <table:table-cell office:value-type="string" calcext:value-type="string">
            <text:p>TD-254 -- AND - Step #6-4 -- Arena Player to Player Chat Integration</text:p>
          </table:table-cell>
          <table:table-cell office:value-type="float" office:value="12" calcext:value-type="float">
            <text:p>12</text:p>
          </table:table-cell>
          <table:table-cell table:formula="of:=SUMIFS([$'Sprint 5 Log'.$E:.$E];[$'Sprint 5 Log'.$B:.$B];[.$A44];[$'Sprint 5 Log'.$F:.$F];[.C$1])" office:value-type="float" office:value="0" calcext:value-type="float">
            <text:p>0</text:p>
          </table:table-cell>
          <table:table-cell table:formula="of:=SUMIFS([$'Sprint 5 Log'.$E:.$E];[$'Sprint 5 Log'.$B:.$B];[.$A44];[$'Sprint 5 Log'.$F:.$F];[.D$1])" office:value-type="float" office:value="0" calcext:value-type="float">
            <text:p>0</text:p>
          </table:table-cell>
          <table:table-cell table:formula="of:=SUMIFS([$'Sprint 5 Log'.$E:.$E];[$'Sprint 5 Log'.$B:.$B];[.$A44];[$'Sprint 5 Log'.$F:.$F];[.E$1])" office:value-type="float" office:value="0" calcext:value-type="float">
            <text:p>0</text:p>
          </table:table-cell>
          <table:table-cell table:formula="of:=SUMIFS([$'Sprint 5 Log'.$E:.$E];[$'Sprint 5 Log'.$B:.$B];[.$A44];[$'Sprint 5 Log'.$F:.$F];[.F$1])" office:value-type="float" office:value="0" calcext:value-type="float">
            <text:p>0</text:p>
          </table:table-cell>
          <table:table-cell table:formula="of:=SUMIFS([$'Sprint 5 Log'.$E:.$E];[$'Sprint 5 Log'.$B:.$B];[.$A44];[$'Sprint 5 Log'.$F:.$F];[.G$1])" office:value-type="float" office:value="12" calcext:value-type="float">
            <text:p>12</text:p>
          </table:table-cell>
          <table:table-cell table:formula="of:=SUMIFS([$'Sprint 5 Log'.$E:.$E];[$'Sprint 5 Log'.$B:.$B];[.$A44];[$'Sprint 5 Log'.$F:.$F];[.H$1])" office:value-type="float" office:value="0.75" calcext:value-type="float">
            <text:p>0.75</text:p>
          </table:table-cell>
          <table:table-cell table:formula="of:=SUM([.C44:.H44])" office:value-type="float" office:value="12.75" calcext:value-type="float">
            <text:p>12.75</text:p>
          </table:table-cell>
          <table:table-cell table:formula="of:=[.B44]-[.I44]" office:value-type="float" office:value="-0.75" calcext:value-type="float">
            <text:p>-0.75</text:p>
          </table:table-cell>
        </table:table-row>
        <table:table-row table:style-name="ro3">
          <table:table-cell office:value-type="string" calcext:value-type="string">
            <text:p>TD-253 -- AND - Step #6-3 -- Tournament Admin to Player Chat</text:p>
          </table:table-cell>
          <table:table-cell office:value-type="float" office:value="3" calcext:value-type="float">
            <text:p>3</text:p>
          </table:table-cell>
          <table:table-cell table:formula="of:=SUMIFS([$'Sprint 5 Log'.$E:.$E];[$'Sprint 5 Log'.$B:.$B];[.$A45];[$'Sprint 5 Log'.$F:.$F];[.C$1])" office:value-type="float" office:value="0" calcext:value-type="float">
            <text:p>0</text:p>
          </table:table-cell>
          <table:table-cell table:formula="of:=SUMIFS([$'Sprint 5 Log'.$E:.$E];[$'Sprint 5 Log'.$B:.$B];[.$A45];[$'Sprint 5 Log'.$F:.$F];[.D$1])" office:value-type="float" office:value="0" calcext:value-type="float">
            <text:p>0</text:p>
          </table:table-cell>
          <table:table-cell table:formula="of:=SUMIFS([$'Sprint 5 Log'.$E:.$E];[$'Sprint 5 Log'.$B:.$B];[.$A45];[$'Sprint 5 Log'.$F:.$F];[.E$1])" office:value-type="float" office:value="0" calcext:value-type="float">
            <text:p>0</text:p>
          </table:table-cell>
          <table:table-cell table:formula="of:=SUMIFS([$'Sprint 5 Log'.$E:.$E];[$'Sprint 5 Log'.$B:.$B];[.$A45];[$'Sprint 5 Log'.$F:.$F];[.F$1])" office:value-type="float" office:value="0" calcext:value-type="float">
            <text:p>0</text:p>
          </table:table-cell>
          <table:table-cell table:formula="of:=SUMIFS([$'Sprint 5 Log'.$E:.$E];[$'Sprint 5 Log'.$B:.$B];[.$A45];[$'Sprint 5 Log'.$F:.$F];[.G$1])" office:value-type="float" office:value="3" calcext:value-type="float">
            <text:p>3</text:p>
          </table:table-cell>
          <table:table-cell table:formula="of:=SUMIFS([$'Sprint 5 Log'.$E:.$E];[$'Sprint 5 Log'.$B:.$B];[.$A45];[$'Sprint 5 Log'.$F:.$F];[.H$1])" office:value-type="float" office:value="0.5" calcext:value-type="float">
            <text:p>0.5</text:p>
          </table:table-cell>
          <table:table-cell table:formula="of:=SUM([.C45:.H45])" office:value-type="float" office:value="3.5" calcext:value-type="float">
            <text:p>3.5</text:p>
          </table:table-cell>
          <table:table-cell table:formula="of:=[.B45]-[.I45]" office:value-type="float" office:value="-0.5" calcext:value-type="float">
            <text:p>-0.5</text:p>
          </table:table-cell>
        </table:table-row>
        <table:table-row table:style-name="ro3">
          <table:table-cell office:value-type="string" calcext:value-type="string">
            <text:p>TD--292 Duplicate Messages Sent on Multiple Quick Taps of Send Button</text:p>
          </table:table-cell>
          <table:table-cell office:value-type="float" office:value="2.2" calcext:value-type="float">
            <text:p>2.2</text:p>
          </table:table-cell>
          <table:table-cell table:formula="of:=SUMIFS([$'Sprint 5 Log'.$E:.$E];[$'Sprint 5 Log'.$B:.$B];[.$A46];[$'Sprint 5 Log'.$F:.$F];[.C$1])" office:value-type="float" office:value="0" calcext:value-type="float">
            <text:p>0</text:p>
          </table:table-cell>
          <table:table-cell table:formula="of:=SUMIFS([$'Sprint 5 Log'.$E:.$E];[$'Sprint 5 Log'.$B:.$B];[.$A46];[$'Sprint 5 Log'.$F:.$F];[.D$1])" office:value-type="float" office:value="0" calcext:value-type="float">
            <text:p>0</text:p>
          </table:table-cell>
          <table:table-cell table:formula="of:=SUMIFS([$'Sprint 5 Log'.$E:.$E];[$'Sprint 5 Log'.$B:.$B];[.$A46];[$'Sprint 5 Log'.$F:.$F];[.E$1])" office:value-type="float" office:value="0" calcext:value-type="float">
            <text:p>0</text:p>
          </table:table-cell>
          <table:table-cell table:formula="of:=SUMIFS([$'Sprint 5 Log'.$E:.$E];[$'Sprint 5 Log'.$B:.$B];[.$A46];[$'Sprint 5 Log'.$F:.$F];[.F$1])" office:value-type="float" office:value="0" calcext:value-type="float">
            <text:p>0</text:p>
          </table:table-cell>
          <table:table-cell table:formula="of:=SUMIFS([$'Sprint 5 Log'.$E:.$E];[$'Sprint 5 Log'.$B:.$B];[.$A46];[$'Sprint 5 Log'.$F:.$F];[.G$1])" office:value-type="float" office:value="2" calcext:value-type="float">
            <text:p>2</text:p>
          </table:table-cell>
          <table:table-cell table:formula="of:=SUMIFS([$'Sprint 5 Log'.$E:.$E];[$'Sprint 5 Log'.$B:.$B];[.$A46];[$'Sprint 5 Log'.$F:.$F];[.H$1])" office:value-type="float" office:value="0.17" calcext:value-type="float">
            <text:p>0.17</text:p>
          </table:table-cell>
          <table:table-cell table:formula="of:=SUM([.C46:.H46])" office:value-type="float" office:value="2.17" calcext:value-type="float">
            <text:p>2.17</text:p>
          </table:table-cell>
          <table:table-cell table:formula="of:=[.B46]-[.I46]" office:value-type="float" office:value="0.0300000000000003" calcext:value-type="float">
            <text:p>0.0300000000000003</text:p>
          </table:table-cell>
        </table:table-row>
        <table:table-row table:style-name="ro22">
          <table:table-cell office:value-type="string" calcext:value-type="string">
            <text:p>TD-289-- Remove the Tost message</text:p>
          </table:table-cell>
          <table:table-cell office:value-type="float" office:value="0.67" calcext:value-type="float">
            <text:p>0.67</text:p>
          </table:table-cell>
          <table:table-cell table:formula="of:=SUMIFS([$'Sprint 5 Log'.$E:.$E];[$'Sprint 5 Log'.$B:.$B];[.$A47];[$'Sprint 5 Log'.$F:.$F];[.C$1])" office:value-type="float" office:value="0" calcext:value-type="float">
            <text:p>0</text:p>
          </table:table-cell>
          <table:table-cell table:formula="of:=SUMIFS([$'Sprint 5 Log'.$E:.$E];[$'Sprint 5 Log'.$B:.$B];[.$A47];[$'Sprint 5 Log'.$F:.$F];[.D$1])" office:value-type="float" office:value="0" calcext:value-type="float">
            <text:p>0</text:p>
          </table:table-cell>
          <table:table-cell table:formula="of:=SUMIFS([$'Sprint 5 Log'.$E:.$E];[$'Sprint 5 Log'.$B:.$B];[.$A47];[$'Sprint 5 Log'.$F:.$F];[.E$1])" office:value-type="float" office:value="0" calcext:value-type="float">
            <text:p>0</text:p>
          </table:table-cell>
          <table:table-cell table:formula="of:=SUMIFS([$'Sprint 5 Log'.$E:.$E];[$'Sprint 5 Log'.$B:.$B];[.$A47];[$'Sprint 5 Log'.$F:.$F];[.F$1])" office:value-type="float" office:value="0" calcext:value-type="float">
            <text:p>0</text:p>
          </table:table-cell>
          <table:table-cell table:formula="of:=SUMIFS([$'Sprint 5 Log'.$E:.$E];[$'Sprint 5 Log'.$B:.$B];[.$A47];[$'Sprint 5 Log'.$F:.$F];[.G$1])" office:value-type="float" office:value="0.5" calcext:value-type="float">
            <text:p>0.5</text:p>
          </table:table-cell>
          <table:table-cell table:formula="of:=SUMIFS([$'Sprint 5 Log'.$E:.$E];[$'Sprint 5 Log'.$B:.$B];[.$A47];[$'Sprint 5 Log'.$F:.$F];[.H$1])" office:value-type="float" office:value="0.17" calcext:value-type="float">
            <text:p>0.17</text:p>
          </table:table-cell>
          <table:table-cell table:formula="of:=SUM([.C47:.H47])" office:value-type="float" office:value="0.67" calcext:value-type="float">
            <text:p>0.67</text:p>
          </table:table-cell>
          <table:table-cell table:formula="of:=[.B47]-[.I47]" office:value-type="float" office:value="0" calcext:value-type="float">
            <text:p>0</text:p>
          </table:table-cell>
        </table:table-row>
        <table:table-row table:style-name="ro3">
          <table:table-cell office:value-type="string" calcext:value-type="string">
            <text:p>TD-279 -- Chat History Not Visible When Scrolling Up in Player Chat</text:p>
          </table:table-cell>
          <table:table-cell office:value-type="float" office:value="2.5" calcext:value-type="float">
            <text:p>2.5</text:p>
          </table:table-cell>
          <table:table-cell table:formula="of:=SUMIFS([$'Sprint 5 Log'.$E:.$E];[$'Sprint 5 Log'.$B:.$B];[.$A48];[$'Sprint 5 Log'.$F:.$F];[.C$1])" office:value-type="float" office:value="0" calcext:value-type="float">
            <text:p>0</text:p>
          </table:table-cell>
          <table:table-cell table:formula="of:=SUMIFS([$'Sprint 5 Log'.$E:.$E];[$'Sprint 5 Log'.$B:.$B];[.$A48];[$'Sprint 5 Log'.$F:.$F];[.D$1])" office:value-type="float" office:value="0" calcext:value-type="float">
            <text:p>0</text:p>
          </table:table-cell>
          <table:table-cell table:formula="of:=SUMIFS([$'Sprint 5 Log'.$E:.$E];[$'Sprint 5 Log'.$B:.$B];[.$A48];[$'Sprint 5 Log'.$F:.$F];[.E$1])" office:value-type="float" office:value="0" calcext:value-type="float">
            <text:p>0</text:p>
          </table:table-cell>
          <table:table-cell table:formula="of:=SUMIFS([$'Sprint 5 Log'.$E:.$E];[$'Sprint 5 Log'.$B:.$B];[.$A48];[$'Sprint 5 Log'.$F:.$F];[.F$1])" office:value-type="float" office:value="0" calcext:value-type="float">
            <text:p>0</text:p>
          </table:table-cell>
          <table:table-cell table:formula="of:=SUMIFS([$'Sprint 5 Log'.$E:.$E];[$'Sprint 5 Log'.$B:.$B];[.$A48];[$'Sprint 5 Log'.$F:.$F];[.G$1])" office:value-type="float" office:value="4" calcext:value-type="float">
            <text:p>4</text:p>
          </table:table-cell>
          <table:table-cell table:formula="of:=SUMIFS([$'Sprint 5 Log'.$E:.$E];[$'Sprint 5 Log'.$B:.$B];[.$A48];[$'Sprint 5 Log'.$F:.$F];[.H$1])" office:value-type="float" office:value="0.25" calcext:value-type="float">
            <text:p>0.25</text:p>
          </table:table-cell>
          <table:table-cell table:formula="of:=SUM([.C48:.H48])" office:value-type="float" office:value="4.25" calcext:value-type="float">
            <text:p>4.25</text:p>
          </table:table-cell>
          <table:table-cell table:formula="of:=[.B48]-[.I48]" office:value-type="float" office:value="-1.75" calcext:value-type="float">
            <text:p>-1.75</text:p>
          </table:table-cell>
        </table:table-row>
        <table:table-row table:style-name="ro3">
          <table:table-cell office:value-type="string" calcext:value-type="string">
            <text:p>TD-369--Message Input Loses Focus After Sending in Chat</text:p>
          </table:table-cell>
          <table:table-cell office:value-type="float" office:value="1.25" calcext:value-type="float">
            <text:p>1.25</text:p>
          </table:table-cell>
          <table:table-cell table:formula="of:=SUMIFS([$'Sprint 5 Log'.$E:.$E];[$'Sprint 5 Log'.$B:.$B];[.$A49];[$'Sprint 5 Log'.$F:.$F];[.C$1])" office:value-type="float" office:value="0" calcext:value-type="float">
            <text:p>0</text:p>
          </table:table-cell>
          <table:table-cell table:formula="of:=SUMIFS([$'Sprint 5 Log'.$E:.$E];[$'Sprint 5 Log'.$B:.$B];[.$A49];[$'Sprint 5 Log'.$F:.$F];[.D$1])" office:value-type="float" office:value="0" calcext:value-type="float">
            <text:p>0</text:p>
          </table:table-cell>
          <table:table-cell table:formula="of:=SUMIFS([$'Sprint 5 Log'.$E:.$E];[$'Sprint 5 Log'.$B:.$B];[.$A49];[$'Sprint 5 Log'.$F:.$F];[.E$1])" office:value-type="float" office:value="1" calcext:value-type="float">
            <text:p>1</text:p>
          </table:table-cell>
          <table:table-cell table:formula="of:=SUMIFS([$'Sprint 5 Log'.$E:.$E];[$'Sprint 5 Log'.$B:.$B];[.$A49];[$'Sprint 5 Log'.$F:.$F];[.F$1])" office:value-type="float" office:value="0" calcext:value-type="float">
            <text:p>0</text:p>
          </table:table-cell>
          <table:table-cell table:formula="of:=SUMIFS([$'Sprint 5 Log'.$E:.$E];[$'Sprint 5 Log'.$B:.$B];[.$A49];[$'Sprint 5 Log'.$F:.$F];[.G$1])" office:value-type="float" office:value="0" calcext:value-type="float">
            <text:p>0</text:p>
          </table:table-cell>
          <table:table-cell table:formula="of:=SUMIFS([$'Sprint 5 Log'.$E:.$E];[$'Sprint 5 Log'.$B:.$B];[.$A49];[$'Sprint 5 Log'.$F:.$F];[.H$1])" office:value-type="float" office:value="0.25" calcext:value-type="float">
            <text:p>0.25</text:p>
          </table:table-cell>
          <table:table-cell table:formula="of:=SUM([.C49:.H49])" office:value-type="float" office:value="1.25" calcext:value-type="float">
            <text:p>1.25</text:p>
          </table:table-cell>
          <table:table-cell table:formula="of:=[.B49]-[.I49]" office:value-type="float" office:value="0" calcext:value-type="float">
            <text:p>0</text:p>
          </table:table-cell>
        </table:table-row>
        <table:table-row table:style-name="ro3">
          <table:table-cell office:value-type="string" calcext:value-type="string">
            <text:p>TD-362--Three-Dot Menu Overlaps with Message Layout</text:p>
          </table:table-cell>
          <table:table-cell office:value-type="float" office:value="2.17" calcext:value-type="float">
            <text:p>2.17</text:p>
          </table:table-cell>
          <table:table-cell table:formula="of:=SUMIFS([$'Sprint 5 Log'.$E:.$E];[$'Sprint 5 Log'.$B:.$B];[.$A50];[$'Sprint 5 Log'.$F:.$F];[.C$1])" office:value-type="float" office:value="0" calcext:value-type="float">
            <text:p>0</text:p>
          </table:table-cell>
          <table:table-cell table:formula="of:=SUMIFS([$'Sprint 5 Log'.$E:.$E];[$'Sprint 5 Log'.$B:.$B];[.$A50];[$'Sprint 5 Log'.$F:.$F];[.D$1])" office:value-type="float" office:value="0" calcext:value-type="float">
            <text:p>0</text:p>
          </table:table-cell>
          <table:table-cell table:formula="of:=SUMIFS([$'Sprint 5 Log'.$E:.$E];[$'Sprint 5 Log'.$B:.$B];[.$A50];[$'Sprint 5 Log'.$F:.$F];[.E$1])" office:value-type="float" office:value="2" calcext:value-type="float">
            <text:p>2</text:p>
          </table:table-cell>
          <table:table-cell table:formula="of:=SUMIFS([$'Sprint 5 Log'.$E:.$E];[$'Sprint 5 Log'.$B:.$B];[.$A50];[$'Sprint 5 Log'.$F:.$F];[.F$1])" office:value-type="float" office:value="0" calcext:value-type="float">
            <text:p>0</text:p>
          </table:table-cell>
          <table:table-cell table:formula="of:=SUMIFS([$'Sprint 5 Log'.$E:.$E];[$'Sprint 5 Log'.$B:.$B];[.$A50];[$'Sprint 5 Log'.$F:.$F];[.G$1])" office:value-type="float" office:value="0" calcext:value-type="float">
            <text:p>0</text:p>
          </table:table-cell>
          <table:table-cell table:formula="of:=SUMIFS([$'Sprint 5 Log'.$E:.$E];[$'Sprint 5 Log'.$B:.$B];[.$A50];[$'Sprint 5 Log'.$F:.$F];[.H$1])" office:value-type="float" office:value="0.17" calcext:value-type="float">
            <text:p>0.17</text:p>
          </table:table-cell>
          <table:table-cell table:formula="of:=SUM([.C50:.H50])" office:value-type="float" office:value="2.17" calcext:value-type="float">
            <text:p>2.17</text:p>
          </table:table-cell>
          <table:table-cell table:formula="of:=[.B50]-[.I50]" office:value-type="float" office:value="0" calcext:value-type="float">
            <text:p>0</text:p>
          </table:table-cell>
        </table:table-row>
        <table:table-row table:style-name="ro3">
          <table:table-cell office:value-type="string" calcext:value-type="string">
            <text:p>TD-273 -- Show the login and close button instead of ok</text:p>
          </table:table-cell>
          <table:table-cell office:value-type="float" office:value="1.1" calcext:value-type="float">
            <text:p>1.1</text:p>
          </table:table-cell>
          <table:table-cell table:formula="of:=SUMIFS([$'Sprint 5 Log'.$E:.$E];[$'Sprint 5 Log'.$B:.$B];[.$A51];[$'Sprint 5 Log'.$F:.$F];[.C$1])" office:value-type="float" office:value="0" calcext:value-type="float">
            <text:p>0</text:p>
          </table:table-cell>
          <table:table-cell table:formula="of:=SUMIFS([$'Sprint 5 Log'.$E:.$E];[$'Sprint 5 Log'.$B:.$B];[.$A51];[$'Sprint 5 Log'.$F:.$F];[.D$1])" office:value-type="float" office:value="0" calcext:value-type="float">
            <text:p>0</text:p>
          </table:table-cell>
          <table:table-cell table:formula="of:=SUMIFS([$'Sprint 5 Log'.$E:.$E];[$'Sprint 5 Log'.$B:.$B];[.$A51];[$'Sprint 5 Log'.$F:.$F];[.E$1])" office:value-type="float" office:value="0" calcext:value-type="float">
            <text:p>0</text:p>
          </table:table-cell>
          <table:table-cell table:formula="of:=SUMIFS([$'Sprint 5 Log'.$E:.$E];[$'Sprint 5 Log'.$B:.$B];[.$A51];[$'Sprint 5 Log'.$F:.$F];[.F$1])" office:value-type="float" office:value="0" calcext:value-type="float">
            <text:p>0</text:p>
          </table:table-cell>
          <table:table-cell table:formula="of:=SUMIFS([$'Sprint 5 Log'.$E:.$E];[$'Sprint 5 Log'.$B:.$B];[.$A51];[$'Sprint 5 Log'.$F:.$F];[.G$1])" office:value-type="float" office:value="1" calcext:value-type="float">
            <text:p>1</text:p>
          </table:table-cell>
          <table:table-cell table:formula="of:=SUMIFS([$'Sprint 5 Log'.$E:.$E];[$'Sprint 5 Log'.$B:.$B];[.$A51];[$'Sprint 5 Log'.$F:.$F];[.H$1])" office:value-type="float" office:value="0.08" calcext:value-type="float">
            <text:p>0.08</text:p>
          </table:table-cell>
          <table:table-cell table:formula="of:=SUM([.C51:.H51])" office:value-type="float" office:value="1.08" calcext:value-type="float">
            <text:p>1.08</text:p>
          </table:table-cell>
          <table:table-cell table:formula="of:=[.B51]-[.I51]" office:value-type="float" office:value="0.02" calcext:value-type="float">
            <text:p>0.02</text:p>
          </table:table-cell>
        </table:table-row>
        <table:table-row table:style-name="ro3">
          <table:table-cell office:value-type="string" calcext:value-type="string">
            <text:p>TD-373--Left-Side Chat List Not Updated Immediately After Leaving Group</text:p>
          </table:table-cell>
          <table:table-cell office:value-type="float" office:value="2.17" calcext:value-type="float">
            <text:p>2.17</text:p>
          </table:table-cell>
          <table:table-cell table:formula="of:=SUMIFS([$'Sprint 5 Log'.$E:.$E];[$'Sprint 5 Log'.$B:.$B];[.$A52];[$'Sprint 5 Log'.$F:.$F];[.C$1])" office:value-type="float" office:value="0" calcext:value-type="float">
            <text:p>0</text:p>
          </table:table-cell>
          <table:table-cell table:formula="of:=SUMIFS([$'Sprint 5 Log'.$E:.$E];[$'Sprint 5 Log'.$B:.$B];[.$A52];[$'Sprint 5 Log'.$F:.$F];[.D$1])" office:value-type="float" office:value="0" calcext:value-type="float">
            <text:p>0</text:p>
          </table:table-cell>
          <table:table-cell table:formula="of:=SUMIFS([$'Sprint 5 Log'.$E:.$E];[$'Sprint 5 Log'.$B:.$B];[.$A52];[$'Sprint 5 Log'.$F:.$F];[.E$1])" office:value-type="float" office:value="2" calcext:value-type="float">
            <text:p>2</text:p>
          </table:table-cell>
          <table:table-cell table:formula="of:=SUMIFS([$'Sprint 5 Log'.$E:.$E];[$'Sprint 5 Log'.$B:.$B];[.$A52];[$'Sprint 5 Log'.$F:.$F];[.F$1])" office:value-type="float" office:value="0" calcext:value-type="float">
            <text:p>0</text:p>
          </table:table-cell>
          <table:table-cell table:formula="of:=SUMIFS([$'Sprint 5 Log'.$E:.$E];[$'Sprint 5 Log'.$B:.$B];[.$A52];[$'Sprint 5 Log'.$F:.$F];[.G$1])" office:value-type="float" office:value="0" calcext:value-type="float">
            <text:p>0</text:p>
          </table:table-cell>
          <table:table-cell table:formula="of:=SUMIFS([$'Sprint 5 Log'.$E:.$E];[$'Sprint 5 Log'.$B:.$B];[.$A52];[$'Sprint 5 Log'.$F:.$F];[.H$1])" office:value-type="float" office:value="0.17" calcext:value-type="float">
            <text:p>0.17</text:p>
          </table:table-cell>
          <table:table-cell table:formula="of:=SUM([.C52:.H52])" office:value-type="float" office:value="2.17" calcext:value-type="float">
            <text:p>2.17</text:p>
          </table:table-cell>
          <table:table-cell table:formula="of:=[.B52]-[.I52]" office:value-type="float" office:value="0" calcext:value-type="float">
            <text:p>0</text:p>
          </table:table-cell>
        </table:table-row>
        <table:table-row table:style-name="ro3">
          <table:table-cell office:value-type="string" calcext:value-type="string">
            <text:p>TD-354--Thread Replies Still Visible After Main Message Is Deleted</text:p>
          </table:table-cell>
          <table:table-cell office:value-type="float" office:value="0.7" calcext:value-type="float">
            <text:p>0.7</text:p>
          </table:table-cell>
          <table:table-cell table:formula="of:=SUMIFS([$'Sprint 5 Log'.$E:.$E];[$'Sprint 5 Log'.$B:.$B];[.$A53];[$'Sprint 5 Log'.$F:.$F];[.C$1])" office:value-type="float" office:value="0" calcext:value-type="float">
            <text:p>0</text:p>
          </table:table-cell>
          <table:table-cell table:formula="of:=SUMIFS([$'Sprint 5 Log'.$E:.$E];[$'Sprint 5 Log'.$B:.$B];[.$A53];[$'Sprint 5 Log'.$F:.$F];[.D$1])" office:value-type="float" office:value="0" calcext:value-type="float">
            <text:p>0</text:p>
          </table:table-cell>
          <table:table-cell table:formula="of:=SUMIFS([$'Sprint 5 Log'.$E:.$E];[$'Sprint 5 Log'.$B:.$B];[.$A53];[$'Sprint 5 Log'.$F:.$F];[.E$1])" office:value-type="float" office:value="0.5" calcext:value-type="float">
            <text:p>0.5</text:p>
          </table:table-cell>
          <table:table-cell table:formula="of:=SUMIFS([$'Sprint 5 Log'.$E:.$E];[$'Sprint 5 Log'.$B:.$B];[.$A53];[$'Sprint 5 Log'.$F:.$F];[.F$1])" office:value-type="float" office:value="0" calcext:value-type="float">
            <text:p>0</text:p>
          </table:table-cell>
          <table:table-cell table:formula="of:=SUMIFS([$'Sprint 5 Log'.$E:.$E];[$'Sprint 5 Log'.$B:.$B];[.$A53];[$'Sprint 5 Log'.$F:.$F];[.G$1])" office:value-type="float" office:value="0" calcext:value-type="float">
            <text:p>0</text:p>
          </table:table-cell>
          <table:table-cell table:formula="of:=SUMIFS([$'Sprint 5 Log'.$E:.$E];[$'Sprint 5 Log'.$B:.$B];[.$A53];[$'Sprint 5 Log'.$F:.$F];[.H$1])" office:value-type="float" office:value="0.2" calcext:value-type="float">
            <text:p>0.2</text:p>
          </table:table-cell>
          <table:table-cell table:formula="of:=SUM([.C53:.H53])" office:value-type="float" office:value="0.7" calcext:value-type="float">
            <text:p>0.7</text:p>
          </table:table-cell>
          <table:table-cell table:formula="of:=[.B53]-[.I53]" office:value-type="float" office:value="0" calcext:value-type="float">
            <text:p>0</text:p>
          </table:table-cell>
        </table:table-row>
        <table:table-row table:style-name="ro3">
          <table:table-cell office:value-type="string" calcext:value-type="string">
            <text:p>TD-360--New Message Not Sending After Editing a Previous Message</text:p>
          </table:table-cell>
          <table:table-cell office:value-type="float" office:value="1.25" calcext:value-type="float">
            <text:p>1.25</text:p>
          </table:table-cell>
          <table:table-cell table:formula="of:=SUMIFS([$'Sprint 5 Log'.$E:.$E];[$'Sprint 5 Log'.$B:.$B];[.$A54];[$'Sprint 5 Log'.$F:.$F];[.C$1])" office:value-type="float" office:value="0" calcext:value-type="float">
            <text:p>0</text:p>
          </table:table-cell>
          <table:table-cell table:formula="of:=SUMIFS([$'Sprint 5 Log'.$E:.$E];[$'Sprint 5 Log'.$B:.$B];[.$A54];[$'Sprint 5 Log'.$F:.$F];[.D$1])" office:value-type="float" office:value="0" calcext:value-type="float">
            <text:p>0</text:p>
          </table:table-cell>
          <table:table-cell table:formula="of:=SUMIFS([$'Sprint 5 Log'.$E:.$E];[$'Sprint 5 Log'.$B:.$B];[.$A54];[$'Sprint 5 Log'.$F:.$F];[.E$1])" office:value-type="float" office:value="1" calcext:value-type="float">
            <text:p>1</text:p>
          </table:table-cell>
          <table:table-cell table:formula="of:=SUMIFS([$'Sprint 5 Log'.$E:.$E];[$'Sprint 5 Log'.$B:.$B];[.$A54];[$'Sprint 5 Log'.$F:.$F];[.F$1])" office:value-type="float" office:value="0" calcext:value-type="float">
            <text:p>0</text:p>
          </table:table-cell>
          <table:table-cell table:formula="of:=SUMIFS([$'Sprint 5 Log'.$E:.$E];[$'Sprint 5 Log'.$B:.$B];[.$A54];[$'Sprint 5 Log'.$F:.$F];[.G$1])" office:value-type="float" office:value="0" calcext:value-type="float">
            <text:p>0</text:p>
          </table:table-cell>
          <table:table-cell table:formula="of:=SUMIFS([$'Sprint 5 Log'.$E:.$E];[$'Sprint 5 Log'.$B:.$B];[.$A54];[$'Sprint 5 Log'.$F:.$F];[.H$1])" office:value-type="float" office:value="0.25" calcext:value-type="float">
            <text:p>0.25</text:p>
          </table:table-cell>
          <table:table-cell table:formula="of:=SUM([.C54:.H54])" office:value-type="float" office:value="1.25" calcext:value-type="float">
            <text:p>1.25</text:p>
          </table:table-cell>
          <table:table-cell table:formula="of:=[.B54]-[.I54]" office:value-type="float" office:value="0" calcext:value-type="float">
            <text:p>0</text:p>
          </table:table-cell>
        </table:table-row>
        <table:table-row table:style-name="ro3">
          <table:table-cell office:value-type="string" calcext:value-type="string">
            <text:p>TD-359--Popup for Leave Group Confirmation Instead of Browser Alert</text:p>
          </table:table-cell>
          <table:table-cell office:value-type="float" office:value="2.25" calcext:value-type="float">
            <text:p>2.25</text:p>
          </table:table-cell>
          <table:table-cell table:formula="of:=SUMIFS([$'Sprint 5 Log'.$E:.$E];[$'Sprint 5 Log'.$B:.$B];[.$A55];[$'Sprint 5 Log'.$F:.$F];[.C$1])" office:value-type="float" office:value="0" calcext:value-type="float">
            <text:p>0</text:p>
          </table:table-cell>
          <table:table-cell table:formula="of:=SUMIFS([$'Sprint 5 Log'.$E:.$E];[$'Sprint 5 Log'.$B:.$B];[.$A55];[$'Sprint 5 Log'.$F:.$F];[.D$1])" office:value-type="float" office:value="0" calcext:value-type="float">
            <text:p>0</text:p>
          </table:table-cell>
          <table:table-cell table:formula="of:=SUMIFS([$'Sprint 5 Log'.$E:.$E];[$'Sprint 5 Log'.$B:.$B];[.$A55];[$'Sprint 5 Log'.$F:.$F];[.E$1])" office:value-type="float" office:value="2" calcext:value-type="float">
            <text:p>2</text:p>
          </table:table-cell>
          <table:table-cell table:formula="of:=SUMIFS([$'Sprint 5 Log'.$E:.$E];[$'Sprint 5 Log'.$B:.$B];[.$A55];[$'Sprint 5 Log'.$F:.$F];[.F$1])" office:value-type="float" office:value="0" calcext:value-type="float">
            <text:p>0</text:p>
          </table:table-cell>
          <table:table-cell table:formula="of:=SUMIFS([$'Sprint 5 Log'.$E:.$E];[$'Sprint 5 Log'.$B:.$B];[.$A55];[$'Sprint 5 Log'.$F:.$F];[.G$1])" office:value-type="float" office:value="0" calcext:value-type="float">
            <text:p>0</text:p>
          </table:table-cell>
          <table:table-cell table:formula="of:=SUMIFS([$'Sprint 5 Log'.$E:.$E];[$'Sprint 5 Log'.$B:.$B];[.$A55];[$'Sprint 5 Log'.$F:.$F];[.H$1])" office:value-type="float" office:value="0.25" calcext:value-type="float">
            <text:p>0.25</text:p>
          </table:table-cell>
          <table:table-cell table:formula="of:=SUM([.C55:.H55])" office:value-type="float" office:value="2.25" calcext:value-type="float">
            <text:p>2.25</text:p>
          </table:table-cell>
          <table:table-cell table:formula="of:=[.B55]-[.I55]" office:value-type="float" office:value="0" calcext:value-type="float">
            <text:p>0</text:p>
          </table:table-cell>
        </table:table-row>
        <table:table-row table:style-name="ro3">
          <table:table-cell office:value-type="string" calcext:value-type="string">
            <text:p>TD-357--Add the attachment functionality inside the thread.</text:p>
          </table:table-cell>
          <table:table-cell office:value-type="float" office:value="4.25" calcext:value-type="float">
            <text:p>4.25</text:p>
          </table:table-cell>
          <table:table-cell table:formula="of:=SUMIFS([$'Sprint 5 Log'.$E:.$E];[$'Sprint 5 Log'.$B:.$B];[.$A56];[$'Sprint 5 Log'.$F:.$F];[.C$1])" office:value-type="float" office:value="0" calcext:value-type="float">
            <text:p>0</text:p>
          </table:table-cell>
          <table:table-cell table:formula="of:=SUMIFS([$'Sprint 5 Log'.$E:.$E];[$'Sprint 5 Log'.$B:.$B];[.$A56];[$'Sprint 5 Log'.$F:.$F];[.D$1])" office:value-type="float" office:value="0" calcext:value-type="float">
            <text:p>0</text:p>
          </table:table-cell>
          <table:table-cell table:formula="of:=SUMIFS([$'Sprint 5 Log'.$E:.$E];[$'Sprint 5 Log'.$B:.$B];[.$A56];[$'Sprint 5 Log'.$F:.$F];[.E$1])" office:value-type="float" office:value="4" calcext:value-type="float">
            <text:p>4</text:p>
          </table:table-cell>
          <table:table-cell table:formula="of:=SUMIFS([$'Sprint 5 Log'.$E:.$E];[$'Sprint 5 Log'.$B:.$B];[.$A56];[$'Sprint 5 Log'.$F:.$F];[.F$1])" office:value-type="float" office:value="0" calcext:value-type="float">
            <text:p>0</text:p>
          </table:table-cell>
          <table:table-cell table:formula="of:=SUMIFS([$'Sprint 5 Log'.$E:.$E];[$'Sprint 5 Log'.$B:.$B];[.$A56];[$'Sprint 5 Log'.$F:.$F];[.G$1])" office:value-type="float" office:value="0" calcext:value-type="float">
            <text:p>0</text:p>
          </table:table-cell>
          <table:table-cell table:formula="of:=SUMIFS([$'Sprint 5 Log'.$E:.$E];[$'Sprint 5 Log'.$B:.$B];[.$A56];[$'Sprint 5 Log'.$F:.$F];[.H$1])" office:value-type="float" office:value="0.25" calcext:value-type="float">
            <text:p>0.25</text:p>
          </table:table-cell>
          <table:table-cell table:formula="of:=SUM([.C56:.H56])" office:value-type="float" office:value="4.25" calcext:value-type="float">
            <text:p>4.25</text:p>
          </table:table-cell>
          <table:table-cell table:formula="of:=[.B56]-[.I56]" office:value-type="float" office:value="0" calcext:value-type="float">
            <text:p>0</text:p>
          </table:table-cell>
        </table:table-row>
        <table:table-row table:style-name="ro3">
          <table:table-cell office:value-type="string" calcext:value-type="string">
            <text:p>TD-356--Edit Option Should Not Appear for Image and Document</text:p>
          </table:table-cell>
          <table:table-cell office:value-type="float" office:value="0.67" calcext:value-type="float">
            <text:p>0.67</text:p>
          </table:table-cell>
          <table:table-cell table:formula="of:=SUMIFS([$'Sprint 5 Log'.$E:.$E];[$'Sprint 5 Log'.$B:.$B];[.$A57];[$'Sprint 5 Log'.$F:.$F];[.C$1])" office:value-type="float" office:value="0" calcext:value-type="float">
            <text:p>0</text:p>
          </table:table-cell>
          <table:table-cell table:formula="of:=SUMIFS([$'Sprint 5 Log'.$E:.$E];[$'Sprint 5 Log'.$B:.$B];[.$A57];[$'Sprint 5 Log'.$F:.$F];[.D$1])" office:value-type="float" office:value="0" calcext:value-type="float">
            <text:p>0</text:p>
          </table:table-cell>
          <table:table-cell table:formula="of:=SUMIFS([$'Sprint 5 Log'.$E:.$E];[$'Sprint 5 Log'.$B:.$B];[.$A57];[$'Sprint 5 Log'.$F:.$F];[.E$1])" office:value-type="float" office:value="0.5" calcext:value-type="float">
            <text:p>0.5</text:p>
          </table:table-cell>
          <table:table-cell table:formula="of:=SUMIFS([$'Sprint 5 Log'.$E:.$E];[$'Sprint 5 Log'.$B:.$B];[.$A57];[$'Sprint 5 Log'.$F:.$F];[.F$1])" office:value-type="float" office:value="0" calcext:value-type="float">
            <text:p>0</text:p>
          </table:table-cell>
          <table:table-cell table:formula="of:=SUMIFS([$'Sprint 5 Log'.$E:.$E];[$'Sprint 5 Log'.$B:.$B];[.$A57];[$'Sprint 5 Log'.$F:.$F];[.G$1])" office:value-type="float" office:value="0" calcext:value-type="float">
            <text:p>0</text:p>
          </table:table-cell>
          <table:table-cell table:formula="of:=SUMIFS([$'Sprint 5 Log'.$E:.$E];[$'Sprint 5 Log'.$B:.$B];[.$A57];[$'Sprint 5 Log'.$F:.$F];[.H$1])" office:value-type="float" office:value="0.17" calcext:value-type="float">
            <text:p>0.17</text:p>
          </table:table-cell>
          <table:table-cell table:formula="of:=SUM([.C57:.H57])" office:value-type="float" office:value="0.67" calcext:value-type="float">
            <text:p>0.67</text:p>
          </table:table-cell>
          <table:table-cell table:formula="of:=[.B57]-[.I57]" office:value-type="float" office:value="0" calcext:value-type="float">
            <text:p>0</text:p>
          </table:table-cell>
        </table:table-row>
        <table:table-row table:style-name="ro3">
          <table:table-cell office:value-type="string" calcext:value-type="string">
            <text:p>TD-355--Thread Messages Not Updating in Real-Time After Edit or Delete by Other User</text:p>
          </table:table-cell>
          <table:table-cell office:value-type="float" office:value="2.25" calcext:value-type="float">
            <text:p>2.25</text:p>
          </table:table-cell>
          <table:table-cell table:formula="of:=SUMIFS([$'Sprint 5 Log'.$E:.$E];[$'Sprint 5 Log'.$B:.$B];[.$A58];[$'Sprint 5 Log'.$F:.$F];[.C$1])" office:value-type="float" office:value="0" calcext:value-type="float">
            <text:p>0</text:p>
          </table:table-cell>
          <table:table-cell table:formula="of:=SUMIFS([$'Sprint 5 Log'.$E:.$E];[$'Sprint 5 Log'.$B:.$B];[.$A58];[$'Sprint 5 Log'.$F:.$F];[.D$1])" office:value-type="float" office:value="0" calcext:value-type="float">
            <text:p>0</text:p>
          </table:table-cell>
          <table:table-cell table:formula="of:=SUMIFS([$'Sprint 5 Log'.$E:.$E];[$'Sprint 5 Log'.$B:.$B];[.$A58];[$'Sprint 5 Log'.$F:.$F];[.E$1])" office:value-type="float" office:value="2" calcext:value-type="float">
            <text:p>2</text:p>
          </table:table-cell>
          <table:table-cell table:formula="of:=SUMIFS([$'Sprint 5 Log'.$E:.$E];[$'Sprint 5 Log'.$B:.$B];[.$A58];[$'Sprint 5 Log'.$F:.$F];[.F$1])" office:value-type="float" office:value="0" calcext:value-type="float">
            <text:p>0</text:p>
          </table:table-cell>
          <table:table-cell table:formula="of:=SUMIFS([$'Sprint 5 Log'.$E:.$E];[$'Sprint 5 Log'.$B:.$B];[.$A58];[$'Sprint 5 Log'.$F:.$F];[.G$1])" office:value-type="float" office:value="0" calcext:value-type="float">
            <text:p>0</text:p>
          </table:table-cell>
          <table:table-cell table:formula="of:=SUMIFS([$'Sprint 5 Log'.$E:.$E];[$'Sprint 5 Log'.$B:.$B];[.$A58];[$'Sprint 5 Log'.$F:.$F];[.H$1])" office:value-type="float" office:value="0.25" calcext:value-type="float">
            <text:p>0.25</text:p>
          </table:table-cell>
          <table:table-cell table:formula="of:=SUM([.C58:.H58])" office:value-type="float" office:value="2.25" calcext:value-type="float">
            <text:p>2.25</text:p>
          </table:table-cell>
          <table:table-cell table:formula="of:=[.B58]-[.I58]" office:value-type="float" office:value="0" calcext:value-type="float">
            <text:p>0</text:p>
          </table:table-cell>
        </table:table-row>
        <table:table-row table:style-name="ro3">
          <table:table-cell office:value-type="string" calcext:value-type="string">
            <text:p>TD-352--Three-dot message menu does not close on outside click</text:p>
          </table:table-cell>
          <table:table-cell office:value-type="float" office:value="1.17" calcext:value-type="float">
            <text:p>1.17</text:p>
          </table:table-cell>
          <table:table-cell table:formula="of:=SUMIFS([$'Sprint 5 Log'.$E:.$E];[$'Sprint 5 Log'.$B:.$B];[.$A59];[$'Sprint 5 Log'.$F:.$F];[.C$1])" office:value-type="float" office:value="0" calcext:value-type="float">
            <text:p>0</text:p>
          </table:table-cell>
          <table:table-cell table:formula="of:=SUMIFS([$'Sprint 5 Log'.$E:.$E];[$'Sprint 5 Log'.$B:.$B];[.$A59];[$'Sprint 5 Log'.$F:.$F];[.D$1])" office:value-type="float" office:value="0" calcext:value-type="float">
            <text:p>0</text:p>
          </table:table-cell>
          <table:table-cell table:formula="of:=SUMIFS([$'Sprint 5 Log'.$E:.$E];[$'Sprint 5 Log'.$B:.$B];[.$A59];[$'Sprint 5 Log'.$F:.$F];[.E$1])" office:value-type="float" office:value="1" calcext:value-type="float">
            <text:p>1</text:p>
          </table:table-cell>
          <table:table-cell table:formula="of:=SUMIFS([$'Sprint 5 Log'.$E:.$E];[$'Sprint 5 Log'.$B:.$B];[.$A59];[$'Sprint 5 Log'.$F:.$F];[.F$1])" office:value-type="float" office:value="0" calcext:value-type="float">
            <text:p>0</text:p>
          </table:table-cell>
          <table:table-cell table:formula="of:=SUMIFS([$'Sprint 5 Log'.$E:.$E];[$'Sprint 5 Log'.$B:.$B];[.$A59];[$'Sprint 5 Log'.$F:.$F];[.G$1])" office:value-type="float" office:value="0" calcext:value-type="float">
            <text:p>0</text:p>
          </table:table-cell>
          <table:table-cell table:formula="of:=SUMIFS([$'Sprint 5 Log'.$E:.$E];[$'Sprint 5 Log'.$B:.$B];[.$A59];[$'Sprint 5 Log'.$F:.$F];[.H$1])" office:value-type="float" office:value="0.17" calcext:value-type="float">
            <text:p>0.17</text:p>
          </table:table-cell>
          <table:table-cell table:formula="of:=SUM([.C59:.H59])" office:value-type="float" office:value="1.17" calcext:value-type="float">
            <text:p>1.17</text:p>
          </table:table-cell>
          <table:table-cell table:formula="of:=[.B59]-[.I59]" office:value-type="float" office:value="0" calcext:value-type="float">
            <text:p>0</text:p>
          </table:table-cell>
        </table:table-row>
        <table:table-row table:style-name="ro3">
          <table:table-cell office:value-type="string" calcext:value-type="string">
            <text:p>TD-351--Increase Clickable Area for Document Download in Chat</text:p>
          </table:table-cell>
          <table:table-cell office:value-type="float" office:value="0.67" calcext:value-type="float">
            <text:p>0.67</text:p>
          </table:table-cell>
          <table:table-cell table:formula="of:=SUMIFS([$'Sprint 5 Log'.$E:.$E];[$'Sprint 5 Log'.$B:.$B];[.$A60];[$'Sprint 5 Log'.$F:.$F];[.C$1])" office:value-type="float" office:value="0" calcext:value-type="float">
            <text:p>0</text:p>
          </table:table-cell>
          <table:table-cell table:formula="of:=SUMIFS([$'Sprint 5 Log'.$E:.$E];[$'Sprint 5 Log'.$B:.$B];[.$A60];[$'Sprint 5 Log'.$F:.$F];[.D$1])" office:value-type="float" office:value="0" calcext:value-type="float">
            <text:p>0</text:p>
          </table:table-cell>
          <table:table-cell table:formula="of:=SUMIFS([$'Sprint 5 Log'.$E:.$E];[$'Sprint 5 Log'.$B:.$B];[.$A60];[$'Sprint 5 Log'.$F:.$F];[.E$1])" office:value-type="float" office:value="0.5" calcext:value-type="float">
            <text:p>0.5</text:p>
          </table:table-cell>
          <table:table-cell table:formula="of:=SUMIFS([$'Sprint 5 Log'.$E:.$E];[$'Sprint 5 Log'.$B:.$B];[.$A60];[$'Sprint 5 Log'.$F:.$F];[.F$1])" office:value-type="float" office:value="0" calcext:value-type="float">
            <text:p>0</text:p>
          </table:table-cell>
          <table:table-cell table:formula="of:=SUMIFS([$'Sprint 5 Log'.$E:.$E];[$'Sprint 5 Log'.$B:.$B];[.$A60];[$'Sprint 5 Log'.$F:.$F];[.G$1])" office:value-type="float" office:value="0" calcext:value-type="float">
            <text:p>0</text:p>
          </table:table-cell>
          <table:table-cell table:formula="of:=SUMIFS([$'Sprint 5 Log'.$E:.$E];[$'Sprint 5 Log'.$B:.$B];[.$A60];[$'Sprint 5 Log'.$F:.$F];[.H$1])" office:value-type="float" office:value="0.17" calcext:value-type="float">
            <text:p>0.17</text:p>
          </table:table-cell>
          <table:table-cell table:formula="of:=SUM([.C60:.H60])" office:value-type="float" office:value="0.67" calcext:value-type="float">
            <text:p>0.67</text:p>
          </table:table-cell>
          <table:table-cell table:formula="of:=[.B60]-[.I60]" office:value-type="float" office:value="0" calcext:value-type="float">
            <text:p>0</text:p>
          </table:table-cell>
        </table:table-row>
        <table:table-row table:style-name="ro22">
          <table:table-cell office:value-type="string" calcext:value-type="string">
            <text:p>TD-350--Set the Proper design</text:p>
          </table:table-cell>
          <table:table-cell office:value-type="float" office:value="0.67" calcext:value-type="float">
            <text:p>0.67</text:p>
          </table:table-cell>
          <table:table-cell table:formula="of:=SUMIFS([$'Sprint 5 Log'.$E:.$E];[$'Sprint 5 Log'.$B:.$B];[.$A61];[$'Sprint 5 Log'.$F:.$F];[.C$1])" office:value-type="float" office:value="0" calcext:value-type="float">
            <text:p>0</text:p>
          </table:table-cell>
          <table:table-cell table:formula="of:=SUMIFS([$'Sprint 5 Log'.$E:.$E];[$'Sprint 5 Log'.$B:.$B];[.$A61];[$'Sprint 5 Log'.$F:.$F];[.D$1])" office:value-type="float" office:value="0" calcext:value-type="float">
            <text:p>0</text:p>
          </table:table-cell>
          <table:table-cell table:formula="of:=SUMIFS([$'Sprint 5 Log'.$E:.$E];[$'Sprint 5 Log'.$B:.$B];[.$A61];[$'Sprint 5 Log'.$F:.$F];[.E$1])" office:value-type="float" office:value="0.5" calcext:value-type="float">
            <text:p>0.5</text:p>
          </table:table-cell>
          <table:table-cell table:formula="of:=SUMIFS([$'Sprint 5 Log'.$E:.$E];[$'Sprint 5 Log'.$B:.$B];[.$A61];[$'Sprint 5 Log'.$F:.$F];[.F$1])" office:value-type="float" office:value="0" calcext:value-type="float">
            <text:p>0</text:p>
          </table:table-cell>
          <table:table-cell table:formula="of:=SUMIFS([$'Sprint 5 Log'.$E:.$E];[$'Sprint 5 Log'.$B:.$B];[.$A61];[$'Sprint 5 Log'.$F:.$F];[.G$1])" office:value-type="float" office:value="0" calcext:value-type="float">
            <text:p>0</text:p>
          </table:table-cell>
          <table:table-cell table:formula="of:=SUMIFS([$'Sprint 5 Log'.$E:.$E];[$'Sprint 5 Log'.$B:.$B];[.$A61];[$'Sprint 5 Log'.$F:.$F];[.H$1])" office:value-type="float" office:value="0.17" calcext:value-type="float">
            <text:p>0.17</text:p>
          </table:table-cell>
          <table:table-cell table:formula="of:=SUM([.C61:.H61])" office:value-type="float" office:value="0.67" calcext:value-type="float">
            <text:p>0.67</text:p>
          </table:table-cell>
          <table:table-cell table:formula="of:=[.B61]-[.I61]" office:value-type="float" office:value="0" calcext:value-type="float">
            <text:p>0</text:p>
          </table:table-cell>
        </table:table-row>
        <table:table-row table:style-name="ro3">
          <table:table-cell office:value-type="string" calcext:value-type="string">
            <text:p>TD-348--Duplicate Messages Sent on Multiple Quick Taps of Send Button</text:p>
          </table:table-cell>
          <table:table-cell office:value-type="float" office:value="2.17" calcext:value-type="float">
            <text:p>2.17</text:p>
          </table:table-cell>
          <table:table-cell table:formula="of:=SUMIFS([$'Sprint 5 Log'.$E:.$E];[$'Sprint 5 Log'.$B:.$B];[.$A62];[$'Sprint 5 Log'.$F:.$F];[.C$1])" office:value-type="float" office:value="0" calcext:value-type="float">
            <text:p>0</text:p>
          </table:table-cell>
          <table:table-cell table:formula="of:=SUMIFS([$'Sprint 5 Log'.$E:.$E];[$'Sprint 5 Log'.$B:.$B];[.$A62];[$'Sprint 5 Log'.$F:.$F];[.D$1])" office:value-type="float" office:value="0" calcext:value-type="float">
            <text:p>0</text:p>
          </table:table-cell>
          <table:table-cell table:formula="of:=SUMIFS([$'Sprint 5 Log'.$E:.$E];[$'Sprint 5 Log'.$B:.$B];[.$A62];[$'Sprint 5 Log'.$F:.$F];[.E$1])" office:value-type="float" office:value="2" calcext:value-type="float">
            <text:p>2</text:p>
          </table:table-cell>
          <table:table-cell table:formula="of:=SUMIFS([$'Sprint 5 Log'.$E:.$E];[$'Sprint 5 Log'.$B:.$B];[.$A62];[$'Sprint 5 Log'.$F:.$F];[.F$1])" office:value-type="float" office:value="0" calcext:value-type="float">
            <text:p>0</text:p>
          </table:table-cell>
          <table:table-cell table:formula="of:=SUMIFS([$'Sprint 5 Log'.$E:.$E];[$'Sprint 5 Log'.$B:.$B];[.$A62];[$'Sprint 5 Log'.$F:.$F];[.G$1])" office:value-type="float" office:value="0" calcext:value-type="float">
            <text:p>0</text:p>
          </table:table-cell>
          <table:table-cell table:formula="of:=SUMIFS([$'Sprint 5 Log'.$E:.$E];[$'Sprint 5 Log'.$B:.$B];[.$A62];[$'Sprint 5 Log'.$F:.$F];[.H$1])" office:value-type="float" office:value="0.17" calcext:value-type="float">
            <text:p>0.17</text:p>
          </table:table-cell>
          <table:table-cell table:formula="of:=SUM([.C62:.H62])" office:value-type="float" office:value="2.17" calcext:value-type="float">
            <text:p>2.17</text:p>
          </table:table-cell>
          <table:table-cell table:formula="of:=[.B62]-[.I62]" office:value-type="float" office:value="0" calcext:value-type="float">
            <text:p>0</text:p>
          </table:table-cell>
        </table:table-row>
        <table:table-row table:style-name="ro3">
          <table:table-cell office:value-type="string" calcext:value-type="string">
            <text:p>TD-269 -- Web - Step #7 -- Web Chat Interface with Full Chat Listing</text:p>
          </table:table-cell>
          <table:table-cell office:value-type="float" office:value="16" calcext:value-type="float">
            <text:p>16</text:p>
          </table:table-cell>
          <table:table-cell table:formula="of:=SUMIFS([$'Sprint 5 Log'.$E:.$E];[$'Sprint 5 Log'.$B:.$B];[.$A63];[$'Sprint 5 Log'.$F:.$F];[.C$1])" office:value-type="float" office:value="0" calcext:value-type="float">
            <text:p>0</text:p>
          </table:table-cell>
          <table:table-cell table:formula="of:=SUMIFS([$'Sprint 5 Log'.$E:.$E];[$'Sprint 5 Log'.$B:.$B];[.$A63];[$'Sprint 5 Log'.$F:.$F];[.D$1])" office:value-type="float" office:value="0" calcext:value-type="float">
            <text:p>0</text:p>
          </table:table-cell>
          <table:table-cell table:formula="of:=SUMIFS([$'Sprint 5 Log'.$E:.$E];[$'Sprint 5 Log'.$B:.$B];[.$A63];[$'Sprint 5 Log'.$F:.$F];[.E$1])" office:value-type="float" office:value="13.5" calcext:value-type="float">
            <text:p>13.5</text:p>
          </table:table-cell>
          <table:table-cell table:formula="of:=SUMIFS([$'Sprint 5 Log'.$E:.$E];[$'Sprint 5 Log'.$B:.$B];[.$A63];[$'Sprint 5 Log'.$F:.$F];[.F$1])" office:value-type="float" office:value="0" calcext:value-type="float">
            <text:p>0</text:p>
          </table:table-cell>
          <table:table-cell table:formula="of:=SUMIFS([$'Sprint 5 Log'.$E:.$E];[$'Sprint 5 Log'.$B:.$B];[.$A63];[$'Sprint 5 Log'.$F:.$F];[.G$1])" office:value-type="float" office:value="0" calcext:value-type="float">
            <text:p>0</text:p>
          </table:table-cell>
          <table:table-cell table:formula="of:=SUMIFS([$'Sprint 5 Log'.$E:.$E];[$'Sprint 5 Log'.$B:.$B];[.$A63];[$'Sprint 5 Log'.$F:.$F];[.H$1])" office:value-type="float" office:value="1" calcext:value-type="float">
            <text:p>1</text:p>
          </table:table-cell>
          <table:table-cell table:formula="of:=SUM([.C63:.H63])" office:value-type="float" office:value="14.5" calcext:value-type="float">
            <text:p>14.5</text:p>
          </table:table-cell>
          <table:table-cell table:formula="of:=[.B63]-[.I63]" office:value-type="float" office:value="1.5" calcext:value-type="float">
            <text:p>1.5</text:p>
          </table:table-cell>
        </table:table-row>
        <table:table-row table:style-name="ro3">
          <table:table-cell office:value-type="string" calcext:value-type="string">
            <text:p>TD-218 -- Web - Customization -- Reply to Chat Message</text:p>
          </table:table-cell>
          <table:table-cell office:value-type="float" office:value="14" calcext:value-type="float">
            <text:p>14</text:p>
          </table:table-cell>
          <table:table-cell table:formula="of:=SUMIFS([$'Sprint 5 Log'.$E:.$E];[$'Sprint 5 Log'.$B:.$B];[.$A64];[$'Sprint 5 Log'.$F:.$F];[.C$1])" office:value-type="float" office:value="0" calcext:value-type="float">
            <text:p>0</text:p>
          </table:table-cell>
          <table:table-cell table:formula="of:=SUMIFS([$'Sprint 5 Log'.$E:.$E];[$'Sprint 5 Log'.$B:.$B];[.$A64];[$'Sprint 5 Log'.$F:.$F];[.D$1])" office:value-type="float" office:value="0" calcext:value-type="float">
            <text:p>0</text:p>
          </table:table-cell>
          <table:table-cell table:formula="of:=SUMIFS([$'Sprint 5 Log'.$E:.$E];[$'Sprint 5 Log'.$B:.$B];[.$A64];[$'Sprint 5 Log'.$F:.$F];[.E$1])" office:value-type="float" office:value="13" calcext:value-type="float">
            <text:p>13</text:p>
          </table:table-cell>
          <table:table-cell table:formula="of:=SUMIFS([$'Sprint 5 Log'.$E:.$E];[$'Sprint 5 Log'.$B:.$B];[.$A64];[$'Sprint 5 Log'.$F:.$F];[.F$1])" office:value-type="float" office:value="0" calcext:value-type="float">
            <text:p>0</text:p>
          </table:table-cell>
          <table:table-cell table:formula="of:=SUMIFS([$'Sprint 5 Log'.$E:.$E];[$'Sprint 5 Log'.$B:.$B];[.$A64];[$'Sprint 5 Log'.$F:.$F];[.G$1])" office:value-type="float" office:value="0" calcext:value-type="float">
            <text:p>0</text:p>
          </table:table-cell>
          <table:table-cell table:formula="of:=SUMIFS([$'Sprint 5 Log'.$E:.$E];[$'Sprint 5 Log'.$B:.$B];[.$A64];[$'Sprint 5 Log'.$F:.$F];[.H$1])" office:value-type="float" office:value="0.75" calcext:value-type="float">
            <text:p>0.75</text:p>
          </table:table-cell>
          <table:table-cell table:formula="of:=SUM([.C64:.H64])" office:value-type="float" office:value="13.75" calcext:value-type="float">
            <text:p>13.75</text:p>
          </table:table-cell>
          <table:table-cell table:formula="of:=[.B64]-[.I64]" office:value-type="float" office:value="0.25" calcext:value-type="float">
            <text:p>0.25</text:p>
          </table:table-cell>
        </table:table-row>
        <table:table-row table:style-name="ro3">
          <table:table-cell office:value-type="string" calcext:value-type="string">
            <text:p>TD-217 -- Web - Customization -- Edit Chat Message</text:p>
          </table:table-cell>
          <table:table-cell office:value-type="float" office:value="2" calcext:value-type="float">
            <text:p>2</text:p>
          </table:table-cell>
          <table:table-cell table:formula="of:=SUMIFS([$'Sprint 5 Log'.$E:.$E];[$'Sprint 5 Log'.$B:.$B];[.$A65];[$'Sprint 5 Log'.$F:.$F];[.C$1])" office:value-type="float" office:value="0" calcext:value-type="float">
            <text:p>0</text:p>
          </table:table-cell>
          <table:table-cell table:formula="of:=SUMIFS([$'Sprint 5 Log'.$E:.$E];[$'Sprint 5 Log'.$B:.$B];[.$A65];[$'Sprint 5 Log'.$F:.$F];[.D$1])" office:value-type="float" office:value="0" calcext:value-type="float">
            <text:p>0</text:p>
          </table:table-cell>
          <table:table-cell table:formula="of:=SUMIFS([$'Sprint 5 Log'.$E:.$E];[$'Sprint 5 Log'.$B:.$B];[.$A65];[$'Sprint 5 Log'.$F:.$F];[.E$1])" office:value-type="float" office:value="4" calcext:value-type="float">
            <text:p>4</text:p>
          </table:table-cell>
          <table:table-cell table:formula="of:=SUMIFS([$'Sprint 5 Log'.$E:.$E];[$'Sprint 5 Log'.$B:.$B];[.$A65];[$'Sprint 5 Log'.$F:.$F];[.F$1])" office:value-type="float" office:value="0" calcext:value-type="float">
            <text:p>0</text:p>
          </table:table-cell>
          <table:table-cell table:formula="of:=SUMIFS([$'Sprint 5 Log'.$E:.$E];[$'Sprint 5 Log'.$B:.$B];[.$A65];[$'Sprint 5 Log'.$F:.$F];[.G$1])" office:value-type="float" office:value="0" calcext:value-type="float">
            <text:p>0</text:p>
          </table:table-cell>
          <table:table-cell table:formula="of:=SUMIFS([$'Sprint 5 Log'.$E:.$E];[$'Sprint 5 Log'.$B:.$B];[.$A65];[$'Sprint 5 Log'.$F:.$F];[.H$1])" office:value-type="float" office:value="0.58" calcext:value-type="float">
            <text:p>0.58</text:p>
          </table:table-cell>
          <table:table-cell table:formula="of:=SUM([.C65:.H65])" office:value-type="float" office:value="4.58" calcext:value-type="float">
            <text:p>4.58</text:p>
          </table:table-cell>
          <table:table-cell table:formula="of:=[.B65]-[.I65]" office:value-type="float" office:value="-2.58" calcext:value-type="float">
            <text:p>-2.58</text:p>
          </table:table-cell>
        </table:table-row>
        <table:table-row table:style-name="ro3">
          <table:table-cell office:value-type="string" calcext:value-type="string">
            <text:p>TD-214 -- Web - Customization #5-2 -- Chat from Scoreboard &amp; Result</text:p>
          </table:table-cell>
          <table:table-cell office:value-type="float" office:value="1" calcext:value-type="float">
            <text:p>1</text:p>
          </table:table-cell>
          <table:table-cell table:formula="of:=SUMIFS([$'Sprint 5 Log'.$E:.$E];[$'Sprint 5 Log'.$B:.$B];[.$A66];[$'Sprint 5 Log'.$F:.$F];[.C$1])" office:value-type="float" office:value="0" calcext:value-type="float">
            <text:p>0</text:p>
          </table:table-cell>
          <table:table-cell table:formula="of:=SUMIFS([$'Sprint 5 Log'.$E:.$E];[$'Sprint 5 Log'.$B:.$B];[.$A66];[$'Sprint 5 Log'.$F:.$F];[.D$1])" office:value-type="float" office:value="0" calcext:value-type="float">
            <text:p>0</text:p>
          </table:table-cell>
          <table:table-cell table:formula="of:=SUMIFS([$'Sprint 5 Log'.$E:.$E];[$'Sprint 5 Log'.$B:.$B];[.$A66];[$'Sprint 5 Log'.$F:.$F];[.E$1])" office:value-type="float" office:value="1" calcext:value-type="float">
            <text:p>1</text:p>
          </table:table-cell>
          <table:table-cell table:formula="of:=SUMIFS([$'Sprint 5 Log'.$E:.$E];[$'Sprint 5 Log'.$B:.$B];[.$A66];[$'Sprint 5 Log'.$F:.$F];[.F$1])" office:value-type="float" office:value="0" calcext:value-type="float">
            <text:p>0</text:p>
          </table:table-cell>
          <table:table-cell table:formula="of:=SUMIFS([$'Sprint 5 Log'.$E:.$E];[$'Sprint 5 Log'.$B:.$B];[.$A66];[$'Sprint 5 Log'.$F:.$F];[.G$1])" office:value-type="float" office:value="0" calcext:value-type="float">
            <text:p>0</text:p>
          </table:table-cell>
          <table:table-cell table:formula="of:=SUMIFS([$'Sprint 5 Log'.$E:.$E];[$'Sprint 5 Log'.$B:.$B];[.$A66];[$'Sprint 5 Log'.$F:.$F];[.H$1])" office:value-type="float" office:value="0.25" calcext:value-type="float">
            <text:p>0.25</text:p>
          </table:table-cell>
          <table:table-cell table:formula="of:=SUM([.C66:.H66])" office:value-type="float" office:value="1.25" calcext:value-type="float">
            <text:p>1.25</text:p>
          </table:table-cell>
          <table:table-cell table:formula="of:=[.B66]-[.I66]" office:value-type="float" office:value="-0.25" calcext:value-type="float">
            <text:p>-0.25</text:p>
          </table:table-cell>
        </table:table-row>
        <table:table-row table:style-name="ro3">
          <table:table-cell office:value-type="string" calcext:value-type="string">
            <text:p>TD-213 -- Web - Customization #5-1 -- Chat from Scheduled Subsection (Scheduled &amp; Bracket)</text:p>
          </table:table-cell>
          <table:table-cell office:value-type="float" office:value="1" calcext:value-type="float">
            <text:p>1</text:p>
          </table:table-cell>
          <table:table-cell table:formula="of:=SUMIFS([$'Sprint 5 Log'.$E:.$E];[$'Sprint 5 Log'.$B:.$B];[.$A67];[$'Sprint 5 Log'.$F:.$F];[.C$1])" office:value-type="float" office:value="0" calcext:value-type="float">
            <text:p>0</text:p>
          </table:table-cell>
          <table:table-cell table:formula="of:=SUMIFS([$'Sprint 5 Log'.$E:.$E];[$'Sprint 5 Log'.$B:.$B];[.$A67];[$'Sprint 5 Log'.$F:.$F];[.D$1])" office:value-type="float" office:value="0" calcext:value-type="float">
            <text:p>0</text:p>
          </table:table-cell>
          <table:table-cell table:formula="of:=SUMIFS([$'Sprint 5 Log'.$E:.$E];[$'Sprint 5 Log'.$B:.$B];[.$A67];[$'Sprint 5 Log'.$F:.$F];[.E$1])" office:value-type="float" office:value="1" calcext:value-type="float">
            <text:p>1</text:p>
          </table:table-cell>
          <table:table-cell table:formula="of:=SUMIFS([$'Sprint 5 Log'.$E:.$E];[$'Sprint 5 Log'.$B:.$B];[.$A67];[$'Sprint 5 Log'.$F:.$F];[.F$1])" office:value-type="float" office:value="0" calcext:value-type="float">
            <text:p>0</text:p>
          </table:table-cell>
          <table:table-cell table:formula="of:=SUMIFS([$'Sprint 5 Log'.$E:.$E];[$'Sprint 5 Log'.$B:.$B];[.$A67];[$'Sprint 5 Log'.$F:.$F];[.G$1])" office:value-type="float" office:value="0" calcext:value-type="float">
            <text:p>0</text:p>
          </table:table-cell>
          <table:table-cell table:formula="of:=SUMIFS([$'Sprint 5 Log'.$E:.$E];[$'Sprint 5 Log'.$B:.$B];[.$A67];[$'Sprint 5 Log'.$F:.$F];[.H$1])" office:value-type="float" office:value="0.33" calcext:value-type="float">
            <text:p>0.33</text:p>
          </table:table-cell>
          <table:table-cell table:formula="of:=SUM([.C67:.H67])" office:value-type="float" office:value="1.33" calcext:value-type="float">
            <text:p>1.33</text:p>
          </table:table-cell>
          <table:table-cell table:formula="of:=[.B67]-[.I67]" office:value-type="float" office:value="-0.33" calcext:value-type="float">
            <text:p>-0.33</text:p>
          </table:table-cell>
        </table:table-row>
        <table:table-row table:style-name="ro3">
          <table:table-cell office:value-type="string" calcext:value-type="string">
            <text:p>TD-212 -- Web - Step #6-2 -- Admin Can Leave Arena Chat Group</text:p>
          </table:table-cell>
          <table:table-cell office:value-type="float" office:value="2" calcext:value-type="float">
            <text:p>2</text:p>
          </table:table-cell>
          <table:table-cell table:formula="of:=SUMIFS([$'Sprint 5 Log'.$E:.$E];[$'Sprint 5 Log'.$B:.$B];[.$A68];[$'Sprint 5 Log'.$F:.$F];[.C$1])" office:value-type="float" office:value="0" calcext:value-type="float">
            <text:p>0</text:p>
          </table:table-cell>
          <table:table-cell table:formula="of:=SUMIFS([$'Sprint 5 Log'.$E:.$E];[$'Sprint 5 Log'.$B:.$B];[.$A68];[$'Sprint 5 Log'.$F:.$F];[.D$1])" office:value-type="float" office:value="0" calcext:value-type="float">
            <text:p>0</text:p>
          </table:table-cell>
          <table:table-cell table:formula="of:=SUMIFS([$'Sprint 5 Log'.$E:.$E];[$'Sprint 5 Log'.$B:.$B];[.$A68];[$'Sprint 5 Log'.$F:.$F];[.E$1])" office:value-type="float" office:value="1.5" calcext:value-type="float">
            <text:p>1.5</text:p>
          </table:table-cell>
          <table:table-cell table:formula="of:=SUMIFS([$'Sprint 5 Log'.$E:.$E];[$'Sprint 5 Log'.$B:.$B];[.$A68];[$'Sprint 5 Log'.$F:.$F];[.F$1])" office:value-type="float" office:value="0" calcext:value-type="float">
            <text:p>0</text:p>
          </table:table-cell>
          <table:table-cell table:formula="of:=SUMIFS([$'Sprint 5 Log'.$E:.$E];[$'Sprint 5 Log'.$B:.$B];[.$A68];[$'Sprint 5 Log'.$F:.$F];[.G$1])" office:value-type="float" office:value="0" calcext:value-type="float">
            <text:p>0</text:p>
          </table:table-cell>
          <table:table-cell table:formula="of:=SUMIFS([$'Sprint 5 Log'.$E:.$E];[$'Sprint 5 Log'.$B:.$B];[.$A68];[$'Sprint 5 Log'.$F:.$F];[.H$1])" office:value-type="float" office:value="0.25" calcext:value-type="float">
            <text:p>0.25</text:p>
          </table:table-cell>
          <table:table-cell table:formula="of:=SUM([.C68:.H68])" office:value-type="float" office:value="1.75" calcext:value-type="float">
            <text:p>1.75</text:p>
          </table:table-cell>
          <table:table-cell table:formula="of:=[.B68]-[.I68]" office:value-type="float" office:value="0.25" calcext:value-type="float">
            <text:p>0.25</text:p>
          </table:table-cell>
        </table:table-row>
        <table:table-row table:style-name="ro3">
          <table:table-cell office:value-type="string" calcext:value-type="string">
            <text:p>TD-211 -- Web - Step #6-1 -- Group Chat on Chat Icon Tap in Scheduled &amp; Scoreboards Screens</text:p>
          </table:table-cell>
          <table:table-cell office:value-type="float" office:value="2" calcext:value-type="float">
            <text:p>2</text:p>
          </table:table-cell>
          <table:table-cell table:formula="of:=SUMIFS([$'Sprint 5 Log'.$E:.$E];[$'Sprint 5 Log'.$B:.$B];[.$A69];[$'Sprint 5 Log'.$F:.$F];[.C$1])" office:value-type="float" office:value="0" calcext:value-type="float">
            <text:p>0</text:p>
          </table:table-cell>
          <table:table-cell table:formula="of:=SUMIFS([$'Sprint 5 Log'.$E:.$E];[$'Sprint 5 Log'.$B:.$B];[.$A69];[$'Sprint 5 Log'.$F:.$F];[.D$1])" office:value-type="float" office:value="0" calcext:value-type="float">
            <text:p>0</text:p>
          </table:table-cell>
          <table:table-cell table:formula="of:=SUMIFS([$'Sprint 5 Log'.$E:.$E];[$'Sprint 5 Log'.$B:.$B];[.$A69];[$'Sprint 5 Log'.$F:.$F];[.E$1])" office:value-type="float" office:value="3" calcext:value-type="float">
            <text:p>3</text:p>
          </table:table-cell>
          <table:table-cell table:formula="of:=SUMIFS([$'Sprint 5 Log'.$E:.$E];[$'Sprint 5 Log'.$B:.$B];[.$A69];[$'Sprint 5 Log'.$F:.$F];[.F$1])" office:value-type="float" office:value="0" calcext:value-type="float">
            <text:p>0</text:p>
          </table:table-cell>
          <table:table-cell table:formula="of:=SUMIFS([$'Sprint 5 Log'.$E:.$E];[$'Sprint 5 Log'.$B:.$B];[.$A69];[$'Sprint 5 Log'.$F:.$F];[.G$1])" office:value-type="float" office:value="0" calcext:value-type="float">
            <text:p>0</text:p>
          </table:table-cell>
          <table:table-cell table:formula="of:=SUMIFS([$'Sprint 5 Log'.$E:.$E];[$'Sprint 5 Log'.$B:.$B];[.$A69];[$'Sprint 5 Log'.$F:.$F];[.H$1])" office:value-type="float" office:value="0.25" calcext:value-type="float">
            <text:p>0.25</text:p>
          </table:table-cell>
          <table:table-cell table:formula="of:=SUM([.C69:.H69])" office:value-type="float" office:value="3.25" calcext:value-type="float">
            <text:p>3.25</text:p>
          </table:table-cell>
          <table:table-cell table:formula="of:=[.B69]-[.I69]" office:value-type="float" office:value="-1.25" calcext:value-type="float">
            <text:p>-1.25</text:p>
          </table:table-cell>
        </table:table-row>
        <table:table-row table:style-name="ro3">
          <table:table-cell office:value-type="string" calcext:value-type="string">
            <text:p>TD-210 -- Web - Step #5-3 -- Implement Typing Indicators</text:p>
          </table:table-cell>
          <table:table-cell office:value-type="float" office:value="2" calcext:value-type="float">
            <text:p>2</text:p>
          </table:table-cell>
          <table:table-cell table:formula="of:=SUMIFS([$'Sprint 5 Log'.$E:.$E];[$'Sprint 5 Log'.$B:.$B];[.$A70];[$'Sprint 5 Log'.$F:.$F];[.C$1])" office:value-type="float" office:value="0" calcext:value-type="float">
            <text:p>0</text:p>
          </table:table-cell>
          <table:table-cell table:formula="of:=SUMIFS([$'Sprint 5 Log'.$E:.$E];[$'Sprint 5 Log'.$B:.$B];[.$A70];[$'Sprint 5 Log'.$F:.$F];[.D$1])" office:value-type="float" office:value="0" calcext:value-type="float">
            <text:p>0</text:p>
          </table:table-cell>
          <table:table-cell table:formula="of:=SUMIFS([$'Sprint 5 Log'.$E:.$E];[$'Sprint 5 Log'.$B:.$B];[.$A70];[$'Sprint 5 Log'.$F:.$F];[.E$1])" office:value-type="float" office:value="2" calcext:value-type="float">
            <text:p>2</text:p>
          </table:table-cell>
          <table:table-cell table:formula="of:=SUMIFS([$'Sprint 5 Log'.$E:.$E];[$'Sprint 5 Log'.$B:.$B];[.$A70];[$'Sprint 5 Log'.$F:.$F];[.F$1])" office:value-type="float" office:value="0" calcext:value-type="float">
            <text:p>0</text:p>
          </table:table-cell>
          <table:table-cell table:formula="of:=SUMIFS([$'Sprint 5 Log'.$E:.$E];[$'Sprint 5 Log'.$B:.$B];[.$A70];[$'Sprint 5 Log'.$F:.$F];[.G$1])" office:value-type="float" office:value="0" calcext:value-type="float">
            <text:p>0</text:p>
          </table:table-cell>
          <table:table-cell table:formula="of:=SUMIFS([$'Sprint 5 Log'.$E:.$E];[$'Sprint 5 Log'.$B:.$B];[.$A70];[$'Sprint 5 Log'.$F:.$F];[.H$1])" office:value-type="float" office:value="0.33" calcext:value-type="float">
            <text:p>0.33</text:p>
          </table:table-cell>
          <table:table-cell table:formula="of:=SUM([.C70:.H70])" office:value-type="float" office:value="2.33" calcext:value-type="float">
            <text:p>2.33</text:p>
          </table:table-cell>
          <table:table-cell table:formula="of:=[.B70]-[.I70]" office:value-type="float" office:value="-0.33" calcext:value-type="float">
            <text:p>-0.33</text:p>
          </table:table-cell>
        </table:table-row>
        <table:table-row table:style-name="ro3">
          <table:table-cell office:value-type="string" calcext:value-type="string">
            <text:p>TD-207 -- Web - Step #5-2 -- Implement Read Receipt Feature</text:p>
          </table:table-cell>
          <table:table-cell office:value-type="float" office:value="2" calcext:value-type="float">
            <text:p>2</text:p>
          </table:table-cell>
          <table:table-cell table:formula="of:=SUMIFS([$'Sprint 5 Log'.$E:.$E];[$'Sprint 5 Log'.$B:.$B];[.$A71];[$'Sprint 5 Log'.$F:.$F];[.C$1])" office:value-type="float" office:value="0" calcext:value-type="float">
            <text:p>0</text:p>
          </table:table-cell>
          <table:table-cell table:formula="of:=SUMIFS([$'Sprint 5 Log'.$E:.$E];[$'Sprint 5 Log'.$B:.$B];[.$A71];[$'Sprint 5 Log'.$F:.$F];[.D$1])" office:value-type="float" office:value="0" calcext:value-type="float">
            <text:p>0</text:p>
          </table:table-cell>
          <table:table-cell table:formula="of:=SUMIFS([$'Sprint 5 Log'.$E:.$E];[$'Sprint 5 Log'.$B:.$B];[.$A71];[$'Sprint 5 Log'.$F:.$F];[.E$1])" office:value-type="float" office:value="2" calcext:value-type="float">
            <text:p>2</text:p>
          </table:table-cell>
          <table:table-cell table:formula="of:=SUMIFS([$'Sprint 5 Log'.$E:.$E];[$'Sprint 5 Log'.$B:.$B];[.$A71];[$'Sprint 5 Log'.$F:.$F];[.F$1])" office:value-type="float" office:value="0" calcext:value-type="float">
            <text:p>0</text:p>
          </table:table-cell>
          <table:table-cell table:formula="of:=SUMIFS([$'Sprint 5 Log'.$E:.$E];[$'Sprint 5 Log'.$B:.$B];[.$A71];[$'Sprint 5 Log'.$F:.$F];[.G$1])" office:value-type="float" office:value="0" calcext:value-type="float">
            <text:p>0</text:p>
          </table:table-cell>
          <table:table-cell table:formula="of:=SUMIFS([$'Sprint 5 Log'.$E:.$E];[$'Sprint 5 Log'.$B:.$B];[.$A71];[$'Sprint 5 Log'.$F:.$F];[.H$1])" office:value-type="float" office:value="0.5" calcext:value-type="float">
            <text:p>0.5</text:p>
          </table:table-cell>
          <table:table-cell table:formula="of:=SUM([.C71:.H71])" office:value-type="float" office:value="2.5" calcext:value-type="float">
            <text:p>2.5</text:p>
          </table:table-cell>
          <table:table-cell table:formula="of:=[.B71]-[.I71]" office:value-type="float" office:value="-0.5" calcext:value-type="float">
            <text:p>-0.5</text:p>
          </table:table-cell>
        </table:table-row>
        <table:table-row table:style-name="ro3">
          <table:table-cell office:value-type="string" calcext:value-type="string">
            <text:p>TD-206 -- Web - Step #4-4 -- Handle CometChat Logout Failure</text:p>
          </table:table-cell>
          <table:table-cell office:value-type="float" office:value="3" calcext:value-type="float">
            <text:p>3</text:p>
          </table:table-cell>
          <table:table-cell table:formula="of:=SUMIFS([$'Sprint 5 Log'.$E:.$E];[$'Sprint 5 Log'.$B:.$B];[.$A72];[$'Sprint 5 Log'.$F:.$F];[.C$1])" office:value-type="float" office:value="0" calcext:value-type="float">
            <text:p>0</text:p>
          </table:table-cell>
          <table:table-cell table:formula="of:=SUMIFS([$'Sprint 5 Log'.$E:.$E];[$'Sprint 5 Log'.$B:.$B];[.$A72];[$'Sprint 5 Log'.$F:.$F];[.D$1])" office:value-type="float" office:value="0" calcext:value-type="float">
            <text:p>0</text:p>
          </table:table-cell>
          <table:table-cell table:formula="of:=SUMIFS([$'Sprint 5 Log'.$E:.$E];[$'Sprint 5 Log'.$B:.$B];[.$A72];[$'Sprint 5 Log'.$F:.$F];[.E$1])" office:value-type="float" office:value="1" calcext:value-type="float">
            <text:p>1</text:p>
          </table:table-cell>
          <table:table-cell table:formula="of:=SUMIFS([$'Sprint 5 Log'.$E:.$E];[$'Sprint 5 Log'.$B:.$B];[.$A72];[$'Sprint 5 Log'.$F:.$F];[.F$1])" office:value-type="float" office:value="0" calcext:value-type="float">
            <text:p>0</text:p>
          </table:table-cell>
          <table:table-cell table:formula="of:=SUMIFS([$'Sprint 5 Log'.$E:.$E];[$'Sprint 5 Log'.$B:.$B];[.$A72];[$'Sprint 5 Log'.$F:.$F];[.G$1])" office:value-type="float" office:value="0" calcext:value-type="float">
            <text:p>0</text:p>
          </table:table-cell>
          <table:table-cell table:formula="of:=SUMIFS([$'Sprint 5 Log'.$E:.$E];[$'Sprint 5 Log'.$B:.$B];[.$A72];[$'Sprint 5 Log'.$F:.$F];[.H$1])" office:value-type="float" office:value="0.17" calcext:value-type="float">
            <text:p>0.17</text:p>
          </table:table-cell>
          <table:table-cell table:formula="of:=SUM([.C72:.H72])" office:value-type="float" office:value="1.17" calcext:value-type="float">
            <text:p>1.17</text:p>
          </table:table-cell>
          <table:table-cell table:formula="of:=[.B72]-[.I72]" office:value-type="float" office:value="1.83" calcext:value-type="float">
            <text:p>1.83</text:p>
          </table:table-cell>
        </table:table-row>
        <table:table-row table:style-name="ro3">
          <table:table-cell office:value-type="string" calcext:value-type="string">
            <text:p>TD-205 -- Web - Step #4-3 -- Handle CometChat Login Failure</text:p>
          </table:table-cell>
          <table:table-cell office:value-type="float" office:value="3" calcext:value-type="float">
            <text:p>3</text:p>
          </table:table-cell>
          <table:table-cell table:formula="of:=SUMIFS([$'Sprint 5 Log'.$E:.$E];[$'Sprint 5 Log'.$B:.$B];[.$A73];[$'Sprint 5 Log'.$F:.$F];[.C$1])" office:value-type="float" office:value="0" calcext:value-type="float">
            <text:p>0</text:p>
          </table:table-cell>
          <table:table-cell table:formula="of:=SUMIFS([$'Sprint 5 Log'.$E:.$E];[$'Sprint 5 Log'.$B:.$B];[.$A73];[$'Sprint 5 Log'.$F:.$F];[.D$1])" office:value-type="float" office:value="0" calcext:value-type="float">
            <text:p>0</text:p>
          </table:table-cell>
          <table:table-cell table:formula="of:=SUMIFS([$'Sprint 5 Log'.$E:.$E];[$'Sprint 5 Log'.$B:.$B];[.$A73];[$'Sprint 5 Log'.$F:.$F];[.E$1])" office:value-type="float" office:value="3" calcext:value-type="float">
            <text:p>3</text:p>
          </table:table-cell>
          <table:table-cell table:formula="of:=SUMIFS([$'Sprint 5 Log'.$E:.$E];[$'Sprint 5 Log'.$B:.$B];[.$A73];[$'Sprint 5 Log'.$F:.$F];[.F$1])" office:value-type="float" office:value="0" calcext:value-type="float">
            <text:p>0</text:p>
          </table:table-cell>
          <table:table-cell table:formula="of:=SUMIFS([$'Sprint 5 Log'.$E:.$E];[$'Sprint 5 Log'.$B:.$B];[.$A73];[$'Sprint 5 Log'.$F:.$F];[.G$1])" office:value-type="float" office:value="0" calcext:value-type="float">
            <text:p>0</text:p>
          </table:table-cell>
          <table:table-cell table:formula="of:=SUMIFS([$'Sprint 5 Log'.$E:.$E];[$'Sprint 5 Log'.$B:.$B];[.$A73];[$'Sprint 5 Log'.$F:.$F];[.H$1])" office:value-type="float" office:value="0.25" calcext:value-type="float">
            <text:p>0.25</text:p>
          </table:table-cell>
          <table:table-cell table:formula="of:=SUM([.C73:.H73])" office:value-type="float" office:value="3.25" calcext:value-type="float">
            <text:p>3.25</text:p>
          </table:table-cell>
          <table:table-cell table:formula="of:=[.B73]-[.I73]" office:value-type="float" office:value="-0.25" calcext:value-type="float">
            <text:p>-0.25</text:p>
          </table:table-cell>
        </table:table-row>
        <table:table-row table:style-name="ro3">
          <table:table-cell office:value-type="string" calcext:value-type="string">
            <text:p>TD-186 -- Web - Step #4-2 -- Logout from CometChat</text:p>
          </table:table-cell>
          <table:table-cell office:value-type="float" office:value="2" calcext:value-type="float">
            <text:p>2</text:p>
          </table:table-cell>
          <table:table-cell table:formula="of:=SUMIFS([$'Sprint 5 Log'.$E:.$E];[$'Sprint 5 Log'.$B:.$B];[.$A74];[$'Sprint 5 Log'.$F:.$F];[.C$1])" office:value-type="float" office:value="0" calcext:value-type="float">
            <text:p>0</text:p>
          </table:table-cell>
          <table:table-cell table:formula="of:=SUMIFS([$'Sprint 5 Log'.$E:.$E];[$'Sprint 5 Log'.$B:.$B];[.$A74];[$'Sprint 5 Log'.$F:.$F];[.D$1])" office:value-type="float" office:value="0" calcext:value-type="float">
            <text:p>0</text:p>
          </table:table-cell>
          <table:table-cell table:formula="of:=SUMIFS([$'Sprint 5 Log'.$E:.$E];[$'Sprint 5 Log'.$B:.$B];[.$A74];[$'Sprint 5 Log'.$F:.$F];[.E$1])" office:value-type="float" office:value="1.5" calcext:value-type="float">
            <text:p>1.5</text:p>
          </table:table-cell>
          <table:table-cell table:formula="of:=SUMIFS([$'Sprint 5 Log'.$E:.$E];[$'Sprint 5 Log'.$B:.$B];[.$A74];[$'Sprint 5 Log'.$F:.$F];[.F$1])" office:value-type="float" office:value="0" calcext:value-type="float">
            <text:p>0</text:p>
          </table:table-cell>
          <table:table-cell table:formula="of:=SUMIFS([$'Sprint 5 Log'.$E:.$E];[$'Sprint 5 Log'.$B:.$B];[.$A74];[$'Sprint 5 Log'.$F:.$F];[.G$1])" office:value-type="float" office:value="0" calcext:value-type="float">
            <text:p>0</text:p>
          </table:table-cell>
          <table:table-cell table:formula="of:=SUMIFS([$'Sprint 5 Log'.$E:.$E];[$'Sprint 5 Log'.$B:.$B];[.$A74];[$'Sprint 5 Log'.$F:.$F];[.H$1])" office:value-type="float" office:value="0.5" calcext:value-type="float">
            <text:p>0.5</text:p>
          </table:table-cell>
          <table:table-cell table:formula="of:=SUM([.C74:.H74])" office:value-type="float" office:value="2" calcext:value-type="float">
            <text:p>2</text:p>
          </table:table-cell>
          <table:table-cell table:formula="of:=[.B74]-[.I74]" office:value-type="float" office:value="0" calcext:value-type="float">
            <text:p>0</text:p>
          </table:table-cell>
        </table:table-row>
        <table:table-row table:style-name="ro22">
          <table:table-cell office:value-type="string" calcext:value-type="string">
            <text:p>TD-185 -- Web - Step #4-1 -- Login to CometChat</text:p>
          </table:table-cell>
          <table:table-cell office:value-type="float" office:value="3" calcext:value-type="float">
            <text:p>3</text:p>
          </table:table-cell>
          <table:table-cell table:formula="of:=SUMIFS([$'Sprint 5 Log'.$E:.$E];[$'Sprint 5 Log'.$B:.$B];[.$A75];[$'Sprint 5 Log'.$F:.$F];[.C$1])" office:value-type="float" office:value="0" calcext:value-type="float">
            <text:p>0</text:p>
          </table:table-cell>
          <table:table-cell table:formula="of:=SUMIFS([$'Sprint 5 Log'.$E:.$E];[$'Sprint 5 Log'.$B:.$B];[.$A75];[$'Sprint 5 Log'.$F:.$F];[.D$1])" office:value-type="float" office:value="0" calcext:value-type="float">
            <text:p>0</text:p>
          </table:table-cell>
          <table:table-cell table:formula="of:=SUMIFS([$'Sprint 5 Log'.$E:.$E];[$'Sprint 5 Log'.$B:.$B];[.$A75];[$'Sprint 5 Log'.$F:.$F];[.E$1])" office:value-type="float" office:value="1.5" calcext:value-type="float">
            <text:p>1.5</text:p>
          </table:table-cell>
          <table:table-cell table:formula="of:=SUMIFS([$'Sprint 5 Log'.$E:.$E];[$'Sprint 5 Log'.$B:.$B];[.$A75];[$'Sprint 5 Log'.$F:.$F];[.F$1])" office:value-type="float" office:value="0" calcext:value-type="float">
            <text:p>0</text:p>
          </table:table-cell>
          <table:table-cell table:formula="of:=SUMIFS([$'Sprint 5 Log'.$E:.$E];[$'Sprint 5 Log'.$B:.$B];[.$A75];[$'Sprint 5 Log'.$F:.$F];[.G$1])" office:value-type="float" office:value="0" calcext:value-type="float">
            <text:p>0</text:p>
          </table:table-cell>
          <table:table-cell table:formula="of:=SUMIFS([$'Sprint 5 Log'.$E:.$E];[$'Sprint 5 Log'.$B:.$B];[.$A75];[$'Sprint 5 Log'.$F:.$F];[.H$1])" office:value-type="float" office:value="0.42" calcext:value-type="float">
            <text:p>0.42</text:p>
          </table:table-cell>
          <table:table-cell table:formula="of:=SUM([.C75:.H75])" office:value-type="float" office:value="1.92" calcext:value-type="float">
            <text:p>1.92</text:p>
          </table:table-cell>
          <table:table-cell table:formula="of:=[.B75]-[.I75]" office:value-type="float" office:value="1.08" calcext:value-type="float">
            <text:p>1.08</text:p>
          </table:table-cell>
        </table:table-row>
        <table:table-row table:style-name="ro3">
          <table:table-cell office:value-type="string" calcext:value-type="string">
            <text:p>TD-252 -- AND - Step #6-2 -- Implement Team Chat, Restrict to Team Members</text:p>
          </table:table-cell>
          <table:table-cell office:value-type="float" office:value="3.5" calcext:value-type="float">
            <text:p>3.5</text:p>
          </table:table-cell>
          <table:table-cell table:formula="of:=SUMIFS([$'Sprint 5 Log'.$E:.$E];[$'Sprint 5 Log'.$B:.$B];[.$A76];[$'Sprint 5 Log'.$F:.$F];[.C$1])" office:value-type="float" office:value="0" calcext:value-type="float">
            <text:p>0</text:p>
          </table:table-cell>
          <table:table-cell table:formula="of:=SUMIFS([$'Sprint 5 Log'.$E:.$E];[$'Sprint 5 Log'.$B:.$B];[.$A76];[$'Sprint 5 Log'.$F:.$F];[.D$1])" office:value-type="float" office:value="0" calcext:value-type="float">
            <text:p>0</text:p>
          </table:table-cell>
          <table:table-cell table:formula="of:=SUMIFS([$'Sprint 5 Log'.$E:.$E];[$'Sprint 5 Log'.$B:.$B];[.$A76];[$'Sprint 5 Log'.$F:.$F];[.E$1])" office:value-type="float" office:value="0" calcext:value-type="float">
            <text:p>0</text:p>
          </table:table-cell>
          <table:table-cell table:formula="of:=SUMIFS([$'Sprint 5 Log'.$E:.$E];[$'Sprint 5 Log'.$B:.$B];[.$A76];[$'Sprint 5 Log'.$F:.$F];[.F$1])" office:value-type="float" office:value="0" calcext:value-type="float">
            <text:p>0</text:p>
          </table:table-cell>
          <table:table-cell table:formula="of:=SUMIFS([$'Sprint 5 Log'.$E:.$E];[$'Sprint 5 Log'.$B:.$B];[.$A76];[$'Sprint 5 Log'.$F:.$F];[.G$1])" office:value-type="float" office:value="3.3" calcext:value-type="float">
            <text:p>3.3</text:p>
          </table:table-cell>
          <table:table-cell table:formula="of:=SUMIFS([$'Sprint 5 Log'.$E:.$E];[$'Sprint 5 Log'.$B:.$B];[.$A76];[$'Sprint 5 Log'.$F:.$F];[.H$1])" office:value-type="float" office:value="0.5" calcext:value-type="float">
            <text:p>0.5</text:p>
          </table:table-cell>
          <table:table-cell table:formula="of:=SUM([.C76:.H76])" office:value-type="float" office:value="3.8" calcext:value-type="float">
            <text:p>3.8</text:p>
          </table:table-cell>
          <table:table-cell table:formula="of:=[.B76]-[.I76]" office:value-type="float" office:value="-0.3" calcext:value-type="float">
            <text:p>-0.3</text:p>
          </table:table-cell>
        </table:table-row>
        <table:table-row table:style-name="ro3">
          <table:table-cell office:value-type="string" calcext:value-type="string">
            <text:p>TD-261 -- AND - Customization -- Edit Chat Message</text:p>
          </table:table-cell>
          <table:table-cell office:value-type="float" office:value="7" calcext:value-type="float">
            <text:p>7</text:p>
          </table:table-cell>
          <table:table-cell table:formula="of:=SUMIFS([$'Sprint 5 Log'.$E:.$E];[$'Sprint 5 Log'.$B:.$B];[.$A77];[$'Sprint 5 Log'.$F:.$F];[.C$1])" office:value-type="float" office:value="0" calcext:value-type="float">
            <text:p>0</text:p>
          </table:table-cell>
          <table:table-cell table:formula="of:=SUMIFS([$'Sprint 5 Log'.$E:.$E];[$'Sprint 5 Log'.$B:.$B];[.$A77];[$'Sprint 5 Log'.$F:.$F];[.D$1])" office:value-type="float" office:value="0" calcext:value-type="float">
            <text:p>0</text:p>
          </table:table-cell>
          <table:table-cell table:formula="of:=SUMIFS([$'Sprint 5 Log'.$E:.$E];[$'Sprint 5 Log'.$B:.$B];[.$A77];[$'Sprint 5 Log'.$F:.$F];[.E$1])" office:value-type="float" office:value="0" calcext:value-type="float">
            <text:p>0</text:p>
          </table:table-cell>
          <table:table-cell table:formula="of:=SUMIFS([$'Sprint 5 Log'.$E:.$E];[$'Sprint 5 Log'.$B:.$B];[.$A77];[$'Sprint 5 Log'.$F:.$F];[.F$1])" office:value-type="float" office:value="0" calcext:value-type="float">
            <text:p>0</text:p>
          </table:table-cell>
          <table:table-cell table:formula="of:=SUMIFS([$'Sprint 5 Log'.$E:.$E];[$'Sprint 5 Log'.$B:.$B];[.$A77];[$'Sprint 5 Log'.$F:.$F];[.G$1])" office:value-type="float" office:value="7" calcext:value-type="float">
            <text:p>7</text:p>
          </table:table-cell>
          <table:table-cell table:formula="of:=SUMIFS([$'Sprint 5 Log'.$E:.$E];[$'Sprint 5 Log'.$B:.$B];[.$A77];[$'Sprint 5 Log'.$F:.$F];[.H$1])" office:value-type="float" office:value="0.5" calcext:value-type="float">
            <text:p>0.5</text:p>
          </table:table-cell>
          <table:table-cell table:formula="of:=SUM([.C77:.H77])" office:value-type="float" office:value="7.5" calcext:value-type="float">
            <text:p>7.5</text:p>
          </table:table-cell>
          <table:table-cell table:formula="of:=[.B77]-[.I77]" office:value-type="float" office:value="-0.5" calcext:value-type="float">
            <text:p>-0.5</text:p>
          </table:table-cell>
        </table:table-row>
        <table:table-row table:style-name="ro3">
          <table:table-cell office:value-type="string" calcext:value-type="string">
            <text:p>TD-246 -- AND - Step #4-4 -- Handle CometChat Logout Failure</text:p>
          </table:table-cell>
          <table:table-cell office:value-type="float" office:value="2.5" calcext:value-type="float">
            <text:p>2.5</text:p>
          </table:table-cell>
          <table:table-cell table:formula="of:=SUMIFS([$'Sprint 5 Log'.$E:.$E];[$'Sprint 5 Log'.$B:.$B];[.$A78];[$'Sprint 5 Log'.$F:.$F];[.C$1])" office:value-type="float" office:value="0" calcext:value-type="float">
            <text:p>0</text:p>
          </table:table-cell>
          <table:table-cell table:formula="of:=SUMIFS([$'Sprint 5 Log'.$E:.$E];[$'Sprint 5 Log'.$B:.$B];[.$A78];[$'Sprint 5 Log'.$F:.$F];[.D$1])" office:value-type="float" office:value="0" calcext:value-type="float">
            <text:p>0</text:p>
          </table:table-cell>
          <table:table-cell table:formula="of:=SUMIFS([$'Sprint 5 Log'.$E:.$E];[$'Sprint 5 Log'.$B:.$B];[.$A78];[$'Sprint 5 Log'.$F:.$F];[.E$1])" office:value-type="float" office:value="0" calcext:value-type="float">
            <text:p>0</text:p>
          </table:table-cell>
          <table:table-cell table:formula="of:=SUMIFS([$'Sprint 5 Log'.$E:.$E];[$'Sprint 5 Log'.$B:.$B];[.$A78];[$'Sprint 5 Log'.$F:.$F];[.F$1])" office:value-type="float" office:value="0" calcext:value-type="float">
            <text:p>0</text:p>
          </table:table-cell>
          <table:table-cell table:formula="of:=SUMIFS([$'Sprint 5 Log'.$E:.$E];[$'Sprint 5 Log'.$B:.$B];[.$A78];[$'Sprint 5 Log'.$F:.$F];[.G$1])" office:value-type="float" office:value="2.3" calcext:value-type="float">
            <text:p>2.3</text:p>
          </table:table-cell>
          <table:table-cell table:formula="of:=SUMIFS([$'Sprint 5 Log'.$E:.$E];[$'Sprint 5 Log'.$B:.$B];[.$A78];[$'Sprint 5 Log'.$F:.$F];[.H$1])" office:value-type="float" office:value="0.17" calcext:value-type="float">
            <text:p>0.17</text:p>
          </table:table-cell>
          <table:table-cell table:formula="of:=SUM([.C78:.H78])" office:value-type="float" office:value="2.47" calcext:value-type="float">
            <text:p>2.47</text:p>
          </table:table-cell>
          <table:table-cell table:formula="of:=[.B78]-[.I78]" office:value-type="float" office:value="0.0300000000000003" calcext:value-type="float">
            <text:p>0.0300000000000003</text:p>
          </table:table-cell>
        </table:table-row>
        <table:table-row table:style-name="ro3">
          <table:table-cell office:value-type="string" calcext:value-type="string">
            <text:p>TD-235 -- iOS - Step #9-2 -- Do Not Send Notifications for Group Chat</text:p>
          </table:table-cell>
          <table:table-cell office:value-type="float" office:value="3.33" calcext:value-type="float">
            <text:p>3.33</text:p>
          </table:table-cell>
          <table:table-cell table:formula="of:=SUMIFS([$'Sprint 5 Log'.$E:.$E];[$'Sprint 5 Log'.$B:.$B];[.$A79];[$'Sprint 5 Log'.$F:.$F];[.C$1])" office:value-type="float" office:value="0" calcext:value-type="float">
            <text:p>0</text:p>
          </table:table-cell>
          <table:table-cell table:formula="of:=SUMIFS([$'Sprint 5 Log'.$E:.$E];[$'Sprint 5 Log'.$B:.$B];[.$A79];[$'Sprint 5 Log'.$F:.$F];[.D$1])" office:value-type="float" office:value="0" calcext:value-type="float">
            <text:p>0</text:p>
          </table:table-cell>
          <table:table-cell table:formula="of:=SUMIFS([$'Sprint 5 Log'.$E:.$E];[$'Sprint 5 Log'.$B:.$B];[.$A79];[$'Sprint 5 Log'.$F:.$F];[.E$1])" office:value-type="float" office:value="0" calcext:value-type="float">
            <text:p>0</text:p>
          </table:table-cell>
          <table:table-cell table:formula="of:=SUMIFS([$'Sprint 5 Log'.$E:.$E];[$'Sprint 5 Log'.$B:.$B];[.$A79];[$'Sprint 5 Log'.$F:.$F];[.F$1])" office:value-type="float" office:value="3" calcext:value-type="float">
            <text:p>3</text:p>
          </table:table-cell>
          <table:table-cell table:formula="of:=SUMIFS([$'Sprint 5 Log'.$E:.$E];[$'Sprint 5 Log'.$B:.$B];[.$A79];[$'Sprint 5 Log'.$F:.$F];[.G$1])" office:value-type="float" office:value="0" calcext:value-type="float">
            <text:p>0</text:p>
          </table:table-cell>
          <table:table-cell table:formula="of:=SUMIFS([$'Sprint 5 Log'.$E:.$E];[$'Sprint 5 Log'.$B:.$B];[.$A79];[$'Sprint 5 Log'.$F:.$F];[.H$1])" office:value-type="float" office:value="0.33" calcext:value-type="float">
            <text:p>0.33</text:p>
          </table:table-cell>
          <table:table-cell table:formula="of:=SUM([.C79:.H79])" office:value-type="float" office:value="3.33" calcext:value-type="float">
            <text:p>3.33</text:p>
          </table:table-cell>
          <table:table-cell table:formula="of:=[.B79]-[.I79]" office:value-type="float" office:value="0" calcext:value-type="float">
            <text:p>0</text:p>
          </table:table-cell>
        </table:table-row>
        <table:table-row table:style-name="ro3">
          <table:table-cell office:value-type="string" calcext:value-type="string">
            <text:p>TD-257 -- AND - Step #9-2 -- Do Not Send Notifications for Group Chat</text:p>
          </table:table-cell>
          <table:table-cell office:value-type="float" office:value="0.25" calcext:value-type="float">
            <text:p>0.25</text:p>
          </table:table-cell>
          <table:table-cell table:formula="of:=SUMIFS([$'Sprint 5 Log'.$E:.$E];[$'Sprint 5 Log'.$B:.$B];[.$A80];[$'Sprint 5 Log'.$F:.$F];[.C$1])" office:value-type="float" office:value="0" calcext:value-type="float">
            <text:p>0</text:p>
          </table:table-cell>
          <table:table-cell table:formula="of:=SUMIFS([$'Sprint 5 Log'.$E:.$E];[$'Sprint 5 Log'.$B:.$B];[.$A80];[$'Sprint 5 Log'.$F:.$F];[.D$1])" office:value-type="float" office:value="0" calcext:value-type="float">
            <text:p>0</text:p>
          </table:table-cell>
          <table:table-cell table:formula="of:=SUMIFS([$'Sprint 5 Log'.$E:.$E];[$'Sprint 5 Log'.$B:.$B];[.$A80];[$'Sprint 5 Log'.$F:.$F];[.E$1])" office:value-type="float" office:value="0" calcext:value-type="float">
            <text:p>0</text:p>
          </table:table-cell>
          <table:table-cell table:formula="of:=SUMIFS([$'Sprint 5 Log'.$E:.$E];[$'Sprint 5 Log'.$B:.$B];[.$A80];[$'Sprint 5 Log'.$F:.$F];[.F$1])" office:value-type="float" office:value="0" calcext:value-type="float">
            <text:p>0</text:p>
          </table:table-cell>
          <table:table-cell table:formula="of:=SUMIFS([$'Sprint 5 Log'.$E:.$E];[$'Sprint 5 Log'.$B:.$B];[.$A80];[$'Sprint 5 Log'.$F:.$F];[.G$1])" office:value-type="float" office:value="0" calcext:value-type="float">
            <text:p>0</text:p>
          </table:table-cell>
          <table:table-cell table:formula="of:=SUMIFS([$'Sprint 5 Log'.$E:.$E];[$'Sprint 5 Log'.$B:.$B];[.$A80];[$'Sprint 5 Log'.$F:.$F];[.H$1])" office:value-type="float" office:value="0.25" calcext:value-type="float">
            <text:p>0.25</text:p>
          </table:table-cell>
          <table:table-cell table:formula="of:=SUM([.C80:.H80])" office:value-type="float" office:value="0.25" calcext:value-type="float">
            <text:p>0.25</text:p>
          </table:table-cell>
          <table:table-cell table:formula="of:=[.B80]-[.I80]" office:value-type="float" office:value="0" calcext:value-type="float">
            <text:p>0</text:p>
          </table:table-cell>
        </table:table-row>
        <table:table-row table:style-name="ro3">
          <table:table-cell office:value-type="string" calcext:value-type="string">
            <text:p>TD-251 -- AND - Step #6-1 -- Navigate to Group Chat on Chat Icon Tap</text:p>
          </table:table-cell>
          <table:table-cell office:value-type="float" office:value="3" calcext:value-type="float">
            <text:p>3</text:p>
          </table:table-cell>
          <table:table-cell table:formula="of:=SUMIFS([$'Sprint 5 Log'.$E:.$E];[$'Sprint 5 Log'.$B:.$B];[.$A81];[$'Sprint 5 Log'.$F:.$F];[.C$1])" office:value-type="float" office:value="0" calcext:value-type="float">
            <text:p>0</text:p>
          </table:table-cell>
          <table:table-cell table:formula="of:=SUMIFS([$'Sprint 5 Log'.$E:.$E];[$'Sprint 5 Log'.$B:.$B];[.$A81];[$'Sprint 5 Log'.$F:.$F];[.D$1])" office:value-type="float" office:value="0" calcext:value-type="float">
            <text:p>0</text:p>
          </table:table-cell>
          <table:table-cell table:formula="of:=SUMIFS([$'Sprint 5 Log'.$E:.$E];[$'Sprint 5 Log'.$B:.$B];[.$A81];[$'Sprint 5 Log'.$F:.$F];[.E$1])" office:value-type="float" office:value="0" calcext:value-type="float">
            <text:p>0</text:p>
          </table:table-cell>
          <table:table-cell table:formula="of:=SUMIFS([$'Sprint 5 Log'.$E:.$E];[$'Sprint 5 Log'.$B:.$B];[.$A81];[$'Sprint 5 Log'.$F:.$F];[.F$1])" office:value-type="float" office:value="0" calcext:value-type="float">
            <text:p>0</text:p>
          </table:table-cell>
          <table:table-cell table:formula="of:=SUMIFS([$'Sprint 5 Log'.$E:.$E];[$'Sprint 5 Log'.$B:.$B];[.$A81];[$'Sprint 5 Log'.$F:.$F];[.G$1])" office:value-type="float" office:value="5.8" calcext:value-type="float">
            <text:p>5.8</text:p>
          </table:table-cell>
          <table:table-cell table:formula="of:=SUMIFS([$'Sprint 5 Log'.$E:.$E];[$'Sprint 5 Log'.$B:.$B];[.$A81];[$'Sprint 5 Log'.$F:.$F];[.H$1])" office:value-type="float" office:value="0.25" calcext:value-type="float">
            <text:p>0.25</text:p>
          </table:table-cell>
          <table:table-cell table:formula="of:=SUM([.C81:.H81])" office:value-type="float" office:value="6.05" calcext:value-type="float">
            <text:p>6.05</text:p>
          </table:table-cell>
          <table:table-cell table:formula="of:=[.B81]-[.I81]" office:value-type="float" office:value="-3.05" calcext:value-type="float">
            <text:p>-3.05</text:p>
          </table:table-cell>
        </table:table-row>
        <table:table-row table:style-name="ro3">
          <table:table-cell office:value-type="string" calcext:value-type="string">
            <text:p>TD-229 -- iOS - Step #6-1 -- Navigate to Group Chat on Chat Icon Tap</text:p>
          </table:table-cell>
          <table:table-cell office:value-type="float" office:value="3" calcext:value-type="float">
            <text:p>3</text:p>
          </table:table-cell>
          <table:table-cell table:formula="of:=SUMIFS([$'Sprint 5 Log'.$E:.$E];[$'Sprint 5 Log'.$B:.$B];[.$A82];[$'Sprint 5 Log'.$F:.$F];[.C$1])" office:value-type="float" office:value="0" calcext:value-type="float">
            <text:p>0</text:p>
          </table:table-cell>
          <table:table-cell table:formula="of:=SUMIFS([$'Sprint 5 Log'.$E:.$E];[$'Sprint 5 Log'.$B:.$B];[.$A82];[$'Sprint 5 Log'.$F:.$F];[.D$1])" office:value-type="float" office:value="0" calcext:value-type="float">
            <text:p>0</text:p>
          </table:table-cell>
          <table:table-cell table:formula="of:=SUMIFS([$'Sprint 5 Log'.$E:.$E];[$'Sprint 5 Log'.$B:.$B];[.$A82];[$'Sprint 5 Log'.$F:.$F];[.E$1])" office:value-type="float" office:value="0" calcext:value-type="float">
            <text:p>0</text:p>
          </table:table-cell>
          <table:table-cell table:formula="of:=SUMIFS([$'Sprint 5 Log'.$E:.$E];[$'Sprint 5 Log'.$B:.$B];[.$A82];[$'Sprint 5 Log'.$F:.$F];[.F$1])" office:value-type="float" office:value="3" calcext:value-type="float">
            <text:p>3</text:p>
          </table:table-cell>
          <table:table-cell table:formula="of:=SUMIFS([$'Sprint 5 Log'.$E:.$E];[$'Sprint 5 Log'.$B:.$B];[.$A82];[$'Sprint 5 Log'.$F:.$F];[.G$1])" office:value-type="float" office:value="0" calcext:value-type="float">
            <text:p>0</text:p>
          </table:table-cell>
          <table:table-cell table:formula="of:=SUMIFS([$'Sprint 5 Log'.$E:.$E];[$'Sprint 5 Log'.$B:.$B];[.$A82];[$'Sprint 5 Log'.$F:.$F];[.H$1])" office:value-type="float" office:value="0.25" calcext:value-type="float">
            <text:p>0.25</text:p>
          </table:table-cell>
          <table:table-cell table:formula="of:=SUM([.C82:.H82])" office:value-type="float" office:value="3.25" calcext:value-type="float">
            <text:p>3.25</text:p>
          </table:table-cell>
          <table:table-cell table:formula="of:=[.B82]-[.I82]" office:value-type="float" office:value="-0.25" calcext:value-type="float">
            <text:p>-0.25</text:p>
          </table:table-cell>
        </table:table-row>
        <table:table-row table:style-name="ro3">
          <table:table-cell office:value-type="string" calcext:value-type="string">
            <text:p>TD-223 -- iOS - Step #4-3 -- Handle CometChat Login Failure</text:p>
          </table:table-cell>
          <table:table-cell office:value-type="float" office:value="2.5" calcext:value-type="float">
            <text:p>2.5</text:p>
          </table:table-cell>
          <table:table-cell table:formula="of:=SUMIFS([$'Sprint 5 Log'.$E:.$E];[$'Sprint 5 Log'.$B:.$B];[.$A83];[$'Sprint 5 Log'.$F:.$F];[.C$1])" office:value-type="float" office:value="0" calcext:value-type="float">
            <text:p>0</text:p>
          </table:table-cell>
          <table:table-cell table:formula="of:=SUMIFS([$'Sprint 5 Log'.$E:.$E];[$'Sprint 5 Log'.$B:.$B];[.$A83];[$'Sprint 5 Log'.$F:.$F];[.D$1])" office:value-type="float" office:value="0" calcext:value-type="float">
            <text:p>0</text:p>
          </table:table-cell>
          <table:table-cell table:formula="of:=SUMIFS([$'Sprint 5 Log'.$E:.$E];[$'Sprint 5 Log'.$B:.$B];[.$A83];[$'Sprint 5 Log'.$F:.$F];[.E$1])" office:value-type="float" office:value="0" calcext:value-type="float">
            <text:p>0</text:p>
          </table:table-cell>
          <table:table-cell table:formula="of:=SUMIFS([$'Sprint 5 Log'.$E:.$E];[$'Sprint 5 Log'.$B:.$B];[.$A83];[$'Sprint 5 Log'.$F:.$F];[.F$1])" office:value-type="float" office:value="2.33" calcext:value-type="float">
            <text:p>2.33</text:p>
          </table:table-cell>
          <table:table-cell table:formula="of:=SUMIFS([$'Sprint 5 Log'.$E:.$E];[$'Sprint 5 Log'.$B:.$B];[.$A83];[$'Sprint 5 Log'.$F:.$F];[.G$1])" office:value-type="float" office:value="0" calcext:value-type="float">
            <text:p>0</text:p>
          </table:table-cell>
          <table:table-cell table:formula="of:=SUMIFS([$'Sprint 5 Log'.$E:.$E];[$'Sprint 5 Log'.$B:.$B];[.$A83];[$'Sprint 5 Log'.$F:.$F];[.H$1])" office:value-type="float" office:value="0.25" calcext:value-type="float">
            <text:p>0.25</text:p>
          </table:table-cell>
          <table:table-cell table:formula="of:=SUM([.C83:.H83])" office:value-type="float" office:value="2.58" calcext:value-type="float">
            <text:p>2.58</text:p>
          </table:table-cell>
          <table:table-cell table:formula="of:=[.B83]-[.I83]" office:value-type="float" office:value="-0.0800000000000001" calcext:value-type="float">
            <text:p>-0.0800000000000001</text:p>
          </table:table-cell>
        </table:table-row>
        <table:table-row table:style-name="ro3">
          <table:table-cell office:value-type="string" calcext:value-type="string">
            <text:p>TD-294-- IOS : Unread Count Still Visible After Reading Chat Messages</text:p>
          </table:table-cell>
          <table:table-cell office:value-type="float" office:value="0.75" calcext:value-type="float">
            <text:p>0.75</text:p>
          </table:table-cell>
          <table:table-cell table:formula="of:=SUMIFS([$'Sprint 5 Log'.$E:.$E];[$'Sprint 5 Log'.$B:.$B];[.$A84];[$'Sprint 5 Log'.$F:.$F];[.C$1])" office:value-type="float" office:value="0" calcext:value-type="float">
            <text:p>0</text:p>
          </table:table-cell>
          <table:table-cell table:formula="of:=SUMIFS([$'Sprint 5 Log'.$E:.$E];[$'Sprint 5 Log'.$B:.$B];[.$A84];[$'Sprint 5 Log'.$F:.$F];[.D$1])" office:value-type="float" office:value="0" calcext:value-type="float">
            <text:p>0</text:p>
          </table:table-cell>
          <table:table-cell table:formula="of:=SUMIFS([$'Sprint 5 Log'.$E:.$E];[$'Sprint 5 Log'.$B:.$B];[.$A84];[$'Sprint 5 Log'.$F:.$F];[.E$1])" office:value-type="float" office:value="0" calcext:value-type="float">
            <text:p>0</text:p>
          </table:table-cell>
          <table:table-cell table:formula="of:=SUMIFS([$'Sprint 5 Log'.$E:.$E];[$'Sprint 5 Log'.$B:.$B];[.$A84];[$'Sprint 5 Log'.$F:.$F];[.F$1])" office:value-type="float" office:value="0.75" calcext:value-type="float">
            <text:p>0.75</text:p>
          </table:table-cell>
          <table:table-cell table:formula="of:=SUMIFS([$'Sprint 5 Log'.$E:.$E];[$'Sprint 5 Log'.$B:.$B];[.$A84];[$'Sprint 5 Log'.$F:.$F];[.G$1])" office:value-type="float" office:value="0" calcext:value-type="float">
            <text:p>0</text:p>
          </table:table-cell>
          <table:table-cell table:formula="of:=SUMIFS([$'Sprint 5 Log'.$E:.$E];[$'Sprint 5 Log'.$B:.$B];[.$A84];[$'Sprint 5 Log'.$F:.$F];[.H$1])" office:value-type="float" office:value="0.17" calcext:value-type="float">
            <text:p>0.17</text:p>
          </table:table-cell>
          <table:table-cell table:formula="of:=SUM([.C84:.H84])" office:value-type="float" office:value="0.92" calcext:value-type="float">
            <text:p>0.92</text:p>
          </table:table-cell>
          <table:table-cell table:formula="of:=[.B84]-[.I84]" office:value-type="float" office:value="-0.17" calcext:value-type="float">
            <text:p>-0.17</text:p>
          </table:table-cell>
        </table:table-row>
        <table:table-row table:style-name="ro22">
          <table:table-cell office:value-type="string" calcext:value-type="string">
            <text:p>TD-182 -- BE - Step #10 -- Notification Setup</text:p>
          </table:table-cell>
          <table:table-cell office:value-type="float" office:value="8" calcext:value-type="float">
            <text:p>8</text:p>
          </table:table-cell>
          <table:table-cell table:formula="of:=SUMIFS([$'Sprint 5 Log'.$E:.$E];[$'Sprint 5 Log'.$B:.$B];[.$A85];[$'Sprint 5 Log'.$F:.$F];[.C$1])" office:value-type="float" office:value="0" calcext:value-type="float">
            <text:p>0</text:p>
          </table:table-cell>
          <table:table-cell table:formula="of:=SUMIFS([$'Sprint 5 Log'.$E:.$E];[$'Sprint 5 Log'.$B:.$B];[.$A85];[$'Sprint 5 Log'.$F:.$F];[.D$1])" office:value-type="float" office:value="3.5" calcext:value-type="float">
            <text:p>3.5</text:p>
          </table:table-cell>
          <table:table-cell table:formula="of:=SUMIFS([$'Sprint 5 Log'.$E:.$E];[$'Sprint 5 Log'.$B:.$B];[.$A85];[$'Sprint 5 Log'.$F:.$F];[.E$1])" office:value-type="float" office:value="0" calcext:value-type="float">
            <text:p>0</text:p>
          </table:table-cell>
          <table:table-cell table:formula="of:=SUMIFS([$'Sprint 5 Log'.$E:.$E];[$'Sprint 5 Log'.$B:.$B];[.$A85];[$'Sprint 5 Log'.$F:.$F];[.F$1])" office:value-type="float" office:value="0" calcext:value-type="float">
            <text:p>0</text:p>
          </table:table-cell>
          <table:table-cell table:formula="of:=SUMIFS([$'Sprint 5 Log'.$E:.$E];[$'Sprint 5 Log'.$B:.$B];[.$A85];[$'Sprint 5 Log'.$F:.$F];[.G$1])" office:value-type="float" office:value="0" calcext:value-type="float">
            <text:p>0</text:p>
          </table:table-cell>
          <table:table-cell table:formula="of:=SUMIFS([$'Sprint 5 Log'.$E:.$E];[$'Sprint 5 Log'.$B:.$B];[.$A85];[$'Sprint 5 Log'.$F:.$F];[.H$1])" office:value-type="float" office:value="0" calcext:value-type="float">
            <text:p>0</text:p>
          </table:table-cell>
          <table:table-cell table:formula="of:=SUM([.C85:.H85])" office:value-type="float" office:value="3.5" calcext:value-type="float">
            <text:p>3.5</text:p>
          </table:table-cell>
          <table:table-cell table:formula="of:=[.B85]-[.I85]" office:value-type="float" office:value="4.5" calcext:value-type="float">
            <text:p>4.5</text:p>
          </table:table-cell>
        </table:table-row>
        <table:table-row table:style-name="ro3">
          <table:table-cell office:value-type="string" calcext:value-type="string">
            <text:p>TD-179 -- BE - Step #7 -- API to Identify Whether a User is a Friend or Not</text:p>
          </table:table-cell>
          <table:table-cell office:value-type="float" office:value="4" calcext:value-type="float">
            <text:p>4</text:p>
          </table:table-cell>
          <table:table-cell table:formula="of:=SUMIFS([$'Sprint 5 Log'.$E:.$E];[$'Sprint 5 Log'.$B:.$B];[.$A86];[$'Sprint 5 Log'.$F:.$F];[.C$1])" office:value-type="float" office:value="0" calcext:value-type="float">
            <text:p>0</text:p>
          </table:table-cell>
          <table:table-cell table:formula="of:=SUMIFS([$'Sprint 5 Log'.$E:.$E];[$'Sprint 5 Log'.$B:.$B];[.$A86];[$'Sprint 5 Log'.$F:.$F];[.D$1])" office:value-type="float" office:value="3.5" calcext:value-type="float">
            <text:p>3.5</text:p>
          </table:table-cell>
          <table:table-cell table:formula="of:=SUMIFS([$'Sprint 5 Log'.$E:.$E];[$'Sprint 5 Log'.$B:.$B];[.$A86];[$'Sprint 5 Log'.$F:.$F];[.E$1])" office:value-type="float" office:value="0" calcext:value-type="float">
            <text:p>0</text:p>
          </table:table-cell>
          <table:table-cell table:formula="of:=SUMIFS([$'Sprint 5 Log'.$E:.$E];[$'Sprint 5 Log'.$B:.$B];[.$A86];[$'Sprint 5 Log'.$F:.$F];[.F$1])" office:value-type="float" office:value="0" calcext:value-type="float">
            <text:p>0</text:p>
          </table:table-cell>
          <table:table-cell table:formula="of:=SUMIFS([$'Sprint 5 Log'.$E:.$E];[$'Sprint 5 Log'.$B:.$B];[.$A86];[$'Sprint 5 Log'.$F:.$F];[.G$1])" office:value-type="float" office:value="0" calcext:value-type="float">
            <text:p>0</text:p>
          </table:table-cell>
          <table:table-cell table:formula="of:=SUMIFS([$'Sprint 5 Log'.$E:.$E];[$'Sprint 5 Log'.$B:.$B];[.$A86];[$'Sprint 5 Log'.$F:.$F];[.H$1])" office:value-type="float" office:value="0" calcext:value-type="float">
            <text:p>0</text:p>
          </table:table-cell>
          <table:table-cell table:formula="of:=SUM([.C86:.H86])" office:value-type="float" office:value="3.5" calcext:value-type="float">
            <text:p>3.5</text:p>
          </table:table-cell>
          <table:table-cell table:formula="of:=[.B86]-[.I86]" office:value-type="float" office:value="0.5" calcext:value-type="float">
            <text:p>0.5</text:p>
          </table:table-cell>
        </table:table-row>
        <table:table-row table:style-name="ro3">
          <table:table-cell office:value-type="string" calcext:value-type="string">
            <text:p>TD-245 -- AND - Step #4-3 -- Handle CometChat Login Failure</text:p>
          </table:table-cell>
          <table:table-cell office:value-type="float" office:value="2.5" calcext:value-type="float">
            <text:p>2.5</text:p>
          </table:table-cell>
          <table:table-cell table:formula="of:=SUMIFS([$'Sprint 5 Log'.$E:.$E];[$'Sprint 5 Log'.$B:.$B];[.$A87];[$'Sprint 5 Log'.$F:.$F];[.C$1])" office:value-type="float" office:value="0" calcext:value-type="float">
            <text:p>0</text:p>
          </table:table-cell>
          <table:table-cell table:formula="of:=SUMIFS([$'Sprint 5 Log'.$E:.$E];[$'Sprint 5 Log'.$B:.$B];[.$A87];[$'Sprint 5 Log'.$F:.$F];[.D$1])" office:value-type="float" office:value="0" calcext:value-type="float">
            <text:p>0</text:p>
          </table:table-cell>
          <table:table-cell table:formula="of:=SUMIFS([$'Sprint 5 Log'.$E:.$E];[$'Sprint 5 Log'.$B:.$B];[.$A87];[$'Sprint 5 Log'.$F:.$F];[.E$1])" office:value-type="float" office:value="0" calcext:value-type="float">
            <text:p>0</text:p>
          </table:table-cell>
          <table:table-cell table:formula="of:=SUMIFS([$'Sprint 5 Log'.$E:.$E];[$'Sprint 5 Log'.$B:.$B];[.$A87];[$'Sprint 5 Log'.$F:.$F];[.F$1])" office:value-type="float" office:value="0" calcext:value-type="float">
            <text:p>0</text:p>
          </table:table-cell>
          <table:table-cell table:formula="of:=SUMIFS([$'Sprint 5 Log'.$E:.$E];[$'Sprint 5 Log'.$B:.$B];[.$A87];[$'Sprint 5 Log'.$F:.$F];[.G$1])" office:value-type="float" office:value="2.5" calcext:value-type="float">
            <text:p>2.5</text:p>
          </table:table-cell>
          <table:table-cell table:formula="of:=SUMIFS([$'Sprint 5 Log'.$E:.$E];[$'Sprint 5 Log'.$B:.$B];[.$A87];[$'Sprint 5 Log'.$F:.$F];[.H$1])" office:value-type="float" office:value="0.42" calcext:value-type="float">
            <text:p>0.42</text:p>
          </table:table-cell>
          <table:table-cell table:formula="of:=SUM([.C87:.H87])" office:value-type="float" office:value="2.92" calcext:value-type="float">
            <text:p>2.92</text:p>
          </table:table-cell>
          <table:table-cell table:formula="of:=[.B87]-[.I87]" office:value-type="float" office:value="-0.42" calcext:value-type="float">
            <text:p>-0.42</text:p>
          </table:table-cell>
        </table:table-row>
        <table:table-row table:style-name="ro3">
          <table:table-cell office:value-type="string" calcext:value-type="string">
            <text:p>TD-258 -- AND - Customization #2-1 -- Display Unread Message Count</text:p>
          </table:table-cell>
          <table:table-cell office:value-type="float" office:value="2" calcext:value-type="float">
            <text:p>2</text:p>
          </table:table-cell>
          <table:table-cell table:formula="of:=SUMIFS([$'Sprint 5 Log'.$E:.$E];[$'Sprint 5 Log'.$B:.$B];[.$A88];[$'Sprint 5 Log'.$F:.$F];[.C$1])" office:value-type="float" office:value="0" calcext:value-type="float">
            <text:p>0</text:p>
          </table:table-cell>
          <table:table-cell table:formula="of:=SUMIFS([$'Sprint 5 Log'.$E:.$E];[$'Sprint 5 Log'.$B:.$B];[.$A88];[$'Sprint 5 Log'.$F:.$F];[.D$1])" office:value-type="float" office:value="0" calcext:value-type="float">
            <text:p>0</text:p>
          </table:table-cell>
          <table:table-cell table:formula="of:=SUMIFS([$'Sprint 5 Log'.$E:.$E];[$'Sprint 5 Log'.$B:.$B];[.$A88];[$'Sprint 5 Log'.$F:.$F];[.E$1])" office:value-type="float" office:value="0" calcext:value-type="float">
            <text:p>0</text:p>
          </table:table-cell>
          <table:table-cell table:formula="of:=SUMIFS([$'Sprint 5 Log'.$E:.$E];[$'Sprint 5 Log'.$B:.$B];[.$A88];[$'Sprint 5 Log'.$F:.$F];[.F$1])" office:value-type="float" office:value="0" calcext:value-type="float">
            <text:p>0</text:p>
          </table:table-cell>
          <table:table-cell table:formula="of:=SUMIFS([$'Sprint 5 Log'.$E:.$E];[$'Sprint 5 Log'.$B:.$B];[.$A88];[$'Sprint 5 Log'.$F:.$F];[.G$1])" office:value-type="float" office:value="2.5" calcext:value-type="float">
            <text:p>2.5</text:p>
          </table:table-cell>
          <table:table-cell table:formula="of:=SUMIFS([$'Sprint 5 Log'.$E:.$E];[$'Sprint 5 Log'.$B:.$B];[.$A88];[$'Sprint 5 Log'.$F:.$F];[.H$1])" office:value-type="float" office:value="0.58" calcext:value-type="float">
            <text:p>0.58</text:p>
          </table:table-cell>
          <table:table-cell table:formula="of:=SUM([.C88:.H88])" office:value-type="float" office:value="3.08" calcext:value-type="float">
            <text:p>3.08</text:p>
          </table:table-cell>
          <table:table-cell table:formula="of:=[.B88]-[.I88]" office:value-type="float" office:value="-1.08" calcext:value-type="float">
            <text:p>-1.08</text:p>
          </table:table-cell>
        </table:table-row>
        <table:table-row table:style-name="ro3">
          <table:table-cell office:value-type="string" calcext:value-type="string">
            <text:p>TD-236 -- iOS - Customization #2-1 -- Display Unread Message Count</text:p>
          </table:table-cell>
          <table:table-cell office:value-type="float" office:value="2" calcext:value-type="float">
            <text:p>2</text:p>
          </table:table-cell>
          <table:table-cell table:formula="of:=SUMIFS([$'Sprint 5 Log'.$E:.$E];[$'Sprint 5 Log'.$B:.$B];[.$A89];[$'Sprint 5 Log'.$F:.$F];[.C$1])" office:value-type="float" office:value="0" calcext:value-type="float">
            <text:p>0</text:p>
          </table:table-cell>
          <table:table-cell table:formula="of:=SUMIFS([$'Sprint 5 Log'.$E:.$E];[$'Sprint 5 Log'.$B:.$B];[.$A89];[$'Sprint 5 Log'.$F:.$F];[.D$1])" office:value-type="float" office:value="0" calcext:value-type="float">
            <text:p>0</text:p>
          </table:table-cell>
          <table:table-cell table:formula="of:=SUMIFS([$'Sprint 5 Log'.$E:.$E];[$'Sprint 5 Log'.$B:.$B];[.$A89];[$'Sprint 5 Log'.$F:.$F];[.E$1])" office:value-type="float" office:value="0" calcext:value-type="float">
            <text:p>0</text:p>
          </table:table-cell>
          <table:table-cell table:formula="of:=SUMIFS([$'Sprint 5 Log'.$E:.$E];[$'Sprint 5 Log'.$B:.$B];[.$A89];[$'Sprint 5 Log'.$F:.$F];[.F$1])" office:value-type="float" office:value="1.83" calcext:value-type="float">
            <text:p>1.83</text:p>
          </table:table-cell>
          <table:table-cell table:formula="of:=SUMIFS([$'Sprint 5 Log'.$E:.$E];[$'Sprint 5 Log'.$B:.$B];[.$A89];[$'Sprint 5 Log'.$F:.$F];[.G$1])" office:value-type="float" office:value="0" calcext:value-type="float">
            <text:p>0</text:p>
          </table:table-cell>
          <table:table-cell table:formula="of:=SUMIFS([$'Sprint 5 Log'.$E:.$E];[$'Sprint 5 Log'.$B:.$B];[.$A89];[$'Sprint 5 Log'.$F:.$F];[.H$1])" office:value-type="float" office:value="0.33" calcext:value-type="float">
            <text:p>0.33</text:p>
          </table:table-cell>
          <table:table-cell table:formula="of:=SUM([.C89:.H89])" office:value-type="float" office:value="2.16" calcext:value-type="float">
            <text:p>2.16</text:p>
          </table:table-cell>
          <table:table-cell table:formula="of:=[.B89]-[.I89]" office:value-type="float" office:value="-0.16" calcext:value-type="float">
            <text:p>-0.16</text:p>
          </table:table-cell>
        </table:table-row>
        <table:table-row table:style-name="ro3">
          <table:table-cell office:value-type="string" calcext:value-type="string">
            <text:p>TD-271 -- Display the same consistent message on iOS as shown on Android.</text:p>
          </table:table-cell>
          <table:table-cell office:value-type="float" office:value="0" calcext:value-type="float">
            <text:p>0</text:p>
          </table:table-cell>
          <table:table-cell table:formula="of:=SUMIFS([$'Sprint 5 Log'.$E:.$E];[$'Sprint 5 Log'.$B:.$B];[.$A90];[$'Sprint 5 Log'.$F:.$F];[.C$1])" office:value-type="float" office:value="0" calcext:value-type="float">
            <text:p>0</text:p>
          </table:table-cell>
          <table:table-cell table:formula="of:=SUMIFS([$'Sprint 5 Log'.$E:.$E];[$'Sprint 5 Log'.$B:.$B];[.$A90];[$'Sprint 5 Log'.$F:.$F];[.D$1])" office:value-type="float" office:value="0" calcext:value-type="float">
            <text:p>0</text:p>
          </table:table-cell>
          <table:table-cell table:formula="of:=SUMIFS([$'Sprint 5 Log'.$E:.$E];[$'Sprint 5 Log'.$B:.$B];[.$A90];[$'Sprint 5 Log'.$F:.$F];[.E$1])" office:value-type="float" office:value="0" calcext:value-type="float">
            <text:p>0</text:p>
          </table:table-cell>
          <table:table-cell table:formula="of:=SUMIFS([$'Sprint 5 Log'.$E:.$E];[$'Sprint 5 Log'.$B:.$B];[.$A90];[$'Sprint 5 Log'.$F:.$F];[.F$1])" office:value-type="float" office:value="0.25" calcext:value-type="float">
            <text:p>0.25</text:p>
          </table:table-cell>
          <table:table-cell table:formula="of:=SUMIFS([$'Sprint 5 Log'.$E:.$E];[$'Sprint 5 Log'.$B:.$B];[.$A90];[$'Sprint 5 Log'.$F:.$F];[.G$1])" office:value-type="float" office:value="0" calcext:value-type="float">
            <text:p>0</text:p>
          </table:table-cell>
          <table:table-cell table:formula="of:=SUMIFS([$'Sprint 5 Log'.$E:.$E];[$'Sprint 5 Log'.$B:.$B];[.$A90];[$'Sprint 5 Log'.$F:.$F];[.H$1])" office:value-type="float" office:value="0.17" calcext:value-type="float">
            <text:p>0.17</text:p>
          </table:table-cell>
          <table:table-cell table:formula="of:=SUM([.C90:.H90])" office:value-type="float" office:value="0.42" calcext:value-type="float">
            <text:p>0.42</text:p>
          </table:table-cell>
          <table:table-cell table:formula="of:=[.B90]-[.I90]" office:value-type="float" office:value="-0.42" calcext:value-type="float">
            <text:p>-0.42</text:p>
          </table:table-cell>
        </table:table-row>
        <table:table-row table:style-name="ro3">
          <table:table-cell office:value-type="string" calcext:value-type="string">
            <text:p>TD-244 -- AND - Step #4-2 -- Log Out User from CometChat When Logging Out of the App</text:p>
          </table:table-cell>
          <table:table-cell office:value-type="float" office:value="2" calcext:value-type="float">
            <text:p>2</text:p>
          </table:table-cell>
          <table:table-cell table:formula="of:=SUMIFS([$'Sprint 5 Log'.$E:.$E];[$'Sprint 5 Log'.$B:.$B];[.$A91];[$'Sprint 5 Log'.$F:.$F];[.C$1])" office:value-type="float" office:value="0" calcext:value-type="float">
            <text:p>0</text:p>
          </table:table-cell>
          <table:table-cell table:formula="of:=SUMIFS([$'Sprint 5 Log'.$E:.$E];[$'Sprint 5 Log'.$B:.$B];[.$A91];[$'Sprint 5 Log'.$F:.$F];[.D$1])" office:value-type="float" office:value="0" calcext:value-type="float">
            <text:p>0</text:p>
          </table:table-cell>
          <table:table-cell table:formula="of:=SUMIFS([$'Sprint 5 Log'.$E:.$E];[$'Sprint 5 Log'.$B:.$B];[.$A91];[$'Sprint 5 Log'.$F:.$F];[.E$1])" office:value-type="float" office:value="0" calcext:value-type="float">
            <text:p>0</text:p>
          </table:table-cell>
          <table:table-cell table:formula="of:=SUMIFS([$'Sprint 5 Log'.$E:.$E];[$'Sprint 5 Log'.$B:.$B];[.$A91];[$'Sprint 5 Log'.$F:.$F];[.F$1])" office:value-type="float" office:value="0" calcext:value-type="float">
            <text:p>0</text:p>
          </table:table-cell>
          <table:table-cell table:formula="of:=SUMIFS([$'Sprint 5 Log'.$E:.$E];[$'Sprint 5 Log'.$B:.$B];[.$A91];[$'Sprint 5 Log'.$F:.$F];[.G$1])" office:value-type="float" office:value="1.8" calcext:value-type="float">
            <text:p>1.8</text:p>
          </table:table-cell>
          <table:table-cell table:formula="of:=SUMIFS([$'Sprint 5 Log'.$E:.$E];[$'Sprint 5 Log'.$B:.$B];[.$A91];[$'Sprint 5 Log'.$F:.$F];[.H$1])" office:value-type="float" office:value="0.5" calcext:value-type="float">
            <text:p>0.5</text:p>
          </table:table-cell>
          <table:table-cell table:formula="of:=SUM([.C91:.H91])" office:value-type="float" office:value="2.3" calcext:value-type="float">
            <text:p>2.3</text:p>
          </table:table-cell>
          <table:table-cell table:formula="of:=[.B91]-[.I91]" office:value-type="float" office:value="-0.3" calcext:value-type="float">
            <text:p>-0.3</text:p>
          </table:table-cell>
        </table:table-row>
        <table:table-row table:style-name="ro4">
          <table:table-cell office:value-type="string" calcext:value-type="string">
            <text:p>TD-222 -- iOS - Step #4-2 -- Log Out from CometChat When User Logs Out from the iOS App</text:p>
          </table:table-cell>
          <table:table-cell office:value-type="float" office:value="2" calcext:value-type="float">
            <text:p>2</text:p>
          </table:table-cell>
          <table:table-cell table:formula="of:=SUMIFS([$'Sprint 5 Log'.$E:.$E];[$'Sprint 5 Log'.$B:.$B];[.$A92];[$'Sprint 5 Log'.$F:.$F];[.C$1])" office:value-type="float" office:value="0" calcext:value-type="float">
            <text:p>0</text:p>
          </table:table-cell>
          <table:table-cell table:formula="of:=SUMIFS([$'Sprint 5 Log'.$E:.$E];[$'Sprint 5 Log'.$B:.$B];[.$A92];[$'Sprint 5 Log'.$F:.$F];[.D$1])" office:value-type="float" office:value="0" calcext:value-type="float">
            <text:p>0</text:p>
          </table:table-cell>
          <table:table-cell table:formula="of:=SUMIFS([$'Sprint 5 Log'.$E:.$E];[$'Sprint 5 Log'.$B:.$B];[.$A92];[$'Sprint 5 Log'.$F:.$F];[.E$1])" office:value-type="float" office:value="0" calcext:value-type="float">
            <text:p>0</text:p>
          </table:table-cell>
          <table:table-cell table:formula="of:=SUMIFS([$'Sprint 5 Log'.$E:.$E];[$'Sprint 5 Log'.$B:.$B];[.$A92];[$'Sprint 5 Log'.$F:.$F];[.F$1])" office:value-type="float" office:value="1.83" calcext:value-type="float">
            <text:p>1.83</text:p>
          </table:table-cell>
          <table:table-cell table:formula="of:=SUMIFS([$'Sprint 5 Log'.$E:.$E];[$'Sprint 5 Log'.$B:.$B];[.$A92];[$'Sprint 5 Log'.$F:.$F];[.G$1])" office:value-type="float" office:value="0" calcext:value-type="float">
            <text:p>0</text:p>
          </table:table-cell>
          <table:table-cell table:formula="of:=SUMIFS([$'Sprint 5 Log'.$E:.$E];[$'Sprint 5 Log'.$B:.$B];[.$A92];[$'Sprint 5 Log'.$F:.$F];[.H$1])" office:value-type="float" office:value="0.5" calcext:value-type="float">
            <text:p>0.5</text:p>
          </table:table-cell>
          <table:table-cell table:formula="of:=SUM([.C92:.H92])" office:value-type="float" office:value="2.33" calcext:value-type="float">
            <text:p>2.33</text:p>
          </table:table-cell>
          <table:table-cell table:formula="of:=[.B92]-[.I92]" office:value-type="float" office:value="-0.33" calcext:value-type="float">
            <text:p>-0.33</text:p>
          </table:table-cell>
        </table:table-row>
        <table:table-row table:style-name="ro4">
          <table:table-cell office:value-type="string" calcext:value-type="string">
            <text:p>TD-243 -- AND - Step #4-1 -- Log in to CometChat after User Authentication in the Android App</text:p>
          </table:table-cell>
          <table:table-cell office:value-type="float" office:value="2" calcext:value-type="float">
            <text:p>2</text:p>
          </table:table-cell>
          <table:table-cell table:formula="of:=SUMIFS([$'Sprint 5 Log'.$E:.$E];[$'Sprint 5 Log'.$B:.$B];[.$A93];[$'Sprint 5 Log'.$F:.$F];[.C$1])" office:value-type="float" office:value="0" calcext:value-type="float">
            <text:p>0</text:p>
          </table:table-cell>
          <table:table-cell table:formula="of:=SUMIFS([$'Sprint 5 Log'.$E:.$E];[$'Sprint 5 Log'.$B:.$B];[.$A93];[$'Sprint 5 Log'.$F:.$F];[.D$1])" office:value-type="float" office:value="0" calcext:value-type="float">
            <text:p>0</text:p>
          </table:table-cell>
          <table:table-cell table:formula="of:=SUMIFS([$'Sprint 5 Log'.$E:.$E];[$'Sprint 5 Log'.$B:.$B];[.$A93];[$'Sprint 5 Log'.$F:.$F];[.E$1])" office:value-type="float" office:value="0" calcext:value-type="float">
            <text:p>0</text:p>
          </table:table-cell>
          <table:table-cell table:formula="of:=SUMIFS([$'Sprint 5 Log'.$E:.$E];[$'Sprint 5 Log'.$B:.$B];[.$A93];[$'Sprint 5 Log'.$F:.$F];[.F$1])" office:value-type="float" office:value="0" calcext:value-type="float">
            <text:p>0</text:p>
          </table:table-cell>
          <table:table-cell table:formula="of:=SUMIFS([$'Sprint 5 Log'.$E:.$E];[$'Sprint 5 Log'.$B:.$B];[.$A93];[$'Sprint 5 Log'.$F:.$F];[.G$1])" office:value-type="float" office:value="1.9" calcext:value-type="float">
            <text:p>1.9</text:p>
          </table:table-cell>
          <table:table-cell table:formula="of:=SUMIFS([$'Sprint 5 Log'.$E:.$E];[$'Sprint 5 Log'.$B:.$B];[.$A93];[$'Sprint 5 Log'.$F:.$F];[.H$1])" office:value-type="float" office:value="0.25" calcext:value-type="float">
            <text:p>0.25</text:p>
          </table:table-cell>
          <table:table-cell table:formula="of:=SUM([.C93:.H93])" office:value-type="float" office:value="2.15" calcext:value-type="float">
            <text:p>2.15</text:p>
          </table:table-cell>
          <table:table-cell table:formula="of:=[.B93]-[.I93]" office:value-type="float" office:value="-0.15" calcext:value-type="float">
            <text:p>-0.15</text:p>
          </table:table-cell>
        </table:table-row>
        <table:table-row table:style-name="ro4">
          <table:table-cell office:value-type="string" calcext:value-type="string">
            <text:p>TD-221 -- iOS - Step #4-1 -- Implement CometChat Login after User Authentication in iOS App</text:p>
          </table:table-cell>
          <table:table-cell office:value-type="float" office:value="2" calcext:value-type="float">
            <text:p>2</text:p>
          </table:table-cell>
          <table:table-cell table:formula="of:=SUMIFS([$'Sprint 5 Log'.$E:.$E];[$'Sprint 5 Log'.$B:.$B];[.$A94];[$'Sprint 5 Log'.$F:.$F];[.C$1])" office:value-type="float" office:value="0" calcext:value-type="float">
            <text:p>0</text:p>
          </table:table-cell>
          <table:table-cell table:formula="of:=SUMIFS([$'Sprint 5 Log'.$E:.$E];[$'Sprint 5 Log'.$B:.$B];[.$A94];[$'Sprint 5 Log'.$F:.$F];[.D$1])" office:value-type="float" office:value="0" calcext:value-type="float">
            <text:p>0</text:p>
          </table:table-cell>
          <table:table-cell table:formula="of:=SUMIFS([$'Sprint 5 Log'.$E:.$E];[$'Sprint 5 Log'.$B:.$B];[.$A94];[$'Sprint 5 Log'.$F:.$F];[.E$1])" office:value-type="float" office:value="0" calcext:value-type="float">
            <text:p>0</text:p>
          </table:table-cell>
          <table:table-cell table:formula="of:=SUMIFS([$'Sprint 5 Log'.$E:.$E];[$'Sprint 5 Log'.$B:.$B];[.$A94];[$'Sprint 5 Log'.$F:.$F];[.F$1])" office:value-type="float" office:value="1.83" calcext:value-type="float">
            <text:p>1.83</text:p>
          </table:table-cell>
          <table:table-cell table:formula="of:=SUMIFS([$'Sprint 5 Log'.$E:.$E];[$'Sprint 5 Log'.$B:.$B];[.$A94];[$'Sprint 5 Log'.$F:.$F];[.G$1])" office:value-type="float" office:value="0" calcext:value-type="float">
            <text:p>0</text:p>
          </table:table-cell>
          <table:table-cell table:formula="of:=SUMIFS([$'Sprint 5 Log'.$E:.$E];[$'Sprint 5 Log'.$B:.$B];[.$A94];[$'Sprint 5 Log'.$F:.$F];[.H$1])" office:value-type="float" office:value="0.25" calcext:value-type="float">
            <text:p>0.25</text:p>
          </table:table-cell>
          <table:table-cell table:formula="of:=SUM([.C94:.H94])" office:value-type="float" office:value="2.08" calcext:value-type="float">
            <text:p>2.08</text:p>
          </table:table-cell>
          <table:table-cell table:formula="of:=[.B94]-[.I94]" office:value-type="float" office:value="-0.0800000000000001" calcext:value-type="float">
            <text:p>-0.0800000000000001</text:p>
          </table:table-cell>
        </table:table-row>
        <table:table-row table:style-name="ro3">
          <table:table-cell office:value-type="string" calcext:value-type="string">
            <text:p>TD-250 -- AND - Step #5-4 -- Implement Typing Indicators</text:p>
          </table:table-cell>
          <table:table-cell office:value-type="float" office:value="2" calcext:value-type="float">
            <text:p>2</text:p>
          </table:table-cell>
          <table:table-cell table:formula="of:=SUMIFS([$'Sprint 5 Log'.$E:.$E];[$'Sprint 5 Log'.$B:.$B];[.$A95];[$'Sprint 5 Log'.$F:.$F];[.C$1])" office:value-type="float" office:value="0" calcext:value-type="float">
            <text:p>0</text:p>
          </table:table-cell>
          <table:table-cell table:formula="of:=SUMIFS([$'Sprint 5 Log'.$E:.$E];[$'Sprint 5 Log'.$B:.$B];[.$A95];[$'Sprint 5 Log'.$F:.$F];[.D$1])" office:value-type="float" office:value="0" calcext:value-type="float">
            <text:p>0</text:p>
          </table:table-cell>
          <table:table-cell table:formula="of:=SUMIFS([$'Sprint 5 Log'.$E:.$E];[$'Sprint 5 Log'.$B:.$B];[.$A95];[$'Sprint 5 Log'.$F:.$F];[.E$1])" office:value-type="float" office:value="0" calcext:value-type="float">
            <text:p>0</text:p>
          </table:table-cell>
          <table:table-cell table:formula="of:=SUMIFS([$'Sprint 5 Log'.$E:.$E];[$'Sprint 5 Log'.$B:.$B];[.$A95];[$'Sprint 5 Log'.$F:.$F];[.F$1])" office:value-type="float" office:value="0" calcext:value-type="float">
            <text:p>0</text:p>
          </table:table-cell>
          <table:table-cell table:formula="of:=SUMIFS([$'Sprint 5 Log'.$E:.$E];[$'Sprint 5 Log'.$B:.$B];[.$A95];[$'Sprint 5 Log'.$F:.$F];[.G$1])" office:value-type="float" office:value="2" calcext:value-type="float">
            <text:p>2</text:p>
          </table:table-cell>
          <table:table-cell table:formula="of:=SUMIFS([$'Sprint 5 Log'.$E:.$E];[$'Sprint 5 Log'.$B:.$B];[.$A95];[$'Sprint 5 Log'.$F:.$F];[.H$1])" office:value-type="float" office:value="1" calcext:value-type="float">
            <text:p>1</text:p>
          </table:table-cell>
          <table:table-cell table:formula="of:=SUM([.C95:.H95])" office:value-type="float" office:value="3" calcext:value-type="float">
            <text:p>3</text:p>
          </table:table-cell>
          <table:table-cell table:formula="of:=[.B95]-[.I95]" office:value-type="float" office:value="-1" calcext:value-type="float">
            <text:p>-1</text:p>
          </table:table-cell>
        </table:table-row>
        <table:table-row table:style-name="ro3">
          <table:table-cell office:value-type="string" calcext:value-type="string">
            <text:p>TD-228 -- iOS - Step #5-4 -- Implement Typing Indicators</text:p>
          </table:table-cell>
          <table:table-cell office:value-type="float" office:value="2" calcext:value-type="float">
            <text:p>2</text:p>
          </table:table-cell>
          <table:table-cell table:formula="of:=SUMIFS([$'Sprint 5 Log'.$E:.$E];[$'Sprint 5 Log'.$B:.$B];[.$A96];[$'Sprint 5 Log'.$F:.$F];[.C$1])" office:value-type="float" office:value="0" calcext:value-type="float">
            <text:p>0</text:p>
          </table:table-cell>
          <table:table-cell table:formula="of:=SUMIFS([$'Sprint 5 Log'.$E:.$E];[$'Sprint 5 Log'.$B:.$B];[.$A96];[$'Sprint 5 Log'.$F:.$F];[.D$1])" office:value-type="float" office:value="0" calcext:value-type="float">
            <text:p>0</text:p>
          </table:table-cell>
          <table:table-cell table:formula="of:=SUMIFS([$'Sprint 5 Log'.$E:.$E];[$'Sprint 5 Log'.$B:.$B];[.$A96];[$'Sprint 5 Log'.$F:.$F];[.E$1])" office:value-type="float" office:value="0" calcext:value-type="float">
            <text:p>0</text:p>
          </table:table-cell>
          <table:table-cell table:formula="of:=SUMIFS([$'Sprint 5 Log'.$E:.$E];[$'Sprint 5 Log'.$B:.$B];[.$A96];[$'Sprint 5 Log'.$F:.$F];[.F$1])" office:value-type="float" office:value="2" calcext:value-type="float">
            <text:p>2</text:p>
          </table:table-cell>
          <table:table-cell table:formula="of:=SUMIFS([$'Sprint 5 Log'.$E:.$E];[$'Sprint 5 Log'.$B:.$B];[.$A96];[$'Sprint 5 Log'.$F:.$F];[.G$1])" office:value-type="float" office:value="0" calcext:value-type="float">
            <text:p>0</text:p>
          </table:table-cell>
          <table:table-cell table:formula="of:=SUMIFS([$'Sprint 5 Log'.$E:.$E];[$'Sprint 5 Log'.$B:.$B];[.$A96];[$'Sprint 5 Log'.$F:.$F];[.H$1])" office:value-type="float" office:value="1" calcext:value-type="float">
            <text:p>1</text:p>
          </table:table-cell>
          <table:table-cell table:formula="of:=SUM([.C96:.H96])" office:value-type="float" office:value="3" calcext:value-type="float">
            <text:p>3</text:p>
          </table:table-cell>
          <table:table-cell table:formula="of:=[.B96]-[.I96]" office:value-type="float" office:value="-1" calcext:value-type="float">
            <text:p>-1</text:p>
          </table:table-cell>
        </table:table-row>
        <table:table-row table:style-name="ro3">
          <table:table-cell office:value-type="string" calcext:value-type="string">
            <text:p>TD-249 -- AND - Step #5-3 -- Implement Read Receipt Feature</text:p>
          </table:table-cell>
          <table:table-cell office:value-type="float" office:value="2.5" calcext:value-type="float">
            <text:p>2.5</text:p>
          </table:table-cell>
          <table:table-cell table:formula="of:=SUMIFS([$'Sprint 5 Log'.$E:.$E];[$'Sprint 5 Log'.$B:.$B];[.$A97];[$'Sprint 5 Log'.$F:.$F];[.C$1])" office:value-type="float" office:value="0" calcext:value-type="float">
            <text:p>0</text:p>
          </table:table-cell>
          <table:table-cell table:formula="of:=SUMIFS([$'Sprint 5 Log'.$E:.$E];[$'Sprint 5 Log'.$B:.$B];[.$A97];[$'Sprint 5 Log'.$F:.$F];[.D$1])" office:value-type="float" office:value="0" calcext:value-type="float">
            <text:p>0</text:p>
          </table:table-cell>
          <table:table-cell table:formula="of:=SUMIFS([$'Sprint 5 Log'.$E:.$E];[$'Sprint 5 Log'.$B:.$B];[.$A97];[$'Sprint 5 Log'.$F:.$F];[.E$1])" office:value-type="float" office:value="0" calcext:value-type="float">
            <text:p>0</text:p>
          </table:table-cell>
          <table:table-cell table:formula="of:=SUMIFS([$'Sprint 5 Log'.$E:.$E];[$'Sprint 5 Log'.$B:.$B];[.$A97];[$'Sprint 5 Log'.$F:.$F];[.F$1])" office:value-type="float" office:value="0" calcext:value-type="float">
            <text:p>0</text:p>
          </table:table-cell>
          <table:table-cell table:formula="of:=SUMIFS([$'Sprint 5 Log'.$E:.$E];[$'Sprint 5 Log'.$B:.$B];[.$A97];[$'Sprint 5 Log'.$F:.$F];[.G$1])" office:value-type="float" office:value="2.35" calcext:value-type="float">
            <text:p>2.35</text:p>
          </table:table-cell>
          <table:table-cell table:formula="of:=SUMIFS([$'Sprint 5 Log'.$E:.$E];[$'Sprint 5 Log'.$B:.$B];[.$A97];[$'Sprint 5 Log'.$F:.$F];[.H$1])" office:value-type="float" office:value="1.5" calcext:value-type="float">
            <text:p>1.5</text:p>
          </table:table-cell>
          <table:table-cell table:formula="of:=SUM([.C97:.H97])" office:value-type="float" office:value="3.85" calcext:value-type="float">
            <text:p>3.85</text:p>
          </table:table-cell>
          <table:table-cell table:formula="of:=[.B97]-[.I97]" office:value-type="float" office:value="-1.35" calcext:value-type="float">
            <text:p>-1.35</text:p>
          </table:table-cell>
        </table:table-row>
        <table:table-row table:style-name="ro3">
          <table:table-cell office:value-type="string" calcext:value-type="string">
            <text:p>TD-227 -- iOS - Step #5-3 -- Implement Read Receipt Feature</text:p>
          </table:table-cell>
          <table:table-cell office:value-type="float" office:value="2.5" calcext:value-type="float">
            <text:p>2.5</text:p>
          </table:table-cell>
          <table:table-cell table:formula="of:=SUMIFS([$'Sprint 5 Log'.$E:.$E];[$'Sprint 5 Log'.$B:.$B];[.$A98];[$'Sprint 5 Log'.$F:.$F];[.C$1])" office:value-type="float" office:value="0" calcext:value-type="float">
            <text:p>0</text:p>
          </table:table-cell>
          <table:table-cell table:formula="of:=SUMIFS([$'Sprint 5 Log'.$E:.$E];[$'Sprint 5 Log'.$B:.$B];[.$A98];[$'Sprint 5 Log'.$F:.$F];[.D$1])" office:value-type="float" office:value="0" calcext:value-type="float">
            <text:p>0</text:p>
          </table:table-cell>
          <table:table-cell table:formula="of:=SUMIFS([$'Sprint 5 Log'.$E:.$E];[$'Sprint 5 Log'.$B:.$B];[.$A98];[$'Sprint 5 Log'.$F:.$F];[.E$1])" office:value-type="float" office:value="0" calcext:value-type="float">
            <text:p>0</text:p>
          </table:table-cell>
          <table:table-cell table:formula="of:=SUMIFS([$'Sprint 5 Log'.$E:.$E];[$'Sprint 5 Log'.$B:.$B];[.$A98];[$'Sprint 5 Log'.$F:.$F];[.F$1])" office:value-type="float" office:value="2.5" calcext:value-type="float">
            <text:p>2.5</text:p>
          </table:table-cell>
          <table:table-cell table:formula="of:=SUMIFS([$'Sprint 5 Log'.$E:.$E];[$'Sprint 5 Log'.$B:.$B];[.$A98];[$'Sprint 5 Log'.$F:.$F];[.G$1])" office:value-type="float" office:value="0" calcext:value-type="float">
            <text:p>0</text:p>
          </table:table-cell>
          <table:table-cell table:formula="of:=SUMIFS([$'Sprint 5 Log'.$E:.$E];[$'Sprint 5 Log'.$B:.$B];[.$A98];[$'Sprint 5 Log'.$F:.$F];[.H$1])" office:value-type="float" office:value="1.67" calcext:value-type="float">
            <text:p>1.67</text:p>
          </table:table-cell>
          <table:table-cell table:formula="of:=SUM([.C98:.H98])" office:value-type="float" office:value="4.17" calcext:value-type="float">
            <text:p>4.17</text:p>
          </table:table-cell>
          <table:table-cell table:formula="of:=[.B98]-[.I98]" office:value-type="float" office:value="-1.67" calcext:value-type="float">
            <text:p>-1.67</text:p>
          </table:table-cell>
        </table:table-row>
        <table:table-row table:style-name="ro3">
          <table:table-cell office:value-type="string" calcext:value-type="string">
            <text:p>TD-247 -- AND - Step #5-1 -- Navigate to Chat Message Screen on Chat Icon Tap</text:p>
          </table:table-cell>
          <table:table-cell office:value-type="float" office:value="2.5" calcext:value-type="float">
            <text:p>2.5</text:p>
          </table:table-cell>
          <table:table-cell table:formula="of:=SUMIFS([$'Sprint 5 Log'.$E:.$E];[$'Sprint 5 Log'.$B:.$B];[.$A99];[$'Sprint 5 Log'.$F:.$F];[.C$1])" office:value-type="float" office:value="0" calcext:value-type="float">
            <text:p>0</text:p>
          </table:table-cell>
          <table:table-cell table:formula="of:=SUMIFS([$'Sprint 5 Log'.$E:.$E];[$'Sprint 5 Log'.$B:.$B];[.$A99];[$'Sprint 5 Log'.$F:.$F];[.D$1])" office:value-type="float" office:value="0" calcext:value-type="float">
            <text:p>0</text:p>
          </table:table-cell>
          <table:table-cell table:formula="of:=SUMIFS([$'Sprint 5 Log'.$E:.$E];[$'Sprint 5 Log'.$B:.$B];[.$A99];[$'Sprint 5 Log'.$F:.$F];[.E$1])" office:value-type="float" office:value="0" calcext:value-type="float">
            <text:p>0</text:p>
          </table:table-cell>
          <table:table-cell table:formula="of:=SUMIFS([$'Sprint 5 Log'.$E:.$E];[$'Sprint 5 Log'.$B:.$B];[.$A99];[$'Sprint 5 Log'.$F:.$F];[.F$1])" office:value-type="float" office:value="0" calcext:value-type="float">
            <text:p>0</text:p>
          </table:table-cell>
          <table:table-cell table:formula="of:=SUMIFS([$'Sprint 5 Log'.$E:.$E];[$'Sprint 5 Log'.$B:.$B];[.$A99];[$'Sprint 5 Log'.$F:.$F];[.G$1])" office:value-type="float" office:value="2.7" calcext:value-type="float">
            <text:p>2.7</text:p>
          </table:table-cell>
          <table:table-cell table:formula="of:=SUMIFS([$'Sprint 5 Log'.$E:.$E];[$'Sprint 5 Log'.$B:.$B];[.$A99];[$'Sprint 5 Log'.$F:.$F];[.H$1])" office:value-type="float" office:value="0.5" calcext:value-type="float">
            <text:p>0.5</text:p>
          </table:table-cell>
          <table:table-cell table:formula="of:=SUM([.C99:.H99])" office:value-type="float" office:value="3.2" calcext:value-type="float">
            <text:p>3.2</text:p>
          </table:table-cell>
          <table:table-cell table:formula="of:=[.B99]-[.I99]" office:value-type="float" office:value="-0.7" calcext:value-type="float">
            <text:p>-0.7</text:p>
          </table:table-cell>
        </table:table-row>
        <table:table-row table:style-name="ro3">
          <table:table-cell office:value-type="string" calcext:value-type="string">
            <text:p>TD-225 -- iOS - Step #5-1 -- Navigate to Chat Screen on Chat Icon Tap</text:p>
          </table:table-cell>
          <table:table-cell office:value-type="float" office:value="2.5" calcext:value-type="float">
            <text:p>2.5</text:p>
          </table:table-cell>
          <table:table-cell table:formula="of:=SUMIFS([$'Sprint 5 Log'.$E:.$E];[$'Sprint 5 Log'.$B:.$B];[.$A100];[$'Sprint 5 Log'.$F:.$F];[.C$1])" office:value-type="float" office:value="0" calcext:value-type="float">
            <text:p>0</text:p>
          </table:table-cell>
          <table:table-cell table:formula="of:=SUMIFS([$'Sprint 5 Log'.$E:.$E];[$'Sprint 5 Log'.$B:.$B];[.$A100];[$'Sprint 5 Log'.$F:.$F];[.D$1])" office:value-type="float" office:value="0" calcext:value-type="float">
            <text:p>0</text:p>
          </table:table-cell>
          <table:table-cell table:formula="of:=SUMIFS([$'Sprint 5 Log'.$E:.$E];[$'Sprint 5 Log'.$B:.$B];[.$A100];[$'Sprint 5 Log'.$F:.$F];[.E$1])" office:value-type="float" office:value="0" calcext:value-type="float">
            <text:p>0</text:p>
          </table:table-cell>
          <table:table-cell table:formula="of:=SUMIFS([$'Sprint 5 Log'.$E:.$E];[$'Sprint 5 Log'.$B:.$B];[.$A100];[$'Sprint 5 Log'.$F:.$F];[.F$1])" office:value-type="float" office:value="2.5" calcext:value-type="float">
            <text:p>2.5</text:p>
          </table:table-cell>
          <table:table-cell table:formula="of:=SUMIFS([$'Sprint 5 Log'.$E:.$E];[$'Sprint 5 Log'.$B:.$B];[.$A100];[$'Sprint 5 Log'.$F:.$F];[.G$1])" office:value-type="float" office:value="0" calcext:value-type="float">
            <text:p>0</text:p>
          </table:table-cell>
          <table:table-cell table:formula="of:=SUMIFS([$'Sprint 5 Log'.$E:.$E];[$'Sprint 5 Log'.$B:.$B];[.$A100];[$'Sprint 5 Log'.$F:.$F];[.H$1])" office:value-type="float" office:value="0.25" calcext:value-type="float">
            <text:p>0.25</text:p>
          </table:table-cell>
          <table:table-cell table:formula="of:=SUM([.C100:.H100])" office:value-type="float" office:value="2.75" calcext:value-type="float">
            <text:p>2.75</text:p>
          </table:table-cell>
          <table:table-cell table:formula="of:=[.B100]-[.I100]" office:value-type="float" office:value="-0.25" calcext:value-type="float">
            <text:p>-0.25</text:p>
          </table:table-cell>
        </table:table-row>
        <table:table-row table:style-name="ro3">
          <table:table-cell office:value-type="string" calcext:value-type="string">
            <text:p>TD-248 -- AND - Step #5-2 -- Allow Users to View Past Conversations</text:p>
          </table:table-cell>
          <table:table-cell office:value-type="float" office:value="5.33" calcext:value-type="float">
            <text:p>5.33</text:p>
          </table:table-cell>
          <table:table-cell table:formula="of:=SUMIFS([$'Sprint 5 Log'.$E:.$E];[$'Sprint 5 Log'.$B:.$B];[.$A101];[$'Sprint 5 Log'.$F:.$F];[.C$1])" office:value-type="float" office:value="0" calcext:value-type="float">
            <text:p>0</text:p>
          </table:table-cell>
          <table:table-cell table:formula="of:=SUMIFS([$'Sprint 5 Log'.$E:.$E];[$'Sprint 5 Log'.$B:.$B];[.$A101];[$'Sprint 5 Log'.$F:.$F];[.D$1])" office:value-type="float" office:value="0" calcext:value-type="float">
            <text:p>0</text:p>
          </table:table-cell>
          <table:table-cell table:formula="of:=SUMIFS([$'Sprint 5 Log'.$E:.$E];[$'Sprint 5 Log'.$B:.$B];[.$A101];[$'Sprint 5 Log'.$F:.$F];[.E$1])" office:value-type="float" office:value="0" calcext:value-type="float">
            <text:p>0</text:p>
          </table:table-cell>
          <table:table-cell table:formula="of:=SUMIFS([$'Sprint 5 Log'.$E:.$E];[$'Sprint 5 Log'.$B:.$B];[.$A101];[$'Sprint 5 Log'.$F:.$F];[.F$1])" office:value-type="float" office:value="0" calcext:value-type="float">
            <text:p>0</text:p>
          </table:table-cell>
          <table:table-cell table:formula="of:=SUMIFS([$'Sprint 5 Log'.$E:.$E];[$'Sprint 5 Log'.$B:.$B];[.$A101];[$'Sprint 5 Log'.$F:.$F];[.G$1])" office:value-type="float" office:value="5.5" calcext:value-type="float">
            <text:p>5.5</text:p>
          </table:table-cell>
          <table:table-cell table:formula="of:=SUMIFS([$'Sprint 5 Log'.$E:.$E];[$'Sprint 5 Log'.$B:.$B];[.$A101];[$'Sprint 5 Log'.$F:.$F];[.H$1])" office:value-type="float" office:value="0.42" calcext:value-type="float">
            <text:p>0.42</text:p>
          </table:table-cell>
          <table:table-cell table:formula="of:=SUM([.C101:.H101])" office:value-type="float" office:value="5.92" calcext:value-type="float">
            <text:p>5.92</text:p>
          </table:table-cell>
          <table:table-cell table:formula="of:=[.B101]-[.I101]" office:value-type="float" office:value="-0.59" calcext:value-type="float">
            <text:p>-0.59</text:p>
          </table:table-cell>
        </table:table-row>
        <table:table-row table:style-name="ro3">
          <table:table-cell office:value-type="string" calcext:value-type="string">
            <text:p>TD-226 -- iOS - Step #5-2 -- Allow Users to View Past Conversations</text:p>
          </table:table-cell>
          <table:table-cell office:value-type="float" office:value="5.33" calcext:value-type="float">
            <text:p>5.33</text:p>
          </table:table-cell>
          <table:table-cell table:formula="of:=SUMIFS([$'Sprint 5 Log'.$E:.$E];[$'Sprint 5 Log'.$B:.$B];[.$A102];[$'Sprint 5 Log'.$F:.$F];[.C$1])" office:value-type="float" office:value="0" calcext:value-type="float">
            <text:p>0</text:p>
          </table:table-cell>
          <table:table-cell table:formula="of:=SUMIFS([$'Sprint 5 Log'.$E:.$E];[$'Sprint 5 Log'.$B:.$B];[.$A102];[$'Sprint 5 Log'.$F:.$F];[.D$1])" office:value-type="float" office:value="0" calcext:value-type="float">
            <text:p>0</text:p>
          </table:table-cell>
          <table:table-cell table:formula="of:=SUMIFS([$'Sprint 5 Log'.$E:.$E];[$'Sprint 5 Log'.$B:.$B];[.$A102];[$'Sprint 5 Log'.$F:.$F];[.E$1])" office:value-type="float" office:value="0" calcext:value-type="float">
            <text:p>0</text:p>
          </table:table-cell>
          <table:table-cell table:formula="of:=SUMIFS([$'Sprint 5 Log'.$E:.$E];[$'Sprint 5 Log'.$B:.$B];[.$A102];[$'Sprint 5 Log'.$F:.$F];[.F$1])" office:value-type="float" office:value="5.5" calcext:value-type="float">
            <text:p>5.5</text:p>
          </table:table-cell>
          <table:table-cell table:formula="of:=SUMIFS([$'Sprint 5 Log'.$E:.$E];[$'Sprint 5 Log'.$B:.$B];[.$A102];[$'Sprint 5 Log'.$F:.$F];[.G$1])" office:value-type="float" office:value="0" calcext:value-type="float">
            <text:p>0</text:p>
          </table:table-cell>
          <table:table-cell table:formula="of:=SUMIFS([$'Sprint 5 Log'.$E:.$E];[$'Sprint 5 Log'.$B:.$B];[.$A102];[$'Sprint 5 Log'.$F:.$F];[.H$1])" office:value-type="float" office:value="0.25" calcext:value-type="float">
            <text:p>0.25</text:p>
          </table:table-cell>
          <table:table-cell table:formula="of:=SUM([.C102:.H102])" office:value-type="float" office:value="5.75" calcext:value-type="float">
            <text:p>5.75</text:p>
          </table:table-cell>
          <table:table-cell table:formula="of:=[.B102]-[.I102]" office:value-type="float" office:value="-0.42" calcext:value-type="float">
            <text:p>-0.42</text:p>
          </table:table-cell>
        </table:table-row>
        <table:table-row table:style-name="ro3">
          <table:table-cell office:value-type="string" calcext:value-type="string">
            <text:p>TD-181 -- BE - Step #9 -- Manage Flag for Disabling Chat</text:p>
          </table:table-cell>
          <table:table-cell office:value-type="float" office:value="3" calcext:value-type="float">
            <text:p>3</text:p>
          </table:table-cell>
          <table:table-cell table:formula="of:=SUMIFS([$'Sprint 5 Log'.$E:.$E];[$'Sprint 5 Log'.$B:.$B];[.$A103];[$'Sprint 5 Log'.$F:.$F];[.C$1])" office:value-type="float" office:value="0" calcext:value-type="float">
            <text:p>0</text:p>
          </table:table-cell>
          <table:table-cell table:formula="of:=SUMIFS([$'Sprint 5 Log'.$E:.$E];[$'Sprint 5 Log'.$B:.$B];[.$A103];[$'Sprint 5 Log'.$F:.$F];[.D$1])" office:value-type="float" office:value="3" calcext:value-type="float">
            <text:p>3</text:p>
          </table:table-cell>
          <table:table-cell table:formula="of:=SUMIFS([$'Sprint 5 Log'.$E:.$E];[$'Sprint 5 Log'.$B:.$B];[.$A103];[$'Sprint 5 Log'.$F:.$F];[.E$1])" office:value-type="float" office:value="0" calcext:value-type="float">
            <text:p>0</text:p>
          </table:table-cell>
          <table:table-cell table:formula="of:=SUMIFS([$'Sprint 5 Log'.$E:.$E];[$'Sprint 5 Log'.$B:.$B];[.$A103];[$'Sprint 5 Log'.$F:.$F];[.F$1])" office:value-type="float" office:value="0" calcext:value-type="float">
            <text:p>0</text:p>
          </table:table-cell>
          <table:table-cell table:formula="of:=SUMIFS([$'Sprint 5 Log'.$E:.$E];[$'Sprint 5 Log'.$B:.$B];[.$A103];[$'Sprint 5 Log'.$F:.$F];[.G$1])" office:value-type="float" office:value="0" calcext:value-type="float">
            <text:p>0</text:p>
          </table:table-cell>
          <table:table-cell table:formula="of:=SUMIFS([$'Sprint 5 Log'.$E:.$E];[$'Sprint 5 Log'.$B:.$B];[.$A103];[$'Sprint 5 Log'.$F:.$F];[.H$1])" office:value-type="float" office:value="0" calcext:value-type="float">
            <text:p>0</text:p>
          </table:table-cell>
          <table:table-cell table:formula="of:=SUM([.C103:.H103])" office:value-type="float" office:value="3" calcext:value-type="float">
            <text:p>3</text:p>
          </table:table-cell>
          <table:table-cell table:formula="of:=[.B103]-[.I103]" office:value-type="float" office:value="0" calcext:value-type="float">
            <text:p>0</text:p>
          </table:table-cell>
        </table:table-row>
        <table:table-row table:style-name="ro3">
          <table:table-cell office:value-type="string" calcext:value-type="string">
            <text:p>TD-180 -- BE - Step #8 -- Admin Added to Arena Group Chat</text:p>
          </table:table-cell>
          <table:table-cell office:value-type="float" office:value="4" calcext:value-type="float">
            <text:p>4</text:p>
          </table:table-cell>
          <table:table-cell table:formula="of:=SUMIFS([$'Sprint 5 Log'.$E:.$E];[$'Sprint 5 Log'.$B:.$B];[.$A104];[$'Sprint 5 Log'.$F:.$F];[.C$1])" office:value-type="float" office:value="0" calcext:value-type="float">
            <text:p>0</text:p>
          </table:table-cell>
          <table:table-cell table:formula="of:=SUMIFS([$'Sprint 5 Log'.$E:.$E];[$'Sprint 5 Log'.$B:.$B];[.$A104];[$'Sprint 5 Log'.$F:.$F];[.D$1])" office:value-type="float" office:value="4" calcext:value-type="float">
            <text:p>4</text:p>
          </table:table-cell>
          <table:table-cell table:formula="of:=SUMIFS([$'Sprint 5 Log'.$E:.$E];[$'Sprint 5 Log'.$B:.$B];[.$A104];[$'Sprint 5 Log'.$F:.$F];[.E$1])" office:value-type="float" office:value="0" calcext:value-type="float">
            <text:p>0</text:p>
          </table:table-cell>
          <table:table-cell table:formula="of:=SUMIFS([$'Sprint 5 Log'.$E:.$E];[$'Sprint 5 Log'.$B:.$B];[.$A104];[$'Sprint 5 Log'.$F:.$F];[.F$1])" office:value-type="float" office:value="0" calcext:value-type="float">
            <text:p>0</text:p>
          </table:table-cell>
          <table:table-cell table:formula="of:=SUMIFS([$'Sprint 5 Log'.$E:.$E];[$'Sprint 5 Log'.$B:.$B];[.$A104];[$'Sprint 5 Log'.$F:.$F];[.G$1])" office:value-type="float" office:value="0" calcext:value-type="float">
            <text:p>0</text:p>
          </table:table-cell>
          <table:table-cell table:formula="of:=SUMIFS([$'Sprint 5 Log'.$E:.$E];[$'Sprint 5 Log'.$B:.$B];[.$A104];[$'Sprint 5 Log'.$F:.$F];[.H$1])" office:value-type="float" office:value="0" calcext:value-type="float">
            <text:p>0</text:p>
          </table:table-cell>
          <table:table-cell table:formula="of:=SUM([.C104:.H104])" office:value-type="float" office:value="4" calcext:value-type="float">
            <text:p>4</text:p>
          </table:table-cell>
          <table:table-cell table:formula="of:=[.B104]-[.I104]" office:value-type="float" office:value="0" calcext:value-type="float">
            <text:p>0</text:p>
          </table:table-cell>
        </table:table-row>
        <table:table-row table:style-name="ro3">
          <table:table-cell office:value-type="string" calcext:value-type="string">
            <text:p>TD-178 -- BE - Step #6 -- Create Group or One-to-One Chat Between Players</text:p>
          </table:table-cell>
          <table:table-cell office:value-type="float" office:value="12" calcext:value-type="float">
            <text:p>12</text:p>
          </table:table-cell>
          <table:table-cell table:formula="of:=SUMIFS([$'Sprint 5 Log'.$E:.$E];[$'Sprint 5 Log'.$B:.$B];[.$A105];[$'Sprint 5 Log'.$F:.$F];[.C$1])" office:value-type="float" office:value="0" calcext:value-type="float">
            <text:p>0</text:p>
          </table:table-cell>
          <table:table-cell table:formula="of:=SUMIFS([$'Sprint 5 Log'.$E:.$E];[$'Sprint 5 Log'.$B:.$B];[.$A105];[$'Sprint 5 Log'.$F:.$F];[.D$1])" office:value-type="float" office:value="8.5" calcext:value-type="float">
            <text:p>8.5</text:p>
          </table:table-cell>
          <table:table-cell table:formula="of:=SUMIFS([$'Sprint 5 Log'.$E:.$E];[$'Sprint 5 Log'.$B:.$B];[.$A105];[$'Sprint 5 Log'.$F:.$F];[.E$1])" office:value-type="float" office:value="0" calcext:value-type="float">
            <text:p>0</text:p>
          </table:table-cell>
          <table:table-cell table:formula="of:=SUMIFS([$'Sprint 5 Log'.$E:.$E];[$'Sprint 5 Log'.$B:.$B];[.$A105];[$'Sprint 5 Log'.$F:.$F];[.F$1])" office:value-type="float" office:value="0" calcext:value-type="float">
            <text:p>0</text:p>
          </table:table-cell>
          <table:table-cell table:formula="of:=SUMIFS([$'Sprint 5 Log'.$E:.$E];[$'Sprint 5 Log'.$B:.$B];[.$A105];[$'Sprint 5 Log'.$F:.$F];[.G$1])" office:value-type="float" office:value="0" calcext:value-type="float">
            <text:p>0</text:p>
          </table:table-cell>
          <table:table-cell table:formula="of:=SUMIFS([$'Sprint 5 Log'.$E:.$E];[$'Sprint 5 Log'.$B:.$B];[.$A105];[$'Sprint 5 Log'.$F:.$F];[.H$1])" office:value-type="float" office:value="0" calcext:value-type="float">
            <text:p>0</text:p>
          </table:table-cell>
          <table:table-cell table:formula="of:=SUM([.C105:.H105])" office:value-type="float" office:value="8.5" calcext:value-type="float">
            <text:p>8.5</text:p>
          </table:table-cell>
          <table:table-cell table:formula="of:=[.B105]-[.I105]" office:value-type="float" office:value="3.5" calcext:value-type="float">
            <text:p>3.5</text:p>
          </table:table-cell>
        </table:table-row>
        <table:table-row table:style-name="ro3">
          <table:table-cell office:value-type="string" calcext:value-type="string">
            <text:p>TD-177 -- BE - Step #5 -- Register User in CometChat Upon Signup</text:p>
          </table:table-cell>
          <table:table-cell office:value-type="float" office:value="3" calcext:value-type="float">
            <text:p>3</text:p>
          </table:table-cell>
          <table:table-cell table:formula="of:=SUMIFS([$'Sprint 5 Log'.$E:.$E];[$'Sprint 5 Log'.$B:.$B];[.$A106];[$'Sprint 5 Log'.$F:.$F];[.C$1])" office:value-type="float" office:value="0" calcext:value-type="float">
            <text:p>0</text:p>
          </table:table-cell>
          <table:table-cell table:formula="of:=SUMIFS([$'Sprint 5 Log'.$E:.$E];[$'Sprint 5 Log'.$B:.$B];[.$A106];[$'Sprint 5 Log'.$F:.$F];[.D$1])" office:value-type="float" office:value="3" calcext:value-type="float">
            <text:p>3</text:p>
          </table:table-cell>
          <table:table-cell table:formula="of:=SUMIFS([$'Sprint 5 Log'.$E:.$E];[$'Sprint 5 Log'.$B:.$B];[.$A106];[$'Sprint 5 Log'.$F:.$F];[.E$1])" office:value-type="float" office:value="0" calcext:value-type="float">
            <text:p>0</text:p>
          </table:table-cell>
          <table:table-cell table:formula="of:=SUMIFS([$'Sprint 5 Log'.$E:.$E];[$'Sprint 5 Log'.$B:.$B];[.$A106];[$'Sprint 5 Log'.$F:.$F];[.F$1])" office:value-type="float" office:value="0" calcext:value-type="float">
            <text:p>0</text:p>
          </table:table-cell>
          <table:table-cell table:formula="of:=SUMIFS([$'Sprint 5 Log'.$E:.$E];[$'Sprint 5 Log'.$B:.$B];[.$A106];[$'Sprint 5 Log'.$F:.$F];[.G$1])" office:value-type="float" office:value="0" calcext:value-type="float">
            <text:p>0</text:p>
          </table:table-cell>
          <table:table-cell table:formula="of:=SUMIFS([$'Sprint 5 Log'.$E:.$E];[$'Sprint 5 Log'.$B:.$B];[.$A106];[$'Sprint 5 Log'.$F:.$F];[.H$1])" office:value-type="float" office:value="0" calcext:value-type="float">
            <text:p>0</text:p>
          </table:table-cell>
          <table:table-cell table:formula="of:=SUM([.C106:.H106])" office:value-type="float" office:value="3" calcext:value-type="float">
            <text:p>3</text:p>
          </table:table-cell>
          <table:table-cell table:formula="of:=[.B106]-[.I106]" office:value-type="float" office:value="0" calcext:value-type="float">
            <text:p>0</text:p>
          </table:table-cell>
        </table:table-row>
        <table:table-row table:style-name="ro22">
          <table:table-cell office:value-type="string" calcext:value-type="string">
            <text:p>TD-268 -- BE - Step #4A -- Sync All the old teams</text:p>
          </table:table-cell>
          <table:table-cell office:value-type="float" office:value="5" calcext:value-type="float">
            <text:p>5</text:p>
          </table:table-cell>
          <table:table-cell table:formula="of:=SUMIFS([$'Sprint 5 Log'.$E:.$E];[$'Sprint 5 Log'.$B:.$B];[.$A107];[$'Sprint 5 Log'.$F:.$F];[.C$1])" office:value-type="float" office:value="0" calcext:value-type="float">
            <text:p>0</text:p>
          </table:table-cell>
          <table:table-cell table:formula="of:=SUMIFS([$'Sprint 5 Log'.$E:.$E];[$'Sprint 5 Log'.$B:.$B];[.$A107];[$'Sprint 5 Log'.$F:.$F];[.D$1])" office:value-type="float" office:value="5" calcext:value-type="float">
            <text:p>5</text:p>
          </table:table-cell>
          <table:table-cell table:formula="of:=SUMIFS([$'Sprint 5 Log'.$E:.$E];[$'Sprint 5 Log'.$B:.$B];[.$A107];[$'Sprint 5 Log'.$F:.$F];[.E$1])" office:value-type="float" office:value="0" calcext:value-type="float">
            <text:p>0</text:p>
          </table:table-cell>
          <table:table-cell table:formula="of:=SUMIFS([$'Sprint 5 Log'.$E:.$E];[$'Sprint 5 Log'.$B:.$B];[.$A107];[$'Sprint 5 Log'.$F:.$F];[.F$1])" office:value-type="float" office:value="0" calcext:value-type="float">
            <text:p>0</text:p>
          </table:table-cell>
          <table:table-cell table:formula="of:=SUMIFS([$'Sprint 5 Log'.$E:.$E];[$'Sprint 5 Log'.$B:.$B];[.$A107];[$'Sprint 5 Log'.$F:.$F];[.G$1])" office:value-type="float" office:value="0" calcext:value-type="float">
            <text:p>0</text:p>
          </table:table-cell>
          <table:table-cell table:formula="of:=SUMIFS([$'Sprint 5 Log'.$E:.$E];[$'Sprint 5 Log'.$B:.$B];[.$A107];[$'Sprint 5 Log'.$F:.$F];[.H$1])" office:value-type="float" office:value="0" calcext:value-type="float">
            <text:p>0</text:p>
          </table:table-cell>
          <table:table-cell table:formula="of:=SUM([.C107:.H107])" office:value-type="float" office:value="5" calcext:value-type="float">
            <text:p>5</text:p>
          </table:table-cell>
          <table:table-cell table:formula="of:=[.B107]-[.I107]" office:value-type="float" office:value="0" calcext:value-type="float">
            <text:p>0</text:p>
          </table:table-cell>
        </table:table-row>
        <table:table-row table:style-name="ro3">
          <table:table-cell office:value-type="string" calcext:value-type="string">
            <text:p>TD-184 -- Web - Step #3-2 -- Initialize CometChat SDK</text:p>
          </table:table-cell>
          <table:table-cell office:value-type="float" office:value="2" calcext:value-type="float">
            <text:p>2</text:p>
          </table:table-cell>
          <table:table-cell table:formula="of:=SUMIFS([$'Sprint 5 Log'.$E:.$E];[$'Sprint 5 Log'.$B:.$B];[.$A108];[$'Sprint 5 Log'.$F:.$F];[.C$1])" office:value-type="float" office:value="0" calcext:value-type="float">
            <text:p>0</text:p>
          </table:table-cell>
          <table:table-cell table:formula="of:=SUMIFS([$'Sprint 5 Log'.$E:.$E];[$'Sprint 5 Log'.$B:.$B];[.$A108];[$'Sprint 5 Log'.$F:.$F];[.D$1])" office:value-type="float" office:value="0" calcext:value-type="float">
            <text:p>0</text:p>
          </table:table-cell>
          <table:table-cell table:formula="of:=SUMIFS([$'Sprint 5 Log'.$E:.$E];[$'Sprint 5 Log'.$B:.$B];[.$A108];[$'Sprint 5 Log'.$F:.$F];[.E$1])" office:value-type="float" office:value="2" calcext:value-type="float">
            <text:p>2</text:p>
          </table:table-cell>
          <table:table-cell table:formula="of:=SUMIFS([$'Sprint 5 Log'.$E:.$E];[$'Sprint 5 Log'.$B:.$B];[.$A108];[$'Sprint 5 Log'.$F:.$F];[.F$1])" office:value-type="float" office:value="0" calcext:value-type="float">
            <text:p>0</text:p>
          </table:table-cell>
          <table:table-cell table:formula="of:=SUMIFS([$'Sprint 5 Log'.$E:.$E];[$'Sprint 5 Log'.$B:.$B];[.$A108];[$'Sprint 5 Log'.$F:.$F];[.G$1])" office:value-type="float" office:value="0" calcext:value-type="float">
            <text:p>0</text:p>
          </table:table-cell>
          <table:table-cell table:formula="of:=SUMIFS([$'Sprint 5 Log'.$E:.$E];[$'Sprint 5 Log'.$B:.$B];[.$A108];[$'Sprint 5 Log'.$F:.$F];[.H$1])" office:value-type="float" office:value="0" calcext:value-type="float">
            <text:p>0</text:p>
          </table:table-cell>
          <table:table-cell table:formula="of:=SUM([.C108:.H108])" office:value-type="float" office:value="2" calcext:value-type="float">
            <text:p>2</text:p>
          </table:table-cell>
          <table:table-cell table:formula="of:=[.B108]-[.I108]" office:value-type="float" office:value="0" calcext:value-type="float">
            <text:p>0</text:p>
          </table:table-cell>
        </table:table-row>
        <table:table-row table:style-name="ro3">
          <table:table-cell office:value-type="string" calcext:value-type="string">
            <text:p>TD-183 -- Web - Step #3-1 -- Integrate CometChat SDK</text:p>
          </table:table-cell>
          <table:table-cell office:value-type="float" office:value="3" calcext:value-type="float">
            <text:p>3</text:p>
          </table:table-cell>
          <table:table-cell table:formula="of:=SUMIFS([$'Sprint 5 Log'.$E:.$E];[$'Sprint 5 Log'.$B:.$B];[.$A109];[$'Sprint 5 Log'.$F:.$F];[.C$1])" office:value-type="float" office:value="0" calcext:value-type="float">
            <text:p>0</text:p>
          </table:table-cell>
          <table:table-cell table:formula="of:=SUMIFS([$'Sprint 5 Log'.$E:.$E];[$'Sprint 5 Log'.$B:.$B];[.$A109];[$'Sprint 5 Log'.$F:.$F];[.D$1])" office:value-type="float" office:value="0" calcext:value-type="float">
            <text:p>0</text:p>
          </table:table-cell>
          <table:table-cell table:formula="of:=SUMIFS([$'Sprint 5 Log'.$E:.$E];[$'Sprint 5 Log'.$B:.$B];[.$A109];[$'Sprint 5 Log'.$F:.$F];[.E$1])" office:value-type="float" office:value="2" calcext:value-type="float">
            <text:p>2</text:p>
          </table:table-cell>
          <table:table-cell table:formula="of:=SUMIFS([$'Sprint 5 Log'.$E:.$E];[$'Sprint 5 Log'.$B:.$B];[.$A109];[$'Sprint 5 Log'.$F:.$F];[.F$1])" office:value-type="float" office:value="0" calcext:value-type="float">
            <text:p>0</text:p>
          </table:table-cell>
          <table:table-cell table:formula="of:=SUMIFS([$'Sprint 5 Log'.$E:.$E];[$'Sprint 5 Log'.$B:.$B];[.$A109];[$'Sprint 5 Log'.$F:.$F];[.G$1])" office:value-type="float" office:value="0" calcext:value-type="float">
            <text:p>0</text:p>
          </table:table-cell>
          <table:table-cell table:formula="of:=SUMIFS([$'Sprint 5 Log'.$E:.$E];[$'Sprint 5 Log'.$B:.$B];[.$A109];[$'Sprint 5 Log'.$F:.$F];[.H$1])" office:value-type="float" office:value="0" calcext:value-type="float">
            <text:p>0</text:p>
          </table:table-cell>
          <table:table-cell table:formula="of:=SUM([.C109:.H109])" office:value-type="float" office:value="2" calcext:value-type="float">
            <text:p>2</text:p>
          </table:table-cell>
          <table:table-cell table:formula="of:=[.B109]-[.I109]" office:value-type="float" office:value="1" calcext:value-type="float">
            <text:p>1</text:p>
          </table:table-cell>
        </table:table-row>
        <table:table-row table:style-name="ro22">
          <table:table-cell office:value-type="string" calcext:value-type="string">
            <text:p>TD-176 -- BE - Step #4 -- Sync All Old App Users</text:p>
          </table:table-cell>
          <table:table-cell office:value-type="float" office:value="7" calcext:value-type="float">
            <text:p>7</text:p>
          </table:table-cell>
          <table:table-cell table:formula="of:=SUMIFS([$'Sprint 5 Log'.$E:.$E];[$'Sprint 5 Log'.$B:.$B];[.$A110];[$'Sprint 5 Log'.$F:.$F];[.C$1])" office:value-type="float" office:value="0" calcext:value-type="float">
            <text:p>0</text:p>
          </table:table-cell>
          <table:table-cell table:formula="of:=SUMIFS([$'Sprint 5 Log'.$E:.$E];[$'Sprint 5 Log'.$B:.$B];[.$A110];[$'Sprint 5 Log'.$F:.$F];[.D$1])" office:value-type="float" office:value="5.5" calcext:value-type="float">
            <text:p>5.5</text:p>
          </table:table-cell>
          <table:table-cell table:formula="of:=SUMIFS([$'Sprint 5 Log'.$E:.$E];[$'Sprint 5 Log'.$B:.$B];[.$A110];[$'Sprint 5 Log'.$F:.$F];[.E$1])" office:value-type="float" office:value="0" calcext:value-type="float">
            <text:p>0</text:p>
          </table:table-cell>
          <table:table-cell table:formula="of:=SUMIFS([$'Sprint 5 Log'.$E:.$E];[$'Sprint 5 Log'.$B:.$B];[.$A110];[$'Sprint 5 Log'.$F:.$F];[.F$1])" office:value-type="float" office:value="0" calcext:value-type="float">
            <text:p>0</text:p>
          </table:table-cell>
          <table:table-cell table:formula="of:=SUMIFS([$'Sprint 5 Log'.$E:.$E];[$'Sprint 5 Log'.$B:.$B];[.$A110];[$'Sprint 5 Log'.$F:.$F];[.G$1])" office:value-type="float" office:value="0" calcext:value-type="float">
            <text:p>0</text:p>
          </table:table-cell>
          <table:table-cell table:formula="of:=SUMIFS([$'Sprint 5 Log'.$E:.$E];[$'Sprint 5 Log'.$B:.$B];[.$A110];[$'Sprint 5 Log'.$F:.$F];[.H$1])" office:value-type="float" office:value="0" calcext:value-type="float">
            <text:p>0</text:p>
          </table:table-cell>
          <table:table-cell table:formula="of:=SUM([.C110:.H110])" office:value-type="float" office:value="5.5" calcext:value-type="float">
            <text:p>5.5</text:p>
          </table:table-cell>
          <table:table-cell table:formula="of:=[.B110]-[.I110]" office:value-type="float" office:value="1.5" calcext:value-type="float">
            <text:p>1.5</text:p>
          </table:table-cell>
        </table:table-row>
        <table:table-row table:style-name="ro3">
          <table:table-cell office:value-type="string" calcext:value-type="string">
            <text:p>TD-175 -- BE - Step #3 -- Integrate CometChat SDK</text:p>
          </table:table-cell>
          <table:table-cell office:value-type="float" office:value="2" calcext:value-type="float">
            <text:p>2</text:p>
          </table:table-cell>
          <table:table-cell table:formula="of:=SUMIFS([$'Sprint 5 Log'.$E:.$E];[$'Sprint 5 Log'.$B:.$B];[.$A111];[$'Sprint 5 Log'.$F:.$F];[.C$1])" office:value-type="float" office:value="0" calcext:value-type="float">
            <text:p>0</text:p>
          </table:table-cell>
          <table:table-cell table:formula="of:=SUMIFS([$'Sprint 5 Log'.$E:.$E];[$'Sprint 5 Log'.$B:.$B];[.$A111];[$'Sprint 5 Log'.$F:.$F];[.D$1])" office:value-type="float" office:value="1.5" calcext:value-type="float">
            <text:p>1.5</text:p>
          </table:table-cell>
          <table:table-cell table:formula="of:=SUMIFS([$'Sprint 5 Log'.$E:.$E];[$'Sprint 5 Log'.$B:.$B];[.$A111];[$'Sprint 5 Log'.$F:.$F];[.E$1])" office:value-type="float" office:value="0" calcext:value-type="float">
            <text:p>0</text:p>
          </table:table-cell>
          <table:table-cell table:formula="of:=SUMIFS([$'Sprint 5 Log'.$E:.$E];[$'Sprint 5 Log'.$B:.$B];[.$A111];[$'Sprint 5 Log'.$F:.$F];[.F$1])" office:value-type="float" office:value="0" calcext:value-type="float">
            <text:p>0</text:p>
          </table:table-cell>
          <table:table-cell table:formula="of:=SUMIFS([$'Sprint 5 Log'.$E:.$E];[$'Sprint 5 Log'.$B:.$B];[.$A111];[$'Sprint 5 Log'.$F:.$F];[.G$1])" office:value-type="float" office:value="0" calcext:value-type="float">
            <text:p>0</text:p>
          </table:table-cell>
          <table:table-cell table:formula="of:=SUMIFS([$'Sprint 5 Log'.$E:.$E];[$'Sprint 5 Log'.$B:.$B];[.$A111];[$'Sprint 5 Log'.$F:.$F];[.H$1])" office:value-type="float" office:value="0" calcext:value-type="float">
            <text:p>0</text:p>
          </table:table-cell>
          <table:table-cell table:formula="of:=SUM([.C111:.H111])" office:value-type="float" office:value="1.5" calcext:value-type="float">
            <text:p>1.5</text:p>
          </table:table-cell>
          <table:table-cell table:formula="of:=[.B111]-[.I111]" office:value-type="float" office:value="0.5" calcext:value-type="float">
            <text:p>0.5</text:p>
          </table:table-cell>
        </table:table-row>
        <table:table-row table:style-name="ro3">
          <table:table-cell office:value-type="string" calcext:value-type="string">
            <text:p>TD-242 -- AND - Step #3-2 -- Initialize CometChat SDK</text:p>
          </table:table-cell>
          <table:table-cell office:value-type="float" office:value="2" calcext:value-type="float">
            <text:p>2</text:p>
          </table:table-cell>
          <table:table-cell table:formula="of:=SUMIFS([$'Sprint 5 Log'.$E:.$E];[$'Sprint 5 Log'.$B:.$B];[.$A112];[$'Sprint 5 Log'.$F:.$F];[.C$1])" office:value-type="float" office:value="0" calcext:value-type="float">
            <text:p>0</text:p>
          </table:table-cell>
          <table:table-cell table:formula="of:=SUMIFS([$'Sprint 5 Log'.$E:.$E];[$'Sprint 5 Log'.$B:.$B];[.$A112];[$'Sprint 5 Log'.$F:.$F];[.D$1])" office:value-type="float" office:value="0" calcext:value-type="float">
            <text:p>0</text:p>
          </table:table-cell>
          <table:table-cell table:formula="of:=SUMIFS([$'Sprint 5 Log'.$E:.$E];[$'Sprint 5 Log'.$B:.$B];[.$A112];[$'Sprint 5 Log'.$F:.$F];[.E$1])" office:value-type="float" office:value="0" calcext:value-type="float">
            <text:p>0</text:p>
          </table:table-cell>
          <table:table-cell table:formula="of:=SUMIFS([$'Sprint 5 Log'.$E:.$E];[$'Sprint 5 Log'.$B:.$B];[.$A112];[$'Sprint 5 Log'.$F:.$F];[.F$1])" office:value-type="float" office:value="0" calcext:value-type="float">
            <text:p>0</text:p>
          </table:table-cell>
          <table:table-cell table:formula="of:=SUMIFS([$'Sprint 5 Log'.$E:.$E];[$'Sprint 5 Log'.$B:.$B];[.$A112];[$'Sprint 5 Log'.$F:.$F];[.G$1])" office:value-type="float" office:value="2" calcext:value-type="float">
            <text:p>2</text:p>
          </table:table-cell>
          <table:table-cell table:formula="of:=SUMIFS([$'Sprint 5 Log'.$E:.$E];[$'Sprint 5 Log'.$B:.$B];[.$A112];[$'Sprint 5 Log'.$F:.$F];[.H$1])" office:value-type="float" office:value="0" calcext:value-type="float">
            <text:p>0</text:p>
          </table:table-cell>
          <table:table-cell table:formula="of:=SUM([.C112:.H112])" office:value-type="float" office:value="2" calcext:value-type="float">
            <text:p>2</text:p>
          </table:table-cell>
          <table:table-cell table:formula="of:=[.B112]-[.I112]" office:value-type="float" office:value="0" calcext:value-type="float">
            <text:p>0</text:p>
          </table:table-cell>
        </table:table-row>
        <table:table-row table:style-name="ro3">
          <table:table-cell office:value-type="string" calcext:value-type="string">
            <text:p>TD-220 -- iOS - Step #3-2 -- Initialize CometChat SDK</text:p>
          </table:table-cell>
          <table:table-cell office:value-type="float" office:value="2" calcext:value-type="float">
            <text:p>2</text:p>
          </table:table-cell>
          <table:table-cell table:formula="of:=SUMIFS([$'Sprint 5 Log'.$E:.$E];[$'Sprint 5 Log'.$B:.$B];[.$A113];[$'Sprint 5 Log'.$F:.$F];[.C$1])" office:value-type="float" office:value="0" calcext:value-type="float">
            <text:p>0</text:p>
          </table:table-cell>
          <table:table-cell table:formula="of:=SUMIFS([$'Sprint 5 Log'.$E:.$E];[$'Sprint 5 Log'.$B:.$B];[.$A113];[$'Sprint 5 Log'.$F:.$F];[.D$1])" office:value-type="float" office:value="0" calcext:value-type="float">
            <text:p>0</text:p>
          </table:table-cell>
          <table:table-cell table:formula="of:=SUMIFS([$'Sprint 5 Log'.$E:.$E];[$'Sprint 5 Log'.$B:.$B];[.$A113];[$'Sprint 5 Log'.$F:.$F];[.E$1])" office:value-type="float" office:value="0" calcext:value-type="float">
            <text:p>0</text:p>
          </table:table-cell>
          <table:table-cell table:formula="of:=SUMIFS([$'Sprint 5 Log'.$E:.$E];[$'Sprint 5 Log'.$B:.$B];[.$A113];[$'Sprint 5 Log'.$F:.$F];[.F$1])" office:value-type="float" office:value="2" calcext:value-type="float">
            <text:p>2</text:p>
          </table:table-cell>
          <table:table-cell table:formula="of:=SUMIFS([$'Sprint 5 Log'.$E:.$E];[$'Sprint 5 Log'.$B:.$B];[.$A113];[$'Sprint 5 Log'.$F:.$F];[.G$1])" office:value-type="float" office:value="0" calcext:value-type="float">
            <text:p>0</text:p>
          </table:table-cell>
          <table:table-cell table:formula="of:=SUMIFS([$'Sprint 5 Log'.$E:.$E];[$'Sprint 5 Log'.$B:.$B];[.$A113];[$'Sprint 5 Log'.$F:.$F];[.H$1])" office:value-type="float" office:value="0" calcext:value-type="float">
            <text:p>0</text:p>
          </table:table-cell>
          <table:table-cell table:formula="of:=SUM([.C113:.H113])" office:value-type="float" office:value="2" calcext:value-type="float">
            <text:p>2</text:p>
          </table:table-cell>
          <table:table-cell table:formula="of:=[.B113]-[.I113]" office:value-type="float" office:value="0" calcext:value-type="float">
            <text:p>0</text:p>
          </table:table-cell>
        </table:table-row>
        <table:table-row table:style-name="ro3">
          <table:table-cell office:value-type="string" calcext:value-type="string">
            <text:p>TD-174 -- BE - Step #2 – Create an App in CometChat (Backend Setup)</text:p>
          </table:table-cell>
          <table:table-cell office:value-type="float" office:value="4" calcext:value-type="float">
            <text:p>4</text:p>
          </table:table-cell>
          <table:table-cell table:formula="of:=SUMIFS([$'Sprint 5 Log'.$E:.$E];[$'Sprint 5 Log'.$B:.$B];[.$A114];[$'Sprint 5 Log'.$F:.$F];[.C$1])" office:value-type="float" office:value="0" calcext:value-type="float">
            <text:p>0</text:p>
          </table:table-cell>
          <table:table-cell table:formula="of:=SUMIFS([$'Sprint 5 Log'.$E:.$E];[$'Sprint 5 Log'.$B:.$B];[.$A114];[$'Sprint 5 Log'.$F:.$F];[.D$1])" office:value-type="float" office:value="2.5" calcext:value-type="float">
            <text:p>2.5</text:p>
          </table:table-cell>
          <table:table-cell table:formula="of:=SUMIFS([$'Sprint 5 Log'.$E:.$E];[$'Sprint 5 Log'.$B:.$B];[.$A114];[$'Sprint 5 Log'.$F:.$F];[.E$1])" office:value-type="float" office:value="0" calcext:value-type="float">
            <text:p>0</text:p>
          </table:table-cell>
          <table:table-cell table:formula="of:=SUMIFS([$'Sprint 5 Log'.$E:.$E];[$'Sprint 5 Log'.$B:.$B];[.$A114];[$'Sprint 5 Log'.$F:.$F];[.F$1])" office:value-type="float" office:value="0" calcext:value-type="float">
            <text:p>0</text:p>
          </table:table-cell>
          <table:table-cell table:formula="of:=SUMIFS([$'Sprint 5 Log'.$E:.$E];[$'Sprint 5 Log'.$B:.$B];[.$A114];[$'Sprint 5 Log'.$F:.$F];[.G$1])" office:value-type="float" office:value="0" calcext:value-type="float">
            <text:p>0</text:p>
          </table:table-cell>
          <table:table-cell table:formula="of:=SUMIFS([$'Sprint 5 Log'.$E:.$E];[$'Sprint 5 Log'.$B:.$B];[.$A114];[$'Sprint 5 Log'.$F:.$F];[.H$1])" office:value-type="float" office:value="0" calcext:value-type="float">
            <text:p>0</text:p>
          </table:table-cell>
          <table:table-cell table:formula="of:=SUM([.C114:.H114])" office:value-type="float" office:value="2.5" calcext:value-type="float">
            <text:p>2.5</text:p>
          </table:table-cell>
          <table:table-cell table:formula="of:=[.B114]-[.I114]" office:value-type="float" office:value="1.5" calcext:value-type="float">
            <text:p>1.5</text:p>
          </table:table-cell>
        </table:table-row>
        <table:table-row table:style-name="ro3">
          <table:table-cell office:value-type="string" calcext:value-type="string">
            <text:p>TD-219 -- iOS - Step #3-1 -- Integrate CometChat SDK</text:p>
          </table:table-cell>
          <table:table-cell office:value-type="float" office:value="3" calcext:value-type="float">
            <text:p>3</text:p>
          </table:table-cell>
          <table:table-cell table:formula="of:=SUMIFS([$'Sprint 5 Log'.$E:.$E];[$'Sprint 5 Log'.$B:.$B];[.$A115];[$'Sprint 5 Log'.$F:.$F];[.C$1])" office:value-type="float" office:value="0" calcext:value-type="float">
            <text:p>0</text:p>
          </table:table-cell>
          <table:table-cell table:formula="of:=SUMIFS([$'Sprint 5 Log'.$E:.$E];[$'Sprint 5 Log'.$B:.$B];[.$A115];[$'Sprint 5 Log'.$F:.$F];[.D$1])" office:value-type="float" office:value="0" calcext:value-type="float">
            <text:p>0</text:p>
          </table:table-cell>
          <table:table-cell table:formula="of:=SUMIFS([$'Sprint 5 Log'.$E:.$E];[$'Sprint 5 Log'.$B:.$B];[.$A115];[$'Sprint 5 Log'.$F:.$F];[.E$1])" office:value-type="float" office:value="0" calcext:value-type="float">
            <text:p>0</text:p>
          </table:table-cell>
          <table:table-cell table:formula="of:=SUMIFS([$'Sprint 5 Log'.$E:.$E];[$'Sprint 5 Log'.$B:.$B];[.$A115];[$'Sprint 5 Log'.$F:.$F];[.F$1])" office:value-type="float" office:value="2.83" calcext:value-type="float">
            <text:p>2.83</text:p>
          </table:table-cell>
          <table:table-cell table:formula="of:=SUMIFS([$'Sprint 5 Log'.$E:.$E];[$'Sprint 5 Log'.$B:.$B];[.$A115];[$'Sprint 5 Log'.$F:.$F];[.G$1])" office:value-type="float" office:value="0" calcext:value-type="float">
            <text:p>0</text:p>
          </table:table-cell>
          <table:table-cell table:formula="of:=SUMIFS([$'Sprint 5 Log'.$E:.$E];[$'Sprint 5 Log'.$B:.$B];[.$A115];[$'Sprint 5 Log'.$F:.$F];[.H$1])" office:value-type="float" office:value="0" calcext:value-type="float">
            <text:p>0</text:p>
          </table:table-cell>
          <table:table-cell table:formula="of:=SUM([.C115:.H115])" office:value-type="float" office:value="2.83" calcext:value-type="float">
            <text:p>2.83</text:p>
          </table:table-cell>
          <table:table-cell table:formula="of:=[.B115]-[.I115]" office:value-type="float" office:value="0.17" calcext:value-type="float">
            <text:p>0.17</text:p>
          </table:table-cell>
        </table:table-row>
        <table:table-row table:style-name="ro3">
          <table:table-cell office:value-type="string" calcext:value-type="string">
            <text:p>TD-216 -- Web - Customization #5-4 -- Chat from Player Details Page</text:p>
          </table:table-cell>
          <table:table-cell office:value-type="float" office:value="1" calcext:value-type="float">
            <text:p>1</text:p>
          </table:table-cell>
          <table:table-cell table:formula="of:=SUMIFS([$'Sprint 5 Log'.$E:.$E];[$'Sprint 5 Log'.$B:.$B];[.$A116];[$'Sprint 5 Log'.$F:.$F];[.C$1])" office:value-type="float" office:value="0" calcext:value-type="float">
            <text:p>0</text:p>
          </table:table-cell>
          <table:table-cell table:formula="of:=SUMIFS([$'Sprint 5 Log'.$E:.$E];[$'Sprint 5 Log'.$B:.$B];[.$A116];[$'Sprint 5 Log'.$F:.$F];[.D$1])" office:value-type="float" office:value="0" calcext:value-type="float">
            <text:p>0</text:p>
          </table:table-cell>
          <table:table-cell table:formula="of:=SUMIFS([$'Sprint 5 Log'.$E:.$E];[$'Sprint 5 Log'.$B:.$B];[.$A116];[$'Sprint 5 Log'.$F:.$F];[.E$1])" office:value-type="float" office:value="1" calcext:value-type="float">
            <text:p>1</text:p>
          </table:table-cell>
          <table:table-cell table:formula="of:=SUMIFS([$'Sprint 5 Log'.$E:.$E];[$'Sprint 5 Log'.$B:.$B];[.$A116];[$'Sprint 5 Log'.$F:.$F];[.F$1])" office:value-type="float" office:value="0" calcext:value-type="float">
            <text:p>0</text:p>
          </table:table-cell>
          <table:table-cell table:formula="of:=SUMIFS([$'Sprint 5 Log'.$E:.$E];[$'Sprint 5 Log'.$B:.$B];[.$A116];[$'Sprint 5 Log'.$F:.$F];[.G$1])" office:value-type="float" office:value="0" calcext:value-type="float">
            <text:p>0</text:p>
          </table:table-cell>
          <table:table-cell table:formula="of:=SUMIFS([$'Sprint 5 Log'.$E:.$E];[$'Sprint 5 Log'.$B:.$B];[.$A116];[$'Sprint 5 Log'.$F:.$F];[.H$1])" office:value-type="float" office:value="0.25" calcext:value-type="float">
            <text:p>0.25</text:p>
          </table:table-cell>
          <table:table-cell table:formula="of:=SUM([.C116:.H116])" office:value-type="float" office:value="1.25" calcext:value-type="float">
            <text:p>1.25</text:p>
          </table:table-cell>
          <table:table-cell table:formula="of:=[.B116]-[.I116]" office:value-type="float" office:value="-0.25" calcext:value-type="float">
            <text:p>-0.25</text:p>
          </table:table-cell>
        </table:table-row>
        <table:table-row table:style-name="ro3">
          <table:table-cell office:value-type="string" calcext:value-type="string">
            <text:p>TD-215 -- Web - Customization #5-3 -- Chat from Player List (Teams &amp; Player)</text:p>
          </table:table-cell>
          <table:table-cell office:value-type="float" office:value="1" calcext:value-type="float">
            <text:p>1</text:p>
          </table:table-cell>
          <table:table-cell table:formula="of:=SUMIFS([$'Sprint 5 Log'.$E:.$E];[$'Sprint 5 Log'.$B:.$B];[.$A117];[$'Sprint 5 Log'.$F:.$F];[.C$1])" office:value-type="float" office:value="0" calcext:value-type="float">
            <text:p>0</text:p>
          </table:table-cell>
          <table:table-cell table:formula="of:=SUMIFS([$'Sprint 5 Log'.$E:.$E];[$'Sprint 5 Log'.$B:.$B];[.$A117];[$'Sprint 5 Log'.$F:.$F];[.D$1])" office:value-type="float" office:value="0" calcext:value-type="float">
            <text:p>0</text:p>
          </table:table-cell>
          <table:table-cell table:formula="of:=SUMIFS([$'Sprint 5 Log'.$E:.$E];[$'Sprint 5 Log'.$B:.$B];[.$A117];[$'Sprint 5 Log'.$F:.$F];[.E$1])" office:value-type="float" office:value="4" calcext:value-type="float">
            <text:p>4</text:p>
          </table:table-cell>
          <table:table-cell table:formula="of:=SUMIFS([$'Sprint 5 Log'.$E:.$E];[$'Sprint 5 Log'.$B:.$B];[.$A117];[$'Sprint 5 Log'.$F:.$F];[.F$1])" office:value-type="float" office:value="0" calcext:value-type="float">
            <text:p>0</text:p>
          </table:table-cell>
          <table:table-cell table:formula="of:=SUMIFS([$'Sprint 5 Log'.$E:.$E];[$'Sprint 5 Log'.$B:.$B];[.$A117];[$'Sprint 5 Log'.$F:.$F];[.G$1])" office:value-type="float" office:value="0" calcext:value-type="float">
            <text:p>0</text:p>
          </table:table-cell>
          <table:table-cell table:formula="of:=SUMIFS([$'Sprint 5 Log'.$E:.$E];[$'Sprint 5 Log'.$B:.$B];[.$A117];[$'Sprint 5 Log'.$F:.$F];[.H$1])" office:value-type="float" office:value="0.5" calcext:value-type="float">
            <text:p>0.5</text:p>
          </table:table-cell>
          <table:table-cell table:formula="of:=SUM([.C117:.H117])" office:value-type="float" office:value="4.5" calcext:value-type="float">
            <text:p>4.5</text:p>
          </table:table-cell>
          <table:table-cell table:formula="of:=[.B117]-[.I117]" office:value-type="float" office:value="-3.5" calcext:value-type="float">
            <text:p>-3.5</text:p>
          </table:table-cell>
        </table:table-row>
        <table:table-row table:style-name="ro3">
          <table:table-cell office:value-type="string" calcext:value-type="string">
            <text:p>TD-239 -- iOS - Customization -- Edit Chat Message</text:p>
          </table:table-cell>
          <table:table-cell office:value-type="float" office:value="7" calcext:value-type="float">
            <text:p>7</text:p>
          </table:table-cell>
          <table:table-cell table:formula="of:=SUMIFS([$'Sprint 5 Log'.$E:.$E];[$'Sprint 5 Log'.$B:.$B];[.$A118];[$'Sprint 5 Log'.$F:.$F];[.C$1])" office:value-type="float" office:value="0" calcext:value-type="float">
            <text:p>0</text:p>
          </table:table-cell>
          <table:table-cell table:formula="of:=SUMIFS([$'Sprint 5 Log'.$E:.$E];[$'Sprint 5 Log'.$B:.$B];[.$A118];[$'Sprint 5 Log'.$F:.$F];[.D$1])" office:value-type="float" office:value="0" calcext:value-type="float">
            <text:p>0</text:p>
          </table:table-cell>
          <table:table-cell table:formula="of:=SUMIFS([$'Sprint 5 Log'.$E:.$E];[$'Sprint 5 Log'.$B:.$B];[.$A118];[$'Sprint 5 Log'.$F:.$F];[.E$1])" office:value-type="float" office:value="0" calcext:value-type="float">
            <text:p>0</text:p>
          </table:table-cell>
          <table:table-cell table:formula="of:=SUMIFS([$'Sprint 5 Log'.$E:.$E];[$'Sprint 5 Log'.$B:.$B];[.$A118];[$'Sprint 5 Log'.$F:.$F];[.F$1])" office:value-type="float" office:value="7" calcext:value-type="float">
            <text:p>7</text:p>
          </table:table-cell>
          <table:table-cell table:formula="of:=SUMIFS([$'Sprint 5 Log'.$E:.$E];[$'Sprint 5 Log'.$B:.$B];[.$A118];[$'Sprint 5 Log'.$F:.$F];[.G$1])" office:value-type="float" office:value="0" calcext:value-type="float">
            <text:p>0</text:p>
          </table:table-cell>
          <table:table-cell table:formula="of:=SUMIFS([$'Sprint 5 Log'.$E:.$E];[$'Sprint 5 Log'.$B:.$B];[.$A118];[$'Sprint 5 Log'.$F:.$F];[.H$1])" office:value-type="float" office:value="1" calcext:value-type="float">
            <text:p>1</text:p>
          </table:table-cell>
          <table:table-cell table:formula="of:=SUM([.C118:.H118])" office:value-type="float" office:value="8" calcext:value-type="float">
            <text:p>8</text:p>
          </table:table-cell>
          <table:table-cell table:formula="of:=[.B118]-[.I118]" office:value-type="float" office:value="-1" calcext:value-type="float">
            <text:p>-1</text:p>
          </table:table-cell>
        </table:table-row>
        <table:table-row table:style-name="ro3">
          <table:table-cell office:value-type="string" calcext:value-type="string">
            <text:p>TD-255 -- AND - Step #7-1 -- Delete Chat Message Functionality</text:p>
          </table:table-cell>
          <table:table-cell office:value-type="float" office:value="4" calcext:value-type="float">
            <text:p>4</text:p>
          </table:table-cell>
          <table:table-cell table:formula="of:=SUMIFS([$'Sprint 5 Log'.$E:.$E];[$'Sprint 5 Log'.$B:.$B];[.$A119];[$'Sprint 5 Log'.$F:.$F];[.C$1])" office:value-type="float" office:value="0" calcext:value-type="float">
            <text:p>0</text:p>
          </table:table-cell>
          <table:table-cell table:formula="of:=SUMIFS([$'Sprint 5 Log'.$E:.$E];[$'Sprint 5 Log'.$B:.$B];[.$A119];[$'Sprint 5 Log'.$F:.$F];[.D$1])" office:value-type="float" office:value="0" calcext:value-type="float">
            <text:p>0</text:p>
          </table:table-cell>
          <table:table-cell table:formula="of:=SUMIFS([$'Sprint 5 Log'.$E:.$E];[$'Sprint 5 Log'.$B:.$B];[.$A119];[$'Sprint 5 Log'.$F:.$F];[.E$1])" office:value-type="float" office:value="0" calcext:value-type="float">
            <text:p>0</text:p>
          </table:table-cell>
          <table:table-cell table:formula="of:=SUMIFS([$'Sprint 5 Log'.$E:.$E];[$'Sprint 5 Log'.$B:.$B];[.$A119];[$'Sprint 5 Log'.$F:.$F];[.F$1])" office:value-type="float" office:value="0" calcext:value-type="float">
            <text:p>0</text:p>
          </table:table-cell>
          <table:table-cell table:formula="of:=SUMIFS([$'Sprint 5 Log'.$E:.$E];[$'Sprint 5 Log'.$B:.$B];[.$A119];[$'Sprint 5 Log'.$F:.$F];[.G$1])" office:value-type="float" office:value="3.8" calcext:value-type="float">
            <text:p>3.8</text:p>
          </table:table-cell>
          <table:table-cell table:formula="of:=SUMIFS([$'Sprint 5 Log'.$E:.$E];[$'Sprint 5 Log'.$B:.$B];[.$A119];[$'Sprint 5 Log'.$F:.$F];[.H$1])" office:value-type="float" office:value="0.5" calcext:value-type="float">
            <text:p>0.5</text:p>
          </table:table-cell>
          <table:table-cell table:formula="of:=SUM([.C119:.H119])" office:value-type="float" office:value="4.3" calcext:value-type="float">
            <text:p>4.3</text:p>
          </table:table-cell>
          <table:table-cell table:formula="of:=[.B119]-[.I119]" office:value-type="float" office:value="-0.3" calcext:value-type="float">
            <text:p>-0.3</text:p>
          </table:table-cell>
        </table:table-row>
        <table:table-row table:style-name="ro3">
          <table:table-cell office:value-type="string" calcext:value-type="string">
            <text:p>TD-233 -- iOS - Step #7-1 -- Delete Chat Message Functionality</text:p>
          </table:table-cell>
          <table:table-cell office:value-type="float" office:value="4" calcext:value-type="float">
            <text:p>4</text:p>
          </table:table-cell>
          <table:table-cell table:formula="of:=SUMIFS([$'Sprint 5 Log'.$E:.$E];[$'Sprint 5 Log'.$B:.$B];[.$A120];[$'Sprint 5 Log'.$F:.$F];[.C$1])" office:value-type="float" office:value="0" calcext:value-type="float">
            <text:p>0</text:p>
          </table:table-cell>
          <table:table-cell table:formula="of:=SUMIFS([$'Sprint 5 Log'.$E:.$E];[$'Sprint 5 Log'.$B:.$B];[.$A120];[$'Sprint 5 Log'.$F:.$F];[.D$1])" office:value-type="float" office:value="0" calcext:value-type="float">
            <text:p>0</text:p>
          </table:table-cell>
          <table:table-cell table:formula="of:=SUMIFS([$'Sprint 5 Log'.$E:.$E];[$'Sprint 5 Log'.$B:.$B];[.$A120];[$'Sprint 5 Log'.$F:.$F];[.E$1])" office:value-type="float" office:value="0" calcext:value-type="float">
            <text:p>0</text:p>
          </table:table-cell>
          <table:table-cell table:formula="of:=SUMIFS([$'Sprint 5 Log'.$E:.$E];[$'Sprint 5 Log'.$B:.$B];[.$A120];[$'Sprint 5 Log'.$F:.$F];[.F$1])" office:value-type="float" office:value="4" calcext:value-type="float">
            <text:p>4</text:p>
          </table:table-cell>
          <table:table-cell table:formula="of:=SUMIFS([$'Sprint 5 Log'.$E:.$E];[$'Sprint 5 Log'.$B:.$B];[.$A120];[$'Sprint 5 Log'.$F:.$F];[.G$1])" office:value-type="float" office:value="0" calcext:value-type="float">
            <text:p>0</text:p>
          </table:table-cell>
          <table:table-cell table:formula="of:=SUMIFS([$'Sprint 5 Log'.$E:.$E];[$'Sprint 5 Log'.$B:.$B];[.$A120];[$'Sprint 5 Log'.$F:.$F];[.H$1])" office:value-type="float" office:value="0.5" calcext:value-type="float">
            <text:p>0.5</text:p>
          </table:table-cell>
          <table:table-cell table:formula="of:=SUM([.C120:.H120])" office:value-type="float" office:value="4.5" calcext:value-type="float">
            <text:p>4.5</text:p>
          </table:table-cell>
          <table:table-cell table:formula="of:=[.B120]-[.I120]" office:value-type="float" office:value="-0.5" calcext:value-type="float">
            <text:p>-0.5</text:p>
          </table:table-cell>
        </table:table-row>
        <table:table-row table:style-name="ro3">
          <table:table-cell office:value-type="string" calcext:value-type="string">
            <text:p>TD-207 -- Web - Step #5-1 -- Open Chat on Chat Icon Tap</text:p>
          </table:table-cell>
          <table:table-cell office:value-type="float" office:value="2" calcext:value-type="float">
            <text:p>2</text:p>
          </table:table-cell>
          <table:table-cell table:formula="of:=SUMIFS([$'Sprint 5 Log'.$E:.$E];[$'Sprint 5 Log'.$B:.$B];[.$A121];[$'Sprint 5 Log'.$F:.$F];[.C$1])" office:value-type="float" office:value="0" calcext:value-type="float">
            <text:p>0</text:p>
          </table:table-cell>
          <table:table-cell table:formula="of:=SUMIFS([$'Sprint 5 Log'.$E:.$E];[$'Sprint 5 Log'.$B:.$B];[.$A121];[$'Sprint 5 Log'.$F:.$F];[.D$1])" office:value-type="float" office:value="0" calcext:value-type="float">
            <text:p>0</text:p>
          </table:table-cell>
          <table:table-cell table:formula="of:=SUMIFS([$'Sprint 5 Log'.$E:.$E];[$'Sprint 5 Log'.$B:.$B];[.$A121];[$'Sprint 5 Log'.$F:.$F];[.E$1])" office:value-type="float" office:value="1" calcext:value-type="float">
            <text:p>1</text:p>
          </table:table-cell>
          <table:table-cell table:formula="of:=SUMIFS([$'Sprint 5 Log'.$E:.$E];[$'Sprint 5 Log'.$B:.$B];[.$A121];[$'Sprint 5 Log'.$F:.$F];[.F$1])" office:value-type="float" office:value="0" calcext:value-type="float">
            <text:p>0</text:p>
          </table:table-cell>
          <table:table-cell table:formula="of:=SUMIFS([$'Sprint 5 Log'.$E:.$E];[$'Sprint 5 Log'.$B:.$B];[.$A121];[$'Sprint 5 Log'.$F:.$F];[.G$1])" office:value-type="float" office:value="0" calcext:value-type="float">
            <text:p>0</text:p>
          </table:table-cell>
          <table:table-cell table:formula="of:=SUMIFS([$'Sprint 5 Log'.$E:.$E];[$'Sprint 5 Log'.$B:.$B];[.$A121];[$'Sprint 5 Log'.$F:.$F];[.H$1])" office:value-type="float" office:value="0.33" calcext:value-type="float">
            <text:p>0.33</text:p>
          </table:table-cell>
          <table:table-cell table:formula="of:=SUM([.C121:.H121])" office:value-type="float" office:value="1.33" calcext:value-type="float">
            <text:p>1.33</text:p>
          </table:table-cell>
          <table:table-cell table:formula="of:=[.B121]-[.I121]" office:value-type="float" office:value="0.67" calcext:value-type="float">
            <text:p>0.67</text:p>
          </table:table-cell>
        </table:table-row>
        <table:table-row table:style-name="ro22">
          <table:table-cell office:value-type="string" calcext:value-type="string">
            <text:p>Crash App while open keyboard in Arena Chat</text:p>
          </table:table-cell>
          <table:table-cell office:value-type="float" office:value="0.75" calcext:value-type="float">
            <text:p>0.75</text:p>
          </table:table-cell>
          <table:table-cell table:formula="of:=SUMIFS([$'Sprint 5 Log'.$E:.$E];[$'Sprint 5 Log'.$B:.$B];[.$A122];[$'Sprint 5 Log'.$F:.$F];[.C$1])" office:value-type="float" office:value="0" calcext:value-type="float">
            <text:p>0</text:p>
          </table:table-cell>
          <table:table-cell table:formula="of:=SUMIFS([$'Sprint 5 Log'.$E:.$E];[$'Sprint 5 Log'.$B:.$B];[.$A122];[$'Sprint 5 Log'.$F:.$F];[.D$1])" office:value-type="float" office:value="0" calcext:value-type="float">
            <text:p>0</text:p>
          </table:table-cell>
          <table:table-cell table:formula="of:=SUMIFS([$'Sprint 5 Log'.$E:.$E];[$'Sprint 5 Log'.$B:.$B];[.$A122];[$'Sprint 5 Log'.$F:.$F];[.E$1])" office:value-type="float" office:value="0" calcext:value-type="float">
            <text:p>0</text:p>
          </table:table-cell>
          <table:table-cell table:formula="of:=SUMIFS([$'Sprint 5 Log'.$E:.$E];[$'Sprint 5 Log'.$B:.$B];[.$A122];[$'Sprint 5 Log'.$F:.$F];[.F$1])" office:value-type="float" office:value="0.75" calcext:value-type="float">
            <text:p>0.75</text:p>
          </table:table-cell>
          <table:table-cell table:formula="of:=SUMIFS([$'Sprint 5 Log'.$E:.$E];[$'Sprint 5 Log'.$B:.$B];[.$A122];[$'Sprint 5 Log'.$F:.$F];[.G$1])" office:value-type="float" office:value="0" calcext:value-type="float">
            <text:p>0</text:p>
          </table:table-cell>
          <table:table-cell table:formula="of:=SUMIFS([$'Sprint 5 Log'.$E:.$E];[$'Sprint 5 Log'.$B:.$B];[.$A122];[$'Sprint 5 Log'.$F:.$F];[.H$1])" office:value-type="float" office:value="0" calcext:value-type="float">
            <text:p>0</text:p>
          </table:table-cell>
          <table:table-cell table:formula="of:=SUM([.C122:.H122])" office:value-type="float" office:value="0.75" calcext:value-type="float">
            <text:p>0.75</text:p>
          </table:table-cell>
          <table:table-cell table:formula="of:=[.B122]-[.I122]" office:value-type="float" office:value="0" calcext:value-type="float">
            <text:p>0</text:p>
          </table:table-cell>
        </table:table-row>
        <table:table-row table:style-name="ro22">
          <table:table-cell table:style-name="ce29" office:value-type="string" calcext:value-type="string">
            <text:p>TD-385--Notification click redirection</text:p>
          </table:table-cell>
          <table:table-cell office:value-type="float" office:value="0.25" calcext:value-type="float">
            <text:p>0.25</text:p>
          </table:table-cell>
          <table:table-cell table:formula="of:=SUMIFS([$'Sprint 5 Log'.$E:.$E];[$'Sprint 5 Log'.$B:.$B];[.$A123];[$'Sprint 5 Log'.$F:.$F];[.C$1])" office:value-type="float" office:value="0" calcext:value-type="float">
            <text:p>0</text:p>
          </table:table-cell>
          <table:table-cell table:formula="of:=SUMIFS([$'Sprint 5 Log'.$E:.$E];[$'Sprint 5 Log'.$B:.$B];[.$A123];[$'Sprint 5 Log'.$F:.$F];[.D$1])" office:value-type="float" office:value="0" calcext:value-type="float">
            <text:p>0</text:p>
          </table:table-cell>
          <table:table-cell table:formula="of:=SUMIFS([$'Sprint 5 Log'.$E:.$E];[$'Sprint 5 Log'.$B:.$B];[.$A123];[$'Sprint 5 Log'.$F:.$F];[.E$1])" office:value-type="float" office:value="0" calcext:value-type="float">
            <text:p>0</text:p>
          </table:table-cell>
          <table:table-cell table:formula="of:=SUMIFS([$'Sprint 5 Log'.$E:.$E];[$'Sprint 5 Log'.$B:.$B];[.$A123];[$'Sprint 5 Log'.$F:.$F];[.F$1])" office:value-type="float" office:value="0" calcext:value-type="float">
            <text:p>0</text:p>
          </table:table-cell>
          <table:table-cell table:formula="of:=SUMIFS([$'Sprint 5 Log'.$E:.$E];[$'Sprint 5 Log'.$B:.$B];[.$A123];[$'Sprint 5 Log'.$F:.$F];[.G$1])" office:value-type="float" office:value="0" calcext:value-type="float">
            <text:p>0</text:p>
          </table:table-cell>
          <table:table-cell table:formula="of:=SUMIFS([$'Sprint 5 Log'.$E:.$E];[$'Sprint 5 Log'.$B:.$B];[.$A123];[$'Sprint 5 Log'.$F:.$F];[.H$1])" office:value-type="float" office:value="0.25" calcext:value-type="float">
            <text:p>0.25</text:p>
          </table:table-cell>
          <table:table-cell table:formula="of:=SUM([.C123:.H123])" office:value-type="float" office:value="0.25" calcext:value-type="float">
            <text:p>0.25</text:p>
          </table:table-cell>
          <table:table-cell table:formula="of:=[.B123]-[.I123]" office:value-type="float" office:value="0" calcext:value-type="float">
            <text:p>0</text:p>
          </table:table-cell>
        </table:table-row>
        <table:table-row table:style-name="ro3">
          <table:table-cell table:style-name="ce29" office:value-type="string" calcext:value-type="string">
            <text:p>TD-405 -- Web - Enable or Implement “Invite via Link” Functionality on Team Page</text:p>
          </table:table-cell>
          <table:table-cell table:style-name="ce13" office:value-type="float" office:value="1" calcext:value-type="float">
            <text:p>1</text:p>
          </table:table-cell>
          <table:table-cell table:formula="of:=SUMIFS([$'Sprint 5 Log'.$E:.$E];[$'Sprint 5 Log'.$B:.$B];[.$A124];[$'Sprint 5 Log'.$F:.$F];[.C$1])" office:value-type="float" office:value="0" calcext:value-type="float">
            <text:p>0</text:p>
          </table:table-cell>
          <table:table-cell table:formula="of:=SUMIFS([$'Sprint 5 Log'.$E:.$E];[$'Sprint 5 Log'.$B:.$B];[.$A124];[$'Sprint 5 Log'.$F:.$F];[.D$1])" office:value-type="float" office:value="0" calcext:value-type="float">
            <text:p>0</text:p>
          </table:table-cell>
          <table:table-cell table:formula="of:=SUMIFS([$'Sprint 5 Log'.$E:.$E];[$'Sprint 5 Log'.$B:.$B];[.$A124];[$'Sprint 5 Log'.$F:.$F];[.E$1])" office:value-type="float" office:value="1" calcext:value-type="float">
            <text:p>1</text:p>
          </table:table-cell>
          <table:table-cell table:formula="of:=SUMIFS([$'Sprint 5 Log'.$E:.$E];[$'Sprint 5 Log'.$B:.$B];[.$A124];[$'Sprint 5 Log'.$F:.$F];[.F$1])" office:value-type="float" office:value="0" calcext:value-type="float">
            <text:p>0</text:p>
          </table:table-cell>
          <table:table-cell table:formula="of:=SUMIFS([$'Sprint 5 Log'.$E:.$E];[$'Sprint 5 Log'.$B:.$B];[.$A124];[$'Sprint 5 Log'.$F:.$F];[.G$1])" office:value-type="float" office:value="0" calcext:value-type="float">
            <text:p>0</text:p>
          </table:table-cell>
          <table:table-cell table:formula="of:=SUMIFS([$'Sprint 5 Log'.$E:.$E];[$'Sprint 5 Log'.$B:.$B];[.$A124];[$'Sprint 5 Log'.$F:.$F];[.H$1])" office:value-type="float" office:value="0" calcext:value-type="float">
            <text:p>0</text:p>
          </table:table-cell>
          <table:table-cell table:formula="of:=SUM([.C124:.H124])" office:value-type="float" office:value="1" calcext:value-type="float">
            <text:p>1</text:p>
          </table:table-cell>
          <table:table-cell table:formula="of:=[.B124]-[.I124]" office:value-type="float" office:value="0" calcext:value-type="float">
            <text:p>0</text:p>
          </table:table-cell>
        </table:table-row>
        <table:table-row table:style-name="ro4">
          <table:table-cell table:style-name="ce29" office:value-type="string" calcext:value-type="string">
            <text:p>TD-408 -- iOS App Crash with Orange Microphone Indicator After Initial Use (Likely SDK-Triggered Audio Session)</text:p>
          </table:table-cell>
          <table:table-cell table:style-name="ce14" office:value-type="float" office:value="8.5" calcext:value-type="float">
            <text:p>8.5</text:p>
          </table:table-cell>
          <table:table-cell table:formula="of:=SUMIFS([$'Sprint 5 Log'.$E:.$E];[$'Sprint 5 Log'.$B:.$B];[.$A125];[$'Sprint 5 Log'.$F:.$F];[.C$1])" office:value-type="float" office:value="0" calcext:value-type="float">
            <text:p>0</text:p>
          </table:table-cell>
          <table:table-cell table:formula="of:=SUMIFS([$'Sprint 5 Log'.$E:.$E];[$'Sprint 5 Log'.$B:.$B];[.$A125];[$'Sprint 5 Log'.$F:.$F];[.D$1])" office:value-type="float" office:value="0" calcext:value-type="float">
            <text:p>0</text:p>
          </table:table-cell>
          <table:table-cell table:formula="of:=SUMIFS([$'Sprint 5 Log'.$E:.$E];[$'Sprint 5 Log'.$B:.$B];[.$A125];[$'Sprint 5 Log'.$F:.$F];[.E$1])" office:value-type="float" office:value="0" calcext:value-type="float">
            <text:p>0</text:p>
          </table:table-cell>
          <table:table-cell table:formula="of:=SUMIFS([$'Sprint 5 Log'.$E:.$E];[$'Sprint 5 Log'.$B:.$B];[.$A125];[$'Sprint 5 Log'.$F:.$F];[.F$1])" office:value-type="float" office:value="8.5" calcext:value-type="float">
            <text:p>8.5</text:p>
          </table:table-cell>
          <table:table-cell table:formula="of:=SUMIFS([$'Sprint 5 Log'.$E:.$E];[$'Sprint 5 Log'.$B:.$B];[.$A125];[$'Sprint 5 Log'.$F:.$F];[.G$1])" office:value-type="float" office:value="0" calcext:value-type="float">
            <text:p>0</text:p>
          </table:table-cell>
          <table:table-cell table:formula="of:=SUMIFS([$'Sprint 5 Log'.$E:.$E];[$'Sprint 5 Log'.$B:.$B];[.$A125];[$'Sprint 5 Log'.$F:.$F];[.H$1])" office:value-type="float" office:value="0" calcext:value-type="float">
            <text:p>0</text:p>
          </table:table-cell>
          <table:table-cell table:formula="of:=SUM([.C125:.H125])" office:value-type="float" office:value="8.5" calcext:value-type="float">
            <text:p>8.5</text:p>
          </table:table-cell>
          <table:table-cell table:formula="of:=[.B125]-[.I125]" office:value-type="float" office:value="0" calcext:value-type="float">
            <text:p>0</text:p>
          </table:table-cell>
        </table:table-row>
        <table:table-row table:style-name="ro3">
          <table:table-cell table:style-name="ce29" office:value-type="string" calcext:value-type="string">
            <text:p>TD-409 -- App Crashes When Viewing Chatroom and New Friend Starts Typing or Messaging</text:p>
          </table:table-cell>
          <table:table-cell table:style-name="ce14" office:value-type="float" office:value="8" calcext:value-type="float">
            <text:p>8</text:p>
          </table:table-cell>
          <table:table-cell table:formula="of:=SUMIFS([$'Sprint 5 Log'.$E:.$E];[$'Sprint 5 Log'.$B:.$B];[.$A126];[$'Sprint 5 Log'.$F:.$F];[.C$1])" office:value-type="float" office:value="0" calcext:value-type="float">
            <text:p>0</text:p>
          </table:table-cell>
          <table:table-cell table:formula="of:=SUMIFS([$'Sprint 5 Log'.$E:.$E];[$'Sprint 5 Log'.$B:.$B];[.$A126];[$'Sprint 5 Log'.$F:.$F];[.D$1])" office:value-type="float" office:value="0" calcext:value-type="float">
            <text:p>0</text:p>
          </table:table-cell>
          <table:table-cell table:formula="of:=SUMIFS([$'Sprint 5 Log'.$E:.$E];[$'Sprint 5 Log'.$B:.$B];[.$A126];[$'Sprint 5 Log'.$F:.$F];[.E$1])" office:value-type="float" office:value="0" calcext:value-type="float">
            <text:p>0</text:p>
          </table:table-cell>
          <table:table-cell table:formula="of:=SUMIFS([$'Sprint 5 Log'.$E:.$E];[$'Sprint 5 Log'.$B:.$B];[.$A126];[$'Sprint 5 Log'.$F:.$F];[.F$1])" office:value-type="float" office:value="8" calcext:value-type="float">
            <text:p>8</text:p>
          </table:table-cell>
          <table:table-cell table:formula="of:=SUMIFS([$'Sprint 5 Log'.$E:.$E];[$'Sprint 5 Log'.$B:.$B];[.$A126];[$'Sprint 5 Log'.$F:.$F];[.G$1])" office:value-type="float" office:value="0" calcext:value-type="float">
            <text:p>0</text:p>
          </table:table-cell>
          <table:table-cell table:formula="of:=SUMIFS([$'Sprint 5 Log'.$E:.$E];[$'Sprint 5 Log'.$B:.$B];[.$A126];[$'Sprint 5 Log'.$F:.$F];[.H$1])" office:value-type="float" office:value="0" calcext:value-type="float">
            <text:p>0</text:p>
          </table:table-cell>
          <table:table-cell table:formula="of:=SUM([.C126:.H126])" office:value-type="float" office:value="8" calcext:value-type="float">
            <text:p>8</text:p>
          </table:table-cell>
          <table:table-cell table:formula="of:=[.B126]-[.I126]" office:value-type="float" office:value="0" calcext:value-type="float">
            <text:p>0</text:p>
          </table:table-cell>
        </table:table-row>
        <table:table-row table:style-name="ro4">
          <table:table-cell table:style-name="ce29" office:value-type="string" calcext:value-type="string">
            <text:p>TD-428 -- AND - App Crashes When Viewing Chatroom and New Friend Starts Typing or Messaging</text:p>
          </table:table-cell>
          <table:table-cell table:style-name="ce14" office:value-type="float" office:value="5" calcext:value-type="float">
            <text:p>5</text:p>
          </table:table-cell>
          <table:table-cell table:formula="of:=SUMIFS([$'Sprint 5 Log'.$E:.$E];[$'Sprint 5 Log'.$B:.$B];[.$A127];[$'Sprint 5 Log'.$F:.$F];[.C$1])" office:value-type="float" office:value="0" calcext:value-type="float">
            <text:p>0</text:p>
          </table:table-cell>
          <table:table-cell table:formula="of:=SUMIFS([$'Sprint 5 Log'.$E:.$E];[$'Sprint 5 Log'.$B:.$B];[.$A127];[$'Sprint 5 Log'.$F:.$F];[.D$1])" office:value-type="float" office:value="0" calcext:value-type="float">
            <text:p>0</text:p>
          </table:table-cell>
          <table:table-cell table:formula="of:=SUMIFS([$'Sprint 5 Log'.$E:.$E];[$'Sprint 5 Log'.$B:.$B];[.$A127];[$'Sprint 5 Log'.$F:.$F];[.E$1])" office:value-type="float" office:value="0" calcext:value-type="float">
            <text:p>0</text:p>
          </table:table-cell>
          <table:table-cell table:formula="of:=SUMIFS([$'Sprint 5 Log'.$E:.$E];[$'Sprint 5 Log'.$B:.$B];[.$A127];[$'Sprint 5 Log'.$F:.$F];[.F$1])" office:value-type="float" office:value="0" calcext:value-type="float">
            <text:p>0</text:p>
          </table:table-cell>
          <table:table-cell table:formula="of:=SUMIFS([$'Sprint 5 Log'.$E:.$E];[$'Sprint 5 Log'.$B:.$B];[.$A127];[$'Sprint 5 Log'.$F:.$F];[.G$1])" office:value-type="float" office:value="5" calcext:value-type="float">
            <text:p>5</text:p>
          </table:table-cell>
          <table:table-cell table:formula="of:=SUMIFS([$'Sprint 5 Log'.$E:.$E];[$'Sprint 5 Log'.$B:.$B];[.$A127];[$'Sprint 5 Log'.$F:.$F];[.H$1])" office:value-type="float" office:value="0" calcext:value-type="float">
            <text:p>0</text:p>
          </table:table-cell>
          <table:table-cell table:formula="of:=SUM([.C127:.H127])" office:value-type="float" office:value="5" calcext:value-type="float">
            <text:p>5</text:p>
          </table:table-cell>
          <table:table-cell table:formula="of:=[.B127]-[.I127]" office:value-type="float" office:value="0" calcext:value-type="float">
            <text:p>0</text:p>
          </table:table-cell>
        </table:table-row>
        <table:table-row table:style-name="ro3">
          <table:table-cell table:style-name="ce29" office:value-type="string" calcext:value-type="string">
            <text:p>TD-421 -- Organizer Unable to Leave Group Chat in Arena Match Support</text:p>
          </table:table-cell>
          <table:table-cell table:style-name="ce14" office:value-type="float" office:value="2.25" calcext:value-type="float">
            <text:p>2.25</text:p>
          </table:table-cell>
          <table:table-cell table:formula="of:=SUMIFS([$'Sprint 5 Log'.$E:.$E];[$'Sprint 5 Log'.$B:.$B];[.$A128];[$'Sprint 5 Log'.$F:.$F];[.C$1])" office:value-type="float" office:value="0" calcext:value-type="float">
            <text:p>0</text:p>
          </table:table-cell>
          <table:table-cell table:formula="of:=SUMIFS([$'Sprint 5 Log'.$E:.$E];[$'Sprint 5 Log'.$B:.$B];[.$A128];[$'Sprint 5 Log'.$F:.$F];[.D$1])" office:value-type="float" office:value="0" calcext:value-type="float">
            <text:p>0</text:p>
          </table:table-cell>
          <table:table-cell table:formula="of:=SUMIFS([$'Sprint 5 Log'.$E:.$E];[$'Sprint 5 Log'.$B:.$B];[.$A128];[$'Sprint 5 Log'.$F:.$F];[.E$1])" office:value-type="float" office:value="2" calcext:value-type="float">
            <text:p>2</text:p>
          </table:table-cell>
          <table:table-cell table:formula="of:=SUMIFS([$'Sprint 5 Log'.$E:.$E];[$'Sprint 5 Log'.$B:.$B];[.$A128];[$'Sprint 5 Log'.$F:.$F];[.F$1])" office:value-type="float" office:value="0" calcext:value-type="float">
            <text:p>0</text:p>
          </table:table-cell>
          <table:table-cell table:formula="of:=SUMIFS([$'Sprint 5 Log'.$E:.$E];[$'Sprint 5 Log'.$B:.$B];[.$A128];[$'Sprint 5 Log'.$F:.$F];[.G$1])" office:value-type="float" office:value="0" calcext:value-type="float">
            <text:p>0</text:p>
          </table:table-cell>
          <table:table-cell table:formula="of:=SUMIFS([$'Sprint 5 Log'.$E:.$E];[$'Sprint 5 Log'.$B:.$B];[.$A128];[$'Sprint 5 Log'.$F:.$F];[.H$1])" office:value-type="float" office:value="0.25" calcext:value-type="float">
            <text:p>0.25</text:p>
          </table:table-cell>
          <table:table-cell table:formula="of:=SUM([.C128:.H128])" office:value-type="float" office:value="2.25" calcext:value-type="float">
            <text:p>2.25</text:p>
          </table:table-cell>
          <table:table-cell table:formula="of:=[.B128]-[.I128]" office:value-type="float" office:value="0" calcext:value-type="float">
            <text:p>0</text:p>
          </table:table-cell>
        </table:table-row>
        <table:table-row table:style-name="ro3">
          <table:table-cell table:style-name="ce29" office:value-type="string" calcext:value-type="string">
            <text:p>TD-415 -- Organizer Chat Icon Fails to Create Group Chat with Checked-In Players</text:p>
          </table:table-cell>
          <table:table-cell table:style-name="ce14" office:value-type="float" office:value="2.33" calcext:value-type="float">
            <text:p>2.33</text:p>
          </table:table-cell>
          <table:table-cell table:formula="of:=SUMIFS([$'Sprint 5 Log'.$E:.$E];[$'Sprint 5 Log'.$B:.$B];[.$A129];[$'Sprint 5 Log'.$F:.$F];[.C$1])" office:value-type="float" office:value="0" calcext:value-type="float">
            <text:p>0</text:p>
          </table:table-cell>
          <table:table-cell table:formula="of:=SUMIFS([$'Sprint 5 Log'.$E:.$E];[$'Sprint 5 Log'.$B:.$B];[.$A129];[$'Sprint 5 Log'.$F:.$F];[.D$1])" office:value-type="float" office:value="0" calcext:value-type="float">
            <text:p>0</text:p>
          </table:table-cell>
          <table:table-cell table:formula="of:=SUMIFS([$'Sprint 5 Log'.$E:.$E];[$'Sprint 5 Log'.$B:.$B];[.$A129];[$'Sprint 5 Log'.$F:.$F];[.E$1])" office:value-type="float" office:value="2" calcext:value-type="float">
            <text:p>2</text:p>
          </table:table-cell>
          <table:table-cell table:formula="of:=SUMIFS([$'Sprint 5 Log'.$E:.$E];[$'Sprint 5 Log'.$B:.$B];[.$A129];[$'Sprint 5 Log'.$F:.$F];[.F$1])" office:value-type="float" office:value="0" calcext:value-type="float">
            <text:p>0</text:p>
          </table:table-cell>
          <table:table-cell table:formula="of:=SUMIFS([$'Sprint 5 Log'.$E:.$E];[$'Sprint 5 Log'.$B:.$B];[.$A129];[$'Sprint 5 Log'.$F:.$F];[.G$1])" office:value-type="float" office:value="0" calcext:value-type="float">
            <text:p>0</text:p>
          </table:table-cell>
          <table:table-cell table:formula="of:=SUMIFS([$'Sprint 5 Log'.$E:.$E];[$'Sprint 5 Log'.$B:.$B];[.$A129];[$'Sprint 5 Log'.$F:.$F];[.H$1])" office:value-type="float" office:value="0.33" calcext:value-type="float">
            <text:p>0.33</text:p>
          </table:table-cell>
          <table:table-cell table:formula="of:=SUM([.C129:.H129])" office:value-type="float" office:value="2.33" calcext:value-type="float">
            <text:p>2.33</text:p>
          </table:table-cell>
          <table:table-cell table:formula="of:=[.B129]-[.I129]" office:value-type="float" office:value="0" calcext:value-type="float">
            <text:p>0</text:p>
          </table:table-cell>
        </table:table-row>
        <table:table-row table:style-name="ro3">
          <table:table-cell table:style-name="ce29" office:value-type="string" calcext:value-type="string">
            <text:p>TD-418 -- Add Back Button to Chat Page for Organizers to Return to Previous Panel Section</text:p>
          </table:table-cell>
          <table:table-cell table:style-name="ce14" office:value-type="float" office:value="1.25" calcext:value-type="float">
            <text:p>1.25</text:p>
          </table:table-cell>
          <table:table-cell table:formula="of:=SUMIFS([$'Sprint 5 Log'.$E:.$E];[$'Sprint 5 Log'.$B:.$B];[.$A130];[$'Sprint 5 Log'.$F:.$F];[.C$1])" office:value-type="float" office:value="0" calcext:value-type="float">
            <text:p>0</text:p>
          </table:table-cell>
          <table:table-cell table:formula="of:=SUMIFS([$'Sprint 5 Log'.$E:.$E];[$'Sprint 5 Log'.$B:.$B];[.$A130];[$'Sprint 5 Log'.$F:.$F];[.D$1])" office:value-type="float" office:value="0" calcext:value-type="float">
            <text:p>0</text:p>
          </table:table-cell>
          <table:table-cell table:formula="of:=SUMIFS([$'Sprint 5 Log'.$E:.$E];[$'Sprint 5 Log'.$B:.$B];[.$A130];[$'Sprint 5 Log'.$F:.$F];[.E$1])" office:value-type="float" office:value="1" calcext:value-type="float">
            <text:p>1</text:p>
          </table:table-cell>
          <table:table-cell table:formula="of:=SUMIFS([$'Sprint 5 Log'.$E:.$E];[$'Sprint 5 Log'.$B:.$B];[.$A130];[$'Sprint 5 Log'.$F:.$F];[.F$1])" office:value-type="float" office:value="0" calcext:value-type="float">
            <text:p>0</text:p>
          </table:table-cell>
          <table:table-cell table:formula="of:=SUMIFS([$'Sprint 5 Log'.$E:.$E];[$'Sprint 5 Log'.$B:.$B];[.$A130];[$'Sprint 5 Log'.$F:.$F];[.G$1])" office:value-type="float" office:value="0" calcext:value-type="float">
            <text:p>0</text:p>
          </table:table-cell>
          <table:table-cell table:formula="of:=SUMIFS([$'Sprint 5 Log'.$E:.$E];[$'Sprint 5 Log'.$B:.$B];[.$A130];[$'Sprint 5 Log'.$F:.$F];[.H$1])" office:value-type="float" office:value="0.25" calcext:value-type="float">
            <text:p>0.25</text:p>
          </table:table-cell>
          <table:table-cell table:formula="of:=SUM([.C130:.H130])" office:value-type="float" office:value="1.25" calcext:value-type="float">
            <text:p>1.25</text:p>
          </table:table-cell>
          <table:table-cell table:formula="of:=[.B130]-[.I130]" office:value-type="float" office:value="0" calcext:value-type="float">
            <text:p>0</text:p>
          </table:table-cell>
        </table:table-row>
        <table:table-row table:style-name="ro3">
          <table:table-cell table:style-name="ce29" office:value-type="string" calcext:value-type="string">
            <text:p>TD-424 -- iOS - Add Confirmation Pop-Up Before Adding Admin to Arena Chat</text:p>
          </table:table-cell>
          <table:table-cell table:style-name="ce14" office:value-type="float" office:value="1.17" calcext:value-type="float">
            <text:p>1.17</text:p>
          </table:table-cell>
          <table:table-cell table:formula="of:=SUMIFS([$'Sprint 5 Log'.$E:.$E];[$'Sprint 5 Log'.$B:.$B];[.$A131];[$'Sprint 5 Log'.$F:.$F];[.C$1])" office:value-type="float" office:value="0" calcext:value-type="float">
            <text:p>0</text:p>
          </table:table-cell>
          <table:table-cell table:formula="of:=SUMIFS([$'Sprint 5 Log'.$E:.$E];[$'Sprint 5 Log'.$B:.$B];[.$A131];[$'Sprint 5 Log'.$F:.$F];[.D$1])" office:value-type="float" office:value="0" calcext:value-type="float">
            <text:p>0</text:p>
          </table:table-cell>
          <table:table-cell table:formula="of:=SUMIFS([$'Sprint 5 Log'.$E:.$E];[$'Sprint 5 Log'.$B:.$B];[.$A131];[$'Sprint 5 Log'.$F:.$F];[.E$1])" office:value-type="float" office:value="0" calcext:value-type="float">
            <text:p>0</text:p>
          </table:table-cell>
          <table:table-cell table:formula="of:=SUMIFS([$'Sprint 5 Log'.$E:.$E];[$'Sprint 5 Log'.$B:.$B];[.$A131];[$'Sprint 5 Log'.$F:.$F];[.F$1])" office:value-type="float" office:value="1" calcext:value-type="float">
            <text:p>1</text:p>
          </table:table-cell>
          <table:table-cell table:formula="of:=SUMIFS([$'Sprint 5 Log'.$E:.$E];[$'Sprint 5 Log'.$B:.$B];[.$A131];[$'Sprint 5 Log'.$F:.$F];[.G$1])" office:value-type="float" office:value="0" calcext:value-type="float">
            <text:p>0</text:p>
          </table:table-cell>
          <table:table-cell table:formula="of:=SUMIFS([$'Sprint 5 Log'.$E:.$E];[$'Sprint 5 Log'.$B:.$B];[.$A131];[$'Sprint 5 Log'.$F:.$F];[.H$1])" office:value-type="float" office:value="0.17" calcext:value-type="float">
            <text:p>0.17</text:p>
          </table:table-cell>
          <table:table-cell table:formula="of:=SUM([.C131:.H131])" office:value-type="float" office:value="1.17" calcext:value-type="float">
            <text:p>1.17</text:p>
          </table:table-cell>
          <table:table-cell table:formula="of:=[.B131]-[.I131]" office:value-type="float" office:value="0" calcext:value-type="float">
            <text:p>0</text:p>
          </table:table-cell>
        </table:table-row>
        <table:table-row table:style-name="ro3">
          <table:table-cell table:style-name="ce29" office:value-type="string" calcext:value-type="string">
            <text:p>TD-416 -- iOS - Unread Message Counter Missing on Arena Chat Icon</text:p>
          </table:table-cell>
          <table:table-cell table:style-name="ce14" office:value-type="float" office:value="4.25" calcext:value-type="float">
            <text:p>4.25</text:p>
          </table:table-cell>
          <table:table-cell table:formula="of:=SUMIFS([$'Sprint 5 Log'.$E:.$E];[$'Sprint 5 Log'.$B:.$B];[.$A132];[$'Sprint 5 Log'.$F:.$F];[.C$1])" office:value-type="float" office:value="0" calcext:value-type="float">
            <text:p>0</text:p>
          </table:table-cell>
          <table:table-cell table:formula="of:=SUMIFS([$'Sprint 5 Log'.$E:.$E];[$'Sprint 5 Log'.$B:.$B];[.$A132];[$'Sprint 5 Log'.$F:.$F];[.D$1])" office:value-type="float" office:value="0" calcext:value-type="float">
            <text:p>0</text:p>
          </table:table-cell>
          <table:table-cell table:formula="of:=SUMIFS([$'Sprint 5 Log'.$E:.$E];[$'Sprint 5 Log'.$B:.$B];[.$A132];[$'Sprint 5 Log'.$F:.$F];[.E$1])" office:value-type="float" office:value="0" calcext:value-type="float">
            <text:p>0</text:p>
          </table:table-cell>
          <table:table-cell table:formula="of:=SUMIFS([$'Sprint 5 Log'.$E:.$E];[$'Sprint 5 Log'.$B:.$B];[.$A132];[$'Sprint 5 Log'.$F:.$F];[.F$1])" office:value-type="float" office:value="4" calcext:value-type="float">
            <text:p>4</text:p>
          </table:table-cell>
          <table:table-cell table:formula="of:=SUMIFS([$'Sprint 5 Log'.$E:.$E];[$'Sprint 5 Log'.$B:.$B];[.$A132];[$'Sprint 5 Log'.$F:.$F];[.G$1])" office:value-type="float" office:value="0" calcext:value-type="float">
            <text:p>0</text:p>
          </table:table-cell>
          <table:table-cell table:formula="of:=SUMIFS([$'Sprint 5 Log'.$E:.$E];[$'Sprint 5 Log'.$B:.$B];[.$A132];[$'Sprint 5 Log'.$F:.$F];[.H$1])" office:value-type="float" office:value="0.25" calcext:value-type="float">
            <text:p>0.25</text:p>
          </table:table-cell>
          <table:table-cell table:formula="of:=SUM([.C132:.H132])" office:value-type="float" office:value="4.25" calcext:value-type="float">
            <text:p>4.25</text:p>
          </table:table-cell>
          <table:table-cell table:formula="of:=[.B132]-[.I132]" office:value-type="float" office:value="0" calcext:value-type="float">
            <text:p>0</text:p>
          </table:table-cell>
        </table:table-row>
        <table:table-row table:style-name="ro4">
          <table:table-cell table:style-name="ce29" office:value-type="string" calcext:value-type="string">
            <text:p>TD-411 -- iOS - Chat History and Real-Time Events Not Loading on First Login – Requires Logout/Login to Sync</text:p>
          </table:table-cell>
          <table:table-cell table:style-name="ce14" office:value-type="float" office:value="3" calcext:value-type="float">
            <text:p>3</text:p>
          </table:table-cell>
          <table:table-cell table:formula="of:=SUMIFS([$'Sprint 5 Log'.$E:.$E];[$'Sprint 5 Log'.$B:.$B];[.$A133];[$'Sprint 5 Log'.$F:.$F];[.C$1])" office:value-type="float" office:value="0" calcext:value-type="float">
            <text:p>0</text:p>
          </table:table-cell>
          <table:table-cell table:formula="of:=SUMIFS([$'Sprint 5 Log'.$E:.$E];[$'Sprint 5 Log'.$B:.$B];[.$A133];[$'Sprint 5 Log'.$F:.$F];[.D$1])" office:value-type="float" office:value="0" calcext:value-type="float">
            <text:p>0</text:p>
          </table:table-cell>
          <table:table-cell table:formula="of:=SUMIFS([$'Sprint 5 Log'.$E:.$E];[$'Sprint 5 Log'.$B:.$B];[.$A133];[$'Sprint 5 Log'.$F:.$F];[.E$1])" office:value-type="float" office:value="0" calcext:value-type="float">
            <text:p>0</text:p>
          </table:table-cell>
          <table:table-cell table:formula="of:=SUMIFS([$'Sprint 5 Log'.$E:.$E];[$'Sprint 5 Log'.$B:.$B];[.$A133];[$'Sprint 5 Log'.$F:.$F];[.F$1])" office:value-type="float" office:value="3" calcext:value-type="float">
            <text:p>3</text:p>
          </table:table-cell>
          <table:table-cell table:formula="of:=SUMIFS([$'Sprint 5 Log'.$E:.$E];[$'Sprint 5 Log'.$B:.$B];[.$A133];[$'Sprint 5 Log'.$F:.$F];[.G$1])" office:value-type="float" office:value="0" calcext:value-type="float">
            <text:p>0</text:p>
          </table:table-cell>
          <table:table-cell table:formula="of:=SUMIFS([$'Sprint 5 Log'.$E:.$E];[$'Sprint 5 Log'.$B:.$B];[.$A133];[$'Sprint 5 Log'.$F:.$F];[.H$1])" office:value-type="float" office:value="0" calcext:value-type="float">
            <text:p>0</text:p>
          </table:table-cell>
          <table:table-cell table:formula="of:=SUM([.C133:.H133])" office:value-type="float" office:value="3" calcext:value-type="float">
            <text:p>3</text:p>
          </table:table-cell>
          <table:table-cell table:formula="of:=[.B133]-[.I133]" office:value-type="float" office:value="0" calcext:value-type="float">
            <text:p>0</text:p>
          </table:table-cell>
        </table:table-row>
        <table:table-row table:style-name="ro3">
          <table:table-cell table:style-name="ce29" office:value-type="string" calcext:value-type="string">
            <text:p>TD-427 -- AND - Add Confirmation Pop-Up Before Adding Admin to Arena Chat</text:p>
          </table:table-cell>
          <table:table-cell table:style-name="ce14" office:value-type="float" office:value="1.17" calcext:value-type="float">
            <text:p>1.17</text:p>
          </table:table-cell>
          <table:table-cell table:formula="of:=SUMIFS([$'Sprint 5 Log'.$E:.$E];[$'Sprint 5 Log'.$B:.$B];[.$A134];[$'Sprint 5 Log'.$F:.$F];[.C$1])" office:value-type="float" office:value="0" calcext:value-type="float">
            <text:p>0</text:p>
          </table:table-cell>
          <table:table-cell table:formula="of:=SUMIFS([$'Sprint 5 Log'.$E:.$E];[$'Sprint 5 Log'.$B:.$B];[.$A134];[$'Sprint 5 Log'.$F:.$F];[.D$1])" office:value-type="float" office:value="0" calcext:value-type="float">
            <text:p>0</text:p>
          </table:table-cell>
          <table:table-cell table:formula="of:=SUMIFS([$'Sprint 5 Log'.$E:.$E];[$'Sprint 5 Log'.$B:.$B];[.$A134];[$'Sprint 5 Log'.$F:.$F];[.E$1])" office:value-type="float" office:value="0" calcext:value-type="float">
            <text:p>0</text:p>
          </table:table-cell>
          <table:table-cell table:formula="of:=SUMIFS([$'Sprint 5 Log'.$E:.$E];[$'Sprint 5 Log'.$B:.$B];[.$A134];[$'Sprint 5 Log'.$F:.$F];[.F$1])" office:value-type="float" office:value="0" calcext:value-type="float">
            <text:p>0</text:p>
          </table:table-cell>
          <table:table-cell table:formula="of:=SUMIFS([$'Sprint 5 Log'.$E:.$E];[$'Sprint 5 Log'.$B:.$B];[.$A134];[$'Sprint 5 Log'.$F:.$F];[.G$1])" office:value-type="float" office:value="1" calcext:value-type="float">
            <text:p>1</text:p>
          </table:table-cell>
          <table:table-cell table:formula="of:=SUMIFS([$'Sprint 5 Log'.$E:.$E];[$'Sprint 5 Log'.$B:.$B];[.$A134];[$'Sprint 5 Log'.$F:.$F];[.H$1])" office:value-type="float" office:value="0.17" calcext:value-type="float">
            <text:p>0.17</text:p>
          </table:table-cell>
          <table:table-cell table:formula="of:=SUM([.C134:.H134])" office:value-type="float" office:value="1.17" calcext:value-type="float">
            <text:p>1.17</text:p>
          </table:table-cell>
          <table:table-cell table:formula="of:=[.B134]-[.I134]" office:value-type="float" office:value="0" calcext:value-type="float">
            <text:p>0</text:p>
          </table:table-cell>
        </table:table-row>
        <table:table-row table:style-name="ro3">
          <table:table-cell table:style-name="ce29" office:value-type="string" calcext:value-type="string">
            <text:p>TD-423 -- AND - Unread Message Counter Missing on Arena Chat Icon</text:p>
          </table:table-cell>
          <table:table-cell table:style-name="ce14" office:value-type="float" office:value="1.42" calcext:value-type="float">
            <text:p>1.42</text:p>
          </table:table-cell>
          <table:table-cell table:formula="of:=SUMIFS([$'Sprint 5 Log'.$E:.$E];[$'Sprint 5 Log'.$B:.$B];[.$A135];[$'Sprint 5 Log'.$F:.$F];[.C$1])" office:value-type="float" office:value="0" calcext:value-type="float">
            <text:p>0</text:p>
          </table:table-cell>
          <table:table-cell table:formula="of:=SUMIFS([$'Sprint 5 Log'.$E:.$E];[$'Sprint 5 Log'.$B:.$B];[.$A135];[$'Sprint 5 Log'.$F:.$F];[.D$1])" office:value-type="float" office:value="0" calcext:value-type="float">
            <text:p>0</text:p>
          </table:table-cell>
          <table:table-cell table:formula="of:=SUMIFS([$'Sprint 5 Log'.$E:.$E];[$'Sprint 5 Log'.$B:.$B];[.$A135];[$'Sprint 5 Log'.$F:.$F];[.E$1])" office:value-type="float" office:value="0" calcext:value-type="float">
            <text:p>0</text:p>
          </table:table-cell>
          <table:table-cell table:formula="of:=SUMIFS([$'Sprint 5 Log'.$E:.$E];[$'Sprint 5 Log'.$B:.$B];[.$A135];[$'Sprint 5 Log'.$F:.$F];[.F$1])" office:value-type="float" office:value="0" calcext:value-type="float">
            <text:p>0</text:p>
          </table:table-cell>
          <table:table-cell table:formula="of:=SUMIFS([$'Sprint 5 Log'.$E:.$E];[$'Sprint 5 Log'.$B:.$B];[.$A135];[$'Sprint 5 Log'.$F:.$F];[.G$1])" office:value-type="float" office:value="1" calcext:value-type="float">
            <text:p>1</text:p>
          </table:table-cell>
          <table:table-cell table:formula="of:=SUMIFS([$'Sprint 5 Log'.$E:.$E];[$'Sprint 5 Log'.$B:.$B];[.$A135];[$'Sprint 5 Log'.$F:.$F];[.H$1])" office:value-type="float" office:value="0.42" calcext:value-type="float">
            <text:p>0.42</text:p>
          </table:table-cell>
          <table:table-cell table:formula="of:=SUM([.C135:.H135])" office:value-type="float" office:value="1.42" calcext:value-type="float">
            <text:p>1.42</text:p>
          </table:table-cell>
          <table:table-cell table:formula="of:=[.B135]-[.I135]" office:value-type="float" office:value="0" calcext:value-type="float">
            <text:p>0</text:p>
          </table:table-cell>
        </table:table-row>
        <table:table-row table:style-name="ro4">
          <table:table-cell table:style-name="ce29" office:value-type="string" calcext:value-type="string">
            <text:p>TD-426 -- AND - Main Chat Icon Does Not Update with Unread Count on App Resume After Background Messaging</text:p>
          </table:table-cell>
          <table:table-cell table:style-name="ce14" office:value-type="float" office:value="1" calcext:value-type="float">
            <text:p>1</text:p>
          </table:table-cell>
          <table:table-cell table:formula="of:=SUMIFS([$'Sprint 5 Log'.$E:.$E];[$'Sprint 5 Log'.$B:.$B];[.$A136];[$'Sprint 5 Log'.$F:.$F];[.C$1])" office:value-type="float" office:value="0" calcext:value-type="float">
            <text:p>0</text:p>
          </table:table-cell>
          <table:table-cell table:formula="of:=SUMIFS([$'Sprint 5 Log'.$E:.$E];[$'Sprint 5 Log'.$B:.$B];[.$A136];[$'Sprint 5 Log'.$F:.$F];[.D$1])" office:value-type="float" office:value="0" calcext:value-type="float">
            <text:p>0</text:p>
          </table:table-cell>
          <table:table-cell table:formula="of:=SUMIFS([$'Sprint 5 Log'.$E:.$E];[$'Sprint 5 Log'.$B:.$B];[.$A136];[$'Sprint 5 Log'.$F:.$F];[.E$1])" office:value-type="float" office:value="0" calcext:value-type="float">
            <text:p>0</text:p>
          </table:table-cell>
          <table:table-cell table:formula="of:=SUMIFS([$'Sprint 5 Log'.$E:.$E];[$'Sprint 5 Log'.$B:.$B];[.$A136];[$'Sprint 5 Log'.$F:.$F];[.F$1])" office:value-type="float" office:value="0" calcext:value-type="float">
            <text:p>0</text:p>
          </table:table-cell>
          <table:table-cell table:formula="of:=SUMIFS([$'Sprint 5 Log'.$E:.$E];[$'Sprint 5 Log'.$B:.$B];[.$A136];[$'Sprint 5 Log'.$F:.$F];[.G$1])" office:value-type="float" office:value="0.75" calcext:value-type="float">
            <text:p>0.75</text:p>
          </table:table-cell>
          <table:table-cell table:formula="of:=SUMIFS([$'Sprint 5 Log'.$E:.$E];[$'Sprint 5 Log'.$B:.$B];[.$A136];[$'Sprint 5 Log'.$F:.$F];[.H$1])" office:value-type="float" office:value="0.25" calcext:value-type="float">
            <text:p>0.25</text:p>
          </table:table-cell>
          <table:table-cell table:formula="of:=SUM([.C136:.H136])" office:value-type="float" office:value="1" calcext:value-type="float">
            <text:p>1</text:p>
          </table:table-cell>
          <table:table-cell table:formula="of:=[.B136]-[.I136]" office:value-type="float" office:value="0" calcext:value-type="float">
            <text:p>0</text:p>
          </table:table-cell>
        </table:table-row>
        <table:table-row table:style-name="ro4">
          <table:table-cell table:style-name="ce29" office:value-type="string" calcext:value-type="string">
            <text:p>TD-425 -- AND - Chat History and Real-Time Events Not Loading on First Login – Requires Logout/Login to Sync</text:p>
          </table:table-cell>
          <table:table-cell table:style-name="ce14" office:value-type="float" office:value="2.17" calcext:value-type="float">
            <text:p>2.17</text:p>
          </table:table-cell>
          <table:table-cell table:formula="of:=SUMIFS([$'Sprint 5 Log'.$E:.$E];[$'Sprint 5 Log'.$B:.$B];[.$A137];[$'Sprint 5 Log'.$F:.$F];[.C$1])" office:value-type="float" office:value="0" calcext:value-type="float">
            <text:p>0</text:p>
          </table:table-cell>
          <table:table-cell table:formula="of:=SUMIFS([$'Sprint 5 Log'.$E:.$E];[$'Sprint 5 Log'.$B:.$B];[.$A137];[$'Sprint 5 Log'.$F:.$F];[.D$1])" office:value-type="float" office:value="0" calcext:value-type="float">
            <text:p>0</text:p>
          </table:table-cell>
          <table:table-cell table:formula="of:=SUMIFS([$'Sprint 5 Log'.$E:.$E];[$'Sprint 5 Log'.$B:.$B];[.$A137];[$'Sprint 5 Log'.$F:.$F];[.E$1])" office:value-type="float" office:value="0" calcext:value-type="float">
            <text:p>0</text:p>
          </table:table-cell>
          <table:table-cell table:formula="of:=SUMIFS([$'Sprint 5 Log'.$E:.$E];[$'Sprint 5 Log'.$B:.$B];[.$A137];[$'Sprint 5 Log'.$F:.$F];[.F$1])" office:value-type="float" office:value="0" calcext:value-type="float">
            <text:p>0</text:p>
          </table:table-cell>
          <table:table-cell table:formula="of:=SUMIFS([$'Sprint 5 Log'.$E:.$E];[$'Sprint 5 Log'.$B:.$B];[.$A137];[$'Sprint 5 Log'.$F:.$F];[.G$1])" office:value-type="float" office:value="2" calcext:value-type="float">
            <text:p>2</text:p>
          </table:table-cell>
          <table:table-cell table:formula="of:=SUMIFS([$'Sprint 5 Log'.$E:.$E];[$'Sprint 5 Log'.$B:.$B];[.$A137];[$'Sprint 5 Log'.$F:.$F];[.H$1])" office:value-type="float" office:value="0.17" calcext:value-type="float">
            <text:p>0.17</text:p>
          </table:table-cell>
          <table:table-cell table:formula="of:=SUM([.C137:.H137])" office:value-type="float" office:value="2.17" calcext:value-type="float">
            <text:p>2.17</text:p>
          </table:table-cell>
          <table:table-cell table:formula="of:=[.B137]-[.I137]" office:value-type="float" office:value="0" calcext:value-type="float">
            <text:p>0</text:p>
          </table:table-cell>
        </table:table-row>
        <table:table-row table:style-name="ro3">
          <table:table-cell table:style-name="ce29" office:value-type="string" calcext:value-type="string">
            <text:p>TD-414 -- Unnecessary Second Push Notification Triggered by Message Edits (Related to TD-412)</text:p>
          </table:table-cell>
          <table:table-cell table:style-name="ce14" office:value-type="float" office:value="0.42" calcext:value-type="float">
            <text:p>0.42</text:p>
          </table:table-cell>
          <table:table-cell table:formula="of:=SUMIFS([$'Sprint 5 Log'.$E:.$E];[$'Sprint 5 Log'.$B:.$B];[.$A138];[$'Sprint 5 Log'.$F:.$F];[.C$1])" office:value-type="float" office:value="0" calcext:value-type="float">
            <text:p>0</text:p>
          </table:table-cell>
          <table:table-cell table:formula="of:=SUMIFS([$'Sprint 5 Log'.$E:.$E];[$'Sprint 5 Log'.$B:.$B];[.$A138];[$'Sprint 5 Log'.$F:.$F];[.D$1])" office:value-type="float" office:value="0" calcext:value-type="float">
            <text:p>0</text:p>
          </table:table-cell>
          <table:table-cell table:formula="of:=SUMIFS([$'Sprint 5 Log'.$E:.$E];[$'Sprint 5 Log'.$B:.$B];[.$A138];[$'Sprint 5 Log'.$F:.$F];[.E$1])" office:value-type="float" office:value="0" calcext:value-type="float">
            <text:p>0</text:p>
          </table:table-cell>
          <table:table-cell table:formula="of:=SUMIFS([$'Sprint 5 Log'.$E:.$E];[$'Sprint 5 Log'.$B:.$B];[.$A138];[$'Sprint 5 Log'.$F:.$F];[.F$1])" office:value-type="float" office:value="0.17" calcext:value-type="float">
            <text:p>0.17</text:p>
          </table:table-cell>
          <table:table-cell table:formula="of:=SUMIFS([$'Sprint 5 Log'.$E:.$E];[$'Sprint 5 Log'.$B:.$B];[.$A138];[$'Sprint 5 Log'.$F:.$F];[.G$1])" office:value-type="float" office:value="0" calcext:value-type="float">
            <text:p>0</text:p>
          </table:table-cell>
          <table:table-cell table:formula="of:=SUMIFS([$'Sprint 5 Log'.$E:.$E];[$'Sprint 5 Log'.$B:.$B];[.$A138];[$'Sprint 5 Log'.$F:.$F];[.H$1])" office:value-type="float" office:value="0.25" calcext:value-type="float">
            <text:p>0.25</text:p>
          </table:table-cell>
          <table:table-cell table:formula="of:=SUM([.C138:.H138])" office:value-type="float" office:value="0.42" calcext:value-type="float">
            <text:p>0.42</text:p>
          </table:table-cell>
          <table:table-cell table:formula="of:=[.B138]-[.I138]" office:value-type="float" office:value="0" calcext:value-type="float">
            <text:p>0</text:p>
          </table:table-cell>
        </table:table-row>
        <table:table-row table:style-name="ro3">
          <table:table-cell table:style-name="ce29" office:value-type="string" calcext:value-type="string">
            <text:p>TD-412 -- User Receives Second Notification When Message is Deleted Before Being Read</text:p>
          </table:table-cell>
          <table:table-cell table:style-name="ce14" office:value-type="float" office:value="0.34" calcext:value-type="float">
            <text:p>0.34</text:p>
          </table:table-cell>
          <table:table-cell table:formula="of:=SUMIFS([$'Sprint 5 Log'.$E:.$E];[$'Sprint 5 Log'.$B:.$B];[.$A139];[$'Sprint 5 Log'.$F:.$F];[.C$1])" office:value-type="float" office:value="0" calcext:value-type="float">
            <text:p>0</text:p>
          </table:table-cell>
          <table:table-cell table:formula="of:=SUMIFS([$'Sprint 5 Log'.$E:.$E];[$'Sprint 5 Log'.$B:.$B];[.$A139];[$'Sprint 5 Log'.$F:.$F];[.D$1])" office:value-type="float" office:value="0" calcext:value-type="float">
            <text:p>0</text:p>
          </table:table-cell>
          <table:table-cell table:formula="of:=SUMIFS([$'Sprint 5 Log'.$E:.$E];[$'Sprint 5 Log'.$B:.$B];[.$A139];[$'Sprint 5 Log'.$F:.$F];[.E$1])" office:value-type="float" office:value="0" calcext:value-type="float">
            <text:p>0</text:p>
          </table:table-cell>
          <table:table-cell table:formula="of:=SUMIFS([$'Sprint 5 Log'.$E:.$E];[$'Sprint 5 Log'.$B:.$B];[.$A139];[$'Sprint 5 Log'.$F:.$F];[.F$1])" office:value-type="float" office:value="0.17" calcext:value-type="float">
            <text:p>0.17</text:p>
          </table:table-cell>
          <table:table-cell table:formula="of:=SUMIFS([$'Sprint 5 Log'.$E:.$E];[$'Sprint 5 Log'.$B:.$B];[.$A139];[$'Sprint 5 Log'.$F:.$F];[.G$1])" office:value-type="float" office:value="0" calcext:value-type="float">
            <text:p>0</text:p>
          </table:table-cell>
          <table:table-cell table:formula="of:=SUMIFS([$'Sprint 5 Log'.$E:.$E];[$'Sprint 5 Log'.$B:.$B];[.$A139];[$'Sprint 5 Log'.$F:.$F];[.H$1])" office:value-type="float" office:value="0.17" calcext:value-type="float">
            <text:p>0.17</text:p>
          </table:table-cell>
          <table:table-cell table:formula="of:=SUM([.C139:.H139])" office:value-type="float" office:value="0.34" calcext:value-type="float">
            <text:p>0.34</text:p>
          </table:table-cell>
          <table:table-cell table:formula="of:=[.B139]-[.I139]" office:value-type="float" office:value="0" calcext:value-type="float">
            <text:p>0</text:p>
          </table:table-cell>
        </table:table-row>
        <table:table-row table:style-name="ro3">
          <table:table-cell table:style-name="ce29" office:value-type="string" calcext:value-type="string">
            <text:p>TD-420 -- iOS Users Do Not Receive First Message from Organizer in Arena Chat</text:p>
          </table:table-cell>
          <table:table-cell table:style-name="ce14" office:value-type="float" office:value="2" calcext:value-type="float">
            <text:p>2</text:p>
          </table:table-cell>
          <table:table-cell table:formula="of:=SUMIFS([$'Sprint 5 Log'.$E:.$E];[$'Sprint 5 Log'.$B:.$B];[.$A140];[$'Sprint 5 Log'.$F:.$F];[.C$1])" office:value-type="float" office:value="0" calcext:value-type="float">
            <text:p>0</text:p>
          </table:table-cell>
          <table:table-cell table:formula="of:=SUMIFS([$'Sprint 5 Log'.$E:.$E];[$'Sprint 5 Log'.$B:.$B];[.$A140];[$'Sprint 5 Log'.$F:.$F];[.D$1])" office:value-type="float" office:value="0" calcext:value-type="float">
            <text:p>0</text:p>
          </table:table-cell>
          <table:table-cell table:formula="of:=SUMIFS([$'Sprint 5 Log'.$E:.$E];[$'Sprint 5 Log'.$B:.$B];[.$A140];[$'Sprint 5 Log'.$F:.$F];[.E$1])" office:value-type="float" office:value="0" calcext:value-type="float">
            <text:p>0</text:p>
          </table:table-cell>
          <table:table-cell table:formula="of:=SUMIFS([$'Sprint 5 Log'.$E:.$E];[$'Sprint 5 Log'.$B:.$B];[.$A140];[$'Sprint 5 Log'.$F:.$F];[.F$1])" office:value-type="float" office:value="2" calcext:value-type="float">
            <text:p>2</text:p>
          </table:table-cell>
          <table:table-cell table:formula="of:=SUMIFS([$'Sprint 5 Log'.$E:.$E];[$'Sprint 5 Log'.$B:.$B];[.$A140];[$'Sprint 5 Log'.$F:.$F];[.G$1])" office:value-type="float" office:value="0" calcext:value-type="float">
            <text:p>0</text:p>
          </table:table-cell>
          <table:table-cell table:formula="of:=SUMIFS([$'Sprint 5 Log'.$E:.$E];[$'Sprint 5 Log'.$B:.$B];[.$A140];[$'Sprint 5 Log'.$F:.$F];[.H$1])" office:value-type="float" office:value="0" calcext:value-type="float">
            <text:p>0</text:p>
          </table:table-cell>
          <table:table-cell table:formula="of:=SUM([.C140:.H140])" office:value-type="float" office:value="2" calcext:value-type="float">
            <text:p>2</text:p>
          </table:table-cell>
          <table:table-cell table:formula="of:=[.B140]-[.I140]" office:value-type="float" office:value="0" calcext:value-type="float">
            <text:p>0</text:p>
          </table:table-cell>
        </table:table-row>
        <table:table-row table:style-name="ro3">
          <table:table-cell table:style-name="ce29" office:value-type="string" calcext:value-type="string">
            <text:p>TD-419 -- iOS Users Unable to Call Organizer into Arena Chat – Error Triggered on Attempt</text:p>
          </table:table-cell>
          <table:table-cell table:style-name="ce14" office:value-type="float" office:value="3.33" calcext:value-type="float">
            <text:p>3.33</text:p>
          </table:table-cell>
          <table:table-cell table:formula="of:=SUMIFS([$'Sprint 5 Log'.$E:.$E];[$'Sprint 5 Log'.$B:.$B];[.$A141];[$'Sprint 5 Log'.$F:.$F];[.C$1])" office:value-type="float" office:value="0" calcext:value-type="float">
            <text:p>0</text:p>
          </table:table-cell>
          <table:table-cell table:formula="of:=SUMIFS([$'Sprint 5 Log'.$E:.$E];[$'Sprint 5 Log'.$B:.$B];[.$A141];[$'Sprint 5 Log'.$F:.$F];[.D$1])" office:value-type="float" office:value="0" calcext:value-type="float">
            <text:p>0</text:p>
          </table:table-cell>
          <table:table-cell table:formula="of:=SUMIFS([$'Sprint 5 Log'.$E:.$E];[$'Sprint 5 Log'.$B:.$B];[.$A141];[$'Sprint 5 Log'.$F:.$F];[.E$1])" office:value-type="float" office:value="0" calcext:value-type="float">
            <text:p>0</text:p>
          </table:table-cell>
          <table:table-cell table:formula="of:=SUMIFS([$'Sprint 5 Log'.$E:.$E];[$'Sprint 5 Log'.$B:.$B];[.$A141];[$'Sprint 5 Log'.$F:.$F];[.F$1])" office:value-type="float" office:value="3" calcext:value-type="float">
            <text:p>3</text:p>
          </table:table-cell>
          <table:table-cell table:formula="of:=SUMIFS([$'Sprint 5 Log'.$E:.$E];[$'Sprint 5 Log'.$B:.$B];[.$A141];[$'Sprint 5 Log'.$F:.$F];[.G$1])" office:value-type="float" office:value="0" calcext:value-type="float">
            <text:p>0</text:p>
          </table:table-cell>
          <table:table-cell table:formula="of:=SUMIFS([$'Sprint 5 Log'.$E:.$E];[$'Sprint 5 Log'.$B:.$B];[.$A141];[$'Sprint 5 Log'.$F:.$F];[.H$1])" office:value-type="float" office:value="0.33" calcext:value-type="float">
            <text:p>0.33</text:p>
          </table:table-cell>
          <table:table-cell table:formula="of:=SUM([.C141:.H141])" office:value-type="float" office:value="3.33" calcext:value-type="float">
            <text:p>3.33</text:p>
          </table:table-cell>
          <table:table-cell table:formula="of:=[.B141]-[.I141]" office:value-type="float" office:value="0" calcext:value-type="float">
            <text:p>0</text:p>
          </table:table-cell>
        </table:table-row>
        <table:table-row table:style-name="ro3">
          <table:table-cell table:style-name="ce29" office:value-type="string" calcext:value-type="string">
            <text:p>TD-417 -- iOS Crash in Arena During Chat Usage, Followed by Arena State Desync</text:p>
          </table:table-cell>
          <table:table-cell table:style-name="ce14" office:value-type="float" office:value="3.17" calcext:value-type="float">
            <text:p>3.17</text:p>
          </table:table-cell>
          <table:table-cell table:formula="of:=SUMIFS([$'Sprint 5 Log'.$E:.$E];[$'Sprint 5 Log'.$B:.$B];[.$A142];[$'Sprint 5 Log'.$F:.$F];[.C$1])" office:value-type="float" office:value="0" calcext:value-type="float">
            <text:p>0</text:p>
          </table:table-cell>
          <table:table-cell table:formula="of:=SUMIFS([$'Sprint 5 Log'.$E:.$E];[$'Sprint 5 Log'.$B:.$B];[.$A142];[$'Sprint 5 Log'.$F:.$F];[.D$1])" office:value-type="float" office:value="0" calcext:value-type="float">
            <text:p>0</text:p>
          </table:table-cell>
          <table:table-cell table:formula="of:=SUMIFS([$'Sprint 5 Log'.$E:.$E];[$'Sprint 5 Log'.$B:.$B];[.$A142];[$'Sprint 5 Log'.$F:.$F];[.E$1])" office:value-type="float" office:value="0" calcext:value-type="float">
            <text:p>0</text:p>
          </table:table-cell>
          <table:table-cell table:formula="of:=SUMIFS([$'Sprint 5 Log'.$E:.$E];[$'Sprint 5 Log'.$B:.$B];[.$A142];[$'Sprint 5 Log'.$F:.$F];[.F$1])" office:value-type="float" office:value="2.67" calcext:value-type="float">
            <text:p>2.67</text:p>
          </table:table-cell>
          <table:table-cell table:formula="of:=SUMIFS([$'Sprint 5 Log'.$E:.$E];[$'Sprint 5 Log'.$B:.$B];[.$A142];[$'Sprint 5 Log'.$F:.$F];[.G$1])" office:value-type="float" office:value="0" calcext:value-type="float">
            <text:p>0</text:p>
          </table:table-cell>
          <table:table-cell table:formula="of:=SUMIFS([$'Sprint 5 Log'.$E:.$E];[$'Sprint 5 Log'.$B:.$B];[.$A142];[$'Sprint 5 Log'.$F:.$F];[.H$1])" office:value-type="float" office:value="0.5" calcext:value-type="float">
            <text:p>0.5</text:p>
          </table:table-cell>
          <table:table-cell table:formula="of:=SUM([.C142:.H142])" office:value-type="float" office:value="3.17" calcext:value-type="float">
            <text:p>3.17</text:p>
          </table:table-cell>
          <table:table-cell table:formula="of:=[.B142]-[.I142]" office:value-type="float" office:value="0" calcext:value-type="float">
            <text:p>0</text:p>
          </table:table-cell>
        </table:table-row>
        <table:table-row table:style-name="ro4">
          <table:table-cell table:style-name="ce29" office:value-type="string" calcext:value-type="string">
            <text:p>TD-413 -- Main Chat Icon Does Not Update with Unread Count on App Resume After Background Messaging</text:p>
          </table:table-cell>
          <table:table-cell table:style-name="ce14" office:value-type="float" office:value="2.5" calcext:value-type="float">
            <text:p>2.5</text:p>
          </table:table-cell>
          <table:table-cell table:formula="of:=SUMIFS([$'Sprint 5 Log'.$E:.$E];[$'Sprint 5 Log'.$B:.$B];[.$A143];[$'Sprint 5 Log'.$F:.$F];[.C$1])" office:value-type="float" office:value="0" calcext:value-type="float">
            <text:p>0</text:p>
          </table:table-cell>
          <table:table-cell table:formula="of:=SUMIFS([$'Sprint 5 Log'.$E:.$E];[$'Sprint 5 Log'.$B:.$B];[.$A143];[$'Sprint 5 Log'.$F:.$F];[.D$1])" office:value-type="float" office:value="0" calcext:value-type="float">
            <text:p>0</text:p>
          </table:table-cell>
          <table:table-cell table:formula="of:=SUMIFS([$'Sprint 5 Log'.$E:.$E];[$'Sprint 5 Log'.$B:.$B];[.$A143];[$'Sprint 5 Log'.$F:.$F];[.E$1])" office:value-type="float" office:value="0" calcext:value-type="float">
            <text:p>0</text:p>
          </table:table-cell>
          <table:table-cell table:formula="of:=SUMIFS([$'Sprint 5 Log'.$E:.$E];[$'Sprint 5 Log'.$B:.$B];[.$A143];[$'Sprint 5 Log'.$F:.$F];[.F$1])" office:value-type="float" office:value="2.25" calcext:value-type="float">
            <text:p>2.25</text:p>
          </table:table-cell>
          <table:table-cell table:formula="of:=SUMIFS([$'Sprint 5 Log'.$E:.$E];[$'Sprint 5 Log'.$B:.$B];[.$A143];[$'Sprint 5 Log'.$F:.$F];[.G$1])" office:value-type="float" office:value="0" calcext:value-type="float">
            <text:p>0</text:p>
          </table:table-cell>
          <table:table-cell table:formula="of:=SUMIFS([$'Sprint 5 Log'.$E:.$E];[$'Sprint 5 Log'.$B:.$B];[.$A143];[$'Sprint 5 Log'.$F:.$F];[.H$1])" office:value-type="float" office:value="0.25" calcext:value-type="float">
            <text:p>0.25</text:p>
          </table:table-cell>
          <table:table-cell table:formula="of:=SUM([.C143:.H143])" office:value-type="float" office:value="2.5" calcext:value-type="float">
            <text:p>2.5</text:p>
          </table:table-cell>
          <table:table-cell table:formula="of:=[.B143]-[.I143]" office:value-type="float" office:value="0" calcext:value-type="float">
            <text:p>0</text:p>
          </table:table-cell>
        </table:table-row>
        <table:table-row table:style-name="ro22">
          <table:table-cell table:style-name="ce31" office:value-type="string" calcext:value-type="string">
            <text:p>TD-410 -- Dismiss Keyboard on Outside Tap</text:p>
          </table:table-cell>
          <table:table-cell table:style-name="ce14" office:value-type="float" office:value="3" calcext:value-type="float">
            <text:p>3</text:p>
          </table:table-cell>
          <table:table-cell table:formula="of:=SUMIFS([$'Sprint 5 Log'.$E:.$E];[$'Sprint 5 Log'.$B:.$B];[.$A144];[$'Sprint 5 Log'.$F:.$F];[.C$1])" office:value-type="float" office:value="0" calcext:value-type="float">
            <text:p>0</text:p>
          </table:table-cell>
          <table:table-cell table:formula="of:=SUMIFS([$'Sprint 5 Log'.$E:.$E];[$'Sprint 5 Log'.$B:.$B];[.$A144];[$'Sprint 5 Log'.$F:.$F];[.D$1])" office:value-type="float" office:value="0" calcext:value-type="float">
            <text:p>0</text:p>
          </table:table-cell>
          <table:table-cell table:formula="of:=SUMIFS([$'Sprint 5 Log'.$E:.$E];[$'Sprint 5 Log'.$B:.$B];[.$A144];[$'Sprint 5 Log'.$F:.$F];[.E$1])" office:value-type="float" office:value="0" calcext:value-type="float">
            <text:p>0</text:p>
          </table:table-cell>
          <table:table-cell table:formula="of:=SUMIFS([$'Sprint 5 Log'.$E:.$E];[$'Sprint 5 Log'.$B:.$B];[.$A144];[$'Sprint 5 Log'.$F:.$F];[.F$1])" office:value-type="float" office:value="3" calcext:value-type="float">
            <text:p>3</text:p>
          </table:table-cell>
          <table:table-cell table:formula="of:=SUMIFS([$'Sprint 5 Log'.$E:.$E];[$'Sprint 5 Log'.$B:.$B];[.$A144];[$'Sprint 5 Log'.$F:.$F];[.G$1])" office:value-type="float" office:value="0" calcext:value-type="float">
            <text:p>0</text:p>
          </table:table-cell>
          <table:table-cell table:formula="of:=SUMIFS([$'Sprint 5 Log'.$E:.$E];[$'Sprint 5 Log'.$B:.$B];[.$A144];[$'Sprint 5 Log'.$F:.$F];[.H$1])" office:value-type="float" office:value="0" calcext:value-type="float">
            <text:p>0</text:p>
          </table:table-cell>
          <table:table-cell table:formula="of:=SUM([.C144:.H144])" office:value-type="float" office:value="3" calcext:value-type="float">
            <text:p>3</text:p>
          </table:table-cell>
          <table:table-cell table:formula="of:=[.B144]-[.I144]" office:value-type="float" office:value="0" calcext:value-type="float">
            <text:p>0</text:p>
          </table:table-cell>
        </table:table-row>
        <table:table-row table:style-name="ro2">
          <table:table-cell table:style-name="ce28"/>
          <table:table-cell table:style-name="ce14"/>
          <table:table-cell table:style-name="ce28" table:number-columns-repeated="8"/>
        </table:table-row>
        <table:table-row table:style-name="ro2">
          <table:table-cell table:style-name="ce28"/>
          <table:table-cell table:style-name="ce13" table:formula="of:=SUM([.B2:.B144])" office:value-type="float" office:value="418.66" calcext:value-type="float">
            <text:p>418.66</text:p>
          </table:table-cell>
          <table:table-cell table:style-name="ce31" table:formula="of:=SUM([.C2:.C144])" office:value-type="float" office:value="19.11" calcext:value-type="float">
            <text:p>19.11</text:p>
          </table:table-cell>
          <table:table-cell table:style-name="ce31" table:formula="of:=SUM([.D2:.D144])" office:value-type="float" office:value="40" calcext:value-type="float">
            <text:p>40</text:p>
          </table:table-cell>
          <table:table-cell table:style-name="ce31" table:formula="of:=SUM([.E2:.E144])" office:value-type="float" office:value="85" calcext:value-type="float">
            <text:p>85</text:p>
          </table:table-cell>
          <table:table-cell table:style-name="ce31" table:formula="of:=SUM([.F2:.F144])" office:value-type="float" office:value="146.57" calcext:value-type="float">
            <text:p>146.57</text:p>
          </table:table-cell>
          <table:table-cell table:style-name="ce31" table:formula="of:=SUM([.G2:.G144])" office:value-type="float" office:value="102.7" calcext:value-type="float">
            <text:p>102.7</text:p>
          </table:table-cell>
          <table:table-cell table:style-name="ce31" table:formula="of:=SUM([.H2:.H144])" office:value-type="float" office:value="41.95" calcext:value-type="float">
            <text:p>41.95</text:p>
          </table:table-cell>
          <table:table-cell table:style-name="ce31" table:formula="of:=SUM([.I2:.I144])" office:value-type="float" office:value="435.33" calcext:value-type="float">
            <text:p>435.33</text:p>
          </table:table-cell>
          <table:table-cell table:style-name="ce31" table:formula="of:=SUM([.J2:.J144])" office:value-type="float" office:value="-16.67" calcext:value-type="float">
            <text:p>-16.67</text:p>
          </table:table-cell>
        </table:table-row>
        <calcext:conditional-formats>
          <calcext:conditional-format calcext:target-range-address="All_Log.C2:All_Log.H144">
            <calcext:condition calcext:apply-style-name="Excel_CondFormat_3_1_1" calcext:value="&gt;0" calcext:base-cell-address="All_Log.C2"/>
          </calcext:conditional-format>
          <calcext:conditional-format calcext:target-range-address="All_Log.J2:All_Log.J144">
            <calcext:condition calcext:apply-style-name="Excel_CondFormat_3_2_1" calcext:value="&lt;0" calcext:base-cell-address="All_Log.J2"/>
            <calcext:condition calcext:apply-style-name="Excel_CondFormat_3_2_2" calcext:value="&gt;0" calcext:base-cell-address="All_Log.J2"/>
          </calcext:conditional-format>
        </calcext:conditional-formats>
      </table:table>
      <table:table table:name="Sheet4" table:style-name="ta1">
        <table:table-column table:style-name="co2" table:default-cell-style-name="ce7"/>
        <table:table-column table:style-name="co2" table:default-cell-style-name="ce40"/>
        <table:table-column table:style-name="co3" table:default-cell-style-name="ce14"/>
        <table:table-column table:style-name="co3" table:number-columns-repeated="9" table:default-cell-style-name="ce40"/>
        <table:table-row table:style-name="ro2">
          <table:table-cell office:value-type="string" calcext:value-type="string">
            <text:p>Item</text:p>
          </table:table-cell>
          <table:table-cell table:formula="of:=IFERROR(INDEX([.$A$1:.$A$294];MATCH(0;COUNTIF([.$B$1:.B1];[.$A$1:.$A$294]);0));&quot;&quot;)" office:value-type="string" office:string-value="Item" calcext:value-type="string">
            <text:p>Item</text:p>
          </table:table-cell>
          <table:table-cell table:number-columns-repeated="10"/>
        </table:table-row>
        <table:table-row table:style-name="ro2">
          <table:table-cell office:value-type="string" calcext:value-type="string">
            <text:p>Call With CometChat</text:p>
          </table:table-cell>
          <table:table-cell table:formula="of:=IFERROR(INDEX([.$A$1:.$A$294];MATCH(0;COUNTIF([.$B$1:.B2];[.$A$1:.$A$294]);0));&quot;&quot;)" office:value-type="string" office:string-value="Call With CometChat" calcext:value-type="string">
            <text:p>Call With CometChat</text:p>
          </table:table-cell>
          <table:table-cell table:formula="of:=SUMIFS(['file:///Users/auxano/Documents/Git/TusslyM/Log/GetUniqueValues.xls'#$'Sprint 5 Log'.$E$1:.$E$1048576];['file:///Users/auxano/Documents/Git/TusslyM/Log/GetUniqueValues.xls'#$'Sprint 5 Log'.$B$1:.$B$1048576];[.$B2])" office:value-type="float" office:value="6" calcext:value-type="float">
            <text:p>6</text:p>
          </table:table-cell>
          <table:table-cell table:number-columns-repeated="9"/>
        </table:table-row>
        <table:table-row table:style-name="ro3">
          <table:table-cell office:value-type="string" calcext:value-type="string">
            <text:p>Call With CometChat</text:p>
          </table:table-cell>
          <table:table-cell table:formula="of:=IFERROR(INDEX([.$A$1:.$A$294];MATCH(0;COUNTIF([.$B$1:.B3];[.$A$1:.$A$294]);0));&quot;&quot;)" office:value-type="string" office:string-value="TD-417 -- iOS Crash in Arena During Chat Usage, Followed by Arena State Desync" calcext:value-type="string">
            <text:p>TD-417 -- iOS Crash in Arena During Chat Usage, Followed by Arena State Desync</text:p>
          </table:table-cell>
          <table:table-cell table:formula="of:=SUMIFS(['file:///Users/auxano/Documents/Git/TusslyM/Log/GetUniqueValues.xls'#$'Sprint 5 Log'.$E$1:.$E$1048576];['file:///Users/auxano/Documents/Git/TusslyM/Log/GetUniqueValues.xls'#$'Sprint 5 Log'.$B$1:.$B$1048576];[.$B3])" office:value-type="float" office:value="3.17" calcext:value-type="float">
            <text:p>3.17</text:p>
          </table:table-cell>
          <table:table-cell table:number-columns-repeated="2"/>
          <table:table-cell table:formula="of:=NA()" office:value-type="string" office:string-value="" calcext:value-type="error">
            <text:p>#N/A</text:p>
          </table:table-cell>
          <table:table-cell table:number-columns-repeated="6"/>
        </table:table-row>
        <table:table-row table:style-name="ro3">
          <table:table-cell table:style-name="ce29" office:value-type="string" calcext:value-type="string">
            <text:p>TD-417 -- iOS Crash in Arena During Chat Usage, Followed by Arena State Desync</text:p>
          </table:table-cell>
          <table:table-cell table:formula="of:=IFERROR(INDEX([.$A$1:.$A$294];MATCH(0;COUNTIF([.$B$1:.B4];[.$A$1:.$A$294]);0));&quot;&quot;)" office:value-type="string" office:string-value="TD-410 -- Dismiss Keyboard on Outside Tap" calcext:value-type="string">
            <text:p>TD-410 -- Dismiss Keyboard on Outside Tap</text:p>
          </table:table-cell>
          <table:table-cell table:formula="of:=SUMIFS(['file:///Users/auxano/Documents/Git/TusslyM/Log/GetUniqueValues.xls'#$'Sprint 5 Log'.$E$1:.$E$1048576];['file:///Users/auxano/Documents/Git/TusslyM/Log/GetUniqueValues.xls'#$'Sprint 5 Log'.$B$1:.$B$1048576];[.$B4])" office:value-type="float" office:value="3" calcext:value-type="float">
            <text:p>3</text:p>
          </table:table-cell>
          <table:table-cell table:number-columns-repeated="9"/>
        </table:table-row>
        <table:table-row table:style-name="ro3">
          <table:table-cell table:style-name="ce29" office:value-type="string" calcext:value-type="string">
            <text:p>TD-410 -- Dismiss Keyboard on Outside Tap</text:p>
          </table:table-cell>
          <table:table-cell table:formula="of:=IFERROR(INDEX([.$A$1:.$A$294];MATCH(0;COUNTIF([.$B$1:.B5];[.$A$1:.$A$294]);0));&quot;&quot;)" office:value-type="string" office:string-value="TD-415 -- Organizer Chat Icon Fails to Create Group Chat with Checked-In Players" calcext:value-type="string">
            <text:p>TD-415 -- Organizer Chat Icon Fails to Create Group Chat with Checked-In Players</text:p>
          </table:table-cell>
          <table:table-cell table:formula="of:=SUMIFS(['file:///Users/auxano/Documents/Git/TusslyM/Log/GetUniqueValues.xls'#$'Sprint 5 Log'.$E$1:.$E$1048576];['file:///Users/auxano/Documents/Git/TusslyM/Log/GetUniqueValues.xls'#$'Sprint 5 Log'.$B$1:.$B$1048576];[.$B5])" office:value-type="float" office:value="2.33" calcext:value-type="float">
            <text:p>2.33</text:p>
          </table:table-cell>
          <table:table-cell table:number-columns-repeated="9"/>
        </table:table-row>
        <table:table-row table:style-name="ro3">
          <table:table-cell table:style-name="ce29" office:value-type="string" calcext:value-type="string">
            <text:p>TD-415 -- Organizer Chat Icon Fails to Create Group Chat with Checked-In Players</text:p>
          </table:table-cell>
          <table:table-cell table:formula="of:=IFERROR(INDEX([.$A$1:.$A$294];MATCH(0;COUNTIF([.$B$1:.B6];[.$A$1:.$A$294]);0));&quot;&quot;)" office:value-type="string" office:string-value="TD-418 -- Add Back Button to Chat Page for Organizers to Return to Previous Panel Section" calcext:value-type="string">
            <text:p>TD-418 -- Add Back Button to Chat Page for Organizers to Return to Previous Panel Section</text:p>
          </table:table-cell>
          <table:table-cell table:formula="of:=SUMIFS(['file:///Users/auxano/Documents/Git/TusslyM/Log/GetUniqueValues.xls'#$'Sprint 5 Log'.$E$1:.$E$1048576];['file:///Users/auxano/Documents/Git/TusslyM/Log/GetUniqueValues.xls'#$'Sprint 5 Log'.$B$1:.$B$1048576];[.$B6])" office:value-type="float" office:value="1.25" calcext:value-type="float">
            <text:p>1.25</text:p>
          </table:table-cell>
          <table:table-cell table:number-columns-repeated="9"/>
        </table:table-row>
        <table:table-row table:style-name="ro3">
          <table:table-cell table:style-name="ce29" office:value-type="string" calcext:value-type="string">
            <text:p>TD-418 -- Add Back Button to Chat Page for Organizers to Return to Previous Panel Section</text:p>
          </table:table-cell>
          <table:table-cell table:formula="of:=IFERROR(INDEX([.$A$1:.$A$294];MATCH(0;COUNTIF([.$B$1:.B7];[.$A$1:.$A$294]);0));&quot;&quot;)" office:value-type="string" office:string-value="TD-421 -- Organizer Unable to Leave Group Chat in Arena Match Support" calcext:value-type="string">
            <text:p>TD-421 -- Organizer Unable to Leave Group Chat in Arena Match Support</text:p>
          </table:table-cell>
          <table:table-cell table:formula="of:=SUMIFS(['file:///Users/auxano/Documents/Git/TusslyM/Log/GetUniqueValues.xls'#$'Sprint 5 Log'.$E$1:.$E$1048576];['file:///Users/auxano/Documents/Git/TusslyM/Log/GetUniqueValues.xls'#$'Sprint 5 Log'.$B$1:.$B$1048576];[.$B7])" office:value-type="float" office:value="2.25" calcext:value-type="float">
            <text:p>2.25</text:p>
          </table:table-cell>
          <table:table-cell table:number-columns-repeated="9"/>
        </table:table-row>
        <table:table-row table:style-name="ro3">
          <table:table-cell table:style-name="ce29" office:value-type="string" calcext:value-type="string">
            <text:p>TD-421 -- Organizer Unable to Leave Group Chat in Arena Match Support</text:p>
          </table:table-cell>
          <table:table-cell table:formula="of:=IFERROR(INDEX([.$A$1:.$A$294];MATCH(0;COUNTIF([.$B$1:.B8];[.$A$1:.$A$294]);0));&quot;&quot;)" office:value-type="string" office:string-value="TD-419 -- iOS Users Unable to Call Organizer into Arena Chat – Error Triggered on Attempt" calcext:value-type="string">
            <text:p>TD-419 -- iOS Users Unable to Call Organizer into Arena Chat – Error Triggered on Attempt</text:p>
          </table:table-cell>
          <table:table-cell table:formula="of:=SUMIFS(['file:///Users/auxano/Documents/Git/TusslyM/Log/GetUniqueValues.xls'#$'Sprint 5 Log'.$E$1:.$E$1048576];['file:///Users/auxano/Documents/Git/TusslyM/Log/GetUniqueValues.xls'#$'Sprint 5 Log'.$B$1:.$B$1048576];[.$B8])" office:value-type="float" office:value="3.33" calcext:value-type="float">
            <text:p>3.33</text:p>
          </table:table-cell>
          <table:table-cell table:number-columns-repeated="9"/>
        </table:table-row>
        <table:table-row table:style-name="ro3">
          <table:table-cell table:style-name="ce29" office:value-type="string" calcext:value-type="string">
            <text:p>TD-419 -- iOS Users Unable to Call Organizer into Arena Chat – Error Triggered on Attempt</text:p>
          </table:table-cell>
          <table:table-cell table:formula="of:=IFERROR(INDEX([.$A$1:.$A$294];MATCH(0;COUNTIF([.$B$1:.B9];[.$A$1:.$A$294]);0));&quot;&quot;)" office:value-type="string" office:string-value="TD-424 -- iOS - Add Confirmation Pop-Up Before Adding Admin to Arena Chat" calcext:value-type="string">
            <text:p>TD-424 -- iOS - Add Confirmation Pop-Up Before Adding Admin to Arena Chat</text:p>
          </table:table-cell>
          <table:table-cell table:formula="of:=SUMIFS(['file:///Users/auxano/Documents/Git/TusslyM/Log/GetUniqueValues.xls'#$'Sprint 5 Log'.$E$1:.$E$1048576];['file:///Users/auxano/Documents/Git/TusslyM/Log/GetUniqueValues.xls'#$'Sprint 5 Log'.$B$1:.$B$1048576];[.$B9])" office:value-type="float" office:value="1.17" calcext:value-type="float">
            <text:p>1.17</text:p>
          </table:table-cell>
          <table:table-cell table:number-columns-repeated="9"/>
        </table:table-row>
        <table:table-row table:style-name="ro3">
          <table:table-cell table:style-name="ce29" office:value-type="string" calcext:value-type="string">
            <text:p>TD-424 -- iOS - Add Confirmation Pop-Up Before Adding Admin to Arena Chat</text:p>
          </table:table-cell>
          <table:table-cell table:formula="of:=IFERROR(INDEX([.$A$1:.$A$294];MATCH(0;COUNTIF([.$B$1:.B10];[.$A$1:.$A$294]);0));&quot;&quot;)" office:value-type="string" office:string-value="TD-416 -- iOS - Unread Message Counter Missing on Arena Chat Icon" calcext:value-type="string">
            <text:p>TD-416 -- iOS - Unread Message Counter Missing on Arena Chat Icon</text:p>
          </table:table-cell>
          <table:table-cell table:formula="of:=SUMIFS(['file:///Users/auxano/Documents/Git/TusslyM/Log/GetUniqueValues.xls'#$'Sprint 5 Log'.$E$1:.$E$1048576];['file:///Users/auxano/Documents/Git/TusslyM/Log/GetUniqueValues.xls'#$'Sprint 5 Log'.$B$1:.$B$1048576];[.$B10])" office:value-type="float" office:value="4.25" calcext:value-type="float">
            <text:p>4.25</text:p>
          </table:table-cell>
          <table:table-cell table:number-columns-repeated="9"/>
        </table:table-row>
        <table:table-row table:style-name="ro7">
          <table:table-cell table:style-name="ce29" office:value-type="string" calcext:value-type="string">
            <text:p>TD-416 -- iOS - Unread Message Counter Missing on Arena Chat Icon</text:p>
          </table:table-cell>
          <table:table-cell table:formula="of:=IFERROR(INDEX([.$A$1:.$A$294];MATCH(0;COUNTIF([.$B$1:.B11];[.$A$1:.$A$294]);0));&quot;&quot;)" office:value-type="string" office:string-value="TD-413 -- Main Chat Icon Does Not Update with Unread Count on App Resume After Background Messaging" calcext:value-type="string">
            <text:p>TD-413 -- Main Chat Icon Does Not Update with Unread Count on App Resume After Background Messaging</text:p>
          </table:table-cell>
          <table:table-cell table:formula="of:=SUMIFS(['file:///Users/auxano/Documents/Git/TusslyM/Log/GetUniqueValues.xls'#$'Sprint 5 Log'.$E$1:.$E$1048576];['file:///Users/auxano/Documents/Git/TusslyM/Log/GetUniqueValues.xls'#$'Sprint 5 Log'.$B$1:.$B$1048576];[.$B11])" office:value-type="float" office:value="2.5" calcext:value-type="float">
            <text:p>2.5</text:p>
          </table:table-cell>
          <table:table-cell table:number-columns-repeated="9"/>
        </table:table-row>
        <table:table-row table:style-name="ro7">
          <table:table-cell table:style-name="ce29" office:value-type="string" calcext:value-type="string">
            <text:p>TD-413 -- Main Chat Icon Does Not Update with Unread Count on App Resume After Background Messaging</text:p>
          </table:table-cell>
          <table:table-cell table:formula="of:=IFERROR(INDEX([.$A$1:.$A$294];MATCH(0;COUNTIF([.$B$1:.B12];[.$A$1:.$A$294]);0));&quot;&quot;)" office:value-type="string" office:string-value="TD-425 -- AND - Chat History and Real-Time Events Not Loading on First Login – Requires Logout/Login to Sync" calcext:value-type="string">
            <text:p>TD-425 -- AND - Chat History and Real-Time Events Not Loading on First Login – Requires Logout/Login to Sync</text:p>
          </table:table-cell>
          <table:table-cell table:formula="of:=SUMIFS(['file:///Users/auxano/Documents/Git/TusslyM/Log/GetUniqueValues.xls'#$'Sprint 5 Log'.$E$1:.$E$1048576];['file:///Users/auxano/Documents/Git/TusslyM/Log/GetUniqueValues.xls'#$'Sprint 5 Log'.$B$1:.$B$1048576];[.$B12])" office:value-type="float" office:value="2.17" calcext:value-type="float">
            <text:p>2.17</text:p>
          </table:table-cell>
          <table:table-cell table:number-columns-repeated="9"/>
        </table:table-row>
        <table:table-row table:style-name="ro7">
          <table:table-cell table:style-name="ce29" office:value-type="string" calcext:value-type="string">
            <text:p>TD-425 -- AND - Chat History and Real-Time Events Not Loading on First Login – Requires Logout/Login to Sync</text:p>
          </table:table-cell>
          <table:table-cell table:formula="of:=IFERROR(INDEX([.$A$1:.$A$294];MATCH(0;COUNTIF([.$B$1:.B13];[.$A$1:.$A$294]);0));&quot;&quot;)" office:value-type="string" office:string-value="TD-423 -- AND - Unread Message Counter Missing on Arena Chat Icon" calcext:value-type="string">
            <text:p>TD-423 -- AND - Unread Message Counter Missing on Arena Chat Icon</text:p>
          </table:table-cell>
          <table:table-cell table:formula="of:=SUMIFS(['file:///Users/auxano/Documents/Git/TusslyM/Log/GetUniqueValues.xls'#$'Sprint 5 Log'.$E$1:.$E$1048576];['file:///Users/auxano/Documents/Git/TusslyM/Log/GetUniqueValues.xls'#$'Sprint 5 Log'.$B$1:.$B$1048576];[.$B13])" office:value-type="float" office:value="1.42" calcext:value-type="float">
            <text:p>1.42</text:p>
          </table:table-cell>
          <table:table-cell table:number-columns-repeated="9"/>
        </table:table-row>
        <table:table-row table:style-name="ro3">
          <table:table-cell table:style-name="ce29" office:value-type="string" calcext:value-type="string">
            <text:p>TD-423 -- AND - Unread Message Counter Missing on Arena Chat Icon</text:p>
          </table:table-cell>
          <table:table-cell table:formula="of:=IFERROR(INDEX([.$A$1:.$A$294];MATCH(0;COUNTIF([.$B$1:.B14];[.$A$1:.$A$294]);0));&quot;&quot;)" office:value-type="string" office:string-value="TD-412 -- User Receives Second Notification When Message is Deleted Before Being Read" calcext:value-type="string">
            <text:p>TD-412 -- User Receives Second Notification When Message is Deleted Before Being Read</text:p>
          </table:table-cell>
          <table:table-cell table:formula="of:=SUMIFS(['file:///Users/auxano/Documents/Git/TusslyM/Log/GetUniqueValues.xls'#$'Sprint 5 Log'.$E$1:.$E$1048576];['file:///Users/auxano/Documents/Git/TusslyM/Log/GetUniqueValues.xls'#$'Sprint 5 Log'.$B$1:.$B$1048576];[.$B14])" office:value-type="float" office:value="0.34" calcext:value-type="float">
            <text:p>0.34</text:p>
          </table:table-cell>
          <table:table-cell table:number-columns-repeated="9"/>
        </table:table-row>
        <table:table-row table:style-name="ro7">
          <table:table-cell table:style-name="ce29" office:value-type="string" calcext:value-type="string">
            <text:p>TD-413 -- Main Chat Icon Does Not Update with Unread Count on App Resume After Background Messaging</text:p>
          </table:table-cell>
          <table:table-cell table:formula="of:=IFERROR(INDEX([.$A$1:.$A$294];MATCH(0;COUNTIF([.$B$1:.B15];[.$A$1:.$A$294]);0));&quot;&quot;)" office:value-type="string" office:string-value="TD-414 -- Unnecessary Second Push Notification Triggered by Message Edits (Related to TD-412)" calcext:value-type="string">
            <text:p>TD-414 -- Unnecessary Second Push Notification Triggered by Message Edits (Related to TD-412)</text:p>
          </table:table-cell>
          <table:table-cell table:formula="of:=SUMIFS(['file:///Users/auxano/Documents/Git/TusslyM/Log/GetUniqueValues.xls'#$'Sprint 5 Log'.$E$1:.$E$1048576];['file:///Users/auxano/Documents/Git/TusslyM/Log/GetUniqueValues.xls'#$'Sprint 5 Log'.$B$1:.$B$1048576];[.$B15])" office:value-type="float" office:value="0.42" calcext:value-type="float">
            <text:p>0.42</text:p>
          </table:table-cell>
          <table:table-cell table:number-columns-repeated="9"/>
        </table:table-row>
        <table:table-row table:style-name="ro3">
          <table:table-cell table:style-name="ce29" office:value-type="string" calcext:value-type="string">
            <text:p>TD-412 -- User Receives Second Notification When Message is Deleted Before Being Read</text:p>
          </table:table-cell>
          <table:table-cell table:formula="of:=IFERROR(INDEX([.$A$1:.$A$294];MATCH(0;COUNTIF([.$B$1:.B16];[.$A$1:.$A$294]);0));&quot;&quot;)" office:value-type="string" office:string-value="TD-427 -- AND - Add Confirmation Pop-Up Before Adding Admin to Arena Chat" calcext:value-type="string">
            <text:p>TD-427 -- AND - Add Confirmation Pop-Up Before Adding Admin to Arena Chat</text:p>
          </table:table-cell>
          <table:table-cell table:formula="of:=SUMIFS(['file:///Users/auxano/Documents/Git/TusslyM/Log/GetUniqueValues.xls'#$'Sprint 5 Log'.$E$1:.$E$1048576];['file:///Users/auxano/Documents/Git/TusslyM/Log/GetUniqueValues.xls'#$'Sprint 5 Log'.$B$1:.$B$1048576];[.$B16])" office:value-type="float" office:value="1.17" calcext:value-type="float">
            <text:p>1.17</text:p>
          </table:table-cell>
          <table:table-cell table:number-columns-repeated="9"/>
        </table:table-row>
        <table:table-row table:style-name="ro7">
          <table:table-cell table:style-name="ce29" office:value-type="string" calcext:value-type="string">
            <text:p>TD-414 -- Unnecessary Second Push Notification Triggered by Message Edits (Related to TD-412)</text:p>
          </table:table-cell>
          <table:table-cell table:formula="of:=IFERROR(INDEX([.$A$1:.$A$294];MATCH(0;COUNTIF([.$B$1:.B17];[.$A$1:.$A$294]);0));&quot;&quot;)" office:value-type="string" office:string-value="TD-426 -- AND - Main Chat Icon Does Not Update with Unread Count on App Resume After Background Messaging" calcext:value-type="string">
            <text:p>TD-426 -- AND - Main Chat Icon Does Not Update with Unread Count on App Resume After Background Messaging</text:p>
          </table:table-cell>
          <table:table-cell table:formula="of:=SUMIFS(['file:///Users/auxano/Documents/Git/TusslyM/Log/GetUniqueValues.xls'#$'Sprint 5 Log'.$E$1:.$E$1048576];['file:///Users/auxano/Documents/Git/TusslyM/Log/GetUniqueValues.xls'#$'Sprint 5 Log'.$B$1:.$B$1048576];[.$B17])" office:value-type="float" office:value="1" calcext:value-type="float">
            <text:p>1</text:p>
          </table:table-cell>
          <table:table-cell table:number-columns-repeated="9"/>
        </table:table-row>
        <table:table-row table:style-name="ro3">
          <table:table-cell table:style-name="ce29" office:value-type="string" calcext:value-type="string">
            <text:p>TD-427 -- AND - Add Confirmation Pop-Up Before Adding Admin to Arena Chat</text:p>
          </table:table-cell>
          <table:table-cell table:formula="of:=IFERROR(INDEX([.$A$1:.$A$294];MATCH(0;COUNTIF([.$B$1:.B18];[.$A$1:.$A$294]);0));&quot;&quot;)" office:value-type="string" office:string-value="TD-420 -- iOS Users Do Not Receive First Message from Organizer in Arena Chat" calcext:value-type="string">
            <text:p>TD-420 -- iOS Users Do Not Receive First Message from Organizer in Arena Chat</text:p>
          </table:table-cell>
          <table:table-cell table:formula="of:=SUMIFS(['file:///Users/auxano/Documents/Git/TusslyM/Log/GetUniqueValues.xls'#$'Sprint 5 Log'.$E$1:.$E$1048576];['file:///Users/auxano/Documents/Git/TusslyM/Log/GetUniqueValues.xls'#$'Sprint 5 Log'.$B$1:.$B$1048576];[.$B18])" office:value-type="float" office:value="2" calcext:value-type="float">
            <text:p>2</text:p>
          </table:table-cell>
          <table:table-cell table:number-columns-repeated="9"/>
        </table:table-row>
        <table:table-row table:style-name="ro7">
          <table:table-cell table:style-name="ce29" office:value-type="string" calcext:value-type="string">
            <text:p>TD-423 -- AND - Unread Message Counter Missing on Arena Chat Icon</text:p>
          </table:table-cell>
          <table:table-cell table:formula="of:=IFERROR(INDEX([.$A$1:.$A$294];MATCH(0;COUNTIF([.$B$1:.B19];[.$A$1:.$A$294]);0));&quot;&quot;)" office:value-type="string" office:string-value="TD-411 -- iOS - Chat History and Real-Time Events Not Loading on First Login – Requires Logout/Login to Sync" calcext:value-type="string">
            <text:p>TD-411 -- iOS - Chat History and Real-Time Events Not Loading on First Login – Requires Logout/Login to Sync</text:p>
          </table:table-cell>
          <table:table-cell table:formula="of:=SUMIFS(['file:///Users/auxano/Documents/Git/TusslyM/Log/GetUniqueValues.xls'#$'Sprint 5 Log'.$E$1:.$E$1048576];['file:///Users/auxano/Documents/Git/TusslyM/Log/GetUniqueValues.xls'#$'Sprint 5 Log'.$B$1:.$B$1048576];[.$B19])" office:value-type="float" office:value="3" calcext:value-type="float">
            <text:p>3</text:p>
          </table:table-cell>
          <table:table-cell table:number-columns-repeated="9"/>
        </table:table-row>
        <table:table-row table:style-name="ro7">
          <table:table-cell table:style-name="ce29" office:value-type="string" calcext:value-type="string">
            <text:p>TD-426 -- AND - Main Chat Icon Does Not Update with Unread Count on App Resume After Background Messaging</text:p>
          </table:table-cell>
          <table:table-cell table:formula="of:=IFERROR(INDEX([.$A$1:.$A$294];MATCH(0;COUNTIF([.$B$1:.B20];[.$A$1:.$A$294]);0));&quot;&quot;)" office:value-type="string" office:string-value="TD-428 -- AND - App Crashes When Viewing Chatroom and New Friend Starts Typing or Messaging" calcext:value-type="string">
            <text:p>TD-428 -- AND - App Crashes When Viewing Chatroom and New Friend Starts Typing or Messaging</text:p>
          </table:table-cell>
          <table:table-cell table:formula="of:=SUMIFS(['file:///Users/auxano/Documents/Git/TusslyM/Log/GetUniqueValues.xls'#$'Sprint 5 Log'.$E$1:.$E$1048576];['file:///Users/auxano/Documents/Git/TusslyM/Log/GetUniqueValues.xls'#$'Sprint 5 Log'.$B$1:.$B$1048576];[.$B20])" office:value-type="float" office:value="5" calcext:value-type="float">
            <text:p>5</text:p>
          </table:table-cell>
          <table:table-cell table:number-columns-repeated="9"/>
        </table:table-row>
        <table:table-row table:style-name="ro3">
          <table:table-cell table:style-name="ce29" office:value-type="string" calcext:value-type="string">
            <text:p>TD-417 -- iOS Crash in Arena During Chat Usage, Followed by Arena State Desync</text:p>
          </table:table-cell>
          <table:table-cell table:formula="of:=IFERROR(INDEX([.$A$1:.$A$294];MATCH(0;COUNTIF([.$B$1:.B21];[.$A$1:.$A$294]);0));&quot;&quot;)" office:value-type="string" office:string-value="TD-409 -- App Crashes When Viewing Chatroom and New Friend Starts Typing or Messaging" calcext:value-type="string">
            <text:p>TD-409 -- App Crashes When Viewing Chatroom and New Friend Starts Typing or Messaging</text:p>
          </table:table-cell>
          <table:table-cell table:formula="of:=SUMIFS(['file:///Users/auxano/Documents/Git/TusslyM/Log/GetUniqueValues.xls'#$'Sprint 5 Log'.$E$1:.$E$1048576];['file:///Users/auxano/Documents/Git/TusslyM/Log/GetUniqueValues.xls'#$'Sprint 5 Log'.$B$1:.$B$1048576];[.$B21])" office:value-type="float" office:value="8" calcext:value-type="float">
            <text:p>8</text:p>
          </table:table-cell>
          <table:table-cell table:number-columns-repeated="9"/>
        </table:table-row>
        <table:table-row table:style-name="ro7">
          <table:table-cell table:style-name="ce29" office:value-type="string" calcext:value-type="string">
            <text:p>TD-419 -- iOS Users Unable to Call Organizer into Arena Chat – Error Triggered on Attempt</text:p>
          </table:table-cell>
          <table:table-cell table:formula="of:=IFERROR(INDEX([.$A$1:.$A$294];MATCH(0;COUNTIF([.$B$1:.B22];[.$A$1:.$A$294]);0));&quot;&quot;)" office:value-type="string" office:string-value="TD-408 -- iOS App Crash with Orange Microphone Indicator After Initial Use (Likely SDK-Triggered Audio Session)" calcext:value-type="string">
            <text:p>TD-408 -- iOS App Crash with Orange Microphone Indicator After Initial Use (Likely SDK-Triggered Audio Session)</text:p>
          </table:table-cell>
          <table:table-cell table:formula="of:=SUMIFS(['file:///Users/auxano/Documents/Git/TusslyM/Log/GetUniqueValues.xls'#$'Sprint 5 Log'.$E$1:.$E$1048576];['file:///Users/auxano/Documents/Git/TusslyM/Log/GetUniqueValues.xls'#$'Sprint 5 Log'.$B$1:.$B$1048576];[.$B22])" office:value-type="float" office:value="8.5" calcext:value-type="float">
            <text:p>8.5</text:p>
          </table:table-cell>
          <table:table-cell table:number-columns-repeated="9"/>
        </table:table-row>
        <table:table-row table:style-name="ro3">
          <table:table-cell table:style-name="ce29" office:value-type="string" calcext:value-type="string">
            <text:p>TD-420 -- iOS Users Do Not Receive First Message from Organizer in Arena Chat</text:p>
          </table:table-cell>
          <table:table-cell table:formula="of:=IFERROR(INDEX([.$A$1:.$A$294];MATCH(0;COUNTIF([.$B$1:.B23];[.$A$1:.$A$294]);0));&quot;&quot;)" office:value-type="string" office:string-value="TD-405 -- Web - Enable or Implement “Invite via Link” Functionality on Team Page" calcext:value-type="string">
            <text:p>TD-405 -- Web - Enable or Implement “Invite via Link” Functionality on Team Page</text:p>
          </table:table-cell>
          <table:table-cell table:formula="of:=SUMIFS(['file:///Users/auxano/Documents/Git/TusslyM/Log/GetUniqueValues.xls'#$'Sprint 5 Log'.$E$1:.$E$1048576];['file:///Users/auxano/Documents/Git/TusslyM/Log/GetUniqueValues.xls'#$'Sprint 5 Log'.$B$1:.$B$1048576];[.$B23])" office:value-type="float" office:value="1" calcext:value-type="float">
            <text:p>1</text:p>
          </table:table-cell>
          <table:table-cell table:number-columns-repeated="9"/>
        </table:table-row>
        <table:table-row table:style-name="ro3">
          <table:table-cell table:style-name="ce29" office:value-type="string" calcext:value-type="string">
            <text:p>TD-412 -- User Receives Second Notification When Message is Deleted Before Being Read</text:p>
          </table:table-cell>
          <table:table-cell table:formula="of:=IFERROR(INDEX([.$A$1:.$A$294];MATCH(0;COUNTIF([.$B$1:.B24];[.$A$1:.$A$294]);0));&quot;&quot;)" office:value-type="string" office:string-value="TD-386--Notification click redirection" calcext:value-type="string">
            <text:p>TD-386--Notification click redirection</text:p>
          </table:table-cell>
          <table:table-cell table:formula="of:=SUMIFS(['file:///Users/auxano/Documents/Git/TusslyM/Log/GetUniqueValues.xls'#$'Sprint 5 Log'.$E$1:.$E$1048576];['file:///Users/auxano/Documents/Git/TusslyM/Log/GetUniqueValues.xls'#$'Sprint 5 Log'.$B$1:.$B$1048576];[.$B24])" office:value-type="float" office:value="1.75" calcext:value-type="float">
            <text:p>1.75</text:p>
          </table:table-cell>
          <table:table-cell table:number-columns-repeated="9"/>
        </table:table-row>
        <table:table-row table:style-name="ro3">
          <table:table-cell table:style-name="ce29" office:value-type="string" calcext:value-type="string">
            <text:p>TD-414 -- Unnecessary Second Push Notification Triggered by Message Edits (Related to TD-412)</text:p>
          </table:table-cell>
          <table:table-cell table:formula="of:=IFERROR(INDEX([.$A$1:.$A$294];MATCH(0;COUNTIF([.$B$1:.B25];[.$A$1:.$A$294]);0));&quot;&quot;)" office:value-type="string" office:string-value="TD-385--Notification click redirection" calcext:value-type="string">
            <text:p>TD-385--Notification click redirection</text:p>
          </table:table-cell>
          <table:table-cell table:formula="of:=SUMIFS(['file:///Users/auxano/Documents/Git/TusslyM/Log/GetUniqueValues.xls'#$'Sprint 5 Log'.$E$1:.$E$1048576];['file:///Users/auxano/Documents/Git/TusslyM/Log/GetUniqueValues.xls'#$'Sprint 5 Log'.$B$1:.$B$1048576];[.$B25])" office:value-type="float" office:value="0.25" calcext:value-type="float">
            <text:p>0.25</text:p>
          </table:table-cell>
          <table:table-cell table:number-columns-repeated="9"/>
        </table:table-row>
        <table:table-row table:style-name="ro7">
          <table:table-cell table:style-name="ce29" office:value-type="string" calcext:value-type="string">
            <text:p>TD-425 -- AND - Chat History and Real-Time Events Not Loading on First Login – Requires Logout/Login to Sync</text:p>
          </table:table-cell>
          <table:table-cell table:formula="of:=IFERROR(INDEX([.$A$1:.$A$294];MATCH(0;COUNTIF([.$B$1:.B26];[.$A$1:.$A$294]);0));&quot;&quot;)" office:value-type="string" office:string-value="TD-294-- IOS : Unread Count Still Visible After Reading Chat Messages" calcext:value-type="string">
            <text:p>TD-294-- IOS : Unread Count Still Visible After Reading Chat Messages</text:p>
          </table:table-cell>
          <table:table-cell table:formula="of:=SUMIFS(['file:///Users/auxano/Documents/Git/TusslyM/Log/GetUniqueValues.xls'#$'Sprint 5 Log'.$E$1:.$E$1048576];['file:///Users/auxano/Documents/Git/TusslyM/Log/GetUniqueValues.xls'#$'Sprint 5 Log'.$B$1:.$B$1048576];[.$B26])" office:value-type="float" office:value="0.92" calcext:value-type="float">
            <text:p>0.92</text:p>
          </table:table-cell>
          <table:table-cell table:number-columns-repeated="9"/>
        </table:table-row>
        <table:table-row table:style-name="ro7">
          <table:table-cell table:style-name="ce29" office:value-type="string" calcext:value-type="string">
            <text:p>TD-426 -- AND - Main Chat Icon Does Not Update with Unread Count on App Resume After Background Messaging</text:p>
          </table:table-cell>
          <table:table-cell table:formula="of:=IFERROR(INDEX([.$A$1:.$A$294];MATCH(0;COUNTIF([.$B$1:.B27];[.$A$1:.$A$294]);0));&quot;&quot;)" office:value-type="string" office:string-value="TD -- 293 Android : Unread Count Still Visible After Reading Chat Messages" calcext:value-type="string">
            <text:p>TD -- 293 Android : Unread Count Still Visible After Reading Chat Messages</text:p>
          </table:table-cell>
          <table:table-cell table:formula="of:=SUMIFS(['file:///Users/auxano/Documents/Git/TusslyM/Log/GetUniqueValues.xls'#$'Sprint 5 Log'.$E$1:.$E$1048576];['file:///Users/auxano/Documents/Git/TusslyM/Log/GetUniqueValues.xls'#$'Sprint 5 Log'.$B$1:.$B$1048576];[.$B27])" office:value-type="float" office:value="1.92" calcext:value-type="float">
            <text:p>1.92</text:p>
          </table:table-cell>
          <table:table-cell table:number-columns-repeated="9"/>
        </table:table-row>
        <table:table-row table:style-name="ro3">
          <table:table-cell table:style-name="ce29" office:value-type="string" calcext:value-type="string">
            <text:p>TD-423 -- AND - Unread Message Counter Missing on Arena Chat Icon</text:p>
          </table:table-cell>
          <table:table-cell table:formula="of:=IFERROR(INDEX([.$A$1:.$A$294];MATCH(0;COUNTIF([.$B$1:.B28];[.$A$1:.$A$294]);0));&quot;&quot;)" office:value-type="string" office:string-value="TD-284 -- Application is crashed when delete the message." calcext:value-type="string">
            <text:p>TD-284 -- Application is crashed when delete the message.</text:p>
          </table:table-cell>
          <table:table-cell table:formula="of:=SUMIFS(['file:///Users/auxano/Documents/Git/TusslyM/Log/GetUniqueValues.xls'#$'Sprint 5 Log'.$E$1:.$E$1048576];['file:///Users/auxano/Documents/Git/TusslyM/Log/GetUniqueValues.xls'#$'Sprint 5 Log'.$B$1:.$B$1048576];[.$B28])" office:value-type="float" office:value="0.34" calcext:value-type="float">
            <text:p>0.34</text:p>
          </table:table-cell>
          <table:table-cell table:number-columns-repeated="9"/>
        </table:table-row>
        <table:table-row table:style-name="ro3">
          <table:table-cell table:style-name="ce29" office:value-type="string" calcext:value-type="string">
            <text:p>TD-427 -- AND - Add Confirmation Pop-Up Before Adding Admin to Arena Chat</text:p>
          </table:table-cell>
          <table:table-cell table:formula="of:=IFERROR(INDEX([.$A$1:.$A$294];MATCH(0;COUNTIF([.$B$1:.B29];[.$A$1:.$A$294]);0));&quot;&quot;)" office:value-type="string" office:string-value="TD-387--IOS: Notification delay" calcext:value-type="string">
            <text:p>TD-387--IOS: Notification delay</text:p>
          </table:table-cell>
          <table:table-cell table:formula="of:=SUMIFS(['file:///Users/auxano/Documents/Git/TusslyM/Log/GetUniqueValues.xls'#$'Sprint 5 Log'.$E$1:.$E$1048576];['file:///Users/auxano/Documents/Git/TusslyM/Log/GetUniqueValues.xls'#$'Sprint 5 Log'.$B$1:.$B$1048576];[.$B29])" office:value-type="float" office:value="1.5" calcext:value-type="float">
            <text:p>1.5</text:p>
          </table:table-cell>
          <table:table-cell table:number-columns-repeated="9"/>
        </table:table-row>
        <table:table-row table:style-name="ro7">
          <table:table-cell table:style-name="ce29" office:value-type="string" calcext:value-type="string">
            <text:p>TD-411 -- iOS - Chat History and Real-Time Events Not Loading on First Login – Requires Logout/Login to Sync</text:p>
          </table:table-cell>
          <table:table-cell table:formula="of:=IFERROR(INDEX([.$A$1:.$A$294];MATCH(0;COUNTIF([.$B$1:.B30];[.$A$1:.$A$294]);0));&quot;&quot;)" office:value-type="string" office:string-value="TD-282 -- Edit Chat message is not working properly" calcext:value-type="string">
            <text:p>TD-282 -- Edit Chat message is not working properly</text:p>
          </table:table-cell>
          <table:table-cell table:formula="of:=SUMIFS(['file:///Users/auxano/Documents/Git/TusslyM/Log/GetUniqueValues.xls'#$'Sprint 5 Log'.$E$1:.$E$1048576];['file:///Users/auxano/Documents/Git/TusslyM/Log/GetUniqueValues.xls'#$'Sprint 5 Log'.$B$1:.$B$1048576];[.$B30])" office:value-type="float" office:value="4.42" calcext:value-type="float">
            <text:p>4.42</text:p>
          </table:table-cell>
          <table:table-cell table:number-columns-repeated="9"/>
        </table:table-row>
        <table:table-row table:style-name="ro3">
          <table:table-cell table:style-name="ce29" office:value-type="string" calcext:value-type="string">
            <text:p>TD-416 -- iOS - Unread Message Counter Missing on Arena Chat Icon</text:p>
          </table:table-cell>
          <table:table-cell table:formula="of:=IFERROR(INDEX([.$A$1:.$A$294];MATCH(0;COUNTIF([.$B$1:.B31];[.$A$1:.$A$294]);0));&quot;&quot;)" office:value-type="string" office:string-value="TD-339-- IOS : Received notification in the group chat" calcext:value-type="string">
            <text:p>TD-339-- IOS : Received notification in the group chat</text:p>
          </table:table-cell>
          <table:table-cell table:formula="of:=SUMIFS(['file:///Users/auxano/Documents/Git/TusslyM/Log/GetUniqueValues.xls'#$'Sprint 5 Log'.$E$1:.$E$1048576];['file:///Users/auxano/Documents/Git/TusslyM/Log/GetUniqueValues.xls'#$'Sprint 5 Log'.$B$1:.$B$1048576];[.$B31])" office:value-type="float" office:value="0.5" calcext:value-type="float">
            <text:p>0.5</text:p>
          </table:table-cell>
          <table:table-cell table:number-columns-repeated="9"/>
        </table:table-row>
        <table:table-row table:style-name="ro3">
          <table:table-cell table:style-name="ce29" office:value-type="string" calcext:value-type="string">
            <text:p>TD-424 -- iOS - Add Confirmation Pop-Up Before Adding Admin to Arena Chat</text:p>
          </table:table-cell>
          <table:table-cell table:formula="of:=IFERROR(INDEX([.$A$1:.$A$294];MATCH(0;COUNTIF([.$B$1:.B32];[.$A$1:.$A$294]);0));&quot;&quot;)" office:value-type="string" office:string-value="TD-349--User shows as online even when user is closed or logout" calcext:value-type="string">
            <text:p>TD-349--User shows as online even when user is closed or logout</text:p>
          </table:table-cell>
          <table:table-cell table:formula="of:=SUMIFS(['file:///Users/auxano/Documents/Git/TusslyM/Log/GetUniqueValues.xls'#$'Sprint 5 Log'.$E$1:.$E$1048576];['file:///Users/auxano/Documents/Git/TusslyM/Log/GetUniqueValues.xls'#$'Sprint 5 Log'.$B$1:.$B$1048576];[.$B32])" office:value-type="float" office:value="1.17" calcext:value-type="float">
            <text:p>1.17</text:p>
          </table:table-cell>
          <table:table-cell table:number-columns-repeated="9"/>
        </table:table-row>
        <table:table-row table:style-name="ro3">
          <table:table-cell table:style-name="ce29" office:value-type="string" calcext:value-type="string">
            <text:p>TD-418 -- Add Back Button to Chat Page for Organizers to Return to Previous Panel Section</text:p>
          </table:table-cell>
          <table:table-cell table:formula="of:=IFERROR(INDEX([.$A$1:.$A$294];MATCH(0;COUNTIF([.$B$1:.B33];[.$A$1:.$A$294]);0));&quot;&quot;)" office:value-type="string" office:string-value="TD-280 -- User shows as online even when app is closed or in background" calcext:value-type="string">
            <text:p>TD-280 -- User shows as online even when app is closed or in background</text:p>
          </table:table-cell>
          <table:table-cell table:formula="of:=SUMIFS(['file:///Users/auxano/Documents/Git/TusslyM/Log/GetUniqueValues.xls'#$'Sprint 5 Log'.$E$1:.$E$1048576];['file:///Users/auxano/Documents/Git/TusslyM/Log/GetUniqueValues.xls'#$'Sprint 5 Log'.$B$1:.$B$1048576];[.$B33])" office:value-type="float" office:value="0.5" calcext:value-type="float">
            <text:p>0.5</text:p>
          </table:table-cell>
          <table:table-cell table:number-columns-repeated="9"/>
        </table:table-row>
        <table:table-row table:style-name="ro7">
          <table:table-cell table:style-name="ce29" office:value-type="string" calcext:value-type="string">
            <text:p>TD-415 -- Organizer Chat Icon Fails to Create Group Chat with Checked-In Players</text:p>
          </table:table-cell>
          <table:table-cell table:formula="of:=IFERROR(INDEX([.$A$1:.$A$294];MATCH(0;COUNTIF([.$B$1:.B34];[.$A$1:.$A$294]);0));&quot;&quot;)" office:value-type="string" office:string-value="TD-278 -- The message appears as &quot;read&quot; even though it hasn't actually been read by the recipient." calcext:value-type="string">
            <text:p>TD-278 -- The message appears as "read" even though it hasn't actually been read by the recipient.</text:p>
          </table:table-cell>
          <table:table-cell table:formula="of:=SUMIFS(['file:///Users/auxano/Documents/Git/TusslyM/Log/GetUniqueValues.xls'#$'Sprint 5 Log'.$E$1:.$E$1048576];['file:///Users/auxano/Documents/Git/TusslyM/Log/GetUniqueValues.xls'#$'Sprint 5 Log'.$B$1:.$B$1048576];[.$B34])" office:value-type="float" office:value="3.33" calcext:value-type="float">
            <text:p>3.33</text:p>
          </table:table-cell>
          <table:table-cell table:number-columns-repeated="9"/>
        </table:table-row>
        <table:table-row table:style-name="ro3">
          <table:table-cell table:style-name="ce29" office:value-type="string" calcext:value-type="string">
            <text:p>TD-421 -- Organizer Unable to Leave Group Chat in Arena Match Support</text:p>
          </table:table-cell>
          <table:table-cell table:formula="of:=IFERROR(INDEX([.$A$1:.$A$294];MATCH(0;COUNTIF([.$B$1:.B35];[.$A$1:.$A$294]);0));&quot;&quot;)" office:value-type="string" office:string-value="TD-281 -- Showing Typing Indicator even when app is closed" calcext:value-type="string">
            <text:p>TD-281 -- Showing Typing Indicator even when app is closed</text:p>
          </table:table-cell>
          <table:table-cell table:formula="of:=SUMIFS(['file:///Users/auxano/Documents/Git/TusslyM/Log/GetUniqueValues.xls'#$'Sprint 5 Log'.$E$1:.$E$1048576];['file:///Users/auxano/Documents/Git/TusslyM/Log/GetUniqueValues.xls'#$'Sprint 5 Log'.$B$1:.$B$1048576];[.$B35])" office:value-type="float" office:value="0.67" calcext:value-type="float">
            <text:p>0.67</text:p>
          </table:table-cell>
          <table:table-cell table:number-columns-repeated="9"/>
        </table:table-row>
        <table:table-row table:style-name="ro7">
          <table:table-cell table:style-name="ce29" office:value-type="string" calcext:value-type="string">
            <text:p>TD-428 -- AND - App Crashes When Viewing Chatroom and New Friend Starts Typing or Messaging</text:p>
          </table:table-cell>
          <table:table-cell table:formula="of:=IFERROR(INDEX([.$A$1:.$A$294];MATCH(0;COUNTIF([.$B$1:.B36];[.$A$1:.$A$294]);0));&quot;&quot;)" office:value-type="string" office:string-value="TD-272 -- IOS app crashes when clicking on chat" calcext:value-type="string">
            <text:p>TD-272 -- IOS app crashes when clicking on chat</text:p>
          </table:table-cell>
          <table:table-cell table:formula="of:=SUMIFS(['file:///Users/auxano/Documents/Git/TusslyM/Log/GetUniqueValues.xls'#$'Sprint 5 Log'.$E$1:.$E$1048576];['file:///Users/auxano/Documents/Git/TusslyM/Log/GetUniqueValues.xls'#$'Sprint 5 Log'.$B$1:.$B$1048576];[.$B36])" office:value-type="float" office:value="2.17" calcext:value-type="float">
            <text:p>2.17</text:p>
          </table:table-cell>
          <table:table-cell table:number-columns-repeated="9"/>
        </table:table-row>
        <table:table-row table:style-name="ro3">
          <table:table-cell table:style-name="ce29" office:value-type="string" calcext:value-type="string">
            <text:p>TD-409 -- App Crashes When Viewing Chatroom and New Friend Starts Typing or Messaging</text:p>
          </table:table-cell>
          <table:table-cell table:formula="of:=IFERROR(INDEX([.$A$1:.$A$294];MATCH(0;COUNTIF([.$B$1:.B37];[.$A$1:.$A$294]);0));&quot;&quot;)" office:value-type="string" office:string-value="TD-275 -- Chat page should be refreshed." calcext:value-type="string">
            <text:p>TD-275 -- Chat page should be refreshed.</text:p>
          </table:table-cell>
          <table:table-cell table:formula="of:=SUMIFS(['file:///Users/auxano/Documents/Git/TusslyM/Log/GetUniqueValues.xls'#$'Sprint 5 Log'.$E$1:.$E$1048576];['file:///Users/auxano/Documents/Git/TusslyM/Log/GetUniqueValues.xls'#$'Sprint 5 Log'.$B$1:.$B$1048576];[.$B37])" office:value-type="float" office:value="0.92" calcext:value-type="float">
            <text:p>0.92</text:p>
          </table:table-cell>
          <table:table-cell table:number-columns-repeated="9"/>
        </table:table-row>
        <table:table-row table:style-name="ro7">
          <table:table-cell table:style-name="ce29" office:value-type="string" calcext:value-type="string">
            <text:p>TD-408 -- iOS App Crash with Orange Microphone Indicator After Initial Use (Likely SDK-Triggered Audio Session)</text:p>
          </table:table-cell>
          <table:table-cell table:formula="of:=IFERROR(INDEX([.$A$1:.$A$294];MATCH(0;COUNTIF([.$B$1:.B38];[.$A$1:.$A$294]);0));&quot;&quot;)" office:value-type="string" office:string-value="TD-340 -- IOS : Group chat scrolling is not working" calcext:value-type="string">
            <text:p>TD-340 -- IOS : Group chat scrolling is not working</text:p>
          </table:table-cell>
          <table:table-cell table:formula="of:=SUMIFS(['file:///Users/auxano/Documents/Git/TusslyM/Log/GetUniqueValues.xls'#$'Sprint 5 Log'.$E$1:.$E$1048576];['file:///Users/auxano/Documents/Git/TusslyM/Log/GetUniqueValues.xls'#$'Sprint 5 Log'.$B$1:.$B$1048576];[.$B38])" office:value-type="float" office:value="3.67" calcext:value-type="float">
            <text:p>3.67</text:p>
          </table:table-cell>
          <table:table-cell table:number-columns-repeated="9"/>
        </table:table-row>
        <table:table-row table:style-name="ro3">
          <table:table-cell table:style-name="ce29" office:value-type="string" calcext:value-type="string">
            <text:p>TD-409 -- App Crashes When Viewing Chatroom and New Friend Starts Typing or Messaging</text:p>
          </table:table-cell>
          <table:table-cell table:formula="of:=IFERROR(INDEX([.$A$1:.$A$294];MATCH(0;COUNTIF([.$B$1:.B39];[.$A$1:.$A$294]);0));&quot;&quot;)" office:value-type="string" office:string-value="TD-290 -- Chat Does Not Auto-Scroll down to see Latest Message" calcext:value-type="string">
            <text:p>TD-290 -- Chat Does Not Auto-Scroll down to see Latest Message</text:p>
          </table:table-cell>
          <table:table-cell table:formula="of:=SUMIFS(['file:///Users/auxano/Documents/Git/TusslyM/Log/GetUniqueValues.xls'#$'Sprint 5 Log'.$E$1:.$E$1048576];['file:///Users/auxano/Documents/Git/TusslyM/Log/GetUniqueValues.xls'#$'Sprint 5 Log'.$B$1:.$B$1048576];[.$B39])" office:value-type="float" office:value="2.5" calcext:value-type="float">
            <text:p>2.5</text:p>
          </table:table-cell>
          <table:table-cell table:number-columns-repeated="9"/>
        </table:table-row>
        <table:table-row table:style-name="ro7">
          <table:table-cell table:style-name="ce29" office:value-type="string" calcext:value-type="string">
            <text:p>TD-408 -- iOS App Crash with Orange Microphone Indicator After Initial Use (Likely SDK-Triggered Audio Session)</text:p>
          </table:table-cell>
          <table:table-cell table:formula="of:=IFERROR(INDEX([.$A$1:.$A$294];MATCH(0;COUNTIF([.$B$1:.B40];[.$A$1:.$A$294]);0));&quot;&quot;)" office:value-type="string" office:string-value="TD-276 -- Chat Listing page should be refreshed." calcext:value-type="string">
            <text:p>TD-276 -- Chat Listing page should be refreshed.</text:p>
          </table:table-cell>
          <table:table-cell table:formula="of:=SUMIFS(['file:///Users/auxano/Documents/Git/TusslyM/Log/GetUniqueValues.xls'#$'Sprint 5 Log'.$E$1:.$E$1048576];['file:///Users/auxano/Documents/Git/TusslyM/Log/GetUniqueValues.xls'#$'Sprint 5 Log'.$B$1:.$B$1048576];[.$B40])" office:value-type="float" office:value="1" calcext:value-type="float">
            <text:p>1</text:p>
          </table:table-cell>
          <table:table-cell table:number-columns-repeated="9"/>
        </table:table-row>
        <table:table-row table:style-name="ro7">
          <table:table-cell table:style-name="ce29" office:value-type="string" calcext:value-type="string">
            <text:p>TD-405 -- Web - Enable or Implement “Invite via Link” Functionality on Team Page</text:p>
          </table:table-cell>
          <table:table-cell table:formula="of:=IFERROR(INDEX([.$A$1:.$A$294];MATCH(0;COUNTIF([.$B$1:.B41];[.$A$1:.$A$294]);0));&quot;&quot;)" office:value-type="string" office:string-value="TD-270 --Show a pop-up on iOS when chat is tapped by a user who is not logged in or registered." calcext:value-type="string">
            <text:p>TD-270 --Show a pop-up on iOS when chat is tapped by a user who is not logged in or registered.</text:p>
          </table:table-cell>
          <table:table-cell table:formula="of:=SUMIFS(['file:///Users/auxano/Documents/Git/TusslyM/Log/GetUniqueValues.xls'#$'Sprint 5 Log'.$E$1:.$E$1048576];['file:///Users/auxano/Documents/Git/TusslyM/Log/GetUniqueValues.xls'#$'Sprint 5 Log'.$B$1:.$B$1048576];[.$B41])" office:value-type="float" office:value="0.33" calcext:value-type="float">
            <text:p>0.33</text:p>
          </table:table-cell>
          <table:table-cell table:number-columns-repeated="9"/>
        </table:table-row>
        <table:table-row table:style-name="ro3">
          <table:table-cell table:style-name="ce29" office:value-type="string" calcext:value-type="string">
            <text:p>TD-386--Notification click redirection</text:p>
          </table:table-cell>
          <table:table-cell table:formula="of:=IFERROR(INDEX([.$A$1:.$A$294];MATCH(0;COUNTIF([.$B$1:.B42];[.$A$1:.$A$294]);0));&quot;&quot;)" office:value-type="string" office:string-value="TD-286 -- Unable to Delete Message from Reply Thread" calcext:value-type="string">
            <text:p>TD-286 -- Unable to Delete Message from Reply Thread</text:p>
          </table:table-cell>
          <table:table-cell table:formula="of:=SUMIFS(['file:///Users/auxano/Documents/Git/TusslyM/Log/GetUniqueValues.xls'#$'Sprint 5 Log'.$E$1:.$E$1048576];['file:///Users/auxano/Documents/Git/TusslyM/Log/GetUniqueValues.xls'#$'Sprint 5 Log'.$B$1:.$B$1048576];[.$B42])" office:value-type="float" office:value="0.95" calcext:value-type="float">
            <text:p>0.95</text:p>
          </table:table-cell>
          <table:table-cell table:number-columns-repeated="9"/>
        </table:table-row>
        <table:table-row table:style-name="ro3">
          <table:table-cell table:style-name="ce29" office:value-type="string" calcext:value-type="string">
            <text:p>TD-385--Notification click redirection</text:p>
          </table:table-cell>
          <table:table-cell table:formula="of:=IFERROR(INDEX([.$A$1:.$A$294];MATCH(0;COUNTIF([.$B$1:.B43];[.$A$1:.$A$294]);0));&quot;&quot;)" office:value-type="string" office:string-value="TD --291 Duplicate Messages Sent on Multiple Quick Taps of Send Button" calcext:value-type="string">
            <text:p>TD --291 Duplicate Messages Sent on Multiple Quick Taps of Send Button</text:p>
          </table:table-cell>
          <table:table-cell table:formula="of:=SUMIFS(['file:///Users/auxano/Documents/Git/TusslyM/Log/GetUniqueValues.xls'#$'Sprint 5 Log'.$E$1:.$E$1048576];['file:///Users/auxano/Documents/Git/TusslyM/Log/GetUniqueValues.xls'#$'Sprint 5 Log'.$B$1:.$B$1048576];[.$B43])" office:value-type="float" office:value="1.5" calcext:value-type="float">
            <text:p>1.5</text:p>
          </table:table-cell>
          <table:table-cell table:number-columns-repeated="9"/>
        </table:table-row>
        <table:table-row table:style-name="ro3">
          <table:table-cell table:style-name="ce29" office:value-type="string" calcext:value-type="string">
            <text:p>TD-294-- IOS : Unread Count Still Visible After Reading Chat Messages</text:p>
          </table:table-cell>
          <table:table-cell table:formula="of:=IFERROR(INDEX([.$A$1:.$A$294];MATCH(0;COUNTIF([.$B$1:.B44];[.$A$1:.$A$294]);0));&quot;&quot;)" office:value-type="string" office:string-value="TD-342--Show the loader when attachment is sent" calcext:value-type="string">
            <text:p>TD-342--Show the loader when attachment is sent</text:p>
          </table:table-cell>
          <table:table-cell table:formula="of:=SUMIFS(['file:///Users/auxano/Documents/Git/TusslyM/Log/GetUniqueValues.xls'#$'Sprint 5 Log'.$E$1:.$E$1048576];['file:///Users/auxano/Documents/Git/TusslyM/Log/GetUniqueValues.xls'#$'Sprint 5 Log'.$B$1:.$B$1048576];[.$B44])" office:value-type="float" office:value="0.5" calcext:value-type="float">
            <text:p>0.5</text:p>
          </table:table-cell>
          <table:table-cell table:number-columns-repeated="9"/>
        </table:table-row>
        <table:table-row table:style-name="ro3">
          <table:table-cell table:style-name="ce29" office:value-type="string" calcext:value-type="string">
            <text:p>TD -- 293 Android : Unread Count Still Visible After Reading Chat Messages</text:p>
          </table:table-cell>
          <table:table-cell table:formula="of:=IFERROR(INDEX([.$A$1:.$A$294];MATCH(0;COUNTIF([.$B$1:.B45];[.$A$1:.$A$294]);0));&quot;&quot;)" office:value-type="string" office:string-value="TD-347 -- iOS - Display Action Message in Chat" calcext:value-type="string">
            <text:p>TD-347 -- iOS - Display Action Message in Chat</text:p>
          </table:table-cell>
          <table:table-cell table:formula="of:=SUMIFS(['file:///Users/auxano/Documents/Git/TusslyM/Log/GetUniqueValues.xls'#$'Sprint 5 Log'.$E$1:.$E$1048576];['file:///Users/auxano/Documents/Git/TusslyM/Log/GetUniqueValues.xls'#$'Sprint 5 Log'.$B$1:.$B$1048576];[.$B45])" office:value-type="float" office:value="3.33" calcext:value-type="float">
            <text:p>3.33</text:p>
          </table:table-cell>
          <table:table-cell table:number-columns-repeated="9"/>
        </table:table-row>
        <table:table-row table:style-name="ro3">
          <table:table-cell table:style-name="ce29" office:value-type="string" calcext:value-type="string">
            <text:p>TD-284 -- Application is crashed when delete the message.</text:p>
          </table:table-cell>
          <table:table-cell table:formula="of:=IFERROR(INDEX([.$A$1:.$A$294];MATCH(0;COUNTIF([.$B$1:.B46];[.$A$1:.$A$294]);0));&quot;&quot;)" office:value-type="string" office:string-value="TD-353--Three-Dot Menu on Last Message Not Fully Visible Without Scrolling" calcext:value-type="string">
            <text:p>TD-353--Three-Dot Menu on Last Message Not Fully Visible Without Scrolling</text:p>
          </table:table-cell>
          <table:table-cell table:formula="of:=SUMIFS(['file:///Users/auxano/Documents/Git/TusslyM/Log/GetUniqueValues.xls'#$'Sprint 5 Log'.$E$1:.$E$1048576];['file:///Users/auxano/Documents/Git/TusslyM/Log/GetUniqueValues.xls'#$'Sprint 5 Log'.$B$1:.$B$1048576];[.$B46])" office:value-type="float" office:value="1.12" calcext:value-type="float">
            <text:p>1.12</text:p>
          </table:table-cell>
          <table:table-cell table:number-columns-repeated="9"/>
        </table:table-row>
        <table:table-row table:style-name="ro3">
          <table:table-cell office:value-type="string" calcext:value-type="string">
            <text:p>Call With CometChat</text:p>
          </table:table-cell>
          <table:table-cell table:formula="of:=IFERROR(INDEX([.$A$1:.$A$294];MATCH(0;COUNTIF([.$B$1:.B47];[.$A$1:.$A$294]);0));&quot;&quot;)" office:value-type="string" office:string-value="TD-283 -- Showing Typing Indicator even when app is closed" calcext:value-type="string">
            <text:p>TD-283 -- Showing Typing Indicator even when app is closed</text:p>
          </table:table-cell>
          <table:table-cell table:formula="of:=SUMIFS(['file:///Users/auxano/Documents/Git/TusslyM/Log/GetUniqueValues.xls'#$'Sprint 5 Log'.$E$1:.$E$1048576];['file:///Users/auxano/Documents/Git/TusslyM/Log/GetUniqueValues.xls'#$'Sprint 5 Log'.$B$1:.$B$1048576];[.$B47])" office:value-type="float" office:value="3.33" calcext:value-type="float">
            <text:p>3.33</text:p>
          </table:table-cell>
          <table:table-cell table:number-columns-repeated="9"/>
        </table:table-row>
        <table:table-row table:style-name="ro2">
          <table:table-cell office:value-type="string" calcext:value-type="string">
            <text:p>Call With CometChat</text:p>
          </table:table-cell>
          <table:table-cell table:formula="of:=IFERROR(INDEX([.$A$1:.$A$294];MATCH(0;COUNTIF([.$B$1:.B48];[.$A$1:.$A$294]);0));&quot;&quot;)" office:value-type="string" office:string-value="TD-277 -- Chat Listing page should be refreshed." calcext:value-type="string">
            <text:p>TD-277 -- Chat Listing page should be refreshed.</text:p>
          </table:table-cell>
          <table:table-cell table:formula="of:=SUMIFS(['file:///Users/auxano/Documents/Git/TusslyM/Log/GetUniqueValues.xls'#$'Sprint 5 Log'.$E$1:.$E$1048576];['file:///Users/auxano/Documents/Git/TusslyM/Log/GetUniqueValues.xls'#$'Sprint 5 Log'.$B$1:.$B$1048576];[.$B48])" office:value-type="float" office:value="0.75" calcext:value-type="float">
            <text:p>0.75</text:p>
          </table:table-cell>
          <table:table-cell table:number-columns-repeated="9"/>
        </table:table-row>
        <table:table-row table:style-name="ro2">
          <table:table-cell office:value-type="string" calcext:value-type="string">
            <text:p>TD-387--IOS: Notification delay</text:p>
          </table:table-cell>
          <table:table-cell table:formula="of:=IFERROR(INDEX([.$A$1:.$A$294];MATCH(0;COUNTIF([.$B$1:.B49];[.$A$1:.$A$294]);0));&quot;&quot;)" office:value-type="string" office:string-value="TD-285-- Loader moves continuously not stop" calcext:value-type="string">
            <text:p>TD-285-- Loader moves continuously not stop</text:p>
          </table:table-cell>
          <table:table-cell table:formula="of:=SUMIFS(['file:///Users/auxano/Documents/Git/TusslyM/Log/GetUniqueValues.xls'#$'Sprint 5 Log'.$E$1:.$E$1048576];['file:///Users/auxano/Documents/Git/TusslyM/Log/GetUniqueValues.xls'#$'Sprint 5 Log'.$B$1:.$B$1048576];[.$B49])" office:value-type="float" office:value="1.75" calcext:value-type="float">
            <text:p>1.75</text:p>
          </table:table-cell>
          <table:table-cell table:number-columns-repeated="9"/>
        </table:table-row>
        <table:table-row table:style-name="ro3">
          <table:table-cell office:value-type="string" calcext:value-type="string">
            <text:p>TD-282 -- Edit Chat message is not working properly</text:p>
          </table:table-cell>
          <table:table-cell table:formula="of:=IFERROR(INDEX([.$A$1:.$A$294];MATCH(0;COUNTIF([.$B$1:.B50];[.$A$1:.$A$294]);0));&quot;&quot;)" office:value-type="string" office:string-value="TD-346--Display Action Message in Chat" calcext:value-type="string">
            <text:p>TD-346--Display Action Message in Chat</text:p>
          </table:table-cell>
          <table:table-cell table:formula="of:=SUMIFS(['file:///Users/auxano/Documents/Git/TusslyM/Log/GetUniqueValues.xls'#$'Sprint 5 Log'.$E$1:.$E$1048576];['file:///Users/auxano/Documents/Git/TusslyM/Log/GetUniqueValues.xls'#$'Sprint 5 Log'.$B$1:.$B$1048576];[.$B50])" office:value-type="float" office:value="3.33" calcext:value-type="float">
            <text:p>3.33</text:p>
          </table:table-cell>
          <table:table-cell table:number-columns-repeated="9"/>
        </table:table-row>
        <table:table-row table:style-name="ro3">
          <table:table-cell office:value-type="string" calcext:value-type="string">
            <text:p>TD-339-- IOS : Received notification in the group chat</text:p>
          </table:table-cell>
          <table:table-cell table:formula="of:=IFERROR(INDEX([.$A$1:.$A$294];MATCH(0;COUNTIF([.$B$1:.B51];[.$A$1:.$A$294]);0));&quot;&quot;)" office:value-type="string" office:string-value="TD -341--Edited Message Not Cleared from Input Field After Clicking Cancel" calcext:value-type="string">
            <text:p>TD -341--Edited Message Not Cleared from Input Field After Clicking Cancel</text:p>
          </table:table-cell>
          <table:table-cell table:formula="of:=SUMIFS(['file:///Users/auxano/Documents/Git/TusslyM/Log/GetUniqueValues.xls'#$'Sprint 5 Log'.$E$1:.$E$1048576];['file:///Users/auxano/Documents/Git/TusslyM/Log/GetUniqueValues.xls'#$'Sprint 5 Log'.$B$1:.$B$1048576];[.$B51])" office:value-type="float" office:value="0.95" calcext:value-type="float">
            <text:p>0.95</text:p>
          </table:table-cell>
          <table:table-cell table:number-columns-repeated="9"/>
        </table:table-row>
        <table:table-row table:style-name="ro3">
          <table:table-cell office:value-type="string" calcext:value-type="string">
            <text:p>TD-386--Notification click redirection</text:p>
          </table:table-cell>
          <table:table-cell table:formula="of:=IFERROR(INDEX([.$A$1:.$A$294];MATCH(0;COUNTIF([.$B$1:.B52];[.$A$1:.$A$294]);0));&quot;&quot;)" office:value-type="string" office:string-value="TD-343--Android: Show the loader when attachment is sent" calcext:value-type="string">
            <text:p>TD-343--Android: Show the loader when attachment is sent</text:p>
          </table:table-cell>
          <table:table-cell table:formula="of:=SUMIFS(['file:///Users/auxano/Documents/Git/TusslyM/Log/GetUniqueValues.xls'#$'Sprint 5 Log'.$E$1:.$E$1048576];['file:///Users/auxano/Documents/Git/TusslyM/Log/GetUniqueValues.xls'#$'Sprint 5 Log'.$B$1:.$B$1048576];[.$B52])" office:value-type="float" office:value="0.17" calcext:value-type="float">
            <text:p>0.17</text:p>
          </table:table-cell>
          <table:table-cell table:number-columns-repeated="9"/>
        </table:table-row>
        <table:table-row table:style-name="ro3">
          <table:table-cell office:value-type="string" calcext:value-type="string">
            <text:p>TD-349--User shows as online even when user is closed or logout</text:p>
          </table:table-cell>
          <table:table-cell table:formula="of:=IFERROR(INDEX([.$A$1:.$A$294];MATCH(0;COUNTIF([.$B$1:.B53];[.$A$1:.$A$294]);0));&quot;&quot;)" office:value-type="string" office:string-value="TD-240 -- iOS - Customization -- Reply to Chat Message" calcext:value-type="string">
            <text:p>TD-240 -- iOS - Customization -- Reply to Chat Message</text:p>
          </table:table-cell>
          <table:table-cell table:formula="of:=SUMIFS(['file:///Users/auxano/Documents/Git/TusslyM/Log/GetUniqueValues.xls'#$'Sprint 5 Log'.$E$1:.$E$1048576];['file:///Users/auxano/Documents/Git/TusslyM/Log/GetUniqueValues.xls'#$'Sprint 5 Log'.$B$1:.$B$1048576];[.$B53])" office:value-type="float" office:value="9.17" calcext:value-type="float">
            <text:p>9.17</text:p>
          </table:table-cell>
          <table:table-cell table:number-columns-repeated="9"/>
        </table:table-row>
        <table:table-row table:style-name="ro3">
          <table:table-cell office:value-type="string" calcext:value-type="string">
            <text:p>TD-280 -- User shows as online even when app is closed or in background</text:p>
          </table:table-cell>
          <table:table-cell table:formula="of:=IFERROR(INDEX([.$A$1:.$A$294];MATCH(0;COUNTIF([.$B$1:.B54];[.$A$1:.$A$294]);0));&quot;&quot;)" office:value-type="string" office:string-value="TD-238 -- iOS - Customization #4-1 -- Disable Chat After Match Completion" calcext:value-type="string">
            <text:p>TD-238 -- iOS - Customization #4-1 -- Disable Chat After Match Completion</text:p>
          </table:table-cell>
          <table:table-cell table:formula="of:=SUMIFS(['file:///Users/auxano/Documents/Git/TusslyM/Log/GetUniqueValues.xls'#$'Sprint 5 Log'.$E$1:.$E$1048576];['file:///Users/auxano/Documents/Git/TusslyM/Log/GetUniqueValues.xls'#$'Sprint 5 Log'.$B$1:.$B$1048576];[.$B54])" office:value-type="float" office:value="4.92" calcext:value-type="float">
            <text:p>4.92</text:p>
          </table:table-cell>
          <table:table-cell table:number-columns-repeated="9"/>
        </table:table-row>
        <table:table-row table:style-name="ro7">
          <table:table-cell office:value-type="string" calcext:value-type="string">
            <text:p>TD-278 -- The message appears as "read" even though it hasn't actually been read by the recipient.</text:p>
          </table:table-cell>
          <table:table-cell table:formula="of:=IFERROR(INDEX([.$A$1:.$A$294];MATCH(0;COUNTIF([.$B$1:.B55];[.$A$1:.$A$294]);0));&quot;&quot;)" office:value-type="string" office:string-value="TD-234 -- iOS - Step #9-1 -- Send Notification" calcext:value-type="string">
            <text:p>TD-234 -- iOS - Step #9-1 -- Send Notification</text:p>
          </table:table-cell>
          <table:table-cell table:formula="of:=SUMIFS(['file:///Users/auxano/Documents/Git/TusslyM/Log/GetUniqueValues.xls'#$'Sprint 5 Log'.$E$1:.$E$1048576];['file:///Users/auxano/Documents/Git/TusslyM/Log/GetUniqueValues.xls'#$'Sprint 5 Log'.$B$1:.$B$1048576];[.$B55])" office:value-type="float" office:value="3.33" calcext:value-type="float">
            <text:p>3.33</text:p>
          </table:table-cell>
          <table:table-cell table:number-columns-repeated="9"/>
        </table:table-row>
        <table:table-row table:style-name="ro3">
          <table:table-cell office:value-type="string" calcext:value-type="string">
            <text:p>TD-281 -- Showing Typing Indicator even when app is closed</text:p>
          </table:table-cell>
          <table:table-cell table:formula="of:=IFERROR(INDEX([.$A$1:.$A$294];MATCH(0;COUNTIF([.$B$1:.B56];[.$A$1:.$A$294]);0));&quot;&quot;)" office:value-type="string" office:string-value="TD-232 -- iOS - Step #6-4 -- Arena Player to Player Chat Integration" calcext:value-type="string">
            <text:p>TD-232 -- iOS - Step #6-4 -- Arena Player to Player Chat Integration</text:p>
          </table:table-cell>
          <table:table-cell table:formula="of:=SUMIFS(['file:///Users/auxano/Documents/Git/TusslyM/Log/GetUniqueValues.xls'#$'Sprint 5 Log'.$E$1:.$E$1048576];['file:///Users/auxano/Documents/Git/TusslyM/Log/GetUniqueValues.xls'#$'Sprint 5 Log'.$B$1:.$B$1048576];[.$B56])" office:value-type="float" office:value="12.58" calcext:value-type="float">
            <text:p>12.58</text:p>
          </table:table-cell>
          <table:table-cell table:number-columns-repeated="9"/>
        </table:table-row>
        <table:table-row table:style-name="ro3">
          <table:table-cell office:value-type="string" calcext:value-type="string">
            <text:p>TD-282 -- Edit Chat message is not working properly</text:p>
          </table:table-cell>
          <table:table-cell table:formula="of:=IFERROR(INDEX([.$A$1:.$A$294];MATCH(0;COUNTIF([.$B$1:.B57];[.$A$1:.$A$294]);0));&quot;&quot;)" office:value-type="string" office:string-value="TD-231 -- iOS - Step #6-3 -- Tournament Admin to Player Chat" calcext:value-type="string">
            <text:p>TD-231 -- iOS - Step #6-3 -- Tournament Admin to Player Chat</text:p>
          </table:table-cell>
          <table:table-cell table:formula="of:=SUMIFS(['file:///Users/auxano/Documents/Git/TusslyM/Log/GetUniqueValues.xls'#$'Sprint 5 Log'.$E$1:.$E$1048576];['file:///Users/auxano/Documents/Git/TusslyM/Log/GetUniqueValues.xls'#$'Sprint 5 Log'.$B$1:.$B$1048576];[.$B57])" office:value-type="float" office:value="3.25" calcext:value-type="float">
            <text:p>3.25</text:p>
          </table:table-cell>
          <table:table-cell table:number-columns-repeated="9"/>
        </table:table-row>
        <table:table-row table:style-name="ro3">
          <table:table-cell office:value-type="string" calcext:value-type="string">
            <text:p>TD-272 -- IOS app crashes when clicking on chat</text:p>
          </table:table-cell>
          <table:table-cell table:formula="of:=IFERROR(INDEX([.$A$1:.$A$294];MATCH(0;COUNTIF([.$B$1:.B58];[.$A$1:.$A$294]);0));&quot;&quot;)" office:value-type="string" office:string-value="TD-230 -- iOS - Step #6-2 -- Implement Team Chat, Restrict to Team Members" calcext:value-type="string">
            <text:p>TD-230 -- iOS - Step #6-2 -- Implement Team Chat, Restrict to Team Members</text:p>
          </table:table-cell>
          <table:table-cell table:formula="of:=SUMIFS(['file:///Users/auxano/Documents/Git/TusslyM/Log/GetUniqueValues.xls'#$'Sprint 5 Log'.$E$1:.$E$1048576];['file:///Users/auxano/Documents/Git/TusslyM/Log/GetUniqueValues.xls'#$'Sprint 5 Log'.$B$1:.$B$1048576];[.$B58])" office:value-type="float" office:value="3.75" calcext:value-type="float">
            <text:p>3.75</text:p>
          </table:table-cell>
          <table:table-cell table:number-columns-repeated="9"/>
        </table:table-row>
        <table:table-row table:style-name="ro3">
          <table:table-cell office:value-type="string" calcext:value-type="string">
            <text:p>TD-275 -- Chat page should be refreshed.</text:p>
          </table:table-cell>
          <table:table-cell table:formula="of:=IFERROR(INDEX([.$A$1:.$A$294];MATCH(0;COUNTIF([.$B$1:.B59];[.$A$1:.$A$294]);0));&quot;&quot;)" office:value-type="string" office:string-value="TD-224 -- iOS - Step #4-4 -- Handle CometChat Logout Failure" calcext:value-type="string">
            <text:p>TD-224 -- iOS - Step #4-4 -- Handle CometChat Logout Failure</text:p>
          </table:table-cell>
          <table:table-cell table:formula="of:=SUMIFS(['file:///Users/auxano/Documents/Git/TusslyM/Log/GetUniqueValues.xls'#$'Sprint 5 Log'.$E$1:.$E$1048576];['file:///Users/auxano/Documents/Git/TusslyM/Log/GetUniqueValues.xls'#$'Sprint 5 Log'.$B$1:.$B$1048576];[.$B59])" office:value-type="float" office:value="2.75" calcext:value-type="float">
            <text:p>2.75</text:p>
          </table:table-cell>
          <table:table-cell table:number-columns-repeated="9"/>
        </table:table-row>
        <table:table-row table:style-name="ro3">
          <table:table-cell office:value-type="string" calcext:value-type="string">
            <text:p>TD-340 -- IOS : Group chat scrolling is not working</text:p>
          </table:table-cell>
          <table:table-cell table:formula="of:=IFERROR(INDEX([.$A$1:.$A$294];MATCH(0;COUNTIF([.$B$1:.B60];[.$A$1:.$A$294]);0));&quot;&quot;)" office:value-type="string" office:string-value="TD-260 -- AND - Customization #4-1 -- Disable Chat After Match Completion" calcext:value-type="string">
            <text:p>TD-260 -- AND - Customization #4-1 -- Disable Chat After Match Completion</text:p>
          </table:table-cell>
          <table:table-cell table:formula="of:=SUMIFS(['file:///Users/auxano/Documents/Git/TusslyM/Log/GetUniqueValues.xls'#$'Sprint 5 Log'.$E$1:.$E$1048576];['file:///Users/auxano/Documents/Git/TusslyM/Log/GetUniqueValues.xls'#$'Sprint 5 Log'.$B$1:.$B$1048576];[.$B60])" office:value-type="float" office:value="4.75" calcext:value-type="float">
            <text:p>4.75</text:p>
          </table:table-cell>
          <table:table-cell table:number-columns-repeated="9"/>
        </table:table-row>
        <table:table-row table:style-name="ro3">
          <table:table-cell office:value-type="string" calcext:value-type="string">
            <text:p>TD-290 -- Chat Does Not Auto-Scroll down to see Latest Message</text:p>
          </table:table-cell>
          <table:table-cell table:formula="of:=IFERROR(INDEX([.$A$1:.$A$294];MATCH(0;COUNTIF([.$B$1:.B61];[.$A$1:.$A$294]);0));&quot;&quot;)" office:value-type="string" office:string-value="TD-256 -- AND - Step #9-1 -- Send Notification" calcext:value-type="string">
            <text:p>TD-256 -- AND - Step #9-1 -- Send Notification</text:p>
          </table:table-cell>
          <table:table-cell table:formula="of:=SUMIFS(['file:///Users/auxano/Documents/Git/TusslyM/Log/GetUniqueValues.xls'#$'Sprint 5 Log'.$E$1:.$E$1048576];['file:///Users/auxano/Documents/Git/TusslyM/Log/GetUniqueValues.xls'#$'Sprint 5 Log'.$B$1:.$B$1048576];[.$B61])" office:value-type="float" office:value="3.25" calcext:value-type="float">
            <text:p>3.25</text:p>
          </table:table-cell>
          <table:table-cell table:number-columns-repeated="9"/>
        </table:table-row>
        <table:table-row table:style-name="ro3">
          <table:table-cell office:value-type="string" calcext:value-type="string">
            <text:p>TD-349--User shows as online even when user is closed or logout</text:p>
          </table:table-cell>
          <table:table-cell table:formula="of:=IFERROR(INDEX([.$A$1:.$A$294];MATCH(0;COUNTIF([.$B$1:.B62];[.$A$1:.$A$294]);0));&quot;&quot;)" office:value-type="string" office:string-value="TD-262 -- AND - Customization -- Reply to Chat Message" calcext:value-type="string">
            <text:p>TD-262 -- AND - Customization -- Reply to Chat Message</text:p>
          </table:table-cell>
          <table:table-cell table:formula="of:=SUMIFS(['file:///Users/auxano/Documents/Git/TusslyM/Log/GetUniqueValues.xls'#$'Sprint 5 Log'.$E$1:.$E$1048576];['file:///Users/auxano/Documents/Git/TusslyM/Log/GetUniqueValues.xls'#$'Sprint 5 Log'.$B$1:.$B$1048576];[.$B62])" office:value-type="float" office:value="9.25" calcext:value-type="float">
            <text:p>9.25</text:p>
          </table:table-cell>
          <table:table-cell table:number-columns-repeated="9"/>
        </table:table-row>
        <table:table-row table:style-name="ro3">
          <table:table-cell office:value-type="string" calcext:value-type="string">
            <text:p>TD-339-- IOS : Received notification in the group chat</text:p>
          </table:table-cell>
          <table:table-cell table:formula="of:=IFERROR(INDEX([.$A$1:.$A$294];MATCH(0;COUNTIF([.$B$1:.B63];[.$A$1:.$A$294]);0));&quot;&quot;)" office:value-type="string" office:string-value="TD-254 -- AND - Step #6-4 -- Arena Player to Player Chat Integration" calcext:value-type="string">
            <text:p>TD-254 -- AND - Step #6-4 -- Arena Player to Player Chat Integration</text:p>
          </table:table-cell>
          <table:table-cell table:formula="of:=SUMIFS(['file:///Users/auxano/Documents/Git/TusslyM/Log/GetUniqueValues.xls'#$'Sprint 5 Log'.$E$1:.$E$1048576];['file:///Users/auxano/Documents/Git/TusslyM/Log/GetUniqueValues.xls'#$'Sprint 5 Log'.$B$1:.$B$1048576];[.$B63])" office:value-type="float" office:value="12.75" calcext:value-type="float">
            <text:p>12.75</text:p>
          </table:table-cell>
          <table:table-cell table:number-columns-repeated="9"/>
        </table:table-row>
        <table:table-row table:style-name="ro3">
          <table:table-cell office:value-type="string" calcext:value-type="string">
            <text:p>TD-276 -- Chat Listing page should be refreshed.</text:p>
          </table:table-cell>
          <table:table-cell table:formula="of:=IFERROR(INDEX([.$A$1:.$A$294];MATCH(0;COUNTIF([.$B$1:.B64];[.$A$1:.$A$294]);0));&quot;&quot;)" office:value-type="string" office:string-value="TD-253 -- AND - Step #6-3 -- Tournament Admin to Player Chat" calcext:value-type="string">
            <text:p>TD-253 -- AND - Step #6-3 -- Tournament Admin to Player Chat</text:p>
          </table:table-cell>
          <table:table-cell table:formula="of:=SUMIFS(['file:///Users/auxano/Documents/Git/TusslyM/Log/GetUniqueValues.xls'#$'Sprint 5 Log'.$E$1:.$E$1048576];['file:///Users/auxano/Documents/Git/TusslyM/Log/GetUniqueValues.xls'#$'Sprint 5 Log'.$B$1:.$B$1048576];[.$B64])" office:value-type="float" office:value="3.5" calcext:value-type="float">
            <text:p>3.5</text:p>
          </table:table-cell>
          <table:table-cell table:number-columns-repeated="9"/>
        </table:table-row>
        <table:table-row table:style-name="ro7">
          <table:table-cell office:value-type="string" calcext:value-type="string">
            <text:p>TD-270 --Show a pop-up on iOS when chat is tapped by a user who is not logged in or registered.</text:p>
          </table:table-cell>
          <table:table-cell table:formula="of:=IFERROR(INDEX([.$A$1:.$A$294];MATCH(0;COUNTIF([.$B$1:.B65];[.$A$1:.$A$294]);0));&quot;&quot;)" office:value-type="string" office:string-value="TD--292 Duplicate Messages Sent on Multiple Quick Taps of Send Button" calcext:value-type="string">
            <text:p>TD--292 Duplicate Messages Sent on Multiple Quick Taps of Send Button</text:p>
          </table:table-cell>
          <table:table-cell table:formula="of:=SUMIFS(['file:///Users/auxano/Documents/Git/TusslyM/Log/GetUniqueValues.xls'#$'Sprint 5 Log'.$E$1:.$E$1048576];['file:///Users/auxano/Documents/Git/TusslyM/Log/GetUniqueValues.xls'#$'Sprint 5 Log'.$B$1:.$B$1048576];[.$B65])" office:value-type="float" office:value="2.17" calcext:value-type="float">
            <text:p>2.17</text:p>
          </table:table-cell>
          <table:table-cell table:number-columns-repeated="9"/>
        </table:table-row>
        <table:table-row table:style-name="ro3">
          <table:table-cell office:value-type="string" calcext:value-type="string">
            <text:p>TD-286 -- Unable to Delete Message from Reply Thread</text:p>
          </table:table-cell>
          <table:table-cell table:formula="of:=IFERROR(INDEX([.$A$1:.$A$294];MATCH(0;COUNTIF([.$B$1:.B66];[.$A$1:.$A$294]);0));&quot;&quot;)" office:value-type="string" office:string-value="TD-289-- Remove the Tost message" calcext:value-type="string">
            <text:p>TD-289-- Remove the Tost message</text:p>
          </table:table-cell>
          <table:table-cell table:formula="of:=SUMIFS(['file:///Users/auxano/Documents/Git/TusslyM/Log/GetUniqueValues.xls'#$'Sprint 5 Log'.$E$1:.$E$1048576];['file:///Users/auxano/Documents/Git/TusslyM/Log/GetUniqueValues.xls'#$'Sprint 5 Log'.$B$1:.$B$1048576];[.$B66])" office:value-type="float" office:value="0.67" calcext:value-type="float">
            <text:p>0.67</text:p>
          </table:table-cell>
          <table:table-cell table:number-columns-repeated="9"/>
        </table:table-row>
        <table:table-row table:style-name="ro3">
          <table:table-cell office:value-type="string" calcext:value-type="string">
            <text:p>TD --291 Duplicate Messages Sent on Multiple Quick Taps of Send Button</text:p>
          </table:table-cell>
          <table:table-cell table:formula="of:=IFERROR(INDEX([.$A$1:.$A$294];MATCH(0;COUNTIF([.$B$1:.B67];[.$A$1:.$A$294]);0));&quot;&quot;)" office:value-type="string" office:string-value="TD-279 -- Chat History Not Visible When Scrolling Up in Player Chat" calcext:value-type="string">
            <text:p>TD-279 -- Chat History Not Visible When Scrolling Up in Player Chat</text:p>
          </table:table-cell>
          <table:table-cell table:formula="of:=SUMIFS(['file:///Users/auxano/Documents/Git/TusslyM/Log/GetUniqueValues.xls'#$'Sprint 5 Log'.$E$1:.$E$1048576];['file:///Users/auxano/Documents/Git/TusslyM/Log/GetUniqueValues.xls'#$'Sprint 5 Log'.$B$1:.$B$1048576];[.$B67])" office:value-type="float" office:value="4.25" calcext:value-type="float">
            <text:p>4.25</text:p>
          </table:table-cell>
          <table:table-cell table:number-columns-repeated="9"/>
        </table:table-row>
        <table:table-row table:style-name="ro3">
          <table:table-cell office:value-type="string" calcext:value-type="string">
            <text:p>TD-342--Show the loader when attachment is sent</text:p>
          </table:table-cell>
          <table:table-cell table:formula="of:=IFERROR(INDEX([.$A$1:.$A$294];MATCH(0;COUNTIF([.$B$1:.B68];[.$A$1:.$A$294]);0));&quot;&quot;)" office:value-type="string" office:string-value="TD-369--Message Input Loses Focus After Sending in Chat" calcext:value-type="string">
            <text:p>TD-369--Message Input Loses Focus After Sending in Chat</text:p>
          </table:table-cell>
          <table:table-cell table:formula="of:=SUMIFS(['file:///Users/auxano/Documents/Git/TusslyM/Log/GetUniqueValues.xls'#$'Sprint 5 Log'.$E$1:.$E$1048576];['file:///Users/auxano/Documents/Git/TusslyM/Log/GetUniqueValues.xls'#$'Sprint 5 Log'.$B$1:.$B$1048576];[.$B68])" office:value-type="float" office:value="1.25" calcext:value-type="float">
            <text:p>1.25</text:p>
          </table:table-cell>
          <table:table-cell table:number-columns-repeated="9"/>
        </table:table-row>
        <table:table-row table:style-name="ro3">
          <table:table-cell office:value-type="string" calcext:value-type="string">
            <text:p>TD-347 -- iOS - Display Action Message in Chat</text:p>
          </table:table-cell>
          <table:table-cell table:formula="of:=IFERROR(INDEX([.$A$1:.$A$294];MATCH(0;COUNTIF([.$B$1:.B69];[.$A$1:.$A$294]);0));&quot;&quot;)" office:value-type="string" office:string-value="TD-362--Three-Dot Menu Overlaps with Message Layout" calcext:value-type="string">
            <text:p>TD-362--Three-Dot Menu Overlaps with Message Layout</text:p>
          </table:table-cell>
          <table:table-cell table:formula="of:=SUMIFS(['file:///Users/auxano/Documents/Git/TusslyM/Log/GetUniqueValues.xls'#$'Sprint 5 Log'.$E$1:.$E$1048576];['file:///Users/auxano/Documents/Git/TusslyM/Log/GetUniqueValues.xls'#$'Sprint 5 Log'.$B$1:.$B$1048576];[.$B69])" office:value-type="float" office:value="2.17" calcext:value-type="float">
            <text:p>2.17</text:p>
          </table:table-cell>
          <table:table-cell table:number-columns-repeated="9"/>
        </table:table-row>
        <table:table-row table:style-name="ro3">
          <table:table-cell office:value-type="string" calcext:value-type="string">
            <text:p>TD-353--Three-Dot Menu on Last Message Not Fully Visible Without Scrolling</text:p>
          </table:table-cell>
          <table:table-cell table:formula="of:=IFERROR(INDEX([.$A$1:.$A$294];MATCH(0;COUNTIF([.$B$1:.B70];[.$A$1:.$A$294]);0));&quot;&quot;)" office:value-type="string" office:string-value="TD-273 -- Show the login and close button instead of ok" calcext:value-type="string">
            <text:p>TD-273 -- Show the login and close button instead of ok</text:p>
          </table:table-cell>
          <table:table-cell table:formula="of:=SUMIFS(['file:///Users/auxano/Documents/Git/TusslyM/Log/GetUniqueValues.xls'#$'Sprint 5 Log'.$E$1:.$E$1048576];['file:///Users/auxano/Documents/Git/TusslyM/Log/GetUniqueValues.xls'#$'Sprint 5 Log'.$B$1:.$B$1048576];[.$B70])" office:value-type="float" office:value="1.08" calcext:value-type="float">
            <text:p>1.08</text:p>
          </table:table-cell>
          <table:table-cell table:number-columns-repeated="9"/>
        </table:table-row>
        <table:table-row table:style-name="ro3">
          <table:table-cell office:value-type="string" calcext:value-type="string">
            <text:p>TD -- 293 Android : Unread Count Still Visible After Reading Chat Messages</text:p>
          </table:table-cell>
          <table:table-cell table:formula="of:=IFERROR(INDEX([.$A$1:.$A$294];MATCH(0;COUNTIF([.$B$1:.B71];[.$A$1:.$A$294]);0));&quot;&quot;)" office:value-type="string" office:string-value="TD-373--Left-Side Chat List Not Updated Immediately After Leaving Group" calcext:value-type="string">
            <text:p>TD-373--Left-Side Chat List Not Updated Immediately After Leaving Group</text:p>
          </table:table-cell>
          <table:table-cell table:formula="of:=SUMIFS(['file:///Users/auxano/Documents/Git/TusslyM/Log/GetUniqueValues.xls'#$'Sprint 5 Log'.$E$1:.$E$1048576];['file:///Users/auxano/Documents/Git/TusslyM/Log/GetUniqueValues.xls'#$'Sprint 5 Log'.$B$1:.$B$1048576];[.$B71])" office:value-type="float" office:value="2.17" calcext:value-type="float">
            <text:p>2.17</text:p>
          </table:table-cell>
          <table:table-cell table:number-columns-repeated="9"/>
        </table:table-row>
        <table:table-row table:style-name="ro3">
          <table:table-cell office:value-type="string" calcext:value-type="string">
            <text:p>TD-283 -- Showing Typing Indicator even when app is closed</text:p>
          </table:table-cell>
          <table:table-cell table:formula="of:=IFERROR(INDEX([.$A$1:.$A$294];MATCH(0;COUNTIF([.$B$1:.B72];[.$A$1:.$A$294]);0));&quot;&quot;)" office:value-type="string" office:string-value="TD-354--Thread Replies Still Visible After Main Message Is Deleted" calcext:value-type="string">
            <text:p>TD-354--Thread Replies Still Visible After Main Message Is Deleted</text:p>
          </table:table-cell>
          <table:table-cell table:formula="of:=SUMIFS(['file:///Users/auxano/Documents/Git/TusslyM/Log/GetUniqueValues.xls'#$'Sprint 5 Log'.$E$1:.$E$1048576];['file:///Users/auxano/Documents/Git/TusslyM/Log/GetUniqueValues.xls'#$'Sprint 5 Log'.$B$1:.$B$1048576];[.$B72])" office:value-type="float" office:value="0.7" calcext:value-type="float">
            <text:p>0.7</text:p>
          </table:table-cell>
          <table:table-cell table:number-columns-repeated="9"/>
        </table:table-row>
        <table:table-row table:style-name="ro3">
          <table:table-cell office:value-type="string" calcext:value-type="string">
            <text:p>TD-277 -- Chat Listing page should be refreshed.</text:p>
          </table:table-cell>
          <table:table-cell table:formula="of:=IFERROR(INDEX([.$A$1:.$A$294];MATCH(0;COUNTIF([.$B$1:.B73];[.$A$1:.$A$294]);0));&quot;&quot;)" office:value-type="string" office:string-value="TD-360--New Message Not Sending After Editing a Previous Message" calcext:value-type="string">
            <text:p>TD-360--New Message Not Sending After Editing a Previous Message</text:p>
          </table:table-cell>
          <table:table-cell table:formula="of:=SUMIFS(['file:///Users/auxano/Documents/Git/TusslyM/Log/GetUniqueValues.xls'#$'Sprint 5 Log'.$E$1:.$E$1048576];['file:///Users/auxano/Documents/Git/TusslyM/Log/GetUniqueValues.xls'#$'Sprint 5 Log'.$B$1:.$B$1048576];[.$B73])" office:value-type="float" office:value="1.25" calcext:value-type="float">
            <text:p>1.25</text:p>
          </table:table-cell>
          <table:table-cell table:number-columns-repeated="9"/>
        </table:table-row>
        <table:table-row table:style-name="ro3">
          <table:table-cell office:value-type="string" calcext:value-type="string">
            <text:p>TD-285-- Loader moves continuously not stop</text:p>
          </table:table-cell>
          <table:table-cell table:formula="of:=IFERROR(INDEX([.$A$1:.$A$294];MATCH(0;COUNTIF([.$B$1:.B74];[.$A$1:.$A$294]);0));&quot;&quot;)" office:value-type="string" office:string-value="TD-359--Popup for Leave Group Confirmation Instead of Browser Alert" calcext:value-type="string">
            <text:p>TD-359--Popup for Leave Group Confirmation Instead of Browser Alert</text:p>
          </table:table-cell>
          <table:table-cell table:formula="of:=SUMIFS(['file:///Users/auxano/Documents/Git/TusslyM/Log/GetUniqueValues.xls'#$'Sprint 5 Log'.$E$1:.$E$1048576];['file:///Users/auxano/Documents/Git/TusslyM/Log/GetUniqueValues.xls'#$'Sprint 5 Log'.$B$1:.$B$1048576];[.$B74])" office:value-type="float" office:value="2.25" calcext:value-type="float">
            <text:p>2.25</text:p>
          </table:table-cell>
          <table:table-cell table:number-columns-repeated="9"/>
        </table:table-row>
        <table:table-row table:style-name="ro3">
          <table:table-cell office:value-type="string" calcext:value-type="string">
            <text:p>TD-346--Display Action Message in Chat</text:p>
          </table:table-cell>
          <table:table-cell table:formula="of:=IFERROR(INDEX([.$A$1:.$A$294];MATCH(0;COUNTIF([.$B$1:.B75];[.$A$1:.$A$294]);0));&quot;&quot;)" office:value-type="string" office:string-value="TD-357--Add the attachment functionality inside the thread." calcext:value-type="string">
            <text:p>TD-357--Add the attachment functionality inside the thread.</text:p>
          </table:table-cell>
          <table:table-cell table:formula="of:=SUMIFS(['file:///Users/auxano/Documents/Git/TusslyM/Log/GetUniqueValues.xls'#$'Sprint 5 Log'.$E$1:.$E$1048576];['file:///Users/auxano/Documents/Git/TusslyM/Log/GetUniqueValues.xls'#$'Sprint 5 Log'.$B$1:.$B$1048576];[.$B75])" office:value-type="float" office:value="4.25" calcext:value-type="float">
            <text:p>4.25</text:p>
          </table:table-cell>
          <table:table-cell table:number-columns-repeated="9"/>
        </table:table-row>
        <table:table-row table:style-name="ro3">
          <table:table-cell office:value-type="string" calcext:value-type="string">
            <text:p>TD -341--Edited Message Not Cleared from Input Field After Clicking Cancel</text:p>
          </table:table-cell>
          <table:table-cell table:formula="of:=IFERROR(INDEX([.$A$1:.$A$294];MATCH(0;COUNTIF([.$B$1:.B76];[.$A$1:.$A$294]);0));&quot;&quot;)" office:value-type="string" office:string-value="TD-356--Edit Option Should Not Appear for Image and Document" calcext:value-type="string">
            <text:p>TD-356--Edit Option Should Not Appear for Image and Document</text:p>
          </table:table-cell>
          <table:table-cell table:formula="of:=SUMIFS(['file:///Users/auxano/Documents/Git/TusslyM/Log/GetUniqueValues.xls'#$'Sprint 5 Log'.$E$1:.$E$1048576];['file:///Users/auxano/Documents/Git/TusslyM/Log/GetUniqueValues.xls'#$'Sprint 5 Log'.$B$1:.$B$1048576];[.$B76])" office:value-type="float" office:value="0.67" calcext:value-type="float">
            <text:p>0.67</text:p>
          </table:table-cell>
          <table:table-cell table:number-columns-repeated="9"/>
        </table:table-row>
        <table:table-row table:style-name="ro3">
          <table:table-cell office:value-type="string" calcext:value-type="string">
            <text:p>TD-343--Android: Show the loader when attachment is sent</text:p>
          </table:table-cell>
          <table:table-cell table:formula="of:=IFERROR(INDEX([.$A$1:.$A$294];MATCH(0;COUNTIF([.$B$1:.B77];[.$A$1:.$A$294]);0));&quot;&quot;)" office:value-type="string" office:string-value="TD-355--Thread Messages Not Updating in Real-Time After Edit or Delete by Other User" calcext:value-type="string">
            <text:p>TD-355--Thread Messages Not Updating in Real-Time After Edit or Delete by Other User</text:p>
          </table:table-cell>
          <table:table-cell table:formula="of:=SUMIFS(['file:///Users/auxano/Documents/Git/TusslyM/Log/GetUniqueValues.xls'#$'Sprint 5 Log'.$E$1:.$E$1048576];['file:///Users/auxano/Documents/Git/TusslyM/Log/GetUniqueValues.xls'#$'Sprint 5 Log'.$B$1:.$B$1048576];[.$B77])" office:value-type="float" office:value="2.25" calcext:value-type="float">
            <text:p>2.25</text:p>
          </table:table-cell>
          <table:table-cell table:number-columns-repeated="9"/>
        </table:table-row>
        <table:table-row table:style-name="ro3">
          <table:table-cell office:value-type="string" calcext:value-type="string">
            <text:p>TD-284 -- Application is crashed when delete the message.</text:p>
          </table:table-cell>
          <table:table-cell table:formula="of:=IFERROR(INDEX([.$A$1:.$A$294];MATCH(0;COUNTIF([.$B$1:.B78];[.$A$1:.$A$294]);0));&quot;&quot;)" office:value-type="string" office:string-value="TD-352--Three-dot message menu does not close on outside click" calcext:value-type="string">
            <text:p>TD-352--Three-dot message menu does not close on outside click</text:p>
          </table:table-cell>
          <table:table-cell table:formula="of:=SUMIFS(['file:///Users/auxano/Documents/Git/TusslyM/Log/GetUniqueValues.xls'#$'Sprint 5 Log'.$E$1:.$E$1048576];['file:///Users/auxano/Documents/Git/TusslyM/Log/GetUniqueValues.xls'#$'Sprint 5 Log'.$B$1:.$B$1048576];[.$B78])" office:value-type="float" office:value="1.17" calcext:value-type="float">
            <text:p>1.17</text:p>
          </table:table-cell>
          <table:table-cell table:number-columns-repeated="9"/>
        </table:table-row>
        <table:table-row table:style-name="ro3">
          <table:table-cell office:value-type="string" calcext:value-type="string">
            <text:p>TD-280 -- User shows as online even when app is closed or in background</text:p>
          </table:table-cell>
          <table:table-cell table:formula="of:=IFERROR(INDEX([.$A$1:.$A$294];MATCH(0;COUNTIF([.$B$1:.B79];[.$A$1:.$A$294]);0));&quot;&quot;)" office:value-type="string" office:string-value="TD-351--Increase Clickable Area for Document Download in Chat" calcext:value-type="string">
            <text:p>TD-351--Increase Clickable Area for Document Download in Chat</text:p>
          </table:table-cell>
          <table:table-cell table:formula="of:=SUMIFS(['file:///Users/auxano/Documents/Git/TusslyM/Log/GetUniqueValues.xls'#$'Sprint 5 Log'.$E$1:.$E$1048576];['file:///Users/auxano/Documents/Git/TusslyM/Log/GetUniqueValues.xls'#$'Sprint 5 Log'.$B$1:.$B$1048576];[.$B79])" office:value-type="float" office:value="0.67" calcext:value-type="float">
            <text:p>0.67</text:p>
          </table:table-cell>
          <table:table-cell table:number-columns-repeated="9"/>
        </table:table-row>
        <table:table-row table:style-name="ro3">
          <table:table-cell office:value-type="string" calcext:value-type="string">
            <text:p>TD-240 -- iOS - Customization -- Reply to Chat Message</text:p>
          </table:table-cell>
          <table:table-cell table:formula="of:=IFERROR(INDEX([.$A$1:.$A$294];MATCH(0;COUNTIF([.$B$1:.B80];[.$A$1:.$A$294]);0));&quot;&quot;)" office:value-type="string" office:string-value="TD-350--Set the Proper design" calcext:value-type="string">
            <text:p>TD-350--Set the Proper design</text:p>
          </table:table-cell>
          <table:table-cell table:formula="of:=SUMIFS(['file:///Users/auxano/Documents/Git/TusslyM/Log/GetUniqueValues.xls'#$'Sprint 5 Log'.$E$1:.$E$1048576];['file:///Users/auxano/Documents/Git/TusslyM/Log/GetUniqueValues.xls'#$'Sprint 5 Log'.$B$1:.$B$1048576];[.$B80])" office:value-type="float" office:value="0.67" calcext:value-type="float">
            <text:p>0.67</text:p>
          </table:table-cell>
          <table:table-cell table:number-columns-repeated="9"/>
        </table:table-row>
        <table:table-row table:style-name="ro3">
          <table:table-cell office:value-type="string" calcext:value-type="string">
            <text:p>TD-238 -- iOS - Customization #4-1 -- Disable Chat After Match Completion</text:p>
          </table:table-cell>
          <table:table-cell table:formula="of:=IFERROR(INDEX([.$A$1:.$A$294];MATCH(0;COUNTIF([.$B$1:.B81];[.$A$1:.$A$294]);0));&quot;&quot;)" office:value-type="string" office:string-value="TD-348--Duplicate Messages Sent on Multiple Quick Taps of Send Button" calcext:value-type="string">
            <text:p>TD-348--Duplicate Messages Sent on Multiple Quick Taps of Send Button</text:p>
          </table:table-cell>
          <table:table-cell table:formula="of:=SUMIFS(['file:///Users/auxano/Documents/Git/TusslyM/Log/GetUniqueValues.xls'#$'Sprint 5 Log'.$E$1:.$E$1048576];['file:///Users/auxano/Documents/Git/TusslyM/Log/GetUniqueValues.xls'#$'Sprint 5 Log'.$B$1:.$B$1048576];[.$B81])" office:value-type="float" office:value="2.17" calcext:value-type="float">
            <text:p>2.17</text:p>
          </table:table-cell>
          <table:table-cell table:number-columns-repeated="9"/>
        </table:table-row>
        <table:table-row table:style-name="ro3">
          <table:table-cell office:value-type="string" calcext:value-type="string">
            <text:p>TD-234 -- iOS - Step #9-1 -- Send Notification</text:p>
          </table:table-cell>
          <table:table-cell table:formula="of:=IFERROR(INDEX([.$A$1:.$A$294];MATCH(0;COUNTIF([.$B$1:.B82];[.$A$1:.$A$294]);0));&quot;&quot;)" office:value-type="string" office:string-value="TD-269 -- Web - Step #7 -- Web Chat Interface with Full Chat Listing" calcext:value-type="string">
            <text:p>TD-269 -- Web - Step #7 -- Web Chat Interface with Full Chat Listing</text:p>
          </table:table-cell>
          <table:table-cell table:formula="of:=SUMIFS(['file:///Users/auxano/Documents/Git/TusslyM/Log/GetUniqueValues.xls'#$'Sprint 5 Log'.$E$1:.$E$1048576];['file:///Users/auxano/Documents/Git/TusslyM/Log/GetUniqueValues.xls'#$'Sprint 5 Log'.$B$1:.$B$1048576];[.$B82])" office:value-type="float" office:value="14.5" calcext:value-type="float">
            <text:p>14.5</text:p>
          </table:table-cell>
          <table:table-cell table:number-columns-repeated="9"/>
        </table:table-row>
        <table:table-row table:style-name="ro3">
          <table:table-cell office:value-type="string" calcext:value-type="string">
            <text:p>TD-232 -- iOS - Step #6-4 -- Arena Player to Player Chat Integration</text:p>
          </table:table-cell>
          <table:table-cell table:formula="of:=IFERROR(INDEX([.$A$1:.$A$294];MATCH(0;COUNTIF([.$B$1:.B83];[.$A$1:.$A$294]);0));&quot;&quot;)" office:value-type="string" office:string-value="TD-218 -- Web - Customization -- Reply to Chat Message" calcext:value-type="string">
            <text:p>TD-218 -- Web - Customization -- Reply to Chat Message</text:p>
          </table:table-cell>
          <table:table-cell table:formula="of:=SUMIFS(['file:///Users/auxano/Documents/Git/TusslyM/Log/GetUniqueValues.xls'#$'Sprint 5 Log'.$E$1:.$E$1048576];['file:///Users/auxano/Documents/Git/TusslyM/Log/GetUniqueValues.xls'#$'Sprint 5 Log'.$B$1:.$B$1048576];[.$B83])" office:value-type="float" office:value="13.75" calcext:value-type="float">
            <text:p>13.75</text:p>
          </table:table-cell>
          <table:table-cell table:number-columns-repeated="9"/>
        </table:table-row>
        <table:table-row table:style-name="ro3">
          <table:table-cell office:value-type="string" calcext:value-type="string">
            <text:p>TD-231 -- iOS - Step #6-3 -- Tournament Admin to Player Chat</text:p>
          </table:table-cell>
          <table:table-cell table:formula="of:=IFERROR(INDEX([.$A$1:.$A$294];MATCH(0;COUNTIF([.$B$1:.B84];[.$A$1:.$A$294]);0));&quot;&quot;)" office:value-type="string" office:string-value="TD-217 -- Web - Customization -- Edit Chat Message" calcext:value-type="string">
            <text:p>TD-217 -- Web - Customization -- Edit Chat Message</text:p>
          </table:table-cell>
          <table:table-cell table:formula="of:=SUMIFS(['file:///Users/auxano/Documents/Git/TusslyM/Log/GetUniqueValues.xls'#$'Sprint 5 Log'.$E$1:.$E$1048576];['file:///Users/auxano/Documents/Git/TusslyM/Log/GetUniqueValues.xls'#$'Sprint 5 Log'.$B$1:.$B$1048576];[.$B84])" office:value-type="float" office:value="4.58" calcext:value-type="float">
            <text:p>4.58</text:p>
          </table:table-cell>
          <table:table-cell table:number-columns-repeated="9"/>
        </table:table-row>
        <table:table-row table:style-name="ro3">
          <table:table-cell office:value-type="string" calcext:value-type="string">
            <text:p>TD-230 -- iOS - Step #6-2 -- Implement Team Chat, Restrict to Team Members</text:p>
          </table:table-cell>
          <table:table-cell table:formula="of:=IFERROR(INDEX([.$A$1:.$A$294];MATCH(0;COUNTIF([.$B$1:.B85];[.$A$1:.$A$294]);0));&quot;&quot;)" office:value-type="string" office:string-value="TD-216 -- Web - Customization #5-4 -- Chat from Player Details Page" calcext:value-type="string">
            <text:p>TD-216 -- Web - Customization #5-4 -- Chat from Player Details Page</text:p>
          </table:table-cell>
          <table:table-cell table:formula="of:=SUMIFS(['file:///Users/auxano/Documents/Git/TusslyM/Log/GetUniqueValues.xls'#$'Sprint 5 Log'.$E$1:.$E$1048576];['file:///Users/auxano/Documents/Git/TusslyM/Log/GetUniqueValues.xls'#$'Sprint 5 Log'.$B$1:.$B$1048576];[.$B85])" office:value-type="float" office:value="1.25" calcext:value-type="float">
            <text:p>1.25</text:p>
          </table:table-cell>
          <table:table-cell table:number-columns-repeated="9"/>
        </table:table-row>
        <table:table-row table:style-name="ro3">
          <table:table-cell office:value-type="string" calcext:value-type="string">
            <text:p>TD-224 -- iOS - Step #4-4 -- Handle CometChat Logout Failure</text:p>
          </table:table-cell>
          <table:table-cell table:formula="of:=IFERROR(INDEX([.$A$1:.$A$294];MATCH(0;COUNTIF([.$B$1:.B86];[.$A$1:.$A$294]);0));&quot;&quot;)" office:value-type="string" office:string-value="TD-215 -- Web - Customization #5-3 -- Chat from Player List (Teams &amp; Player)" calcext:value-type="string">
            <text:p>TD-215 -- Web - Customization #5-3 -- Chat from Player List (Teams &amp; Player)</text:p>
          </table:table-cell>
          <table:table-cell table:formula="of:=SUMIFS(['file:///Users/auxano/Documents/Git/TusslyM/Log/GetUniqueValues.xls'#$'Sprint 5 Log'.$E$1:.$E$1048576];['file:///Users/auxano/Documents/Git/TusslyM/Log/GetUniqueValues.xls'#$'Sprint 5 Log'.$B$1:.$B$1048576];[.$B86])" office:value-type="float" office:value="4.5" calcext:value-type="float">
            <text:p>4.5</text:p>
          </table:table-cell>
          <table:table-cell table:number-columns-repeated="9"/>
        </table:table-row>
        <table:table-row table:style-name="ro3">
          <table:table-cell office:value-type="string" calcext:value-type="string">
            <text:p>TD-260 -- AND - Customization #4-1 -- Disable Chat After Match Completion</text:p>
          </table:table-cell>
          <table:table-cell table:formula="of:=IFERROR(INDEX([.$A$1:.$A$294];MATCH(0;COUNTIF([.$B$1:.B87];[.$A$1:.$A$294]);0));&quot;&quot;)" office:value-type="string" office:string-value="TD-214 -- Web - Customization #5-2 -- Chat from Scoreboard &amp; Result" calcext:value-type="string">
            <text:p>TD-214 -- Web - Customization #5-2 -- Chat from Scoreboard &amp; Result</text:p>
          </table:table-cell>
          <table:table-cell table:formula="of:=SUMIFS(['file:///Users/auxano/Documents/Git/TusslyM/Log/GetUniqueValues.xls'#$'Sprint 5 Log'.$E$1:.$E$1048576];['file:///Users/auxano/Documents/Git/TusslyM/Log/GetUniqueValues.xls'#$'Sprint 5 Log'.$B$1:.$B$1048576];[.$B87])" office:value-type="float" office:value="1.25" calcext:value-type="float">
            <text:p>1.25</text:p>
          </table:table-cell>
          <table:table-cell table:number-columns-repeated="9"/>
        </table:table-row>
        <table:table-row table:style-name="ro3">
          <table:table-cell office:value-type="string" calcext:value-type="string">
            <text:p>Call With CometChat</text:p>
          </table:table-cell>
          <table:table-cell table:formula="of:=IFERROR(INDEX([.$A$1:.$A$294];MATCH(0;COUNTIF([.$B$1:.B88];[.$A$1:.$A$294]);0));&quot;&quot;)" office:value-type="string" office:string-value="TD-213 -- Web - Customization #5-1 -- Chat from Scheduled Subsection (Scheduled &amp; Bracket)" calcext:value-type="string">
            <text:p>TD-213 -- Web - Customization #5-1 -- Chat from Scheduled Subsection (Scheduled &amp; Bracket)</text:p>
          </table:table-cell>
          <table:table-cell table:formula="of:=SUMIFS(['file:///Users/auxano/Documents/Git/TusslyM/Log/GetUniqueValues.xls'#$'Sprint 5 Log'.$E$1:.$E$1048576];['file:///Users/auxano/Documents/Git/TusslyM/Log/GetUniqueValues.xls'#$'Sprint 5 Log'.$B$1:.$B$1048576];[.$B88])" office:value-type="float" office:value="1.33" calcext:value-type="float">
            <text:p>1.33</text:p>
          </table:table-cell>
          <table:table-cell table:number-columns-repeated="9"/>
        </table:table-row>
        <table:table-row table:style-name="ro3">
          <table:table-cell office:value-type="string" calcext:value-type="string">
            <text:p>Call With CometChat</text:p>
          </table:table-cell>
          <table:table-cell table:formula="of:=IFERROR(INDEX([.$A$1:.$A$294];MATCH(0;COUNTIF([.$B$1:.B89];[.$A$1:.$A$294]);0));&quot;&quot;)" office:value-type="string" office:string-value="TD-212 -- Web - Step #6-2 -- Admin Can Leave Arena Chat Group" calcext:value-type="string">
            <text:p>TD-212 -- Web - Step #6-2 -- Admin Can Leave Arena Chat Group</text:p>
          </table:table-cell>
          <table:table-cell table:formula="of:=SUMIFS(['file:///Users/auxano/Documents/Git/TusslyM/Log/GetUniqueValues.xls'#$'Sprint 5 Log'.$E$1:.$E$1048576];['file:///Users/auxano/Documents/Git/TusslyM/Log/GetUniqueValues.xls'#$'Sprint 5 Log'.$B$1:.$B$1048576];[.$B89])" office:value-type="float" office:value="1.75" calcext:value-type="float">
            <text:p>1.75</text:p>
          </table:table-cell>
          <table:table-cell table:number-columns-repeated="9"/>
        </table:table-row>
        <table:table-row table:style-name="ro3">
          <table:table-cell office:value-type="string" calcext:value-type="string">
            <text:p>TD-256 -- AND - Step #9-1 -- Send Notification</text:p>
          </table:table-cell>
          <table:table-cell table:formula="of:=IFERROR(INDEX([.$A$1:.$A$294];MATCH(0;COUNTIF([.$B$1:.B90];[.$A$1:.$A$294]);0));&quot;&quot;)" office:value-type="string" office:string-value="TD-211 -- Web - Step #6-1 -- Group Chat on Chat Icon Tap in Scheduled &amp; Scoreboards Screens" calcext:value-type="string">
            <text:p>TD-211 -- Web - Step #6-1 -- Group Chat on Chat Icon Tap in Scheduled &amp; Scoreboards Screens</text:p>
          </table:table-cell>
          <table:table-cell table:formula="of:=SUMIFS(['file:///Users/auxano/Documents/Git/TusslyM/Log/GetUniqueValues.xls'#$'Sprint 5 Log'.$E$1:.$E$1048576];['file:///Users/auxano/Documents/Git/TusslyM/Log/GetUniqueValues.xls'#$'Sprint 5 Log'.$B$1:.$B$1048576];[.$B90])" office:value-type="float" office:value="3.25" calcext:value-type="float">
            <text:p>3.25</text:p>
          </table:table-cell>
          <table:table-cell table:number-columns-repeated="9"/>
        </table:table-row>
        <table:table-row table:style-name="ro3">
          <table:table-cell office:value-type="string" calcext:value-type="string">
            <text:p>TD-262 -- AND - Customization -- Reply to Chat Message</text:p>
          </table:table-cell>
          <table:table-cell table:formula="of:=IFERROR(INDEX([.$A$1:.$A$294];MATCH(0;COUNTIF([.$B$1:.B91];[.$A$1:.$A$294]);0));&quot;&quot;)" office:value-type="string" office:string-value="TD-210 -- Web - Step #5-3 -- Implement Typing Indicators" calcext:value-type="string">
            <text:p>TD-210 -- Web - Step #5-3 -- Implement Typing Indicators</text:p>
          </table:table-cell>
          <table:table-cell table:formula="of:=SUMIFS(['file:///Users/auxano/Documents/Git/TusslyM/Log/GetUniqueValues.xls'#$'Sprint 5 Log'.$E$1:.$E$1048576];['file:///Users/auxano/Documents/Git/TusslyM/Log/GetUniqueValues.xls'#$'Sprint 5 Log'.$B$1:.$B$1048576];[.$B91])" office:value-type="float" office:value="2.33" calcext:value-type="float">
            <text:p>2.33</text:p>
          </table:table-cell>
          <table:table-cell table:number-columns-repeated="9"/>
        </table:table-row>
        <table:table-row table:style-name="ro3">
          <table:table-cell office:value-type="string" calcext:value-type="string">
            <text:p>TD-254 -- AND - Step #6-4 -- Arena Player to Player Chat Integration</text:p>
          </table:table-cell>
          <table:table-cell table:formula="of:=IFERROR(INDEX([.$A$1:.$A$294];MATCH(0;COUNTIF([.$B$1:.B92];[.$A$1:.$A$294]);0));&quot;&quot;)" office:value-type="string" office:string-value="TD-207 -- Web - Step #5-2 -- Implement Read Receipt Feature" calcext:value-type="string">
            <text:p>TD-207 -- Web - Step #5-2 -- Implement Read Receipt Feature</text:p>
          </table:table-cell>
          <table:table-cell table:formula="of:=SUMIFS(['file:///Users/auxano/Documents/Git/TusslyM/Log/GetUniqueValues.xls'#$'Sprint 5 Log'.$E$1:.$E$1048576];['file:///Users/auxano/Documents/Git/TusslyM/Log/GetUniqueValues.xls'#$'Sprint 5 Log'.$B$1:.$B$1048576];[.$B92])" office:value-type="float" office:value="2.5" calcext:value-type="float">
            <text:p>2.5</text:p>
          </table:table-cell>
          <table:table-cell table:number-columns-repeated="9"/>
        </table:table-row>
        <table:table-row table:style-name="ro3">
          <table:table-cell office:value-type="string" calcext:value-type="string">
            <text:p>TD-253 -- AND - Step #6-3 -- Tournament Admin to Player Chat</text:p>
          </table:table-cell>
          <table:table-cell table:formula="of:=IFERROR(INDEX([.$A$1:.$A$294];MATCH(0;COUNTIF([.$B$1:.B93];[.$A$1:.$A$294]);0));&quot;&quot;)" office:value-type="string" office:string-value="TD-206 -- Web - Step #4-4 -- Handle CometChat Logout Failure" calcext:value-type="string">
            <text:p>TD-206 -- Web - Step #4-4 -- Handle CometChat Logout Failure</text:p>
          </table:table-cell>
          <table:table-cell table:formula="of:=SUMIFS(['file:///Users/auxano/Documents/Git/TusslyM/Log/GetUniqueValues.xls'#$'Sprint 5 Log'.$E$1:.$E$1048576];['file:///Users/auxano/Documents/Git/TusslyM/Log/GetUniqueValues.xls'#$'Sprint 5 Log'.$B$1:.$B$1048576];[.$B93])" office:value-type="float" office:value="1.17" calcext:value-type="float">
            <text:p>1.17</text:p>
          </table:table-cell>
          <table:table-cell table:number-columns-repeated="9"/>
        </table:table-row>
        <table:table-row table:style-name="ro3">
          <table:table-cell office:value-type="string" calcext:value-type="string">
            <text:p>TD--292 Duplicate Messages Sent on Multiple Quick Taps of Send Button</text:p>
          </table:table-cell>
          <table:table-cell table:formula="of:=IFERROR(INDEX([.$A$1:.$A$294];MATCH(0;COUNTIF([.$B$1:.B94];[.$A$1:.$A$294]);0));&quot;&quot;)" office:value-type="string" office:string-value="Crash App while open keyboard in Arena Chat" calcext:value-type="string">
            <text:p>Crash App while open keyboard in Arena Chat</text:p>
          </table:table-cell>
          <table:table-cell table:formula="of:=SUMIFS(['file:///Users/auxano/Documents/Git/TusslyM/Log/GetUniqueValues.xls'#$'Sprint 5 Log'.$E$1:.$E$1048576];['file:///Users/auxano/Documents/Git/TusslyM/Log/GetUniqueValues.xls'#$'Sprint 5 Log'.$B$1:.$B$1048576];[.$B94])" office:value-type="float" office:value="0.75" calcext:value-type="float">
            <text:p>0.75</text:p>
          </table:table-cell>
          <table:table-cell table:number-columns-repeated="9"/>
        </table:table-row>
        <table:table-row table:style-name="ro2">
          <table:table-cell office:value-type="string" calcext:value-type="string">
            <text:p>TD-289-- Remove the Tost message</text:p>
          </table:table-cell>
          <table:table-cell table:formula="of:=IFERROR(INDEX([.$A$1:.$A$294];MATCH(0;COUNTIF([.$B$1:.B95];[.$A$1:.$A$294]);0));&quot;&quot;)" office:value-type="string" office:string-value="SCRUM Meeting and Team Discussion" calcext:value-type="string">
            <text:p>SCRUM Meeting and Team Discussion</text:p>
          </table:table-cell>
          <table:table-cell table:formula="of:=SUMIFS(['file:///Users/auxano/Documents/Git/TusslyM/Log/GetUniqueValues.xls'#$'Sprint 5 Log'.$E$1:.$E$1048576];['file:///Users/auxano/Documents/Git/TusslyM/Log/GetUniqueValues.xls'#$'Sprint 5 Log'.$B$1:.$B$1048576];[.$B95])" office:value-type="float" office:value="2.11" calcext:value-type="float">
            <text:p>2.11</text:p>
          </table:table-cell>
          <table:table-cell table:number-columns-repeated="9"/>
        </table:table-row>
        <table:table-row table:style-name="ro3">
          <table:table-cell office:value-type="string" calcext:value-type="string">
            <text:p>TD-279 -- Chat History Not Visible When Scrolling Up in Player Chat</text:p>
          </table:table-cell>
          <table:table-cell table:formula="of:=IFERROR(INDEX([.$A$1:.$A$294];MATCH(0;COUNTIF([.$B$1:.B96];[.$A$1:.$A$294]);0));&quot;&quot;)" office:value-type="string" office:string-value="TD-207 -- Web - Step #5-1 -- Open Chat on Chat Icon Tap" calcext:value-type="string">
            <text:p>TD-207 -- Web - Step #5-1 -- Open Chat on Chat Icon Tap</text:p>
          </table:table-cell>
          <table:table-cell table:formula="of:=SUMIFS(['file:///Users/auxano/Documents/Git/TusslyM/Log/GetUniqueValues.xls'#$'Sprint 5 Log'.$E$1:.$E$1048576];['file:///Users/auxano/Documents/Git/TusslyM/Log/GetUniqueValues.xls'#$'Sprint 5 Log'.$B$1:.$B$1048576];[.$B96])" office:value-type="float" office:value="1.33" calcext:value-type="float">
            <text:p>1.33</text:p>
          </table:table-cell>
          <table:table-cell table:number-columns-repeated="9"/>
        </table:table-row>
        <table:table-row table:style-name="ro3">
          <table:table-cell office:value-type="string" calcext:value-type="string">
            <text:p>TD-369--Message Input Loses Focus After Sending in Chat</text:p>
          </table:table-cell>
          <table:table-cell table:formula="of:=IFERROR(INDEX([.$A$1:.$A$294];MATCH(0;COUNTIF([.$B$1:.B97];[.$A$1:.$A$294]);0));&quot;&quot;)" office:value-type="string" office:string-value="TD-205 -- Web - Step #4-3 -- Handle CometChat Login Failure" calcext:value-type="string">
            <text:p>TD-205 -- Web - Step #4-3 -- Handle CometChat Login Failure</text:p>
          </table:table-cell>
          <table:table-cell table:formula="of:=SUMIFS(['file:///Users/auxano/Documents/Git/TusslyM/Log/GetUniqueValues.xls'#$'Sprint 5 Log'.$E$1:.$E$1048576];['file:///Users/auxano/Documents/Git/TusslyM/Log/GetUniqueValues.xls'#$'Sprint 5 Log'.$B$1:.$B$1048576];[.$B97])" office:value-type="float" office:value="3.25" calcext:value-type="float">
            <text:p>3.25</text:p>
          </table:table-cell>
          <table:table-cell table:number-columns-repeated="9"/>
        </table:table-row>
        <table:table-row table:style-name="ro3">
          <table:table-cell office:value-type="string" calcext:value-type="string">
            <text:p>TD-362--Three-Dot Menu Overlaps with Message Layout</text:p>
          </table:table-cell>
          <table:table-cell table:formula="of:=IFERROR(INDEX([.$A$1:.$A$294];MATCH(0;COUNTIF([.$B$1:.B98];[.$A$1:.$A$294]);0));&quot;&quot;)" office:value-type="string" office:string-value="TD-186 -- Web - Step #4-2 -- Logout from CometChat" calcext:value-type="string">
            <text:p>TD-186 -- Web - Step #4-2 -- Logout from CometChat</text:p>
          </table:table-cell>
          <table:table-cell table:formula="of:=SUMIFS(['file:///Users/auxano/Documents/Git/TusslyM/Log/GetUniqueValues.xls'#$'Sprint 5 Log'.$E$1:.$E$1048576];['file:///Users/auxano/Documents/Git/TusslyM/Log/GetUniqueValues.xls'#$'Sprint 5 Log'.$B$1:.$B$1048576];[.$B98])" office:value-type="float" office:value="2" calcext:value-type="float">
            <text:p>2</text:p>
          </table:table-cell>
          <table:table-cell table:number-columns-repeated="9"/>
        </table:table-row>
        <table:table-row table:style-name="ro3">
          <table:table-cell office:value-type="string" calcext:value-type="string">
            <text:p>TD-273 -- Show the login and close button instead of ok</text:p>
          </table:table-cell>
          <table:table-cell table:formula="of:=IFERROR(INDEX([.$A$1:.$A$294];MATCH(0;COUNTIF([.$B$1:.B99];[.$A$1:.$A$294]);0));&quot;&quot;)" office:value-type="string" office:string-value="TD-185 -- Web - Step #4-1 -- Login to CometChat" calcext:value-type="string">
            <text:p>TD-185 -- Web - Step #4-1 -- Login to CometChat</text:p>
          </table:table-cell>
          <table:table-cell table:formula="of:=SUMIFS(['file:///Users/auxano/Documents/Git/TusslyM/Log/GetUniqueValues.xls'#$'Sprint 5 Log'.$E$1:.$E$1048576];['file:///Users/auxano/Documents/Git/TusslyM/Log/GetUniqueValues.xls'#$'Sprint 5 Log'.$B$1:.$B$1048576];[.$B99])" office:value-type="float" office:value="1.92" calcext:value-type="float">
            <text:p>1.92</text:p>
          </table:table-cell>
          <table:table-cell table:number-columns-repeated="9"/>
        </table:table-row>
        <table:table-row table:style-name="ro3">
          <table:table-cell office:value-type="string" calcext:value-type="string">
            <text:p>TD-373--Left-Side Chat List Not Updated Immediately After Leaving Group</text:p>
          </table:table-cell>
          <table:table-cell table:formula="of:=IFERROR(INDEX([.$A$1:.$A$294];MATCH(0;COUNTIF([.$B$1:.B100];[.$A$1:.$A$294]);0));&quot;&quot;)" office:value-type="string" office:string-value="TD-252 -- AND - Step #6-2 -- Implement Team Chat, Restrict to Team Members" calcext:value-type="string">
            <text:p>TD-252 -- AND - Step #6-2 -- Implement Team Chat, Restrict to Team Members</text:p>
          </table:table-cell>
          <table:table-cell table:formula="of:=SUMIFS(['file:///Users/auxano/Documents/Git/TusslyM/Log/GetUniqueValues.xls'#$'Sprint 5 Log'.$E$1:.$E$1048576];['file:///Users/auxano/Documents/Git/TusslyM/Log/GetUniqueValues.xls'#$'Sprint 5 Log'.$B$1:.$B$1048576];[.$B100])" office:value-type="float" office:value="3.8" calcext:value-type="float">
            <text:p>3.8</text:p>
          </table:table-cell>
          <table:table-cell table:number-columns-repeated="9"/>
        </table:table-row>
        <table:table-row table:style-name="ro3">
          <table:table-cell office:value-type="string" calcext:value-type="string">
            <text:p>TD-362--Three-Dot Menu Overlaps with Message Layout</text:p>
          </table:table-cell>
          <table:table-cell table:formula="of:=IFERROR(INDEX([.$A$1:.$A$294];MATCH(0;COUNTIF([.$B$1:.B101];[.$A$1:.$A$294]);0));&quot;&quot;)" office:value-type="string" office:string-value="TD-261 -- AND - Customization -- Edit Chat Message" calcext:value-type="string">
            <text:p>TD-261 -- AND - Customization -- Edit Chat Message</text:p>
          </table:table-cell>
          <table:table-cell table:formula="of:=SUMIFS(['file:///Users/auxano/Documents/Git/TusslyM/Log/GetUniqueValues.xls'#$'Sprint 5 Log'.$E$1:.$E$1048576];['file:///Users/auxano/Documents/Git/TusslyM/Log/GetUniqueValues.xls'#$'Sprint 5 Log'.$B$1:.$B$1048576];[.$B101])" office:value-type="float" office:value="7.5" calcext:value-type="float">
            <text:p>7.5</text:p>
          </table:table-cell>
          <table:table-cell table:number-columns-repeated="9"/>
        </table:table-row>
        <table:table-row table:style-name="ro3">
          <table:table-cell office:value-type="string" calcext:value-type="string">
            <text:p>TD-369--Message Input Loses Focus After Sending in Chat</text:p>
          </table:table-cell>
          <table:table-cell table:formula="of:=IFERROR(INDEX([.$A$1:.$A$294];MATCH(0;COUNTIF([.$B$1:.B102];[.$A$1:.$A$294]);0));&quot;&quot;)" office:value-type="string" office:string-value="TD-246 -- AND - Step #4-4 -- Handle CometChat Logout Failure" calcext:value-type="string">
            <text:p>TD-246 -- AND - Step #4-4 -- Handle CometChat Logout Failure</text:p>
          </table:table-cell>
          <table:table-cell table:formula="of:=SUMIFS(['file:///Users/auxano/Documents/Git/TusslyM/Log/GetUniqueValues.xls'#$'Sprint 5 Log'.$E$1:.$E$1048576];['file:///Users/auxano/Documents/Git/TusslyM/Log/GetUniqueValues.xls'#$'Sprint 5 Log'.$B$1:.$B$1048576];[.$B102])" office:value-type="float" office:value="2.47" calcext:value-type="float">
            <text:p>2.47</text:p>
          </table:table-cell>
          <table:table-cell table:number-columns-repeated="9"/>
        </table:table-row>
        <table:table-row table:style-name="ro3">
          <table:table-cell office:value-type="string" calcext:value-type="string">
            <text:p>TD-373--Left-Side Chat List Not Updated Immediately After Leaving Group</text:p>
          </table:table-cell>
          <table:table-cell table:formula="of:=IFERROR(INDEX([.$A$1:.$A$294];MATCH(0;COUNTIF([.$B$1:.B103];[.$A$1:.$A$294]);0));&quot;&quot;)" office:value-type="string" office:string-value="TD-235 -- iOS - Step #9-2 -- Do Not Send Notifications for Group Chat" calcext:value-type="string">
            <text:p>TD-235 -- iOS - Step #9-2 -- Do Not Send Notifications for Group Chat</text:p>
          </table:table-cell>
          <table:table-cell table:formula="of:=SUMIFS(['file:///Users/auxano/Documents/Git/TusslyM/Log/GetUniqueValues.xls'#$'Sprint 5 Log'.$E$1:.$E$1048576];['file:///Users/auxano/Documents/Git/TusslyM/Log/GetUniqueValues.xls'#$'Sprint 5 Log'.$B$1:.$B$1048576];[.$B103])" office:value-type="float" office:value="3.33" calcext:value-type="float">
            <text:p>3.33</text:p>
          </table:table-cell>
          <table:table-cell table:number-columns-repeated="9"/>
        </table:table-row>
        <table:table-row table:style-name="ro3">
          <table:table-cell office:value-type="string" calcext:value-type="string">
            <text:p>TD-354--Thread Replies Still Visible After Main Message Is Deleted</text:p>
          </table:table-cell>
          <table:table-cell table:formula="of:=IFERROR(INDEX([.$A$1:.$A$294];MATCH(0;COUNTIF([.$B$1:.B104];[.$A$1:.$A$294]);0));&quot;&quot;)" office:value-type="string" office:string-value="TD-257 -- AND - Step #9-2 -- Do Not Send Notifications for Group Chat" calcext:value-type="string">
            <text:p>TD-257 -- AND - Step #9-2 -- Do Not Send Notifications for Group Chat</text:p>
          </table:table-cell>
          <table:table-cell table:formula="of:=SUMIFS(['file:///Users/auxano/Documents/Git/TusslyM/Log/GetUniqueValues.xls'#$'Sprint 5 Log'.$E$1:.$E$1048576];['file:///Users/auxano/Documents/Git/TusslyM/Log/GetUniqueValues.xls'#$'Sprint 5 Log'.$B$1:.$B$1048576];[.$B104])" office:value-type="float" office:value="0.25" calcext:value-type="float">
            <text:p>0.25</text:p>
          </table:table-cell>
          <table:table-cell table:number-columns-repeated="9"/>
        </table:table-row>
        <table:table-row table:style-name="ro3">
          <table:table-cell office:value-type="string" calcext:value-type="string">
            <text:p>TD-360--New Message Not Sending After Editing a Previous Message</text:p>
          </table:table-cell>
          <table:table-cell table:formula="of:=IFERROR(INDEX([.$A$1:.$A$294];MATCH(0;COUNTIF([.$B$1:.B105];[.$A$1:.$A$294]);0));&quot;&quot;)" office:value-type="string" office:string-value="TD-251 -- AND - Step #6-1 -- Navigate to Group Chat on Chat Icon Tap" calcext:value-type="string">
            <text:p>TD-251 -- AND - Step #6-1 -- Navigate to Group Chat on Chat Icon Tap</text:p>
          </table:table-cell>
          <table:table-cell table:formula="of:=SUMIFS(['file:///Users/auxano/Documents/Git/TusslyM/Log/GetUniqueValues.xls'#$'Sprint 5 Log'.$E$1:.$E$1048576];['file:///Users/auxano/Documents/Git/TusslyM/Log/GetUniqueValues.xls'#$'Sprint 5 Log'.$B$1:.$B$1048576];[.$B105])" office:value-type="float" office:value="6.05" calcext:value-type="float">
            <text:p>6.05</text:p>
          </table:table-cell>
          <table:table-cell table:number-columns-repeated="9"/>
        </table:table-row>
        <table:table-row table:style-name="ro3">
          <table:table-cell office:value-type="string" calcext:value-type="string">
            <text:p>TD-359--Popup for Leave Group Confirmation Instead of Browser Alert</text:p>
          </table:table-cell>
          <table:table-cell table:formula="of:=IFERROR(INDEX([.$A$1:.$A$294];MATCH(0;COUNTIF([.$B$1:.B106];[.$A$1:.$A$294]);0));&quot;&quot;)" office:value-type="string" office:string-value="TD-229 -- iOS - Step #6-1 -- Navigate to Group Chat on Chat Icon Tap" calcext:value-type="string">
            <text:p>TD-229 -- iOS - Step #6-1 -- Navigate to Group Chat on Chat Icon Tap</text:p>
          </table:table-cell>
          <table:table-cell table:formula="of:=SUMIFS(['file:///Users/auxano/Documents/Git/TusslyM/Log/GetUniqueValues.xls'#$'Sprint 5 Log'.$E$1:.$E$1048576];['file:///Users/auxano/Documents/Git/TusslyM/Log/GetUniqueValues.xls'#$'Sprint 5 Log'.$B$1:.$B$1048576];[.$B106])" office:value-type="float" office:value="3.25" calcext:value-type="float">
            <text:p>3.25</text:p>
          </table:table-cell>
          <table:table-cell table:number-columns-repeated="9"/>
        </table:table-row>
        <table:table-row table:style-name="ro3">
          <table:table-cell office:value-type="string" calcext:value-type="string">
            <text:p>TD-357--Add the attachment functionality inside the thread.</text:p>
          </table:table-cell>
          <table:table-cell table:formula="of:=IFERROR(INDEX([.$A$1:.$A$294];MATCH(0;COUNTIF([.$B$1:.B107];[.$A$1:.$A$294]);0));&quot;&quot;)" office:value-type="string" office:string-value="TD-223 -- iOS - Step #4-3 -- Handle CometChat Login Failure" calcext:value-type="string">
            <text:p>TD-223 -- iOS - Step #4-3 -- Handle CometChat Login Failure</text:p>
          </table:table-cell>
          <table:table-cell table:formula="of:=SUMIFS(['file:///Users/auxano/Documents/Git/TusslyM/Log/GetUniqueValues.xls'#$'Sprint 5 Log'.$E$1:.$E$1048576];['file:///Users/auxano/Documents/Git/TusslyM/Log/GetUniqueValues.xls'#$'Sprint 5 Log'.$B$1:.$B$1048576];[.$B107])" office:value-type="float" office:value="2.58" calcext:value-type="float">
            <text:p>2.58</text:p>
          </table:table-cell>
          <table:table-cell table:number-columns-repeated="9"/>
        </table:table-row>
        <table:table-row table:style-name="ro3">
          <table:table-cell office:value-type="string" calcext:value-type="string">
            <text:p>TD-356--Edit Option Should Not Appear for Image and Document</text:p>
          </table:table-cell>
          <table:table-cell table:formula="of:=IFERROR(INDEX([.$A$1:.$A$294];MATCH(0;COUNTIF([.$B$1:.B108];[.$A$1:.$A$294]);0));&quot;&quot;)" office:value-type="string" office:string-value="TD-182 -- BE - Step #10 -- Notification Setup" calcext:value-type="string">
            <text:p>TD-182 -- BE - Step #10 -- Notification Setup</text:p>
          </table:table-cell>
          <table:table-cell table:formula="of:=SUMIFS(['file:///Users/auxano/Documents/Git/TusslyM/Log/GetUniqueValues.xls'#$'Sprint 5 Log'.$E$1:.$E$1048576];['file:///Users/auxano/Documents/Git/TusslyM/Log/GetUniqueValues.xls'#$'Sprint 5 Log'.$B$1:.$B$1048576];[.$B108])" office:value-type="float" office:value="3.5" calcext:value-type="float">
            <text:p>3.5</text:p>
          </table:table-cell>
          <table:table-cell table:number-columns-repeated="9"/>
        </table:table-row>
        <table:table-row table:style-name="ro3">
          <table:table-cell office:value-type="string" calcext:value-type="string">
            <text:p>TD-355--Thread Messages Not Updating in Real-Time After Edit or Delete by Other User</text:p>
          </table:table-cell>
          <table:table-cell table:formula="of:=IFERROR(INDEX([.$A$1:.$A$294];MATCH(0;COUNTIF([.$B$1:.B109];[.$A$1:.$A$294]);0));&quot;&quot;)" office:value-type="string" office:string-value="TD-179 -- BE - Step #7 -- API to Identify Whether a User is a Friend or Not" calcext:value-type="string">
            <text:p>TD-179 -- BE - Step #7 -- API to Identify Whether a User is a Friend or Not</text:p>
          </table:table-cell>
          <table:table-cell table:formula="of:=SUMIFS(['file:///Users/auxano/Documents/Git/TusslyM/Log/GetUniqueValues.xls'#$'Sprint 5 Log'.$E$1:.$E$1048576];['file:///Users/auxano/Documents/Git/TusslyM/Log/GetUniqueValues.xls'#$'Sprint 5 Log'.$B$1:.$B$1048576];[.$B109])" office:value-type="float" office:value="3.5" calcext:value-type="float">
            <text:p>3.5</text:p>
          </table:table-cell>
          <table:table-cell table:number-columns-repeated="9"/>
        </table:table-row>
        <table:table-row table:style-name="ro3">
          <table:table-cell office:value-type="string" calcext:value-type="string">
            <text:p>TD-352--Three-dot message menu does not close on outside click</text:p>
          </table:table-cell>
          <table:table-cell table:formula="of:=IFERROR(INDEX([.$A$1:.$A$294];MATCH(0;COUNTIF([.$B$1:.B110];[.$A$1:.$A$294]);0));&quot;&quot;)" office:value-type="string" office:string-value="TD-245 -- AND - Step #4-3 -- Handle CometChat Login Failure" calcext:value-type="string">
            <text:p>TD-245 -- AND - Step #4-3 -- Handle CometChat Login Failure</text:p>
          </table:table-cell>
          <table:table-cell table:formula="of:=SUMIFS(['file:///Users/auxano/Documents/Git/TusslyM/Log/GetUniqueValues.xls'#$'Sprint 5 Log'.$E$1:.$E$1048576];['file:///Users/auxano/Documents/Git/TusslyM/Log/GetUniqueValues.xls'#$'Sprint 5 Log'.$B$1:.$B$1048576];[.$B110])" office:value-type="float" office:value="2.92" calcext:value-type="float">
            <text:p>2.92</text:p>
          </table:table-cell>
          <table:table-cell table:number-columns-repeated="9"/>
        </table:table-row>
        <table:table-row table:style-name="ro3">
          <table:table-cell office:value-type="string" calcext:value-type="string">
            <text:p>TD-351--Increase Clickable Area for Document Download in Chat</text:p>
          </table:table-cell>
          <table:table-cell table:formula="of:=IFERROR(INDEX([.$A$1:.$A$294];MATCH(0;COUNTIF([.$B$1:.B111];[.$A$1:.$A$294]);0));&quot;&quot;)" office:value-type="string" office:string-value="TD-258 -- AND - Customization #2-1 -- Display Unread Message Count" calcext:value-type="string">
            <text:p>TD-258 -- AND - Customization #2-1 -- Display Unread Message Count</text:p>
          </table:table-cell>
          <table:table-cell table:formula="of:=SUMIFS(['file:///Users/auxano/Documents/Git/TusslyM/Log/GetUniqueValues.xls'#$'Sprint 5 Log'.$E$1:.$E$1048576];['file:///Users/auxano/Documents/Git/TusslyM/Log/GetUniqueValues.xls'#$'Sprint 5 Log'.$B$1:.$B$1048576];[.$B111])" office:value-type="float" office:value="3.08" calcext:value-type="float">
            <text:p>3.08</text:p>
          </table:table-cell>
          <table:table-cell table:number-columns-repeated="9"/>
        </table:table-row>
        <table:table-row table:style-name="ro3">
          <table:table-cell office:value-type="string" calcext:value-type="string">
            <text:p>TD-350--Set the Proper design</text:p>
          </table:table-cell>
          <table:table-cell table:formula="of:=IFERROR(INDEX([.$A$1:.$A$294];MATCH(0;COUNTIF([.$B$1:.B112];[.$A$1:.$A$294]);0));&quot;&quot;)" office:value-type="string" office:string-value="TD-236 -- iOS - Customization #2-1 -- Display Unread Message Count" calcext:value-type="string">
            <text:p>TD-236 -- iOS - Customization #2-1 -- Display Unread Message Count</text:p>
          </table:table-cell>
          <table:table-cell table:formula="of:=SUMIFS(['file:///Users/auxano/Documents/Git/TusslyM/Log/GetUniqueValues.xls'#$'Sprint 5 Log'.$E$1:.$E$1048576];['file:///Users/auxano/Documents/Git/TusslyM/Log/GetUniqueValues.xls'#$'Sprint 5 Log'.$B$1:.$B$1048576];[.$B112])" office:value-type="float" office:value="2.16" calcext:value-type="float">
            <text:p>2.16</text:p>
          </table:table-cell>
          <table:table-cell table:number-columns-repeated="9"/>
        </table:table-row>
        <table:table-row table:style-name="ro3">
          <table:table-cell office:value-type="string" calcext:value-type="string">
            <text:p>TD-348--Duplicate Messages Sent on Multiple Quick Taps of Send Button</text:p>
          </table:table-cell>
          <table:table-cell table:formula="of:=IFERROR(INDEX([.$A$1:.$A$294];MATCH(0;COUNTIF([.$B$1:.B113];[.$A$1:.$A$294]);0));&quot;&quot;)" office:value-type="string" office:string-value="TD-271 -- Display the same consistent message on iOS as shown on Android." calcext:value-type="string">
            <text:p>TD-271 -- Display the same consistent message on iOS as shown on Android.</text:p>
          </table:table-cell>
          <table:table-cell table:formula="of:=SUMIFS(['file:///Users/auxano/Documents/Git/TusslyM/Log/GetUniqueValues.xls'#$'Sprint 5 Log'.$E$1:.$E$1048576];['file:///Users/auxano/Documents/Git/TusslyM/Log/GetUniqueValues.xls'#$'Sprint 5 Log'.$B$1:.$B$1048576];[.$B113])" office:value-type="float" office:value="0.42" calcext:value-type="float">
            <text:p>0.42</text:p>
          </table:table-cell>
          <table:table-cell table:number-columns-repeated="9"/>
        </table:table-row>
        <table:table-row table:style-name="ro3">
          <table:table-cell office:value-type="string" calcext:value-type="string">
            <text:p>TD-342--Show the loader when attachment is sent</text:p>
          </table:table-cell>
          <table:table-cell table:formula="of:=IFERROR(INDEX([.$A$1:.$A$294];MATCH(0;COUNTIF([.$B$1:.B114];[.$A$1:.$A$294]);0));&quot;&quot;)" office:value-type="string" office:string-value="TD-244 -- AND - Step #4-2 -- Log Out User from CometChat When Logging Out of the App" calcext:value-type="string">
            <text:p>TD-244 -- AND - Step #4-2 -- Log Out User from CometChat When Logging Out of the App</text:p>
          </table:table-cell>
          <table:table-cell table:formula="of:=SUMIFS(['file:///Users/auxano/Documents/Git/TusslyM/Log/GetUniqueValues.xls'#$'Sprint 5 Log'.$E$1:.$E$1048576];['file:///Users/auxano/Documents/Git/TusslyM/Log/GetUniqueValues.xls'#$'Sprint 5 Log'.$B$1:.$B$1048576];[.$B114])" office:value-type="float" office:value="2.3" calcext:value-type="float">
            <text:p>2.3</text:p>
          </table:table-cell>
          <table:table-cell table:number-columns-repeated="9"/>
        </table:table-row>
        <table:table-row table:style-name="ro7">
          <table:table-cell office:value-type="string" calcext:value-type="string">
            <text:p>TD-269 -- Web - Step #7 -- Web Chat Interface with Full Chat Listing</text:p>
          </table:table-cell>
          <table:table-cell table:formula="of:=IFERROR(INDEX([.$A$1:.$A$294];MATCH(0;COUNTIF([.$B$1:.B115];[.$A$1:.$A$294]);0));&quot;&quot;)" office:value-type="string" office:string-value="TD-222 -- iOS - Step #4-2 -- Log Out from CometChat When User Logs Out from the iOS App" calcext:value-type="string">
            <text:p>TD-222 -- iOS - Step #4-2 -- Log Out from CometChat When User Logs Out from the iOS App</text:p>
          </table:table-cell>
          <table:table-cell table:formula="of:=SUMIFS(['file:///Users/auxano/Documents/Git/TusslyM/Log/GetUniqueValues.xls'#$'Sprint 5 Log'.$E$1:.$E$1048576];['file:///Users/auxano/Documents/Git/TusslyM/Log/GetUniqueValues.xls'#$'Sprint 5 Log'.$B$1:.$B$1048576];[.$B115])" office:value-type="float" office:value="2.33" calcext:value-type="float">
            <text:p>2.33</text:p>
          </table:table-cell>
          <table:table-cell table:number-columns-repeated="9"/>
        </table:table-row>
        <table:table-row table:style-name="ro3">
          <table:table-cell office:value-type="string" calcext:value-type="string">
            <text:p>TD-357--Add the attachment functionality inside the thread.</text:p>
          </table:table-cell>
          <table:table-cell table:formula="of:=IFERROR(INDEX([.$A$1:.$A$294];MATCH(0;COUNTIF([.$B$1:.B116];[.$A$1:.$A$294]);0));&quot;&quot;)" office:value-type="string" office:string-value="TD-243 -- AND - Step #4-1 -- Log in to CometChat after User Authentication in the Android App" calcext:value-type="string">
            <text:p>TD-243 -- AND - Step #4-1 -- Log in to CometChat after User Authentication in the Android App</text:p>
          </table:table-cell>
          <table:table-cell table:formula="of:=SUMIFS(['file:///Users/auxano/Documents/Git/TusslyM/Log/GetUniqueValues.xls'#$'Sprint 5 Log'.$E$1:.$E$1048576];['file:///Users/auxano/Documents/Git/TusslyM/Log/GetUniqueValues.xls'#$'Sprint 5 Log'.$B$1:.$B$1048576];[.$B116])" office:value-type="float" office:value="2.15" calcext:value-type="float">
            <text:p>2.15</text:p>
          </table:table-cell>
          <table:table-cell table:number-columns-repeated="9"/>
        </table:table-row>
        <table:table-row table:style-name="ro7">
          <table:table-cell office:value-type="string" calcext:value-type="string">
            <text:p>TD-218 -- Web - Customization -- Reply to Chat Message</text:p>
          </table:table-cell>
          <table:table-cell table:formula="of:=IFERROR(INDEX([.$A$1:.$A$294];MATCH(0;COUNTIF([.$B$1:.B117];[.$A$1:.$A$294]);0));&quot;&quot;)" office:value-type="string" office:string-value="TD-221 -- iOS - Step #4-1 -- Implement CometChat Login after User Authentication in iOS App" calcext:value-type="string">
            <text:p>TD-221 -- iOS - Step #4-1 -- Implement CometChat Login after User Authentication in iOS App</text:p>
          </table:table-cell>
          <table:table-cell table:formula="of:=SUMIFS(['file:///Users/auxano/Documents/Git/TusslyM/Log/GetUniqueValues.xls'#$'Sprint 5 Log'.$E$1:.$E$1048576];['file:///Users/auxano/Documents/Git/TusslyM/Log/GetUniqueValues.xls'#$'Sprint 5 Log'.$B$1:.$B$1048576];[.$B117])" office:value-type="float" office:value="2.08" calcext:value-type="float">
            <text:p>2.08</text:p>
          </table:table-cell>
          <table:table-cell table:number-columns-repeated="9"/>
        </table:table-row>
        <table:table-row table:style-name="ro3">
          <table:table-cell office:value-type="string" calcext:value-type="string">
            <text:p>TD-360--New Message Not Sending After Editing a Previous Message</text:p>
          </table:table-cell>
          <table:table-cell table:formula="of:=IFERROR(INDEX([.$A$1:.$A$294];MATCH(0;COUNTIF([.$B$1:.B118];[.$A$1:.$A$294]);0));&quot;&quot;)" office:value-type="string" office:string-value="TD-239 -- iOS - Customization -- Edit Chat Message" calcext:value-type="string">
            <text:p>TD-239 -- iOS - Customization -- Edit Chat Message</text:p>
          </table:table-cell>
          <table:table-cell table:formula="of:=SUMIFS(['file:///Users/auxano/Documents/Git/TusslyM/Log/GetUniqueValues.xls'#$'Sprint 5 Log'.$E$1:.$E$1048576];['file:///Users/auxano/Documents/Git/TusslyM/Log/GetUniqueValues.xls'#$'Sprint 5 Log'.$B$1:.$B$1048576];[.$B118])" office:value-type="float" office:value="8" calcext:value-type="float">
            <text:p>8</text:p>
          </table:table-cell>
          <table:table-cell table:number-columns-repeated="9"/>
        </table:table-row>
        <table:table-row table:style-name="ro3">
          <table:table-cell office:value-type="string" calcext:value-type="string">
            <text:p>TD-217 -- Web - Customization -- Edit Chat Message</text:p>
          </table:table-cell>
          <table:table-cell table:formula="of:=IFERROR(INDEX([.$A$1:.$A$294];MATCH(0;COUNTIF([.$B$1:.B119];[.$A$1:.$A$294]);0));&quot;&quot;)" office:value-type="string" office:string-value="TD-255 -- AND - Step #7-1 -- Delete Chat Message Functionality" calcext:value-type="string">
            <text:p>TD-255 -- AND - Step #7-1 -- Delete Chat Message Functionality</text:p>
          </table:table-cell>
          <table:table-cell table:formula="of:=SUMIFS(['file:///Users/auxano/Documents/Git/TusslyM/Log/GetUniqueValues.xls'#$'Sprint 5 Log'.$E$1:.$E$1048576];['file:///Users/auxano/Documents/Git/TusslyM/Log/GetUniqueValues.xls'#$'Sprint 5 Log'.$B$1:.$B$1048576];[.$B119])" office:value-type="float" office:value="4.3" calcext:value-type="float">
            <text:p>4.3</text:p>
          </table:table-cell>
          <table:table-cell table:number-columns-repeated="9"/>
        </table:table-row>
        <table:table-row table:style-name="ro3">
          <table:table-cell office:value-type="string" calcext:value-type="string">
            <text:p>TD-359--Popup for Leave Group Confirmation Instead of Browser Alert</text:p>
          </table:table-cell>
          <table:table-cell table:formula="of:=IFERROR(INDEX([.$A$1:.$A$294];MATCH(0;COUNTIF([.$B$1:.B120];[.$A$1:.$A$294]);0));&quot;&quot;)" office:value-type="string" office:string-value="TD-233 -- iOS - Step #7-1 -- Delete Chat Message Functionality" calcext:value-type="string">
            <text:p>TD-233 -- iOS - Step #7-1 -- Delete Chat Message Functionality</text:p>
          </table:table-cell>
          <table:table-cell table:formula="of:=SUMIFS(['file:///Users/auxano/Documents/Git/TusslyM/Log/GetUniqueValues.xls'#$'Sprint 5 Log'.$E$1:.$E$1048576];['file:///Users/auxano/Documents/Git/TusslyM/Log/GetUniqueValues.xls'#$'Sprint 5 Log'.$B$1:.$B$1048576];[.$B120])" office:value-type="float" office:value="4.5" calcext:value-type="float">
            <text:p>4.5</text:p>
          </table:table-cell>
          <table:table-cell table:number-columns-repeated="9"/>
        </table:table-row>
        <table:table-row table:style-name="ro3">
          <table:table-cell office:value-type="string" calcext:value-type="string">
            <text:p>TD-348--Duplicate Messages Sent on Multiple Quick Taps of Send Button</text:p>
          </table:table-cell>
          <table:table-cell table:formula="of:=IFERROR(INDEX([.$A$1:.$A$294];MATCH(0;COUNTIF([.$B$1:.B121];[.$A$1:.$A$294]);0));&quot;&quot;)" office:value-type="string" office:string-value="TD-250 -- AND - Step #5-4 -- Implement Typing Indicators" calcext:value-type="string">
            <text:p>TD-250 -- AND - Step #5-4 -- Implement Typing Indicators</text:p>
          </table:table-cell>
          <table:table-cell table:formula="of:=SUMIFS(['file:///Users/auxano/Documents/Git/TusslyM/Log/GetUniqueValues.xls'#$'Sprint 5 Log'.$E$1:.$E$1048576];['file:///Users/auxano/Documents/Git/TusslyM/Log/GetUniqueValues.xls'#$'Sprint 5 Log'.$B$1:.$B$1048576];[.$B121])" office:value-type="float" office:value="3" calcext:value-type="float">
            <text:p>3</text:p>
          </table:table-cell>
          <table:table-cell table:number-columns-repeated="9"/>
        </table:table-row>
        <table:table-row table:style-name="ro3">
          <table:table-cell office:value-type="string" calcext:value-type="string">
            <text:p>TD-350--Set the Proper design</text:p>
          </table:table-cell>
          <table:table-cell table:formula="of:=IFERROR(INDEX([.$A$1:.$A$294];MATCH(0;COUNTIF([.$B$1:.B122];[.$A$1:.$A$294]);0));&quot;&quot;)" office:value-type="string" office:string-value="TD-228 -- iOS - Step #5-4 -- Implement Typing Indicators" calcext:value-type="string">
            <text:p>TD-228 -- iOS - Step #5-4 -- Implement Typing Indicators</text:p>
          </table:table-cell>
          <table:table-cell table:formula="of:=SUMIFS(['file:///Users/auxano/Documents/Git/TusslyM/Log/GetUniqueValues.xls'#$'Sprint 5 Log'.$E$1:.$E$1048576];['file:///Users/auxano/Documents/Git/TusslyM/Log/GetUniqueValues.xls'#$'Sprint 5 Log'.$B$1:.$B$1048576];[.$B122])" office:value-type="float" office:value="3" calcext:value-type="float">
            <text:p>3</text:p>
          </table:table-cell>
          <table:table-cell table:number-columns-repeated="9"/>
        </table:table-row>
        <table:table-row table:style-name="ro3">
          <table:table-cell office:value-type="string" calcext:value-type="string">
            <text:p>TD-351--Increase Clickable Area for Document Download in Chat</text:p>
          </table:table-cell>
          <table:table-cell table:formula="of:=IFERROR(INDEX([.$A$1:.$A$294];MATCH(0;COUNTIF([.$B$1:.B123];[.$A$1:.$A$294]);0));&quot;&quot;)" office:value-type="string" office:string-value="TD-249 -- AND - Step #5-3 -- Implement Read Receipt Feature" calcext:value-type="string">
            <text:p>TD-249 -- AND - Step #5-3 -- Implement Read Receipt Feature</text:p>
          </table:table-cell>
          <table:table-cell table:formula="of:=SUMIFS(['file:///Users/auxano/Documents/Git/TusslyM/Log/GetUniqueValues.xls'#$'Sprint 5 Log'.$E$1:.$E$1048576];['file:///Users/auxano/Documents/Git/TusslyM/Log/GetUniqueValues.xls'#$'Sprint 5 Log'.$B$1:.$B$1048576];[.$B123])" office:value-type="float" office:value="3.85" calcext:value-type="float">
            <text:p>3.85</text:p>
          </table:table-cell>
          <table:table-cell table:number-columns-repeated="9"/>
        </table:table-row>
        <table:table-row table:style-name="ro3">
          <table:table-cell office:value-type="string" calcext:value-type="string">
            <text:p>TD-352--Three-dot message menu does not close on outside click</text:p>
          </table:table-cell>
          <table:table-cell table:formula="of:=IFERROR(INDEX([.$A$1:.$A$294];MATCH(0;COUNTIF([.$B$1:.B124];[.$A$1:.$A$294]);0));&quot;&quot;)" office:value-type="string" office:string-value="TD-227 -- iOS - Step #5-3 -- Implement Read Receipt Feature" calcext:value-type="string">
            <text:p>TD-227 -- iOS - Step #5-3 -- Implement Read Receipt Feature</text:p>
          </table:table-cell>
          <table:table-cell table:formula="of:=SUMIFS(['file:///Users/auxano/Documents/Git/TusslyM/Log/GetUniqueValues.xls'#$'Sprint 5 Log'.$E$1:.$E$1048576];['file:///Users/auxano/Documents/Git/TusslyM/Log/GetUniqueValues.xls'#$'Sprint 5 Log'.$B$1:.$B$1048576];[.$B124])" office:value-type="float" office:value="4.17" calcext:value-type="float">
            <text:p>4.17</text:p>
          </table:table-cell>
          <table:table-cell table:number-columns-repeated="9"/>
        </table:table-row>
        <table:table-row table:style-name="ro3">
          <table:table-cell office:value-type="string" calcext:value-type="string">
            <text:p>TD-353--Three-Dot Menu on Last Message Not Fully Visible Without Scrolling</text:p>
          </table:table-cell>
          <table:table-cell table:formula="of:=IFERROR(INDEX([.$A$1:.$A$294];MATCH(0;COUNTIF([.$B$1:.B125];[.$A$1:.$A$294]);0));&quot;&quot;)" office:value-type="string" office:string-value="TD-247 -- AND - Step #5-1 -- Navigate to Chat Message Screen on Chat Icon Tap" calcext:value-type="string">
            <text:p>TD-247 -- AND - Step #5-1 -- Navigate to Chat Message Screen on Chat Icon Tap</text:p>
          </table:table-cell>
          <table:table-cell table:formula="of:=SUMIFS(['file:///Users/auxano/Documents/Git/TusslyM/Log/GetUniqueValues.xls'#$'Sprint 5 Log'.$E$1:.$E$1048576];['file:///Users/auxano/Documents/Git/TusslyM/Log/GetUniqueValues.xls'#$'Sprint 5 Log'.$B$1:.$B$1048576];[.$B125])" office:value-type="float" office:value="3.2" calcext:value-type="float">
            <text:p>3.2</text:p>
          </table:table-cell>
          <table:table-cell table:number-columns-repeated="9"/>
        </table:table-row>
        <table:table-row table:style-name="ro3">
          <table:table-cell office:value-type="string" calcext:value-type="string">
            <text:p>TD-354--Thread Replies Still Visible After Main Message Is Deleted</text:p>
          </table:table-cell>
          <table:table-cell table:formula="of:=IFERROR(INDEX([.$A$1:.$A$294];MATCH(0;COUNTIF([.$B$1:.B126];[.$A$1:.$A$294]);0));&quot;&quot;)" office:value-type="string" office:string-value="TD-225 -- iOS - Step #5-1 -- Navigate to Chat Screen on Chat Icon Tap" calcext:value-type="string">
            <text:p>TD-225 -- iOS - Step #5-1 -- Navigate to Chat Screen on Chat Icon Tap</text:p>
          </table:table-cell>
          <table:table-cell table:formula="of:=SUMIFS(['file:///Users/auxano/Documents/Git/TusslyM/Log/GetUniqueValues.xls'#$'Sprint 5 Log'.$E$1:.$E$1048576];['file:///Users/auxano/Documents/Git/TusslyM/Log/GetUniqueValues.xls'#$'Sprint 5 Log'.$B$1:.$B$1048576];[.$B126])" office:value-type="float" office:value="2.75" calcext:value-type="float">
            <text:p>2.75</text:p>
          </table:table-cell>
          <table:table-cell table:number-columns-repeated="9"/>
        </table:table-row>
        <table:table-row table:style-name="ro3">
          <table:table-cell office:value-type="string" calcext:value-type="string">
            <text:p>TD-355--Thread Messages Not Updating in Real-Time After Edit or Delete by Other User</text:p>
          </table:table-cell>
          <table:table-cell table:formula="of:=IFERROR(INDEX([.$A$1:.$A$294];MATCH(0;COUNTIF([.$B$1:.B127];[.$A$1:.$A$294]);0));&quot;&quot;)" office:value-type="string" office:string-value="TD-248 -- AND - Step #5-2 -- Allow Users to View Past Conversations" calcext:value-type="string">
            <text:p>TD-248 -- AND - Step #5-2 -- Allow Users to View Past Conversations</text:p>
          </table:table-cell>
          <table:table-cell table:formula="of:=SUMIFS(['file:///Users/auxano/Documents/Git/TusslyM/Log/GetUniqueValues.xls'#$'Sprint 5 Log'.$E$1:.$E$1048576];['file:///Users/auxano/Documents/Git/TusslyM/Log/GetUniqueValues.xls'#$'Sprint 5 Log'.$B$1:.$B$1048576];[.$B127])" office:value-type="float" office:value="5.92" calcext:value-type="float">
            <text:p>5.92</text:p>
          </table:table-cell>
          <table:table-cell table:number-columns-repeated="9"/>
        </table:table-row>
        <table:table-row table:style-name="ro3">
          <table:table-cell office:value-type="string" calcext:value-type="string">
            <text:p>TD-356--Edit Option Should Not Appear for Image and Document</text:p>
          </table:table-cell>
          <table:table-cell table:formula="of:=IFERROR(INDEX([.$A$1:.$A$294];MATCH(0;COUNTIF([.$B$1:.B128];[.$A$1:.$A$294]);0));&quot;&quot;)" office:value-type="string" office:string-value="TD-226 -- iOS - Step #5-2 -- Allow Users to View Past Conversations" calcext:value-type="string">
            <text:p>TD-226 -- iOS - Step #5-2 -- Allow Users to View Past Conversations</text:p>
          </table:table-cell>
          <table:table-cell table:formula="of:=SUMIFS(['file:///Users/auxano/Documents/Git/TusslyM/Log/GetUniqueValues.xls'#$'Sprint 5 Log'.$E$1:.$E$1048576];['file:///Users/auxano/Documents/Git/TusslyM/Log/GetUniqueValues.xls'#$'Sprint 5 Log'.$B$1:.$B$1048576];[.$B128])" office:value-type="float" office:value="5.75" calcext:value-type="float">
            <text:p>5.75</text:p>
          </table:table-cell>
          <table:table-cell table:number-columns-repeated="9"/>
        </table:table-row>
        <table:table-row table:style-name="ro3">
          <table:table-cell office:value-type="string" calcext:value-type="string">
            <text:p>TD-216 -- Web - Customization #5-4 -- Chat from Player Details Page</text:p>
          </table:table-cell>
          <table:table-cell table:formula="of:=IFERROR(INDEX([.$A$1:.$A$294];MATCH(0;COUNTIF([.$B$1:.B129];[.$A$1:.$A$294]);0));&quot;&quot;)" office:value-type="string" office:string-value="TD-181 -- BE - Step #9 -- Manage Flag for Disabling Chat" calcext:value-type="string">
            <text:p>TD-181 -- BE - Step #9 -- Manage Flag for Disabling Chat</text:p>
          </table:table-cell>
          <table:table-cell table:formula="of:=SUMIFS(['file:///Users/auxano/Documents/Git/TusslyM/Log/GetUniqueValues.xls'#$'Sprint 5 Log'.$E$1:.$E$1048576];['file:///Users/auxano/Documents/Git/TusslyM/Log/GetUniqueValues.xls'#$'Sprint 5 Log'.$B$1:.$B$1048576];[.$B129])" office:value-type="float" office:value="3" calcext:value-type="float">
            <text:p>3</text:p>
          </table:table-cell>
          <table:table-cell table:number-columns-repeated="9"/>
        </table:table-row>
        <table:table-row table:style-name="ro3">
          <table:table-cell office:value-type="string" calcext:value-type="string">
            <text:p>TD-215 -- Web - Customization #5-3 -- Chat from Player List (Teams &amp; Player)</text:p>
          </table:table-cell>
          <table:table-cell table:formula="of:=IFERROR(INDEX([.$A$1:.$A$294];MATCH(0;COUNTIF([.$B$1:.B130];[.$A$1:.$A$294]);0));&quot;&quot;)" office:value-type="string" office:string-value="TD-180 -- BE - Step #8 -- Admin Added to Arena Group Chat" calcext:value-type="string">
            <text:p>TD-180 -- BE - Step #8 -- Admin Added to Arena Group Chat</text:p>
          </table:table-cell>
          <table:table-cell table:formula="of:=SUMIFS(['file:///Users/auxano/Documents/Git/TusslyM/Log/GetUniqueValues.xls'#$'Sprint 5 Log'.$E$1:.$E$1048576];['file:///Users/auxano/Documents/Git/TusslyM/Log/GetUniqueValues.xls'#$'Sprint 5 Log'.$B$1:.$B$1048576];[.$B130])" office:value-type="float" office:value="4" calcext:value-type="float">
            <text:p>4</text:p>
          </table:table-cell>
          <table:table-cell table:number-columns-repeated="9"/>
        </table:table-row>
        <table:table-row table:style-name="ro3">
          <table:table-cell office:value-type="string" calcext:value-type="string">
            <text:p>TD-214 -- Web - Customization #5-2 -- Chat from Scoreboard &amp; Result</text:p>
          </table:table-cell>
          <table:table-cell table:formula="of:=IFERROR(INDEX([.$A$1:.$A$294];MATCH(0;COUNTIF([.$B$1:.B131];[.$A$1:.$A$294]);0));&quot;&quot;)" office:value-type="string" office:string-value="TD-178 -- BE - Step #6 -- Create Group or One-to-One Chat Between Players" calcext:value-type="string">
            <text:p>TD-178 -- BE - Step #6 -- Create Group or One-to-One Chat Between Players</text:p>
          </table:table-cell>
          <table:table-cell table:formula="of:=SUMIFS(['file:///Users/auxano/Documents/Git/TusslyM/Log/GetUniqueValues.xls'#$'Sprint 5 Log'.$E$1:.$E$1048576];['file:///Users/auxano/Documents/Git/TusslyM/Log/GetUniqueValues.xls'#$'Sprint 5 Log'.$B$1:.$B$1048576];[.$B131])" office:value-type="float" office:value="8.5" calcext:value-type="float">
            <text:p>8.5</text:p>
          </table:table-cell>
          <table:table-cell table:number-columns-repeated="9"/>
        </table:table-row>
        <table:table-row table:style-name="ro3">
          <table:table-cell office:value-type="string" calcext:value-type="string">
            <text:p>TD-213 -- Web - Customization #5-1 -- Chat from Scheduled Subsection (Scheduled &amp; Bracket)</text:p>
          </table:table-cell>
          <table:table-cell table:formula="of:=IFERROR(INDEX([.$A$1:.$A$294];MATCH(0;COUNTIF([.$B$1:.B132];[.$A$1:.$A$294]);0));&quot;&quot;)" office:value-type="string" office:string-value="TD-177 -- BE - Step #5 -- Register User in CometChat Upon Signup" calcext:value-type="string">
            <text:p>TD-177 -- BE - Step #5 -- Register User in CometChat Upon Signup</text:p>
          </table:table-cell>
          <table:table-cell table:formula="of:=SUMIFS(['file:///Users/auxano/Documents/Git/TusslyM/Log/GetUniqueValues.xls'#$'Sprint 5 Log'.$E$1:.$E$1048576];['file:///Users/auxano/Documents/Git/TusslyM/Log/GetUniqueValues.xls'#$'Sprint 5 Log'.$B$1:.$B$1048576];[.$B132])" office:value-type="float" office:value="3" calcext:value-type="float">
            <text:p>3</text:p>
          </table:table-cell>
          <table:table-cell table:number-columns-repeated="9"/>
        </table:table-row>
        <table:table-row table:style-name="ro3">
          <table:table-cell office:value-type="string" calcext:value-type="string">
            <text:p>TD-212 -- Web - Step #6-2 -- Admin Can Leave Arena Chat Group</text:p>
          </table:table-cell>
          <table:table-cell table:formula="of:=IFERROR(INDEX([.$A$1:.$A$294];MATCH(0;COUNTIF([.$B$1:.B133];[.$A$1:.$A$294]);0));&quot;&quot;)" office:value-type="string" office:string-value="TD-268 -- BE - Step #4A -- Sync All the old teams" calcext:value-type="string">
            <text:p>TD-268 -- BE - Step #4A -- Sync All the old teams</text:p>
          </table:table-cell>
          <table:table-cell table:formula="of:=SUMIFS(['file:///Users/auxano/Documents/Git/TusslyM/Log/GetUniqueValues.xls'#$'Sprint 5 Log'.$E$1:.$E$1048576];['file:///Users/auxano/Documents/Git/TusslyM/Log/GetUniqueValues.xls'#$'Sprint 5 Log'.$B$1:.$B$1048576];[.$B133])" office:value-type="float" office:value="5" calcext:value-type="float">
            <text:p>5</text:p>
          </table:table-cell>
          <table:table-cell table:number-columns-repeated="9"/>
        </table:table-row>
        <table:table-row table:style-name="ro3">
          <table:table-cell office:value-type="string" calcext:value-type="string">
            <text:p>TD-211 -- Web - Step #6-1 -- Group Chat on Chat Icon Tap in Scheduled &amp; Scoreboards Screens</text:p>
          </table:table-cell>
          <table:table-cell table:formula="of:=IFERROR(INDEX([.$A$1:.$A$294];MATCH(0;COUNTIF([.$B$1:.B134];[.$A$1:.$A$294]);0));&quot;&quot;)" office:value-type="string" office:string-value="TD-184 -- Web - Step #3-2 -- Initialize CometChat SDK" calcext:value-type="string">
            <text:p>TD-184 -- Web - Step #3-2 -- Initialize CometChat SDK</text:p>
          </table:table-cell>
          <table:table-cell table:formula="of:=SUMIFS(['file:///Users/auxano/Documents/Git/TusslyM/Log/GetUniqueValues.xls'#$'Sprint 5 Log'.$E$1:.$E$1048576];['file:///Users/auxano/Documents/Git/TusslyM/Log/GetUniqueValues.xls'#$'Sprint 5 Log'.$B$1:.$B$1048576];[.$B134])" office:value-type="float" office:value="2" calcext:value-type="float">
            <text:p>2</text:p>
          </table:table-cell>
          <table:table-cell table:number-columns-repeated="9"/>
        </table:table-row>
        <table:table-row table:style-name="ro3">
          <table:table-cell office:value-type="string" calcext:value-type="string">
            <text:p>TD-210 -- Web - Step #5-3 -- Implement Typing Indicators</text:p>
          </table:table-cell>
          <table:table-cell table:formula="of:=IFERROR(INDEX([.$A$1:.$A$294];MATCH(0;COUNTIF([.$B$1:.B135];[.$A$1:.$A$294]);0));&quot;&quot;)" office:value-type="string" office:string-value="TD-183 -- Web - Step #3-1 -- Integrate CometChat SDK" calcext:value-type="string">
            <text:p>TD-183 -- Web - Step #3-1 -- Integrate CometChat SDK</text:p>
          </table:table-cell>
          <table:table-cell table:formula="of:=SUMIFS(['file:///Users/auxano/Documents/Git/TusslyM/Log/GetUniqueValues.xls'#$'Sprint 5 Log'.$E$1:.$E$1048576];['file:///Users/auxano/Documents/Git/TusslyM/Log/GetUniqueValues.xls'#$'Sprint 5 Log'.$B$1:.$B$1048576];[.$B135])" office:value-type="float" office:value="2" calcext:value-type="float">
            <text:p>2</text:p>
          </table:table-cell>
          <table:table-cell table:number-columns-repeated="9"/>
        </table:table-row>
        <table:table-row table:style-name="ro3">
          <table:table-cell office:value-type="string" calcext:value-type="string">
            <text:p>TD-207 -- Web - Step #5-2 -- Implement Read Receipt Feature</text:p>
          </table:table-cell>
          <table:table-cell table:formula="of:=IFERROR(INDEX([.$A$1:.$A$294];MATCH(0;COUNTIF([.$B$1:.B136];[.$A$1:.$A$294]);0));&quot;&quot;)" office:value-type="string" office:string-value="TD-176 -- BE - Step #4 -- Sync All Old App Users" calcext:value-type="string">
            <text:p>TD-176 -- BE - Step #4 -- Sync All Old App Users</text:p>
          </table:table-cell>
          <table:table-cell table:formula="of:=SUMIFS(['file:///Users/auxano/Documents/Git/TusslyM/Log/GetUniqueValues.xls'#$'Sprint 5 Log'.$E$1:.$E$1048576];['file:///Users/auxano/Documents/Git/TusslyM/Log/GetUniqueValues.xls'#$'Sprint 5 Log'.$B$1:.$B$1048576];[.$B136])" office:value-type="float" office:value="5.5" calcext:value-type="float">
            <text:p>5.5</text:p>
          </table:table-cell>
          <table:table-cell table:number-columns-repeated="9"/>
        </table:table-row>
        <table:table-row table:style-name="ro3">
          <table:table-cell office:value-type="string" calcext:value-type="string">
            <text:p>TD-206 -- Web - Step #4-4 -- Handle CometChat Logout Failure</text:p>
          </table:table-cell>
          <table:table-cell table:formula="of:=IFERROR(INDEX([.$A$1:.$A$294];MATCH(0;COUNTIF([.$B$1:.B137];[.$A$1:.$A$294]);0));&quot;&quot;)" office:value-type="string" office:string-value="TD-175 -- BE - Step #3 -- Integrate CometChat SDK" calcext:value-type="string">
            <text:p>TD-175 -- BE - Step #3 -- Integrate CometChat SDK</text:p>
          </table:table-cell>
          <table:table-cell table:formula="of:=SUMIFS(['file:///Users/auxano/Documents/Git/TusslyM/Log/GetUniqueValues.xls'#$'Sprint 5 Log'.$E$1:.$E$1048576];['file:///Users/auxano/Documents/Git/TusslyM/Log/GetUniqueValues.xls'#$'Sprint 5 Log'.$B$1:.$B$1048576];[.$B137])" office:value-type="float" office:value="1.5" calcext:value-type="float">
            <text:p>1.5</text:p>
          </table:table-cell>
          <table:table-cell table:number-columns-repeated="9"/>
        </table:table-row>
        <table:table-row table:style-name="ro3">
          <table:table-cell office:value-type="string" calcext:value-type="string">
            <text:p>TD-346--Display Action Message in Chat</text:p>
          </table:table-cell>
          <table:table-cell table:formula="of:=IFERROR(INDEX([.$A$1:.$A$294];MATCH(0;COUNTIF([.$B$1:.B138];[.$A$1:.$A$294]);0));&quot;&quot;)" office:value-type="string" office:string-value="TD-242 -- AND - Step #3-2 -- Initialize CometChat SDK" calcext:value-type="string">
            <text:p>TD-242 -- AND - Step #3-2 -- Initialize CometChat SDK</text:p>
          </table:table-cell>
          <table:table-cell table:formula="of:=SUMIFS(['file:///Users/auxano/Documents/Git/TusslyM/Log/GetUniqueValues.xls'#$'Sprint 5 Log'.$E$1:.$E$1048576];['file:///Users/auxano/Documents/Git/TusslyM/Log/GetUniqueValues.xls'#$'Sprint 5 Log'.$B$1:.$B$1048576];[.$B138])" office:value-type="float" office:value="2" calcext:value-type="float">
            <text:p>2</text:p>
          </table:table-cell>
          <table:table-cell table:number-columns-repeated="9"/>
        </table:table-row>
        <table:table-row table:style-name="ro3">
          <table:table-cell office:value-type="string" calcext:value-type="string">
            <text:p>TD-347 -- iOS - Display Action Message in Chat</text:p>
          </table:table-cell>
          <table:table-cell table:formula="of:=IFERROR(INDEX([.$A$1:.$A$294];MATCH(0;COUNTIF([.$B$1:.B139];[.$A$1:.$A$294]);0));&quot;&quot;)" office:value-type="string" office:string-value="TD-220 -- iOS - Step #3-2 -- Initialize CometChat SDK" calcext:value-type="string">
            <text:p>TD-220 -- iOS - Step #3-2 -- Initialize CometChat SDK</text:p>
          </table:table-cell>
          <table:table-cell table:formula="of:=SUMIFS(['file:///Users/auxano/Documents/Git/TusslyM/Log/GetUniqueValues.xls'#$'Sprint 5 Log'.$E$1:.$E$1048576];['file:///Users/auxano/Documents/Git/TusslyM/Log/GetUniqueValues.xls'#$'Sprint 5 Log'.$B$1:.$B$1048576];[.$B139])" office:value-type="float" office:value="2" calcext:value-type="float">
            <text:p>2</text:p>
          </table:table-cell>
          <table:table-cell table:number-columns-repeated="9"/>
        </table:table-row>
        <table:table-row table:style-name="ro3">
          <table:table-cell office:value-type="string" calcext:value-type="string">
            <text:p>Crash App while open keyboard in Arena Chat</text:p>
          </table:table-cell>
          <table:table-cell table:formula="of:=IFERROR(INDEX([.$A$1:.$A$294];MATCH(0;COUNTIF([.$B$1:.B140];[.$A$1:.$A$294]);0));&quot;&quot;)" office:value-type="string" office:string-value="TD-174 -- BE - Step #2 – Create an App in CometChat (Backend Setup)" calcext:value-type="string">
            <text:p>TD-174 -- BE - Step #2 – Create an App in CometChat (Backend Setup)</text:p>
          </table:table-cell>
          <table:table-cell table:formula="of:=SUMIFS(['file:///Users/auxano/Documents/Git/TusslyM/Log/GetUniqueValues.xls'#$'Sprint 5 Log'.$E$1:.$E$1048576];['file:///Users/auxano/Documents/Git/TusslyM/Log/GetUniqueValues.xls'#$'Sprint 5 Log'.$B$1:.$B$1048576];[.$B140])" office:value-type="float" office:value="2.5" calcext:value-type="float">
            <text:p>2.5</text:p>
          </table:table-cell>
          <table:table-cell table:number-columns-repeated="9"/>
        </table:table-row>
        <table:table-row table:style-name="ro3">
          <table:table-cell office:value-type="string" calcext:value-type="string">
            <text:p>SCRUM Meeting and Team Discussion</text:p>
          </table:table-cell>
          <table:table-cell table:formula="of:=IFERROR(INDEX([.$A$1:.$A$294];MATCH(0;COUNTIF([.$B$1:.B141];[.$A$1:.$A$294]);0));&quot;&quot;)" office:value-type="string" office:string-value="TD-219 -- iOS - Step #3-1 -- Integrate CometChat SDK" calcext:value-type="string">
            <text:p>TD-219 -- iOS - Step #3-1 -- Integrate CometChat SDK</text:p>
          </table:table-cell>
          <table:table-cell table:formula="of:=SUMIFS(['file:///Users/auxano/Documents/Git/TusslyM/Log/GetUniqueValues.xls'#$'Sprint 5 Log'.$E$1:.$E$1048576];['file:///Users/auxano/Documents/Git/TusslyM/Log/GetUniqueValues.xls'#$'Sprint 5 Log'.$B$1:.$B$1048576];[.$B141])" office:value-type="float" office:value="2.83" calcext:value-type="float">
            <text:p>2.83</text:p>
          </table:table-cell>
          <table:table-cell table:number-columns-repeated="9"/>
        </table:table-row>
        <table:table-row table:style-name="ro3">
          <table:table-cell office:value-type="string" calcext:value-type="string">
            <text:p>TD-207 -- Web - Step #5-1 -- Open Chat on Chat Icon Tap</text:p>
          </table:table-cell>
          <table:table-cell table:formula="of:=IFERROR(INDEX([.$A$1:.$A$294];MATCH(0;COUNTIF([.$B$1:.B142];[.$A$1:.$A$294]);0));&quot;&quot;)" office:value-type="string" office:string-value="Check and Update Sprint 5 Task Estimate" calcext:value-type="string">
            <text:p>Check and Update Sprint 5 Task Estimate</text:p>
          </table:table-cell>
          <table:table-cell table:formula="of:=SUMIFS(['file:///Users/auxano/Documents/Git/TusslyM/Log/GetUniqueValues.xls'#$'Sprint 5 Log'.$E$1:.$E$1048576];['file:///Users/auxano/Documents/Git/TusslyM/Log/GetUniqueValues.xls'#$'Sprint 5 Log'.$B$1:.$B$1048576];[.$B142])" office:value-type="float" office:value="2.5" calcext:value-type="float">
            <text:p>2.5</text:p>
          </table:table-cell>
          <table:table-cell table:number-columns-repeated="9"/>
        </table:table-row>
        <table:table-row table:style-name="ro3">
          <table:table-cell office:value-type="string" calcext:value-type="string">
            <text:p>TD-205 -- Web - Step #4-3 -- Handle CometChat Login Failure</text:p>
          </table:table-cell>
          <table:table-cell table:formula="of:=IFERROR(INDEX([.$A$1:.$A$294];MATCH(0;COUNTIF([.$B$1:.B143];[.$A$1:.$A$294]);0));&quot;&quot;)" office:value-type="string" office:string-value="Working on Action Item &amp; Update Task/Story" calcext:value-type="string">
            <text:p>Working on Action Item &amp; Update Task/Story</text:p>
          </table:table-cell>
          <table:table-cell table:formula="of:=SUMIFS(['file:///Users/auxano/Documents/Git/TusslyM/Log/GetUniqueValues.xls'#$'Sprint 5 Log'.$E$1:.$E$1048576];['file:///Users/auxano/Documents/Git/TusslyM/Log/GetUniqueValues.xls'#$'Sprint 5 Log'.$B$1:.$B$1048576];[.$B143])" office:value-type="float" office:value="1.75" calcext:value-type="float">
            <text:p>1.75</text:p>
          </table:table-cell>
          <table:table-cell table:number-columns-repeated="9"/>
        </table:table-row>
        <table:table-row table:style-name="ro3">
          <table:table-cell office:value-type="string" calcext:value-type="string">
            <text:p>TD-186 -- Web - Step #4-2 -- Logout from CometChat</text:p>
          </table:table-cell>
          <table:table-cell table:formula="of:=IFERROR(INDEX([.$A$1:.$A$294];MATCH(0;COUNTIF([.$B$1:.B144];[.$A$1:.$A$294]);0));&quot;&quot;)" office:value-type="string" office:string-value="Jira – Confluence Page and Task Create" calcext:value-type="string">
            <text:p>Jira – Confluence Page and Task Create</text:p>
          </table:table-cell>
          <table:table-cell table:formula="of:=SUMIFS(['file:///Users/auxano/Documents/Git/TusslyM/Log/GetUniqueValues.xls'#$'Sprint 5 Log'.$E$1:.$E$1048576];['file:///Users/auxano/Documents/Git/TusslyM/Log/GetUniqueValues.xls'#$'Sprint 5 Log'.$B$1:.$B$1048576];[.$B144])" office:value-type="float" office:value="9.75" calcext:value-type="float">
            <text:p>9.75</text:p>
          </table:table-cell>
          <table:table-cell table:number-columns-repeated="8"/>
          <table:table-cell table:formula="of:=IFERROR(INDEX([.$A$1:.$A$294];MATCH(0;COUNTIF([.$B$1:.L144];[.$A$1:.$A$294]);0));&quot;&quot;)">
            <text:p/>
          </table:table-cell>
        </table:table-row>
        <table:table-row table:style-name="ro2">
          <table:table-cell office:value-type="string" calcext:value-type="string">
            <text:p>TD-185 -- Web - Step #4-1 -- Login to CometChat</text:p>
          </table:table-cell>
          <table:table-cell table:formula="of:=IFERROR(INDEX([.$A$1:.$A$294];MATCH(0;COUNTIF([.$B$1:.B145];[.$A$1:.$A$294]);0));&quot;&quot;)">
            <text:p/>
          </table:table-cell>
          <table:table-cell table:formula="of:=SUMIFS(['file:///Users/auxano/Documents/Git/TusslyM/Log/GetUniqueValues.xls'#$'Sprint 5 Log'.$E$1:.$E$1048576];['file:///Users/auxano/Documents/Git/TusslyM/Log/GetUniqueValues.xls'#$'Sprint 5 Log'.$B$1:.$B$1048576];[.$B145])" office:value-type="float" office:value="0" calcext:value-type="float">
            <text:p>0</text:p>
          </table:table-cell>
          <table:table-cell table:number-columns-repeated="8"/>
          <table:table-cell table:formula="of:=IFERROR(INDEX([.$A$1:.$A$294];MATCH(0;COUNTIF([.$B$1:.L145];[.$A$1:.$A$294]);0));&quot;&quot;)">
            <text:p/>
          </table:table-cell>
        </table:table-row>
        <table:table-row table:style-name="ro3">
          <table:table-cell office:value-type="string" calcext:value-type="string">
            <text:p>TD-252 -- AND - Step #6-2 -- Implement Team Chat, Restrict to Team Members</text:p>
          </table:table-cell>
          <table:table-cell table:formula="of:=IFERROR(INDEX([.$A$1:.$A$294];MATCH(0;COUNTIF([.$B$1:.B146];[.$A$1:.$A$294]);0));&quot;&quot;)">
            <text:p/>
          </table:table-cell>
          <table:table-cell table:formula="of:=SUMIFS(['file:///Users/auxano/Documents/Git/TusslyM/Log/GetUniqueValues.xls'#$'Sprint 5 Log'.$E$1:.$E$1048576];['file:///Users/auxano/Documents/Git/TusslyM/Log/GetUniqueValues.xls'#$'Sprint 5 Log'.$B$1:.$B$1048576];[.$B146])" office:value-type="float" office:value="0" calcext:value-type="float">
            <text:p>0</text:p>
          </table:table-cell>
          <table:table-cell table:number-columns-repeated="8"/>
          <table:table-cell table:formula="of:=IFERROR(INDEX([.$A$1:.$A$294];MATCH(0;COUNTIF([.$B$1:.L146];[.$A$1:.$A$294]);0));&quot;&quot;)">
            <text:p/>
          </table:table-cell>
        </table:table-row>
        <table:table-row table:style-name="ro2">
          <table:table-cell office:value-type="string" calcext:value-type="string">
            <text:p>TD-285-- Loader moves continuously not stop</text:p>
          </table:table-cell>
          <table:table-cell table:formula="of:=IFERROR(INDEX([.$A$1:.$A$294];MATCH(0;COUNTIF([.$B$1:.B147];[.$A$1:.$A$294]);0));&quot;&quot;)">
            <text:p/>
          </table:table-cell>
          <table:table-cell table:formula="of:=SUMIFS(['file:///Users/auxano/Documents/Git/TusslyM/Log/GetUniqueValues.xls'#$'Sprint 5 Log'.$E$1:.$E$1048576];['file:///Users/auxano/Documents/Git/TusslyM/Log/GetUniqueValues.xls'#$'Sprint 5 Log'.$B$1:.$B$1048576];[.$B147])" office:value-type="float" office:value="0" calcext:value-type="float">
            <text:p>0</text:p>
          </table:table-cell>
          <table:table-cell table:number-columns-repeated="8"/>
          <table:table-cell table:formula="of:=IFERROR(INDEX([.$A$1:.$A$294];MATCH(0;COUNTIF([.$B$1:.L147];[.$A$1:.$A$294]);0));&quot;&quot;)">
            <text:p/>
          </table:table-cell>
        </table:table-row>
        <table:table-row table:style-name="ro3">
          <table:table-cell office:value-type="string" calcext:value-type="string">
            <text:p>TD -341--Edited Message Not Cleared from Input Field After Clicking Cancel</text:p>
          </table:table-cell>
          <table:table-cell table:formula="of:=IFERROR(INDEX([.$A$1:.$A$294];MATCH(0;COUNTIF([.$B$1:.B148];[.$A$1:.$A$294]);0));&quot;&quot;)">
            <text:p/>
          </table:table-cell>
          <table:table-cell table:formula="of:=SUMIFS(['file:///Users/auxano/Documents/Git/TusslyM/Log/GetUniqueValues.xls'#$'Sprint 5 Log'.$E$1:.$E$1048576];['file:///Users/auxano/Documents/Git/TusslyM/Log/GetUniqueValues.xls'#$'Sprint 5 Log'.$B$1:.$B$1048576];[.$B148])" office:value-type="float" office:value="0" calcext:value-type="float">
            <text:p>0</text:p>
          </table:table-cell>
          <table:table-cell table:number-columns-repeated="8"/>
          <table:table-cell table:formula="of:=IFERROR(INDEX([.$A$1:.$A$294];MATCH(0;COUNTIF([.$B$1:.L148];[.$A$1:.$A$294]);0));&quot;&quot;)">
            <text:p/>
          </table:table-cell>
        </table:table-row>
        <table:table-row table:style-name="ro3">
          <table:table-cell office:value-type="string" calcext:value-type="string">
            <text:p>TD-261 -- AND - Customization -- Edit Chat Message</text:p>
          </table:table-cell>
          <table:table-cell table:formula="of:=IFERROR(INDEX([.$A$1:.$A$294];MATCH(0;COUNTIF([.$B$1:.B149];[.$A$1:.$A$294]);0));&quot;&quot;)">
            <text:p/>
          </table:table-cell>
          <table:table-cell table:formula="of:=SUMIFS(['file:///Users/auxano/Documents/Git/TusslyM/Log/GetUniqueValues.xls'#$'Sprint 5 Log'.$E$1:.$E$1048576];['file:///Users/auxano/Documents/Git/TusslyM/Log/GetUniqueValues.xls'#$'Sprint 5 Log'.$B$1:.$B$1048576];[.$B149])" office:value-type="float" office:value="0" calcext:value-type="float">
            <text:p>0</text:p>
          </table:table-cell>
          <table:table-cell table:number-columns-repeated="8"/>
          <table:table-cell table:formula="of:=IFERROR(INDEX([.$A$1:.$A$294];MATCH(0;COUNTIF([.$B$1:.L149];[.$A$1:.$A$294]);0));&quot;&quot;)">
            <text:p/>
          </table:table-cell>
        </table:table-row>
        <table:table-row table:style-name="ro3">
          <table:table-cell office:value-type="string" calcext:value-type="string">
            <text:p>TD-246 -- AND - Step #4-4 -- Handle CometChat Logout Failure</text:p>
          </table:table-cell>
          <table:table-cell table:formula="of:=IFERROR(INDEX([.$A$1:.$A$294];MATCH(0;COUNTIF([.$B$1:.B150];[.$A$1:.$A$294]);0));&quot;&quot;)">
            <text:p/>
          </table:table-cell>
          <table:table-cell table:formula="of:=SUMIFS(['file:///Users/auxano/Documents/Git/TusslyM/Log/GetUniqueValues.xls'#$'Sprint 5 Log'.$E$1:.$E$1048576];['file:///Users/auxano/Documents/Git/TusslyM/Log/GetUniqueValues.xls'#$'Sprint 5 Log'.$B$1:.$B$1048576];[.$B150])" office:value-type="float" office:value="0" calcext:value-type="float">
            <text:p>0</text:p>
          </table:table-cell>
          <table:table-cell table:number-columns-repeated="8"/>
          <table:table-cell table:formula="of:=IFERROR(INDEX([.$A$1:.$A$294];MATCH(0;COUNTIF([.$B$1:.L150];[.$A$1:.$A$294]);0));&quot;&quot;)">
            <text:p/>
          </table:table-cell>
        </table:table-row>
        <table:table-row table:style-name="ro2">
          <table:table-cell office:value-type="string" calcext:value-type="string">
            <text:p>TD-340 -- IOS : Group chat scrolling is not working</text:p>
          </table:table-cell>
          <table:table-cell table:formula="of:=IFERROR(INDEX([.$A$1:.$A$294];MATCH(0;COUNTIF([.$B$1:.B151];[.$A$1:.$A$294]);0));&quot;&quot;)">
            <text:p/>
          </table:table-cell>
          <table:table-cell table:formula="of:=SUMIFS(['file:///Users/auxano/Documents/Git/TusslyM/Log/GetUniqueValues.xls'#$'Sprint 5 Log'.$E$1:.$E$1048576];['file:///Users/auxano/Documents/Git/TusslyM/Log/GetUniqueValues.xls'#$'Sprint 5 Log'.$B$1:.$B$1048576];[.$B151])" office:value-type="float" office:value="0" calcext:value-type="float">
            <text:p>0</text:p>
          </table:table-cell>
          <table:table-cell table:number-columns-repeated="9"/>
        </table:table-row>
        <table:table-row table:style-name="ro3">
          <table:table-cell office:value-type="string" calcext:value-type="string">
            <text:p>TD-235 -- iOS - Step #9-2 -- Do Not Send Notifications for Group Chat</text:p>
          </table:table-cell>
          <table:table-cell table:formula="of:=IFERROR(INDEX([.$A$1:.$A$294];MATCH(0;COUNTIF([.$B$1:.B152];[.$A$1:.$A$294]);0));&quot;&quot;)">
            <text:p/>
          </table:table-cell>
          <table:table-cell table:formula="of:=SUMIFS(['file:///Users/auxano/Documents/Git/TusslyM/Log/GetUniqueValues.xls'#$'Sprint 5 Log'.$E$1:.$E$1048576];['file:///Users/auxano/Documents/Git/TusslyM/Log/GetUniqueValues.xls'#$'Sprint 5 Log'.$B$1:.$B$1048576];[.$B152])" office:value-type="float" office:value="0" calcext:value-type="float">
            <text:p>0</text:p>
          </table:table-cell>
          <table:table-cell table:number-columns-repeated="9"/>
        </table:table-row>
        <table:table-row table:style-name="ro3">
          <table:table-cell office:value-type="string" calcext:value-type="string">
            <text:p>TD-257 -- AND - Step #9-2 -- Do Not Send Notifications for Group Chat</text:p>
          </table:table-cell>
          <table:table-cell table:formula="of:=IFERROR(INDEX([.$A$1:.$A$294];MATCH(0;COUNTIF([.$B$1:.B153];[.$A$1:.$A$294]);0));&quot;&quot;)">
            <text:p/>
          </table:table-cell>
          <table:table-cell table:formula="of:=SUMIFS(['file:///Users/auxano/Documents/Git/TusslyM/Log/GetUniqueValues.xls'#$'Sprint 5 Log'.$E$1:.$E$1048576];['file:///Users/auxano/Documents/Git/TusslyM/Log/GetUniqueValues.xls'#$'Sprint 5 Log'.$B$1:.$B$1048576];[.$B153])" office:value-type="float" office:value="0" calcext:value-type="float">
            <text:p>0</text:p>
          </table:table-cell>
          <table:table-cell table:number-columns-repeated="9"/>
        </table:table-row>
        <table:table-row table:style-name="ro3">
          <table:table-cell office:value-type="string" calcext:value-type="string">
            <text:p>TD-251 -- AND - Step #6-1 -- Navigate to Group Chat on Chat Icon Tap</text:p>
          </table:table-cell>
          <table:table-cell table:formula="of:=IFERROR(INDEX([.$A$1:.$A$294];MATCH(0;COUNTIF([.$B$1:.B154];[.$A$1:.$A$294]);0));&quot;&quot;)">
            <text:p/>
          </table:table-cell>
          <table:table-cell table:formula="of:=SUMIFS(['file:///Users/auxano/Documents/Git/TusslyM/Log/GetUniqueValues.xls'#$'Sprint 5 Log'.$E$1:.$E$1048576];['file:///Users/auxano/Documents/Git/TusslyM/Log/GetUniqueValues.xls'#$'Sprint 5 Log'.$B$1:.$B$1048576];[.$B154])" office:value-type="float" office:value="0" calcext:value-type="float">
            <text:p>0</text:p>
          </table:table-cell>
          <table:table-cell table:number-columns-repeated="9"/>
        </table:table-row>
        <table:table-row table:style-name="ro3">
          <table:table-cell office:value-type="string" calcext:value-type="string">
            <text:p>TD-229 -- iOS - Step #6-1 -- Navigate to Group Chat on Chat Icon Tap</text:p>
          </table:table-cell>
          <table:table-cell table:formula="of:=IFERROR(INDEX([.$A$1:.$A$294];MATCH(0;COUNTIF([.$B$1:.B155];[.$A$1:.$A$294]);0));&quot;&quot;)">
            <text:p/>
          </table:table-cell>
          <table:table-cell table:formula="of:=SUMIFS(['file:///Users/auxano/Documents/Git/TusslyM/Log/GetUniqueValues.xls'#$'Sprint 5 Log'.$E$1:.$E$1048576];['file:///Users/auxano/Documents/Git/TusslyM/Log/GetUniqueValues.xls'#$'Sprint 5 Log'.$B$1:.$B$1048576];[.$B155])" office:value-type="float" office:value="0" calcext:value-type="float">
            <text:p>0</text:p>
          </table:table-cell>
          <table:table-cell table:number-columns-repeated="9"/>
        </table:table-row>
        <table:table-row table:style-name="ro3">
          <table:table-cell office:value-type="string" calcext:value-type="string">
            <text:p>TD-223 -- iOS - Step #4-3 -- Handle CometChat Login Failure</text:p>
          </table:table-cell>
          <table:table-cell table:formula="of:=IFERROR(INDEX([.$A$1:.$A$294];MATCH(0;COUNTIF([.$B$1:.B156];[.$A$1:.$A$294]);0));&quot;&quot;)">
            <text:p/>
          </table:table-cell>
          <table:table-cell table:formula="of:=SUMIFS(['file:///Users/auxano/Documents/Git/TusslyM/Log/GetUniqueValues.xls'#$'Sprint 5 Log'.$E$1:.$E$1048576];['file:///Users/auxano/Documents/Git/TusslyM/Log/GetUniqueValues.xls'#$'Sprint 5 Log'.$B$1:.$B$1048576];[.$B156])" office:value-type="float" office:value="0" calcext:value-type="float">
            <text:p>0</text:p>
          </table:table-cell>
          <table:table-cell table:number-columns-repeated="9"/>
        </table:table-row>
        <table:table-row table:style-name="ro3">
          <table:table-cell office:value-type="string" calcext:value-type="string">
            <text:p>TD-294-- IOS : Unread Count Still Visible After Reading Chat Messages</text:p>
          </table:table-cell>
          <table:table-cell table:formula="of:=IFERROR(INDEX([.$A$1:.$A$294];MATCH(0;COUNTIF([.$B$1:.B157];[.$A$1:.$A$294]);0));&quot;&quot;)">
            <text:p/>
          </table:table-cell>
          <table:table-cell table:formula="of:=SUMIFS(['file:///Users/auxano/Documents/Git/TusslyM/Log/GetUniqueValues.xls'#$'Sprint 5 Log'.$E$1:.$E$1048576];['file:///Users/auxano/Documents/Git/TusslyM/Log/GetUniqueValues.xls'#$'Sprint 5 Log'.$B$1:.$B$1048576];[.$B157])" office:value-type="float" office:value="0" calcext:value-type="float">
            <text:p>0</text:p>
          </table:table-cell>
          <table:table-cell table:number-columns-repeated="9"/>
        </table:table-row>
        <table:table-row table:style-name="ro2">
          <table:table-cell office:value-type="string" calcext:value-type="string">
            <text:p>TD-182 -- BE - Step #10 -- Notification Setup</text:p>
          </table:table-cell>
          <table:table-cell table:formula="of:=IFERROR(INDEX([.$A$1:.$A$294];MATCH(0;COUNTIF([.$B$1:.B158];[.$A$1:.$A$294]);0));&quot;&quot;)">
            <text:p/>
          </table:table-cell>
          <table:table-cell table:formula="of:=SUMIFS(['file:///Users/auxano/Documents/Git/TusslyM/Log/GetUniqueValues.xls'#$'Sprint 5 Log'.$E$1:.$E$1048576];['file:///Users/auxano/Documents/Git/TusslyM/Log/GetUniqueValues.xls'#$'Sprint 5 Log'.$B$1:.$B$1048576];[.$B158])" office:value-type="float" office:value="0" calcext:value-type="float">
            <text:p>0</text:p>
          </table:table-cell>
          <table:table-cell table:number-columns-repeated="9"/>
        </table:table-row>
        <table:table-row table:style-name="ro3">
          <table:table-cell office:value-type="string" calcext:value-type="string">
            <text:p>TD -- 293 Android : Unread Count Still Visible After Reading Chat Messages</text:p>
          </table:table-cell>
          <table:table-cell table:formula="of:=IFERROR(INDEX([.$A$1:.$A$294];MATCH(0;COUNTIF([.$B$1:.B159];[.$A$1:.$A$294]);0));&quot;&quot;)">
            <text:p/>
          </table:table-cell>
          <table:table-cell table:formula="of:=SUMIFS(['file:///Users/auxano/Documents/Git/TusslyM/Log/GetUniqueValues.xls'#$'Sprint 5 Log'.$E$1:.$E$1048576];['file:///Users/auxano/Documents/Git/TusslyM/Log/GetUniqueValues.xls'#$'Sprint 5 Log'.$B$1:.$B$1048576];[.$B159])" office:value-type="float" office:value="0" calcext:value-type="float">
            <text:p>0</text:p>
          </table:table-cell>
          <table:table-cell table:number-columns-repeated="9"/>
        </table:table-row>
        <table:table-row table:style-name="ro3">
          <table:table-cell office:value-type="string" calcext:value-type="string">
            <text:p>TD-179 -- BE - Step #7 -- API to Identify Whether a User is a Friend or Not</text:p>
          </table:table-cell>
          <table:table-cell table:formula="of:=IFERROR(INDEX([.$A$1:.$A$294];MATCH(0;COUNTIF([.$B$1:.B160];[.$A$1:.$A$294]);0));&quot;&quot;)">
            <text:p/>
          </table:table-cell>
          <table:table-cell table:formula="of:=SUMIFS(['file:///Users/auxano/Documents/Git/TusslyM/Log/GetUniqueValues.xls'#$'Sprint 5 Log'.$E$1:.$E$1048576];['file:///Users/auxano/Documents/Git/TusslyM/Log/GetUniqueValues.xls'#$'Sprint 5 Log'.$B$1:.$B$1048576];[.$B160])" office:value-type="float" office:value="0" calcext:value-type="float">
            <text:p>0</text:p>
          </table:table-cell>
          <table:table-cell table:number-columns-repeated="9"/>
        </table:table-row>
        <table:table-row table:style-name="ro3">
          <table:table-cell office:value-type="string" calcext:value-type="string">
            <text:p>TD-245 -- AND - Step #4-3 -- Handle CometChat Login Failure</text:p>
          </table:table-cell>
          <table:table-cell table:formula="of:=IFERROR(INDEX([.$A$1:.$A$294];MATCH(0;COUNTIF([.$B$1:.B161];[.$A$1:.$A$294]);0));&quot;&quot;)">
            <text:p/>
          </table:table-cell>
          <table:table-cell table:formula="of:=SUMIFS(['file:///Users/auxano/Documents/Git/TusslyM/Log/GetUniqueValues.xls'#$'Sprint 5 Log'.$E$1:.$E$1048576];['file:///Users/auxano/Documents/Git/TusslyM/Log/GetUniqueValues.xls'#$'Sprint 5 Log'.$B$1:.$B$1048576];[.$B161])" office:value-type="float" office:value="0" calcext:value-type="float">
            <text:p>0</text:p>
          </table:table-cell>
          <table:table-cell table:number-columns-repeated="9"/>
        </table:table-row>
        <table:table-row table:style-name="ro3">
          <table:table-cell office:value-type="string" calcext:value-type="string">
            <text:p>TD-258 -- AND - Customization #2-1 -- Display Unread Message Count</text:p>
          </table:table-cell>
          <table:table-cell table:formula="of:=IFERROR(INDEX([.$A$1:.$A$294];MATCH(0;COUNTIF([.$B$1:.B162];[.$A$1:.$A$294]);0));&quot;&quot;)">
            <text:p/>
          </table:table-cell>
          <table:table-cell table:formula="of:=SUMIFS(['file:///Users/auxano/Documents/Git/TusslyM/Log/GetUniqueValues.xls'#$'Sprint 5 Log'.$E$1:.$E$1048576];['file:///Users/auxano/Documents/Git/TusslyM/Log/GetUniqueValues.xls'#$'Sprint 5 Log'.$B$1:.$B$1048576];[.$B162])" office:value-type="float" office:value="0" calcext:value-type="float">
            <text:p>0</text:p>
          </table:table-cell>
          <table:table-cell table:number-columns-repeated="9"/>
        </table:table-row>
        <table:table-row table:style-name="ro3">
          <table:table-cell office:value-type="string" calcext:value-type="string">
            <text:p>TD-236 -- iOS - Customization #2-1 -- Display Unread Message Count</text:p>
          </table:table-cell>
          <table:table-cell table:formula="of:=IFERROR(INDEX([.$A$1:.$A$294];MATCH(0;COUNTIF([.$B$1:.B163];[.$A$1:.$A$294]);0));&quot;&quot;)">
            <text:p/>
          </table:table-cell>
          <table:table-cell table:formula="of:=SUMIFS(['file:///Users/auxano/Documents/Git/TusslyM/Log/GetUniqueValues.xls'#$'Sprint 5 Log'.$E$1:.$E$1048576];['file:///Users/auxano/Documents/Git/TusslyM/Log/GetUniqueValues.xls'#$'Sprint 5 Log'.$B$1:.$B$1048576];[.$B163])"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164];[.$A$1:.$A$294]);0));&quot;&quot;)">
            <text:p/>
          </table:table-cell>
          <table:table-cell table:formula="of:=SUMIFS(['file:///Users/auxano/Documents/Git/TusslyM/Log/GetUniqueValues.xls'#$'Sprint 5 Log'.$E$1:.$E$1048576];['file:///Users/auxano/Documents/Git/TusslyM/Log/GetUniqueValues.xls'#$'Sprint 5 Log'.$B$1:.$B$1048576];[.$B164])" office:value-type="float" office:value="0" calcext:value-type="float">
            <text:p>0</text:p>
          </table:table-cell>
          <table:table-cell table:number-columns-repeated="9"/>
        </table:table-row>
        <table:table-row table:style-name="ro3">
          <table:table-cell office:value-type="string" calcext:value-type="string">
            <text:p>TD-271 -- Display the same consistent message on iOS as shown on Android.</text:p>
          </table:table-cell>
          <table:table-cell table:formula="of:=IFERROR(INDEX([.$A$1:.$A$294];MATCH(0;COUNTIF([.$B$1:.B165];[.$A$1:.$A$294]);0));&quot;&quot;)">
            <text:p/>
          </table:table-cell>
          <table:table-cell table:formula="of:=SUMIFS(['file:///Users/auxano/Documents/Git/TusslyM/Log/GetUniqueValues.xls'#$'Sprint 5 Log'.$E$1:.$E$1048576];['file:///Users/auxano/Documents/Git/TusslyM/Log/GetUniqueValues.xls'#$'Sprint 5 Log'.$B$1:.$B$1048576];[.$B165])" office:value-type="float" office:value="0" calcext:value-type="float">
            <text:p>0</text:p>
          </table:table-cell>
          <table:table-cell table:number-columns-repeated="9"/>
        </table:table-row>
        <table:table-row table:style-name="ro3">
          <table:table-cell office:value-type="string" calcext:value-type="string">
            <text:p>TD --291 Duplicate Messages Sent on Multiple Quick Taps of Send Button</text:p>
          </table:table-cell>
          <table:table-cell table:formula="of:=IFERROR(INDEX([.$A$1:.$A$294];MATCH(0;COUNTIF([.$B$1:.B166];[.$A$1:.$A$294]);0));&quot;&quot;)">
            <text:p/>
          </table:table-cell>
          <table:table-cell table:formula="of:=SUMIFS(['file:///Users/auxano/Documents/Git/TusslyM/Log/GetUniqueValues.xls'#$'Sprint 5 Log'.$E$1:.$E$1048576];['file:///Users/auxano/Documents/Git/TusslyM/Log/GetUniqueValues.xls'#$'Sprint 5 Log'.$B$1:.$B$1048576];[.$B166])" office:value-type="float" office:value="0" calcext:value-type="float">
            <text:p>0</text:p>
          </table:table-cell>
          <table:table-cell table:number-columns-repeated="9"/>
        </table:table-row>
        <table:table-row table:style-name="ro3">
          <table:table-cell office:value-type="string" calcext:value-type="string">
            <text:p>TD-290 -- Chat Does Not Auto-Scroll down to see Latest Message</text:p>
          </table:table-cell>
          <table:table-cell table:formula="of:=IFERROR(INDEX([.$A$1:.$A$294];MATCH(0;COUNTIF([.$B$1:.B167];[.$A$1:.$A$294]);0));&quot;&quot;)">
            <text:p/>
          </table:table-cell>
          <table:table-cell table:formula="of:=SUMIFS(['file:///Users/auxano/Documents/Git/TusslyM/Log/GetUniqueValues.xls'#$'Sprint 5 Log'.$E$1:.$E$1048576];['file:///Users/auxano/Documents/Git/TusslyM/Log/GetUniqueValues.xls'#$'Sprint 5 Log'.$B$1:.$B$1048576];[.$B167])" office:value-type="float" office:value="0" calcext:value-type="float">
            <text:p>0</text:p>
          </table:table-cell>
          <table:table-cell table:number-columns-repeated="9"/>
        </table:table-row>
        <table:table-row table:style-name="ro3">
          <table:table-cell office:value-type="string" calcext:value-type="string">
            <text:p>TD-286 -- Unable to Delete Message from Reply Thread</text:p>
          </table:table-cell>
          <table:table-cell table:formula="of:=IFERROR(INDEX([.$A$1:.$A$294];MATCH(0;COUNTIF([.$B$1:.B168];[.$A$1:.$A$294]);0));&quot;&quot;)">
            <text:p/>
          </table:table-cell>
          <table:table-cell table:formula="of:=SUMIFS(['file:///Users/auxano/Documents/Git/TusslyM/Log/GetUniqueValues.xls'#$'Sprint 5 Log'.$E$1:.$E$1048576];['file:///Users/auxano/Documents/Git/TusslyM/Log/GetUniqueValues.xls'#$'Sprint 5 Log'.$B$1:.$B$1048576];[.$B168])" office:value-type="float" office:value="0" calcext:value-type="float">
            <text:p>0</text:p>
          </table:table-cell>
          <table:table-cell table:number-columns-repeated="9"/>
        </table:table-row>
        <table:table-row table:style-name="ro3">
          <table:table-cell office:value-type="string" calcext:value-type="string">
            <text:p>TD--292 Duplicate Messages Sent on Multiple Quick Taps of Send Button</text:p>
          </table:table-cell>
          <table:table-cell table:formula="of:=IFERROR(INDEX([.$A$1:.$A$294];MATCH(0;COUNTIF([.$B$1:.B169];[.$A$1:.$A$294]);0));&quot;&quot;)">
            <text:p/>
          </table:table-cell>
          <table:table-cell table:formula="of:=SUMIFS(['file:///Users/auxano/Documents/Git/TusslyM/Log/GetUniqueValues.xls'#$'Sprint 5 Log'.$E$1:.$E$1048576];['file:///Users/auxano/Documents/Git/TusslyM/Log/GetUniqueValues.xls'#$'Sprint 5 Log'.$B$1:.$B$1048576];[.$B169])" office:value-type="float" office:value="0" calcext:value-type="float">
            <text:p>0</text:p>
          </table:table-cell>
          <table:table-cell table:number-columns-repeated="9"/>
        </table:table-row>
        <table:table-row table:style-name="ro2">
          <table:table-cell office:value-type="string" calcext:value-type="string">
            <text:p>TD-289-- Remove the Tost message</text:p>
          </table:table-cell>
          <table:table-cell table:formula="of:=IFERROR(INDEX([.$A$1:.$A$294];MATCH(0;COUNTIF([.$B$1:.B170];[.$A$1:.$A$294]);0));&quot;&quot;)">
            <text:p/>
          </table:table-cell>
          <table:table-cell table:formula="of:=SUMIFS(['file:///Users/auxano/Documents/Git/TusslyM/Log/GetUniqueValues.xls'#$'Sprint 5 Log'.$E$1:.$E$1048576];['file:///Users/auxano/Documents/Git/TusslyM/Log/GetUniqueValues.xls'#$'Sprint 5 Log'.$B$1:.$B$1048576];[.$B170])" office:value-type="float" office:value="0" calcext:value-type="float">
            <text:p>0</text:p>
          </table:table-cell>
          <table:table-cell table:number-columns-repeated="9"/>
        </table:table-row>
        <table:table-row table:style-name="ro3">
          <table:table-cell office:value-type="string" calcext:value-type="string">
            <text:p>TD-244 -- AND - Step #4-2 -- Log Out User from CometChat When Logging Out of the App</text:p>
          </table:table-cell>
          <table:table-cell table:formula="of:=IFERROR(INDEX([.$A$1:.$A$294];MATCH(0;COUNTIF([.$B$1:.B171];[.$A$1:.$A$294]);0));&quot;&quot;)">
            <text:p/>
          </table:table-cell>
          <table:table-cell table:formula="of:=SUMIFS(['file:///Users/auxano/Documents/Git/TusslyM/Log/GetUniqueValues.xls'#$'Sprint 5 Log'.$E$1:.$E$1048576];['file:///Users/auxano/Documents/Git/TusslyM/Log/GetUniqueValues.xls'#$'Sprint 5 Log'.$B$1:.$B$1048576];[.$B171])" office:value-type="float" office:value="0" calcext:value-type="float">
            <text:p>0</text:p>
          </table:table-cell>
          <table:table-cell table:number-columns-repeated="9"/>
        </table:table-row>
        <table:table-row table:style-name="ro7">
          <table:table-cell office:value-type="string" calcext:value-type="string">
            <text:p>TD-222 -- iOS - Step #4-2 -- Log Out from CometChat When User Logs Out from the iOS App</text:p>
          </table:table-cell>
          <table:table-cell table:formula="of:=IFERROR(INDEX([.$A$1:.$A$294];MATCH(0;COUNTIF([.$B$1:.B172];[.$A$1:.$A$294]);0));&quot;&quot;)">
            <text:p/>
          </table:table-cell>
          <table:table-cell table:formula="of:=SUMIFS(['file:///Users/auxano/Documents/Git/TusslyM/Log/GetUniqueValues.xls'#$'Sprint 5 Log'.$E$1:.$E$1048576];['file:///Users/auxano/Documents/Git/TusslyM/Log/GetUniqueValues.xls'#$'Sprint 5 Log'.$B$1:.$B$1048576];[.$B172])" office:value-type="float" office:value="0" calcext:value-type="float">
            <text:p>0</text:p>
          </table:table-cell>
          <table:table-cell table:number-columns-repeated="9"/>
        </table:table-row>
        <table:table-row table:style-name="ro3">
          <table:table-cell office:value-type="string" calcext:value-type="string">
            <text:p>TD-243 -- AND - Step #4-1 -- Log in to CometChat after User Authentication in the Android App</text:p>
          </table:table-cell>
          <table:table-cell table:formula="of:=IFERROR(INDEX([.$A$1:.$A$294];MATCH(0;COUNTIF([.$B$1:.B173];[.$A$1:.$A$294]);0));&quot;&quot;)">
            <text:p/>
          </table:table-cell>
          <table:table-cell table:formula="of:=SUMIFS(['file:///Users/auxano/Documents/Git/TusslyM/Log/GetUniqueValues.xls'#$'Sprint 5 Log'.$E$1:.$E$1048576];['file:///Users/auxano/Documents/Git/TusslyM/Log/GetUniqueValues.xls'#$'Sprint 5 Log'.$B$1:.$B$1048576];[.$B173])" office:value-type="float" office:value="0" calcext:value-type="float">
            <text:p>0</text:p>
          </table:table-cell>
          <table:table-cell table:number-columns-repeated="9"/>
        </table:table-row>
        <table:table-row table:style-name="ro7">
          <table:table-cell office:value-type="string" calcext:value-type="string">
            <text:p>TD-221 -- iOS - Step #4-1 -- Implement CometChat Login after User Authentication in iOS App</text:p>
          </table:table-cell>
          <table:table-cell table:formula="of:=IFERROR(INDEX([.$A$1:.$A$294];MATCH(0;COUNTIF([.$B$1:.B174];[.$A$1:.$A$294]);0));&quot;&quot;)">
            <text:p/>
          </table:table-cell>
          <table:table-cell table:formula="of:=SUMIFS(['file:///Users/auxano/Documents/Git/TusslyM/Log/GetUniqueValues.xls'#$'Sprint 5 Log'.$E$1:.$E$1048576];['file:///Users/auxano/Documents/Git/TusslyM/Log/GetUniqueValues.xls'#$'Sprint 5 Log'.$B$1:.$B$1048576];[.$B174])" office:value-type="float" office:value="0" calcext:value-type="float">
            <text:p>0</text:p>
          </table:table-cell>
          <table:table-cell table:number-columns-repeated="9"/>
        </table:table-row>
        <table:table-row table:style-name="ro3">
          <table:table-cell office:value-type="string" calcext:value-type="string">
            <text:p>TD-282 -- Edit Chat message is not working properly</text:p>
          </table:table-cell>
          <table:table-cell table:formula="of:=IFERROR(INDEX([.$A$1:.$A$294];MATCH(0;COUNTIF([.$B$1:.B175];[.$A$1:.$A$294]);0));&quot;&quot;)">
            <text:p/>
          </table:table-cell>
          <table:table-cell table:formula="of:=SUMIFS(['file:///Users/auxano/Documents/Git/TusslyM/Log/GetUniqueValues.xls'#$'Sprint 5 Log'.$E$1:.$E$1048576];['file:///Users/auxano/Documents/Git/TusslyM/Log/GetUniqueValues.xls'#$'Sprint 5 Log'.$B$1:.$B$1048576];[.$B175])" office:value-type="float" office:value="0" calcext:value-type="float">
            <text:p>0</text:p>
          </table:table-cell>
          <table:table-cell table:number-columns-repeated="9"/>
        </table:table-row>
        <table:table-row table:style-name="ro3">
          <table:table-cell office:value-type="string" calcext:value-type="string">
            <text:p>TD-281 -- Showing Typing Indicator even when app is closed</text:p>
          </table:table-cell>
          <table:table-cell table:formula="of:=IFERROR(INDEX([.$A$1:.$A$294];MATCH(0;COUNTIF([.$B$1:.B176];[.$A$1:.$A$294]);0));&quot;&quot;)">
            <text:p/>
          </table:table-cell>
          <table:table-cell table:formula="of:=SUMIFS(['file:///Users/auxano/Documents/Git/TusslyM/Log/GetUniqueValues.xls'#$'Sprint 5 Log'.$E$1:.$E$1048576];['file:///Users/auxano/Documents/Git/TusslyM/Log/GetUniqueValues.xls'#$'Sprint 5 Log'.$B$1:.$B$1048576];[.$B176])" office:value-type="float" office:value="0" calcext:value-type="float">
            <text:p>0</text:p>
          </table:table-cell>
          <table:table-cell table:number-columns-repeated="9"/>
        </table:table-row>
        <table:table-row table:style-name="ro3">
          <table:table-cell office:value-type="string" calcext:value-type="string">
            <text:p>TD-271 -- Display the same consistent message on iOS as shown on Android.</text:p>
          </table:table-cell>
          <table:table-cell table:formula="of:=IFERROR(INDEX([.$A$1:.$A$294];MATCH(0;COUNTIF([.$B$1:.B177];[.$A$1:.$A$294]);0));&quot;&quot;)">
            <text:p/>
          </table:table-cell>
          <table:table-cell table:formula="of:=SUMIFS(['file:///Users/auxano/Documents/Git/TusslyM/Log/GetUniqueValues.xls'#$'Sprint 5 Log'.$E$1:.$E$1048576];['file:///Users/auxano/Documents/Git/TusslyM/Log/GetUniqueValues.xls'#$'Sprint 5 Log'.$B$1:.$B$1048576];[.$B177])" office:value-type="float" office:value="0" calcext:value-type="float">
            <text:p>0</text:p>
          </table:table-cell>
          <table:table-cell table:number-columns-repeated="9"/>
        </table:table-row>
        <table:table-row table:style-name="ro7">
          <table:table-cell office:value-type="string" calcext:value-type="string">
            <text:p>TD-278 -- The message appears as "read" even though it hasn't actually been read by the recipient.</text:p>
          </table:table-cell>
          <table:table-cell table:formula="of:=IFERROR(INDEX([.$A$1:.$A$294];MATCH(0;COUNTIF([.$B$1:.B178];[.$A$1:.$A$294]);0));&quot;&quot;)">
            <text:p/>
          </table:table-cell>
          <table:table-cell table:formula="of:=SUMIFS(['file:///Users/auxano/Documents/Git/TusslyM/Log/GetUniqueValues.xls'#$'Sprint 5 Log'.$E$1:.$E$1048576];['file:///Users/auxano/Documents/Git/TusslyM/Log/GetUniqueValues.xls'#$'Sprint 5 Log'.$B$1:.$B$1048576];[.$B178])" office:value-type="float" office:value="0" calcext:value-type="float">
            <text:p>0</text:p>
          </table:table-cell>
          <table:table-cell table:number-columns-repeated="9"/>
        </table:table-row>
        <table:table-row table:style-name="ro3">
          <table:table-cell office:value-type="string" calcext:value-type="string">
            <text:p>TD-283 -- Showing Typing Indicator even when app is closed</text:p>
          </table:table-cell>
          <table:table-cell table:formula="of:=IFERROR(INDEX([.$A$1:.$A$294];MATCH(0;COUNTIF([.$B$1:.B179];[.$A$1:.$A$294]);0));&quot;&quot;)">
            <text:p/>
          </table:table-cell>
          <table:table-cell table:formula="of:=SUMIFS(['file:///Users/auxano/Documents/Git/TusslyM/Log/GetUniqueValues.xls'#$'Sprint 5 Log'.$E$1:.$E$1048576];['file:///Users/auxano/Documents/Git/TusslyM/Log/GetUniqueValues.xls'#$'Sprint 5 Log'.$B$1:.$B$1048576];[.$B179])" office:value-type="float" office:value="0" calcext:value-type="float">
            <text:p>0</text:p>
          </table:table-cell>
          <table:table-cell table:number-columns-repeated="9"/>
        </table:table-row>
        <table:table-row table:style-name="ro3">
          <table:table-cell office:value-type="string" calcext:value-type="string">
            <text:p>TD-215 -- Web - Customization #5-3 -- Chat from Player List (Teams &amp; Player)</text:p>
          </table:table-cell>
          <table:table-cell table:formula="of:=IFERROR(INDEX([.$A$1:.$A$294];MATCH(0;COUNTIF([.$B$1:.B180];[.$A$1:.$A$294]);0));&quot;&quot;)">
            <text:p/>
          </table:table-cell>
          <table:table-cell table:formula="of:=SUMIFS(['file:///Users/auxano/Documents/Git/TusslyM/Log/GetUniqueValues.xls'#$'Sprint 5 Log'.$E$1:.$E$1048576];['file:///Users/auxano/Documents/Git/TusslyM/Log/GetUniqueValues.xls'#$'Sprint 5 Log'.$B$1:.$B$1048576];[.$B180])" office:value-type="float" office:value="0" calcext:value-type="float">
            <text:p>0</text:p>
          </table:table-cell>
          <table:table-cell table:number-columns-repeated="9"/>
        </table:table-row>
        <table:table-row table:style-name="ro3">
          <table:table-cell office:value-type="string" calcext:value-type="string">
            <text:p>TD-239 -- iOS - Customization -- Edit Chat Message</text:p>
          </table:table-cell>
          <table:table-cell table:formula="of:=IFERROR(INDEX([.$A$1:.$A$294];MATCH(0;COUNTIF([.$B$1:.B181];[.$A$1:.$A$294]);0));&quot;&quot;)">
            <text:p/>
          </table:table-cell>
          <table:table-cell table:formula="of:=SUMIFS(['file:///Users/auxano/Documents/Git/TusslyM/Log/GetUniqueValues.xls'#$'Sprint 5 Log'.$E$1:.$E$1048576];['file:///Users/auxano/Documents/Git/TusslyM/Log/GetUniqueValues.xls'#$'Sprint 5 Log'.$B$1:.$B$1048576];[.$B181])" office:value-type="float" office:value="0" calcext:value-type="float">
            <text:p>0</text:p>
          </table:table-cell>
          <table:table-cell table:number-columns-repeated="9"/>
        </table:table-row>
        <table:table-row table:style-name="ro3">
          <table:table-cell office:value-type="string" calcext:value-type="string">
            <text:p>TD-255 -- AND - Step #7-1 -- Delete Chat Message Functionality</text:p>
          </table:table-cell>
          <table:table-cell table:formula="of:=IFERROR(INDEX([.$A$1:.$A$294];MATCH(0;COUNTIF([.$B$1:.B182];[.$A$1:.$A$294]);0));&quot;&quot;)">
            <text:p/>
          </table:table-cell>
          <table:table-cell table:formula="of:=SUMIFS(['file:///Users/auxano/Documents/Git/TusslyM/Log/GetUniqueValues.xls'#$'Sprint 5 Log'.$E$1:.$E$1048576];['file:///Users/auxano/Documents/Git/TusslyM/Log/GetUniqueValues.xls'#$'Sprint 5 Log'.$B$1:.$B$1048576];[.$B182])" office:value-type="float" office:value="0" calcext:value-type="float">
            <text:p>0</text:p>
          </table:table-cell>
          <table:table-cell table:number-columns-repeated="9"/>
        </table:table-row>
        <table:table-row table:style-name="ro3">
          <table:table-cell office:value-type="string" calcext:value-type="string">
            <text:p>TD-233 -- iOS - Step #7-1 -- Delete Chat Message Functionality</text:p>
          </table:table-cell>
          <table:table-cell table:formula="of:=IFERROR(INDEX([.$A$1:.$A$294];MATCH(0;COUNTIF([.$B$1:.B183];[.$A$1:.$A$294]);0));&quot;&quot;)">
            <text:p/>
          </table:table-cell>
          <table:table-cell table:formula="of:=SUMIFS(['file:///Users/auxano/Documents/Git/TusslyM/Log/GetUniqueValues.xls'#$'Sprint 5 Log'.$E$1:.$E$1048576];['file:///Users/auxano/Documents/Git/TusslyM/Log/GetUniqueValues.xls'#$'Sprint 5 Log'.$B$1:.$B$1048576];[.$B183])" office:value-type="float" office:value="0" calcext:value-type="float">
            <text:p>0</text:p>
          </table:table-cell>
          <table:table-cell table:number-columns-repeated="9"/>
        </table:table-row>
        <table:table-row table:style-name="ro3">
          <table:table-cell office:value-type="string" calcext:value-type="string">
            <text:p>TD-250 -- AND - Step #5-4 -- Implement Typing Indicators</text:p>
          </table:table-cell>
          <table:table-cell table:formula="of:=IFERROR(INDEX([.$A$1:.$A$294];MATCH(0;COUNTIF([.$B$1:.B184];[.$A$1:.$A$294]);0));&quot;&quot;)">
            <text:p/>
          </table:table-cell>
          <table:table-cell table:formula="of:=SUMIFS(['file:///Users/auxano/Documents/Git/TusslyM/Log/GetUniqueValues.xls'#$'Sprint 5 Log'.$E$1:.$E$1048576];['file:///Users/auxano/Documents/Git/TusslyM/Log/GetUniqueValues.xls'#$'Sprint 5 Log'.$B$1:.$B$1048576];[.$B184])" office:value-type="float" office:value="0" calcext:value-type="float">
            <text:p>0</text:p>
          </table:table-cell>
          <table:table-cell table:number-columns-repeated="9"/>
        </table:table-row>
        <table:table-row table:style-name="ro3">
          <table:table-cell office:value-type="string" calcext:value-type="string">
            <text:p>TD-228 -- iOS - Step #5-4 -- Implement Typing Indicators</text:p>
          </table:table-cell>
          <table:table-cell table:formula="of:=IFERROR(INDEX([.$A$1:.$A$294];MATCH(0;COUNTIF([.$B$1:.B185];[.$A$1:.$A$294]);0));&quot;&quot;)">
            <text:p/>
          </table:table-cell>
          <table:table-cell table:formula="of:=SUMIFS(['file:///Users/auxano/Documents/Git/TusslyM/Log/GetUniqueValues.xls'#$'Sprint 5 Log'.$E$1:.$E$1048576];['file:///Users/auxano/Documents/Git/TusslyM/Log/GetUniqueValues.xls'#$'Sprint 5 Log'.$B$1:.$B$1048576];[.$B185])" office:value-type="float" office:value="0" calcext:value-type="float">
            <text:p>0</text:p>
          </table:table-cell>
          <table:table-cell table:number-columns-repeated="9"/>
        </table:table-row>
        <table:table-row table:style-name="ro7">
          <table:table-cell office:value-type="string" calcext:value-type="string">
            <text:p>TD-278 -- The message appears as "read" even though it hasn't actually been read by the recipient.</text:p>
          </table:table-cell>
          <table:table-cell table:formula="of:=IFERROR(INDEX([.$A$1:.$A$294];MATCH(0;COUNTIF([.$B$1:.B186];[.$A$1:.$A$294]);0));&quot;&quot;)">
            <text:p/>
          </table:table-cell>
          <table:table-cell table:formula="of:=SUMIFS(['file:///Users/auxano/Documents/Git/TusslyM/Log/GetUniqueValues.xls'#$'Sprint 5 Log'.$E$1:.$E$1048576];['file:///Users/auxano/Documents/Git/TusslyM/Log/GetUniqueValues.xls'#$'Sprint 5 Log'.$B$1:.$B$1048576];[.$B186])" office:value-type="float" office:value="0" calcext:value-type="float">
            <text:p>0</text:p>
          </table:table-cell>
          <table:table-cell table:number-columns-repeated="9"/>
        </table:table-row>
        <table:table-row table:style-name="ro2">
          <table:table-cell office:value-type="string" calcext:value-type="string">
            <text:p>TD-276 -- Chat Listing page should be refreshed.</text:p>
          </table:table-cell>
          <table:table-cell table:formula="of:=IFERROR(INDEX([.$A$1:.$A$294];MATCH(0;COUNTIF([.$B$1:.B187];[.$A$1:.$A$294]);0));&quot;&quot;)">
            <text:p/>
          </table:table-cell>
          <table:table-cell table:formula="of:=SUMIFS(['file:///Users/auxano/Documents/Git/TusslyM/Log/GetUniqueValues.xls'#$'Sprint 5 Log'.$E$1:.$E$1048576];['file:///Users/auxano/Documents/Git/TusslyM/Log/GetUniqueValues.xls'#$'Sprint 5 Log'.$B$1:.$B$1048576];[.$B187])" office:value-type="float" office:value="0" calcext:value-type="float">
            <text:p>0</text:p>
          </table:table-cell>
          <table:table-cell table:number-columns-repeated="9"/>
        </table:table-row>
        <table:table-row table:style-name="ro2">
          <table:table-cell office:value-type="string" calcext:value-type="string">
            <text:p>TD-275 -- Chat page should be refreshed.</text:p>
          </table:table-cell>
          <table:table-cell table:formula="of:=IFERROR(INDEX([.$A$1:.$A$294];MATCH(0;COUNTIF([.$B$1:.B188];[.$A$1:.$A$294]);0));&quot;&quot;)">
            <text:p/>
          </table:table-cell>
          <table:table-cell table:formula="of:=SUMIFS(['file:///Users/auxano/Documents/Git/TusslyM/Log/GetUniqueValues.xls'#$'Sprint 5 Log'.$E$1:.$E$1048576];['file:///Users/auxano/Documents/Git/TusslyM/Log/GetUniqueValues.xls'#$'Sprint 5 Log'.$B$1:.$B$1048576];[.$B188])" office:value-type="float" office:value="0" calcext:value-type="float">
            <text:p>0</text:p>
          </table:table-cell>
          <table:table-cell table:number-columns-repeated="9"/>
        </table:table-row>
        <table:table-row table:style-name="ro2">
          <table:table-cell office:value-type="string" calcext:value-type="string">
            <text:p>TD-272 -- IOS app crashes when clicking on chat</text:p>
          </table:table-cell>
          <table:table-cell table:formula="of:=IFERROR(INDEX([.$A$1:.$A$294];MATCH(0;COUNTIF([.$B$1:.B189];[.$A$1:.$A$294]);0));&quot;&quot;)">
            <text:p/>
          </table:table-cell>
          <table:table-cell table:formula="of:=SUMIFS(['file:///Users/auxano/Documents/Git/TusslyM/Log/GetUniqueValues.xls'#$'Sprint 5 Log'.$E$1:.$E$1048576];['file:///Users/auxano/Documents/Git/TusslyM/Log/GetUniqueValues.xls'#$'Sprint 5 Log'.$B$1:.$B$1048576];[.$B189])" office:value-type="float" office:value="0" calcext:value-type="float">
            <text:p>0</text:p>
          </table:table-cell>
          <table:table-cell table:number-columns-repeated="9"/>
        </table:table-row>
        <table:table-row table:style-name="ro7">
          <table:table-cell office:value-type="string" calcext:value-type="string">
            <text:p>TD-270 --Show a pop-up on iOS when chat is tapped by a user who is not logged in or registered.</text:p>
          </table:table-cell>
          <table:table-cell table:formula="of:=IFERROR(INDEX([.$A$1:.$A$294];MATCH(0;COUNTIF([.$B$1:.B190];[.$A$1:.$A$294]);0));&quot;&quot;)">
            <text:p/>
          </table:table-cell>
          <table:table-cell table:formula="of:=SUMIFS(['file:///Users/auxano/Documents/Git/TusslyM/Log/GetUniqueValues.xls'#$'Sprint 5 Log'.$E$1:.$E$1048576];['file:///Users/auxano/Documents/Git/TusslyM/Log/GetUniqueValues.xls'#$'Sprint 5 Log'.$B$1:.$B$1048576];[.$B190])" office:value-type="float" office:value="0" calcext:value-type="float">
            <text:p>0</text:p>
          </table:table-cell>
          <table:table-cell table:number-columns-repeated="9"/>
        </table:table-row>
        <table:table-row table:style-name="ro3">
          <table:table-cell office:value-type="string" calcext:value-type="string">
            <text:p>TD-216 -- Web - Customization #5-4 -- Chat from Player Details Page</text:p>
          </table:table-cell>
          <table:table-cell table:formula="of:=IFERROR(INDEX([.$A$1:.$A$294];MATCH(0;COUNTIF([.$B$1:.B191];[.$A$1:.$A$294]);0));&quot;&quot;)">
            <text:p/>
          </table:table-cell>
          <table:table-cell table:formula="of:=SUMIFS(['file:///Users/auxano/Documents/Git/TusslyM/Log/GetUniqueValues.xls'#$'Sprint 5 Log'.$E$1:.$E$1048576];['file:///Users/auxano/Documents/Git/TusslyM/Log/GetUniqueValues.xls'#$'Sprint 5 Log'.$B$1:.$B$1048576];[.$B191])" office:value-type="float" office:value="0" calcext:value-type="float">
            <text:p>0</text:p>
          </table:table-cell>
          <table:table-cell table:number-columns-repeated="9"/>
        </table:table-row>
        <table:table-row table:style-name="ro3">
          <table:table-cell office:value-type="string" calcext:value-type="string">
            <text:p>TD-215 -- Web - Customization #5-3 -- Chat from Player List (Teams &amp; Player)</text:p>
          </table:table-cell>
          <table:table-cell table:formula="of:=IFERROR(INDEX([.$A$1:.$A$294];MATCH(0;COUNTIF([.$B$1:.B192];[.$A$1:.$A$294]);0));&quot;&quot;)">
            <text:p/>
          </table:table-cell>
          <table:table-cell table:formula="of:=SUMIFS(['file:///Users/auxano/Documents/Git/TusslyM/Log/GetUniqueValues.xls'#$'Sprint 5 Log'.$E$1:.$E$1048576];['file:///Users/auxano/Documents/Git/TusslyM/Log/GetUniqueValues.xls'#$'Sprint 5 Log'.$B$1:.$B$1048576];[.$B192])" office:value-type="float" office:value="0" calcext:value-type="float">
            <text:p>0</text:p>
          </table:table-cell>
          <table:table-cell table:number-columns-repeated="9"/>
        </table:table-row>
        <table:table-row table:style-name="ro3">
          <table:table-cell office:value-type="string" calcext:value-type="string">
            <text:p>TD-214 -- Web - Customization #5-2 -- Chat from Scoreboard &amp; Result</text:p>
          </table:table-cell>
          <table:table-cell table:formula="of:=IFERROR(INDEX([.$A$1:.$A$294];MATCH(0;COUNTIF([.$B$1:.B193];[.$A$1:.$A$294]);0));&quot;&quot;)">
            <text:p/>
          </table:table-cell>
          <table:table-cell table:formula="of:=SUMIFS(['file:///Users/auxano/Documents/Git/TusslyM/Log/GetUniqueValues.xls'#$'Sprint 5 Log'.$E$1:.$E$1048576];['file:///Users/auxano/Documents/Git/TusslyM/Log/GetUniqueValues.xls'#$'Sprint 5 Log'.$B$1:.$B$1048576];[.$B193])" office:value-type="float" office:value="0" calcext:value-type="float">
            <text:p>0</text:p>
          </table:table-cell>
          <table:table-cell table:number-columns-repeated="9"/>
        </table:table-row>
        <table:table-row table:style-name="ro3">
          <table:table-cell office:value-type="string" calcext:value-type="string">
            <text:p>TD-213 -- Web - Customization #5-1 -- Chat from Scheduled Subsection (Scheduled &amp; Bracket)</text:p>
          </table:table-cell>
          <table:table-cell table:formula="of:=IFERROR(INDEX([.$A$1:.$A$294];MATCH(0;COUNTIF([.$B$1:.B194];[.$A$1:.$A$294]);0));&quot;&quot;)">
            <text:p/>
          </table:table-cell>
          <table:table-cell table:formula="of:=SUMIFS(['file:///Users/auxano/Documents/Git/TusslyM/Log/GetUniqueValues.xls'#$'Sprint 5 Log'.$E$1:.$E$1048576];['file:///Users/auxano/Documents/Git/TusslyM/Log/GetUniqueValues.xls'#$'Sprint 5 Log'.$B$1:.$B$1048576];[.$B194])" office:value-type="float" office:value="0" calcext:value-type="float">
            <text:p>0</text:p>
          </table:table-cell>
          <table:table-cell table:number-columns-repeated="9"/>
        </table:table-row>
        <table:table-row table:style-name="ro3">
          <table:table-cell office:value-type="string" calcext:value-type="string">
            <text:p>TD-211 -- Web - Step #6-1 -- Group Chat on Chat Icon Tap in Scheduled &amp; Scoreboards Screens</text:p>
          </table:table-cell>
          <table:table-cell table:formula="of:=IFERROR(INDEX([.$A$1:.$A$294];MATCH(0;COUNTIF([.$B$1:.B195];[.$A$1:.$A$294]);0));&quot;&quot;)">
            <text:p/>
          </table:table-cell>
          <table:table-cell table:formula="of:=SUMIFS(['file:///Users/auxano/Documents/Git/TusslyM/Log/GetUniqueValues.xls'#$'Sprint 5 Log'.$E$1:.$E$1048576];['file:///Users/auxano/Documents/Git/TusslyM/Log/GetUniqueValues.xls'#$'Sprint 5 Log'.$B$1:.$B$1048576];[.$B195])" office:value-type="float" office:value="0" calcext:value-type="float">
            <text:p>0</text:p>
          </table:table-cell>
          <table:table-cell table:number-columns-repeated="9"/>
        </table:table-row>
        <table:table-row table:style-name="ro3">
          <table:table-cell office:value-type="string" calcext:value-type="string">
            <text:p>TD-279 -- Chat History Not Visible When Scrolling Up in Player Chat</text:p>
          </table:table-cell>
          <table:table-cell table:formula="of:=IFERROR(INDEX([.$A$1:.$A$294];MATCH(0;COUNTIF([.$B$1:.B196];[.$A$1:.$A$294]);0));&quot;&quot;)">
            <text:p/>
          </table:table-cell>
          <table:table-cell table:formula="of:=SUMIFS(['file:///Users/auxano/Documents/Git/TusslyM/Log/GetUniqueValues.xls'#$'Sprint 5 Log'.$E$1:.$E$1048576];['file:///Users/auxano/Documents/Git/TusslyM/Log/GetUniqueValues.xls'#$'Sprint 5 Log'.$B$1:.$B$1048576];[.$B196])" office:value-type="float" office:value="0" calcext:value-type="float">
            <text:p>0</text:p>
          </table:table-cell>
          <table:table-cell table:number-columns-repeated="9"/>
        </table:table-row>
        <table:table-row table:style-name="ro2">
          <table:table-cell office:value-type="string" calcext:value-type="string">
            <text:p>TD-277 -- Chat Listing page should be refreshed.</text:p>
          </table:table-cell>
          <table:table-cell table:formula="of:=IFERROR(INDEX([.$A$1:.$A$294];MATCH(0;COUNTIF([.$B$1:.B197];[.$A$1:.$A$294]);0));&quot;&quot;)">
            <text:p/>
          </table:table-cell>
          <table:table-cell table:formula="of:=SUMIFS(['file:///Users/auxano/Documents/Git/TusslyM/Log/GetUniqueValues.xls'#$'Sprint 5 Log'.$E$1:.$E$1048576];['file:///Users/auxano/Documents/Git/TusslyM/Log/GetUniqueValues.xls'#$'Sprint 5 Log'.$B$1:.$B$1048576];[.$B197])" office:value-type="float" office:value="0" calcext:value-type="float">
            <text:p>0</text:p>
          </table:table-cell>
          <table:table-cell table:number-columns-repeated="9"/>
        </table:table-row>
        <table:table-row table:style-name="ro3">
          <table:table-cell office:value-type="string" calcext:value-type="string">
            <text:p>TD-273 -- Show the login and close button instead of ok</text:p>
          </table:table-cell>
          <table:table-cell table:formula="of:=IFERROR(INDEX([.$A$1:.$A$294];MATCH(0;COUNTIF([.$B$1:.B198];[.$A$1:.$A$294]);0));&quot;&quot;)">
            <text:p/>
          </table:table-cell>
          <table:table-cell table:formula="of:=SUMIFS(['file:///Users/auxano/Documents/Git/TusslyM/Log/GetUniqueValues.xls'#$'Sprint 5 Log'.$E$1:.$E$1048576];['file:///Users/auxano/Documents/Git/TusslyM/Log/GetUniqueValues.xls'#$'Sprint 5 Log'.$B$1:.$B$1048576];[.$B198])" office:value-type="float" office:value="0" calcext:value-type="float">
            <text:p>0</text:p>
          </table:table-cell>
          <table:table-cell table:number-columns-repeated="9"/>
        </table:table-row>
        <table:table-row table:style-name="ro3">
          <table:table-cell office:value-type="string" calcext:value-type="string">
            <text:p>TD-249 -- AND - Step #5-3 -- Implement Read Receipt Feature</text:p>
          </table:table-cell>
          <table:table-cell table:formula="of:=IFERROR(INDEX([.$A$1:.$A$294];MATCH(0;COUNTIF([.$B$1:.B199];[.$A$1:.$A$294]);0));&quot;&quot;)">
            <text:p/>
          </table:table-cell>
          <table:table-cell table:formula="of:=SUMIFS(['file:///Users/auxano/Documents/Git/TusslyM/Log/GetUniqueValues.xls'#$'Sprint 5 Log'.$E$1:.$E$1048576];['file:///Users/auxano/Documents/Git/TusslyM/Log/GetUniqueValues.xls'#$'Sprint 5 Log'.$B$1:.$B$1048576];[.$B199])" office:value-type="float" office:value="0" calcext:value-type="float">
            <text:p>0</text:p>
          </table:table-cell>
          <table:table-cell table:number-columns-repeated="9"/>
        </table:table-row>
        <table:table-row table:style-name="ro3">
          <table:table-cell office:value-type="string" calcext:value-type="string">
            <text:p>TD-227 -- iOS - Step #5-3 -- Implement Read Receipt Feature</text:p>
          </table:table-cell>
          <table:table-cell table:formula="of:=IFERROR(INDEX([.$A$1:.$A$294];MATCH(0;COUNTIF([.$B$1:.B200];[.$A$1:.$A$294]);0));&quot;&quot;)">
            <text:p/>
          </table:table-cell>
          <table:table-cell table:formula="of:=SUMIFS(['file:///Users/auxano/Documents/Git/TusslyM/Log/GetUniqueValues.xls'#$'Sprint 5 Log'.$E$1:.$E$1048576];['file:///Users/auxano/Documents/Git/TusslyM/Log/GetUniqueValues.xls'#$'Sprint 5 Log'.$B$1:.$B$1048576];[.$B200])" office:value-type="float" office:value="0" calcext:value-type="float">
            <text:p>0</text:p>
          </table:table-cell>
          <table:table-cell table:number-columns-repeated="9"/>
        </table:table-row>
        <table:table-row table:style-name="ro3">
          <table:table-cell office:value-type="string" calcext:value-type="string">
            <text:p>TD-247 -- AND - Step #5-1 -- Navigate to Chat Message Screen on Chat Icon Tap</text:p>
          </table:table-cell>
          <table:table-cell table:formula="of:=IFERROR(INDEX([.$A$1:.$A$294];MATCH(0;COUNTIF([.$B$1:.B201];[.$A$1:.$A$294]);0));&quot;&quot;)">
            <text:p/>
          </table:table-cell>
          <table:table-cell table:formula="of:=SUMIFS(['file:///Users/auxano/Documents/Git/TusslyM/Log/GetUniqueValues.xls'#$'Sprint 5 Log'.$E$1:.$E$1048576];['file:///Users/auxano/Documents/Git/TusslyM/Log/GetUniqueValues.xls'#$'Sprint 5 Log'.$B$1:.$B$1048576];[.$B201])" office:value-type="float" office:value="0" calcext:value-type="float">
            <text:p>0</text:p>
          </table:table-cell>
          <table:table-cell table:number-columns-repeated="9"/>
        </table:table-row>
        <table:table-row table:style-name="ro3">
          <table:table-cell office:value-type="string" calcext:value-type="string">
            <text:p>TD-225 -- iOS - Step #5-1 -- Navigate to Chat Screen on Chat Icon Tap</text:p>
          </table:table-cell>
          <table:table-cell table:formula="of:=IFERROR(INDEX([.$A$1:.$A$294];MATCH(0;COUNTIF([.$B$1:.B202];[.$A$1:.$A$294]);0));&quot;&quot;)">
            <text:p/>
          </table:table-cell>
          <table:table-cell table:formula="of:=SUMIFS(['file:///Users/auxano/Documents/Git/TusslyM/Log/GetUniqueValues.xls'#$'Sprint 5 Log'.$E$1:.$E$1048576];['file:///Users/auxano/Documents/Git/TusslyM/Log/GetUniqueValues.xls'#$'Sprint 5 Log'.$B$1:.$B$1048576];[.$B202])" office:value-type="float" office:value="0" calcext:value-type="float">
            <text:p>0</text:p>
          </table:table-cell>
          <table:table-cell table:number-columns-repeated="9"/>
        </table:table-row>
        <table:table-row table:style-name="ro3">
          <table:table-cell office:value-type="string" calcext:value-type="string">
            <text:p>TD-248 -- AND - Step #5-2 -- Allow Users to View Past Conversations</text:p>
          </table:table-cell>
          <table:table-cell table:formula="of:=IFERROR(INDEX([.$A$1:.$A$294];MATCH(0;COUNTIF([.$B$1:.B203];[.$A$1:.$A$294]);0));&quot;&quot;)">
            <text:p/>
          </table:table-cell>
          <table:table-cell table:formula="of:=SUMIFS(['file:///Users/auxano/Documents/Git/TusslyM/Log/GetUniqueValues.xls'#$'Sprint 5 Log'.$E$1:.$E$1048576];['file:///Users/auxano/Documents/Git/TusslyM/Log/GetUniqueValues.xls'#$'Sprint 5 Log'.$B$1:.$B$1048576];[.$B203])" office:value-type="float" office:value="0" calcext:value-type="float">
            <text:p>0</text:p>
          </table:table-cell>
          <table:table-cell table:number-columns-repeated="9"/>
        </table:table-row>
        <table:table-row table:style-name="ro3">
          <table:table-cell office:value-type="string" calcext:value-type="string">
            <text:p>TD-226 -- iOS - Step #5-2 -- Allow Users to View Past Conversations</text:p>
          </table:table-cell>
          <table:table-cell table:formula="of:=IFERROR(INDEX([.$A$1:.$A$294];MATCH(0;COUNTIF([.$B$1:.B204];[.$A$1:.$A$294]);0));&quot;&quot;)">
            <text:p/>
          </table:table-cell>
          <table:table-cell table:formula="of:=SUMIFS(['file:///Users/auxano/Documents/Git/TusslyM/Log/GetUniqueValues.xls'#$'Sprint 5 Log'.$E$1:.$E$1048576];['file:///Users/auxano/Documents/Git/TusslyM/Log/GetUniqueValues.xls'#$'Sprint 5 Log'.$B$1:.$B$1048576];[.$B204])"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5];[.$A$1:.$A$294]);0));&quot;&quot;)">
            <text:p/>
          </table:table-cell>
          <table:table-cell table:formula="of:=SUMIFS(['file:///Users/auxano/Documents/Git/TusslyM/Log/GetUniqueValues.xls'#$'Sprint 5 Log'.$E$1:.$E$1048576];['file:///Users/auxano/Documents/Git/TusslyM/Log/GetUniqueValues.xls'#$'Sprint 5 Log'.$B$1:.$B$1048576];[.$B205])"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6];[.$A$1:.$A$294]);0));&quot;&quot;)">
            <text:p/>
          </table:table-cell>
          <table:table-cell table:formula="of:=SUMIFS(['file:///Users/auxano/Documents/Git/TusslyM/Log/GetUniqueValues.xls'#$'Sprint 5 Log'.$E$1:.$E$1048576];['file:///Users/auxano/Documents/Git/TusslyM/Log/GetUniqueValues.xls'#$'Sprint 5 Log'.$B$1:.$B$1048576];[.$B206])"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7];[.$A$1:.$A$294]);0));&quot;&quot;)">
            <text:p/>
          </table:table-cell>
          <table:table-cell table:formula="of:=SUMIFS(['file:///Users/auxano/Documents/Git/TusslyM/Log/GetUniqueValues.xls'#$'Sprint 5 Log'.$E$1:.$E$1048576];['file:///Users/auxano/Documents/Git/TusslyM/Log/GetUniqueValues.xls'#$'Sprint 5 Log'.$B$1:.$B$1048576];[.$B207])" office:value-type="float" office:value="0" calcext:value-type="float">
            <text:p>0</text:p>
          </table:table-cell>
          <table:table-cell table:number-columns-repeated="9"/>
        </table:table-row>
        <table:table-row table:style-name="ro3">
          <table:table-cell office:value-type="string" calcext:value-type="string">
            <text:p>TD-262 -- AND - Customization -- Reply to Chat Message</text:p>
          </table:table-cell>
          <table:table-cell table:formula="of:=IFERROR(INDEX([.$A$1:.$A$294];MATCH(0;COUNTIF([.$B$1:.B208];[.$A$1:.$A$294]);0));&quot;&quot;)">
            <text:p/>
          </table:table-cell>
          <table:table-cell table:formula="of:=SUMIFS(['file:///Users/auxano/Documents/Git/TusslyM/Log/GetUniqueValues.xls'#$'Sprint 5 Log'.$E$1:.$E$1048576];['file:///Users/auxano/Documents/Git/TusslyM/Log/GetUniqueValues.xls'#$'Sprint 5 Log'.$B$1:.$B$1048576];[.$B208])"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9];[.$A$1:.$A$294]);0));&quot;&quot;)">
            <text:p/>
          </table:table-cell>
          <table:table-cell table:formula="of:=SUMIFS(['file:///Users/auxano/Documents/Git/TusslyM/Log/GetUniqueValues.xls'#$'Sprint 5 Log'.$E$1:.$E$1048576];['file:///Users/auxano/Documents/Git/TusslyM/Log/GetUniqueValues.xls'#$'Sprint 5 Log'.$B$1:.$B$1048576];[.$B209])"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10];[.$A$1:.$A$294]);0));&quot;&quot;)">
            <text:p/>
          </table:table-cell>
          <table:table-cell table:formula="of:=SUMIFS(['file:///Users/auxano/Documents/Git/TusslyM/Log/GetUniqueValues.xls'#$'Sprint 5 Log'.$E$1:.$E$1048576];['file:///Users/auxano/Documents/Git/TusslyM/Log/GetUniqueValues.xls'#$'Sprint 5 Log'.$B$1:.$B$1048576];[.$B210])"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11];[.$A$1:.$A$294]);0));&quot;&quot;)">
            <text:p/>
          </table:table-cell>
          <table:table-cell table:formula="of:=SUMIFS(['file:///Users/auxano/Documents/Git/TusslyM/Log/GetUniqueValues.xls'#$'Sprint 5 Log'.$E$1:.$E$1048576];['file:///Users/auxano/Documents/Git/TusslyM/Log/GetUniqueValues.xls'#$'Sprint 5 Log'.$B$1:.$B$1048576];[.$B211])"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12];[.$A$1:.$A$294]);0));&quot;&quot;)">
            <text:p/>
          </table:table-cell>
          <table:table-cell table:formula="of:=SUMIFS(['file:///Users/auxano/Documents/Git/TusslyM/Log/GetUniqueValues.xls'#$'Sprint 5 Log'.$E$1:.$E$1048576];['file:///Users/auxano/Documents/Git/TusslyM/Log/GetUniqueValues.xls'#$'Sprint 5 Log'.$B$1:.$B$1048576];[.$B212])"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213];[.$A$1:.$A$294]);0));&quot;&quot;)">
            <text:p/>
          </table:table-cell>
          <table:table-cell table:formula="of:=SUMIFS(['file:///Users/auxano/Documents/Git/TusslyM/Log/GetUniqueValues.xls'#$'Sprint 5 Log'.$E$1:.$E$1048576];['file:///Users/auxano/Documents/Git/TusslyM/Log/GetUniqueValues.xls'#$'Sprint 5 Log'.$B$1:.$B$1048576];[.$B213])" office:value-type="float" office:value="0" calcext:value-type="float">
            <text:p>0</text:p>
          </table:table-cell>
          <table:table-cell table:number-columns-repeated="9"/>
        </table:table-row>
        <table:table-row table:style-name="ro3">
          <table:table-cell office:value-type="string" calcext:value-type="string">
            <text:p>TD-262 -- AND - Customization -- Reply to Chat Message</text:p>
          </table:table-cell>
          <table:table-cell table:formula="of:=IFERROR(INDEX([.$A$1:.$A$294];MATCH(0;COUNTIF([.$B$1:.B214];[.$A$1:.$A$294]);0));&quot;&quot;)">
            <text:p/>
          </table:table-cell>
          <table:table-cell table:formula="of:=SUMIFS(['file:///Users/auxano/Documents/Git/TusslyM/Log/GetUniqueValues.xls'#$'Sprint 5 Log'.$E$1:.$E$1048576];['file:///Users/auxano/Documents/Git/TusslyM/Log/GetUniqueValues.xls'#$'Sprint 5 Log'.$B$1:.$B$1048576];[.$B214])" office:value-type="float" office:value="0" calcext:value-type="float">
            <text:p>0</text:p>
          </table:table-cell>
          <table:table-cell table:number-columns-repeated="9"/>
        </table:table-row>
        <table:table-row table:style-name="ro3">
          <table:table-cell office:value-type="string" calcext:value-type="string">
            <text:p>TD-261 -- AND - Customization -- Edit Chat Message</text:p>
          </table:table-cell>
          <table:table-cell table:formula="of:=IFERROR(INDEX([.$A$1:.$A$294];MATCH(0;COUNTIF([.$B$1:.B215];[.$A$1:.$A$294]);0));&quot;&quot;)">
            <text:p/>
          </table:table-cell>
          <table:table-cell table:formula="of:=SUMIFS(['file:///Users/auxano/Documents/Git/TusslyM/Log/GetUniqueValues.xls'#$'Sprint 5 Log'.$E$1:.$E$1048576];['file:///Users/auxano/Documents/Git/TusslyM/Log/GetUniqueValues.xls'#$'Sprint 5 Log'.$B$1:.$B$1048576];[.$B215])" office:value-type="float" office:value="0" calcext:value-type="float">
            <text:p>0</text:p>
          </table:table-cell>
          <table:table-cell table:number-columns-repeated="9"/>
        </table:table-row>
        <table:table-row table:style-name="ro3">
          <table:table-cell office:value-type="string" calcext:value-type="string">
            <text:p>TD-235 -- iOS - Step #9-2 -- Do Not Send Notifications for Group Chat</text:p>
          </table:table-cell>
          <table:table-cell table:formula="of:=IFERROR(INDEX([.$A$1:.$A$294];MATCH(0;COUNTIF([.$B$1:.B216];[.$A$1:.$A$294]);0));&quot;&quot;)">
            <text:p/>
          </table:table-cell>
          <table:table-cell table:formula="of:=SUMIFS(['file:///Users/auxano/Documents/Git/TusslyM/Log/GetUniqueValues.xls'#$'Sprint 5 Log'.$E$1:.$E$1048576];['file:///Users/auxano/Documents/Git/TusslyM/Log/GetUniqueValues.xls'#$'Sprint 5 Log'.$B$1:.$B$1048576];[.$B216])" office:value-type="float" office:value="0" calcext:value-type="float">
            <text:p>0</text:p>
          </table:table-cell>
          <table:table-cell table:number-columns-repeated="9"/>
        </table:table-row>
        <table:table-row table:style-name="ro3">
          <table:table-cell office:value-type="string" calcext:value-type="string">
            <text:p>TD-207 -- Web - Step #5-2 -- Implement Read Receipt Feature</text:p>
          </table:table-cell>
          <table:table-cell table:formula="of:=IFERROR(INDEX([.$A$1:.$A$294];MATCH(0;COUNTIF([.$B$1:.B217];[.$A$1:.$A$294]);0));&quot;&quot;)">
            <text:p/>
          </table:table-cell>
          <table:table-cell table:formula="of:=SUMIFS(['file:///Users/auxano/Documents/Git/TusslyM/Log/GetUniqueValues.xls'#$'Sprint 5 Log'.$E$1:.$E$1048576];['file:///Users/auxano/Documents/Git/TusslyM/Log/GetUniqueValues.xls'#$'Sprint 5 Log'.$B$1:.$B$1048576];[.$B217])" office:value-type="float" office:value="0" calcext:value-type="float">
            <text:p>0</text:p>
          </table:table-cell>
          <table:table-cell table:number-columns-repeated="9"/>
        </table:table-row>
        <table:table-row table:style-name="ro3">
          <table:table-cell office:value-type="string" calcext:value-type="string">
            <text:p>TD-210 -- Web - Step #5-3 -- Implement Typing Indicators</text:p>
          </table:table-cell>
          <table:table-cell table:formula="of:=IFERROR(INDEX([.$A$1:.$A$294];MATCH(0;COUNTIF([.$B$1:.B218];[.$A$1:.$A$294]);0));&quot;&quot;)">
            <text:p/>
          </table:table-cell>
          <table:table-cell table:formula="of:=SUMIFS(['file:///Users/auxano/Documents/Git/TusslyM/Log/GetUniqueValues.xls'#$'Sprint 5 Log'.$E$1:.$E$1048576];['file:///Users/auxano/Documents/Git/TusslyM/Log/GetUniqueValues.xls'#$'Sprint 5 Log'.$B$1:.$B$1048576];[.$B218])" office:value-type="float" office:value="0" calcext:value-type="float">
            <text:p>0</text:p>
          </table:table-cell>
          <table:table-cell table:number-columns-repeated="9"/>
        </table:table-row>
        <table:table-row table:style-name="ro3">
          <table:table-cell office:value-type="string" calcext:value-type="string">
            <text:p>TD-217 -- Web - Customization -- Edit Chat Message</text:p>
          </table:table-cell>
          <table:table-cell table:formula="of:=IFERROR(INDEX([.$A$1:.$A$294];MATCH(0;COUNTIF([.$B$1:.B219];[.$A$1:.$A$294]);0));&quot;&quot;)">
            <text:p/>
          </table:table-cell>
          <table:table-cell table:formula="of:=SUMIFS(['file:///Users/auxano/Documents/Git/TusslyM/Log/GetUniqueValues.xls'#$'Sprint 5 Log'.$E$1:.$E$1048576];['file:///Users/auxano/Documents/Git/TusslyM/Log/GetUniqueValues.xls'#$'Sprint 5 Log'.$B$1:.$B$1048576];[.$B219])" office:value-type="float" office:value="0" calcext:value-type="float">
            <text:p>0</text:p>
          </table:table-cell>
          <table:table-cell table:number-columns-repeated="9"/>
        </table:table-row>
        <table:table-row table:style-name="ro3">
          <table:table-cell office:value-type="string" calcext:value-type="string">
            <text:p>TD-261 -- AND - Customization -- Edit Chat Message</text:p>
          </table:table-cell>
          <table:table-cell table:formula="of:=IFERROR(INDEX([.$A$1:.$A$294];MATCH(0;COUNTIF([.$B$1:.B220];[.$A$1:.$A$294]);0));&quot;&quot;)">
            <text:p/>
          </table:table-cell>
          <table:table-cell table:formula="of:=SUMIFS(['file:///Users/auxano/Documents/Git/TusslyM/Log/GetUniqueValues.xls'#$'Sprint 5 Log'.$E$1:.$E$1048576];['file:///Users/auxano/Documents/Git/TusslyM/Log/GetUniqueValues.xls'#$'Sprint 5 Log'.$B$1:.$B$1048576];[.$B220])" office:value-type="float" office:value="0" calcext:value-type="float">
            <text:p>0</text:p>
          </table:table-cell>
          <table:table-cell table:number-columns-repeated="9"/>
        </table:table-row>
        <table:table-row table:style-name="ro3">
          <table:table-cell office:value-type="string" calcext:value-type="string">
            <text:p>TD-260 -- AND - Customization #4-1 -- Disable Chat After Match Completion</text:p>
          </table:table-cell>
          <table:table-cell table:formula="of:=IFERROR(INDEX([.$A$1:.$A$294];MATCH(0;COUNTIF([.$B$1:.B221];[.$A$1:.$A$294]);0));&quot;&quot;)">
            <text:p/>
          </table:table-cell>
          <table:table-cell table:formula="of:=SUMIFS(['file:///Users/auxano/Documents/Git/TusslyM/Log/GetUniqueValues.xls'#$'Sprint 5 Log'.$E$1:.$E$1048576];['file:///Users/auxano/Documents/Git/TusslyM/Log/GetUniqueValues.xls'#$'Sprint 5 Log'.$B$1:.$B$1048576];[.$B221])" office:value-type="float" office:value="0" calcext:value-type="float">
            <text:p>0</text:p>
          </table:table-cell>
          <table:table-cell table:number-columns-repeated="9"/>
        </table:table-row>
        <table:table-row table:style-name="ro3">
          <table:table-cell office:value-type="string" calcext:value-type="string">
            <text:p>TD-240 -- iOS - Customization -- Reply to Chat Message</text:p>
          </table:table-cell>
          <table:table-cell table:formula="of:=IFERROR(INDEX([.$A$1:.$A$294];MATCH(0;COUNTIF([.$B$1:.B222];[.$A$1:.$A$294]);0));&quot;&quot;)">
            <text:p/>
          </table:table-cell>
          <table:table-cell table:formula="of:=SUMIFS(['file:///Users/auxano/Documents/Git/TusslyM/Log/GetUniqueValues.xls'#$'Sprint 5 Log'.$E$1:.$E$1048576];['file:///Users/auxano/Documents/Git/TusslyM/Log/GetUniqueValues.xls'#$'Sprint 5 Log'.$B$1:.$B$1048576];[.$B222])"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23];[.$A$1:.$A$294]);0));&quot;&quot;)">
            <text:p/>
          </table:table-cell>
          <table:table-cell table:formula="of:=SUMIFS(['file:///Users/auxano/Documents/Git/TusslyM/Log/GetUniqueValues.xls'#$'Sprint 5 Log'.$E$1:.$E$1048576];['file:///Users/auxano/Documents/Git/TusslyM/Log/GetUniqueValues.xls'#$'Sprint 5 Log'.$B$1:.$B$1048576];[.$B223])" office:value-type="float" office:value="0" calcext:value-type="float">
            <text:p>0</text:p>
          </table:table-cell>
          <table:table-cell table:number-columns-repeated="9"/>
        </table:table-row>
        <table:table-row table:style-name="ro3">
          <table:table-cell office:value-type="string" calcext:value-type="string">
            <text:p>TD-258 -- AND - Customization #2-1 -- Display Unread Message Count</text:p>
          </table:table-cell>
          <table:table-cell table:formula="of:=IFERROR(INDEX([.$A$1:.$A$294];MATCH(0;COUNTIF([.$B$1:.B224];[.$A$1:.$A$294]);0));&quot;&quot;)">
            <text:p/>
          </table:table-cell>
          <table:table-cell table:formula="of:=SUMIFS(['file:///Users/auxano/Documents/Git/TusslyM/Log/GetUniqueValues.xls'#$'Sprint 5 Log'.$E$1:.$E$1048576];['file:///Users/auxano/Documents/Git/TusslyM/Log/GetUniqueValues.xls'#$'Sprint 5 Log'.$B$1:.$B$1048576];[.$B224])" office:value-type="float" office:value="0" calcext:value-type="float">
            <text:p>0</text:p>
          </table:table-cell>
          <table:table-cell table:number-columns-repeated="9"/>
        </table:table-row>
        <table:table-row table:style-name="ro2">
          <table:table-cell office:value-type="string" calcext:value-type="string">
            <text:p>TD-256 -- AND - Step #9-1 -- Send Notification</text:p>
          </table:table-cell>
          <table:table-cell table:formula="of:=IFERROR(INDEX([.$A$1:.$A$294];MATCH(0;COUNTIF([.$B$1:.B225];[.$A$1:.$A$294]);0));&quot;&quot;)">
            <text:p/>
          </table:table-cell>
          <table:table-cell table:formula="of:=SUMIFS(['file:///Users/auxano/Documents/Git/TusslyM/Log/GetUniqueValues.xls'#$'Sprint 5 Log'.$E$1:.$E$1048576];['file:///Users/auxano/Documents/Git/TusslyM/Log/GetUniqueValues.xls'#$'Sprint 5 Log'.$B$1:.$B$1048576];[.$B225])" office:value-type="float" office:value="0" calcext:value-type="float">
            <text:p>0</text:p>
          </table:table-cell>
          <table:table-cell table:number-columns-repeated="9"/>
        </table:table-row>
        <table:table-row table:style-name="ro3">
          <table:table-cell office:value-type="string" calcext:value-type="string">
            <text:p>TD-239 -- iOS - Customization -- Edit Chat Message</text:p>
          </table:table-cell>
          <table:table-cell table:formula="of:=IFERROR(INDEX([.$A$1:.$A$294];MATCH(0;COUNTIF([.$B$1:.B226];[.$A$1:.$A$294]);0));&quot;&quot;)">
            <text:p/>
          </table:table-cell>
          <table:table-cell table:formula="of:=SUMIFS(['file:///Users/auxano/Documents/Git/TusslyM/Log/GetUniqueValues.xls'#$'Sprint 5 Log'.$E$1:.$E$1048576];['file:///Users/auxano/Documents/Git/TusslyM/Log/GetUniqueValues.xls'#$'Sprint 5 Log'.$B$1:.$B$1048576];[.$B226])" office:value-type="float" office:value="0" calcext:value-type="float">
            <text:p>0</text:p>
          </table:table-cell>
          <table:table-cell table:number-columns-repeated="9"/>
        </table:table-row>
        <table:table-row table:style-name="ro3">
          <table:table-cell office:value-type="string" calcext:value-type="string">
            <text:p>TD-238 -- iOS - Customization #4-1 -- Disable Chat After Match Completion</text:p>
          </table:table-cell>
          <table:table-cell table:formula="of:=IFERROR(INDEX([.$A$1:.$A$294];MATCH(0;COUNTIF([.$B$1:.B227];[.$A$1:.$A$294]);0));&quot;&quot;)">
            <text:p/>
          </table:table-cell>
          <table:table-cell table:formula="of:=SUMIFS(['file:///Users/auxano/Documents/Git/TusslyM/Log/GetUniqueValues.xls'#$'Sprint 5 Log'.$E$1:.$E$1048576];['file:///Users/auxano/Documents/Git/TusslyM/Log/GetUniqueValues.xls'#$'Sprint 5 Log'.$B$1:.$B$1048576];[.$B227])" office:value-type="float" office:value="0" calcext:value-type="float">
            <text:p>0</text:p>
          </table:table-cell>
          <table:table-cell table:number-columns-repeated="9"/>
        </table:table-row>
        <table:table-row table:style-name="ro3">
          <table:table-cell office:value-type="string" calcext:value-type="string">
            <text:p>TD-181 -- BE - Step #9 -- Manage Flag for Disabling Chat</text:p>
          </table:table-cell>
          <table:table-cell table:formula="of:=IFERROR(INDEX([.$A$1:.$A$294];MATCH(0;COUNTIF([.$B$1:.B228];[.$A$1:.$A$294]);0));&quot;&quot;)">
            <text:p/>
          </table:table-cell>
          <table:table-cell table:formula="of:=SUMIFS(['file:///Users/auxano/Documents/Git/TusslyM/Log/GetUniqueValues.xls'#$'Sprint 5 Log'.$E$1:.$E$1048576];['file:///Users/auxano/Documents/Git/TusslyM/Log/GetUniqueValues.xls'#$'Sprint 5 Log'.$B$1:.$B$1048576];[.$B228])" office:value-type="float" office:value="0" calcext:value-type="float">
            <text:p>0</text:p>
          </table:table-cell>
          <table:table-cell table:number-columns-repeated="9"/>
        </table:table-row>
        <table:table-row table:style-name="ro3">
          <table:table-cell office:value-type="string" calcext:value-type="string">
            <text:p>TD-238 -- iOS - Customization #4-1 -- Disable Chat After Match Completion</text:p>
          </table:table-cell>
          <table:table-cell table:formula="of:=IFERROR(INDEX([.$A$1:.$A$294];MATCH(0;COUNTIF([.$B$1:.B229];[.$A$1:.$A$294]);0));&quot;&quot;)">
            <text:p/>
          </table:table-cell>
          <table:table-cell table:formula="of:=SUMIFS(['file:///Users/auxano/Documents/Git/TusslyM/Log/GetUniqueValues.xls'#$'Sprint 5 Log'.$E$1:.$E$1048576];['file:///Users/auxano/Documents/Git/TusslyM/Log/GetUniqueValues.xls'#$'Sprint 5 Log'.$B$1:.$B$1048576];[.$B229])" office:value-type="float" office:value="0" calcext:value-type="float">
            <text:p>0</text:p>
          </table:table-cell>
          <table:table-cell table:number-columns-repeated="9"/>
        </table:table-row>
        <table:table-row table:style-name="ro3">
          <table:table-cell office:value-type="string" calcext:value-type="string">
            <text:p>TD-236 -- iOS - Customization #2-1 -- Display Unread Message Count</text:p>
          </table:table-cell>
          <table:table-cell table:formula="of:=IFERROR(INDEX([.$A$1:.$A$294];MATCH(0;COUNTIF([.$B$1:.B230];[.$A$1:.$A$294]);0));&quot;&quot;)">
            <text:p/>
          </table:table-cell>
          <table:table-cell table:formula="of:=SUMIFS(['file:///Users/auxano/Documents/Git/TusslyM/Log/GetUniqueValues.xls'#$'Sprint 5 Log'.$E$1:.$E$1048576];['file:///Users/auxano/Documents/Git/TusslyM/Log/GetUniqueValues.xls'#$'Sprint 5 Log'.$B$1:.$B$1048576];[.$B230])" office:value-type="float" office:value="0" calcext:value-type="float">
            <text:p>0</text:p>
          </table:table-cell>
          <table:table-cell table:number-columns-repeated="9"/>
        </table:table-row>
        <table:table-row table:style-name="ro2">
          <table:table-cell office:value-type="string" calcext:value-type="string">
            <text:p>TD-234 -- iOS - Step #9-1 -- Send Notification</text:p>
          </table:table-cell>
          <table:table-cell table:formula="of:=IFERROR(INDEX([.$A$1:.$A$294];MATCH(0;COUNTIF([.$B$1:.B231];[.$A$1:.$A$294]);0));&quot;&quot;)">
            <text:p/>
          </table:table-cell>
          <table:table-cell table:formula="of:=SUMIFS(['file:///Users/auxano/Documents/Git/TusslyM/Log/GetUniqueValues.xls'#$'Sprint 5 Log'.$E$1:.$E$1048576];['file:///Users/auxano/Documents/Git/TusslyM/Log/GetUniqueValues.xls'#$'Sprint 5 Log'.$B$1:.$B$1048576];[.$B231])" office:value-type="float" office:value="0" calcext:value-type="float">
            <text:p>0</text:p>
          </table:table-cell>
          <table:table-cell table:number-columns-repeated="9"/>
        </table:table-row>
        <table:table-row table:style-name="ro3">
          <table:table-cell office:value-type="string" calcext:value-type="string">
            <text:p>TD-180 -- BE - Step #8 -- Admin Added to Arena Group Chat</text:p>
          </table:table-cell>
          <table:table-cell table:formula="of:=IFERROR(INDEX([.$A$1:.$A$294];MATCH(0;COUNTIF([.$B$1:.B232];[.$A$1:.$A$294]);0));&quot;&quot;)">
            <text:p/>
          </table:table-cell>
          <table:table-cell table:formula="of:=SUMIFS(['file:///Users/auxano/Documents/Git/TusslyM/Log/GetUniqueValues.xls'#$'Sprint 5 Log'.$E$1:.$E$1048576];['file:///Users/auxano/Documents/Git/TusslyM/Log/GetUniqueValues.xls'#$'Sprint 5 Log'.$B$1:.$B$1048576];[.$B232])" office:value-type="float" office:value="0" calcext:value-type="float">
            <text:p>0</text:p>
          </table:table-cell>
          <table:table-cell table:number-columns-repeated="9"/>
        </table:table-row>
        <table:table-row table:style-name="ro3">
          <table:table-cell office:value-type="string" calcext:value-type="string">
            <text:p>TD-180 -- BE - Step #8 -- Admin Added to Arena Group Chat</text:p>
          </table:table-cell>
          <table:table-cell table:formula="of:=IFERROR(INDEX([.$A$1:.$A$294];MATCH(0;COUNTIF([.$B$1:.B233];[.$A$1:.$A$294]);0));&quot;&quot;)">
            <text:p/>
          </table:table-cell>
          <table:table-cell table:formula="of:=SUMIFS(['file:///Users/auxano/Documents/Git/TusslyM/Log/GetUniqueValues.xls'#$'Sprint 5 Log'.$E$1:.$E$1048576];['file:///Users/auxano/Documents/Git/TusslyM/Log/GetUniqueValues.xls'#$'Sprint 5 Log'.$B$1:.$B$1048576];[.$B233])" office:value-type="float" office:value="0" calcext:value-type="float">
            <text:p>0</text:p>
          </table:table-cell>
          <table:table-cell table:number-columns-repeated="9"/>
        </table:table-row>
        <table:table-row table:style-name="ro3">
          <table:table-cell office:value-type="string" calcext:value-type="string">
            <text:p>TD-255 -- AND - Step #7-1 -- Delete Chat Message Functionality</text:p>
          </table:table-cell>
          <table:table-cell table:formula="of:=IFERROR(INDEX([.$A$1:.$A$294];MATCH(0;COUNTIF([.$B$1:.B234];[.$A$1:.$A$294]);0));&quot;&quot;)">
            <text:p/>
          </table:table-cell>
          <table:table-cell table:formula="of:=SUMIFS(['file:///Users/auxano/Documents/Git/TusslyM/Log/GetUniqueValues.xls'#$'Sprint 5 Log'.$E$1:.$E$1048576];['file:///Users/auxano/Documents/Git/TusslyM/Log/GetUniqueValues.xls'#$'Sprint 5 Log'.$B$1:.$B$1048576];[.$B234])" office:value-type="float" office:value="0" calcext:value-type="float">
            <text:p>0</text:p>
          </table:table-cell>
          <table:table-cell table:number-columns-repeated="9"/>
        </table:table-row>
        <table:table-row table:style-name="ro3">
          <table:table-cell office:value-type="string" calcext:value-type="string">
            <text:p>TD-254 -- AND - Step #6-4 -- Arena Player to Player Chat Integration</text:p>
          </table:table-cell>
          <table:table-cell table:formula="of:=IFERROR(INDEX([.$A$1:.$A$294];MATCH(0;COUNTIF([.$B$1:.B235];[.$A$1:.$A$294]);0));&quot;&quot;)">
            <text:p/>
          </table:table-cell>
          <table:table-cell table:formula="of:=SUMIFS(['file:///Users/auxano/Documents/Git/TusslyM/Log/GetUniqueValues.xls'#$'Sprint 5 Log'.$E$1:.$E$1048576];['file:///Users/auxano/Documents/Git/TusslyM/Log/GetUniqueValues.xls'#$'Sprint 5 Log'.$B$1:.$B$1048576];[.$B235])" office:value-type="float" office:value="0" calcext:value-type="float">
            <text:p>0</text:p>
          </table:table-cell>
          <table:table-cell table:number-columns-repeated="9"/>
        </table:table-row>
        <table:table-row table:style-name="ro3">
          <table:table-cell office:value-type="string" calcext:value-type="string">
            <text:p>TD-233 -- iOS - Step #7-1 -- Delete Chat Message Functionality</text:p>
          </table:table-cell>
          <table:table-cell table:formula="of:=IFERROR(INDEX([.$A$1:.$A$294];MATCH(0;COUNTIF([.$B$1:.B236];[.$A$1:.$A$294]);0));&quot;&quot;)">
            <text:p/>
          </table:table-cell>
          <table:table-cell table:formula="of:=SUMIFS(['file:///Users/auxano/Documents/Git/TusslyM/Log/GetUniqueValues.xls'#$'Sprint 5 Log'.$E$1:.$E$1048576];['file:///Users/auxano/Documents/Git/TusslyM/Log/GetUniqueValues.xls'#$'Sprint 5 Log'.$B$1:.$B$1048576];[.$B236])" office:value-type="float" office:value="0" calcext:value-type="float">
            <text:p>0</text:p>
          </table:table-cell>
          <table:table-cell table:number-columns-repeated="9"/>
        </table:table-row>
        <table:table-row table:style-name="ro3">
          <table:table-cell office:value-type="string" calcext:value-type="string">
            <text:p>TD-232 -- iOS - Step #6-4 -- Arena Player to Player Chat Integration</text:p>
          </table:table-cell>
          <table:table-cell table:formula="of:=IFERROR(INDEX([.$A$1:.$A$294];MATCH(0;COUNTIF([.$B$1:.B237];[.$A$1:.$A$294]);0));&quot;&quot;)">
            <text:p/>
          </table:table-cell>
          <table:table-cell table:formula="of:=SUMIFS(['file:///Users/auxano/Documents/Git/TusslyM/Log/GetUniqueValues.xls'#$'Sprint 5 Log'.$E$1:.$E$1048576];['file:///Users/auxano/Documents/Git/TusslyM/Log/GetUniqueValues.xls'#$'Sprint 5 Log'.$B$1:.$B$1048576];[.$B237])" office:value-type="float" office:value="0" calcext:value-type="float">
            <text:p>0</text:p>
          </table:table-cell>
          <table:table-cell table:number-columns-repeated="9"/>
        </table:table-row>
        <table:table-row table:style-name="ro3">
          <table:table-cell office:value-type="string" calcext:value-type="string">
            <text:p>TD-212 -- Web - Step #6-2 -- Admin Can Leave Arena Chat Group</text:p>
          </table:table-cell>
          <table:table-cell table:formula="of:=IFERROR(INDEX([.$A$1:.$A$294];MATCH(0;COUNTIF([.$B$1:.B238];[.$A$1:.$A$294]);0));&quot;&quot;)">
            <text:p/>
          </table:table-cell>
          <table:table-cell table:formula="of:=SUMIFS(['file:///Users/auxano/Documents/Git/TusslyM/Log/GetUniqueValues.xls'#$'Sprint 5 Log'.$E$1:.$E$1048576];['file:///Users/auxano/Documents/Git/TusslyM/Log/GetUniqueValues.xls'#$'Sprint 5 Log'.$B$1:.$B$1048576];[.$B238])" office:value-type="float" office:value="0" calcext:value-type="float">
            <text:p>0</text:p>
          </table:table-cell>
          <table:table-cell table:number-columns-repeated="9"/>
        </table:table-row>
        <table:table-row table:style-name="ro3">
          <table:table-cell office:value-type="string" calcext:value-type="string">
            <text:p>TD-207 -- Web - Step #5-1 -- Open Chat on Chat Icon Tap</text:p>
          </table:table-cell>
          <table:table-cell table:formula="of:=IFERROR(INDEX([.$A$1:.$A$294];MATCH(0;COUNTIF([.$B$1:.B239];[.$A$1:.$A$294]);0));&quot;&quot;)">
            <text:p/>
          </table:table-cell>
          <table:table-cell table:formula="of:=SUMIFS(['file:///Users/auxano/Documents/Git/TusslyM/Log/GetUniqueValues.xls'#$'Sprint 5 Log'.$E$1:.$E$1048576];['file:///Users/auxano/Documents/Git/TusslyM/Log/GetUniqueValues.xls'#$'Sprint 5 Log'.$B$1:.$B$1048576];[.$B239])" office:value-type="float" office:value="0" calcext:value-type="float">
            <text:p>0</text:p>
          </table:table-cell>
          <table:table-cell table:number-columns-repeated="9"/>
        </table:table-row>
        <table:table-row table:style-name="ro3">
          <table:table-cell office:value-type="string" calcext:value-type="string">
            <text:p>TD-254 -- AND - Step #6-4 -- Arena Player to Player Chat Integration</text:p>
          </table:table-cell>
          <table:table-cell table:formula="of:=IFERROR(INDEX([.$A$1:.$A$294];MATCH(0;COUNTIF([.$B$1:.B240];[.$A$1:.$A$294]);0));&quot;&quot;)">
            <text:p/>
          </table:table-cell>
          <table:table-cell table:formula="of:=SUMIFS(['file:///Users/auxano/Documents/Git/TusslyM/Log/GetUniqueValues.xls'#$'Sprint 5 Log'.$E$1:.$E$1048576];['file:///Users/auxano/Documents/Git/TusslyM/Log/GetUniqueValues.xls'#$'Sprint 5 Log'.$B$1:.$B$1048576];[.$B240])" office:value-type="float" office:value="0" calcext:value-type="float">
            <text:p>0</text:p>
          </table:table-cell>
          <table:table-cell table:number-columns-repeated="9"/>
        </table:table-row>
        <table:table-row table:style-name="ro3">
          <table:table-cell office:value-type="string" calcext:value-type="string">
            <text:p>TD-232 -- iOS - Step #6-4 -- Arena Player to Player Chat Integration</text:p>
          </table:table-cell>
          <table:table-cell table:formula="of:=IFERROR(INDEX([.$A$1:.$A$294];MATCH(0;COUNTIF([.$B$1:.B241];[.$A$1:.$A$294]);0));&quot;&quot;)">
            <text:p/>
          </table:table-cell>
          <table:table-cell table:formula="of:=SUMIFS(['file:///Users/auxano/Documents/Git/TusslyM/Log/GetUniqueValues.xls'#$'Sprint 5 Log'.$E$1:.$E$1048576];['file:///Users/auxano/Documents/Git/TusslyM/Log/GetUniqueValues.xls'#$'Sprint 5 Log'.$B$1:.$B$1048576];[.$B241])"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42];[.$A$1:.$A$294]);0));&quot;&quot;)">
            <text:p/>
          </table:table-cell>
          <table:table-cell table:formula="of:=SUMIFS(['file:///Users/auxano/Documents/Git/TusslyM/Log/GetUniqueValues.xls'#$'Sprint 5 Log'.$E$1:.$E$1048576];['file:///Users/auxano/Documents/Git/TusslyM/Log/GetUniqueValues.xls'#$'Sprint 5 Log'.$B$1:.$B$1048576];[.$B242])"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43];[.$A$1:.$A$294]);0));&quot;&quot;)">
            <text:p/>
          </table:table-cell>
          <table:table-cell table:formula="of:=SUMIFS(['file:///Users/auxano/Documents/Git/TusslyM/Log/GetUniqueValues.xls'#$'Sprint 5 Log'.$E$1:.$E$1048576];['file:///Users/auxano/Documents/Git/TusslyM/Log/GetUniqueValues.xls'#$'Sprint 5 Log'.$B$1:.$B$1048576];[.$B243])" office:value-type="float" office:value="0" calcext:value-type="float">
            <text:p>0</text:p>
          </table:table-cell>
          <table:table-cell table:number-columns-repeated="9"/>
        </table:table-row>
        <table:table-row table:style-name="ro3">
          <table:table-cell office:value-type="string" calcext:value-type="string">
            <text:p>TD-178 -- BE - Step #6 -- Create Group or One-to-One Chat Between Players</text:p>
          </table:table-cell>
          <table:table-cell table:formula="of:=IFERROR(INDEX([.$A$1:.$A$294];MATCH(0;COUNTIF([.$B$1:.B244];[.$A$1:.$A$294]);0));&quot;&quot;)">
            <text:p/>
          </table:table-cell>
          <table:table-cell table:formula="of:=SUMIFS(['file:///Users/auxano/Documents/Git/TusslyM/Log/GetUniqueValues.xls'#$'Sprint 5 Log'.$E$1:.$E$1048576];['file:///Users/auxano/Documents/Git/TusslyM/Log/GetUniqueValues.xls'#$'Sprint 5 Log'.$B$1:.$B$1048576];[.$B244])" office:value-type="float" office:value="0" calcext:value-type="float">
            <text:p>0</text:p>
          </table:table-cell>
          <table:table-cell table:number-columns-repeated="9"/>
        </table:table-row>
        <table:table-row table:style-name="ro3">
          <table:table-cell office:value-type="string" calcext:value-type="string">
            <text:p>TD-253 -- AND - Step #6-3 -- Tournament Admin to Player Chat</text:p>
          </table:table-cell>
          <table:table-cell table:formula="of:=IFERROR(INDEX([.$A$1:.$A$294];MATCH(0;COUNTIF([.$B$1:.B245];[.$A$1:.$A$294]);0));&quot;&quot;)">
            <text:p/>
          </table:table-cell>
          <table:table-cell table:formula="of:=SUMIFS(['file:///Users/auxano/Documents/Git/TusslyM/Log/GetUniqueValues.xls'#$'Sprint 5 Log'.$E$1:.$E$1048576];['file:///Users/auxano/Documents/Git/TusslyM/Log/GetUniqueValues.xls'#$'Sprint 5 Log'.$B$1:.$B$1048576];[.$B245])" office:value-type="float" office:value="0" calcext:value-type="float">
            <text:p>0</text:p>
          </table:table-cell>
          <table:table-cell table:number-columns-repeated="9"/>
        </table:table-row>
        <table:table-row table:style-name="ro3">
          <table:table-cell office:value-type="string" calcext:value-type="string">
            <text:p>TD-252 -- AND - Step #6-2 -- Implement Team Chat, Restrict to Team Members</text:p>
          </table:table-cell>
          <table:table-cell table:formula="of:=IFERROR(INDEX([.$A$1:.$A$294];MATCH(0;COUNTIF([.$B$1:.B246];[.$A$1:.$A$294]);0));&quot;&quot;)">
            <text:p/>
          </table:table-cell>
          <table:table-cell table:formula="of:=SUMIFS(['file:///Users/auxano/Documents/Git/TusslyM/Log/GetUniqueValues.xls'#$'Sprint 5 Log'.$E$1:.$E$1048576];['file:///Users/auxano/Documents/Git/TusslyM/Log/GetUniqueValues.xls'#$'Sprint 5 Log'.$B$1:.$B$1048576];[.$B246])" office:value-type="float" office:value="0" calcext:value-type="float">
            <text:p>0</text:p>
          </table:table-cell>
          <table:table-cell table:number-columns-repeated="9"/>
        </table:table-row>
        <table:table-row table:style-name="ro3">
          <table:table-cell office:value-type="string" calcext:value-type="string">
            <text:p>TD-231 -- iOS - Step #6-3 -- Tournament Admin to Player Chat</text:p>
          </table:table-cell>
          <table:table-cell table:formula="of:=IFERROR(INDEX([.$A$1:.$A$294];MATCH(0;COUNTIF([.$B$1:.B247];[.$A$1:.$A$294]);0));&quot;&quot;)">
            <text:p/>
          </table:table-cell>
          <table:table-cell table:formula="of:=SUMIFS(['file:///Users/auxano/Documents/Git/TusslyM/Log/GetUniqueValues.xls'#$'Sprint 5 Log'.$E$1:.$E$1048576];['file:///Users/auxano/Documents/Git/TusslyM/Log/GetUniqueValues.xls'#$'Sprint 5 Log'.$B$1:.$B$1048576];[.$B247])" office:value-type="float" office:value="0" calcext:value-type="float">
            <text:p>0</text:p>
          </table:table-cell>
          <table:table-cell table:number-columns-repeated="9"/>
        </table:table-row>
        <table:table-row table:style-name="ro3">
          <table:table-cell office:value-type="string" calcext:value-type="string">
            <text:p>TD-230 -- iOS - Step #6-2 -- Implement Team Chat, Restrict to Team Members</text:p>
          </table:table-cell>
          <table:table-cell table:formula="of:=IFERROR(INDEX([.$A$1:.$A$294];MATCH(0;COUNTIF([.$B$1:.B248];[.$A$1:.$A$294]);0));&quot;&quot;)">
            <text:p/>
          </table:table-cell>
          <table:table-cell table:formula="of:=SUMIFS(['file:///Users/auxano/Documents/Git/TusslyM/Log/GetUniqueValues.xls'#$'Sprint 5 Log'.$E$1:.$E$1048576];['file:///Users/auxano/Documents/Git/TusslyM/Log/GetUniqueValues.xls'#$'Sprint 5 Log'.$B$1:.$B$1048576];[.$B248])" office:value-type="float" office:value="0" calcext:value-type="float">
            <text:p>0</text:p>
          </table:table-cell>
          <table:table-cell table:number-columns-repeated="9"/>
        </table:table-row>
        <table:table-row table:style-name="ro3">
          <table:table-cell office:value-type="string" calcext:value-type="string">
            <text:p>TD-229 -- iOS - Step #6-1 -- Navigate to Group Chat on Chat Icon Tap</text:p>
          </table:table-cell>
          <table:table-cell table:formula="of:=IFERROR(INDEX([.$A$1:.$A$294];MATCH(0;COUNTIF([.$B$1:.B249];[.$A$1:.$A$294]);0));&quot;&quot;)">
            <text:p/>
          </table:table-cell>
          <table:table-cell table:formula="of:=SUMIFS(['file:///Users/auxano/Documents/Git/TusslyM/Log/GetUniqueValues.xls'#$'Sprint 5 Log'.$E$1:.$E$1048576];['file:///Users/auxano/Documents/Git/TusslyM/Log/GetUniqueValues.xls'#$'Sprint 5 Log'.$B$1:.$B$1048576];[.$B249])" office:value-type="float" office:value="0" calcext:value-type="float">
            <text:p>0</text:p>
          </table:table-cell>
          <table:table-cell table:number-columns-repeated="9"/>
        </table:table-row>
        <table:table-row table:style-name="ro3">
          <table:table-cell office:value-type="string" calcext:value-type="string">
            <text:p>TD-178 -- BE - Step #6 -- Create Group or One-to-One Chat Between Players</text:p>
          </table:table-cell>
          <table:table-cell table:formula="of:=IFERROR(INDEX([.$A$1:.$A$294];MATCH(0;COUNTIF([.$B$1:.B250];[.$A$1:.$A$294]);0));&quot;&quot;)">
            <text:p/>
          </table:table-cell>
          <table:table-cell table:formula="of:=SUMIFS(['file:///Users/auxano/Documents/Git/TusslyM/Log/GetUniqueValues.xls'#$'Sprint 5 Log'.$E$1:.$E$1048576];['file:///Users/auxano/Documents/Git/TusslyM/Log/GetUniqueValues.xls'#$'Sprint 5 Log'.$B$1:.$B$1048576];[.$B250])"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51];[.$A$1:.$A$294]);0));&quot;&quot;)">
            <text:p/>
          </table:table-cell>
          <table:table-cell table:formula="of:=SUMIFS(['file:///Users/auxano/Documents/Git/TusslyM/Log/GetUniqueValues.xls'#$'Sprint 5 Log'.$E$1:.$E$1048576];['file:///Users/auxano/Documents/Git/TusslyM/Log/GetUniqueValues.xls'#$'Sprint 5 Log'.$B$1:.$B$1048576];[.$B251])" office:value-type="float" office:value="0" calcext:value-type="float">
            <text:p>0</text:p>
          </table:table-cell>
          <table:table-cell table:number-columns-repeated="9"/>
        </table:table-row>
        <table:table-row table:style-name="ro3">
          <table:table-cell office:value-type="string" calcext:value-type="string">
            <text:p>TD-206 -- Web - Step #4-4 -- Handle CometChat Logout Failure</text:p>
          </table:table-cell>
          <table:table-cell table:formula="of:=IFERROR(INDEX([.$A$1:.$A$294];MATCH(0;COUNTIF([.$B$1:.B252];[.$A$1:.$A$294]);0));&quot;&quot;)">
            <text:p/>
          </table:table-cell>
          <table:table-cell table:formula="of:=SUMIFS(['file:///Users/auxano/Documents/Git/TusslyM/Log/GetUniqueValues.xls'#$'Sprint 5 Log'.$E$1:.$E$1048576];['file:///Users/auxano/Documents/Git/TusslyM/Log/GetUniqueValues.xls'#$'Sprint 5 Log'.$B$1:.$B$1048576];[.$B252])" office:value-type="float" office:value="0" calcext:value-type="float">
            <text:p>0</text:p>
          </table:table-cell>
          <table:table-cell table:number-columns-repeated="9"/>
        </table:table-row>
        <table:table-row table:style-name="ro3">
          <table:table-cell office:value-type="string" calcext:value-type="string">
            <text:p>TD-205 -- Web - Step #4-3 -- Handle CometChat Login Failure</text:p>
          </table:table-cell>
          <table:table-cell table:formula="of:=IFERROR(INDEX([.$A$1:.$A$294];MATCH(0;COUNTIF([.$B$1:.B253];[.$A$1:.$A$294]);0));&quot;&quot;)">
            <text:p/>
          </table:table-cell>
          <table:table-cell table:formula="of:=SUMIFS(['file:///Users/auxano/Documents/Git/TusslyM/Log/GetUniqueValues.xls'#$'Sprint 5 Log'.$E$1:.$E$1048576];['file:///Users/auxano/Documents/Git/TusslyM/Log/GetUniqueValues.xls'#$'Sprint 5 Log'.$B$1:.$B$1048576];[.$B253])" office:value-type="float" office:value="0" calcext:value-type="float">
            <text:p>0</text:p>
          </table:table-cell>
          <table:table-cell table:number-columns-repeated="9"/>
        </table:table-row>
        <table:table-row table:style-name="ro3">
          <table:table-cell office:value-type="string" calcext:value-type="string">
            <text:p>TD-177 -- BE - Step #5 -- Register User in CometChat Upon Signup</text:p>
          </table:table-cell>
          <table:table-cell table:formula="of:=IFERROR(INDEX([.$A$1:.$A$294];MATCH(0;COUNTIF([.$B$1:.B254];[.$A$1:.$A$294]);0));&quot;&quot;)">
            <text:p/>
          </table:table-cell>
          <table:table-cell table:formula="of:=SUMIFS(['file:///Users/auxano/Documents/Git/TusslyM/Log/GetUniqueValues.xls'#$'Sprint 5 Log'.$E$1:.$E$1048576];['file:///Users/auxano/Documents/Git/TusslyM/Log/GetUniqueValues.xls'#$'Sprint 5 Log'.$B$1:.$B$1048576];[.$B254])" office:value-type="float" office:value="0" calcext:value-type="float">
            <text:p>0</text:p>
          </table:table-cell>
          <table:table-cell table:number-columns-repeated="9"/>
        </table:table-row>
        <table:table-row table:style-name="ro2">
          <table:table-cell office:value-type="string" calcext:value-type="string">
            <text:p>TD-268 -- BE - Step #4A -- Sync All the old teams</text:p>
          </table:table-cell>
          <table:table-cell table:formula="of:=IFERROR(INDEX([.$A$1:.$A$294];MATCH(0;COUNTIF([.$B$1:.B255];[.$A$1:.$A$294]);0));&quot;&quot;)">
            <text:p/>
          </table:table-cell>
          <table:table-cell table:formula="of:=SUMIFS(['file:///Users/auxano/Documents/Git/TusslyM/Log/GetUniqueValues.xls'#$'Sprint 5 Log'.$E$1:.$E$1048576];['file:///Users/auxano/Documents/Git/TusslyM/Log/GetUniqueValues.xls'#$'Sprint 5 Log'.$B$1:.$B$1048576];[.$B255])" office:value-type="float" office:value="0" calcext:value-type="float">
            <text:p>0</text:p>
          </table:table-cell>
          <table:table-cell table:number-columns-repeated="9"/>
        </table:table-row>
        <table:table-row table:style-name="ro3">
          <table:table-cell office:value-type="string" calcext:value-type="string">
            <text:p>TD-251 -- AND - Step #6-1 -- Navigate to Group Chat on Chat Icon Tap</text:p>
          </table:table-cell>
          <table:table-cell table:formula="of:=IFERROR(INDEX([.$A$1:.$A$294];MATCH(0;COUNTIF([.$B$1:.B256];[.$A$1:.$A$294]);0));&quot;&quot;)">
            <text:p/>
          </table:table-cell>
          <table:table-cell table:formula="of:=SUMIFS(['file:///Users/auxano/Documents/Git/TusslyM/Log/GetUniqueValues.xls'#$'Sprint 5 Log'.$E$1:.$E$1048576];['file:///Users/auxano/Documents/Git/TusslyM/Log/GetUniqueValues.xls'#$'Sprint 5 Log'.$B$1:.$B$1048576];[.$B256])" office:value-type="float" office:value="0" calcext:value-type="float">
            <text:p>0</text:p>
          </table:table-cell>
          <table:table-cell table:number-columns-repeated="9"/>
        </table:table-row>
        <table:table-row table:style-name="ro3">
          <table:table-cell office:value-type="string" calcext:value-type="string">
            <text:p>TD-251 -- AND - Step #6-1 -- Navigate to Group Chat on Chat Icon Tap</text:p>
          </table:table-cell>
          <table:table-cell table:formula="of:=IFERROR(INDEX([.$A$1:.$A$294];MATCH(0;COUNTIF([.$B$1:.B257];[.$A$1:.$A$294]);0));&quot;&quot;)">
            <text:p/>
          </table:table-cell>
          <table:table-cell table:formula="of:=SUMIFS(['file:///Users/auxano/Documents/Git/TusslyM/Log/GetUniqueValues.xls'#$'Sprint 5 Log'.$E$1:.$E$1048576];['file:///Users/auxano/Documents/Git/TusslyM/Log/GetUniqueValues.xls'#$'Sprint 5 Log'.$B$1:.$B$1048576];[.$B257])" office:value-type="float" office:value="0" calcext:value-type="float">
            <text:p>0</text:p>
          </table:table-cell>
          <table:table-cell table:number-columns-repeated="9"/>
        </table:table-row>
        <table:table-row table:style-name="ro3">
          <table:table-cell office:value-type="string" calcext:value-type="string">
            <text:p>TD-250 -- AND - Step #5-4 -- Implement Typing Indicators</text:p>
          </table:table-cell>
          <table:table-cell table:formula="of:=IFERROR(INDEX([.$A$1:.$A$294];MATCH(0;COUNTIF([.$B$1:.B258];[.$A$1:.$A$294]);0));&quot;&quot;)">
            <text:p/>
          </table:table-cell>
          <table:table-cell table:formula="of:=SUMIFS(['file:///Users/auxano/Documents/Git/TusslyM/Log/GetUniqueValues.xls'#$'Sprint 5 Log'.$E$1:.$E$1048576];['file:///Users/auxano/Documents/Git/TusslyM/Log/GetUniqueValues.xls'#$'Sprint 5 Log'.$B$1:.$B$1048576];[.$B258])" office:value-type="float" office:value="0" calcext:value-type="float">
            <text:p>0</text:p>
          </table:table-cell>
          <table:table-cell table:number-columns-repeated="9"/>
        </table:table-row>
        <table:table-row table:style-name="ro3">
          <table:table-cell office:value-type="string" calcext:value-type="string">
            <text:p>TD-249 -- AND - Step #5-3 -- Implement Read Receipt Feature</text:p>
          </table:table-cell>
          <table:table-cell table:formula="of:=IFERROR(INDEX([.$A$1:.$A$294];MATCH(0;COUNTIF([.$B$1:.B259];[.$A$1:.$A$294]);0));&quot;&quot;)">
            <text:p/>
          </table:table-cell>
          <table:table-cell table:formula="of:=SUMIFS(['file:///Users/auxano/Documents/Git/TusslyM/Log/GetUniqueValues.xls'#$'Sprint 5 Log'.$E$1:.$E$1048576];['file:///Users/auxano/Documents/Git/TusslyM/Log/GetUniqueValues.xls'#$'Sprint 5 Log'.$B$1:.$B$1048576];[.$B259])" office:value-type="float" office:value="0" calcext:value-type="float">
            <text:p>0</text:p>
          </table:table-cell>
          <table:table-cell table:number-columns-repeated="9"/>
        </table:table-row>
        <table:table-row table:style-name="ro3">
          <table:table-cell office:value-type="string" calcext:value-type="string">
            <text:p>TD-229 -- iOS - Step #6-1 -- Navigate to Group Chat on Chat Icon Tap</text:p>
          </table:table-cell>
          <table:table-cell table:formula="of:=IFERROR(INDEX([.$A$1:.$A$294];MATCH(0;COUNTIF([.$B$1:.B260];[.$A$1:.$A$294]);0));&quot;&quot;)">
            <text:p/>
          </table:table-cell>
          <table:table-cell table:formula="of:=SUMIFS(['file:///Users/auxano/Documents/Git/TusslyM/Log/GetUniqueValues.xls'#$'Sprint 5 Log'.$E$1:.$E$1048576];['file:///Users/auxano/Documents/Git/TusslyM/Log/GetUniqueValues.xls'#$'Sprint 5 Log'.$B$1:.$B$1048576];[.$B260])" office:value-type="float" office:value="0" calcext:value-type="float">
            <text:p>0</text:p>
          </table:table-cell>
          <table:table-cell table:number-columns-repeated="9"/>
        </table:table-row>
        <table:table-row table:style-name="ro3">
          <table:table-cell office:value-type="string" calcext:value-type="string">
            <text:p>TD-228 -- iOS - Step #5-4 -- Implement Typing Indicators</text:p>
          </table:table-cell>
          <table:table-cell table:formula="of:=IFERROR(INDEX([.$A$1:.$A$294];MATCH(0;COUNTIF([.$B$1:.B261];[.$A$1:.$A$294]);0));&quot;&quot;)">
            <text:p/>
          </table:table-cell>
          <table:table-cell table:formula="of:=SUMIFS(['file:///Users/auxano/Documents/Git/TusslyM/Log/GetUniqueValues.xls'#$'Sprint 5 Log'.$E$1:.$E$1048576];['file:///Users/auxano/Documents/Git/TusslyM/Log/GetUniqueValues.xls'#$'Sprint 5 Log'.$B$1:.$B$1048576];[.$B261])" office:value-type="float" office:value="0" calcext:value-type="float">
            <text:p>0</text:p>
          </table:table-cell>
          <table:table-cell table:number-columns-repeated="9"/>
        </table:table-row>
        <table:table-row table:style-name="ro3">
          <table:table-cell office:value-type="string" calcext:value-type="string">
            <text:p>TD-227 -- iOS - Step #5-3 -- Implement Read Receipt Feature</text:p>
          </table:table-cell>
          <table:table-cell table:formula="of:=IFERROR(INDEX([.$A$1:.$A$294];MATCH(0;COUNTIF([.$B$1:.B262];[.$A$1:.$A$294]);0));&quot;&quot;)">
            <text:p/>
          </table:table-cell>
          <table:table-cell table:formula="of:=SUMIFS(['file:///Users/auxano/Documents/Git/TusslyM/Log/GetUniqueValues.xls'#$'Sprint 5 Log'.$E$1:.$E$1048576];['file:///Users/auxano/Documents/Git/TusslyM/Log/GetUniqueValues.xls'#$'Sprint 5 Log'.$B$1:.$B$1048576];[.$B262])" office:value-type="float" office:value="0" calcext:value-type="float">
            <text:p>0</text:p>
          </table:table-cell>
          <table:table-cell table:number-columns-repeated="9"/>
        </table:table-row>
        <table:table-row table:style-name="ro3">
          <table:table-cell office:value-type="string" calcext:value-type="string">
            <text:p>TD-226 -- iOS - Step #5-2 -- Allow Users to View Past Conversations</text:p>
          </table:table-cell>
          <table:table-cell table:formula="of:=IFERROR(INDEX([.$A$1:.$A$294];MATCH(0;COUNTIF([.$B$1:.B263];[.$A$1:.$A$294]);0));&quot;&quot;)">
            <text:p/>
          </table:table-cell>
          <table:table-cell table:formula="of:=SUMIFS(['file:///Users/auxano/Documents/Git/TusslyM/Log/GetUniqueValues.xls'#$'Sprint 5 Log'.$E$1:.$E$1048576];['file:///Users/auxano/Documents/Git/TusslyM/Log/GetUniqueValues.xls'#$'Sprint 5 Log'.$B$1:.$B$1048576];[.$B263])" office:value-type="float" office:value="0" calcext:value-type="float">
            <text:p>0</text:p>
          </table:table-cell>
          <table:table-cell table:number-columns-repeated="9"/>
        </table:table-row>
        <table:table-row table:style-name="ro3">
          <table:table-cell office:value-type="string" calcext:value-type="string">
            <text:p>TD-186 -- Web - Step #4-2 -- Logout from CometChat</text:p>
          </table:table-cell>
          <table:table-cell table:formula="of:=IFERROR(INDEX([.$A$1:.$A$294];MATCH(0;COUNTIF([.$B$1:.B264];[.$A$1:.$A$294]);0));&quot;&quot;)">
            <text:p/>
          </table:table-cell>
          <table:table-cell table:formula="of:=SUMIFS(['file:///Users/auxano/Documents/Git/TusslyM/Log/GetUniqueValues.xls'#$'Sprint 5 Log'.$E$1:.$E$1048576];['file:///Users/auxano/Documents/Git/TusslyM/Log/GetUniqueValues.xls'#$'Sprint 5 Log'.$B$1:.$B$1048576];[.$B264])" office:value-type="float" office:value="0" calcext:value-type="float">
            <text:p>0</text:p>
          </table:table-cell>
          <table:table-cell table:number-columns-repeated="9"/>
        </table:table-row>
        <table:table-row table:style-name="ro2">
          <table:table-cell office:value-type="string" calcext:value-type="string">
            <text:p>TD-185 -- Web - Step #4-1 -- Login to CometChat</text:p>
          </table:table-cell>
          <table:table-cell table:formula="of:=IFERROR(INDEX([.$A$1:.$A$294];MATCH(0;COUNTIF([.$B$1:.B265];[.$A$1:.$A$294]);0));&quot;&quot;)">
            <text:p/>
          </table:table-cell>
          <table:table-cell table:formula="of:=SUMIFS(['file:///Users/auxano/Documents/Git/TusslyM/Log/GetUniqueValues.xls'#$'Sprint 5 Log'.$E$1:.$E$1048576];['file:///Users/auxano/Documents/Git/TusslyM/Log/GetUniqueValues.xls'#$'Sprint 5 Log'.$B$1:.$B$1048576];[.$B265])" office:value-type="float" office:value="0" calcext:value-type="float">
            <text:p>0</text:p>
          </table:table-cell>
          <table:table-cell table:number-columns-repeated="9"/>
        </table:table-row>
        <table:table-row table:style-name="ro3">
          <table:table-cell office:value-type="string" calcext:value-type="string">
            <text:p>TD-184 -- Web - Step #3-2 -- Initialize CometChat SDK</text:p>
          </table:table-cell>
          <table:table-cell table:formula="of:=IFERROR(INDEX([.$A$1:.$A$294];MATCH(0;COUNTIF([.$B$1:.B266];[.$A$1:.$A$294]);0));&quot;&quot;)">
            <text:p/>
          </table:table-cell>
          <table:table-cell table:formula="of:=SUMIFS(['file:///Users/auxano/Documents/Git/TusslyM/Log/GetUniqueValues.xls'#$'Sprint 5 Log'.$E$1:.$E$1048576];['file:///Users/auxano/Documents/Git/TusslyM/Log/GetUniqueValues.xls'#$'Sprint 5 Log'.$B$1:.$B$1048576];[.$B266])" office:value-type="float" office:value="0" calcext:value-type="float">
            <text:p>0</text:p>
          </table:table-cell>
          <table:table-cell table:number-columns-repeated="9"/>
        </table:table-row>
        <table:table-row table:style-name="ro3">
          <table:table-cell office:value-type="string" calcext:value-type="string">
            <text:p>TD-183 -- Web - Step #3-1 -- Integrate CometChat SDK</text:p>
          </table:table-cell>
          <table:table-cell table:formula="of:=IFERROR(INDEX([.$A$1:.$A$294];MATCH(0;COUNTIF([.$B$1:.B267];[.$A$1:.$A$294]);0));&quot;&quot;)">
            <text:p/>
          </table:table-cell>
          <table:table-cell table:formula="of:=SUMIFS(['file:///Users/auxano/Documents/Git/TusslyM/Log/GetUniqueValues.xls'#$'Sprint 5 Log'.$E$1:.$E$1048576];['file:///Users/auxano/Documents/Git/TusslyM/Log/GetUniqueValues.xls'#$'Sprint 5 Log'.$B$1:.$B$1048576];[.$B267])" office:value-type="float" office:value="0" calcext:value-type="float">
            <text:p>0</text:p>
          </table:table-cell>
          <table:table-cell table:number-columns-repeated="9"/>
        </table:table-row>
        <table:table-row table:style-name="ro2">
          <table:table-cell office:value-type="string" calcext:value-type="string">
            <text:p>TD-268 -- BE - Step #4A -- Sync All the old teams</text:p>
          </table:table-cell>
          <table:table-cell table:formula="of:=IFERROR(INDEX([.$A$1:.$A$294];MATCH(0;COUNTIF([.$B$1:.B268];[.$A$1:.$A$294]);0));&quot;&quot;)">
            <text:p/>
          </table:table-cell>
          <table:table-cell table:formula="of:=SUMIFS(['file:///Users/auxano/Documents/Git/TusslyM/Log/GetUniqueValues.xls'#$'Sprint 5 Log'.$E$1:.$E$1048576];['file:///Users/auxano/Documents/Git/TusslyM/Log/GetUniqueValues.xls'#$'Sprint 5 Log'.$B$1:.$B$1048576];[.$B268])" office:value-type="float" office:value="0" calcext:value-type="float">
            <text:p>0</text:p>
          </table:table-cell>
          <table:table-cell table:number-columns-repeated="9"/>
        </table:table-row>
        <table:table-row table:style-name="ro2">
          <table:table-cell office:value-type="string" calcext:value-type="string">
            <text:p>TD-176 -- BE - Step #4 -- Sync All Old App Users</text:p>
          </table:table-cell>
          <table:table-cell table:formula="of:=IFERROR(INDEX([.$A$1:.$A$294];MATCH(0;COUNTIF([.$B$1:.B269];[.$A$1:.$A$294]);0));&quot;&quot;)">
            <text:p/>
          </table:table-cell>
          <table:table-cell table:formula="of:=SUMIFS(['file:///Users/auxano/Documents/Git/TusslyM/Log/GetUniqueValues.xls'#$'Sprint 5 Log'.$E$1:.$E$1048576];['file:///Users/auxano/Documents/Git/TusslyM/Log/GetUniqueValues.xls'#$'Sprint 5 Log'.$B$1:.$B$1048576];[.$B269])" office:value-type="float" office:value="0" calcext:value-type="float">
            <text:p>0</text:p>
          </table:table-cell>
          <table:table-cell table:number-columns-repeated="9"/>
        </table:table-row>
        <table:table-row table:style-name="ro3">
          <table:table-cell office:value-type="string" calcext:value-type="string">
            <text:p>TD-248 -- AND - Step #5-2 -- Allow Users to View Past Conversations</text:p>
          </table:table-cell>
          <table:table-cell table:formula="of:=IFERROR(INDEX([.$A$1:.$A$294];MATCH(0;COUNTIF([.$B$1:.B270];[.$A$1:.$A$294]);0));&quot;&quot;)">
            <text:p/>
          </table:table-cell>
          <table:table-cell table:formula="of:=SUMIFS(['file:///Users/auxano/Documents/Git/TusslyM/Log/GetUniqueValues.xls'#$'Sprint 5 Log'.$E$1:.$E$1048576];['file:///Users/auxano/Documents/Git/TusslyM/Log/GetUniqueValues.xls'#$'Sprint 5 Log'.$B$1:.$B$1048576];[.$B270])" office:value-type="float" office:value="0" calcext:value-type="float">
            <text:p>0</text:p>
          </table:table-cell>
          <table:table-cell table:number-columns-repeated="9"/>
        </table:table-row>
        <table:table-row table:style-name="ro3">
          <table:table-cell office:value-type="string" calcext:value-type="string">
            <text:p>TD-247 -- AND - Step #5-1 -- Navigate to Chat Message Screen on Chat Icon Tap</text:p>
          </table:table-cell>
          <table:table-cell table:formula="of:=IFERROR(INDEX([.$A$1:.$A$294];MATCH(0;COUNTIF([.$B$1:.B271];[.$A$1:.$A$294]);0));&quot;&quot;)">
            <text:p/>
          </table:table-cell>
          <table:table-cell table:formula="of:=SUMIFS(['file:///Users/auxano/Documents/Git/TusslyM/Log/GetUniqueValues.xls'#$'Sprint 5 Log'.$E$1:.$E$1048576];['file:///Users/auxano/Documents/Git/TusslyM/Log/GetUniqueValues.xls'#$'Sprint 5 Log'.$B$1:.$B$1048576];[.$B271])" office:value-type="float" office:value="0" calcext:value-type="float">
            <text:p>0</text:p>
          </table:table-cell>
          <table:table-cell table:number-columns-repeated="9"/>
        </table:table-row>
        <table:table-row table:style-name="ro3">
          <table:table-cell office:value-type="string" calcext:value-type="string">
            <text:p>TD-246 -- AND - Step #4-4 -- Handle CometChat Logout Failure</text:p>
          </table:table-cell>
          <table:table-cell table:formula="of:=IFERROR(INDEX([.$A$1:.$A$294];MATCH(0;COUNTIF([.$B$1:.B272];[.$A$1:.$A$294]);0));&quot;&quot;)">
            <text:p/>
          </table:table-cell>
          <table:table-cell table:formula="of:=SUMIFS(['file:///Users/auxano/Documents/Git/TusslyM/Log/GetUniqueValues.xls'#$'Sprint 5 Log'.$E$1:.$E$1048576];['file:///Users/auxano/Documents/Git/TusslyM/Log/GetUniqueValues.xls'#$'Sprint 5 Log'.$B$1:.$B$1048576];[.$B272])" office:value-type="float" office:value="0" calcext:value-type="float">
            <text:p>0</text:p>
          </table:table-cell>
          <table:table-cell table:number-columns-repeated="9"/>
        </table:table-row>
        <table:table-row table:style-name="ro3">
          <table:table-cell office:value-type="string" calcext:value-type="string">
            <text:p>TD-243 -- AND - Step #4-1 -- Log in to CometChat after User Authentication in the Android App</text:p>
          </table:table-cell>
          <table:table-cell table:formula="of:=IFERROR(INDEX([.$A$1:.$A$294];MATCH(0;COUNTIF([.$B$1:.B273];[.$A$1:.$A$294]);0));&quot;&quot;)">
            <text:p/>
          </table:table-cell>
          <table:table-cell table:formula="of:=SUMIFS(['file:///Users/auxano/Documents/Git/TusslyM/Log/GetUniqueValues.xls'#$'Sprint 5 Log'.$E$1:.$E$1048576];['file:///Users/auxano/Documents/Git/TusslyM/Log/GetUniqueValues.xls'#$'Sprint 5 Log'.$B$1:.$B$1048576];[.$B273])" office:value-type="float" office:value="0" calcext:value-type="float">
            <text:p>0</text:p>
          </table:table-cell>
          <table:table-cell table:number-columns-repeated="9"/>
        </table:table-row>
        <table:table-row table:style-name="ro3">
          <table:table-cell office:value-type="string" calcext:value-type="string">
            <text:p>TD-226 -- iOS - Step #5-2 -- Allow Users to View Past Conversations</text:p>
          </table:table-cell>
          <table:table-cell table:formula="of:=IFERROR(INDEX([.$A$1:.$A$294];MATCH(0;COUNTIF([.$B$1:.B274];[.$A$1:.$A$294]);0));&quot;&quot;)">
            <text:p/>
          </table:table-cell>
          <table:table-cell table:formula="of:=SUMIFS(['file:///Users/auxano/Documents/Git/TusslyM/Log/GetUniqueValues.xls'#$'Sprint 5 Log'.$E$1:.$E$1048576];['file:///Users/auxano/Documents/Git/TusslyM/Log/GetUniqueValues.xls'#$'Sprint 5 Log'.$B$1:.$B$1048576];[.$B274])"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275];[.$A$1:.$A$294]);0));&quot;&quot;)">
            <text:p/>
          </table:table-cell>
          <table:table-cell table:formula="of:=SUMIFS(['file:///Users/auxano/Documents/Git/TusslyM/Log/GetUniqueValues.xls'#$'Sprint 5 Log'.$E$1:.$E$1048576];['file:///Users/auxano/Documents/Git/TusslyM/Log/GetUniqueValues.xls'#$'Sprint 5 Log'.$B$1:.$B$1048576];[.$B275])" office:value-type="float" office:value="0" calcext:value-type="float">
            <text:p>0</text:p>
          </table:table-cell>
          <table:table-cell table:number-columns-repeated="9"/>
        </table:table-row>
        <table:table-row table:style-name="ro3">
          <table:table-cell office:value-type="string" calcext:value-type="string">
            <text:p>TD-225 -- iOS - Step #5-1 -- Navigate to Chat Screen on Chat Icon Tap</text:p>
          </table:table-cell>
          <table:table-cell table:formula="of:=IFERROR(INDEX([.$A$1:.$A$294];MATCH(0;COUNTIF([.$B$1:.B276];[.$A$1:.$A$294]);0));&quot;&quot;)">
            <text:p/>
          </table:table-cell>
          <table:table-cell table:formula="of:=SUMIFS(['file:///Users/auxano/Documents/Git/TusslyM/Log/GetUniqueValues.xls'#$'Sprint 5 Log'.$E$1:.$E$1048576];['file:///Users/auxano/Documents/Git/TusslyM/Log/GetUniqueValues.xls'#$'Sprint 5 Log'.$B$1:.$B$1048576];[.$B276])" office:value-type="float" office:value="0" calcext:value-type="float">
            <text:p>0</text:p>
          </table:table-cell>
          <table:table-cell table:number-columns-repeated="9"/>
        </table:table-row>
        <table:table-row table:style-name="ro3">
          <table:table-cell office:value-type="string" calcext:value-type="string">
            <text:p>TD-224 -- iOS - Step #4-4 -- Handle CometChat Logout Failure</text:p>
          </table:table-cell>
          <table:table-cell table:formula="of:=IFERROR(INDEX([.$A$1:.$A$294];MATCH(0;COUNTIF([.$B$1:.B277];[.$A$1:.$A$294]);0));&quot;&quot;)">
            <text:p/>
          </table:table-cell>
          <table:table-cell table:formula="of:=SUMIFS(['file:///Users/auxano/Documents/Git/TusslyM/Log/GetUniqueValues.xls'#$'Sprint 5 Log'.$E$1:.$E$1048576];['file:///Users/auxano/Documents/Git/TusslyM/Log/GetUniqueValues.xls'#$'Sprint 5 Log'.$B$1:.$B$1048576];[.$B277])" office:value-type="float" office:value="0" calcext:value-type="float">
            <text:p>0</text:p>
          </table:table-cell>
          <table:table-cell table:number-columns-repeated="9"/>
        </table:table-row>
        <table:table-row table:style-name="ro2">
          <table:table-cell office:value-type="string" calcext:value-type="string">
            <text:p>TD-176 -- BE - Step #4 -- Sync All Old App Users</text:p>
          </table:table-cell>
          <table:table-cell table:formula="of:=IFERROR(INDEX([.$A$1:.$A$294];MATCH(0;COUNTIF([.$B$1:.B278];[.$A$1:.$A$294]);0));&quot;&quot;)">
            <text:p/>
          </table:table-cell>
          <table:table-cell table:formula="of:=SUMIFS(['file:///Users/auxano/Documents/Git/TusslyM/Log/GetUniqueValues.xls'#$'Sprint 5 Log'.$E$1:.$E$1048576];['file:///Users/auxano/Documents/Git/TusslyM/Log/GetUniqueValues.xls'#$'Sprint 5 Log'.$B$1:.$B$1048576];[.$B278])" office:value-type="float" office:value="0" calcext:value-type="float">
            <text:p>0</text:p>
          </table:table-cell>
          <table:table-cell table:number-columns-repeated="9"/>
        </table:table-row>
        <table:table-row table:style-name="ro3">
          <table:table-cell office:value-type="string" calcext:value-type="string">
            <text:p>TD-175 -- BE - Step #3 -- Integrate CometChat SDK</text:p>
          </table:table-cell>
          <table:table-cell table:formula="of:=IFERROR(INDEX([.$A$1:.$A$294];MATCH(0;COUNTIF([.$B$1:.B279];[.$A$1:.$A$294]);0));&quot;&quot;)">
            <text:p/>
          </table:table-cell>
          <table:table-cell table:formula="of:=SUMIFS(['file:///Users/auxano/Documents/Git/TusslyM/Log/GetUniqueValues.xls'#$'Sprint 5 Log'.$E$1:.$E$1048576];['file:///Users/auxano/Documents/Git/TusslyM/Log/GetUniqueValues.xls'#$'Sprint 5 Log'.$B$1:.$B$1048576];[.$B279])" office:value-type="float" office:value="0" calcext:value-type="float">
            <text:p>0</text:p>
          </table:table-cell>
          <table:table-cell table:number-columns-repeated="9"/>
        </table:table-row>
        <table:table-row table:style-name="ro3">
          <table:table-cell office:value-type="string" calcext:value-type="string">
            <text:p>TD-245 -- AND - Step #4-3 -- Handle CometChat Login Failure</text:p>
          </table:table-cell>
          <table:table-cell table:formula="of:=IFERROR(INDEX([.$A$1:.$A$294];MATCH(0;COUNTIF([.$B$1:.B280];[.$A$1:.$A$294]);0));&quot;&quot;)">
            <text:p/>
          </table:table-cell>
          <table:table-cell table:formula="of:=SUMIFS(['file:///Users/auxano/Documents/Git/TusslyM/Log/GetUniqueValues.xls'#$'Sprint 5 Log'.$E$1:.$E$1048576];['file:///Users/auxano/Documents/Git/TusslyM/Log/GetUniqueValues.xls'#$'Sprint 5 Log'.$B$1:.$B$1048576];[.$B280])" office:value-type="float" office:value="0" calcext:value-type="float">
            <text:p>0</text:p>
          </table:table-cell>
          <table:table-cell table:number-columns-repeated="9"/>
        </table:table-row>
        <table:table-row table:style-name="ro3">
          <table:table-cell office:value-type="string" calcext:value-type="string">
            <text:p>TD-244 -- AND - Step #4-2 -- Log Out User from CometChat When Logging Out of the App</text:p>
          </table:table-cell>
          <table:table-cell table:formula="of:=IFERROR(INDEX([.$A$1:.$A$294];MATCH(0;COUNTIF([.$B$1:.B281];[.$A$1:.$A$294]);0));&quot;&quot;)">
            <text:p/>
          </table:table-cell>
          <table:table-cell table:formula="of:=SUMIFS(['file:///Users/auxano/Documents/Git/TusslyM/Log/GetUniqueValues.xls'#$'Sprint 5 Log'.$E$1:.$E$1048576];['file:///Users/auxano/Documents/Git/TusslyM/Log/GetUniqueValues.xls'#$'Sprint 5 Log'.$B$1:.$B$1048576];[.$B281])" office:value-type="float" office:value="0" calcext:value-type="float">
            <text:p>0</text:p>
          </table:table-cell>
          <table:table-cell table:number-columns-repeated="9"/>
        </table:table-row>
        <table:table-row table:style-name="ro3">
          <table:table-cell office:value-type="string" calcext:value-type="string">
            <text:p>TD-242 -- AND - Step #3-2 -- Initialize CometChat SDK</text:p>
          </table:table-cell>
          <table:table-cell table:formula="of:=IFERROR(INDEX([.$A$1:.$A$294];MATCH(0;COUNTIF([.$B$1:.B282];[.$A$1:.$A$294]);0));&quot;&quot;)">
            <text:p/>
          </table:table-cell>
          <table:table-cell table:formula="of:=SUMIFS(['file:///Users/auxano/Documents/Git/TusslyM/Log/GetUniqueValues.xls'#$'Sprint 5 Log'.$E$1:.$E$1048576];['file:///Users/auxano/Documents/Git/TusslyM/Log/GetUniqueValues.xls'#$'Sprint 5 Log'.$B$1:.$B$1048576];[.$B282])" office:value-type="float" office:value="0" calcext:value-type="float">
            <text:p>0</text:p>
          </table:table-cell>
          <table:table-cell table:number-columns-repeated="9"/>
        </table:table-row>
        <table:table-row table:style-name="ro3">
          <table:table-cell office:value-type="string" calcext:value-type="string">
            <text:p>TD-223 -- iOS - Step #4-3 -- Handle CometChat Login Failure</text:p>
          </table:table-cell>
          <table:table-cell table:formula="of:=IFERROR(INDEX([.$A$1:.$A$294];MATCH(0;COUNTIF([.$B$1:.B283];[.$A$1:.$A$294]);0));&quot;&quot;)">
            <text:p/>
          </table:table-cell>
          <table:table-cell table:formula="of:=SUMIFS(['file:///Users/auxano/Documents/Git/TusslyM/Log/GetUniqueValues.xls'#$'Sprint 5 Log'.$E$1:.$E$1048576];['file:///Users/auxano/Documents/Git/TusslyM/Log/GetUniqueValues.xls'#$'Sprint 5 Log'.$B$1:.$B$1048576];[.$B283])" office:value-type="float" office:value="0" calcext:value-type="float">
            <text:p>0</text:p>
          </table:table-cell>
          <table:table-cell table:number-columns-repeated="9"/>
        </table:table-row>
        <table:table-row table:style-name="ro7">
          <table:table-cell office:value-type="string" calcext:value-type="string">
            <text:p>TD-222 -- iOS - Step #4-2 -- Log Out from CometChat When User Logs Out from the iOS App</text:p>
          </table:table-cell>
          <table:table-cell table:formula="of:=IFERROR(INDEX([.$A$1:.$A$294];MATCH(0;COUNTIF([.$B$1:.B284];[.$A$1:.$A$294]);0));&quot;&quot;)">
            <text:p/>
          </table:table-cell>
          <table:table-cell table:formula="of:=SUMIFS(['file:///Users/auxano/Documents/Git/TusslyM/Log/GetUniqueValues.xls'#$'Sprint 5 Log'.$E$1:.$E$1048576];['file:///Users/auxano/Documents/Git/TusslyM/Log/GetUniqueValues.xls'#$'Sprint 5 Log'.$B$1:.$B$1048576];[.$B284])" office:value-type="float" office:value="0" calcext:value-type="float">
            <text:p>0</text:p>
          </table:table-cell>
          <table:table-cell table:number-columns-repeated="9"/>
        </table:table-row>
        <table:table-row table:style-name="ro7">
          <table:table-cell office:value-type="string" calcext:value-type="string">
            <text:p>TD-221 -- iOS - Step #4-1 -- Implement CometChat Login after User Authentication in iOS App</text:p>
          </table:table-cell>
          <table:table-cell table:formula="of:=IFERROR(INDEX([.$A$1:.$A$294];MATCH(0;COUNTIF([.$B$1:.B285];[.$A$1:.$A$294]);0));&quot;&quot;)">
            <text:p/>
          </table:table-cell>
          <table:table-cell table:formula="of:=SUMIFS(['file:///Users/auxano/Documents/Git/TusslyM/Log/GetUniqueValues.xls'#$'Sprint 5 Log'.$E$1:.$E$1048576];['file:///Users/auxano/Documents/Git/TusslyM/Log/GetUniqueValues.xls'#$'Sprint 5 Log'.$B$1:.$B$1048576];[.$B285])" office:value-type="float" office:value="0" calcext:value-type="float">
            <text:p>0</text:p>
          </table:table-cell>
          <table:table-cell table:number-columns-repeated="9"/>
        </table:table-row>
        <table:table-row table:style-name="ro3">
          <table:table-cell office:value-type="string" calcext:value-type="string">
            <text:p>TD-220 -- iOS - Step #3-2 -- Initialize CometChat SDK</text:p>
          </table:table-cell>
          <table:table-cell table:formula="of:=IFERROR(INDEX([.$A$1:.$A$294];MATCH(0;COUNTIF([.$B$1:.B286];[.$A$1:.$A$294]);0));&quot;&quot;)">
            <text:p/>
          </table:table-cell>
          <table:table-cell table:formula="of:=SUMIFS(['file:///Users/auxano/Documents/Git/TusslyM/Log/GetUniqueValues.xls'#$'Sprint 5 Log'.$E$1:.$E$1048576];['file:///Users/auxano/Documents/Git/TusslyM/Log/GetUniqueValues.xls'#$'Sprint 5 Log'.$B$1:.$B$1048576];[.$B286])" office:value-type="float" office:value="0" calcext:value-type="float">
            <text:p>0</text:p>
          </table:table-cell>
          <table:table-cell table:number-columns-repeated="9"/>
        </table:table-row>
        <table:table-row table:style-name="ro3">
          <table:table-cell office:value-type="string" calcext:value-type="string">
            <text:p>TD-174 -- BE - Step #2 – Create an App in CometChat (Backend Setup)</text:p>
          </table:table-cell>
          <table:table-cell table:formula="of:=IFERROR(INDEX([.$A$1:.$A$294];MATCH(0;COUNTIF([.$B$1:.B287];[.$A$1:.$A$294]);0));&quot;&quot;)">
            <text:p/>
          </table:table-cell>
          <table:table-cell table:formula="of:=SUMIFS(['file:///Users/auxano/Documents/Git/TusslyM/Log/GetUniqueValues.xls'#$'Sprint 5 Log'.$E$1:.$E$1048576];['file:///Users/auxano/Documents/Git/TusslyM/Log/GetUniqueValues.xls'#$'Sprint 5 Log'.$B$1:.$B$1048576];[.$B287])" office:value-type="float" office:value="0" calcext:value-type="float">
            <text:p>0</text:p>
          </table:table-cell>
          <table:table-cell table:number-columns-repeated="9"/>
        </table:table-row>
        <table:table-row table:style-name="ro3">
          <table:table-cell office:value-type="string" calcext:value-type="string">
            <text:p>TD-174 -- BE - Step #2 – Create an App in CometChat (Backend Setup)</text:p>
          </table:table-cell>
          <table:table-cell table:formula="of:=IFERROR(INDEX([.$A$1:.$A$294];MATCH(0;COUNTIF([.$B$1:.B288];[.$A$1:.$A$294]);0));&quot;&quot;)">
            <text:p/>
          </table:table-cell>
          <table:table-cell table:formula="of:=SUMIFS(['file:///Users/auxano/Documents/Git/TusslyM/Log/GetUniqueValues.xls'#$'Sprint 5 Log'.$E$1:.$E$1048576];['file:///Users/auxano/Documents/Git/TusslyM/Log/GetUniqueValues.xls'#$'Sprint 5 Log'.$B$1:.$B$1048576];[.$B288])" office:value-type="float" office:value="0" calcext:value-type="float">
            <text:p>0</text:p>
          </table:table-cell>
          <table:table-cell table:number-columns-repeated="9"/>
        </table:table-row>
        <table:table-row table:style-name="ro3">
          <table:table-cell office:value-type="string" calcext:value-type="string">
            <text:p>TD-219 -- iOS - Step #3-1 -- Integrate CometChat SDK</text:p>
          </table:table-cell>
          <table:table-cell table:formula="of:=IFERROR(INDEX([.$A$1:.$A$294];MATCH(0;COUNTIF([.$B$1:.B289];[.$A$1:.$A$294]);0));&quot;&quot;)">
            <text:p/>
          </table:table-cell>
          <table:table-cell table:formula="of:=SUMIFS(['file:///Users/auxano/Documents/Git/TusslyM/Log/GetUniqueValues.xls'#$'Sprint 5 Log'.$E$1:.$E$1048576];['file:///Users/auxano/Documents/Git/TusslyM/Log/GetUniqueValues.xls'#$'Sprint 5 Log'.$B$1:.$B$1048576];[.$B289])"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290];[.$A$1:.$A$294]);0));&quot;&quot;)">
            <text:p/>
          </table:table-cell>
          <table:table-cell table:formula="of:=SUMIFS(['file:///Users/auxano/Documents/Git/TusslyM/Log/GetUniqueValues.xls'#$'Sprint 5 Log'.$E$1:.$E$1048576];['file:///Users/auxano/Documents/Git/TusslyM/Log/GetUniqueValues.xls'#$'Sprint 5 Log'.$B$1:.$B$1048576];[.$B290])" office:value-type="float" office:value="0" calcext:value-type="float">
            <text:p>0</text:p>
          </table:table-cell>
          <table:table-cell table:number-columns-repeated="9"/>
        </table:table-row>
        <table:table-row table:style-name="ro2">
          <table:table-cell office:value-type="string" calcext:value-type="string">
            <text:p>Check and Update Sprint 5 Task Estimate</text:p>
          </table:table-cell>
          <table:table-cell table:formula="of:=IFERROR(INDEX([.$A$1:.$A$294];MATCH(0;COUNTIF([.$B$1:.B291];[.$A$1:.$A$294]);0));&quot;&quot;)">
            <text:p/>
          </table:table-cell>
          <table:table-cell table:formula="of:=SUMIFS(['file:///Users/auxano/Documents/Git/TusslyM/Log/GetUniqueValues.xls'#$'Sprint 5 Log'.$E$1:.$E$1048576];['file:///Users/auxano/Documents/Git/TusslyM/Log/GetUniqueValues.xls'#$'Sprint 5 Log'.$B$1:.$B$1048576];[.$B291])" office:value-type="float" office:value="0" calcext:value-type="float">
            <text:p>0</text:p>
          </table:table-cell>
          <table:table-cell table:number-columns-repeated="9"/>
        </table:table-row>
        <table:table-row table:style-name="ro2">
          <table:table-cell office:value-type="string" calcext:value-type="string">
            <text:p>Working on Action Item &amp; Update Task/Story</text:p>
          </table:table-cell>
          <table:table-cell table:formula="of:=IFERROR(INDEX([.$A$1:.$A$294];MATCH(0;COUNTIF([.$B$1:.B292];[.$A$1:.$A$294]);0));&quot;&quot;)">
            <text:p/>
          </table:table-cell>
          <table:table-cell table:formula="of:=SUMIFS(['file:///Users/auxano/Documents/Git/TusslyM/Log/GetUniqueValues.xls'#$'Sprint 5 Log'.$E$1:.$E$1048576];['file:///Users/auxano/Documents/Git/TusslyM/Log/GetUniqueValues.xls'#$'Sprint 5 Log'.$B$1:.$B$1048576];[.$B292])" office:value-type="float" office:value="0" calcext:value-type="float">
            <text:p>0</text:p>
          </table:table-cell>
          <table:table-cell table:number-columns-repeated="9"/>
        </table:table-row>
        <table:table-row table:style-name="ro2">
          <table:table-cell office:value-type="string" calcext:value-type="string">
            <text:p>Jira – Confluence Page and Task Create</text:p>
          </table:table-cell>
          <table:table-cell table:formula="of:=IFERROR(INDEX([.$A$1:.$A$294];MATCH(0;COUNTIF([.$B$1:.B293];[.$A$1:.$A$294]);0));&quot;&quot;)">
            <text:p/>
          </table:table-cell>
          <table:table-cell table:formula="of:=SUMIFS(['file:///Users/auxano/Documents/Git/TusslyM/Log/GetUniqueValues.xls'#$'Sprint 5 Log'.$E$1:.$E$1048576];['file:///Users/auxano/Documents/Git/TusslyM/Log/GetUniqueValues.xls'#$'Sprint 5 Log'.$B$1:.$B$1048576];[.$B293])" office:value-type="float" office:value="0" calcext:value-type="float">
            <text:p>0</text:p>
          </table:table-cell>
          <table:table-cell table:number-columns-repeated="9"/>
        </table:table-row>
        <table:table-row table:style-name="ro2">
          <table:table-cell office:value-type="string" calcext:value-type="string">
            <text:p>Jira – Confluence Page and Task Create</text:p>
          </table:table-cell>
          <table:table-cell table:formula="of:=IFERROR(INDEX([.$A$1:.$A$294];MATCH(0;COUNTIF([.$B$1:.B294];[.$A$1:.$A$294]);0));&quot;&quot;)">
            <text:p/>
          </table:table-cell>
          <table:table-cell table:formula="of:=SUMIFS(['file:///Users/auxano/Documents/Git/TusslyM/Log/GetUniqueValues.xls'#$'Sprint 5 Log'.$E$1:.$E$1048576];['file:///Users/auxano/Documents/Git/TusslyM/Log/GetUniqueValues.xls'#$'Sprint 5 Log'.$B$1:.$B$1048576];[.$B294])" office:value-type="float" office:value="0" calcext:value-type="float">
            <text:p>0</text:p>
          </table:table-cell>
          <table:table-cell table:number-columns-repeated="9"/>
        </table:table-row>
      </table:table>
      <table:table table:name="Overview" table:style-name="ta1">
        <table:table-column table:style-name="co6" table:default-cell-style-name="ce41"/>
        <table:table-column table:style-name="co2" table:default-cell-style-name="ce43"/>
        <table:table-column table:style-name="co7" table:default-cell-style-name="ce43"/>
        <table:table-column table:style-name="co3" table:default-cell-style-name="ce45"/>
        <table:table-column table:style-name="co8" table:default-cell-style-name="ce45"/>
        <table:table-column table:style-name="co3" table:default-cell-style-name="ce45"/>
        <table:table-column table:style-name="co3" table:default-cell-style-name="ce47"/>
        <table:table-column table:style-name="co3" table:number-columns-repeated="2" table:default-cell-style-name="ce40"/>
        <table:table-column table:style-name="co9" table:default-cell-style-name="ce48"/>
        <table:table-column table:style-name="co3" table:default-cell-style-name="ce48"/>
        <table:table-row table:style-name="ro3">
          <table:table-cell table:style-name="ce2" office:value-type="string" calcext:value-type="string">
            <text:p>Type</text:p>
          </table:table-cell>
          <table:table-cell table:style-name="ce6" office:value-type="string" calcext:value-type="string">
            <text:p>Item</text:p>
          </table:table-cell>
          <table:table-cell table:style-name="ce6" office:value-type="string" calcext:value-type="string">
            <text:p>Link</text:p>
          </table:table-cell>
          <table:table-cell table:style-name="ce17" office:value-type="string" calcext:value-type="string">
            <text:p>Estimation</text:p>
          </table:table-cell>
          <table:table-cell table:style-name="ce17" office:value-type="string" calcext:value-type="string">
            <text:p>Development Hours</text:p>
          </table:table-cell>
          <table:table-cell table:style-name="ce17" office:value-type="string" calcext:value-type="string">
            <text:p>QA Hours</text:p>
          </table:table-cell>
          <table:table-cell table:style-name="ce20" office:value-type="string" calcext:value-type="string">
            <text:p>PM Hours</text:p>
          </table:table-cell>
          <table:table-cell table:style-name="ce14" table:number-columns-repeated="2"/>
          <table:table-cell table:number-columns-repeated="2"/>
        </table:table-row>
        <table:table-row table:style-name="ro3">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float" office:value="6" calcext:value-type="float">
            <text:p>6</text:p>
          </table:table-cell>
          <table:table-cell table:formula="of:=(SUMIFS([$Logs.$E:.$E];[$Logs.$B:.$B];[.$B2])-SUMIFS([$Logs.$E:.$E];[$Logs.$B:.$B];[.$B2];[$Logs.$F:.$F];&quot;Dhruvin Soni&quot;))" office:value-type="float" office:value="5.33" calcext:value-type="float">
            <text:p>5.33</text:p>
          </table:table-cell>
          <table:table-cell table:formula="of:=SUMIFS([$Logs.$E:.$E];[$Logs.$B:.$B];[.$B2];[$Logs.$F:.$F];&quot;Dhruvin Soni&quot;)" office:value-type="float" office:value="0.75" calcext:value-type="float">
            <text:p>0.75</text:p>
          </table:table-cell>
          <table:table-cell table:number-columns-repeated="3"/>
          <table:table-cell table:style-name="ce49" office:value-type="string" calcext:value-type="string">
            <text:p>Person Name</text:p>
          </table:table-cell>
          <table:table-cell table:style-name="ce53" office:value-type="string" calcext:value-type="string">
            <text:p>Hours Spent</text:p>
          </table:table-cell>
        </table:table-row>
        <table:table-row table:style-name="ro3">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float" office:value="6" calcext:value-type="float">
            <text:p>6</text:p>
          </table:table-cell>
          <table:table-cell table:formula="of:=(SUMIFS([$Logs.$E:.$E];[$Logs.$B:.$B];[.$B3])-SUMIFS([$Logs.$E:.$E];[$Logs.$B:.$B];[.$B3];[$Logs.$F:.$F];&quot;Dhruvin Soni&quot;))" office:value-type="float" office:value="8" calcext:value-type="float">
            <text:p>8</text:p>
          </table:table-cell>
          <table:table-cell table:formula="of:=SUMIFS([$Logs.$E:.$E];[$Logs.$B:.$B];[.$B3];[$Logs.$F:.$F];&quot;Dhruvin Soni&quot;)" office:value-type="float" office:value="0.75" calcext:value-type="float">
            <text:p>0.75</text:p>
          </table:table-cell>
          <table:table-cell table:number-columns-repeated="3"/>
          <table:table-cell table:style-name="ce50" office:value-type="string" calcext:value-type="string">
            <text:p>Jayesh Rathod</text:p>
          </table:table-cell>
          <table:table-cell table:style-name="ce54" table:formula="of:=SUMIFS(['file:///Users/auxano/Documents/Git/TusslyM/Log/GetUniqueValues.xls'#$Logs.$E$1:.$E$1048576];['file:///Users/auxano/Documents/Git/TusslyM/Log/GetUniqueValues.xls'#$Logs.$F$1:.$F$1048576];[.$J3])" office:value-type="float" office:value="2.4" calcext:value-type="float">
            <text:p>2.4</text:p>
          </table:table-cell>
        </table:table-row>
        <table:table-row table:style-name="ro3">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float" office:value="8" calcext:value-type="float">
            <text:p>8</text:p>
          </table:table-cell>
          <table:table-cell table:formula="of:=(SUMIFS([$Logs.$E:.$E];[$Logs.$B:.$B];[.$B4])-SUMIFS([$Logs.$E:.$E];[$Logs.$B:.$B];[.$B4];[$Logs.$F:.$F];&quot;Dhruvin Soni&quot;))" office:value-type="float" office:value="5.75" calcext:value-type="float">
            <text:p>5.75</text:p>
          </table:table-cell>
          <table:table-cell table:formula="of:=SUMIFS([$Logs.$E:.$E];[$Logs.$B:.$B];[.$B4];[$Logs.$F:.$F];&quot;Dhruvin Soni&quot;)" office:value-type="float" office:value="0.42" calcext:value-type="float">
            <text:p>0.42</text:p>
          </table:table-cell>
          <table:table-cell table:number-columns-repeated="3"/>
          <table:table-cell table:style-name="ce50" office:value-type="string" calcext:value-type="string">
            <text:p>Kishan Dharajiya</text:p>
          </table:table-cell>
          <table:table-cell table:style-name="ce54" table:formula="of:=SUMIFS(['file:///Users/auxano/Documents/Git/TusslyM/Log/GetUniqueValues.xls'#$Logs.$E$1:.$E$1048576];['file:///Users/auxano/Documents/Git/TusslyM/Log/GetUniqueValues.xls'#$Logs.$F$1:.$F$1048576];[.$J4])" office:value-type="float" office:value="15.75" calcext:value-type="float">
            <text:p>15.75</text:p>
          </table:table-cell>
        </table:table-row>
        <table:table-row table:style-name="ro3">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https://tussly.atlassian.net/browse/TD-128</text:p>
          </table:table-cell>
          <table:table-cell office:value-type="float" office:value="0.5" calcext:value-type="float">
            <text:p>0.5</text:p>
          </table:table-cell>
          <table:table-cell table:formula="of:=(SUMIFS([$Logs.$E:.$E];[$Logs.$B:.$B];[.$B5])-SUMIFS([$Logs.$E:.$E];[$Logs.$B:.$B];[.$B5];[$Logs.$F:.$F];&quot;Dhruvin Soni&quot;))" office:value-type="float" office:value="1.92" calcext:value-type="float">
            <text:p>1.92</text:p>
          </table:table-cell>
          <table:table-cell table:formula="of:=SUMIFS([$Logs.$E:.$E];[$Logs.$B:.$B];[.$B5];[$Logs.$F:.$F];&quot;Dhruvin Soni&quot;)" office:value-type="float" office:value="0.34" calcext:value-type="float">
            <text:p>0.34</text:p>
          </table:table-cell>
          <table:table-cell table:number-columns-repeated="3"/>
          <table:table-cell table:style-name="ce50" office:value-type="string" calcext:value-type="string">
            <text:p>Usama Shaikh</text:p>
          </table:table-cell>
          <table:table-cell table:style-name="ce54" table:formula="of:=SUMIFS(['file:///Users/auxano/Documents/Git/TusslyM/Log/GetUniqueValues.xls'#$Logs.$E$1:.$E$1048576];['file:///Users/auxano/Documents/Git/TusslyM/Log/GetUniqueValues.xls'#$Logs.$F$1:.$F$1048576];[.$J5])" office:value-type="float" office:value="7" calcext:value-type="float">
            <text:p>7</text:p>
          </table:table-cell>
        </table:table-row>
        <table:table-row table:style-name="ro3">
          <table:table-cell office:value-type="string" calcext:value-type="string">
            <text:p>Story</text:p>
          </table:table-cell>
          <table:table-cell office:value-type="string" calcext:value-type="string">
            <text:p>TD - 129 -- AND - Replace Home Screen image</text:p>
          </table:table-cell>
          <table:table-cell office:value-type="string" calcext:value-type="string">
            <text:p><text:span text:style-name="T2"><text:a xlink:href="https://tussly.atlassian.net/browse/TD-129" xlink:type="simple">https://tussly.atlassian.net/browse/TD-129</text:a></text:span></text:p>
          </table:table-cell>
          <table:table-cell office:value-type="float" office:value="0.5" calcext:value-type="float">
            <text:p>0.5</text:p>
          </table:table-cell>
          <table:table-cell table:formula="of:=(SUMIFS([$Logs.$E:.$E];[$Logs.$B:.$B];[.$B6])-SUMIFS([$Logs.$E:.$E];[$Logs.$B:.$B];[.$B6];[$Logs.$F:.$F];&quot;Dhruvin Soni&quot;))" office:value-type="float" office:value="0.42" calcext:value-type="float">
            <text:p>0.42</text:p>
          </table:table-cell>
          <table:table-cell table:formula="of:=SUMIFS([$Logs.$E:.$E];[$Logs.$B:.$B];[.$B6];[$Logs.$F:.$F];&quot;Dhruvin Soni&quot;)" office:value-type="float" office:value="0.17" calcext:value-type="float">
            <text:p>0.17</text:p>
          </table:table-cell>
          <table:table-cell table:number-columns-repeated="3"/>
          <table:table-cell table:style-name="ce50" office:value-type="string" calcext:value-type="string">
            <text:p>Pranay Prajapati</text:p>
          </table:table-cell>
          <table:table-cell table:style-name="ce54" table:formula="of:=SUMIFS(['file:///Users/auxano/Documents/Git/TusslyM/Log/GetUniqueValues.xls'#$Logs.$E$1:.$E$1048576];['file:///Users/auxano/Documents/Git/TusslyM/Log/GetUniqueValues.xls'#$Logs.$F$1:.$F$1048576];[.$J6])" office:value-type="float" office:value="13.25" calcext:value-type="float">
            <text:p>13.25</text:p>
          </table:table-cell>
        </table:table-row>
        <table:table-row table:style-name="ro1">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float" office:value="12" calcext:value-type="float">
            <text:p>12</text:p>
          </table:table-cell>
          <table:table-cell table:formula="of:=(SUMIFS([$Logs.$E:.$E];[$Logs.$B:.$B];[.$B7])-SUMIFS([$Logs.$E:.$E];[$Logs.$B:.$B];[.$B7];[$Logs.$F:.$F];&quot;Dhruvin Soni&quot;))" office:value-type="float" office:value="9.5" calcext:value-type="float">
            <text:p>9.5</text:p>
          </table:table-cell>
          <table:table-cell table:formula="of:=SUMIFS([$Logs.$E:.$E];[$Logs.$B:.$B];[.$B7];[$Logs.$F:.$F];&quot;Dhruvin Soni&quot;)" office:value-type="float" office:value="0.25" calcext:value-type="float">
            <text:p>0.25</text:p>
          </table:table-cell>
          <table:table-cell table:number-columns-repeated="3"/>
          <table:table-cell table:style-name="ce50" office:value-type="string" calcext:value-type="string">
            <text:p>HasanAli</text:p>
          </table:table-cell>
          <table:table-cell table:style-name="ce54" table:formula="of:=SUMIFS(['file:///Users/auxano/Documents/Git/TusslyM/Log/GetUniqueValues.xls'#$Logs.$E$1:.$E$1048576];['file:///Users/auxano/Documents/Git/TusslyM/Log/GetUniqueValues.xls'#$Logs.$F$1:.$F$1048576];[.$J7])" office:value-type="float" office:value="11.92" calcext:value-type="float">
            <text:p>11.92</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float" office:value="8" calcext:value-type="float">
            <text:p>8</text:p>
          </table:table-cell>
          <table:table-cell table:formula="of:=(SUMIFS([$Logs.$E:.$E];[$Logs.$B:.$B];[.$B8])-SUMIFS([$Logs.$E:.$E];[$Logs.$B:.$B];[.$B8];[$Logs.$F:.$F];&quot;Dhruvin Soni&quot;))" office:value-type="float" office:value="7" calcext:value-type="float">
            <text:p>7</text:p>
          </table:table-cell>
          <table:table-cell table:formula="of:=SUMIFS([$Logs.$E:.$E];[$Logs.$B:.$B];[.$B8];[$Logs.$F:.$F];&quot;Dhruvin Soni&quot;)" office:value-type="float" office:value="1.17" calcext:value-type="float">
            <text:p>1.17</text:p>
          </table:table-cell>
          <table:table-cell table:number-columns-repeated="3"/>
          <table:table-cell table:style-name="ce51" office:value-type="string" calcext:value-type="string">
            <text:p>Dhruvin Soni</text:p>
          </table:table-cell>
          <table:table-cell table:style-name="ce54" table:formula="of:=SUMIFS(['file:///Users/auxano/Documents/Git/TusslyM/Log/GetUniqueValues.xls'#$Logs.$E$1:.$E$1048576];['file:///Users/auxano/Documents/Git/TusslyM/Log/GetUniqueValues.xls'#$Logs.$F$1:.$F$1048576];[.$J8])" office:value-type="float" office:value="12.43" calcext:value-type="float">
            <text:p>12.43</text:p>
          </table:table-cell>
        </table:table-row>
        <table:table-row table:style-name="ro3">
          <table:table-cell office:value-type="string" calcext:value-type="string">
            <text:p>Story</text:p>
          </table:table-cell>
          <table:table-cell office:value-type="string" calcext:value-type="string">
            <text:p>TD - 134 -- BE - Manual Cron Run for DST Timezone Issue</text:p>
          </table:table-cell>
          <table:table-cell office:value-type="string" calcext:value-type="string">
            <text:p><text:span text:style-name="T2"><text:a xlink:href="https://tussly.atlassian.net/browse/TD-134" xlink:type="simple">https://tussly.atlassian.net/browse/TD-134</text:a></text:span></text:p>
          </table:table-cell>
          <table:table-cell office:value-type="float" office:value="0.5" calcext:value-type="float">
            <text:p>0.5</text:p>
          </table:table-cell>
          <table:table-cell table:formula="of:=(SUMIFS([$Logs.$E:.$E];[$Logs.$B:.$B];[.$B9])-SUMIFS([$Logs.$E:.$E];[$Logs.$B:.$B];[.$B9];[$Logs.$F:.$F];&quot;Dhruvin Soni&quot;))" office:value-type="float" office:value="0.5" calcext:value-type="float">
            <text:p>0.5</text:p>
          </table:table-cell>
          <table:table-cell table:formula="of:=SUMIFS([$Logs.$E:.$E];[$Logs.$B:.$B];[.$B9];[$Logs.$F:.$F];&quot;Dhruvin Soni&quot;)" office:value-type="float" office:value="0.25" calcext:value-type="float">
            <text:p>0.25</text:p>
          </table:table-cell>
          <table:table-cell table:number-columns-repeated="3"/>
          <table:table-cell table:style-name="ce52" office:value-type="string" calcext:value-type="string">
            <text:p>Total</text:p>
          </table:table-cell>
          <table:table-cell table:style-name="ce55" table:formula="of:=SUM([.K3:.K8])" office:value-type="float" office:value="62.75" calcext:value-type="float">
            <text:p>62.75</text:p>
          </table:table-cell>
        </table:table-row>
        <table:table-row table:style-name="ro3">
          <table:table-cell office:value-type="string" calcext:value-type="string">
            <text:p>Bug</text:p>
          </table:table-cell>
          <table:table-cell office:value-type="string" calcext:value-type="string">
            <text:p>TD - 136 -- AND - Player Card Loading Issue for Non-Tournament Users on Android</text:p>
          </table:table-cell>
          <table:table-cell office:value-type="string" calcext:value-type="string">
            <text:p><text:span text:style-name="T2"><text:a xlink:href="https://tussly.atlassian.net/browse/TD-135" xlink:type="simple">https://tussly.atlassian.net/browse/TD-135</text:a></text:span></text:p>
          </table:table-cell>
          <table:table-cell office:value-type="float" office:value="3.5" calcext:value-type="float">
            <text:p>3.5</text:p>
          </table:table-cell>
          <table:table-cell table:formula="of:=(SUMIFS([$Logs.$E:.$E];[$Logs.$B:.$B];[.$B10])-SUMIFS([$Logs.$E:.$E];[$Logs.$B:.$B];[.$B10];[$Logs.$F:.$F];&quot;Dhruvin Soni&quot;))" office:value-type="float" office:value="2.5" calcext:value-type="float">
            <text:p>2.5</text:p>
          </table:table-cell>
          <table:table-cell table:formula="of:=SUMIFS([$Logs.$E:.$E];[$Logs.$B:.$B];[.$B10];[$Logs.$F:.$F];&quot;Dhruvin Soni&quot;)" office:value-type="float" office:value="0.5" calcext:value-type="float">
            <text:p>0.5</text:p>
          </table:table-cell>
          <table:table-cell table:number-columns-repeated="5"/>
        </table:table-row>
        <table:table-row table:style-name="ro3">
          <table:table-cell/>
          <table:table-cell office:value-type="string" calcext:value-type="string">
            <text:p>Test tournament leaderboard with different browser and devices</text:p>
          </table:table-cell>
          <table:table-cell table:style-name="ce44"/>
          <table:table-cell/>
          <table:table-cell table:formula="of:=(SUMIFS([$Logs.$E:.$E];[$Logs.$B:.$B];[.$B11])-SUMIFS([$Logs.$E:.$E];[$Logs.$B:.$B];[.$B11];[$Logs.$F:.$F];&quot;Dhruvin Soni&quot;))" office:value-type="float" office:value="0" calcext:value-type="float">
            <text:p>0</text:p>
          </table:table-cell>
          <table:table-cell table:formula="of:=SUMIFS([$Logs.$E:.$E];[$Logs.$B:.$B];[.$B11];[$Logs.$F:.$F];&quot;Dhruvin Soni&quot;)" office:value-type="float" office:value="4" calcext:value-type="float">
            <text:p>4</text:p>
          </table:table-cell>
          <table:table-cell table:number-columns-repeated="5"/>
        </table:table-row>
        <table:table-row table:style-name="ro3">
          <table:table-cell/>
          <table:table-cell office:value-type="string" calcext:value-type="string">
            <text:p>Test Push notification after upgrade push notification system</text:p>
          </table:table-cell>
          <table:table-cell table:style-name="ce44"/>
          <table:table-cell/>
          <table:table-cell table:formula="of:=(SUMIFS([$Logs.$E:.$E];[$Logs.$B:.$B];[.$B12])-SUMIFS([$Logs.$E:.$E];[$Logs.$B:.$B];[.$B12];[$Logs.$F:.$F];&quot;Dhruvin Soni&quot;))" office:value-type="float" office:value="0" calcext:value-type="float">
            <text:p>0</text:p>
          </table:table-cell>
          <table:table-cell table:formula="of:=SUMIFS([$Logs.$E:.$E];[$Logs.$B:.$B];[.$B12];[$Logs.$F:.$F];&quot;Dhruvin Soni&quot;)" office:value-type="float" office:value="2.5" calcext:value-type="float">
            <text:p>2.5</text:p>
          </table:table-cell>
          <table:table-cell table:number-columns-repeated="5"/>
        </table:table-row>
        <table:table-row table:style-name="ro1">
          <table:table-cell/>
          <table:table-cell office:value-type="string" calcext:value-type="string">
            <text:p>Test replace home screen image in application</text:p>
          </table:table-cell>
          <table:table-cell table:style-name="ce44"/>
          <table:table-cell/>
          <table:table-cell table:formula="of:=(SUMIFS([$Logs.$E:.$E];[$Logs.$B:.$B];[.$B13])-SUMIFS([$Logs.$E:.$E];[$Logs.$B:.$B];[.$B13];[$Logs.$F:.$F];&quot;Dhruvin Soni&quot;))" office:value-type="float" office:value="0" calcext:value-type="float">
            <text:p>0</text:p>
          </table:table-cell>
          <table:table-cell table:formula="of:=SUMIFS([$Logs.$E:.$E];[$Logs.$B:.$B];[.$B13];[$Logs.$F:.$F];&quot;Dhruvin Soni&quot;)" office:value-type="float" office:value="1" calcext:value-type="float">
            <text:p>1</text:p>
          </table:table-cell>
          <table:table-cell table:number-columns-repeated="5"/>
        </table:table-row>
        <table:table-row table:style-name="ro1">
          <table:table-cell/>
          <table:table-cell office:value-type="string" calcext:value-type="string">
            <text:p>Client Call and Demo Sprint 3</text:p>
          </table:table-cell>
          <table:table-cell table:style-name="ce44"/>
          <table:table-cell/>
          <table:table-cell table:formula="of:=(SUMIFS([$Logs.$E:.$E];[$Logs.$B:.$B];[.$B14])-SUMIFS([$Logs.$E:.$E];[$Logs.$B:.$B];[.$B14];[$Logs.$F:.$F];&quot;Dhruvin Soni&quot;))" office:value-type="float" office:value="2" calcext:value-type="float">
            <text:p>2</text:p>
          </table:table-cell>
          <table:table-cell table:formula="of:=SUMIFS([$Logs.$E:.$E];[$Logs.$B:.$B];[.$B14];[$Logs.$F:.$F];&quot;Dhruvin Soni&quot;)" office:value-type="float" office:value="0.33" calcext:value-type="float">
            <text:p>0.33</text:p>
          </table:table-cell>
          <table:table-cell table:number-columns-repeated="5"/>
        </table:table-row>
        <table:table-row table:style-name="ro1">
          <table:table-cell/>
          <table:table-cell office:value-type="string" calcext:value-type="string">
            <text:p>Testing stage statistics leaderboard</text:p>
          </table:table-cell>
          <table:table-cell table:style-name="ce44"/>
          <table:table-cell/>
          <table:table-cell table:formula="of:=(SUMIFS([$Logs.$E:.$E];[$Logs.$B:.$B];[.$B15])-SUMIFS([$Logs.$E:.$E];[$Logs.$B:.$B];[.$B15];[$Logs.$F:.$F];&quot;Dhruvin Soni&quot;))" office:value-type="float" office:value="5" calcext:value-type="float">
            <text:p>5</text:p>
          </table:table-cell>
          <table:table-cell table:formula="of:=SUMIFS([$Logs.$E:.$E];[$Logs.$B:.$B];[.$B15];[$Logs.$F:.$F];&quot;Dhruvin Soni&quot;)" office:value-type="float" office:value="0" calcext:value-type="float">
            <text:p>0</text:p>
          </table:table-cell>
          <table:table-cell table:number-columns-repeated="5"/>
        </table:table-row>
        <table:table-row table:style-name="ro1">
          <table:table-cell table:style-name="ce42" office:value-type="string" calcext:value-type="string" table:number-columns-spanned="3" table:number-rows-spanned="1">
            <text:p>Total</text:p>
          </table:table-cell>
          <table:covered-table-cell table:number-columns-repeated="2" table:style-name="ce42"/>
          <table:table-cell table:style-name="ce46" table:formula="of:=SUM([.D2:.D10])" office:value-type="float" office:value="45" calcext:value-type="float">
            <text:p>45</text:p>
          </table:table-cell>
          <table:table-cell table:style-name="ce46" table:formula="of:=SUM([.E2:.E15])" office:value-type="float" office:value="47.92" calcext:value-type="float">
            <text:p>47.92</text:p>
          </table:table-cell>
          <table:table-cell table:style-name="ce46" table:formula="of:=SUMIFS([$Logs.$E:.$E];[$Logs.$F:.$F];&quot;dhruvin soni&quot;)" office:value-type="float" office:value="12.43" calcext:value-type="float">
            <text:p>12.43</text:p>
          </table:table-cell>
          <table:table-cell table:style-name="ce46" table:formula="of:=SUMIFS([$Logs.$E:.$E];[$Logs.$F:.$F];&quot;Jayesh Rathod&quot;)" office:value-type="float" office:value="2.4" calcext:value-type="float">
            <text:p>2.4</text:p>
          </table:table-cell>
          <table:table-cell table:number-columns-repeated="4"/>
        </table:table-row>
      </table:table>
      <table:table table:name="Logs" table:style-name="ta1">
        <table:table-column table:style-name="co10" table:default-cell-style-name="ce5"/>
        <table:table-column table:style-name="co2" table:number-columns-repeated="2" table:default-cell-style-name="ce56"/>
        <table:table-column table:style-name="co2" table:default-cell-style-name="ce57"/>
        <table:table-column table:style-name="co3" table:default-cell-style-name="ce57"/>
        <table:table-column table:style-name="co11" table:default-cell-style-name="ce57"/>
        <table:table-column table:style-name="co3" table:default-cell-style-name="ce57"/>
        <table:table-row table:style-name="ro1">
          <table:table-cell table:style-name="ce34" office:value-type="string" calcext:value-type="string">
            <text:p>Type</text:p>
          </table:table-cell>
          <table:table-cell table:style-name="ce34" office:value-type="string" calcext:value-type="string">
            <text:p>Item</text:p>
          </table:table-cell>
          <table:table-cell table:style-name="ce34" office:value-type="string" calcext:value-type="string">
            <text:p>Link</text:p>
          </table:table-cell>
          <table:table-cell table:style-name="ce34" office:value-type="string" calcext:value-type="string">
            <text:p>Notes</text:p>
          </table:table-cell>
          <table:table-cell table:style-name="ce34" office:value-type="string" calcext:value-type="string">
            <text:p>Hours</text:p>
          </table:table-cell>
          <table:table-cell table:style-name="ce34" office:value-type="string" calcext:value-type="string">
            <text:p>Person</text:p>
          </table:table-cell>
          <table:table-cell table:style-name="ce34" office:value-type="string" calcext:value-type="string">
            <text:p>Date</text:p>
          </table:table-cell>
        </table:table-row>
        <table:table-row table:style-name="ro14">
          <table:table-cell/>
          <table:table-cell office:value-type="string" calcext:value-type="string">
            <text:p>Test tournament leaderboard with different browser and devices</text:p>
          </table:table-cell>
          <table:table-cell office:value-type="string" calcext:value-type="string">
            <text:p><text:span text:style-name="T2"><text:a xlink:href="https://tussly.atlassian.net/browse/TD-167" xlink:type="simple">https://tussly.atlassian.net/browse/TD-167</text:a></text:span></text:p>
          </table:table-cell>
          <table:table-cell office:value-type="string" calcext:value-type="string">
            <text:p>Checking tournament all leader board, player , character ad stage. By playing tournament, update by organizer, forfeit match, manual update and etc...</text:p>
          </table:table-cell>
          <table:table-cell office:value-type="float" office:value="4" calcext:value-type="float">
            <text:p>4</text:p>
          </table:table-cell>
          <table:table-cell office:value-type="string" calcext:value-type="string">
            <text:p>Dhruvin Soni</text:p>
          </table:table-cell>
          <table:table-cell office:value-type="string" calcext:value-type="string">
            <text:p>2025-03-03</text:p>
          </table:table-cell>
        </table:table-row>
        <table:table-row table:style-name="ro7">
          <table:table-cell/>
          <table:table-cell office:value-type="string" calcext:value-type="string">
            <text:p>Test Push notification after upgrade push notification system</text:p>
          </table:table-cell>
          <table:table-cell office:value-type="string" calcext:value-type="string">
            <text:p><text:span text:style-name="T2"><text:a xlink:href="https://tussly.atlassian.net/browse/TD-165" xlink:type="simple">https://tussly.atlassian.net/browse/TD-165</text:a></text:span></text:p>
          </table:table-cell>
          <table:table-cell office:value-type="string" calcext:value-type="string">
            <text:p>Testing Notification. Play Tournament to test all notification for tournament check in, check in closing soon, match scheduled etc...</text:p>
          </table:table-cell>
          <table:table-cell office:value-type="float" office:value="2.5" calcext:value-type="float">
            <text:p>2.5</text:p>
          </table:table-cell>
          <table:table-cell office:value-type="string" calcext:value-type="string">
            <text:p>Dhruvin Soni</text:p>
          </table:table-cell>
          <table:table-cell office:value-type="string" calcext:value-type="string">
            <text:p>2025-02-28</text:p>
          </table:table-cell>
        </table:table-row>
        <table:table-row table:style-name="ro9">
          <table:table-cell/>
          <table:table-cell office:value-type="string" calcext:value-type="string">
            <text:p>Test replace home screen image in application</text:p>
          </table:table-cell>
          <table:table-cell office:value-type="string" calcext:value-type="string">
            <text:p><text:span text:style-name="T2"><text:a xlink:href="https://tussly.atlassian.net/browse/TD-166" xlink:type="simple">https://tussly.atlassian.net/browse/TD-166</text:a></text:span></text:p>
          </table:table-cell>
          <table:table-cell office:value-type="string" calcext:value-type="string">
            <text:p>Test replace home screen image. Conduct Compatibility Testing Across Devices, Android devices and latest versions of OS and teat in lemdatest. Same way test iOS devices with different devices and in lemdateast.</text:p>
          </table:table-cell>
          <table:table-cell office:value-type="float" office:value="1" calcext:value-type="float">
            <text:p>1</text:p>
          </table:table-cell>
          <table:table-cell office:value-type="string" calcext:value-type="string">
            <text:p>Dhruvin Soni</text:p>
          </table:table-cell>
          <table:table-cell office:value-type="string" calcext:value-type="string">
            <text:p>2025-02-28</text:p>
          </table:table-cell>
        </table:table-row>
        <table:table-row table:style-name="ro1">
          <table:table-cell/>
          <table:table-cell office:value-type="string" calcext:value-type="string">
            <text:p>Client Call and Demo Sprint 3</text:p>
          </table:table-cell>
          <table:table-cell/>
          <table:table-cell office:value-type="string" calcext:value-type="string">
            <text:p>Sprint 3 Retrospective Meeting</text:p>
          </table:table-cell>
          <table:table-cell office:value-type="float" office:value="0.67" calcext:value-type="float">
            <text:p>0.67</text:p>
          </table:table-cell>
          <table:table-cell office:value-type="string" calcext:value-type="string">
            <text:p>HasanAli</text:p>
          </table:table-cell>
          <table:table-cell office:value-type="string" calcext:value-type="string">
            <text:p>2025-01-20</text:p>
          </table:table-cell>
        </table:table-row>
        <table:table-row table:style-name="ro3">
          <table:table-cell/>
          <table:table-cell office:value-type="string" calcext:value-type="string">
            <text:p>Client Call and Demo Sprint 3</text:p>
          </table:table-cell>
          <table:table-cell/>
          <table:table-cell office:value-type="string" calcext:value-type="string">
            <text:p>Sprint 3 Retrospective Meeting</text:p>
          </table:table-cell>
          <table:table-cell office:value-type="float" office:value="0.67" calcext:value-type="float">
            <text:p>0.67</text:p>
          </table:table-cell>
          <table:table-cell office:value-type="string" calcext:value-type="string">
            <text:p>Pranay Prajapati</text:p>
          </table:table-cell>
          <table:table-cell office:value-type="string" calcext:value-type="string">
            <text:p>2025-01-20</text:p>
          </table:table-cell>
        </table:table-row>
        <table:table-row table:style-name="ro7">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Update screen design to make pre login and post login screen visible same. Create build and upload to TestFlight.</text:p>
          </table:table-cell>
          <table:table-cell office:value-type="float" office:value="1.5" calcext:value-type="float">
            <text:p>1.5</text:p>
          </table:table-cell>
          <table:table-cell office:value-type="string" calcext:value-type="string">
            <text:p>Pranay Prajapati</text:p>
          </table:table-cell>
          <table:table-cell office:value-type="string" calcext:value-type="string">
            <text:p>2025-01-16</text:p>
          </table:table-cell>
        </table:table-row>
        <table:table-row table:style-name="ro9">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gt; The task has been successfully completed. I have reviewed the issue and found that it occurred due to two different designs being implemented for the Home and Initial screens. This issue can be resolved.</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16</text:p>
          </table:table-cell>
        </table:table-row>
        <table:table-row table:style-name="ro7">
          <table:table-cell office:value-type="string" calcext:value-type="string">
            <text:p>Bug</text:p>
          </table:table-cell>
          <table:table-cell office:value-type="string" calcext:value-type="string">
            <text:p>TD - 136 -- AND - Player Card Loading Issue for Non-Tournament Users on Android</text:p>
          </table:table-cell>
          <table:table-cell office:value-type="string" calcext:value-type="string">
            <text:p><text:span text:style-name="T2"><text:a xlink:href="https://tussly.atlassian.net/browse/TD-136" xlink:type="simple">https://tussly.atlassian.net/browse/TD-136</text:a></text:span></text:p>
          </table:table-cell>
          <table:table-cell office:value-type="string" calcext:value-type="string">
            <text:p>Finding the Exact Scenario of Issue. Manage When New User Or Data Not Found that time hide Loader and Manage UI.</text:p>
          </table:table-cell>
          <table:table-cell office:value-type="float" office:value="2.5" calcext:value-type="float">
            <text:p>2.5</text:p>
          </table:table-cell>
          <table:table-cell office:value-type="string" calcext:value-type="string">
            <text:p>HasanAli</text:p>
          </table:table-cell>
          <table:table-cell office:value-type="string" calcext:value-type="string">
            <text:p>2025-01-13</text:p>
          </table:table-cell>
        </table:table-row>
        <table:table-row table:style-name="ro9">
          <table:table-cell office:value-type="string" calcext:value-type="string">
            <text:p>Bug</text:p>
          </table:table-cell>
          <table:table-cell office:value-type="string" calcext:value-type="string">
            <text:p>TD - 136 -- AND - Player Card Loading Issue for Non-Tournament Users on Android</text:p>
          </table:table-cell>
          <table:table-cell office:value-type="string" calcext:value-type="string">
            <text:p><text:span text:style-name="T2"><text:a xlink:href="https://tussly.atlassian.net/browse/TD-136" xlink:type="simple">https://tussly.atlassian.net/browse/TD-136</text:a></text:span></text:p>
          </table:table-cell>
          <table:table-cell office:value-type="string" calcext:value-type="string">
            <text:p>The Issue has been completed. The issue with player reports during new user registration has been resolved. Additionally, the loader now functions correctly, and the app no longer restarts unexpectedly.</text:p>
          </table:table-cell>
          <table:table-cell office:value-type="float" office:value="0.5" calcext:value-type="float">
            <text:p>0.5</text:p>
          </table:table-cell>
          <table:table-cell office:value-type="string" calcext:value-type="string">
            <text:p>Dhruvin Soni</text:p>
          </table:table-cell>
          <table:table-cell office:value-type="string" calcext:value-type="string">
            <text:p>2025-01-13</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gt; Retest the task.</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13</text:p>
          </table:table-cell>
        </table:table-row>
        <table:table-row table:style-name="ro3">
          <table:table-cell/>
          <table:table-cell office:value-type="string" calcext:value-type="string">
            <text:p>Client Call and Demo Sprint 3</text:p>
          </table:table-cell>
          <table:table-cell/>
          <table:table-cell office:value-type="string" calcext:value-type="string">
            <text:p><text:s/>Call with client, about sprint 3 demo, and task review.</text:p>
          </table:table-cell>
          <table:table-cell office:value-type="float" office:value="0.33" calcext:value-type="float">
            <text:p>0.33</text:p>
          </table:table-cell>
          <table:table-cell office:value-type="string" calcext:value-type="string">
            <text:p>Dhruvin Soni</text:p>
          </table:table-cell>
          <table:table-cell office:value-type="string" calcext:value-type="string">
            <text:p>2025-01-08</text:p>
          </table:table-cell>
        </table:table-row>
        <table:table-row table:style-name="ro3">
          <table:table-cell/>
          <table:table-cell office:value-type="string" calcext:value-type="string">
            <text:p>Client Call and Demo Sprint 3</text:p>
          </table:table-cell>
          <table:table-cell/>
          <table:table-cell office:value-type="string" calcext:value-type="string">
            <text:p>Call with client, about sprint 3 demo, and task review.</text:p>
          </table:table-cell>
          <table:table-cell office:value-type="float" office:value="0.33" calcext:value-type="float">
            <text:p>0.33</text:p>
          </table:table-cell>
          <table:table-cell office:value-type="string" calcext:value-type="string">
            <text:p>HasanAli</text:p>
          </table:table-cell>
          <table:table-cell office:value-type="string" calcext:value-type="string">
            <text:p>2025-01-08</text:p>
          </table:table-cell>
        </table:table-row>
        <table:table-row table:style-name="ro3">
          <table:table-cell/>
          <table:table-cell office:value-type="string" calcext:value-type="string">
            <text:p>Client Call and Demo Sprint 3</text:p>
          </table:table-cell>
          <table:table-cell/>
          <table:table-cell office:value-type="string" calcext:value-type="string">
            <text:p>Call with client, about sprint 3 demo, and task review.</text:p>
          </table:table-cell>
          <table:table-cell office:value-type="float" office:value="0.33" calcext:value-type="float">
            <text:p>0.33</text:p>
          </table:table-cell>
          <table:table-cell office:value-type="string" calcext:value-type="string">
            <text:p>Pranay Prajapati</text:p>
          </table:table-cell>
          <table:table-cell office:value-type="string" calcext:value-type="string">
            <text:p>2025-01-08</text:p>
          </table:table-cell>
        </table:table-row>
        <table:table-row table:style-name="ro1">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gt; Retest the task</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08</text:p>
          </table:table-cell>
        </table:table-row>
        <table:table-row table:style-name="ro9">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Replace the current home screen image with the designated new image file, home screen loads without any performance degradation. The new image is responsive and displays correctly across all devices.</text:p>
          </table:table-cell>
          <table:table-cell office:value-type="float" office:value="0.42" calcext:value-type="float">
            <text:p>0.42</text:p>
          </table:table-cell>
          <table:table-cell office:value-type="string" calcext:value-type="string">
            <text:p>Pranay Prajapati</text:p>
          </table:table-cell>
          <table:table-cell office:value-type="string" calcext:value-type="string">
            <text:p>2025-01-08</text:p>
          </table:table-cell>
        </table:table-row>
        <table:table-row table:style-name="ro1">
          <table:table-cell office:value-type="string" calcext:value-type="string">
            <text:p>Story</text:p>
          </table:table-cell>
          <table:table-cell office:value-type="string" calcext:value-type="string">
            <text:p>TD - 129 -- AND - Replace Home Screen image</text:p>
          </table:table-cell>
          <table:table-cell office:value-type="string" calcext:value-type="string">
            <text:p><text:span text:style-name="T2"><text:a xlink:href="https://tussly.atlassian.net/browse/TD-129" xlink:type="simple">https://tussly.atlassian.net/browse/TD-129</text:a></text:span></text:p>
          </table:table-cell>
          <table:table-cell office:value-type="string" calcext:value-type="string">
            <text:p>--&gt; Retest the task.</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08</text:p>
          </table:table-cell>
        </table:table-row>
        <table:table-row table:style-name="ro9">
          <table:table-cell office:value-type="string" calcext:value-type="string">
            <text:p>Story</text:p>
          </table:table-cell>
          <table:table-cell office:value-type="string" calcext:value-type="string">
            <text:p>TD - 129 -- AND - Replace Home Screen image</text:p>
          </table:table-cell>
          <table:table-cell office:value-type="string" calcext:value-type="string">
            <text:p><text:span text:style-name="T2"><text:a xlink:href="https://tussly.atlassian.net/browse/TD-129" xlink:type="simple">https://tussly.atlassian.net/browse/TD-129</text:a></text:span></text:p>
          </table:table-cell>
          <table:table-cell office:value-type="string" calcext:value-type="string">
            <text:p>Replace the current home screen image with the designated new image file, home screen loads without any performance degradation. The new image is responsive and displays correctly across all devices.</text:p>
          </table:table-cell>
          <table:table-cell office:value-type="float" office:value="0.42" calcext:value-type="float">
            <text:p>0.42</text:p>
          </table:table-cell>
          <table:table-cell office:value-type="string" calcext:value-type="string">
            <text:p>HasanAli</text:p>
          </table:table-cell>
          <table:table-cell office:value-type="string" calcext:value-type="string">
            <text:p>2025-01-07</text:p>
          </table:table-cell>
        </table:table-row>
        <table:table-row table:style-name="ro3">
          <table:table-cell/>
          <table:table-cell table:style-name="ce57" office:value-type="string" calcext:value-type="string">
            <text:p>Client Call</text:p>
          </table:table-cell>
          <table:table-cell/>
          <table:table-cell office:value-type="string" calcext:value-type="string">
            <text:p>Client Call</text:p>
          </table:table-cell>
          <table:table-cell office:value-type="float" office:value="0.4" calcext:value-type="float">
            <text:p>0.4</text:p>
          </table:table-cell>
          <table:table-cell office:value-type="string" calcext:value-type="string">
            <text:p>Jayesh Rathod</text:p>
          </table:table-cell>
          <table:table-cell table:style-name="ce59" office:value-type="string" calcext:value-type="string">
            <text:p>2025-01-07</text:p>
          </table:table-cell>
        </table:table-row>
        <table:table-row table:style-name="ro3">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string" calcext:value-type="string">
            <text:p>debug the issue solve the stage count issue</text:p>
          </table:table-cell>
          <table:table-cell office:value-type="float" office:value="3" calcext:value-type="float">
            <text:p>3</text:p>
          </table:table-cell>
          <table:table-cell office:value-type="string" calcext:value-type="string">
            <text:p>Kishan Dharajiya</text:p>
          </table:table-cell>
          <table:table-cell office:value-type="string" calcext:value-type="string">
            <text:p>2025-01-03</text:p>
          </table:table-cell>
        </table:table-row>
        <table:table-row table:style-name="ro14">
          <table:table-cell office:value-type="string" calcext:value-type="string">
            <text:p>Story</text:p>
          </table:table-cell>
          <table:table-cell office:value-type="string" calcext:value-type="string">
            <text:p>TD - 134 -- BE - Manual Cron Run for DST Timezone Issue</text:p>
          </table:table-cell>
          <table:table-cell office:value-type="string" calcext:value-type="string">
            <text:p><text:span text:style-name="T2"><text:a xlink:href="https://tussly.atlassian.net/browse/TD-134" xlink:type="simple">https://tussly.atlassian.net/browse/TD-134</text:a></text:span></text:p>
          </table:table-cell>
          <table:table-cell office:value-type="string" calcext:value-type="string">
            <text:p>--&gt; The task has been completed. I have verified the current time based on the selected time zone, and you can update the time zone if needed.</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7">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gt; Retest the issue. Test the push notification and verify whether the redirection is functioning correctly.</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03</text:p>
          </table:table-cell>
        </table:table-row>
        <table:table-row table:style-name="ro7">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gt; Retest the push notification. Test the push notification and verify whether the redirection is functioning correctly.</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7">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string" calcext:value-type="string">
            <text:p>--&gt; Retest the push notification. Test the push notification and verify whether the redirection is functioning correctly.</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3">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gt; Testing the push notification. Find the issue and assign to the developers.</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7">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string" calcext:value-type="string">
            <text:p>--&gt; Testing the task. <text:s/>Play 2 tournament and check the stage statistics and compare all the data.</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7">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gt; Testing the task. <text:s/>Play 2 tournament and check the stage statistics and compare all the data.</text:p>
          </table:table-cell>
          <table:table-cell office:value-type="float" office:value="1" calcext:value-type="float">
            <text:p>1</text:p>
          </table:table-cell>
          <table:table-cell office:value-type="string" calcext:value-type="string">
            <text:p>Dhruvin Soni</text:p>
          </table:table-cell>
          <table:table-cell office:value-type="string" calcext:value-type="string">
            <text:p>2025-01-03</text:p>
          </table:table-cell>
        </table:table-row>
        <table:table-row table:style-name="ro7">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Check the notification not work some time, The FCM token was invalid that why notification not fire</text:p>
          </table:table-cell>
          <table:table-cell office:value-type="float" office:value="3.25" calcext:value-type="float">
            <text:p>3.25</text:p>
          </table:table-cell>
          <table:table-cell office:value-type="string" calcext:value-type="string">
            <text:p>Kishan Dharajiya</text:p>
          </table:table-cell>
          <table:table-cell office:value-type="string" calcext:value-type="string">
            <text:p>2025-01-03</text:p>
          </table:table-cell>
        </table:table-row>
        <table:table-row table:style-name="ro3">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string" calcext:value-type="string">
            <text:p>--&gt; Testing the push notification. Find the issue and assign to the developers.</text:p>
          </table:table-cell>
          <table:table-cell office:value-type="float" office:value="0.5" calcext:value-type="float">
            <text:p>0.5</text:p>
          </table:table-cell>
          <table:table-cell office:value-type="string" calcext:value-type="string">
            <text:p>Dhruvin Soni</text:p>
          </table:table-cell>
          <table:table-cell office:value-type="string" calcext:value-type="string">
            <text:p>2025-01-03</text:p>
          </table:table-cell>
        </table:table-row>
        <table:table-row table:style-name="ro3">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gt; Testing the push notification. Find the issue and assign to the developers.</text:p>
          </table:table-cell>
          <table:table-cell office:value-type="float" office:value="0.5" calcext:value-type="float">
            <text:p>0.5</text:p>
          </table:table-cell>
          <table:table-cell office:value-type="string" calcext:value-type="string">
            <text:p>Dhruvin Soni</text:p>
          </table:table-cell>
          <table:table-cell office:value-type="string" calcext:value-type="string">
            <text:p>2025-01-03</text:p>
          </table:table-cell>
        </table:table-row>
        <table:table-row table:style-name="ro14">
          <table:table-cell/>
          <table:table-cell office:value-type="string" calcext:value-type="string">
            <text:p>Preparing Sprint &amp; Client Discussion</text:p>
          </table:table-cell>
          <table:table-cell/>
          <table:table-cell office:value-type="string" calcext:value-type="string">
            <text:p>Prepare sprint and estimation for sprint 3 with following tasks Upgrade push notifications, DST timezone, Home page screen replace Discussion with alex and team to update the format</text:p>
          </table:table-cell>
          <table:table-cell office:value-type="float" office:value="1.5" calcext:value-type="float">
            <text:p>1.5</text:p>
          </table:table-cell>
          <table:table-cell office:value-type="string" calcext:value-type="string">
            <text:p>Jayesh Rathod</text:p>
          </table:table-cell>
          <table:table-cell office:value-type="string" calcext:value-type="string">
            <text:p>2025-01-03</text:p>
          </table:table-cell>
        </table:table-row>
        <table:table-row table:style-name="ro7">
          <table:table-cell table:style-name="ce56"/>
          <table:table-cell office:value-type="string" calcext:value-type="string">
            <text:p>Testing stage statistics leaderboard</text:p>
          </table:table-cell>
          <table:table-cell table:style-name="ce58"/>
          <table:table-cell office:value-type="string" calcext:value-type="string">
            <text:p>Check stage leader board. Get one issue in stage leader board, count of pick stage is double then selected.</text:p>
          </table:table-cell>
          <table:table-cell office:value-type="float" office:value="5" calcext:value-type="float">
            <text:p>5</text:p>
          </table:table-cell>
          <table:table-cell office:value-type="string" calcext:value-type="string">
            <text:p>Pranay Prajapati</text:p>
          </table:table-cell>
          <table:table-cell office:value-type="string" calcext:value-type="string">
            <text:p>2025-01-03</text:p>
          </table:table-cell>
        </table:table-row>
        <table:table-row table:style-name="ro8">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I'm checking whether notifications arrive or not. After updating Android Studio, I get an issue with notifications. I get an issue with notifications received due to a syntax and method change. I updated the syntax and changed some syntax and keywords to get notifications received after firing notifications from the backend.</text:p>
          </table:table-cell>
          <table:table-cell office:value-type="float" office:value="4" calcext:value-type="float">
            <text:p>4</text:p>
          </table:table-cell>
          <table:table-cell office:value-type="string" calcext:value-type="string">
            <text:p>HasanAli</text:p>
          </table:table-cell>
          <table:table-cell office:value-type="string" calcext:value-type="string">
            <text:p>2025-01-02</text:p>
          </table:table-cell>
        </table:table-row>
        <table:table-row table:style-name="ro3">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Added Sorting with API Implementation</text:p>
          </table:table-cell>
          <table:table-cell office:value-type="float" office:value="4" calcext:value-type="float">
            <text:p>4</text:p>
          </table:table-cell>
          <table:table-cell office:value-type="string" calcext:value-type="string">
            <text:p>Usama Shaikh</text:p>
          </table:table-cell>
          <table:table-cell office:value-type="string" calcext:value-type="string">
            <text:p>2025-01-02</text:p>
          </table:table-cell>
        </table:table-row>
        <table:table-row table:style-name="ro3">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Solve the notification custom payload data and action_click for android &amp; IOS </text:p>
          </table:table-cell>
          <table:table-cell office:value-type="float" office:value="2.5" calcext:value-type="float">
            <text:p>2.5</text:p>
          </table:table-cell>
          <table:table-cell office:value-type="string" calcext:value-type="string">
            <text:p>Kishan Dharajiya</text:p>
          </table:table-cell>
          <table:table-cell office:value-type="string" calcext:value-type="string">
            <text:p>2025-01-02</text:p>
          </table:table-cell>
        </table:table-row>
        <table:table-row table:style-name="ro7">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string" calcext:value-type="string">
            <text:p>Create API for get the stage ban &amp; pick stage leader board, Add sorting functionality for sort stage, <text:s/>default sorting stage pick,</text:p>
          </table:table-cell>
          <table:table-cell office:value-type="float" office:value="6.5" calcext:value-type="float">
            <text:p>6.5</text:p>
          </table:table-cell>
          <table:table-cell office:value-type="string" calcext:value-type="string">
            <text:p>Kishan Dharajiya</text:p>
          </table:table-cell>
          <table:table-cell office:value-type="string" calcext:value-type="string">
            <text:p>2025-01-02</text:p>
          </table:table-cell>
        </table:table-row>
        <table:table-row table:style-name="ro15">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string" calcext:value-type="string">
            <text:p>I'm checking whether notifications arrive or not. After updating Xcode, I get an issue with notifications. I get an issue with notifications received due to a syntax and method change. I updated the syntax and changed some syntax and keywords to get notifications received after firing notifications from the backend.</text:p>
          </table:table-cell>
          <table:table-cell office:value-type="float" office:value="5.33" calcext:value-type="float">
            <text:p>5.33</text:p>
          </table:table-cell>
          <table:table-cell office:value-type="string" calcext:value-type="string">
            <text:p>Pranay Prajapati</text:p>
          </table:table-cell>
          <table:table-cell office:value-type="string" calcext:value-type="string">
            <text:p>2025-01-02</text:p>
          </table:table-cell>
        </table:table-row>
        <table:table-row table:style-name="ro3">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Update Firebase Notification Library and solve version Issue.</text:p>
          </table:table-cell>
          <table:table-cell office:value-type="float" office:value="4" calcext:value-type="float">
            <text:p>4</text:p>
          </table:table-cell>
          <table:table-cell office:value-type="string" calcext:value-type="string">
            <text:p>HasanAli</text:p>
          </table:table-cell>
          <table:table-cell office:value-type="string" calcext:value-type="string">
            <text:p>2024-12-31</text:p>
          </table:table-cell>
        </table:table-row>
        <table:table-row table:style-name="ro3">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Create Leaderboard Design </text:p>
          </table:table-cell>
          <table:table-cell office:value-type="float" office:value="3" calcext:value-type="float">
            <text:p>3</text:p>
          </table:table-cell>
          <table:table-cell office:value-type="string" calcext:value-type="string">
            <text:p>Usama Shaikh</text:p>
          </table:table-cell>
          <table:table-cell office:value-type="string" calcext:value-type="string">
            <text:p>2024-12-31</text:p>
          </table:table-cell>
        </table:table-row>
        <table:table-row table:style-name="ro3">
          <table:table-cell office:value-type="string" calcext:value-type="string">
            <text:p>Story</text:p>
          </table:table-cell>
          <table:table-cell office:value-type="string" calcext:value-type="string">
            <text:p>TD - 134 -- BE - Manual Cron Run for DST Timezone Issue</text:p>
          </table:table-cell>
          <table:table-cell office:value-type="string" calcext:value-type="string">
            <text:p><text:span text:style-name="T2"><text:a xlink:href="https://tussly.atlassian.net/browse/TD-134" xlink:type="simple">https://tussly.atlassian.net/browse/TD-134</text:a></text:span></text:p>
          </table:table-cell>
          <table:table-cell office:value-type="string" calcext:value-type="string">
            <text:p>Excute timezone API manually on UAT server and check the timezone data on database</text:p>
          </table:table-cell>
          <table:table-cell office:value-type="float" office:value="0.5" calcext:value-type="float">
            <text:p>0.5</text:p>
          </table:table-cell>
          <table:table-cell office:value-type="string" calcext:value-type="string">
            <text:p>Kishan Dharajiya</text:p>
          </table:table-cell>
          <table:table-cell office:value-type="string" calcext:value-type="string">
            <text:p>2024-12-30</text:p>
          </table:table-cell>
        </table:table-row>
        <table:table-row table:style-name="ro3">
          <table:table-cell/>
          <table:table-cell office:value-type="string" calcext:value-type="string">
            <text:p>SCRUM Meeting and Team Discussion</text:p>
          </table:table-cell>
          <table:table-cell/>
          <table:table-cell office:value-type="string" calcext:value-type="string">
            <text:p>Sprint meeting with team and sprint 3 discussion</text:p>
          </table:table-cell>
          <table:table-cell office:value-type="float" office:value="0.5" calcext:value-type="float">
            <text:p>0.5</text:p>
          </table:table-cell>
          <table:table-cell office:value-type="string" calcext:value-type="string">
            <text:p>Jayesh Rathod</text:p>
          </table:table-cell>
          <table:table-cell office:value-type="string" calcext:value-type="string">
            <text:p>2024-12-26</text:p>
          </table:table-cell>
        </table:table-row>
      </table:table>
      <table:table table:name="Sheet7" table:style-name="ta1">
        <table:table-column table:style-name="co3" table:default-cell-style-name="ce60"/>
        <table:table-row table:style-name="ro6">
          <table:table-cell office:value-type="string" calcext:value-type="string">
            <text:p>A</text:p>
          </table:table-cell>
        </table:table-row>
        <table:table-row table:style-name="ro6">
          <table:table-cell office:value-type="string" calcext:value-type="string">
            <text:p>B</text:p>
          </table:table-cell>
        </table:table-row>
        <table:table-row table:style-name="ro6">
          <table:table-cell office:value-type="string" calcext:value-type="string">
            <text:p>C</text:p>
          </table:table-cell>
        </table:table-row>
        <table:table-row table:style-name="ro6">
          <table:table-cell office:value-type="string" calcext:value-type="string">
            <text:p>D</text:p>
          </table:table-cell>
        </table:table-row>
        <table:table-row table:style-name="ro6">
          <table:table-cell office:value-type="string" calcext:value-type="string">
            <text:p>E</text:p>
          </table:table-cell>
        </table:table-row>
        <table:table-row table:style-name="ro6">
          <table:table-cell office:value-type="string" calcext:value-type="string">
            <text:p>F</text:p>
          </table:table-cell>
        </table:table-row>
        <table:table-row table:style-name="ro6">
          <table:table-cell office:value-type="string" calcext:value-type="string">
            <text:p>G</text:p>
          </table:table-cell>
        </table:table-row>
        <table:table-row table:style-name="ro6">
          <table:table-cell office:value-type="string" calcext:value-type="string">
            <text:p>H</text:p>
          </table:table-cell>
        </table:table-row>
        <table:table-row table:style-name="ro6">
          <table:table-cell office:value-type="string" calcext:value-type="string">
            <text:p>I</text:p>
          </table:table-cell>
        </table:table-row>
        <table:table-row table:style-name="ro6">
          <table:table-cell office:value-type="string" calcext:value-type="string">
            <text:p>J</text:p>
          </table:table-cell>
        </table:table-row>
        <table:table-row table:style-name="ro6">
          <table:table-cell office:value-type="string" calcext:value-type="string">
            <text:p>K</text:p>
          </table:table-cell>
        </table:table-row>
        <table:table-row table:style-name="ro6">
          <table:table-cell office:value-type="string" calcext:value-type="string">
            <text:p>L</text:p>
          </table:table-cell>
        </table:table-row>
        <table:table-row table:style-name="ro6">
          <table:table-cell office:value-type="string" calcext:value-type="string">
            <text:p>M</text:p>
          </table:table-cell>
        </table:table-row>
        <table:table-row table:style-name="ro6">
          <table:table-cell office:value-type="string" calcext:value-type="string">
            <text:p>N</text:p>
          </table:table-cell>
        </table:table-row>
        <table:table-row table:style-name="ro6">
          <table:table-cell office:value-type="string" calcext:value-type="string">
            <text:p>O</text:p>
          </table:table-cell>
        </table:table-row>
        <table:table-row table:style-name="ro6">
          <table:table-cell office:value-type="string" calcext:value-type="string">
            <text:p>P</text:p>
          </table:table-cell>
        </table:table-row>
        <table:table-row table:style-name="ro6">
          <table:table-cell office:value-type="string" calcext:value-type="string">
            <text:p>Q</text:p>
          </table:table-cell>
        </table:table-row>
        <table:table-row table:style-name="ro6">
          <table:table-cell office:value-type="string" calcext:value-type="string">
            <text:p>R</text:p>
          </table:table-cell>
        </table:table-row>
        <table:table-row table:style-name="ro6">
          <table:table-cell office:value-type="string" calcext:value-type="string">
            <text:p>S</text:p>
          </table:table-cell>
        </table:table-row>
        <table:table-row table:style-name="ro6">
          <table:table-cell office:value-type="string" calcext:value-type="string">
            <text:p>T</text:p>
          </table:table-cell>
        </table:table-row>
        <table:table-row table:style-name="ro6">
          <table:table-cell office:value-type="string" calcext:value-type="string">
            <text:p>U</text:p>
          </table:table-cell>
        </table:table-row>
        <table:table-row table:style-name="ro6">
          <table:table-cell office:value-type="string" calcext:value-type="string">
            <text:p>V</text:p>
          </table:table-cell>
        </table:table-row>
        <table:table-row table:style-name="ro6">
          <table:table-cell office:value-type="string" calcext:value-type="string">
            <text:p>W</text:p>
          </table:table-cell>
        </table:table-row>
        <table:table-row table:style-name="ro6">
          <table:table-cell office:value-type="string" calcext:value-type="string">
            <text:p>X</text:p>
          </table:table-cell>
        </table:table-row>
        <table:table-row table:style-name="ro6">
          <table:table-cell office:value-type="string" calcext:value-type="string">
            <text:p>Y</text:p>
          </table:table-cell>
        </table:table-row>
        <table:table-row table:style-name="ro6">
          <table:table-cell office:value-type="string" calcext:value-type="string">
            <text:p>Z</text:p>
          </table:table-cell>
        </table:table-row>
        <table:table-row table:style-name="ro6" table:number-rows-repeated="1048549">
          <table:table-cell/>
        </table:table-row>
        <table:table-row table:style-name="ro6">
          <table:table-cell/>
        </table:table-row>
        <calcext:conditional-formats>
          <calcext:conditional-format calcext:target-range-address="Sheet7.A1:Sheet7.A1048576">
            <calcext:condition calcext:apply-style-name="Good" calcext:value="formula-is(COUNTIF([Sheet8.A:.A]; [.A1]) &gt; 0)" calcext:base-cell-address="Sheet7.A1"/>
          </calcext:conditional-format>
        </calcext:conditional-formats>
      </table:table>
      <table:table table:name="Sheet8" table:style-name="ta1">
        <table:table-column table:style-name="co3" table:default-cell-style-name="Default"/>
        <table:table-row table:style-name="ro6">
          <table:table-cell office:value-type="string" calcext:value-type="string">
            <text:p>D</text:p>
          </table:table-cell>
        </table:table-row>
        <table:table-row table:style-name="ro6">
          <table:table-cell office:value-type="string" calcext:value-type="string">
            <text:p>T</text:p>
          </table:table-cell>
        </table:table-row>
        <table:table-row table:style-name="ro6">
          <table:table-cell office:value-type="string" calcext:value-type="string">
            <text:p>V</text:p>
          </table:table-cell>
        </table:table-row>
        <table:table-row table:style-name="ro6">
          <table:table-cell office:value-type="string" calcext:value-type="string">
            <text:p>A</text:p>
          </table:table-cell>
        </table:table-row>
        <table:table-row table:style-name="ro6">
          <table:table-cell office:value-type="string" calcext:value-type="string">
            <text:p>N</text:p>
          </table:table-cell>
        </table:table-row>
        <table:table-row table:style-name="ro6">
          <table:table-cell office:value-type="string" calcext:value-type="string">
            <text:p>H</text:p>
          </table:table-cell>
        </table:table-row>
        <table:table-row table:style-name="ro6">
          <table:table-cell office:value-type="string" calcext:value-type="string">
            <text:p>U</text:p>
          </table:table-cell>
        </table:table-row>
        <table:table-row table:style-name="ro6">
          <table:table-cell office:value-type="string" calcext:value-type="string">
            <text:p>Z</text:p>
          </table:table-cell>
        </table:table-row>
      </table:table>
      <table:table table:name="'file:///Users/auxano/Documents/Git/TusslyM/Log/GetUniqueValues.xls'#Sprint 5 Log" table:print="false" table:style-name="ta_extref">
        <table:table-source xlink:type="simple" xlink:href="../GetUniqueValues.xls" table:table-name="Sprint 5 Log" table:mode="copy-results-only"/>
        <table:table-column table:number-columns-repeated="6"/>
        <table:table-row>
          <table:table-cell/>
          <table:table-cell table:style-name="ce1" office:value-type="string">
            <text:p>Item</text:p>
          </table:table-cell>
          <table:table-cell table:number-columns-repeated="2"/>
          <table:table-cell table:style-name="ce1" office:value-type="string">
            <text:p>Hours</text:p>
          </table:table-cell>
          <table:table-cell table:style-name="ce1" office:value-type="string">
            <text:p>Person</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Jayesh Rathod</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417 -- iOS Crash in Arena During Chat Usage, Followed by Arena State Desync</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410 -- Dismiss Keyboard on Outside Tap</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15 -- Organizer Chat Icon Fails to Create Group Chat with Checked-In Players</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418 -- Add Back Button to Chat Page for Organizers to Return to Previous Panel Secti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1 -- Organizer Unable to Leave Group Chat in Arena Match Suppor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19 -- iOS Users Unable to Call Organizer into Arena Chat – Error Triggered on Attemp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424 -- iOS - Add Confirmation Pop-Up Before Adding Admin to Arena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16 -- iOS - Unread Message Counter Missing on Arena Chat Ic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13 -- Main Chat Icon Does Not Update with Unread Count on App Resume After Background Messaging</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5 -- AND - Chat History and Real-Time Events Not Loading on First Login – Requires Logout/Login to Sync</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23 -- AND - Unread Message Counter Missing on Arena Chat Ic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13 -- Main Chat Icon Does Not Update with Unread Count on App Resume After Background Messaging</text:p>
          </table:table-cell>
          <table:table-cell table:number-columns-repeated="2"/>
          <table:table-cell table:style-name="ce1" office:value-type="float" office:value="2.25">
            <text:p>2.25</text:p>
          </table:table-cell>
          <table:table-cell table:style-name="ce1" office:value-type="string">
            <text:p>Pranay Prajapati</text:p>
          </table:table-cell>
        </table:table-row>
        <table:table-row>
          <table:table-cell/>
          <table:table-cell table:style-name="ce1" office:value-type="string">
            <text:p>TD-412 -- User Receives Second Notification When Message is Deleted Before Being Rea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14 -- Unnecessary Second Push Notification Triggered by Message Edits (Related to TD-412)</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7 -- AND - Add Confirmation Pop-Up Before Adding Admin to Arena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23 -- AND - Unread Message Counter Missing on Arena Chat Ic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6 -- AND - Main Chat Icon Does Not Update with Unread Count on App Resume After Background Messaging</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17 -- iOS Crash in Arena During Chat Usage, Followed by Arena State Desync</text:p>
          </table:table-cell>
          <table:table-cell table:number-columns-repeated="2"/>
          <table:table-cell table:style-name="ce1" office:value-type="float" office:value="2.67">
            <text:p>2.67</text:p>
          </table:table-cell>
          <table:table-cell table:style-name="ce1" office:value-type="string">
            <text:p>Pranay Prajapati</text:p>
          </table:table-cell>
        </table:table-row>
        <table:table-row>
          <table:table-cell/>
          <table:table-cell table:style-name="ce1" office:value-type="string">
            <text:p>TD-419 -- iOS Users Unable to Call Organizer into Arena Chat – Error Triggered on Attempt</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20 -- iOS Users Do Not Receive First Message from Organizer in Arena Chat</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412 -- User Receives Second Notification When Message is Deleted Before Being Read</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414 -- Unnecessary Second Push Notification Triggered by Message Edits (Related to TD-412)</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425 -- AND - Chat History and Real-Time Events Not Loading on First Login – Requires Logout/Login to Sync</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426 -- AND - Main Chat Icon Does Not Update with Unread Count on App Resume After Background Messaging</text:p>
          </table:table-cell>
          <table:table-cell table:number-columns-repeated="2"/>
          <table:table-cell table:style-name="ce1" office:value-type="float" office:value="0.75">
            <text:p>0.75</text:p>
          </table:table-cell>
          <table:table-cell table:style-name="ce1" office:value-type="string">
            <text:p>HasanAli</text:p>
          </table:table-cell>
        </table:table-row>
        <table:table-row>
          <table:table-cell/>
          <table:table-cell table:style-name="ce1" office:value-type="string">
            <text:p>TD-423 -- AND - Unread Message Counter Missing on Arena Chat Icon</text:p>
          </table:table-cell>
          <table:table-cell table:number-columns-repeated="2"/>
          <table:table-cell table:style-name="ce1" office:value-type="float" office:value="1">
            <text:p>1</text:p>
          </table:table-cell>
          <table:table-cell table:style-name="ce1" office:value-type="string">
            <text:p>HasanAli</text:p>
          </table:table-cell>
        </table:table-row>
        <table:table-row>
          <table:table-cell/>
          <table:table-cell table:style-name="ce1" office:value-type="string">
            <text:p>TD-427 -- AND - Add Confirmation Pop-Up Before Adding Admin to Arena Chat</text:p>
          </table:table-cell>
          <table:table-cell table:number-columns-repeated="2"/>
          <table:table-cell table:style-name="ce1" office:value-type="float" office:value="1">
            <text:p>1</text:p>
          </table:table-cell>
          <table:table-cell table:style-name="ce1" office:value-type="string">
            <text:p>HasanAli</text:p>
          </table:table-cell>
        </table:table-row>
        <table:table-row>
          <table:table-cell/>
          <table:table-cell table:style-name="ce1" office:value-type="string">
            <text:p>TD-411 -- iOS - Chat History and Real-Time Events Not Loading on First Login – Requires Logout/Login to Sync</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16 -- iOS - Unread Message Counter Missing on Arena Chat Icon</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424 -- iOS - Add Confirmation Pop-Up Before Adding Admin to Arena 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418 -- Add Back Button to Chat Page for Organizers to Return to Previous Panel Section</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415 -- Organizer Chat Icon Fails to Create Group Chat with Checked-In Players</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421 -- Organizer Unable to Leave Group Chat in Arena Match Support</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428 -- AND - App Crashes When Viewing Chatroom and New Friend Starts Typing or Messaging</text:p>
          </table:table-cell>
          <table:table-cell table:number-columns-repeated="2"/>
          <table:table-cell table:style-name="ce1" office:value-type="float" office:value="5">
            <text:p>5</text:p>
          </table:table-cell>
          <table:table-cell table:style-name="ce1" office:value-type="string">
            <text:p>HasanAli</text:p>
          </table:table-cell>
        </table:table-row>
        <table:table-row>
          <table:table-cell/>
          <table:table-cell table:style-name="ce1" office:value-type="string">
            <text:p>TD-409 -- App Crashes When Viewing Chatroom and New Friend Starts Typing or Messaging</text:p>
          </table:table-cell>
          <table:table-cell table:number-columns-repeated="2"/>
          <table:table-cell table:style-name="ce1" office:value-type="float" office:value="5">
            <text:p>5</text:p>
          </table:table-cell>
          <table:table-cell table:style-name="ce1" office:value-type="string">
            <text:p>Pranay Prajapati</text:p>
          </table:table-cell>
        </table:table-row>
        <table:table-row>
          <table:table-cell/>
          <table:table-cell table:style-name="ce1" office:value-type="string">
            <text:p>TD-408 -- iOS App Crash with Orange Microphone Indicator After Initial Use (Likely SDK-Triggered Audio Session)</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409 -- App Crashes When Viewing Chatroom and New Friend Starts Typing or Messaging</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08 -- iOS App Crash with Orange Microphone Indicator After Initial Use (Likely SDK-Triggered Audio Session)</text:p>
          </table:table-cell>
          <table:table-cell table:number-columns-repeated="2"/>
          <table:table-cell table:style-name="ce1" office:value-type="float" office:value="4.5">
            <text:p>4.5</text:p>
          </table:table-cell>
          <table:table-cell table:style-name="ce1" office:value-type="string">
            <text:p>Pranay Prajapati</text:p>
          </table:table-cell>
        </table:table-row>
        <table:table-row>
          <table:table-cell/>
          <table:table-cell table:style-name="ce1" office:value-type="string">
            <text:p>TD-405 -- Web - Enable or Implement “Invite via Link” Functionality on Team P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86--Notification click redirecti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85--Notification click redirecti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94-- IOS : Unread Count Still Visible After Reading Chat Messages</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 -- 293 Android : Unread Count Still Visible After Reading Chat Messages</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4 -- Application is crashed when delete the messag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Jayesh Rathod</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387--IOS: Notification delay</text:p>
          </table:table-cell>
          <table:table-cell table:number-columns-repeated="2"/>
          <table:table-cell table:style-name="ce1" office:value-type="float" office:value="1.5">
            <text:p>1.5</text:p>
          </table:table-cell>
          <table:table-cell table:style-name="ce1" office:value-type="string">
            <text:p>Pranay Prajapati</text:p>
          </table:table-cell>
        </table:table-row>
        <table:table-row>
          <table:table-cell/>
          <table:table-cell table:style-name="ce1" office:value-type="string">
            <text:p>TD-282 -- Edit Chat message is not working properly</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39-- IOS : Received notification in the group chat</text:p>
          </table:table-cell>
          <table:table-cell table:number-columns-repeated="2"/>
          <table:table-cell table:style-name="ce1" office:value-type="float" office:value="0.33">
            <text:p>0.33</text:p>
          </table:table-cell>
          <table:table-cell table:style-name="ce1" office:value-type="string">
            <text:p>Pranay Prajapati</text:p>
          </table:table-cell>
        </table:table-row>
        <table:table-row>
          <table:table-cell/>
          <table:table-cell table:style-name="ce1" office:value-type="string">
            <text:p>TD-386--Notification click redirection</text:p>
          </table:table-cell>
          <table:table-cell table:number-columns-repeated="2"/>
          <table:table-cell table:style-name="ce1" office:value-type="float" office:value="1.5">
            <text:p>1.5</text:p>
          </table:table-cell>
          <table:table-cell table:style-name="ce1" office:value-type="string">
            <text:p>Pranay Prajapati</text:p>
          </table:table-cell>
        </table:table-row>
        <table:table-row>
          <table:table-cell/>
          <table:table-cell table:style-name="ce1" office:value-type="string">
            <text:p>TD-349--User shows as online even when user is closed or logou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0 -- User shows as online even when app is closed or in background</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78 -- The message appears as "read" even though it hasn't actually been read by the recipien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81 -- Showing Typing Indicator even when app is close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2 -- Edit Chat message is not working properly</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72 -- IOS app crashes when clicking on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5 -- Chat page should be refreshe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0 -- IOS : Group chat scrolling is not working</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90 -- Chat Does Not Auto-Scroll down to see Latest Messag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49--User shows as online even when user is closed or logou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39-- IOS : Received notification in the group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6 -- Chat Listing page should be refreshe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0 --Show a pop-up on iOS when chat is tapped by a user who is not logged in or registered.</text:p>
          </table:table-cell>
          <table:table-cell table:number-columns-repeated="2"/>
          <table:table-cell table:style-name="ce1" office:value-type="float" office:value="0.08">
            <text:p>0.08</text:p>
          </table:table-cell>
          <table:table-cell table:style-name="ce1" office:value-type="string">
            <text:p>Kinjal Shah</text:p>
          </table:table-cell>
        </table:table-row>
        <table:table-row>
          <table:table-cell/>
          <table:table-cell table:style-name="ce1" office:value-type="string">
            <text:p>TD-286 -- Unable to Delete Message from Reply Thread</text:p>
          </table:table-cell>
          <table:table-cell table:number-columns-repeated="2"/>
          <table:table-cell table:style-name="ce1" office:value-type="float" office:value="0.2">
            <text:p>0.2</text:p>
          </table:table-cell>
          <table:table-cell table:style-name="ce1" office:value-type="string">
            <text:p>Kinjal Shah</text:p>
          </table:table-cell>
        </table:table-row>
        <table:table-row>
          <table:table-cell/>
          <table:table-cell table:style-name="ce1" office:value-type="string">
            <text:p>TD --291 Duplicate Messages Sent on Multiple Quick Taps of Send Butt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2--Show the loader when attachment is sen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7 -- iOS - Display Action Message in Cha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353--Three-Dot Menu on Last Message Not Fully Visible Without Scrolling</text:p>
          </table:table-cell>
          <table:table-cell table:number-columns-repeated="2"/>
          <table:table-cell table:style-name="ce1" office:value-type="float" office:value="0.12">
            <text:p>0.12</text:p>
          </table:table-cell>
          <table:table-cell table:style-name="ce1" office:value-type="string">
            <text:p>Kinjal Shah</text:p>
          </table:table-cell>
        </table:table-row>
        <table:table-row>
          <table:table-cell/>
          <table:table-cell table:style-name="ce1" office:value-type="string">
            <text:p>TD -- 293 Android : Unread Count Still Visible After Reading Chat Messages</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83 -- Showing Typing Indicator even when app is closed</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77 -- Chat Listing page should be refreshed.</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85-- Loader moves continuously not sto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46--Display Action Message in Cha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 -341--Edited Message Not Cleared from Input Field After Clicking Cancel</text:p>
          </table:table-cell>
          <table:table-cell table:number-columns-repeated="2"/>
          <table:table-cell table:style-name="ce1" office:value-type="float" office:value="0.2">
            <text:p>0.2</text:p>
          </table:table-cell>
          <table:table-cell table:style-name="ce1" office:value-type="string">
            <text:p>Kinjal Shah</text:p>
          </table:table-cell>
        </table:table-row>
        <table:table-row>
          <table:table-cell/>
          <table:table-cell table:style-name="ce1" office:value-type="string">
            <text:p>TD-343--Android: Show the loader when attachment is sen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4 -- Application is crashed when delete the message.</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280 -- User shows as online even when app is closed or in background</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240 -- iOS - Customization -- Reply to Chat Message</text:p>
          </table:table-cell>
          <table:table-cell table:number-columns-repeated="2"/>
          <table:table-cell table:style-name="ce1" office:value-type="float" office:value="1.17">
            <text:p>1.17</text:p>
          </table:table-cell>
          <table:table-cell table:style-name="ce1" office:value-type="string">
            <text:p>Kinjal Shah</text:p>
          </table:table-cell>
        </table:table-row>
        <table:table-row>
          <table:table-cell/>
          <table:table-cell table:style-name="ce1" office:value-type="string">
            <text:p>TD-238 -- iOS - Customization #4-1 -- Disable Chat After Match Completion</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34 -- iOS - Step #9-1 -- Send Notification</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232 -- iOS - Step #6-4 -- Arena Player to Player Chat Integration</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231 -- iOS - Step #6-3 -- Tournament Admin to Player Chat</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30 -- iOS - Step #6-2 -- Implement Team Chat, Restrict to Team Members</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24 -- iOS - Step #4-4 -- Handle CometChat Logout Failur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60 -- AND - Customization #4-1 -- Disable Chat After Match Completion</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Jayesh Rathod</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256 -- AND - Step #9-1 -- Send Notification</text:p>
          </table:table-cell>
          <table:table-cell table:number-columns-repeated="2"/>
          <table:table-cell table:style-name="ce1" office:value-type="float" office:value="0.75">
            <text:p>0.75</text:p>
          </table:table-cell>
          <table:table-cell table:style-name="ce1" office:value-type="string">
            <text:p>Kinjal Shah</text:p>
          </table:table-cell>
        </table:table-row>
        <table:table-row>
          <table:table-cell/>
          <table:table-cell table:style-name="ce1" office:value-type="string">
            <text:p>TD-262 -- AND - Customization -- Reply to Chat Message</text:p>
          </table:table-cell>
          <table:table-cell table:number-columns-repeated="2"/>
          <table:table-cell table:style-name="ce1" office:value-type="float" office:value="1.25">
            <text:p>1.25</text:p>
          </table:table-cell>
          <table:table-cell table:style-name="ce1" office:value-type="string">
            <text:p>Kinjal Shah</text:p>
          </table:table-cell>
        </table:table-row>
        <table:table-row>
          <table:table-cell/>
          <table:table-cell table:style-name="ce1" office:value-type="string">
            <text:p>TD-254 -- AND - Step #6-4 -- Arena Player to Player Chat Integration</text:p>
          </table:table-cell>
          <table:table-cell table:number-columns-repeated="2"/>
          <table:table-cell table:style-name="ce1" office:value-type="float" office:value="0.75">
            <text:p>0.75</text:p>
          </table:table-cell>
          <table:table-cell table:style-name="ce1" office:value-type="string">
            <text:p>Kinjal Shah</text:p>
          </table:table-cell>
        </table:table-row>
        <table:table-row>
          <table:table-cell/>
          <table:table-cell table:style-name="ce1" office:value-type="string">
            <text:p>TD-253 -- AND - Step #6-3 -- Tournament Admin to Player Chat</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92 Duplicate Messages Sent on Multiple Quick Taps of Send Butt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9-- Remove the Tost messag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9 -- Chat History Not Visible When Scrolling Up in Player Cha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69--Message Input Loses Focus After Sending in Cha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62--Three-Dot Menu Overlaps with Message Layou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3 -- Show the login and close button instead of ok</text:p>
          </table:table-cell>
          <table:table-cell table:number-columns-repeated="2"/>
          <table:table-cell table:style-name="ce1" office:value-type="float" office:value="0.08">
            <text:p>0.08</text:p>
          </table:table-cell>
          <table:table-cell table:style-name="ce1" office:value-type="string">
            <text:p>Kinjal Shah</text:p>
          </table:table-cell>
        </table:table-row>
        <table:table-row>
          <table:table-cell/>
          <table:table-cell table:style-name="ce1" office:value-type="string">
            <text:p>TD-373--Left-Side Chat List Not Updated Immediately After Leaving Group</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62--Three-Dot Menu Overlaps with Message Layout</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69--Message Input Loses Focus After Sending in Cha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73--Left-Side Chat List Not Updated Immediately After Leaving Group</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54--Thread Replies Still Visible After Main Message Is Deleted</text:p>
          </table:table-cell>
          <table:table-cell table:number-columns-repeated="2"/>
          <table:table-cell table:style-name="ce1" office:value-type="float" office:value="0.2">
            <text:p>0.2</text:p>
          </table:table-cell>
          <table:table-cell table:style-name="ce1" office:value-type="string">
            <text:p>Kinjal Shah</text:p>
          </table:table-cell>
        </table:table-row>
        <table:table-row>
          <table:table-cell/>
          <table:table-cell table:style-name="ce1" office:value-type="string">
            <text:p>TD-360--New Message Not Sending After Editing a Previous Messag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9--Popup for Leave Group Confirmation Instead of Browser Aler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7--Add the attachment functionality inside the thread.</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6--Edit Option Should Not Appear for Image and Documen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55--Thread Messages Not Updating in Real-Time After Edit or Delete by Other User</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2--Three-dot message menu does not close on outside click</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51--Increase Clickable Area for Document Download in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50--Set the Proper desig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8--Duplicate Messages Sent on Multiple Quick Taps of Send Butt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2--Show the loader when attachment is sent</text:p>
          </table:table-cell>
          <table:table-cell table:number-columns-repeated="2"/>
          <table:table-cell table:style-name="ce1" office:value-type="float" office:value="0.33">
            <text:p>0.33</text:p>
          </table:table-cell>
          <table:table-cell table:style-name="ce1" office:value-type="string">
            <text:p>Pranay Prajapati</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357--Add the attachment functionality inside the thread.</text:p>
          </table:table-cell>
          <table:table-cell table:number-columns-repeated="2"/>
          <table:table-cell table:style-name="ce1" office:value-type="float" office:value="4">
            <text:p>4</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0.75">
            <text:p>0.75</text:p>
          </table:table-cell>
          <table:table-cell table:style-name="ce1" office:value-type="string">
            <text:p>Kinjal Shah</text:p>
          </table:table-cell>
        </table:table-row>
        <table:table-row>
          <table:table-cell/>
          <table:table-cell table:style-name="ce1" office:value-type="string">
            <text:p>TD-360--New Message Not Sending After Editing a Previous Mess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7 -- Web - Customization -- Edit Chat Message</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359--Popup for Leave Group Confirmation Instead of Browser Alert</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48--Duplicate Messages Sent on Multiple Quick Taps of Send Button</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50--Set the Proper design</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351--Increase Clickable Area for Document Download in Chat</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352--Three-dot message menu does not close on outside click</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53--Three-Dot Menu on Last Message Not Fully Visible Without Scrolling</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54--Thread Replies Still Visible After Main Message Is Deleted</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355--Thread Messages Not Updating in Real-Time After Edit or Delete by Other User</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56--Edit Option Should Not Appear for Image and Document</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216 -- Web - Customization #5-4 -- Chat from Player Details Pag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5 -- Web - Customization #5-3 -- Chat from Player List (Teams &amp; Player)</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14 -- Web - Customization #5-2 -- Chat from Scoreboard &amp; Resul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3 -- Web - Customization #5-1 -- Chat from Scheduled Subsection (Scheduled &amp; Bracke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12 -- Web - Step #6-2 -- Admin Can Leave Arena Chat Grou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1 -- Web - Step #6-1 -- Group Chat on Chat Icon Tap in Scheduled &amp; Scoreboards Screens</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0 -- Web - Step #5-3 -- Implement Typing Indicators</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07 -- Web - Step #5-2 -- Implement Read Receipt Feature</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06 -- Web - Step #4-4 -- Handle CometChat Logout Failur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6--Display Action Message in Chat</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347 -- iOS - Display Action Message in Chat</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Crash App while open keyboard in Arena Chat</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33">
            <text:p>0.33</text:p>
          </table:table-cell>
          <table:table-cell table:style-name="ce1" office:value-type="string">
            <text:p>Jayesh Rathod</text:p>
          </table:table-cell>
        </table:table-row>
        <table:table-row>
          <table:table-cell/>
          <table:table-cell table:style-name="ce1" office:value-type="string">
            <text:p>TD-207 -- Web - Step #5-1 -- Open Chat on Chat Icon Tap</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05 -- Web - Step #4-3 -- Handle CometChat Login Failur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186 -- Web - Step #4-2 -- Logout from CometChat</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185 -- Web - Step #4-1 -- Login to CometChat</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52 -- AND - Step #6-2 -- Implement Team Chat, Restrict to Team Members</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85-- Loader moves continuously not stop</text:p>
          </table:table-cell>
          <table:table-cell table:number-columns-repeated="2"/>
          <table:table-cell table:style-name="ce1" office:value-type="float" office:value="1.5">
            <text:p>1.5</text:p>
          </table:table-cell>
          <table:table-cell table:style-name="ce1" office:value-type="string">
            <text:p>HasanAli</text:p>
          </table:table-cell>
        </table:table-row>
        <table:table-row>
          <table:table-cell/>
          <table:table-cell table:style-name="ce1" office:value-type="string">
            <text:p>TD -341--Edited Message Not Cleared from Input Field After Clicking Cancel</text:p>
          </table:table-cell>
          <table:table-cell table:number-columns-repeated="2"/>
          <table:table-cell table:style-name="ce1" office:value-type="float" office:value="0.75">
            <text:p>0.75</text:p>
          </table:table-cell>
          <table:table-cell table:style-name="ce1" office:value-type="string">
            <text:p>HasanAli</text:p>
          </table:table-cell>
        </table:table-row>
        <table:table-row>
          <table:table-cell/>
          <table:table-cell table:style-name="ce1" office:value-type="string">
            <text:p>TD-261 -- AND - Customization -- Edit Chat Message</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46 -- AND - Step #4-4 -- Handle CometChat Logout Failur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0 -- IOS : Group chat scrolling is not working</text:p>
          </table:table-cell>
          <table:table-cell table:number-columns-repeated="2"/>
          <table:table-cell table:style-name="ce1" office:value-type="float" office:value="3.5">
            <text:p>3.5</text:p>
          </table:table-cell>
          <table:table-cell table:style-name="ce1" office:value-type="string">
            <text:p>Pranay Prajapati</text:p>
          </table:table-cell>
        </table:table-row>
        <table:table-row>
          <table:table-cell/>
          <table:table-cell table:style-name="ce1" office:value-type="string">
            <text:p>TD-235 -- iOS - Step #9-2 -- Do Not Send Notifications for Group Cha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57 -- AND - Step #9-2 -- Do Not Send Notifications for Group Cha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51 -- AND - Step #6-1 -- Navigate to Group Chat on Chat Icon Ta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29 -- iOS - Step #6-1 -- Navigate to Group Chat on Chat Icon Ta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23 -- iOS - Step #4-3 -- Handle CometChat Login Failur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94-- IOS : Unread Count Still Visible After Reading Chat Messages</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TD-182 -- BE - Step #10 -- Notification Setup</text:p>
          </table:table-cell>
          <table:table-cell table:number-columns-repeated="2"/>
          <table:table-cell table:style-name="ce1" office:value-type="float" office:value="3.5">
            <text:p>3.5</text:p>
          </table:table-cell>
          <table:table-cell table:style-name="ce1" office:value-type="string">
            <text:p>Kishan Dharajiya</text:p>
          </table:table-cell>
        </table:table-row>
        <table:table-row>
          <table:table-cell/>
          <table:table-cell table:style-name="ce1" office:value-type="string">
            <text:p>TD -- 293 Android : Unread Count Still Visible After Reading Chat Messages</text:p>
          </table:table-cell>
          <table:table-cell table:number-columns-repeated="2"/>
          <table:table-cell table:style-name="ce1" office:value-type="float" office:value="1.5">
            <text:p>1.5</text:p>
          </table:table-cell>
          <table:table-cell table:style-name="ce1" office:value-type="string">
            <text:p>HasanAli</text:p>
          </table:table-cell>
        </table:table-row>
        <table:table-row>
          <table:table-cell/>
          <table:table-cell table:style-name="ce1" office:value-type="string">
            <text:p>TD-179 -- BE - Step #7 -- API to Identify Whether a User is a Friend or Not</text:p>
          </table:table-cell>
          <table:table-cell table:number-columns-repeated="2"/>
          <table:table-cell table:style-name="ce1" office:value-type="float" office:value="3.5">
            <text:p>3.5</text:p>
          </table:table-cell>
          <table:table-cell table:style-name="ce1" office:value-type="string">
            <text:p>Kishan Dharajiya</text:p>
          </table:table-cell>
        </table:table-row>
        <table:table-row>
          <table:table-cell/>
          <table:table-cell table:style-name="ce1" office:value-type="string">
            <text:p>TD-245 -- AND - Step #4-3 -- Handle CometChat Login Failure</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58 -- AND - Customization #2-1 -- Display Unread Message Count</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236 -- iOS - Customization #2-1 -- Display Unread Message Coun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5">
            <text:p>0.5</text:p>
          </table:table-cell>
          <table:table-cell table:style-name="ce1" office:value-type="string">
            <text:p>Jayesh Rathod</text:p>
          </table:table-cell>
        </table:table-row>
        <table:table-row>
          <table:table-cell/>
          <table:table-cell table:style-name="ce1" office:value-type="string">
            <text:p>TD-271 -- Display the same consistent message on iOS as shown on Androi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 --291 Duplicate Messages Sent on Multiple Quick Taps of Send Button</text:p>
          </table:table-cell>
          <table:table-cell table:number-columns-repeated="2"/>
          <table:table-cell table:style-name="ce1" office:value-type="float" office:value="1.33">
            <text:p>1.33</text:p>
          </table:table-cell>
          <table:table-cell table:style-name="ce1" office:value-type="string">
            <text:p>Pranay Prajapati</text:p>
          </table:table-cell>
        </table:table-row>
        <table:table-row>
          <table:table-cell/>
          <table:table-cell table:style-name="ce1" office:value-type="string">
            <text:p>TD-290 -- Chat Does Not Auto-Scroll down to see Latest Message</text:p>
          </table:table-cell>
          <table:table-cell table:number-columns-repeated="2"/>
          <table:table-cell table:style-name="ce1" office:value-type="float" office:value="2.25">
            <text:p>2.25</text:p>
          </table:table-cell>
          <table:table-cell table:style-name="ce1" office:value-type="string">
            <text:p>Pranay Prajapati</text:p>
          </table:table-cell>
        </table:table-row>
        <table:table-row>
          <table:table-cell/>
          <table:table-cell table:style-name="ce1" office:value-type="string">
            <text:p>TD-286 -- Unable to Delete Message from Reply Thread</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TD--292 Duplicate Messages Sent on Multiple Quick Taps of Send Button</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289-- Remove the Tost message</text:p>
          </table:table-cell>
          <table:table-cell table:number-columns-repeated="2"/>
          <table:table-cell table:style-name="ce1" office:value-type="float" office:value="0.5">
            <text:p>0.5</text:p>
          </table:table-cell>
          <table:table-cell table:style-name="ce1" office:value-type="string">
            <text:p>HasanAli</text:p>
          </table:table-cell>
        </table:table-row>
        <table:table-row>
          <table:table-cell/>
          <table:table-cell table:style-name="ce1" office:value-type="string">
            <text:p>TD-244 -- AND - Step #4-2 -- Log Out User from CometChat When Logging Out of the App</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22 -- iOS - Step #4-2 -- Log Out from CometChat When User Logs Out from the iOS App</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43 -- AND - Step #4-1 -- Log in to CometChat after User Authentication in the Android Ap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21 -- iOS - Step #4-1 -- Implement CometChat Login after User Authentication in iOS Ap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82 -- Edit Chat message is not working properly</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281 -- Showing Typing Indicator even when app is closed</text:p>
          </table:table-cell>
          <table:table-cell table:number-columns-repeated="2"/>
          <table:table-cell table:style-name="ce1" office:value-type="float" office:value="0.5">
            <text:p>0.5</text:p>
          </table:table-cell>
          <table:table-cell table:style-name="ce1" office:value-type="string">
            <text:p>Pranay Prajapati</text:p>
          </table:table-cell>
        </table:table-row>
        <table:table-row>
          <table:table-cell/>
          <table:table-cell table:style-name="ce1" office:value-type="string">
            <text:p>TD-271 -- Display the same consistent message on iOS as shown on Android.</text:p>
          </table:table-cell>
          <table:table-cell table:number-columns-repeated="2"/>
          <table:table-cell table:style-name="ce1" office:value-type="float" office:value="0.25">
            <text:p>0.25</text:p>
          </table:table-cell>
          <table:table-cell table:style-name="ce1" office:value-type="string">
            <text:p>Pranay Prajapati</text:p>
          </table:table-cell>
        </table:table-row>
        <table:table-row>
          <table:table-cell/>
          <table:table-cell table:style-name="ce1" office:value-type="string">
            <text:p>TD-278 -- The message appears as "read" even though it hasn't actually been read by the recipient.</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283 -- Showing Typing Indicator even when app is closed</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15 -- Web - Customization #5-3 -- Chat from Player List (Teams &amp; Player)</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39 -- iOS - Customization -- Edit Chat Message</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255 -- AND - Step #7-1 -- Delete Chat Message Functionality</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33 -- iOS - Step #7-1 -- Delete Chat Message Functionality</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50 -- AND - Step #5-4 -- Implement Typing Indicators</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228 -- iOS - Step #5-4 -- Implement Typing Indicators</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278 -- The message appears as "read" even though it hasn't actually been read by the recipien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276 -- Chat Listing page should be refreshed.</text:p>
          </table:table-cell>
          <table:table-cell table:number-columns-repeated="2"/>
          <table:table-cell table:style-name="ce1" office:value-type="float" office:value="0.83">
            <text:p>0.83</text:p>
          </table:table-cell>
          <table:table-cell table:style-name="ce1" office:value-type="string">
            <text:p>Pranay Prajapati</text:p>
          </table:table-cell>
        </table:table-row>
        <table:table-row>
          <table:table-cell/>
          <table:table-cell table:style-name="ce1" office:value-type="string">
            <text:p>TD-275 -- Chat page should be refreshed.</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TD-272 -- IOS app crashes when clicking on chat</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270 --Show a pop-up on iOS when chat is tapped by a user who is not logged in or registered.</text:p>
          </table:table-cell>
          <table:table-cell table:number-columns-repeated="2"/>
          <table:table-cell table:style-name="ce1" office:value-type="float" office:value="0.25">
            <text:p>0.25</text:p>
          </table:table-cell>
          <table:table-cell table:style-name="ce1" office:value-type="string">
            <text:p>Pranay Prajapati</text:p>
          </table:table-cell>
        </table:table-row>
        <table:table-row>
          <table:table-cell/>
          <table:table-cell table:style-name="ce1" office:value-type="string">
            <text:p>TD-216 -- Web - Customization #5-4 -- Chat from Player Details P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5 -- Web - Customization #5-3 -- Chat from Player List (Teams &amp; Player)</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4 -- Web - Customization #5-2 -- Chat from Scoreboard &amp; Resul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3 -- Web - Customization #5-1 -- Chat from Scheduled Subsection (Scheduled &amp; Bracke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1 -- Web - Step #6-1 -- Group Chat on Chat Icon Tap in Scheduled &amp; Scoreboards Screens</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279 -- Chat History Not Visible When Scrolling Up in Player Chat</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277 -- Chat Listing page should be refreshed.</text:p>
          </table:table-cell>
          <table:table-cell table:number-columns-repeated="2"/>
          <table:table-cell table:style-name="ce1" office:value-type="float" office:value="0.5">
            <text:p>0.5</text:p>
          </table:table-cell>
          <table:table-cell table:style-name="ce1" office:value-type="string">
            <text:p>HasanAli</text:p>
          </table:table-cell>
        </table:table-row>
        <table:table-row>
          <table:table-cell/>
          <table:table-cell table:style-name="ce1" office:value-type="string">
            <text:p>TD-273 -- Show the login and close button instead of ok</text:p>
          </table:table-cell>
          <table:table-cell table:number-columns-repeated="2"/>
          <table:table-cell table:style-name="ce1" office:value-type="float" office:value="1">
            <text:p>1</text:p>
          </table:table-cell>
          <table:table-cell table:style-name="ce1" office:value-type="string">
            <text:p>HasanAli</text:p>
          </table:table-cell>
        </table:table-row>
        <table:table-row>
          <table:table-cell/>
          <table:table-cell table:style-name="ce1" office:value-type="string">
            <text:p>TD-249 -- AND - Step #5-3 -- Implement Read Receipt Feature</text:p>
          </table:table-cell>
          <table:table-cell table:number-columns-repeated="2"/>
          <table:table-cell table:style-name="ce1" office:value-type="float" office:value="1.5">
            <text:p>1.5</text:p>
          </table:table-cell>
          <table:table-cell table:style-name="ce1" office:value-type="string">
            <text:p>Kinjal Shah</text:p>
          </table:table-cell>
        </table:table-row>
        <table:table-row>
          <table:table-cell/>
          <table:table-cell table:style-name="ce1" office:value-type="string">
            <text:p>TD-227 -- iOS - Step #5-3 -- Implement Read Receipt Feature</text:p>
          </table:table-cell>
          <table:table-cell table:number-columns-repeated="2"/>
          <table:table-cell table:style-name="ce1" office:value-type="float" office:value="1.67">
            <text:p>1.67</text:p>
          </table:table-cell>
          <table:table-cell table:style-name="ce1" office:value-type="string">
            <text:p>Kinjal Shah</text:p>
          </table:table-cell>
        </table:table-row>
        <table:table-row>
          <table:table-cell/>
          <table:table-cell table:style-name="ce1" office:value-type="string">
            <text:p>TD-247 -- AND - Step #5-1 -- Navigate to Chat Message Screen on Chat Icon Tap</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25 -- iOS - Step #5-1 -- Navigate to Chat Screen on Chat Icon Ta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48 -- AND - Step #5-2 -- Allow Users to View Past Conversations</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26 -- iOS - Step #5-2 -- Allow Users to View Past Conversations</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262 -- AND - Customization -- Reply to Chat Message</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45">
            <text:p>0.45</text:p>
          </table:table-cell>
          <table:table-cell table:style-name="ce1" office:value-type="string">
            <text:p>Jayesh Rathod</text:p>
          </table:table-cell>
        </table:table-row>
        <table:table-row>
          <table:table-cell/>
          <table:table-cell table:style-name="ce1" office:value-type="string">
            <text:p>TD-262 -- AND - Customization -- Reply to Chat Message</text:p>
          </table:table-cell>
          <table:table-cell table:number-columns-repeated="2"/>
          <table:table-cell table:style-name="ce1" office:value-type="float" office:value="5">
            <text:p>5</text:p>
          </table:table-cell>
          <table:table-cell table:style-name="ce1" office:value-type="string">
            <text:p>HasanAli</text:p>
          </table:table-cell>
        </table:table-row>
        <table:table-row>
          <table:table-cell/>
          <table:table-cell table:style-name="ce1" office:value-type="string">
            <text:p>TD-261 -- AND - Customization -- Edit Chat Message</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35 -- iOS - Step #9-2 -- Do Not Send Notifications for Group Chat</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207 -- Web - Step #5-2 -- Implement Read Receipt Featur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0 -- Web - Step #5-3 -- Implement Typing Indicators</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7 -- Web - Customization -- Edit Chat Message</text:p>
          </table:table-cell>
          <table:table-cell table:number-columns-repeated="2"/>
          <table:table-cell table:style-name="ce1" office:value-type="float" office:value="4">
            <text:p>4</text:p>
          </table:table-cell>
          <table:table-cell table:style-name="ce1" office:value-type="string">
            <text:p>Usama Shaikh</text:p>
          </table:table-cell>
        </table:table-row>
        <table:table-row>
          <table:table-cell/>
          <table:table-cell table:style-name="ce1" office:value-type="string">
            <text:p>TD-261 -- AND - Customization -- Edit Chat Message</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260 -- AND - Customization #4-1 -- Disable Chat After Match Completion</text:p>
          </table:table-cell>
          <table:table-cell table:number-columns-repeated="2"/>
          <table:table-cell table:style-name="ce1" office:value-type="float" office:value="4.25">
            <text:p>4.25</text:p>
          </table:table-cell>
          <table:table-cell table:style-name="ce1" office:value-type="string">
            <text:p>HasanAli</text:p>
          </table:table-cell>
        </table:table-row>
        <table:table-row>
          <table:table-cell/>
          <table:table-cell table:style-name="ce1" office:value-type="string">
            <text:p>TD-240 -- iOS - Customization -- Reply to Chat Message</text:p>
          </table:table-cell>
          <table:table-cell table:number-columns-repeated="2"/>
          <table:table-cell table:style-name="ce1" office:value-type="float" office:value="8">
            <text:p>8</text:p>
          </table:table-cell>
          <table:table-cell table:style-name="ce1" office:value-type="string">
            <text:p>Pranay Prajapati</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5">
            <text:p>5</text:p>
          </table:table-cell>
          <table:table-cell table:style-name="ce1" office:value-type="string">
            <text:p>Usama Shaikh</text:p>
          </table:table-cell>
        </table:table-row>
        <table:table-row>
          <table:table-cell/>
          <table:table-cell table:style-name="ce1" office:value-type="string">
            <text:p>TD-258 -- AND - Customization #2-1 -- Display Unread Message Count</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256 -- AND - Step #9-1 -- Send Notification</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239 -- iOS - Customization -- Edit Chat Message</text:p>
          </table:table-cell>
          <table:table-cell table:number-columns-repeated="2"/>
          <table:table-cell table:style-name="ce1" office:value-type="float" office:value="7">
            <text:p>7</text:p>
          </table:table-cell>
          <table:table-cell table:style-name="ce1" office:value-type="string">
            <text:p>Pranay Prajapati</text:p>
          </table:table-cell>
        </table:table-row>
        <table:table-row>
          <table:table-cell/>
          <table:table-cell table:style-name="ce1" office:value-type="string">
            <text:p>TD-238 -- iOS - Customization #4-1 -- Disable Chat After Match Completion</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181 -- BE - Step #9 -- Manage Flag for Disabling Chat</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238 -- iOS - Customization #4-1 -- Disable Chat After Match Completion</text:p>
          </table:table-cell>
          <table:table-cell table:number-columns-repeated="2"/>
          <table:table-cell table:style-name="ce1" office:value-type="float" office:value="3.5">
            <text:p>3.5</text:p>
          </table:table-cell>
          <table:table-cell table:style-name="ce1" office:value-type="string">
            <text:p>Pranay Prajapati</text:p>
          </table:table-cell>
        </table:table-row>
        <table:table-row>
          <table:table-cell/>
          <table:table-cell table:style-name="ce1" office:value-type="string">
            <text:p>TD-236 -- iOS - Customization #2-1 -- Display Unread Message Count</text:p>
          </table:table-cell>
          <table:table-cell table:number-columns-repeated="2"/>
          <table:table-cell table:style-name="ce1" office:value-type="float" office:value="1.83">
            <text:p>1.83</text:p>
          </table:table-cell>
          <table:table-cell table:style-name="ce1" office:value-type="string">
            <text:p>Pranay Prajapati</text:p>
          </table:table-cell>
        </table:table-row>
        <table:table-row>
          <table:table-cell/>
          <table:table-cell table:style-name="ce1" office:value-type="string">
            <text:p>TD-234 -- iOS - Step #9-1 -- Send Notification</text:p>
          </table:table-cell>
          <table:table-cell table:number-columns-repeated="2"/>
          <table:table-cell table:style-name="ce1" office:value-type="float" office:value="2.75">
            <text:p>2.75</text:p>
          </table:table-cell>
          <table:table-cell table:style-name="ce1" office:value-type="string">
            <text:p>Pranay Prajapati</text:p>
          </table:table-cell>
        </table:table-row>
        <table:table-row>
          <table:table-cell/>
          <table:table-cell table:style-name="ce1" office:value-type="string">
            <text:p>TD-180 -- BE - Step #8 -- Admin Added to Arena Group Chat</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180 -- BE - Step #8 -- Admin Added to Arena Group Chat</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255 -- AND - Step #7-1 -- Delete Chat Message Functionality</text:p>
          </table:table-cell>
          <table:table-cell table:number-columns-repeated="2"/>
          <table:table-cell table:style-name="ce1" office:value-type="float" office:value="3.8">
            <text:p>3.8</text:p>
          </table:table-cell>
          <table:table-cell table:style-name="ce1" office:value-type="string">
            <text:p>HasanAli</text:p>
          </table:table-cell>
        </table:table-row>
        <table:table-row>
          <table:table-cell/>
          <table:table-cell table:style-name="ce1" office:value-type="string">
            <text:p>TD-254 -- AND - Step #6-4 -- Arena Player to Player Chat Integration</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233 -- iOS - Step #7-1 -- Delete Chat Message Functionality</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232 -- iOS - Step #6-4 -- Arena Player to Player Chat Integration</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212 -- Web - Step #6-2 -- Admin Can Leave Arena Chat Group</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207 -- Web - Step #5-1 -- Open Chat on Chat Icon Tap</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54 -- AND - Step #6-4 -- Arena Player to Player Chat Integration</text:p>
          </table:table-cell>
          <table:table-cell table:number-columns-repeated="2"/>
          <table:table-cell table:style-name="ce1" office:value-type="float" office:value="8">
            <text:p>8</text:p>
          </table:table-cell>
          <table:table-cell table:style-name="ce1" office:value-type="string">
            <text:p>HasanAli</text:p>
          </table:table-cell>
        </table:table-row>
        <table:table-row>
          <table:table-cell/>
          <table:table-cell table:style-name="ce1" office:value-type="string">
            <text:p>TD-232 -- iOS - Step #6-4 -- Arena Player to Player Chat Integration</text:p>
          </table:table-cell>
          <table:table-cell table:number-columns-repeated="2"/>
          <table:table-cell table:style-name="ce1" office:value-type="float" office:value="8">
            <text:p>8</text:p>
          </table:table-cell>
          <table:table-cell table:style-name="ce1" office:value-type="string">
            <text:p>Pranay Prajapati</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178 -- BE - Step #6 -- Create Group or One-to-One Chat Between Players</text:p>
          </table:table-cell>
          <table:table-cell table:number-columns-repeated="2"/>
          <table:table-cell table:style-name="ce1" office:value-type="float" office:value="4">
            <text:p>4</text:p>
          </table:table-cell>
          <table:table-cell table:style-name="ce1" office:value-type="string">
            <text:p>Kishan Dharajiya</text:p>
          </table:table-cell>
        </table:table-row>
        <table:table-row>
          <table:table-cell/>
          <table:table-cell table:style-name="ce1" office:value-type="string">
            <text:p>TD-253 -- AND - Step #6-3 -- Tournament Admin to Player Chat</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52 -- AND - Step #6-2 -- Implement Team Chat, Restrict to Team Members</text:p>
          </table:table-cell>
          <table:table-cell table:number-columns-repeated="2"/>
          <table:table-cell table:style-name="ce1" office:value-type="float" office:value="3.3">
            <text:p>3.3</text:p>
          </table:table-cell>
          <table:table-cell table:style-name="ce1" office:value-type="string">
            <text:p>HasanAli</text:p>
          </table:table-cell>
        </table:table-row>
        <table:table-row>
          <table:table-cell/>
          <table:table-cell table:style-name="ce1" office:value-type="string">
            <text:p>TD-231 -- iOS - Step #6-3 -- Tournament Admin to Player Chat</text:p>
          </table:table-cell>
          <table:table-cell table:number-columns-repeated="2"/>
          <table:table-cell table:style-name="ce1" office:value-type="float" office:value="2.75">
            <text:p>2.75</text:p>
          </table:table-cell>
          <table:table-cell table:style-name="ce1" office:value-type="string">
            <text:p>Pranay Prajapati</text:p>
          </table:table-cell>
        </table:table-row>
        <table:table-row>
          <table:table-cell/>
          <table:table-cell table:style-name="ce1" office:value-type="string">
            <text:p>TD-230 -- iOS - Step #6-2 -- Implement Team Chat, Restrict to Team Members</text:p>
          </table:table-cell>
          <table:table-cell table:number-columns-repeated="2"/>
          <table:table-cell table:style-name="ce1" office:value-type="float" office:value="3.25">
            <text:p>3.25</text:p>
          </table:table-cell>
          <table:table-cell table:style-name="ce1" office:value-type="string">
            <text:p>Pranay Prajapati</text:p>
          </table:table-cell>
        </table:table-row>
        <table:table-row>
          <table:table-cell/>
          <table:table-cell table:style-name="ce1" office:value-type="string">
            <text:p>TD-229 -- iOS - Step #6-1 -- Navigate to Group Chat on Chat Icon Tap</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178 -- BE - Step #6 -- Create Group or One-to-One Chat Between Players</text:p>
          </table:table-cell>
          <table:table-cell table:number-columns-repeated="2"/>
          <table:table-cell table:style-name="ce1" office:value-type="float" office:value="4.5">
            <text:p>4.5</text:p>
          </table:table-cell>
          <table:table-cell table:style-name="ce1" office:value-type="string">
            <text:p>Kishan Dharajiya</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2.5">
            <text:p>2.5</text:p>
          </table:table-cell>
          <table:table-cell table:style-name="ce1" office:value-type="string">
            <text:p>Usama Shaikh</text:p>
          </table:table-cell>
        </table:table-row>
        <table:table-row>
          <table:table-cell/>
          <table:table-cell table:style-name="ce1" office:value-type="string">
            <text:p>TD-206 -- Web - Step #4-4 -- Handle CometChat Logout Failur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05 -- Web - Step #4-3 -- Handle CometChat Login Failure</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177 -- BE - Step #5 -- Register User in CometChat Upon Signup</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268 -- BE - Step #4A -- Sync All the old teams</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251 -- AND - Step #6-1 -- Navigate to Group Chat on Chat Icon Tap</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51 -- AND - Step #6-1 -- Navigate to Group Chat on Chat Icon Tap</text:p>
          </table:table-cell>
          <table:table-cell table:number-columns-repeated="2"/>
          <table:table-cell table:style-name="ce1" office:value-type="float" office:value="2.8">
            <text:p>2.8</text:p>
          </table:table-cell>
          <table:table-cell table:style-name="ce1" office:value-type="string">
            <text:p>HasanAli</text:p>
          </table:table-cell>
        </table:table-row>
        <table:table-row>
          <table:table-cell/>
          <table:table-cell table:style-name="ce1" office:value-type="string">
            <text:p>TD-250 -- AND - Step #5-4 -- Implement Typing Indicators</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249 -- AND - Step #5-3 -- Implement Read Receipt Feature</text:p>
          </table:table-cell>
          <table:table-cell table:number-columns-repeated="2"/>
          <table:table-cell table:style-name="ce1" office:value-type="float" office:value="2.35">
            <text:p>2.35</text:p>
          </table:table-cell>
          <table:table-cell table:style-name="ce1" office:value-type="string">
            <text:p>HasanAli</text:p>
          </table:table-cell>
        </table:table-row>
        <table:table-row>
          <table:table-cell/>
          <table:table-cell table:style-name="ce1" office:value-type="string">
            <text:p>TD-229 -- iOS - Step #6-1 -- Navigate to Group Chat on Chat Icon Tap</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228 -- iOS - Step #5-4 -- Implement Typing Indicators</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227 -- iOS - Step #5-3 -- Implement Read Receipt Feature</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226 -- iOS - Step #5-2 -- Allow Users to View Past Conversations</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186 -- Web - Step #4-2 -- Logout from CometChat</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185 -- Web - Step #4-1 -- Login to CometChat</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184 -- Web - Step #3-2 -- Initialize CometChat SDK</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183 -- Web - Step #3-1 -- Integrate CometChat SDK</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68 -- BE - Step #4A -- Sync All the old teams</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176 -- BE - Step #4 -- Sync All Old App Users</text:p>
          </table:table-cell>
          <table:table-cell table:number-columns-repeated="2"/>
          <table:table-cell table:style-name="ce1" office:value-type="float" office:value="3.5">
            <text:p>3.5</text:p>
          </table:table-cell>
          <table:table-cell table:style-name="ce1" office:value-type="string">
            <text:p>Kishan Dharajiya</text:p>
          </table:table-cell>
        </table:table-row>
        <table:table-row>
          <table:table-cell/>
          <table:table-cell table:style-name="ce1" office:value-type="string">
            <text:p>TD-248 -- AND - Step #5-2 -- Allow Users to View Past Conversations</text:p>
          </table:table-cell>
          <table:table-cell table:number-columns-repeated="2"/>
          <table:table-cell table:style-name="ce1" office:value-type="float" office:value="5.5">
            <text:p>5.5</text:p>
          </table:table-cell>
          <table:table-cell table:style-name="ce1" office:value-type="string">
            <text:p>HasanAli</text:p>
          </table:table-cell>
        </table:table-row>
        <table:table-row>
          <table:table-cell/>
          <table:table-cell table:style-name="ce1" office:value-type="string">
            <text:p>TD-247 -- AND - Step #5-1 -- Navigate to Chat Message Screen on Chat Icon Tap</text:p>
          </table:table-cell>
          <table:table-cell table:number-columns-repeated="2"/>
          <table:table-cell table:style-name="ce1" office:value-type="float" office:value="2.7">
            <text:p>2.7</text:p>
          </table:table-cell>
          <table:table-cell table:style-name="ce1" office:value-type="string">
            <text:p>HasanAli</text:p>
          </table:table-cell>
        </table:table-row>
        <table:table-row>
          <table:table-cell/>
          <table:table-cell table:style-name="ce1" office:value-type="string">
            <text:p>TD-246 -- AND - Step #4-4 -- Handle CometChat Logout Failure</text:p>
          </table:table-cell>
          <table:table-cell table:number-columns-repeated="2"/>
          <table:table-cell table:style-name="ce1" office:value-type="float" office:value="2.3">
            <text:p>2.3</text:p>
          </table:table-cell>
          <table:table-cell table:style-name="ce1" office:value-type="string">
            <text:p>HasanAli</text:p>
          </table:table-cell>
        </table:table-row>
        <table:table-row>
          <table:table-cell/>
          <table:table-cell table:style-name="ce1" office:value-type="string">
            <text:p>TD-243 -- AND - Step #4-1 -- Log in to CometChat after User Authentication in the Android App</text:p>
          </table:table-cell>
          <table:table-cell table:number-columns-repeated="2"/>
          <table:table-cell table:style-name="ce1" office:value-type="float" office:value="1.9">
            <text:p>1.9</text:p>
          </table:table-cell>
          <table:table-cell table:style-name="ce1" office:value-type="string">
            <text:p>HasanAli</text:p>
          </table:table-cell>
        </table:table-row>
        <table:table-row>
          <table:table-cell/>
          <table:table-cell table:style-name="ce1" office:value-type="string">
            <text:p>TD-226 -- iOS - Step #5-2 -- Allow Users to View Past Conversations</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5">
            <text:p>0.5</text:p>
          </table:table-cell>
          <table:table-cell table:style-name="ce1" office:value-type="string">
            <text:p>Jayesh Rathod</text:p>
          </table:table-cell>
        </table:table-row>
        <table:table-row>
          <table:table-cell/>
          <table:table-cell table:style-name="ce1" office:value-type="string">
            <text:p>TD-225 -- iOS - Step #5-1 -- Navigate to Chat Screen on Chat Icon Tap</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224 -- iOS - Step #4-4 -- Handle CometChat Logout Failure</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176 -- BE - Step #4 -- Sync All Old App Users</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175 -- BE - Step #3 -- Integrate CometChat SDK</text:p>
          </table:table-cell>
          <table:table-cell table:number-columns-repeated="2"/>
          <table:table-cell table:style-name="ce1" office:value-type="float" office:value="1.5">
            <text:p>1.5</text:p>
          </table:table-cell>
          <table:table-cell table:style-name="ce1" office:value-type="string">
            <text:p>Kishan Dharajiya</text:p>
          </table:table-cell>
        </table:table-row>
        <table:table-row>
          <table:table-cell/>
          <table:table-cell table:style-name="ce1" office:value-type="string">
            <text:p>TD-245 -- AND - Step #4-3 -- Handle CometChat Login Failure</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244 -- AND - Step #4-2 -- Log Out User from CometChat When Logging Out of the App</text:p>
          </table:table-cell>
          <table:table-cell table:number-columns-repeated="2"/>
          <table:table-cell table:style-name="ce1" office:value-type="float" office:value="1.8">
            <text:p>1.8</text:p>
          </table:table-cell>
          <table:table-cell table:style-name="ce1" office:value-type="string">
            <text:p>HasanAli</text:p>
          </table:table-cell>
        </table:table-row>
        <table:table-row>
          <table:table-cell/>
          <table:table-cell table:style-name="ce1" office:value-type="string">
            <text:p>TD-242 -- AND - Step #3-2 -- Initialize CometChat SDK</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223 -- iOS - Step #4-3 -- Handle CometChat Login Failure</text:p>
          </table:table-cell>
          <table:table-cell table:number-columns-repeated="2"/>
          <table:table-cell table:style-name="ce1" office:value-type="float" office:value="2.33">
            <text:p>2.33</text:p>
          </table:table-cell>
          <table:table-cell table:style-name="ce1" office:value-type="string">
            <text:p>Pranay Prajapati</text:p>
          </table:table-cell>
        </table:table-row>
        <table:table-row>
          <table:table-cell/>
          <table:table-cell table:style-name="ce1" office:value-type="string">
            <text:p>TD-222 -- iOS - Step #4-2 -- Log Out from CometChat When User Logs Out from the iOS App</text:p>
          </table:table-cell>
          <table:table-cell table:number-columns-repeated="2"/>
          <table:table-cell table:style-name="ce1" office:value-type="float" office:value="1.83">
            <text:p>1.83</text:p>
          </table:table-cell>
          <table:table-cell table:style-name="ce1" office:value-type="string">
            <text:p>Pranay Prajapati</text:p>
          </table:table-cell>
        </table:table-row>
        <table:table-row>
          <table:table-cell/>
          <table:table-cell table:style-name="ce1" office:value-type="string">
            <text:p>TD-221 -- iOS - Step #4-1 -- Implement CometChat Login after User Authentication in iOS App</text:p>
          </table:table-cell>
          <table:table-cell table:number-columns-repeated="2"/>
          <table:table-cell table:style-name="ce1" office:value-type="float" office:value="1.83">
            <text:p>1.83</text:p>
          </table:table-cell>
          <table:table-cell table:style-name="ce1" office:value-type="string">
            <text:p>Pranay Prajapati</text:p>
          </table:table-cell>
        </table:table-row>
        <table:table-row>
          <table:table-cell/>
          <table:table-cell table:style-name="ce1" office:value-type="string">
            <text:p>TD-220 -- iOS - Step #3-2 -- Initialize CometChat SDK</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174 -- BE - Step #2 – Create an App in CometChat (Backend Setup)</text:p>
          </table:table-cell>
          <table:table-cell table:number-columns-repeated="2"/>
          <table:table-cell table:style-name="ce1" office:value-type="float" office:value="1">
            <text:p>1</text:p>
          </table:table-cell>
          <table:table-cell table:style-name="ce1" office:value-type="string">
            <text:p>Kishan Dharajiya</text:p>
          </table:table-cell>
        </table:table-row>
        <table:table-row>
          <table:table-cell/>
          <table:table-cell table:style-name="ce1" office:value-type="string">
            <text:p>TD-174 -- BE - Step #2 – Create an App in CometChat (Backend Setup)</text:p>
          </table:table-cell>
          <table:table-cell table:number-columns-repeated="2"/>
          <table:table-cell table:style-name="ce1" office:value-type="float" office:value="1.5">
            <text:p>1.5</text:p>
          </table:table-cell>
          <table:table-cell table:style-name="ce1" office:value-type="string">
            <text:p>Kishan Dharajiya</text:p>
          </table:table-cell>
        </table:table-row>
        <table:table-row>
          <table:table-cell/>
          <table:table-cell table:style-name="ce1" office:value-type="string">
            <text:p>TD-219 -- iOS - Step #3-1 -- Integrate CometChat SDK</text:p>
          </table:table-cell>
          <table:table-cell table:number-columns-repeated="2"/>
          <table:table-cell table:style-name="ce1" office:value-type="float" office:value="2.83">
            <text:p>2.83</text:p>
          </table:table-cell>
          <table:table-cell table:style-name="ce1" office:value-type="string">
            <text:p>Pranay Prajapati</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33">
            <text:p>0.33</text:p>
          </table:table-cell>
          <table:table-cell table:style-name="ce1" office:value-type="string">
            <text:p>Jayesh Rathod</text:p>
          </table:table-cell>
        </table:table-row>
        <table:table-row>
          <table:table-cell/>
          <table:table-cell table:style-name="ce1" office:value-type="string">
            <text:p>Check and Update Sprint 5 Task Estimate</text:p>
          </table:table-cell>
          <table:table-cell table:number-columns-repeated="2"/>
          <table:table-cell table:style-name="ce1" office:value-type="float" office:value="2.5">
            <text:p>2.5</text:p>
          </table:table-cell>
          <table:table-cell table:style-name="ce1" office:value-type="string">
            <text:p>Jayesh Rathod</text:p>
          </table:table-cell>
        </table:table-row>
        <table:table-row>
          <table:table-cell/>
          <table:table-cell table:style-name="ce1" office:value-type="string">
            <text:p>Working on Action Item &amp; Update Task/Story</text:p>
          </table:table-cell>
          <table:table-cell table:number-columns-repeated="2"/>
          <table:table-cell table:style-name="ce1" office:value-type="float" office:value="1.75">
            <text:p>1.75</text:p>
          </table:table-cell>
          <table:table-cell table:style-name="ce1" office:value-type="string">
            <text:p>Jayesh Rathod</text:p>
          </table:table-cell>
        </table:table-row>
        <table:table-row>
          <table:table-cell/>
          <table:table-cell table:style-name="ce1" office:value-type="string">
            <text:p>Jira – Confluence Page and Task Create</text:p>
          </table:table-cell>
          <table:table-cell table:number-columns-repeated="2"/>
          <table:table-cell table:style-name="ce1" office:value-type="float" office:value="5.75">
            <text:p>5.75</text:p>
          </table:table-cell>
          <table:table-cell table:style-name="ce1" office:value-type="string">
            <text:p>Jayesh Rathod</text:p>
          </table:table-cell>
        </table:table-row>
        <table:table-row>
          <table:table-cell/>
          <table:table-cell table:style-name="ce1" office:value-type="string">
            <text:p>Jira – Confluence Page and Task Create</text:p>
          </table:table-cell>
          <table:table-cell table:number-columns-repeated="2"/>
          <table:table-cell table:style-name="ce1" office:value-type="float" office:value="4">
            <text:p>4</text:p>
          </table:table-cell>
          <table:table-cell table:style-name="ce1" office:value-type="string">
            <text:p>Jayesh Rathod</text:p>
          </table:table-cell>
        </table:table-row>
        <table:table-row>
          <table:table-cell/>
          <table:table-cell table:style-name="ce1" office:value-type="string">
            <text:p>A</text:p>
          </table:table-cell>
        </table:table-row>
        <table:table-row>
          <table:table-cell/>
          <table:table-cell table:style-name="ce1" office:value-type="string">
            <text:p>C</text:p>
          </table:table-cell>
          <table:table-cell table:number-columns-repeated="2"/>
          <table:table-cell table:style-name="ce1" office:value-type="float" office:value="435.33">
            <text:p>435.33</text:p>
          </table:table-cell>
        </table:table-row>
        <table:table-row>
          <table:table-cell/>
          <table:table-cell table:style-name="ce1" office:value-type="string">
            <text:p>B</text:p>
          </table:table-cell>
        </table:table-row>
        <table:table-row>
          <table:table-cell/>
          <table:table-cell table:style-name="ce1" office:value-type="string">
            <text:p>D</text:p>
          </table:table-cell>
        </table:table-row>
        <table:table-row>
          <table:table-cell/>
          <table:table-cell table:style-name="ce1" office:value-type="string">
            <text:p>E</text:p>
          </table:table-cell>
        </table:table-row>
        <table:table-row>
          <table:table-cell/>
          <table:table-cell table:style-name="ce1" office:value-type="string">
            <text:p>F</text:p>
          </table:table-cell>
        </table:table-row>
      </table:table>
      <table:table table:name="'file:///Users/auxano/Documents/Git/TusslyM/Log/GetUniqueValues.xls'#Logs" table:print="false" table:style-name="ta_extref">
        <table:table-source xlink:type="simple" xlink:href="../GetUniqueValues.xls" table:table-name="Logs" table:mode="copy-results-only"/>
        <table:table-column table:number-columns-repeated="6"/>
        <table:table-row>
          <table:table-cell/>
          <table:table-cell table:style-name="ce1" office:value-type="string">
            <text:p>Item</text:p>
          </table:table-cell>
          <table:table-cell table:number-columns-repeated="2"/>
          <table:table-cell table:style-name="ce1" office:value-type="string">
            <text:p>Hours</text:p>
          </table:table-cell>
          <table:table-cell table:style-name="ce1" office:value-type="string">
            <text:p>Person</text:p>
          </table:table-cell>
        </table:table-row>
        <table:table-row>
          <table:table-cell/>
          <table:table-cell table:style-name="ce1" office:value-type="string">
            <text:p>Test tournament leaderboard with different browser and devices</text:p>
          </table:table-cell>
          <table:table-cell table:number-columns-repeated="2"/>
          <table:table-cell table:style-name="ce1" office:value-type="float" office:value="4">
            <text:p>4</text:p>
          </table:table-cell>
          <table:table-cell table:style-name="ce1" office:value-type="string">
            <text:p>Dhruvin Soni</text:p>
          </table:table-cell>
        </table:table-row>
        <table:table-row>
          <table:table-cell/>
          <table:table-cell table:style-name="ce1" office:value-type="string">
            <text:p>Test Push notification after upgrade push notification system</text:p>
          </table:table-cell>
          <table:table-cell table:number-columns-repeated="2"/>
          <table:table-cell table:style-name="ce1" office:value-type="float" office:value="2.5">
            <text:p>2.5</text:p>
          </table:table-cell>
          <table:table-cell table:style-name="ce1" office:value-type="string">
            <text:p>Dhruvin Soni</text:p>
          </table:table-cell>
        </table:table-row>
        <table:table-row>
          <table:table-cell/>
          <table:table-cell table:style-name="ce1" office:value-type="string">
            <text:p>Test replace home screen image in application</text:p>
          </table:table-cell>
          <table:table-cell table:number-columns-repeated="2"/>
          <table:table-cell table:style-name="ce1" office:value-type="float" office:value="1">
            <text:p>1</text:p>
          </table:table-cell>
          <table:table-cell table:style-name="ce1" office:value-type="string">
            <text:p>Dhruvin Son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67">
            <text:p>0.67</text:p>
          </table:table-cell>
          <table:table-cell table:style-name="ce1" office:value-type="string">
            <text:p>HasanAl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67">
            <text:p>0.67</text:p>
          </table:table-cell>
          <table:table-cell table:style-name="ce1" office:value-type="string">
            <text:p>Pranay Prajapat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1.5">
            <text:p>1.5</text:p>
          </table:table-cell>
          <table:table-cell table:style-name="ce1" office:value-type="string">
            <text:p>Pranay Prajapat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36 -- AND - Player Card Loading Issue for Non-Tournament Users on Android</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 - 136 -- AND - Player Card Loading Issue for Non-Tournament Users on Android</text:p>
          </table:table-cell>
          <table:table-cell table:number-columns-repeated="2"/>
          <table:table-cell table:style-name="ce1" office:value-type="float" office:value="0.5">
            <text:p>0.5</text:p>
          </table:table-cell>
          <table:table-cell table:style-name="ce1" office:value-type="string">
            <text:p>Dhruvin Son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33">
            <text:p>0.33</text:p>
          </table:table-cell>
          <table:table-cell table:style-name="ce1" office:value-type="string">
            <text:p>Dhruvin Son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33">
            <text:p>0.33</text:p>
          </table:table-cell>
          <table:table-cell table:style-name="ce1" office:value-type="string">
            <text:p>HasanAl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33">
            <text:p>0.33</text:p>
          </table:table-cell>
          <table:table-cell table:style-name="ce1" office:value-type="string">
            <text:p>Pranay Prajapat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0.42">
            <text:p>0.42</text:p>
          </table:table-cell>
          <table:table-cell table:style-name="ce1" office:value-type="string">
            <text:p>Pranay Prajapati</text:p>
          </table:table-cell>
        </table:table-row>
        <table:table-row>
          <table:table-cell/>
          <table:table-cell table:style-name="ce1" office:value-type="string">
            <text:p>TD - 129 -- AND - Replace Home Screen image</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29 -- AND - Replace Home Screen image</text:p>
          </table:table-cell>
          <table:table-cell table:number-columns-repeated="2"/>
          <table:table-cell table:style-name="ce1" office:value-type="float" office:value="0.42">
            <text:p>0.42</text:p>
          </table:table-cell>
          <table:table-cell table:style-name="ce1" office:value-type="string">
            <text:p>HasanAli</text:p>
          </table:table-cell>
        </table:table-row>
        <table:table-row>
          <table:table-cell/>
          <table:table-cell table:style-name="ce1" office:value-type="string">
            <text:p>Client Call</text:p>
          </table:table-cell>
          <table:table-cell table:number-columns-repeated="2"/>
          <table:table-cell table:style-name="ce1" office:value-type="float" office:value="0.4">
            <text:p>0.4</text:p>
          </table:table-cell>
          <table:table-cell table:style-name="ce1" office:value-type="string">
            <text:p>Jayesh Rathod</text:p>
          </table:table-cell>
        </table:table-row>
        <table:table-row>
          <table:table-cell/>
          <table:table-cell table:style-name="ce1" office:value-type="string">
            <text:p>TD - 132 -- BE - Stage Statistics Leaderboard</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 - 134 -- BE - Manual Cron Run for DST Timezone Issue</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24 -- IOS - Upgrade Push Notification System to Latest APIs</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32 -- BE - Stage Statistics Leaderboard</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1">
            <text:p>1</text:p>
          </table:table-cell>
          <table:table-cell table:style-name="ce1" office:value-type="string">
            <text:p>Dhruvin Soni</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3.25">
            <text:p>3.25</text:p>
          </table:table-cell>
          <table:table-cell table:style-name="ce1" office:value-type="string">
            <text:p>Kishan Dharajiya</text:p>
          </table:table-cell>
        </table:table-row>
        <table:table-row>
          <table:table-cell/>
          <table:table-cell table:style-name="ce1" office:value-type="string">
            <text:p>TD - 124 -- IOS - Upgrade Push Notification System to Latest APIs</text:p>
          </table:table-cell>
          <table:table-cell table:number-columns-repeated="2"/>
          <table:table-cell table:style-name="ce1" office:value-type="float" office:value="0.5">
            <text:p>0.5</text:p>
          </table:table-cell>
          <table:table-cell table:style-name="ce1" office:value-type="string">
            <text:p>Dhruvin Son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0.5">
            <text:p>0.5</text:p>
          </table:table-cell>
          <table:table-cell table:style-name="ce1" office:value-type="string">
            <text:p>Dhruvin Soni</text:p>
          </table:table-cell>
        </table:table-row>
        <table:table-row>
          <table:table-cell/>
          <table:table-cell table:style-name="ce1" office:value-type="string">
            <text:p>Preparing Sprint &amp; Client Discussion</text:p>
          </table:table-cell>
          <table:table-cell table:number-columns-repeated="2"/>
          <table:table-cell table:style-name="ce1" office:value-type="float" office:value="1.5">
            <text:p>1.5</text:p>
          </table:table-cell>
          <table:table-cell table:style-name="ce1" office:value-type="string">
            <text:p>Jayesh Rathod</text:p>
          </table:table-cell>
        </table:table-row>
        <table:table-row>
          <table:table-cell/>
          <table:table-cell table:style-name="ce1" office:value-type="string">
            <text:p>Testing stage statistics leaderboard</text:p>
          </table:table-cell>
          <table:table-cell table:number-columns-repeated="2"/>
          <table:table-cell table:style-name="ce1" office:value-type="float" office:value="5">
            <text:p>5</text:p>
          </table:table-cell>
          <table:table-cell table:style-name="ce1" office:value-type="string">
            <text:p>Pranay Prajapat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4">
            <text:p>4</text:p>
          </table:table-cell>
          <table:table-cell table:style-name="ce1" office:value-type="string">
            <text:p>Usama Shaikh</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2.5">
            <text:p>2.5</text:p>
          </table:table-cell>
          <table:table-cell table:style-name="ce1" office:value-type="string">
            <text:p>Kishan Dharajiya</text:p>
          </table:table-cell>
        </table:table-row>
        <table:table-row>
          <table:table-cell/>
          <table:table-cell table:style-name="ce1" office:value-type="string">
            <text:p>TD - 132 -- BE - Stage Statistics Leaderboard</text:p>
          </table:table-cell>
          <table:table-cell table:number-columns-repeated="2"/>
          <table:table-cell table:style-name="ce1" office:value-type="float" office:value="6.5">
            <text:p>6.5</text:p>
          </table:table-cell>
          <table:table-cell table:style-name="ce1" office:value-type="string">
            <text:p>Kishan Dharajiya</text:p>
          </table:table-cell>
        </table:table-row>
        <table:table-row>
          <table:table-cell/>
          <table:table-cell table:style-name="ce1" office:value-type="string">
            <text:p>TD - 124 -- IOS - Upgrade Push Notification System to Latest APIs</text:p>
          </table:table-cell>
          <table:table-cell table:number-columns-repeated="2"/>
          <table:table-cell table:style-name="ce1" office:value-type="float" office:value="5.33">
            <text:p>5.33</text:p>
          </table:table-cell>
          <table:table-cell table:style-name="ce1" office:value-type="string">
            <text:p>Pranay Prajapat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 - 134 -- BE - Manual Cron Run for DST Timezone Issue</text:p>
          </table:table-cell>
          <table:table-cell table:number-columns-repeated="2"/>
          <table:table-cell table:style-name="ce1" office:value-type="float" office:value="0.5">
            <text:p>0.5</text:p>
          </table:table-cell>
          <table:table-cell table:style-name="ce1" office:value-type="string">
            <text:p>Kishan Dharajiya</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5">
            <text:p>0.5</text:p>
          </table:table-cell>
          <table:table-cell table:style-name="ce1" office:value-type="string">
            <text:p>Jayesh Rathod</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ccffcc"/>
      <style:text-properties fo:color="#006600"/>
    </style:style>
    <style:style style:name="Excel_5f_CondFormat_5f_3_5f_1_5f_1" style:display-name="Excel_CondFormat_3_1_1" style:family="table-cell" style:parent-style-name="Default">
      <style:table-cell-properties fo:background-color="#81d41a"/>
      <style:text-properties fo:color="#000000" fo:font-size="11pt" style:font-size-asian="11pt" style:font-size-complex="11pt"/>
    </style:style>
    <style:style style:name="Excel_5f_CondFormat_5f_3_5f_2_5f_1" style:display-name="Excel_CondFormat_3_2_1" style:family="table-cell" style:parent-style-name="Default">
      <style:table-cell-properties fo:background-color="#ffa6a6"/>
      <style:text-properties fo:color="#000000" fo:font-size="11pt" style:font-size-asian="11pt" style:font-size-complex="11pt"/>
    </style:style>
    <style:style style:name="Excel_5f_CondFormat_5f_3_5f_2_5f_2" style:display-name="Excel_CondFormat_3_2_2" style:family="table-cell" style:parent-style-name="Default">
      <style:table-cell-properties fo:background-color="#afd095"/>
      <style:text-properties fo:color="#000000" fo:font-size="11pt" style:font-size-asian="11pt" style:font-size-complex="11p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4">00/00/0000</text:date>, <text:time style:data-style-name="N2" text:time-value="17:28:49.27365241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4T17:27:50.156711225</meta:creation-date>
    <meta:generator>LibreOffice/7.5.5.2$MacOSX_X86_64 LibreOffice_project/ca8fe7424262805f223b9a2334bc7181abbcbf5e</meta:generator>
    <dc:date>2025-09-04T18:02:40.309701196</dc:date>
    <meta:editing-duration>PT33M45S</meta:editing-duration>
    <meta:editing-cycles>11</meta:editing-cycles>
    <meta:document-statistic meta:table-count="8" meta:cell-count="5460" meta:object-count="0"/>
  </office:meta>
</office:document-meta>
</file>